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ms Rmn" svg:font-family="&quot;Tms Rmn&quot;"/>
    <style:font-face style:name="Helv" svg:font-family="Helv"/>
    <style:font-face style:name="Times New Roman" svg:font-family="&quot;Times New Roman&quot;"/>
    <style:font-face style:name="Cambria" svg:font-family="Cambria"/>
  </office:font-face-decls>
  <office:automatic-styles>
    <style:style style:name="ce1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2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1pt" style:font-size-asian="11pt" style:font-size-complex="11pt" style:text-underline-style="solid" style:text-underline-type="single" fo:font-weight="bold" style:font-weight-asian="bold" style:font-weight-complex="bold"/>
    </style:style>
    <style:style style:name="ce5" style:family="table-cell" style:parent-style-name="Normal_11908a_new_32_updated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6" style:family="table-cell" style:parent-style-name="Normal_11908a_new_32_updated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7" style:family="table-cell" style:parent-style-name="Normal_T3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8" style:family="table-cell" style:parent-style-name="Normal_TSR4_32_data_32_request_32_B" style:data-style-name="N0">
      <style:table-cell-properties style:vertical-align="top" fo:background-color="#FFFFFF"/>
      <style:text-properties fo:color="#008080"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size="11pt" style:font-size-asian="11pt" style:font-size-complex="11pt" fo:font-weight="bold" style:font-weight-asian="bold" style:font-weight-complex="bold"/>
    </style:style>
    <style:style style:name="ce16" style:family="table-cell" style:parent-style-name="Normal_T3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ackground-color="#FFFFFF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18" style:family="table-cell" style:parent-style-name="Normal_table9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9" style:family="table-cell" style:parent-style-name="Normal_T4" style:data-style-name="N37">
      <style:table-cell-properties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11pt" style:font-size-asian="11pt" style:font-size-complex="11pt" style:font-family-generic="swiss"/>
    </style:style>
    <style:style style:name="ce20" style:family="table-cell" style:parent-style-name="Default" style:data-style-name="N0">
      <style:table-cell-properties fo:background-color="#FFFFFF"/>
      <style:text-properties fo:color="#FF0000" fo:font-size="11pt" style:font-size-asian="11pt" style:font-size-complex="11pt"/>
    </style:style>
    <style:style style:name="ce21" style:family="table-cell" style:parent-style-name="Normal_table9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2" style:family="table-cell" style:parent-style-name="Normal_T4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3" style:family="table-cell" style:parent-style-name="Default" style:data-style-name="N43">
      <style:table-cell-properties fo:background-color="#FFFFFF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24" style:family="table-cell" style:parent-style-name="Normal_table9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5" style:family="table-cell" style:parent-style-name="Normal_T3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6" style:family="table-cell" style:parent-style-name="Normal_T4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7" style:family="table-cell" style:parent-style-name="Normal_table9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28" style:family="table-cell" style:parent-style-name="Normal_T4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9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30" style:family="table-cell" style:parent-style-name="Default" style:data-style-name="N37">
      <style:table-cell-properties style:vertical-align="automatic" fo:background-color="#FFFFFF" style:repeat-content="false"/>
      <style:paragraph-properties fo:text-align="center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1pt" style:font-size-asian="11pt" style:font-size-complex="11pt"/>
    </style:style>
    <style:style style:name="ce32" style:family="table-cell" style:parent-style-name="Hyperlink" style:data-style-name="N0">
      <style:table-cell-properties style:vertical-align="automatic" fo:background-color="#FFFFFF"/>
      <style:text-properties fo:color="#0000FF" fo:font-size="11pt" style:font-size-asian="11pt" style:font-size-complex="11pt" style:text-underline-style="solid" style:text-underline-type="single"/>
    </style:style>
    <style:style style:name="ce33" style:family="table-cell" style:parent-style-name="Default" style:data-style-name="N1">
      <style:table-cell-properties style:vertical-align="automatic" fo:background-color="#FFFFFF" style:repeat-content="false"/>
      <style:paragraph-properties fo:text-align="center"/>
      <style:text-properties fo:font-size="11pt" style:font-size-asian="11pt" style:font-size-complex="11pt"/>
    </style:style>
    <style:style style:name="ce34" style:family="table-cell" style:parent-style-name="Normal_T3" style:data-style-name="N36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36" style:family="table-cell" style:parent-style-name="Hyperlink" style:data-style-name="N0">
      <style:table-cell-properties style:vertical-align="automatic" fo:background-color="#FFFFFF"/>
      <style:text-properties fo:color="#000000" fo:font-size="11pt" style:font-size-asian="11pt" style:font-size-complex="11pt" style:text-underline-style="none" style:text-underline-type="none"/>
    </style:style>
    <style:style style:name="ce37" style:family="table-cell" style:parent-style-name="Percent" style:data-style-name="N13">
      <style:table-cell-properties fo:background-color="#FFFFFF"/>
      <style:text-properties fo:font-size="11pt" style:font-size-asian="11pt" style:font-size-complex="11pt"/>
    </style:style>
    <style:style style:name="ce38" style:family="table-cell" style:parent-style-name="Default" style:data-style-name="N41">
      <style:table-cell-properties fo:background-color="#FFFFFF"/>
      <style:text-properties fo:font-size="11pt" style:font-size-asian="11pt" style:font-size-complex="11pt"/>
    </style:style>
    <style:style style:name="ce3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40" style:family="table-cell" style:parent-style-name="Percent" style:data-style-name="N38">
      <style:table-cell-properties style:vertical-align="automatic" fo:background-color="#FFFFFF" style:cell-protect="none" style:repeat-content="false"/>
      <style:paragraph-properties fo:text-align="start" fo:margin-left="0cm"/>
      <style:text-properties fo:color="#FF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41" style:family="table-cell" style:parent-style-name="Percent" style:data-style-name="N38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42" style:family="table-cell" style:parent-style-name="Default" style:data-style-name="N39">
      <style:table-cell-properties style:vertical-align="automatic" fo:background-color="#FFFFFF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43" style:family="table-cell" style:parent-style-name="Default" style:data-style-name="N1">
      <style:table-cell-properties fo:background-color="#FFFFFF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44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45" style:family="table-cell" style:parent-style-name="Default" style:data-style-name="N38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46" style:family="table-cell" style:parent-style-name="Default" style:data-style-name="N39">
      <style:table-cell-properties style:vertical-align="automatic" fo:background-color="#FFFFFF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47" style:family="table-cell" style:parent-style-name="Default" style:data-style-name="N40">
      <style:table-cell-properties fo:background-color="#FFFFFF"/>
      <style:text-properties fo:font-size="11pt" style:font-size-asian="11pt" style:font-size-complex="11pt"/>
    </style:style>
    <style:style style:name="ce48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FF" fo:font-size="11pt" style:font-size-asian="11pt" style:font-size-complex="11pt" style:text-underline-style="solid" style:text-underline-type="single"/>
    </style:style>
    <style:style style:name="ce49" style:family="table-cell" style:parent-style-name="Percent" style:data-style-name="N13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50" style:family="table-cell" style:parent-style-name="Percent" style:data-style-name="N42">
      <style:table-cell-properties style:vertical-align="automatic" fo:background-color="#FFFFFF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51" style:family="table-cell" style:parent-style-name="Normal_T4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5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fo:font-style="italic" style:font-style-asian="italic" style:font-style-complex="italic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7.699375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3.20145833333333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2.619375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3.51895833333333cm" style:use-optimal-column-width="true"/>
    </style:style>
    <style:style style:name="co10" style:family="table-column">
      <style:table-column-properties fo:break-before="auto" style:column-width="3.095625cm"/>
    </style:style>
    <style:style style:name="co11" style:family="table-column">
      <style:table-column-properties fo:break-before="auto" style:column-width="2.936875cm"/>
    </style:style>
    <style:style style:name="co12" style:family="table-column">
      <style:table-column-properties fo:break-before="auto" style:column-width="3.81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32.25pt" style:use-optimal-row-height="true" fo:break-before="auto"/>
    </style:style>
    <style:style style:name="ro5" style:family="table-row">
      <style:table-row-properties style:row-height="31.5pt" style:use-optimal-row-height="false" fo:break-before="auto"/>
    </style:style>
    <style:style style:name="ro6" style:family="table-row">
      <style:table-row-properties style:row-height="24.75pt" style:use-optimal-row-height="false" fo:break-before="auto"/>
    </style:style>
    <style:style style:name="ro7" style:family="table-row">
      <style:table-row-properties style:row-height="24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22.5pt" style:use-optimal-row-height="false" fo:break-before="auto"/>
    </style:style>
    <style:style style:name="ro10" style:family="table-row">
      <style:table-row-properties style:row-height="21.75pt" style:use-optimal-row-height="false" fo:break-before="auto"/>
    </style:style>
    <style:style style:name="ro11" style:family="table-row">
      <style:table-row-properties style:row-height="18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2020_Q4" table:style-name="ta1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8" table:number-columns-repeated="16376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style-name="ce2"/>
          <table:table-cell table:number-columns-repeated="16375" table:style-name="ce3"/>
        </table:table-row>
        <table:table-row table:style-name="ro2">
          <table:table-cell table:style-name="ce5"/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4" table:style-name="ce2"/>
          <table:table-cell table:number-columns-repeated="16375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20 Q4</text:p>
          </table:table-cell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table:style-name="ce8"/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number-columns-repeated="16376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58.914" table:style-name="ce22">
            <text:p>1,158.9</text:p>
          </table:table-cell>
          <table:table-cell office:value-type="float" office:value="40.767000000000003" table:style-name="ce22">
            <text:p>40.8</text:p>
          </table:table-cell>
          <table:table-cell office:value-type="float" office:value="167.73400000000001" table:style-name="ce22">
            <text:p>167.7</text:p>
          </table:table-cell>
          <table:table-cell office:value-type="float" office:value="14.895" table:style-name="ce22">
            <text:p>14.9</text:p>
          </table:table-cell>
          <table:table-cell office:value-type="float" office:value="5.2619999999999996" table:style-name="ce22">
            <text:p>5.3</text:p>
          </table:table-cell>
          <table:table-cell office:value-type="float" office:value="22.765000000000001" table:style-name="ce22">
            <text:p>22.8</text:p>
          </table:table-cell>
          <table:table-cell office:value-type="float" office:value="1410.337" table:style-name="ce22">
            <text:p>1,410.3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522.9070000000002" table:style-name="ce22">
            <text:p>3,522.9</text:p>
          </table:table-cell>
          <table:table-cell office:value-type="float" office:value="120.209" table:style-name="ce22">
            <text:p>120.2</text:p>
          </table:table-cell>
          <table:table-cell office:value-type="float" office:value="446.61700000000002" table:style-name="ce22">
            <text:p>446.6</text:p>
          </table:table-cell>
          <table:table-cell office:value-type="float" office:value="63.030999999999999" table:style-name="ce22">
            <text:p>63.0</text:p>
          </table:table-cell>
          <table:table-cell office:value-type="float" office:value="14.377000000000001" table:style-name="ce22">
            <text:p>14.4</text:p>
          </table:table-cell>
          <table:table-cell office:value-type="float" office:value="66.099999999999994" table:style-name="ce22">
            <text:p>66.1</text:p>
          </table:table-cell>
          <table:table-cell office:value-type="float" office:value="4233.241" table:style-name="ce22">
            <text:p>4,233.2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546.9209999999998" table:style-name="ce22">
            <text:p>2,546.9</text:p>
          </table:table-cell>
          <table:table-cell office:value-type="float" office:value="102.52200000000001" table:style-name="ce22">
            <text:p>102.5</text:p>
          </table:table-cell>
          <table:table-cell office:value-type="float" office:value="313.77300000000002" table:style-name="ce22">
            <text:p>313.8</text:p>
          </table:table-cell>
          <table:table-cell office:value-type="float" office:value="47.249000000000002" table:style-name="ce22">
            <text:p>47.2</text:p>
          </table:table-cell>
          <table:table-cell office:value-type="float" office:value="9.9220000000000006" table:style-name="ce22">
            <text:p>9.9</text:p>
          </table:table-cell>
          <table:table-cell office:value-type="float" office:value="67.447000000000003" table:style-name="ce22">
            <text:p>67.4</text:p>
          </table:table-cell>
          <table:table-cell office:value-type="float" office:value="3087.8339999999998" table:style-name="ce22">
            <text:p>3,087.8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44.9760000000001" table:style-name="ce22">
            <text:p>2,445.0</text:p>
          </table:table-cell>
          <table:table-cell office:value-type="float" office:value="109.46599999999999" table:style-name="ce22">
            <text:p>109.5</text:p>
          </table:table-cell>
          <table:table-cell office:value-type="float" office:value="364.43799999999999" table:style-name="ce22">
            <text:p>364.4</text:p>
          </table:table-cell>
          <table:table-cell office:value-type="float" office:value="52.889000000000003" table:style-name="ce22">
            <text:p>52.9</text:p>
          </table:table-cell>
          <table:table-cell office:value-type="float" office:value="8.8049999999999997" table:style-name="ce22">
            <text:p>8.8</text:p>
          </table:table-cell>
          <table:table-cell office:value-type="float" office:value="72.466999999999999" table:style-name="ce22">
            <text:p>72.5</text:p>
          </table:table-cell>
          <table:table-cell office:value-type="float" office:value="3053.0410000000002" table:style-name="ce22">
            <text:p>3,053.0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863.9839999999999" table:style-name="ce22">
            <text:p>2,864.0</text:p>
          </table:table-cell>
          <table:table-cell office:value-type="float" office:value="105.54900000000001" table:style-name="ce22">
            <text:p>105.5</text:p>
          </table:table-cell>
          <table:table-cell office:value-type="float" office:value="394.19799999999998" table:style-name="ce22">
            <text:p>394.2</text:p>
          </table:table-cell>
          <table:table-cell office:value-type="float" office:value="58.915999999999997" table:style-name="ce22">
            <text:p>58.9</text:p>
          </table:table-cell>
          <table:table-cell office:value-type="float" office:value="11.691000000000001" table:style-name="ce22">
            <text:p>11.7</text:p>
          </table:table-cell>
          <table:table-cell office:value-type="float" office:value="65.346999999999994" table:style-name="ce22">
            <text:p>65.3</text:p>
          </table:table-cell>
          <table:table-cell office:value-type="float" office:value="3499.6849999999999" table:style-name="ce22">
            <text:p>3,499.7</text:p>
          </table:table-cell>
          <table:table-cell table:style-name="ce23"/>
          <table:table-cell table:number-columns-repeated="16375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93.6689999999999" table:style-name="ce22">
            <text:p>3,393.7</text:p>
          </table:table-cell>
          <table:table-cell office:value-type="float" office:value="144.19200000000001" table:style-name="ce22">
            <text:p>144.2</text:p>
          </table:table-cell>
          <table:table-cell office:value-type="float" office:value="441.79399999999998" table:style-name="ce22">
            <text:p>441.8</text:p>
          </table:table-cell>
          <table:table-cell office:value-type="float" office:value="49.957999999999998" table:style-name="ce22">
            <text:p>50.0</text:p>
          </table:table-cell>
          <table:table-cell office:value-type="float" office:value="10.584" table:style-name="ce22">
            <text:p>10.6</text:p>
          </table:table-cell>
          <table:table-cell office:value-type="float" office:value="81.575000000000003" table:style-name="ce22">
            <text:p>81.6</text:p>
          </table:table-cell>
          <table:table-cell office:value-type="float" office:value="4121.7719999999999" table:style-name="ce22">
            <text:p>4,121.8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48.0880000000002" table:style-name="ce22">
            <text:p>2,648.1</text:p>
          </table:table-cell>
          <table:table-cell office:value-type="float" office:value="117.88800000000001" table:style-name="ce22">
            <text:p>117.9</text:p>
          </table:table-cell>
          <table:table-cell office:value-type="float" office:value="209.351" table:style-name="ce22">
            <text:p>209.4</text:p>
          </table:table-cell>
          <table:table-cell office:value-type="float" office:value="18.594999999999999" table:style-name="ce22">
            <text:p>18.6</text:p>
          </table:table-cell>
          <table:table-cell office:value-type="float" office:value="17.344000000000001" table:style-name="ce22">
            <text:p>17.3</text:p>
          </table:table-cell>
          <table:table-cell office:value-type="float" office:value="29.867000000000001" table:style-name="ce22">
            <text:p>29.9</text:p>
          </table:table-cell>
          <table:table-cell office:value-type="float" office:value="3041.1329999999998" table:style-name="ce22">
            <text:p>3,041.1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203.0969999999998" table:style-name="ce22">
            <text:p>5,203.1</text:p>
          </table:table-cell>
          <table:table-cell office:value-type="float" office:value="224.90799999999999" table:style-name="ce22">
            <text:p>224.9</text:p>
          </table:table-cell>
          <table:table-cell office:value-type="float" office:value="717.68200000000002" table:style-name="ce22">
            <text:p>717.7</text:p>
          </table:table-cell>
          <table:table-cell office:value-type="float" office:value="72.459999999999994" table:style-name="ce22">
            <text:p>72.5</text:p>
          </table:table-cell>
          <table:table-cell office:value-type="float" office:value="19.155000000000001" table:style-name="ce22">
            <text:p>19.2</text:p>
          </table:table-cell>
          <table:table-cell office:value-type="float" office:value="82.98" table:style-name="ce22">
            <text:p>83.0</text:p>
          </table:table-cell>
          <table:table-cell office:value-type="float" office:value="6320.2820000000002" table:style-name="ce22">
            <text:p>6,320.3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253.4960000000001" table:style-name="ce22">
            <text:p>3,253.5</text:p>
          </table:table-cell>
          <table:table-cell office:value-type="float" office:value="159.90299999999999" table:style-name="ce22">
            <text:p>159.9</text:p>
          </table:table-cell>
          <table:table-cell office:value-type="float" office:value="545.49900000000002" table:style-name="ce22">
            <text:p>545.5</text:p>
          </table:table-cell>
          <table:table-cell office:value-type="float" office:value="43.593000000000004" table:style-name="ce22">
            <text:p>43.6</text:p>
          </table:table-cell>
          <table:table-cell office:value-type="float" office:value="17.617000000000001" table:style-name="ce22">
            <text:p>17.6</text:p>
          </table:table-cell>
          <table:table-cell office:value-type="float" office:value="118.374" table:style-name="ce22">
            <text:p>118.4</text:p>
          </table:table-cell>
          <table:table-cell office:value-type="float" office:value="4138.482" table:style-name="ce22">
            <text:p>4,138.5</text:p>
          </table:table-cell>
          <table:table-cell table:style-name="ce23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7036.052" table:style-name="ce22">
            <text:p>27,036.1</text:p>
          </table:table-cell>
          <table:table-cell office:value-type="float" office:value="1125.404" table:style-name="ce22">
            <text:p>1,125.4</text:p>
          </table:table-cell>
          <table:table-cell office:value-type="float" office:value="3601.0859999999998" table:style-name="ce22">
            <text:p>3,601.1</text:p>
          </table:table-cell>
          <table:table-cell office:value-type="float" office:value="421.58600000000001" table:style-name="ce22">
            <text:p>421.6</text:p>
          </table:table-cell>
          <table:table-cell office:value-type="float" office:value="114.75700000000001" table:style-name="ce22">
            <text:p>114.8</text:p>
          </table:table-cell>
          <table:table-cell office:value-type="float" office:value="606.92200000000003" table:style-name="ce22">
            <text:p>606.9</text:p>
          </table:table-cell>
          <table:table-cell office:value-type="float" office:value="32905.807000000001" table:style-name="ce22">
            <text:p>32,905.8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79.1559999999999" table:style-name="ce22">
            <text:p>1,579.2</text:p>
          </table:table-cell>
          <table:table-cell office:value-type="float" office:value="61.987000000000002" table:style-name="ce22">
            <text:p>62.0</text:p>
          </table:table-cell>
          <table:table-cell office:value-type="float" office:value="229.64" table:style-name="ce22">
            <text:p>229.6</text:p>
          </table:table-cell>
          <table:table-cell office:value-type="float" office:value="21.689" table:style-name="ce22">
            <text:p>21.7</text:p>
          </table:table-cell>
          <table:table-cell office:value-type="float" office:value="8.0749999999999993" table:style-name="ce22">
            <text:p>8.1</text:p>
          </table:table-cell>
          <table:table-cell office:value-type="float" office:value="61.747" table:style-name="ce22">
            <text:p>61.7</text:p>
          </table:table-cell>
          <table:table-cell office:value-type="float" office:value="1962.2940000000001" table:style-name="ce22">
            <text:p>1,962.3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519.7820000000002" table:style-name="ce22">
            <text:p>2,519.8</text:p>
          </table:table-cell>
          <table:table-cell office:value-type="float" office:value="73.367000000000004" table:style-name="ce22">
            <text:p>73.4</text:p>
          </table:table-cell>
          <table:table-cell office:value-type="float" office:value="315.63900000000001" table:style-name="ce22">
            <text:p>315.6</text:p>
          </table:table-cell>
          <table:table-cell office:value-type="float" office:value="34.970999999999997" table:style-name="ce22">
            <text:p>35.0</text:p>
          </table:table-cell>
          <table:table-cell office:value-type="float" office:value="12.515000000000001" table:style-name="ce22">
            <text:p>12.5</text:p>
          </table:table-cell>
          <table:table-cell office:value-type="float" office:value="86.061000000000007" table:style-name="ce22">
            <text:p>86.1</text:p>
          </table:table-cell>
          <table:table-cell office:value-type="float" office:value="3042.335" table:style-name="ce22">
            <text:p>3,042.3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559.35699999999997" table:style-name="ce22">
            <text:p>559.4</text:p>
          </table:table-cell>
          <table:table-cell office:value-type="float" office:value="12.275" table:style-name="ce22">
            <text:p>12.3</text:p>
          </table:table-cell>
          <table:table-cell office:value-type="float" office:value="73.298000000000002" table:style-name="ce22">
            <text:p>73.3</text:p>
          </table:table-cell>
          <table:table-cell office:value-type="float" office:value="7.6139999999999999" table:style-name="ce22">
            <text:p>7.6</text:p>
          </table:table-cell>
          <table:table-cell office:value-type="float" office:value="1.3660000000000001" table:style-name="ce22">
            <text:p>1.4</text:p>
          </table:table-cell>
          <table:table-cell office:value-type="float" office:value="13.645" table:style-name="ce22">
            <text:p>13.6</text:p>
          </table:table-cell>
          <table:table-cell office:value-type="float" office:value="667.55499999999995" table:style-name="ce22">
            <text:p>667.6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1.641" table:style-name="ce22">
            <text:p>1.6</text:p>
          </table:table-cell>
          <table:table-cell office:value-type="float" office:value="0.74199999999999999" table:style-name="ce22">
            <text:p>0.7</text:p>
          </table:table-cell>
          <table:table-cell office:value-type="float" office:value="0.71299999999999997" table:style-name="ce22">
            <text:p>0.7</text:p>
          </table:table-cell>
          <table:table-cell office:value-type="float" office:value="4.2000000000000003E-2" table:style-name="ce22">
            <text:p>-</text:p>
          </table:table-cell>
          <table:table-cell office:value-type="float" office:value="3.5999999999999997E-2" table:style-name="ce22">
            <text:p>-</text:p>
          </table:table-cell>
          <table:table-cell office:value-type="float" office:value="0.629" table:style-name="ce22">
            <text:p>0.6</text:p>
          </table:table-cell>
          <table:table-cell office:value-type="float" office:value="3.8029999999999999" table:style-name="ce22">
            <text:p>3.8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695.988000000001" table:style-name="ce22">
            <text:p>31,696.0</text:p>
          </table:table-cell>
          <table:table-cell office:value-type="float" office:value="1273.7750000000001" table:style-name="ce22">
            <text:p>1,273.8</text:p>
          </table:table-cell>
          <table:table-cell office:value-type="float" office:value="4220.3760000000002" table:style-name="ce22">
            <text:p>4,220.4</text:p>
          </table:table-cell>
          <table:table-cell office:value-type="float" office:value="485.90199999999999" table:style-name="ce22">
            <text:p>485.9</text:p>
          </table:table-cell>
          <table:table-cell office:value-type="float" office:value="136.749" table:style-name="ce22">
            <text:p>136.7</text:p>
          </table:table-cell>
          <table:table-cell office:value-type="float" office:value="769.00400000000002" table:style-name="ce22">
            <text:p>769.0</text:p>
          </table:table-cell>
          <table:table-cell office:value-type="float" office:value="38581.794000000002" table:style-name="ce22">
            <text:p>38,581.8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90.31200000000001" table:style-name="ce22">
            <text:p>990.3</text:p>
          </table:table-cell>
          <table:table-cell office:value-type="float" office:value="23.893000000000001" table:style-name="ce22">
            <text:p>23.9</text:p>
          </table:table-cell>
          <table:table-cell office:value-type="float" office:value="127.032" table:style-name="ce22">
            <text:p>127.0</text:p>
          </table:table-cell>
          <table:table-cell office:value-type="float" office:value="24.032" table:style-name="ce22">
            <text:p>24.0</text:p>
          </table:table-cell>
          <table:table-cell office:value-type="float" office:value="4.7809999999999997" table:style-name="ce22">
            <text:p>4.8</text:p>
          </table:table-cell>
          <table:table-cell office:value-type="float" office:value="36.631" table:style-name="ce22">
            <text:p>36.6</text:p>
          </table:table-cell>
          <table:table-cell office:value-type="float" office:value="1206.681" table:style-name="ce22">
            <text:p>1,206.7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1.108000000000001" table:style-name="ce22">
            <text:p>11.1</text:p>
          </table:table-cell>
          <table:table-cell office:value-type="float" office:value="0.13400000000000001" table:style-name="ce22">
            <text:p>0.1</text:p>
          </table:table-cell>
          <table:table-cell office:value-type="float" office:value="0.97399999999999998" table:style-name="ce22">
            <text:p>1.0</text:p>
          </table:table-cell>
          <table:table-cell office:value-type="float" office:value="0.14199999999999999" table:style-name="ce22">
            <text:p>0.1</text:p>
          </table:table-cell>
          <table:table-cell office:value-type="float" office:value="1.4999999999999999E-2" table:style-name="ce22">
            <text:p>-</text:p>
          </table:table-cell>
          <table:table-cell office:value-type="float" office:value="7.5999999999999998E-2" table:style-name="ce22">
            <text:p>0.1</text:p>
          </table:table-cell>
          <table:table-cell office:value-type="float" office:value="12.449" table:style-name="ce22">
            <text:p>12.4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697.407999999999" table:style-name="ce22">
            <text:p>32,697.4</text:p>
          </table:table-cell>
          <table:table-cell office:value-type="float" office:value="1297.8019999999999" table:style-name="ce22">
            <text:p>1,297.8</text:p>
          </table:table-cell>
          <table:table-cell office:value-type="float" office:value="4348.3819999999996" table:style-name="ce22">
            <text:p>4,348.4</text:p>
          </table:table-cell>
          <table:table-cell office:value-type="float" office:value="510.07600000000002" table:style-name="ce22">
            <text:p>510.1</text:p>
          </table:table-cell>
          <table:table-cell office:value-type="float" office:value="141.54499999999999" table:style-name="ce22">
            <text:p>141.5</text:p>
          </table:table-cell>
          <table:table-cell office:value-type="float" office:value="805.71100000000001" table:style-name="ce22">
            <text:p>805.7</text:p>
          </table:table-cell>
          <table:table-cell office:value-type="float" office:value="39800.923999999999" table:style-name="ce22">
            <text:p>39,800.9</text:p>
          </table:table-cell>
          <table:table-cell table:style-name="ce23"/>
          <table:table-cell table:number-columns-repeated="16375" table:style-name="ce3"/>
        </table:table-row>
        <table:table-row table:style-name="ro5">
          <table:table-cell office:value-type="string" table:style-name="ce18">
            <text:p>Vehicles per thousand head of population (mid-2019 population estimates)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34.1" table:style-name="ce26">
            <text:p>434.1</text:p>
          </table:table-cell>
          <table:table-cell office:value-type="float" office:value="15.3" table:style-name="ce26">
            <text:p>15.3</text:p>
          </table:table-cell>
          <table:table-cell office:value-type="float" office:value="62.8" table:style-name="ce26">
            <text:p>62.8</text:p>
          </table:table-cell>
          <table:table-cell office:value-type="float" office:value="5.6" table:style-name="ce26">
            <text:p>5.6</text:p>
          </table:table-cell>
          <table:table-cell office:value-type="float" office:value="2" table:style-name="ce26">
            <text:p>2.0</text:p>
          </table:table-cell>
          <table:table-cell office:value-type="float" office:value="8.5" table:style-name="ce26">
            <text:p>8.5</text:p>
          </table:table-cell>
          <table:table-cell office:value-type="float" office:value="528.20000000000005" table:style-name="ce26">
            <text:p>528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79.9" table:style-name="ce26">
            <text:p>479.9</text:p>
          </table:table-cell>
          <table:table-cell office:value-type="float" office:value="16.399999999999999" table:style-name="ce26">
            <text:p>16.4</text:p>
          </table:table-cell>
          <table:table-cell office:value-type="float" office:value="60.8" table:style-name="ce26">
            <text:p>60.8</text:p>
          </table:table-cell>
          <table:table-cell office:value-type="float" office:value="8.6" table:style-name="ce26">
            <text:p>8.6</text:p>
          </table:table-cell>
          <table:table-cell office:value-type="float" office:value="2" table:style-name="ce26">
            <text:p>2.0</text:p>
          </table:table-cell>
          <table:table-cell office:value-type="float" office:value="9" table:style-name="ce26">
            <text:p>9.0</text:p>
          </table:table-cell>
          <table:table-cell office:value-type="float" office:value="576.6" table:style-name="ce26">
            <text:p>576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62.8" table:style-name="ce26">
            <text:p>462.8</text:p>
          </table:table-cell>
          <table:table-cell office:value-type="float" office:value="18.600000000000001" table:style-name="ce26">
            <text:p>18.6</text:p>
          </table:table-cell>
          <table:table-cell office:value-type="float" office:value="57" table:style-name="ce26">
            <text:p>57.0</text:p>
          </table:table-cell>
          <table:table-cell office:value-type="float" office:value="8.6" table:style-name="ce26">
            <text:p>8.6</text:p>
          </table:table-cell>
          <table:table-cell office:value-type="float" office:value="1.8" table:style-name="ce26">
            <text:p>1.8</text:p>
          </table:table-cell>
          <table:table-cell office:value-type="float" office:value="12.3" table:style-name="ce26">
            <text:p>12.3</text:p>
          </table:table-cell>
          <table:table-cell office:value-type="float" office:value="561.1" table:style-name="ce26">
            <text:p>561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05.6" table:style-name="ce26">
            <text:p>505.6</text:p>
          </table:table-cell>
          <table:table-cell office:value-type="float" office:value="22.6" table:style-name="ce26">
            <text:p>22.6</text:p>
          </table:table-cell>
          <table:table-cell office:value-type="float" office:value="75.400000000000006" table:style-name="ce26">
            <text:p>75.4</text:p>
          </table:table-cell>
          <table:table-cell office:value-type="float" office:value="10.9" table:style-name="ce26">
            <text:p>10.9</text:p>
          </table:table-cell>
          <table:table-cell office:value-type="float" office:value="1.8" table:style-name="ce26">
            <text:p>1.8</text:p>
          </table:table-cell>
          <table:table-cell office:value-type="float" office:value="15" table:style-name="ce26">
            <text:p>15.0</text:p>
          </table:table-cell>
          <table:table-cell office:value-type="float" office:value="631.29999999999995" table:style-name="ce26">
            <text:p>631.3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482.6" table:style-name="ce26">
            <text:p>482.6</text:p>
          </table:table-cell>
          <table:table-cell office:value-type="float" office:value="17.8" table:style-name="ce26">
            <text:p>17.8</text:p>
          </table:table-cell>
          <table:table-cell office:value-type="float" office:value="66.400000000000006" table:style-name="ce26">
            <text:p>66.4</text:p>
          </table:table-cell>
          <table:table-cell office:value-type="float" office:value="9.9" table:style-name="ce26">
            <text:p>9.9</text:p>
          </table:table-cell>
          <table:table-cell office:value-type="float" office:value="2" table:style-name="ce26">
            <text:p>2.0</text:p>
          </table:table-cell>
          <table:table-cell office:value-type="float" office:value="11" table:style-name="ce26">
            <text:p>11.0</text:p>
          </table:table-cell>
          <table:table-cell office:value-type="float" office:value="589.79999999999995" table:style-name="ce26">
            <text:p>589.8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44.20000000000005" table:style-name="ce26">
            <text:p>544.2</text:p>
          </table:table-cell>
          <table:table-cell office:value-type="float" office:value="23.1" table:style-name="ce26">
            <text:p>23.1</text:p>
          </table:table-cell>
          <table:table-cell office:value-type="float" office:value="70.8" table:style-name="ce26">
            <text:p>70.8</text:p>
          </table:table-cell>
          <table:table-cell office:value-type="float" office:value="8" table:style-name="ce26">
            <text:p>8.0</text:p>
          </table:table-cell>
          <table:table-cell office:value-type="float" office:value="1.7" table:style-name="ce26">
            <text:p>1.7</text:p>
          </table:table-cell>
          <table:table-cell office:value-type="float" office:value="13.1" table:style-name="ce26">
            <text:p>13.1</text:p>
          </table:table-cell>
          <table:table-cell office:value-type="float" office:value="661" table:style-name="ce26">
            <text:p>661.0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95.5" table:style-name="ce26">
            <text:p>295.5</text:p>
          </table:table-cell>
          <table:table-cell office:value-type="float" office:value="13.2" table:style-name="ce26">
            <text:p>13.2</text:p>
          </table:table-cell>
          <table:table-cell office:value-type="float" office:value="23.4" table:style-name="ce26">
            <text:p>23.4</text:p>
          </table:table-cell>
          <table:table-cell office:value-type="float" office:value="2.1" table:style-name="ce26">
            <text:p>2.1</text:p>
          </table:table-cell>
          <table:table-cell office:value-type="float" office:value="1.9" table:style-name="ce26">
            <text:p>1.9</text:p>
          </table:table-cell>
          <table:table-cell office:value-type="float" office:value="3.3" table:style-name="ce26">
            <text:p>3.3</text:p>
          </table:table-cell>
          <table:table-cell office:value-type="float" office:value="339.3" table:style-name="ce26">
            <text:p>339.3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66.79999999999995" table:style-name="ce26">
            <text:p>566.8</text:p>
          </table:table-cell>
          <table:table-cell office:value-type="float" office:value="24.5" table:style-name="ce26">
            <text:p>24.5</text:p>
          </table:table-cell>
          <table:table-cell office:value-type="float" office:value="78.2" table:style-name="ce26">
            <text:p>78.2</text:p>
          </table:table-cell>
          <table:table-cell office:value-type="float" office:value="7.9" table:style-name="ce26">
            <text:p>7.9</text:p>
          </table:table-cell>
          <table:table-cell office:value-type="float" office:value="2.1" table:style-name="ce26">
            <text:p>2.1</text:p>
          </table:table-cell>
          <table:table-cell office:value-type="float" office:value="9" table:style-name="ce26">
            <text:p>9.0</text:p>
          </table:table-cell>
          <table:table-cell office:value-type="float" office:value="688.5" table:style-name="ce26">
            <text:p>688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78.4" table:style-name="ce26">
            <text:p>578.4</text:p>
          </table:table-cell>
          <table:table-cell office:value-type="float" office:value="28.4" table:style-name="ce26">
            <text:p>28.4</text:p>
          </table:table-cell>
          <table:table-cell office:value-type="float" office:value="97" table:style-name="ce26">
            <text:p>97.0</text:p>
          </table:table-cell>
          <table:table-cell office:value-type="float" office:value="7.8" table:style-name="ce26">
            <text:p>7.8</text:p>
          </table:table-cell>
          <table:table-cell office:value-type="float" office:value="3.1" table:style-name="ce26">
            <text:p>3.1</text:p>
          </table:table-cell>
          <table:table-cell office:value-type="float" office:value="21" table:style-name="ce26">
            <text:p>21.0</text:p>
          </table:table-cell>
          <table:table-cell office:value-type="float" office:value="735.8" table:style-name="ce26">
            <text:p>735.8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0.3" table:style-name="ce26">
            <text:p>480.3</text:p>
          </table:table-cell>
          <table:table-cell office:value-type="float" office:value="20" table:style-name="ce26">
            <text:p>20.0</text:p>
          </table:table-cell>
          <table:table-cell office:value-type="float" office:value="64" table:style-name="ce26">
            <text:p>64.0</text:p>
          </table:table-cell>
          <table:table-cell office:value-type="float" office:value="7.5" table:style-name="ce26">
            <text:p>7.5</text:p>
          </table:table-cell>
          <table:table-cell office:value-type="float" office:value="2" table:style-name="ce26">
            <text:p>2.0</text:p>
          </table:table-cell>
          <table:table-cell office:value-type="float" office:value="10.8" table:style-name="ce26">
            <text:p>10.8</text:p>
          </table:table-cell>
          <table:table-cell office:value-type="float" office:value="584.6" table:style-name="ce26">
            <text:p>584.6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500.9" table:style-name="ce26">
            <text:p>500.9</text:p>
          </table:table-cell>
          <table:table-cell office:value-type="float" office:value="19.7" table:style-name="ce26">
            <text:p>19.7</text:p>
          </table:table-cell>
          <table:table-cell office:value-type="float" office:value="72.8" table:style-name="ce26">
            <text:p>72.8</text:p>
          </table:table-cell>
          <table:table-cell office:value-type="float" office:value="6.9" table:style-name="ce26">
            <text:p>6.9</text:p>
          </table:table-cell>
          <table:table-cell office:value-type="float" office:value="2.6" table:style-name="ce26">
            <text:p>2.6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622.4" table:style-name="ce26">
            <text:p>622.4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61.2" table:style-name="ce26">
            <text:p>461.2</text:p>
          </table:table-cell>
          <table:table-cell office:value-type="float" office:value="13.4" table:style-name="ce26">
            <text:p>13.4</text:p>
          </table:table-cell>
          <table:table-cell office:value-type="float" office:value="57.8" table:style-name="ce26">
            <text:p>57.8</text:p>
          </table:table-cell>
          <table:table-cell office:value-type="float" office:value="6.4" table:style-name="ce26">
            <text:p>6.4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5.8" table:style-name="ce26">
            <text:p>15.8</text:p>
          </table:table-cell>
          <table:table-cell office:value-type="float" office:value="556.9" table:style-name="ce26">
            <text:p>556.9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88.4" table:style-name="ce26">
            <text:p>488.4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65" table:style-name="ce26">
            <text:p>65.0</text:p>
          </table:table-cell>
          <table:table-cell office:value-type="float" office:value="7.5" table:style-name="ce26">
            <text:p>7.5</text:p>
          </table:table-cell>
          <table:table-cell office:value-type="float" office:value="2.1" table:style-name="ce26">
            <text:p>2.1</text:p>
          </table:table-cell>
          <table:table-cell office:value-type="float" office:value="11.8" table:style-name="ce26">
            <text:p>11.8</text:p>
          </table:table-cell>
          <table:table-cell office:value-type="float" office:value="594.5" table:style-name="ce26">
            <text:p>594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23" table:style-name="ce26">
            <text:p>523.0</text:p>
          </table:table-cell>
          <table:table-cell office:value-type="float" office:value="12.6" table:style-name="ce26">
            <text:p>12.6</text:p>
          </table:table-cell>
          <table:table-cell office:value-type="float" office:value="67.099999999999994" table:style-name="ce26">
            <text:p>67.1</text:p>
          </table:table-cell>
          <table:table-cell office:value-type="float" office:value="12.7" table:style-name="ce26">
            <text:p>12.7</text:p>
          </table:table-cell>
          <table:table-cell office:value-type="float" office:value="2.5" table:style-name="ce26">
            <text:p>2.5</text:p>
          </table:table-cell>
          <table:table-cell office:value-type="float" office:value="19.3" table:style-name="ce26">
            <text:p>19.3</text:p>
          </table:table-cell>
          <table:table-cell office:value-type="float" office:value="637.20000000000005" table:style-name="ce26">
            <text:p>637.2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89.5" table:style-name="ce28">
            <text:p>489.5</text:p>
          </table:table-cell>
          <table:table-cell office:value-type="float" office:value="19.399999999999999" table:style-name="ce28">
            <text:p>19.4</text:p>
          </table:table-cell>
          <table:table-cell office:value-type="float" office:value="65.099999999999994" table:style-name="ce28">
            <text:p>65.1</text:p>
          </table:table-cell>
          <table:table-cell office:value-type="float" office:value="7.6" table:style-name="ce28">
            <text:p>7.6</text:p>
          </table:table-cell>
          <table:table-cell office:value-type="float" office:value="2.1" table:style-name="ce28">
            <text:p>2.1</text:p>
          </table:table-cell>
          <table:table-cell office:value-type="float" office:value="12.1" table:style-name="ce28">
            <text:p>12.1</text:p>
          </table:table-cell>
          <table:table-cell office:value-type="float" office:value="595.9" table:style-name="ce28">
            <text:p>595.9</text:p>
          </table:table-cell>
          <table:table-cell table:number-columns-repeated="16376" table:style-name="ce3"/>
        </table:table-row>
        <table:table-row table:style-name="ro2">
          <table:table-cell table:style-name="ce21"/>
          <table:table-cell table:number-columns-repeated="7" table:style-name="ce22"/>
          <table:table-cell table:number-columns-repeated="16376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style-name="ce2"/>
          <table:table-cell table:number-columns-repeated="1637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3 May 2021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July 2021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2020_Q4.$A$1:2020_Q4.$H$49" table:base-cell-address="2020_Q4.$A$1"/>
        </table:named-expressions>
      </table:table>
      <table:table table:name="2020_Q3" table:style-name="ta1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8" table:number-columns-repeated="16376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style-name="ce2"/>
          <table:table-cell table:number-columns-repeated="16375" table:style-name="ce3"/>
        </table:table-row>
        <table:table-row table:style-name="ro2">
          <table:table-cell table:style-name="ce5"/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4" table:style-name="ce2"/>
          <table:table-cell table:number-columns-repeated="16375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20 Q3</text:p>
          </table:table-cell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table:style-name="ce8"/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number-columns-repeated="16376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60.981" table:style-name="ce22">
            <text:p>1,161.0</text:p>
          </table:table-cell>
          <table:table-cell office:value-type="float" office:value="45.317999999999998" table:style-name="ce22">
            <text:p>45.3</text:p>
          </table:table-cell>
          <table:table-cell office:value-type="float" office:value="166.364" table:style-name="ce22">
            <text:p>166.4</text:p>
          </table:table-cell>
          <table:table-cell office:value-type="float" office:value="14.919" table:style-name="ce22">
            <text:p>14.9</text:p>
          </table:table-cell>
          <table:table-cell office:value-type="float" office:value="5.3380000000000001" table:style-name="ce22">
            <text:p>5.3</text:p>
          </table:table-cell>
          <table:table-cell office:value-type="float" office:value="22.765000000000001" table:style-name="ce22">
            <text:p>22.8</text:p>
          </table:table-cell>
          <table:table-cell office:value-type="float" office:value="1415.6849999999999" table:style-name="ce22">
            <text:p>1,415.7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539.3829999999998" table:style-name="ce22">
            <text:p>3,539.4</text:p>
          </table:table-cell>
          <table:table-cell office:value-type="float" office:value="128.233" table:style-name="ce22">
            <text:p>128.2</text:p>
          </table:table-cell>
          <table:table-cell office:value-type="float" office:value="449.04199999999997" table:style-name="ce22">
            <text:p>449.0</text:p>
          </table:table-cell>
          <table:table-cell office:value-type="float" office:value="62.868000000000002" table:style-name="ce22">
            <text:p>62.9</text:p>
          </table:table-cell>
          <table:table-cell office:value-type="float" office:value="14.568" table:style-name="ce22">
            <text:p>14.6</text:p>
          </table:table-cell>
          <table:table-cell office:value-type="float" office:value="66.116" table:style-name="ce22">
            <text:p>66.1</text:p>
          </table:table-cell>
          <table:table-cell office:value-type="float" office:value="4260.21" table:style-name="ce22">
            <text:p>4,260.2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553.6709999999998" table:style-name="ce22">
            <text:p>2,553.7</text:p>
          </table:table-cell>
          <table:table-cell office:value-type="float" office:value="111.91200000000001" table:style-name="ce22">
            <text:p>111.9</text:p>
          </table:table-cell>
          <table:table-cell office:value-type="float" office:value="313.79599999999999" table:style-name="ce22">
            <text:p>313.8</text:p>
          </table:table-cell>
          <table:table-cell office:value-type="float" office:value="50.097999999999999" table:style-name="ce22">
            <text:p>50.1</text:p>
          </table:table-cell>
          <table:table-cell office:value-type="float" office:value="10.253" table:style-name="ce22">
            <text:p>10.3</text:p>
          </table:table-cell>
          <table:table-cell office:value-type="float" office:value="67.730999999999995" table:style-name="ce22">
            <text:p>67.7</text:p>
          </table:table-cell>
          <table:table-cell office:value-type="float" office:value="3107.4609999999998" table:style-name="ce22">
            <text:p>3,107.5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55.0100000000002" table:style-name="ce22">
            <text:p>2,455.0</text:p>
          </table:table-cell>
          <table:table-cell office:value-type="float" office:value="118.57899999999999" table:style-name="ce22">
            <text:p>118.6</text:p>
          </table:table-cell>
          <table:table-cell office:value-type="float" office:value="363.79300000000001" table:style-name="ce22">
            <text:p>363.8</text:p>
          </table:table-cell>
          <table:table-cell office:value-type="float" office:value="52.273000000000003" table:style-name="ce22">
            <text:p>52.3</text:p>
          </table:table-cell>
          <table:table-cell office:value-type="float" office:value="9.0190000000000001" table:style-name="ce22">
            <text:p>9.0</text:p>
          </table:table-cell>
          <table:table-cell office:value-type="float" office:value="72.77" table:style-name="ce22">
            <text:p>72.8</text:p>
          </table:table-cell>
          <table:table-cell office:value-type="float" office:value="3071.444" table:style-name="ce22">
            <text:p>3,071.4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878.7190000000001" table:style-name="ce22">
            <text:p>2,878.7</text:p>
          </table:table-cell>
          <table:table-cell office:value-type="float" office:value="113.25" table:style-name="ce22">
            <text:p>113.3</text:p>
          </table:table-cell>
          <table:table-cell office:value-type="float" office:value="395.613" table:style-name="ce22">
            <text:p>395.6</text:p>
          </table:table-cell>
          <table:table-cell office:value-type="float" office:value="58.417000000000002" table:style-name="ce22">
            <text:p>58.4</text:p>
          </table:table-cell>
          <table:table-cell office:value-type="float" office:value="11.91" table:style-name="ce22">
            <text:p>11.9</text:p>
          </table:table-cell>
          <table:table-cell office:value-type="float" office:value="65.501999999999995" table:style-name="ce22">
            <text:p>65.5</text:p>
          </table:table-cell>
          <table:table-cell office:value-type="float" office:value="3523.4110000000001" table:style-name="ce22">
            <text:p>3,523.4</text:p>
          </table:table-cell>
          <table:table-cell table:style-name="ce23"/>
          <table:table-cell table:number-columns-repeated="16375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405.26" table:style-name="ce22">
            <text:p>3,405.3</text:p>
          </table:table-cell>
          <table:table-cell office:value-type="float" office:value="153.49" table:style-name="ce22">
            <text:p>153.5</text:p>
          </table:table-cell>
          <table:table-cell office:value-type="float" office:value="441.37400000000002" table:style-name="ce22">
            <text:p>441.4</text:p>
          </table:table-cell>
          <table:table-cell office:value-type="float" office:value="49.755000000000003" table:style-name="ce22">
            <text:p>49.8</text:p>
          </table:table-cell>
          <table:table-cell office:value-type="float" office:value="10.79" table:style-name="ce22">
            <text:p>10.8</text:p>
          </table:table-cell>
          <table:table-cell office:value-type="float" office:value="82.194000000000003" table:style-name="ce22">
            <text:p>82.2</text:p>
          </table:table-cell>
          <table:table-cell office:value-type="float" office:value="4142.8630000000003" table:style-name="ce22">
            <text:p>4,142.9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57.9989999999998" table:style-name="ce22">
            <text:p>2,658.0</text:p>
          </table:table-cell>
          <table:table-cell office:value-type="float" office:value="119.212" table:style-name="ce22">
            <text:p>119.2</text:p>
          </table:table-cell>
          <table:table-cell office:value-type="float" office:value="210.911" table:style-name="ce22">
            <text:p>210.9</text:p>
          </table:table-cell>
          <table:table-cell office:value-type="float" office:value="18.696000000000002" table:style-name="ce22">
            <text:p>18.7</text:p>
          </table:table-cell>
          <table:table-cell office:value-type="float" office:value="17.625" table:style-name="ce22">
            <text:p>17.6</text:p>
          </table:table-cell>
          <table:table-cell office:value-type="float" office:value="31.004000000000001" table:style-name="ce22">
            <text:p>31.0</text:p>
          </table:table-cell>
          <table:table-cell office:value-type="float" office:value="3055.4470000000001" table:style-name="ce22">
            <text:p>3,055.4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216.3149999999996" table:style-name="ce22">
            <text:p>5,216.3</text:p>
          </table:table-cell>
          <table:table-cell office:value-type="float" office:value="235.77500000000001" table:style-name="ce22">
            <text:p>235.8</text:p>
          </table:table-cell>
          <table:table-cell office:value-type="float" office:value="713.76400000000001" table:style-name="ce22">
            <text:p>713.8</text:p>
          </table:table-cell>
          <table:table-cell office:value-type="float" office:value="69.557000000000002" table:style-name="ce22">
            <text:p>69.6</text:p>
          </table:table-cell>
          <table:table-cell office:value-type="float" office:value="19.542999999999999" table:style-name="ce22">
            <text:p>19.5</text:p>
          </table:table-cell>
          <table:table-cell office:value-type="float" office:value="83.379000000000005" table:style-name="ce22">
            <text:p>83.4</text:p>
          </table:table-cell>
          <table:table-cell office:value-type="float" office:value="6338.3329999999996" table:style-name="ce22">
            <text:p>6,338.3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271.5920000000001" table:style-name="ce22">
            <text:p>3,271.6</text:p>
          </table:table-cell>
          <table:table-cell office:value-type="float" office:value="168.17599999999999" table:style-name="ce22">
            <text:p>168.2</text:p>
          </table:table-cell>
          <table:table-cell office:value-type="float" office:value="546.16800000000001" table:style-name="ce22">
            <text:p>546.2</text:p>
          </table:table-cell>
          <table:table-cell office:value-type="float" office:value="43.676000000000002" table:style-name="ce22">
            <text:p>43.7</text:p>
          </table:table-cell>
          <table:table-cell office:value-type="float" office:value="17.934999999999999" table:style-name="ce22">
            <text:p>17.9</text:p>
          </table:table-cell>
          <table:table-cell office:value-type="float" office:value="118.14" table:style-name="ce22">
            <text:p>118.1</text:p>
          </table:table-cell>
          <table:table-cell office:value-type="float" office:value="4165.6869999999999" table:style-name="ce22">
            <text:p>4,165.7</text:p>
          </table:table-cell>
          <table:table-cell table:style-name="ce23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7138.93" table:style-name="ce22">
            <text:p>27,138.9</text:p>
          </table:table-cell>
          <table:table-cell office:value-type="float" office:value="1193.9449999999999" table:style-name="ce22">
            <text:p>1,193.9</text:p>
          </table:table-cell>
          <table:table-cell office:value-type="float" office:value="3600.8249999999998" table:style-name="ce22">
            <text:p>3,600.8</text:p>
          </table:table-cell>
          <table:table-cell office:value-type="float" office:value="420.25900000000001" table:style-name="ce22">
            <text:p>420.3</text:p>
          </table:table-cell>
          <table:table-cell office:value-type="float" office:value="116.98099999999999" table:style-name="ce22">
            <text:p>117.0</text:p>
          </table:table-cell>
          <table:table-cell office:value-type="float" office:value="609.601" table:style-name="ce22">
            <text:p>609.6</text:p>
          </table:table-cell>
          <table:table-cell office:value-type="float" office:value="33080.540999999997" table:style-name="ce22">
            <text:p>33,080.5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82.441" table:style-name="ce22">
            <text:p>1,582.4</text:p>
          </table:table-cell>
          <table:table-cell office:value-type="float" office:value="65.447999999999993" table:style-name="ce22">
            <text:p>65.4</text:p>
          </table:table-cell>
          <table:table-cell office:value-type="float" office:value="228.416" table:style-name="ce22">
            <text:p>228.4</text:p>
          </table:table-cell>
          <table:table-cell office:value-type="float" office:value="21.815000000000001" table:style-name="ce22">
            <text:p>21.8</text:p>
          </table:table-cell>
          <table:table-cell office:value-type="float" office:value="8.2680000000000007" table:style-name="ce22">
            <text:p>8.3</text:p>
          </table:table-cell>
          <table:table-cell office:value-type="float" office:value="60.314999999999998" table:style-name="ce22">
            <text:p>60.3</text:p>
          </table:table-cell>
          <table:table-cell office:value-type="float" office:value="1966.703" table:style-name="ce22">
            <text:p>1,966.7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522.8589999999999" table:style-name="ce22">
            <text:p>2,522.9</text:p>
          </table:table-cell>
          <table:table-cell office:value-type="float" office:value="82.245000000000005" table:style-name="ce22">
            <text:p>82.2</text:p>
          </table:table-cell>
          <table:table-cell office:value-type="float" office:value="314.99400000000003" table:style-name="ce22">
            <text:p>315.0</text:p>
          </table:table-cell>
          <table:table-cell office:value-type="float" office:value="35.057000000000002" table:style-name="ce22">
            <text:p>35.1</text:p>
          </table:table-cell>
          <table:table-cell office:value-type="float" office:value="12.768000000000001" table:style-name="ce22">
            <text:p>12.8</text:p>
          </table:table-cell>
          <table:table-cell office:value-type="float" office:value="86.084000000000003" table:style-name="ce22">
            <text:p>86.1</text:p>
          </table:table-cell>
          <table:table-cell office:value-type="float" office:value="3054.0070000000001" table:style-name="ce22">
            <text:p>3,054.0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23.13699999999994" table:style-name="ce22">
            <text:p>623.1</text:p>
          </table:table-cell>
          <table:table-cell office:value-type="float" office:value="15.608000000000001" table:style-name="ce22">
            <text:p>15.6</text:p>
          </table:table-cell>
          <table:table-cell office:value-type="float" office:value="70.343999999999994" table:style-name="ce22">
            <text:p>70.3</text:p>
          </table:table-cell>
          <table:table-cell office:value-type="float" office:value="6.88" table:style-name="ce22">
            <text:p>6.9</text:p>
          </table:table-cell>
          <table:table-cell office:value-type="float" office:value="1.52" table:style-name="ce22">
            <text:p>1.5</text:p>
          </table:table-cell>
          <table:table-cell office:value-type="float" office:value="13.414" table:style-name="ce22">
            <text:p>13.4</text:p>
          </table:table-cell>
          <table:table-cell office:value-type="float" office:value="730.90300000000002" table:style-name="ce22">
            <text:p>730.9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2.0489999999999999" table:style-name="ce22">
            <text:p>2.0</text:p>
          </table:table-cell>
          <table:table-cell office:value-type="float" office:value="0.755" table:style-name="ce22">
            <text:p>0.8</text:p>
          </table:table-cell>
          <table:table-cell office:value-type="float" office:value="0.77700000000000002" table:style-name="ce22">
            <text:p>0.8</text:p>
          </table:table-cell>
          <table:table-cell office:value-type="float" office:value="0.05" table:style-name="ce22">
            <text:p>0.1</text:p>
          </table:table-cell>
          <table:table-cell office:value-type="float" office:value="3.9E-2" table:style-name="ce22">
            <text:p>-</text:p>
          </table:table-cell>
          <table:table-cell office:value-type="float" office:value="0.63900000000000001" table:style-name="ce22">
            <text:p>0.6</text:p>
          </table:table-cell>
          <table:table-cell office:value-type="float" office:value="4.3090000000000002" table:style-name="ce22">
            <text:p>4.3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869.416000000001" table:style-name="ce22">
            <text:p>31,869.4</text:p>
          </table:table-cell>
          <table:table-cell office:value-type="float" office:value="1358.001" table:style-name="ce22">
            <text:p>1,358.0</text:p>
          </table:table-cell>
          <table:table-cell office:value-type="float" office:value="4215.3559999999998" table:style-name="ce22">
            <text:p>4,215.4</text:p>
          </table:table-cell>
          <table:table-cell office:value-type="float" office:value="484.06099999999998" table:style-name="ce22">
            <text:p>484.1</text:p>
          </table:table-cell>
          <table:table-cell office:value-type="float" office:value="139.57599999999999" table:style-name="ce22">
            <text:p>139.6</text:p>
          </table:table-cell>
          <table:table-cell office:value-type="float" office:value="770.053" table:style-name="ce22">
            <text:p>770.1</text:p>
          </table:table-cell>
          <table:table-cell office:value-type="float" office:value="38836.463000000003" table:style-name="ce22">
            <text:p>38,836.5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87.44500000000005" table:style-name="ce22">
            <text:p>987.4</text:p>
          </table:table-cell>
          <table:table-cell office:value-type="float" office:value="26.12" table:style-name="ce22">
            <text:p>26.1</text:p>
          </table:table-cell>
          <table:table-cell office:value-type="float" office:value="126.105" table:style-name="ce22">
            <text:p>126.1</text:p>
          </table:table-cell>
          <table:table-cell office:value-type="float" office:value="23.780999999999999" table:style-name="ce22">
            <text:p>23.8</text:p>
          </table:table-cell>
          <table:table-cell office:value-type="float" office:value="4.7880000000000003" table:style-name="ce22">
            <text:p>4.8</text:p>
          </table:table-cell>
          <table:table-cell office:value-type="float" office:value="36.216999999999999" table:style-name="ce22">
            <text:p>36.2</text:p>
          </table:table-cell>
          <table:table-cell office:value-type="float" office:value="1204.4559999999999" table:style-name="ce22">
            <text:p>1,204.5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004" table:style-name="ce22">
            <text:p>13.0</text:p>
          </table:table-cell>
          <table:table-cell office:value-type="float" office:value="0.19900000000000001" table:style-name="ce22">
            <text:p>0.2</text:p>
          </table:table-cell>
          <table:table-cell office:value-type="float" office:value="1.0489999999999999" table:style-name="ce22">
            <text:p>1.0</text:p>
          </table:table-cell>
          <table:table-cell office:value-type="float" office:value="0.104" table:style-name="ce22">
            <text:p>0.1</text:p>
          </table:table-cell>
          <table:table-cell office:value-type="float" office:value="2.8000000000000001E-2" table:style-name="ce22">
            <text:p>-</text:p>
          </table:table-cell>
          <table:table-cell office:value-type="float" office:value="5.1999999999999998E-2" table:style-name="ce22">
            <text:p>0.1</text:p>
          </table:table-cell>
          <table:table-cell office:value-type="float" office:value="14.436" table:style-name="ce22">
            <text:p>14.4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869.864999999998" table:style-name="ce22">
            <text:p>32,869.9</text:p>
          </table:table-cell>
          <table:table-cell office:value-type="float" office:value="1384.32" table:style-name="ce22">
            <text:p>1,384.3</text:p>
          </table:table-cell>
          <table:table-cell office:value-type="float" office:value="4342.51" table:style-name="ce22">
            <text:p>4,342.5</text:p>
          </table:table-cell>
          <table:table-cell office:value-type="float" office:value="507.94600000000003" table:style-name="ce22">
            <text:p>507.9</text:p>
          </table:table-cell>
          <table:table-cell office:value-type="float" office:value="144.392" table:style-name="ce22">
            <text:p>144.4</text:p>
          </table:table-cell>
          <table:table-cell office:value-type="float" office:value="806.322" table:style-name="ce22">
            <text:p>806.3</text:p>
          </table:table-cell>
          <table:table-cell office:value-type="float" office:value="40055.355000000003" table:style-name="ce22">
            <text:p>40,055.4</text:p>
          </table:table-cell>
          <table:table-cell table:style-name="ce23"/>
          <table:table-cell table:number-columns-repeated="16375" table:style-name="ce3"/>
        </table:table-row>
        <table:table-row table:style-name="ro5">
          <table:table-cell office:value-type="string" table:style-name="ce18">
            <text:p>Vehicles per thousand head of population (mid-2019 population estimates)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34.8" table:style-name="ce26">
            <text:p>434.8</text:p>
          </table:table-cell>
          <table:table-cell office:value-type="float" office:value="17" table:style-name="ce26">
            <text:p>17.0</text:p>
          </table:table-cell>
          <table:table-cell office:value-type="float" office:value="62.3" table:style-name="ce26">
            <text:p>62.3</text:p>
          </table:table-cell>
          <table:table-cell office:value-type="float" office:value="5.6" table:style-name="ce26">
            <text:p>5.6</text:p>
          </table:table-cell>
          <table:table-cell office:value-type="float" office:value="2" table:style-name="ce26">
            <text:p>2.0</text:p>
          </table:table-cell>
          <table:table-cell office:value-type="float" office:value="8.5" table:style-name="ce26">
            <text:p>8.5</text:p>
          </table:table-cell>
          <table:table-cell office:value-type="float" office:value="530.20000000000005" table:style-name="ce26">
            <text:p>530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82.1" table:style-name="ce26">
            <text:p>482.1</text:p>
          </table:table-cell>
          <table:table-cell office:value-type="float" office:value="17.5" table:style-name="ce26">
            <text:p>17.5</text:p>
          </table:table-cell>
          <table:table-cell office:value-type="float" office:value="61.2" table:style-name="ce26">
            <text:p>61.2</text:p>
          </table:table-cell>
          <table:table-cell office:value-type="float" office:value="8.6" table:style-name="ce26">
            <text:p>8.6</text:p>
          </table:table-cell>
          <table:table-cell office:value-type="float" office:value="2" table:style-name="ce26">
            <text:p>2.0</text:p>
          </table:table-cell>
          <table:table-cell office:value-type="float" office:value="9" table:style-name="ce26">
            <text:p>9.0</text:p>
          </table:table-cell>
          <table:table-cell office:value-type="float" office:value="580.29999999999995" table:style-name="ce26">
            <text:p>580.3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64.1" table:style-name="ce26">
            <text:p>464.1</text:p>
          </table:table-cell>
          <table:table-cell office:value-type="float" office:value="20.3" table:style-name="ce26">
            <text:p>20.3</text:p>
          </table:table-cell>
          <table:table-cell office:value-type="float" office:value="57" table:style-name="ce26">
            <text:p>57.0</text:p>
          </table:table-cell>
          <table:table-cell office:value-type="float" office:value="9.1" table:style-name="ce26">
            <text:p>9.1</text:p>
          </table:table-cell>
          <table:table-cell office:value-type="float" office:value="1.9" table:style-name="ce26">
            <text:p>1.9</text:p>
          </table:table-cell>
          <table:table-cell office:value-type="float" office:value="12.3" table:style-name="ce26">
            <text:p>12.3</text:p>
          </table:table-cell>
          <table:table-cell office:value-type="float" office:value="564.70000000000005" table:style-name="ce26">
            <text:p>564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07.7" table:style-name="ce26">
            <text:p>507.7</text:p>
          </table:table-cell>
          <table:table-cell office:value-type="float" office:value="24.5" table:style-name="ce26">
            <text:p>24.5</text:p>
          </table:table-cell>
          <table:table-cell office:value-type="float" office:value="75.2" table:style-name="ce26">
            <text:p>75.2</text:p>
          </table:table-cell>
          <table:table-cell office:value-type="float" office:value="10.8" table:style-name="ce26">
            <text:p>10.8</text:p>
          </table:table-cell>
          <table:table-cell office:value-type="float" office:value="1.9" table:style-name="ce26">
            <text:p>1.9</text:p>
          </table:table-cell>
          <table:table-cell office:value-type="float" office:value="15" table:style-name="ce26">
            <text:p>15.0</text:p>
          </table:table-cell>
          <table:table-cell office:value-type="float" office:value="635.1" table:style-name="ce26">
            <text:p>635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485.1" table:style-name="ce26">
            <text:p>485.1</text:p>
          </table:table-cell>
          <table:table-cell office:value-type="float" office:value="19.100000000000001" table:style-name="ce26">
            <text:p>19.1</text:p>
          </table:table-cell>
          <table:table-cell office:value-type="float" office:value="66.7" table:style-name="ce26">
            <text:p>66.7</text:p>
          </table:table-cell>
          <table:table-cell office:value-type="float" office:value="9.8000000000000007" table:style-name="ce26">
            <text:p>9.8</text:p>
          </table:table-cell>
          <table:table-cell office:value-type="float" office:value="2" table:style-name="ce26">
            <text:p>2.0</text:p>
          </table:table-cell>
          <table:table-cell office:value-type="float" office:value="11" table:style-name="ce26">
            <text:p>11.0</text:p>
          </table:table-cell>
          <table:table-cell office:value-type="float" office:value="593.79999999999995" table:style-name="ce26">
            <text:p>593.8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46.1" table:style-name="ce26">
            <text:p>546.1</text:p>
          </table:table-cell>
          <table:table-cell office:value-type="float" office:value="24.6" table:style-name="ce26">
            <text:p>24.6</text:p>
          </table:table-cell>
          <table:table-cell office:value-type="float" office:value="70.8" table:style-name="ce26">
            <text:p>70.8</text:p>
          </table:table-cell>
          <table:table-cell office:value-type="float" office:value="8" table:style-name="ce26">
            <text:p>8.0</text:p>
          </table:table-cell>
          <table:table-cell office:value-type="float" office:value="1.7" table:style-name="ce26">
            <text:p>1.7</text:p>
          </table:table-cell>
          <table:table-cell office:value-type="float" office:value="13.2" table:style-name="ce26">
            <text:p>13.2</text:p>
          </table:table-cell>
          <table:table-cell office:value-type="float" office:value="664.3" table:style-name="ce26">
            <text:p>664.3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96.60000000000002" table:style-name="ce26">
            <text:p>296.6</text:p>
          </table:table-cell>
          <table:table-cell office:value-type="float" office:value="13.3" table:style-name="ce26">
            <text:p>13.3</text:p>
          </table:table-cell>
          <table:table-cell office:value-type="float" office:value="23.5" table:style-name="ce26">
            <text:p>23.5</text:p>
          </table:table-cell>
          <table:table-cell office:value-type="float" office:value="2.1" table:style-name="ce26">
            <text:p>2.1</text:p>
          </table:table-cell>
          <table:table-cell office:value-type="float" office:value="2" table:style-name="ce26">
            <text:p>2.0</text:p>
          </table:table-cell>
          <table:table-cell office:value-type="float" office:value="3.5" table:style-name="ce26">
            <text:p>3.5</text:p>
          </table:table-cell>
          <table:table-cell office:value-type="float" office:value="340.9" table:style-name="ce26">
            <text:p>340.9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68.20000000000005" table:style-name="ce26">
            <text:p>568.2</text:p>
          </table:table-cell>
          <table:table-cell office:value-type="float" office:value="25.7" table:style-name="ce26">
            <text:p>25.7</text:p>
          </table:table-cell>
          <table:table-cell office:value-type="float" office:value="77.8" table:style-name="ce26">
            <text:p>77.8</text:p>
          </table:table-cell>
          <table:table-cell office:value-type="float" office:value="7.6" table:style-name="ce26">
            <text:p>7.6</text:p>
          </table:table-cell>
          <table:table-cell office:value-type="float" office:value="2.1" table:style-name="ce26">
            <text:p>2.1</text:p>
          </table:table-cell>
          <table:table-cell office:value-type="float" office:value="9.1" table:style-name="ce26">
            <text:p>9.1</text:p>
          </table:table-cell>
          <table:table-cell office:value-type="float" office:value="690.4" table:style-name="ce26">
            <text:p>690.4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81.6" table:style-name="ce26">
            <text:p>581.6</text:p>
          </table:table-cell>
          <table:table-cell office:value-type="float" office:value="29.9" table:style-name="ce26">
            <text:p>29.9</text:p>
          </table:table-cell>
          <table:table-cell office:value-type="float" office:value="97.1" table:style-name="ce26">
            <text:p>97.1</text:p>
          </table:table-cell>
          <table:table-cell office:value-type="float" office:value="7.8" table:style-name="ce26">
            <text:p>7.8</text:p>
          </table:table-cell>
          <table:table-cell office:value-type="float" office:value="3.2" table:style-name="ce26">
            <text:p>3.2</text:p>
          </table:table-cell>
          <table:table-cell office:value-type="float" office:value="21" table:style-name="ce26">
            <text:p>21.0</text:p>
          </table:table-cell>
          <table:table-cell office:value-type="float" office:value="740.6" table:style-name="ce26">
            <text:p>740.6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2.2" table:style-name="ce26">
            <text:p>482.2</text:p>
          </table:table-cell>
          <table:table-cell office:value-type="float" office:value="21.2" table:style-name="ce26">
            <text:p>21.2</text:p>
          </table:table-cell>
          <table:table-cell office:value-type="float" office:value="64" table:style-name="ce26">
            <text:p>64.0</text:p>
          </table:table-cell>
          <table:table-cell office:value-type="float" office:value="7.5" table:style-name="ce26">
            <text:p>7.5</text:p>
          </table:table-cell>
          <table:table-cell office:value-type="float" office:value="2.1" table:style-name="ce26">
            <text:p>2.1</text:p>
          </table:table-cell>
          <table:table-cell office:value-type="float" office:value="10.8" table:style-name="ce26">
            <text:p>10.8</text:p>
          </table:table-cell>
          <table:table-cell office:value-type="float" office:value="587.70000000000005" table:style-name="ce26">
            <text:p>587.7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501.9" table:style-name="ce26">
            <text:p>501.9</text:p>
          </table:table-cell>
          <table:table-cell office:value-type="float" office:value="20.8" table:style-name="ce26">
            <text:p>20.8</text:p>
          </table:table-cell>
          <table:table-cell office:value-type="float" office:value="72.400000000000006" table:style-name="ce26">
            <text:p>72.4</text:p>
          </table:table-cell>
          <table:table-cell office:value-type="float" office:value="6.9" table:style-name="ce26">
            <text:p>6.9</text:p>
          </table:table-cell>
          <table:table-cell office:value-type="float" office:value="2.6" table:style-name="ce26">
            <text:p>2.6</text:p>
          </table:table-cell>
          <table:table-cell office:value-type="float" office:value="19.100000000000001" table:style-name="ce26">
            <text:p>19.1</text:p>
          </table:table-cell>
          <table:table-cell office:value-type="float" office:value="623.79999999999995" table:style-name="ce26">
            <text:p>623.8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61.8" table:style-name="ce26">
            <text:p>461.8</text:p>
          </table:table-cell>
          <table:table-cell office:value-type="float" office:value="15.1" table:style-name="ce26">
            <text:p>15.1</text:p>
          </table:table-cell>
          <table:table-cell office:value-type="float" office:value="57.7" table:style-name="ce26">
            <text:p>57.7</text:p>
          </table:table-cell>
          <table:table-cell office:value-type="float" office:value="6.4" table:style-name="ce26">
            <text:p>6.4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5.8" table:style-name="ce26">
            <text:p>15.8</text:p>
          </table:table-cell>
          <table:table-cell office:value-type="float" office:value="559" table:style-name="ce26">
            <text:p>559.0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1" table:style-name="ce26">
            <text:p>491.0</text:p>
          </table:table-cell>
          <table:table-cell office:value-type="float" office:value="20.9" table:style-name="ce26">
            <text:p>20.9</text:p>
          </table:table-cell>
          <table:table-cell office:value-type="float" office:value="64.900000000000006" table:style-name="ce26">
            <text:p>64.9</text:p>
          </table:table-cell>
          <table:table-cell office:value-type="float" office:value="7.5" table:style-name="ce26">
            <text:p>7.5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1.9" table:style-name="ce26">
            <text:p>11.9</text:p>
          </table:table-cell>
          <table:table-cell office:value-type="float" office:value="598.4" table:style-name="ce26">
            <text:p>598.4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21.4" table:style-name="ce26">
            <text:p>521.4</text:p>
          </table:table-cell>
          <table:table-cell office:value-type="float" office:value="13.8" table:style-name="ce26">
            <text:p>13.8</text:p>
          </table:table-cell>
          <table:table-cell office:value-type="float" office:value="66.599999999999994" table:style-name="ce26">
            <text:p>66.6</text:p>
          </table:table-cell>
          <table:table-cell office:value-type="float" office:value="12.6" table:style-name="ce26">
            <text:p>12.6</text:p>
          </table:table-cell>
          <table:table-cell office:value-type="float" office:value="2.5" table:style-name="ce26">
            <text:p>2.5</text:p>
          </table:table-cell>
          <table:table-cell office:value-type="float" office:value="19.100000000000001" table:style-name="ce26">
            <text:p>19.1</text:p>
          </table:table-cell>
          <table:table-cell office:value-type="float" office:value="636" table:style-name="ce26">
            <text:p>636.0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2.1" table:style-name="ce28">
            <text:p>492.1</text:p>
          </table:table-cell>
          <table:table-cell office:value-type="float" office:value="20.7" table:style-name="ce28">
            <text:p>20.7</text:p>
          </table:table-cell>
          <table:table-cell office:value-type="float" office:value="65" table:style-name="ce28">
            <text:p>65.0</text:p>
          </table:table-cell>
          <table:table-cell office:value-type="float" office:value="7.6" table:style-name="ce28">
            <text:p>7.6</text:p>
          </table:table-cell>
          <table:table-cell office:value-type="float" office:value="2.2000000000000002" table:style-name="ce28">
            <text:p>2.2</text:p>
          </table:table-cell>
          <table:table-cell office:value-type="float" office:value="12.1" table:style-name="ce28">
            <text:p>12.1</text:p>
          </table:table-cell>
          <table:table-cell office:value-type="float" office:value="599.70000000000005" table:style-name="ce28">
            <text:p>599.7</text:p>
          </table:table-cell>
          <table:table-cell table:number-columns-repeated="16376" table:style-name="ce3"/>
        </table:table-row>
        <table:table-row table:style-name="ro2">
          <table:table-cell table:style-name="ce21"/>
          <table:table-cell table:number-columns-repeated="7" table:style-name="ce22"/>
          <table:table-cell table:number-columns-repeated="16376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style-name="ce2"/>
          <table:table-cell table:number-columns-repeated="1637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9 December 2020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April 2021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2020_Q3.$A$1:2020_Q3.$H$49" table:base-cell-address="2020_Q3.$A$1"/>
        </table:named-expressions>
      </table:table>
      <table:table table:name="2020_Q2" table:style-name="ta1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8" table:number-columns-repeated="16376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style-name="ce2"/>
          <table:table-cell table:number-columns-repeated="16375" table:style-name="ce3"/>
        </table:table-row>
        <table:table-row table:style-name="ro2">
          <table:table-cell table:style-name="ce5"/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4" table:style-name="ce2"/>
          <table:table-cell table:number-columns-repeated="16375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20 Q2</text:p>
          </table:table-cell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table:style-name="ce8"/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number-columns-repeated="16376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48.5530000000001" table:style-name="ce22">
            <text:p>1,148.6</text:p>
          </table:table-cell>
          <table:table-cell office:value-type="float" office:value="43.064999999999998" table:style-name="ce22">
            <text:p>43.1</text:p>
          </table:table-cell>
          <table:table-cell office:value-type="float" office:value="161.01400000000001" table:style-name="ce22">
            <text:p>161.0</text:p>
          </table:table-cell>
          <table:table-cell office:value-type="float" office:value="14.337999999999999" table:style-name="ce22">
            <text:p>14.3</text:p>
          </table:table-cell>
          <table:table-cell office:value-type="float" office:value="4.726" table:style-name="ce22">
            <text:p>4.7</text:p>
          </table:table-cell>
          <table:table-cell office:value-type="float" office:value="22.068000000000001" table:style-name="ce22">
            <text:p>22.1</text:p>
          </table:table-cell>
          <table:table-cell office:value-type="float" office:value="1393.7639999999999" table:style-name="ce22">
            <text:p>1,393.8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93.4319999999998" table:style-name="ce22">
            <text:p>3,293.4</text:p>
          </table:table-cell>
          <table:table-cell office:value-type="float" office:value="123.01600000000001" table:style-name="ce22">
            <text:p>123.0</text:p>
          </table:table-cell>
          <table:table-cell office:value-type="float" office:value="360.11900000000003" table:style-name="ce22">
            <text:p>360.1</text:p>
          </table:table-cell>
          <table:table-cell office:value-type="float" office:value="60.651000000000003" table:style-name="ce22">
            <text:p>60.7</text:p>
          </table:table-cell>
          <table:table-cell office:value-type="float" office:value="12.141" table:style-name="ce22">
            <text:p>12.1</text:p>
          </table:table-cell>
          <table:table-cell office:value-type="float" office:value="63.360999999999997" table:style-name="ce22">
            <text:p>63.4</text:p>
          </table:table-cell>
          <table:table-cell office:value-type="float" office:value="3912.72" table:style-name="ce22">
            <text:p>3,912.7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532.4209999999998" table:style-name="ce22">
            <text:p>2,532.4</text:p>
          </table:table-cell>
          <table:table-cell office:value-type="float" office:value="107.631" table:style-name="ce22">
            <text:p>107.6</text:p>
          </table:table-cell>
          <table:table-cell office:value-type="float" office:value="304.887" table:style-name="ce22">
            <text:p>304.9</text:p>
          </table:table-cell>
          <table:table-cell office:value-type="float" office:value="48.738999999999997" table:style-name="ce22">
            <text:p>48.7</text:p>
          </table:table-cell>
          <table:table-cell office:value-type="float" office:value="9.0259999999999998" table:style-name="ce22">
            <text:p>9.0</text:p>
          </table:table-cell>
          <table:table-cell office:value-type="float" office:value="65.510000000000005" table:style-name="ce22">
            <text:p>65.5</text:p>
          </table:table-cell>
          <table:table-cell office:value-type="float" office:value="3068.2139999999999" table:style-name="ce22">
            <text:p>3,068.2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33.5279999999998" table:style-name="ce22">
            <text:p>2,433.5</text:p>
          </table:table-cell>
          <table:table-cell office:value-type="float" office:value="113.855" table:style-name="ce22">
            <text:p>113.9</text:p>
          </table:table-cell>
          <table:table-cell office:value-type="float" office:value="352.274" table:style-name="ce22">
            <text:p>352.3</text:p>
          </table:table-cell>
          <table:table-cell office:value-type="float" office:value="50.598999999999997" table:style-name="ce22">
            <text:p>50.6</text:p>
          </table:table-cell>
          <table:table-cell office:value-type="float" office:value="7.8979999999999997" table:style-name="ce22">
            <text:p>7.9</text:p>
          </table:table-cell>
          <table:table-cell office:value-type="float" office:value="70.453999999999994" table:style-name="ce22">
            <text:p>70.5</text:p>
          </table:table-cell>
          <table:table-cell office:value-type="float" office:value="3028.6080000000002" table:style-name="ce22">
            <text:p>3,028.6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53.7579999999998" table:style-name="ce22">
            <text:p>3,053.8</text:p>
          </table:table-cell>
          <table:table-cell office:value-type="float" office:value="108.983" table:style-name="ce22">
            <text:p>109.0</text:p>
          </table:table-cell>
          <table:table-cell office:value-type="float" office:value="457.56299999999999" table:style-name="ce22">
            <text:p>457.6</text:p>
          </table:table-cell>
          <table:table-cell office:value-type="float" office:value="57.125999999999998" table:style-name="ce22">
            <text:p>57.1</text:p>
          </table:table-cell>
          <table:table-cell office:value-type="float" office:value="11.317" table:style-name="ce22">
            <text:p>11.3</text:p>
          </table:table-cell>
          <table:table-cell office:value-type="float" office:value="64.073999999999998" table:style-name="ce22">
            <text:p>64.1</text:p>
          </table:table-cell>
          <table:table-cell office:value-type="float" office:value="3752.8209999999999" table:style-name="ce22">
            <text:p>3,752.8</text:p>
          </table:table-cell>
          <table:table-cell table:style-name="ce23"/>
          <table:table-cell table:number-columns-repeated="16375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78.0479999999998" table:style-name="ce22">
            <text:p>3,378.0</text:p>
          </table:table-cell>
          <table:table-cell office:value-type="float" office:value="147.41499999999999" table:style-name="ce22">
            <text:p>147.4</text:p>
          </table:table-cell>
          <table:table-cell office:value-type="float" office:value="430.48" table:style-name="ce22">
            <text:p>430.5</text:p>
          </table:table-cell>
          <table:table-cell office:value-type="float" office:value="47.234999999999999" table:style-name="ce22">
            <text:p>47.2</text:p>
          </table:table-cell>
          <table:table-cell office:value-type="float" office:value="9.3539999999999992" table:style-name="ce22">
            <text:p>9.4</text:p>
          </table:table-cell>
          <table:table-cell office:value-type="float" office:value="79.403999999999996" table:style-name="ce22">
            <text:p>79.4</text:p>
          </table:table-cell>
          <table:table-cell office:value-type="float" office:value="4091.9360000000001" table:style-name="ce22">
            <text:p>4,091.9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28.07" table:style-name="ce22">
            <text:p>2,628.1</text:p>
          </table:table-cell>
          <table:table-cell office:value-type="float" office:value="114.688" table:style-name="ce22">
            <text:p>114.7</text:p>
          </table:table-cell>
          <table:table-cell office:value-type="float" office:value="207.72" table:style-name="ce22">
            <text:p>207.7</text:p>
          </table:table-cell>
          <table:table-cell office:value-type="float" office:value="18.381" table:style-name="ce22">
            <text:p>18.4</text:p>
          </table:table-cell>
          <table:table-cell office:value-type="float" office:value="17.056999999999999" table:style-name="ce22">
            <text:p>17.1</text:p>
          </table:table-cell>
          <table:table-cell office:value-type="float" office:value="30.431999999999999" table:style-name="ce22">
            <text:p>30.4</text:p>
          </table:table-cell>
          <table:table-cell office:value-type="float" office:value="3016.348" table:style-name="ce22">
            <text:p>3,016.3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176.0060000000003" table:style-name="ce22">
            <text:p>5,176.0</text:p>
          </table:table-cell>
          <table:table-cell office:value-type="float" office:value="227.286" table:style-name="ce22">
            <text:p>227.3</text:p>
          </table:table-cell>
          <table:table-cell office:value-type="float" office:value="696.89800000000002" table:style-name="ce22">
            <text:p>696.9</text:p>
          </table:table-cell>
          <table:table-cell office:value-type="float" office:value="66.819999999999993" table:style-name="ce22">
            <text:p>66.8</text:p>
          </table:table-cell>
          <table:table-cell office:value-type="float" office:value="17.498999999999999" table:style-name="ce22">
            <text:p>17.5</text:p>
          </table:table-cell>
          <table:table-cell office:value-type="float" office:value="78.991" table:style-name="ce22">
            <text:p>79.0</text:p>
          </table:table-cell>
          <table:table-cell office:value-type="float" office:value="6263.5" table:style-name="ce22">
            <text:p>6,263.5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245.0369999999998" table:style-name="ce22">
            <text:p>3,245.0</text:p>
          </table:table-cell>
          <table:table-cell office:value-type="float" office:value="161.38900000000001" table:style-name="ce22">
            <text:p>161.4</text:p>
          </table:table-cell>
          <table:table-cell office:value-type="float" office:value="530.88499999999999" table:style-name="ce22">
            <text:p>530.9</text:p>
          </table:table-cell>
          <table:table-cell office:value-type="float" office:value="41.56" table:style-name="ce22">
            <text:p>41.6</text:p>
          </table:table-cell>
          <table:table-cell office:value-type="float" office:value="16.059999999999999" table:style-name="ce22">
            <text:p>16.1</text:p>
          </table:table-cell>
          <table:table-cell office:value-type="float" office:value="112.991" table:style-name="ce22">
            <text:p>113.0</text:p>
          </table:table-cell>
          <table:table-cell office:value-type="float" office:value="4107.9219999999996" table:style-name="ce22">
            <text:p>4,107.9</text:p>
          </table:table-cell>
          <table:table-cell table:style-name="ce23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888.852999999999" table:style-name="ce22">
            <text:p>26,888.9</text:p>
          </table:table-cell>
          <table:table-cell office:value-type="float" office:value="1147.328" table:style-name="ce22">
            <text:p>1,147.3</text:p>
          </table:table-cell>
          <table:table-cell office:value-type="float" office:value="3501.84" table:style-name="ce22">
            <text:p>3,501.8</text:p>
          </table:table-cell>
          <table:table-cell office:value-type="float" office:value="405.44900000000001" table:style-name="ce22">
            <text:p>405.4</text:p>
          </table:table-cell>
          <table:table-cell office:value-type="float" office:value="105.078" table:style-name="ce22">
            <text:p>105.1</text:p>
          </table:table-cell>
          <table:table-cell office:value-type="float" office:value="587.28499999999997" table:style-name="ce22">
            <text:p>587.3</text:p>
          </table:table-cell>
          <table:table-cell office:value-type="float" office:value="32635.832999999999" table:style-name="ce22">
            <text:p>32,635.8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63.7070000000001" table:style-name="ce22">
            <text:p>1,563.7</text:p>
          </table:table-cell>
          <table:table-cell office:value-type="float" office:value="61.487000000000002" table:style-name="ce22">
            <text:p>61.5</text:p>
          </table:table-cell>
          <table:table-cell office:value-type="float" office:value="219.78399999999999" table:style-name="ce22">
            <text:p>219.8</text:p>
          </table:table-cell>
          <table:table-cell office:value-type="float" office:value="20.67" table:style-name="ce22">
            <text:p>20.7</text:p>
          </table:table-cell>
          <table:table-cell office:value-type="float" office:value="6.3630000000000004" table:style-name="ce22">
            <text:p>6.4</text:p>
          </table:table-cell>
          <table:table-cell office:value-type="float" office:value="58.616" table:style-name="ce22">
            <text:p>58.6</text:p>
          </table:table-cell>
          <table:table-cell office:value-type="float" office:value="1930.627" table:style-name="ce22">
            <text:p>1,930.6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97.241" table:style-name="ce22">
            <text:p>2,497.2</text:p>
          </table:table-cell>
          <table:table-cell office:value-type="float" office:value="77.584999999999994" table:style-name="ce22">
            <text:p>77.6</text:p>
          </table:table-cell>
          <table:table-cell office:value-type="float" office:value="303.45999999999998" table:style-name="ce22">
            <text:p>303.5</text:p>
          </table:table-cell>
          <table:table-cell office:value-type="float" office:value="33.871000000000002" table:style-name="ce22">
            <text:p>33.9</text:p>
          </table:table-cell>
          <table:table-cell office:value-type="float" office:value="11.122999999999999" table:style-name="ce22">
            <text:p>11.1</text:p>
          </table:table-cell>
          <table:table-cell office:value-type="float" office:value="84.355999999999995" table:style-name="ce22">
            <text:p>84.4</text:p>
          </table:table-cell>
          <table:table-cell office:value-type="float" office:value="3007.636" table:style-name="ce22">
            <text:p>3,007.6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67.66300000000001" table:style-name="ce22">
            <text:p>667.7</text:p>
          </table:table-cell>
          <table:table-cell office:value-type="float" office:value="17.791" table:style-name="ce22">
            <text:p>17.8</text:p>
          </table:table-cell>
          <table:table-cell office:value-type="float" office:value="72.165999999999997" table:style-name="ce22">
            <text:p>72.2</text:p>
          </table:table-cell>
          <table:table-cell office:value-type="float" office:value="6.7080000000000002" table:style-name="ce22">
            <text:p>6.7</text:p>
          </table:table-cell>
          <table:table-cell office:value-type="float" office:value="1.3080000000000001" table:style-name="ce22">
            <text:p>1.3</text:p>
          </table:table-cell>
          <table:table-cell office:value-type="float" office:value="13.457000000000001" table:style-name="ce22">
            <text:p>13.5</text:p>
          </table:table-cell>
          <table:table-cell office:value-type="float" office:value="779.09299999999996" table:style-name="ce22">
            <text:p>779.1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1.7030000000000001" table:style-name="ce22">
            <text:p>1.7</text:p>
          </table:table-cell>
          <table:table-cell office:value-type="float" office:value="0.754" table:style-name="ce22">
            <text:p>0.8</text:p>
          </table:table-cell>
          <table:table-cell office:value-type="float" office:value="0.67800000000000005" table:style-name="ce22">
            <text:p>0.7</text:p>
          </table:table-cell>
          <table:table-cell office:value-type="float" office:value="4.2000000000000003E-2" table:style-name="ce22">
            <text:p>-</text:p>
          </table:table-cell>
          <table:table-cell office:value-type="float" office:value="4.5999999999999999E-2" table:style-name="ce22">
            <text:p>-</text:p>
          </table:table-cell>
          <table:table-cell office:value-type="float" office:value="0.64" table:style-name="ce22">
            <text:p>0.6</text:p>
          </table:table-cell>
          <table:table-cell office:value-type="float" office:value="3.863" table:style-name="ce22">
            <text:p>3.9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619.167000000001" table:style-name="ce22">
            <text:p>31,619.2</text:p>
          </table:table-cell>
          <table:table-cell office:value-type="float" office:value="1304.9449999999999" table:style-name="ce22">
            <text:p>1,304.9</text:p>
          </table:table-cell>
          <table:table-cell office:value-type="float" office:value="4097.9279999999999" table:style-name="ce22">
            <text:p>4,097.9</text:p>
          </table:table-cell>
          <table:table-cell office:value-type="float" office:value="466.74" table:style-name="ce22">
            <text:p>466.7</text:p>
          </table:table-cell>
          <table:table-cell office:value-type="float" office:value="123.91800000000001" table:style-name="ce22">
            <text:p>123.9</text:p>
          </table:table-cell>
          <table:table-cell office:value-type="float" office:value="744.35400000000004" table:style-name="ce22">
            <text:p>744.4</text:p>
          </table:table-cell>
          <table:table-cell office:value-type="float" office:value="38357.052000000003" table:style-name="ce22">
            <text:p>38,357.1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74.81299999999999" table:style-name="ce22">
            <text:p>974.8</text:p>
          </table:table-cell>
          <table:table-cell office:value-type="float" office:value="24.899000000000001" table:style-name="ce22">
            <text:p>24.9</text:p>
          </table:table-cell>
          <table:table-cell office:value-type="float" office:value="121.98399999999999" table:style-name="ce22">
            <text:p>122.0</text:p>
          </table:table-cell>
          <table:table-cell office:value-type="float" office:value="22.693000000000001" table:style-name="ce22">
            <text:p>22.7</text:p>
          </table:table-cell>
          <table:table-cell office:value-type="float" office:value="4.0780000000000003" table:style-name="ce22">
            <text:p>4.1</text:p>
          </table:table-cell>
          <table:table-cell office:value-type="float" office:value="35.625" table:style-name="ce22">
            <text:p>35.6</text:p>
          </table:table-cell>
          <table:table-cell office:value-type="float" office:value="1184.0920000000001" table:style-name="ce22">
            <text:p>1,184.1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4.73" table:style-name="ce22">
            <text:p>14.7</text:p>
          </table:table-cell>
          <table:table-cell office:value-type="float" office:value="0.23100000000000001" table:style-name="ce22">
            <text:p>0.2</text:p>
          </table:table-cell>
          <table:table-cell office:value-type="float" office:value="0.89300000000000002" table:style-name="ce22">
            <text:p>0.9</text:p>
          </table:table-cell>
          <table:table-cell office:value-type="float" office:value="0.122" table:style-name="ce22">
            <text:p>0.1</text:p>
          </table:table-cell>
          <table:table-cell office:value-type="float" office:value="1.2999999999999999E-2" table:style-name="ce22">
            <text:p>-</text:p>
          </table:table-cell>
          <table:table-cell office:value-type="float" office:value="7.1999999999999995E-2" table:style-name="ce22">
            <text:p>0.1</text:p>
          </table:table-cell>
          <table:table-cell office:value-type="float" office:value="16.061" table:style-name="ce22">
            <text:p>16.1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608.71" table:style-name="ce22">
            <text:p>32,608.7</text:p>
          </table:table-cell>
          <table:table-cell office:value-type="float" office:value="1330.075" table:style-name="ce22">
            <text:p>1,330.1</text:p>
          </table:table-cell>
          <table:table-cell office:value-type="float" office:value="4220.8050000000003" table:style-name="ce22">
            <text:p>4,220.8</text:p>
          </table:table-cell>
          <table:table-cell office:value-type="float" office:value="489.55500000000001" table:style-name="ce22">
            <text:p>489.6</text:p>
          </table:table-cell>
          <table:table-cell office:value-type="float" office:value="128.00899999999999" table:style-name="ce22">
            <text:p>128.0</text:p>
          </table:table-cell>
          <table:table-cell office:value-type="float" office:value="780.05100000000004" table:style-name="ce22">
            <text:p>780.1</text:p>
          </table:table-cell>
          <table:table-cell office:value-type="float" office:value="39557.205000000002" table:style-name="ce22">
            <text:p>39,557.2</text:p>
          </table:table-cell>
          <table:table-cell table:style-name="ce23"/>
          <table:table-cell table:number-columns-repeated="16375" table:style-name="ce3"/>
        </table:table-row>
        <table:table-row table:style-name="ro5">
          <table:table-cell office:value-type="string" table:style-name="ce18">
            <text:p>Vehicles per thousand head of population (mid-2018 population estimates)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32.1" table:style-name="ce26">
            <text:p>432.1</text:p>
          </table:table-cell>
          <table:table-cell office:value-type="float" office:value="16.2" table:style-name="ce26">
            <text:p>16.2</text:p>
          </table:table-cell>
          <table:table-cell office:value-type="float" office:value="60.6" table:style-name="ce26">
            <text:p>60.6</text:p>
          </table:table-cell>
          <table:table-cell office:value-type="float" office:value="5.4" table:style-name="ce26">
            <text:p>5.4</text:p>
          </table:table-cell>
          <table:table-cell office:value-type="float" office:value="1.8" table:style-name="ce26">
            <text:p>1.8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524.4" table:style-name="ce26">
            <text:p>524.4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51.6" table:style-name="ce26">
            <text:p>451.6</text:p>
          </table:table-cell>
          <table:table-cell office:value-type="float" office:value="16.899999999999999" table:style-name="ce26">
            <text:p>16.9</text:p>
          </table:table-cell>
          <table:table-cell office:value-type="float" office:value="49.4" table:style-name="ce26">
            <text:p>49.4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1.7" table:style-name="ce26">
            <text:p>1.7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536.6" table:style-name="ce26">
            <text:p>536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62.2" table:style-name="ce26">
            <text:p>462.2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55.6" table:style-name="ce26">
            <text:p>55.6</text:p>
          </table:table-cell>
          <table:table-cell office:value-type="float" office:value="8.9" table:style-name="ce26">
            <text:p>8.9</text:p>
          </table:table-cell>
          <table:table-cell office:value-type="float" office:value="1.6" table:style-name="ce26">
            <text:p>1.6</text:p>
          </table:table-cell>
          <table:table-cell office:value-type="float" office:value="12" table:style-name="ce26">
            <text:p>12.0</text:p>
          </table:table-cell>
          <table:table-cell office:value-type="float" office:value="559.9" table:style-name="ce26">
            <text:p>559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06.5" table:style-name="ce26">
            <text:p>506.5</text:p>
          </table:table-cell>
          <table:table-cell office:value-type="float" office:value="23.7" table:style-name="ce26">
            <text:p>23.7</text:p>
          </table:table-cell>
          <table:table-cell office:value-type="float" office:value="73.3" table:style-name="ce26">
            <text:p>73.3</text:p>
          </table:table-cell>
          <table:table-cell office:value-type="float" office:value="10.5" table:style-name="ce26">
            <text:p>10.5</text:p>
          </table:table-cell>
          <table:table-cell office:value-type="float" office:value="1.6" table:style-name="ce26">
            <text:p>1.6</text:p>
          </table:table-cell>
          <table:table-cell office:value-type="float" office:value="14.7" table:style-name="ce26">
            <text:p>14.7</text:p>
          </table:table-cell>
          <table:table-cell office:value-type="float" office:value="630.4" table:style-name="ce26">
            <text:p>630.4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17.5" table:style-name="ce26">
            <text:p>517.5</text:p>
          </table:table-cell>
          <table:table-cell office:value-type="float" office:value="18.5" table:style-name="ce26">
            <text:p>18.5</text:p>
          </table:table-cell>
          <table:table-cell office:value-type="float" office:value="77.5" table:style-name="ce26">
            <text:p>77.5</text:p>
          </table:table-cell>
          <table:table-cell office:value-type="float" office:value="9.6999999999999993" table:style-name="ce26">
            <text:p>9.7</text:p>
          </table:table-cell>
          <table:table-cell office:value-type="float" office:value="1.9" table:style-name="ce26">
            <text:p>1.9</text:p>
          </table:table-cell>
          <table:table-cell office:value-type="float" office:value="10.9" table:style-name="ce26">
            <text:p>10.9</text:p>
          </table:table-cell>
          <table:table-cell office:value-type="float" office:value="636" table:style-name="ce26">
            <text:p>636.0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44.70000000000005" table:style-name="ce26">
            <text:p>544.7</text:p>
          </table:table-cell>
          <table:table-cell office:value-type="float" office:value="23.8" table:style-name="ce26">
            <text:p>23.8</text:p>
          </table:table-cell>
          <table:table-cell office:value-type="float" office:value="69.400000000000006" table:style-name="ce26">
            <text:p>69.4</text:p>
          </table:table-cell>
          <table:table-cell office:value-type="float" office:value="7.6" table:style-name="ce26">
            <text:p>7.6</text:p>
          </table:table-cell>
          <table:table-cell office:value-type="float" office:value="1.5" table:style-name="ce26">
            <text:p>1.5</text:p>
          </table:table-cell>
          <table:table-cell office:value-type="float" office:value="12.8" table:style-name="ce26">
            <text:p>12.8</text:p>
          </table:table-cell>
          <table:table-cell office:value-type="float" office:value="659.9" table:style-name="ce26">
            <text:p>659.9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95" table:style-name="ce26">
            <text:p>295.0</text:p>
          </table:table-cell>
          <table:table-cell office:value-type="float" office:value="12.9" table:style-name="ce26">
            <text:p>12.9</text:p>
          </table:table-cell>
          <table:table-cell office:value-type="float" office:value="23.3" table:style-name="ce26">
            <text:p>23.3</text:p>
          </table:table-cell>
          <table:table-cell office:value-type="float" office:value="2.1" table:style-name="ce26">
            <text:p>2.1</text:p>
          </table:table-cell>
          <table:table-cell office:value-type="float" office:value="1.9" table:style-name="ce26">
            <text:p>1.9</text:p>
          </table:table-cell>
          <table:table-cell office:value-type="float" office:value="3.4" table:style-name="ce26">
            <text:p>3.4</text:p>
          </table:table-cell>
          <table:table-cell office:value-type="float" office:value="338.6" table:style-name="ce26">
            <text:p>338.6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66.70000000000005" table:style-name="ce26">
            <text:p>566.7</text:p>
          </table:table-cell>
          <table:table-cell office:value-type="float" office:value="24.9" table:style-name="ce26">
            <text:p>24.9</text:p>
          </table:table-cell>
          <table:table-cell office:value-type="float" office:value="76.3" table:style-name="ce26">
            <text:p>76.3</text:p>
          </table:table-cell>
          <table:table-cell office:value-type="float" office:value="7.3" table:style-name="ce26">
            <text:p>7.3</text:p>
          </table:table-cell>
          <table:table-cell office:value-type="float" office:value="1.9" table:style-name="ce26">
            <text:p>1.9</text:p>
          </table:table-cell>
          <table:table-cell office:value-type="float" office:value="8.6" table:style-name="ce26">
            <text:p>8.6</text:p>
          </table:table-cell>
          <table:table-cell office:value-type="float" office:value="685.8" table:style-name="ce26">
            <text:p>685.8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79.5" table:style-name="ce26">
            <text:p>579.5</text:p>
          </table:table-cell>
          <table:table-cell office:value-type="float" office:value="28.8" table:style-name="ce26">
            <text:p>28.8</text:p>
          </table:table-cell>
          <table:table-cell office:value-type="float" office:value="94.8" table:style-name="ce26">
            <text:p>94.8</text:p>
          </table:table-cell>
          <table:table-cell office:value-type="float" office:value="7.4" table:style-name="ce26">
            <text:p>7.4</text:p>
          </table:table-cell>
          <table:table-cell office:value-type="float" office:value="2.9" table:style-name="ce26">
            <text:p>2.9</text:p>
          </table:table-cell>
          <table:table-cell office:value-type="float" office:value="20.2" table:style-name="ce26">
            <text:p>20.2</text:p>
          </table:table-cell>
          <table:table-cell office:value-type="float" office:value="733.6" table:style-name="ce26">
            <text:p>733.6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0.4" table:style-name="ce26">
            <text:p>480.4</text:p>
          </table:table-cell>
          <table:table-cell office:value-type="float" office:value="20.5" table:style-name="ce26">
            <text:p>20.5</text:p>
          </table:table-cell>
          <table:table-cell office:value-type="float" office:value="62.6" table:style-name="ce26">
            <text:p>62.6</text:p>
          </table:table-cell>
          <table:table-cell office:value-type="float" office:value="7.2" table:style-name="ce26">
            <text:p>7.2</text:p>
          </table:table-cell>
          <table:table-cell office:value-type="float" office:value="1.9" table:style-name="ce26">
            <text:p>1.9</text:p>
          </table:table-cell>
          <table:table-cell office:value-type="float" office:value="10.5" table:style-name="ce26">
            <text:p>10.5</text:p>
          </table:table-cell>
          <table:table-cell office:value-type="float" office:value="583" table:style-name="ce26">
            <text:p>583.0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8.2" table:style-name="ce26">
            <text:p>498.2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70" table:style-name="ce26">
            <text:p>70.0</text:p>
          </table:table-cell>
          <table:table-cell office:value-type="float" office:value="6.6" table:style-name="ce26">
            <text:p>6.6</text:p>
          </table:table-cell>
          <table:table-cell office:value-type="float" office:value="2" table:style-name="ce26">
            <text:p>2.0</text:p>
          </table:table-cell>
          <table:table-cell office:value-type="float" office:value="18.7" table:style-name="ce26">
            <text:p>18.7</text:p>
          </table:table-cell>
          <table:table-cell office:value-type="float" office:value="615.1" table:style-name="ce26">
            <text:p>615.1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9.2" table:style-name="ce26">
            <text:p>459.2</text:p>
          </table:table-cell>
          <table:table-cell office:value-type="float" office:value="14.3" table:style-name="ce26">
            <text:p>14.3</text:p>
          </table:table-cell>
          <table:table-cell office:value-type="float" office:value="55.8" table:style-name="ce26">
            <text:p>55.8</text:p>
          </table:table-cell>
          <table:table-cell office:value-type="float" office:value="6.2" table:style-name="ce26">
            <text:p>6.2</text:p>
          </table:table-cell>
          <table:table-cell office:value-type="float" office:value="2" table:style-name="ce26">
            <text:p>2.0</text:p>
          </table:table-cell>
          <table:table-cell office:value-type="float" office:value="15.5" table:style-name="ce26">
            <text:p>15.5</text:p>
          </table:table-cell>
          <table:table-cell office:value-type="float" office:value="553.1" table:style-name="ce26">
            <text:p>553.1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89.8" table:style-name="ce26">
            <text:p>489.8</text:p>
          </table:table-cell>
          <table:table-cell office:value-type="float" office:value="20.2" table:style-name="ce26">
            <text:p>20.2</text:p>
          </table:table-cell>
          <table:table-cell office:value-type="float" office:value="63.5" table:style-name="ce26">
            <text:p>63.5</text:p>
          </table:table-cell>
          <table:table-cell office:value-type="float" office:value="7.2" table:style-name="ce26">
            <text:p>7.2</text:p>
          </table:table-cell>
          <table:table-cell office:value-type="float" office:value="1.9" table:style-name="ce26">
            <text:p>1.9</text:p>
          </table:table-cell>
          <table:table-cell office:value-type="float" office:value="11.5" table:style-name="ce26">
            <text:p>11.5</text:p>
          </table:table-cell>
          <table:table-cell office:value-type="float" office:value="594.20000000000005" table:style-name="ce26">
            <text:p>594.2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18.1" table:style-name="ce26">
            <text:p>518.1</text:p>
          </table:table-cell>
          <table:table-cell office:value-type="float" office:value="13.2" table:style-name="ce26">
            <text:p>13.2</text:p>
          </table:table-cell>
          <table:table-cell office:value-type="float" office:value="64.8" table:style-name="ce26">
            <text:p>64.8</text:p>
          </table:table-cell>
          <table:table-cell office:value-type="float" office:value="12.1" table:style-name="ce26">
            <text:p>12.1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8.899999999999999" table:style-name="ce26">
            <text:p>18.9</text:p>
          </table:table-cell>
          <table:table-cell office:value-type="float" office:value="629.29999999999995" table:style-name="ce26">
            <text:p>629.3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0.8" table:style-name="ce28">
            <text:p>490.8</text:p>
          </table:table-cell>
          <table:table-cell office:value-type="float" office:value="20" table:style-name="ce28">
            <text:p>20.0</text:p>
          </table:table-cell>
          <table:table-cell office:value-type="float" office:value="63.5" table:style-name="ce28">
            <text:p>63.5</text:p>
          </table:table-cell>
          <table:table-cell office:value-type="float" office:value="7.4" table:style-name="ce28">
            <text:p>7.4</text:p>
          </table:table-cell>
          <table:table-cell office:value-type="float" office:value="1.9" table:style-name="ce28">
            <text:p>1.9</text:p>
          </table:table-cell>
          <table:table-cell office:value-type="float" office:value="11.7" table:style-name="ce28">
            <text:p>11.7</text:p>
          </table:table-cell>
          <table:table-cell office:value-type="float" office:value="595.4" table:style-name="ce28">
            <text:p>595.4</text:p>
          </table:table-cell>
          <table:table-cell table:number-columns-repeated="16376" table:style-name="ce3"/>
        </table:table-row>
        <table:table-row table:style-name="ro2">
          <table:table-cell table:style-name="ce21"/>
          <table:table-cell table:number-columns-repeated="7" table:style-name="ce22"/>
          <table:table-cell table:number-columns-repeated="16376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style-name="ce2"/>
          <table:table-cell table:number-columns-repeated="1637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5 September 2020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December 2020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2020_Q2.$A$1:2020_Q2.$H$49" table:base-cell-address="2020_Q2.$A$1"/>
        </table:named-expressions>
      </table:table>
      <table:table table:name="2020_Q1" table:style-name="ta1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8" table:number-columns-repeated="16376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style-name="ce2"/>
          <table:table-cell table:number-columns-repeated="16375" table:style-name="ce3"/>
        </table:table-row>
        <table:table-row table:style-name="ro2">
          <table:table-cell table:style-name="ce5"/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4" table:style-name="ce2"/>
          <table:table-cell table:number-columns-repeated="16375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20 Q1</text:p>
          </table:table-cell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table:style-name="ce8"/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number-columns-repeated="16376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60.865" table:style-name="ce22">
            <text:p>1,160.9</text:p>
          </table:table-cell>
          <table:table-cell office:value-type="float" office:value="38.942999999999998" table:style-name="ce22">
            <text:p>38.9</text:p>
          </table:table-cell>
          <table:table-cell office:value-type="float" office:value="163.60599999999999" table:style-name="ce22">
            <text:p>163.6</text:p>
          </table:table-cell>
          <table:table-cell office:value-type="float" office:value="14.206" table:style-name="ce22">
            <text:p>14.2</text:p>
          </table:table-cell>
          <table:table-cell office:value-type="float" office:value="4.5590000000000002" table:style-name="ce22">
            <text:p>4.6</text:p>
          </table:table-cell>
          <table:table-cell office:value-type="float" office:value="22.46" table:style-name="ce22">
            <text:p>22.5</text:p>
          </table:table-cell>
          <table:table-cell office:value-type="float" office:value="1404.6389999999999" table:style-name="ce22">
            <text:p>1,404.6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335.38" table:style-name="ce22">
            <text:p>3,335.4</text:p>
          </table:table-cell>
          <table:table-cell office:value-type="float" office:value="116.386" table:style-name="ce22">
            <text:p>116.4</text:p>
          </table:table-cell>
          <table:table-cell office:value-type="float" office:value="359.61799999999999" table:style-name="ce22">
            <text:p>359.6</text:p>
          </table:table-cell>
          <table:table-cell office:value-type="float" office:value="62.076999999999998" table:style-name="ce22">
            <text:p>62.1</text:p>
          </table:table-cell>
          <table:table-cell office:value-type="float" office:value="12.827" table:style-name="ce22">
            <text:p>12.8</text:p>
          </table:table-cell>
          <table:table-cell office:value-type="float" office:value="65.353999999999999" table:style-name="ce22">
            <text:p>65.4</text:p>
          </table:table-cell>
          <table:table-cell office:value-type="float" office:value="3951.6419999999998" table:style-name="ce22">
            <text:p>3,951.6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563.6819999999998" table:style-name="ce22">
            <text:p>2,563.7</text:p>
          </table:table-cell>
          <table:table-cell office:value-type="float" office:value="99.700999999999993" table:style-name="ce22">
            <text:p>99.7</text:p>
          </table:table-cell>
          <table:table-cell office:value-type="float" office:value="303.22699999999998" table:style-name="ce22">
            <text:p>303.2</text:p>
          </table:table-cell>
          <table:table-cell office:value-type="float" office:value="48.116999999999997" table:style-name="ce22">
            <text:p>48.1</text:p>
          </table:table-cell>
          <table:table-cell office:value-type="float" office:value="9.0869999999999997" table:style-name="ce22">
            <text:p>9.1</text:p>
          </table:table-cell>
          <table:table-cell office:value-type="float" office:value="67.126000000000005" table:style-name="ce22">
            <text:p>67.1</text:p>
          </table:table-cell>
          <table:table-cell office:value-type="float" office:value="3090.94" table:style-name="ce22">
            <text:p>3,090.9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64.9839999999999" table:style-name="ce22">
            <text:p>2,465.0</text:p>
          </table:table-cell>
          <table:table-cell office:value-type="float" office:value="106.48699999999999" table:style-name="ce22">
            <text:p>106.5</text:p>
          </table:table-cell>
          <table:table-cell office:value-type="float" office:value="352.73700000000002" table:style-name="ce22">
            <text:p>352.7</text:p>
          </table:table-cell>
          <table:table-cell office:value-type="float" office:value="50.530999999999999" table:style-name="ce22">
            <text:p>50.5</text:p>
          </table:table-cell>
          <table:table-cell office:value-type="float" office:value="7.5019999999999998" table:style-name="ce22">
            <text:p>7.5</text:p>
          </table:table-cell>
          <table:table-cell office:value-type="float" office:value="72.475999999999999" table:style-name="ce22">
            <text:p>72.5</text:p>
          </table:table-cell>
          <table:table-cell office:value-type="float" office:value="3054.7170000000001" table:style-name="ce22">
            <text:p>3,054.7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78.5639999999999" table:style-name="ce22">
            <text:p>3,078.6</text:p>
          </table:table-cell>
          <table:table-cell office:value-type="float" office:value="102.372" table:style-name="ce22">
            <text:p>102.4</text:p>
          </table:table-cell>
          <table:table-cell office:value-type="float" office:value="450.733" table:style-name="ce22">
            <text:p>450.7</text:p>
          </table:table-cell>
          <table:table-cell office:value-type="float" office:value="57.975000000000001" table:style-name="ce22">
            <text:p>58.0</text:p>
          </table:table-cell>
          <table:table-cell office:value-type="float" office:value="11.534000000000001" table:style-name="ce22">
            <text:p>11.5</text:p>
          </table:table-cell>
          <table:table-cell office:value-type="float" office:value="65.563000000000002" table:style-name="ce22">
            <text:p>65.6</text:p>
          </table:table-cell>
          <table:table-cell office:value-type="float" office:value="3766.741" table:style-name="ce22">
            <text:p>3,766.7</text:p>
          </table:table-cell>
          <table:table-cell table:style-name="ce23"/>
          <table:table-cell table:number-columns-repeated="16375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417.663" table:style-name="ce22">
            <text:p>3,417.7</text:p>
          </table:table-cell>
          <table:table-cell office:value-type="float" office:value="140.202" table:style-name="ce22">
            <text:p>140.2</text:p>
          </table:table-cell>
          <table:table-cell office:value-type="float" office:value="429.85300000000001" table:style-name="ce22">
            <text:p>429.9</text:p>
          </table:table-cell>
          <table:table-cell office:value-type="float" office:value="47.533000000000001" table:style-name="ce22">
            <text:p>47.5</text:p>
          </table:table-cell>
          <table:table-cell office:value-type="float" office:value="9.8770000000000007" table:style-name="ce22">
            <text:p>9.9</text:p>
          </table:table-cell>
          <table:table-cell office:value-type="float" office:value="82.046999999999997" table:style-name="ce22">
            <text:p>82.0</text:p>
          </table:table-cell>
          <table:table-cell office:value-type="float" office:value="4127.1750000000002" table:style-name="ce22">
            <text:p>4,127.2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59.067" table:style-name="ce22">
            <text:p>2,659.1</text:p>
          </table:table-cell>
          <table:table-cell office:value-type="float" office:value="112.526" table:style-name="ce22">
            <text:p>112.5</text:p>
          </table:table-cell>
          <table:table-cell office:value-type="float" office:value="210.143" table:style-name="ce22">
            <text:p>210.1</text:p>
          </table:table-cell>
          <table:table-cell office:value-type="float" office:value="18.922000000000001" table:style-name="ce22">
            <text:p>18.9</text:p>
          </table:table-cell>
          <table:table-cell office:value-type="float" office:value="18.021000000000001" table:style-name="ce22">
            <text:p>18.0</text:p>
          </table:table-cell>
          <table:table-cell office:value-type="float" office:value="32.712000000000003" table:style-name="ce22">
            <text:p>32.7</text:p>
          </table:table-cell>
          <table:table-cell office:value-type="float" office:value="3051.3910000000001" table:style-name="ce22">
            <text:p>3,051.4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250.8" table:style-name="ce22">
            <text:p>5,250.8</text:p>
          </table:table-cell>
          <table:table-cell office:value-type="float" office:value="219.244" table:style-name="ce22">
            <text:p>219.2</text:p>
          </table:table-cell>
          <table:table-cell office:value-type="float" office:value="695.721" table:style-name="ce22">
            <text:p>695.7</text:p>
          </table:table-cell>
          <table:table-cell office:value-type="float" office:value="68.284000000000006" table:style-name="ce22">
            <text:p>68.3</text:p>
          </table:table-cell>
          <table:table-cell office:value-type="float" office:value="18.2" table:style-name="ce22">
            <text:p>18.2</text:p>
          </table:table-cell>
          <table:table-cell office:value-type="float" office:value="82.256" table:style-name="ce22">
            <text:p>82.3</text:p>
          </table:table-cell>
          <table:table-cell office:value-type="float" office:value="6334.5050000000001" table:style-name="ce22">
            <text:p>6,334.5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301.8020000000001" table:style-name="ce22">
            <text:p>3,301.8</text:p>
          </table:table-cell>
          <table:table-cell office:value-type="float" office:value="154.876" table:style-name="ce22">
            <text:p>154.9</text:p>
          </table:table-cell>
          <table:table-cell office:value-type="float" office:value="538.86599999999999" table:style-name="ce22">
            <text:p>538.9</text:p>
          </table:table-cell>
          <table:table-cell office:value-type="float" office:value="41.957999999999998" table:style-name="ce22">
            <text:p>42.0</text:p>
          </table:table-cell>
          <table:table-cell office:value-type="float" office:value="15.696" table:style-name="ce22">
            <text:p>15.7</text:p>
          </table:table-cell>
          <table:table-cell office:value-type="float" office:value="116.01900000000001" table:style-name="ce22">
            <text:p>116.0</text:p>
          </table:table-cell>
          <table:table-cell office:value-type="float" office:value="4169.2169999999996" table:style-name="ce22">
            <text:p>4,169.2</text:p>
          </table:table-cell>
          <table:table-cell table:style-name="ce23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7232.807000000001" table:style-name="ce22">
            <text:p>27,232.8</text:p>
          </table:table-cell>
          <table:table-cell office:value-type="float" office:value="1090.7370000000001" table:style-name="ce22">
            <text:p>1,090.7</text:p>
          </table:table-cell>
          <table:table-cell office:value-type="float" office:value="3504.5039999999999" table:style-name="ce22">
            <text:p>3,504.5</text:p>
          </table:table-cell>
          <table:table-cell office:value-type="float" office:value="409.60300000000001" table:style-name="ce22">
            <text:p>409.6</text:p>
          </table:table-cell>
          <table:table-cell office:value-type="float" office:value="107.303" table:style-name="ce22">
            <text:p>107.3</text:p>
          </table:table-cell>
          <table:table-cell office:value-type="float" office:value="606.01300000000003" table:style-name="ce22">
            <text:p>606.0</text:p>
          </table:table-cell>
          <table:table-cell office:value-type="float" office:value="32950.966999999997" table:style-name="ce22">
            <text:p>32,951.0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88.9680000000001" table:style-name="ce22">
            <text:p>1,589.0</text:p>
          </table:table-cell>
          <table:table-cell office:value-type="float" office:value="59.320999999999998" table:style-name="ce22">
            <text:p>59.3</text:p>
          </table:table-cell>
          <table:table-cell office:value-type="float" office:value="220.595" table:style-name="ce22">
            <text:p>220.6</text:p>
          </table:table-cell>
          <table:table-cell office:value-type="float" office:value="21.052" table:style-name="ce22">
            <text:p>21.1</text:p>
          </table:table-cell>
          <table:table-cell office:value-type="float" office:value="6.8029999999999999" table:style-name="ce22">
            <text:p>6.8</text:p>
          </table:table-cell>
          <table:table-cell office:value-type="float" office:value="59.595999999999997" table:style-name="ce22">
            <text:p>59.6</text:p>
          </table:table-cell>
          <table:table-cell office:value-type="float" office:value="1956.335" table:style-name="ce22">
            <text:p>1,956.3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538.7269999999999" table:style-name="ce22">
            <text:p>2,538.7</text:p>
          </table:table-cell>
          <table:table-cell office:value-type="float" office:value="70.613" table:style-name="ce22">
            <text:p>70.6</text:p>
          </table:table-cell>
          <table:table-cell office:value-type="float" office:value="306.40300000000002" table:style-name="ce22">
            <text:p>306.4</text:p>
          </table:table-cell>
          <table:table-cell office:value-type="float" office:value="34.601999999999997" table:style-name="ce22">
            <text:p>34.6</text:p>
          </table:table-cell>
          <table:table-cell office:value-type="float" office:value="10.722" table:style-name="ce22">
            <text:p>10.7</text:p>
          </table:table-cell>
          <table:table-cell office:value-type="float" office:value="85.656999999999996" table:style-name="ce22">
            <text:p>85.7</text:p>
          </table:table-cell>
          <table:table-cell office:value-type="float" office:value="3046.7240000000002" table:style-name="ce22">
            <text:p>3,046.7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299.32100000000003" table:style-name="ce22">
            <text:p>299.3</text:p>
          </table:table-cell>
          <table:table-cell office:value-type="float" office:value="8.7479999999999993" table:style-name="ce22">
            <text:p>8.7</text:p>
          </table:table-cell>
          <table:table-cell office:value-type="float" office:value="46.978000000000002" table:style-name="ce22">
            <text:p>47.0</text:p>
          </table:table-cell>
          <table:table-cell office:value-type="float" office:value="4.8979999999999997" table:style-name="ce22">
            <text:p>4.9</text:p>
          </table:table-cell>
          <table:table-cell office:value-type="float" office:value="1.0309999999999999" table:style-name="ce22">
            <text:p>1.0</text:p>
          </table:table-cell>
          <table:table-cell office:value-type="float" office:value="13.026999999999999" table:style-name="ce22">
            <text:p>13.0</text:p>
          </table:table-cell>
          <table:table-cell office:value-type="float" office:value="374.00299999999999" table:style-name="ce22">
            <text:p>374.0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1.625" table:style-name="ce22">
            <text:p>1.6</text:p>
          </table:table-cell>
          <table:table-cell office:value-type="float" office:value="0.747" table:style-name="ce22">
            <text:p>0.7</text:p>
          </table:table-cell>
          <table:table-cell office:value-type="float" office:value="0.68" table:style-name="ce22">
            <text:p>0.7</text:p>
          </table:table-cell>
          <table:table-cell office:value-type="float" office:value="4.2000000000000003E-2" table:style-name="ce22">
            <text:p>-</text:p>
          </table:table-cell>
          <table:table-cell office:value-type="float" office:value="4.9000000000000002E-2" table:style-name="ce22">
            <text:p>-</text:p>
          </table:table-cell>
          <table:table-cell office:value-type="float" office:value="0.64700000000000002" table:style-name="ce22">
            <text:p>0.6</text:p>
          </table:table-cell>
          <table:table-cell office:value-type="float" office:value="3.79" table:style-name="ce22">
            <text:p>3.8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661.448" table:style-name="ce22">
            <text:p>31,661.4</text:p>
          </table:table-cell>
          <table:table-cell office:value-type="float" office:value="1230.1659999999999" table:style-name="ce22">
            <text:p>1,230.2</text:p>
          </table:table-cell>
          <table:table-cell office:value-type="float" office:value="4079.16" table:style-name="ce22">
            <text:p>4,079.2</text:p>
          </table:table-cell>
          <table:table-cell office:value-type="float" office:value="470.197" table:style-name="ce22">
            <text:p>470.2</text:p>
          </table:table-cell>
          <table:table-cell office:value-type="float" office:value="125.908" table:style-name="ce22">
            <text:p>125.9</text:p>
          </table:table-cell>
          <table:table-cell office:value-type="float" office:value="764.94" table:style-name="ce22">
            <text:p>764.9</text:p>
          </table:table-cell>
          <table:table-cell office:value-type="float" office:value="38331.819000000003" table:style-name="ce22">
            <text:p>38,331.8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87.48800000000006" table:style-name="ce22">
            <text:p>987.5</text:p>
          </table:table-cell>
          <table:table-cell office:value-type="float" office:value="22.917999999999999" table:style-name="ce22">
            <text:p>22.9</text:p>
          </table:table-cell>
          <table:table-cell office:value-type="float" office:value="121.878" table:style-name="ce22">
            <text:p>121.9</text:p>
          </table:table-cell>
          <table:table-cell office:value-type="float" office:value="22.472999999999999" table:style-name="ce22">
            <text:p>22.5</text:p>
          </table:table-cell>
          <table:table-cell office:value-type="float" office:value="4.5590000000000002" table:style-name="ce22">
            <text:p>4.6</text:p>
          </table:table-cell>
          <table:table-cell office:value-type="float" office:value="35.920999999999999" table:style-name="ce22">
            <text:p>35.9</text:p>
          </table:table-cell>
          <table:table-cell office:value-type="float" office:value="1195.2370000000001" table:style-name="ce22">
            <text:p>1,195.2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4.8170000000000002" table:style-name="ce22">
            <text:p>4.8</text:p>
          </table:table-cell>
          <table:table-cell office:value-type="float" office:value="9.1999999999999998E-2" table:style-name="ce22">
            <text:p>0.1</text:p>
          </table:table-cell>
          <table:table-cell office:value-type="float" office:value="0.61699999999999999" table:style-name="ce22">
            <text:p>0.6</text:p>
          </table:table-cell>
          <table:table-cell office:value-type="float" office:value="9.1999999999999998E-2" table:style-name="ce22">
            <text:p>0.1</text:p>
          </table:table-cell>
          <table:table-cell office:value-type="float" office:value="2.1000000000000001E-2" table:style-name="ce22">
            <text:p>-</text:p>
          </table:table-cell>
          <table:table-cell office:value-type="float" office:value="6.6000000000000003E-2" table:style-name="ce22">
            <text:p>0.1</text:p>
          </table:table-cell>
          <table:table-cell office:value-type="float" office:value="5.7050000000000001" table:style-name="ce22">
            <text:p>5.7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653.753000000001" table:style-name="ce22">
            <text:p>32,653.8</text:p>
          </table:table-cell>
          <table:table-cell office:value-type="float" office:value="1253.1759999999999" table:style-name="ce22">
            <text:p>1,253.2</text:p>
          </table:table-cell>
          <table:table-cell office:value-type="float" office:value="4201.6549999999997" table:style-name="ce22">
            <text:p>4,201.7</text:p>
          </table:table-cell>
          <table:table-cell office:value-type="float" office:value="492.762" table:style-name="ce22">
            <text:p>492.8</text:p>
          </table:table-cell>
          <table:table-cell office:value-type="float" office:value="130.488" table:style-name="ce22">
            <text:p>130.5</text:p>
          </table:table-cell>
          <table:table-cell office:value-type="float" office:value="800.92700000000002" table:style-name="ce22">
            <text:p>800.9</text:p>
          </table:table-cell>
          <table:table-cell office:value-type="float" office:value="39532.760999999999" table:style-name="ce22">
            <text:p>39,532.8</text:p>
          </table:table-cell>
          <table:table-cell table:style-name="ce23"/>
          <table:table-cell table:number-columns-repeated="16375" table:style-name="ce3"/>
        </table:table-row>
        <table:table-row table:style-name="ro5">
          <table:table-cell office:value-type="string" table:style-name="ce18">
            <text:p>Vehicles per thousand head of population (mid-2018 population estimates)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36.8" table:style-name="ce26">
            <text:p>436.8</text:p>
          </table:table-cell>
          <table:table-cell office:value-type="float" office:value="14.7" table:style-name="ce26">
            <text:p>14.7</text:p>
          </table:table-cell>
          <table:table-cell office:value-type="float" office:value="61.6" table:style-name="ce26">
            <text:p>61.6</text:p>
          </table:table-cell>
          <table:table-cell office:value-type="float" office:value="5.3" table:style-name="ce26">
            <text:p>5.3</text:p>
          </table:table-cell>
          <table:table-cell office:value-type="float" office:value="1.7" table:style-name="ce26">
            <text:p>1.7</text:p>
          </table:table-cell>
          <table:table-cell office:value-type="float" office:value="8.5" table:style-name="ce26">
            <text:p>8.5</text:p>
          </table:table-cell>
          <table:table-cell office:value-type="float" office:value="528.5" table:style-name="ce26">
            <text:p>528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57.4" table:style-name="ce26">
            <text:p>457.4</text:p>
          </table:table-cell>
          <table:table-cell office:value-type="float" office:value="16" table:style-name="ce26">
            <text:p>16.0</text:p>
          </table:table-cell>
          <table:table-cell office:value-type="float" office:value="49.3" table:style-name="ce26">
            <text:p>49.3</text:p>
          </table:table-cell>
          <table:table-cell office:value-type="float" office:value="8.5" table:style-name="ce26">
            <text:p>8.5</text:p>
          </table:table-cell>
          <table:table-cell office:value-type="float" office:value="1.8" table:style-name="ce26">
            <text:p>1.8</text:p>
          </table:table-cell>
          <table:table-cell office:value-type="float" office:value="9" table:style-name="ce26">
            <text:p>9.0</text:p>
          </table:table-cell>
          <table:table-cell office:value-type="float" office:value="541.9" table:style-name="ce26">
            <text:p>541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67.9" table:style-name="ce26">
            <text:p>467.9</text:p>
          </table:table-cell>
          <table:table-cell office:value-type="float" office:value="18.2" table:style-name="ce26">
            <text:p>18.2</text:p>
          </table:table-cell>
          <table:table-cell office:value-type="float" office:value="55.3" table:style-name="ce26">
            <text:p>55.3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1.7" table:style-name="ce26">
            <text:p>1.7</text:p>
          </table:table-cell>
          <table:table-cell office:value-type="float" office:value="12.3" table:style-name="ce26">
            <text:p>12.3</text:p>
          </table:table-cell>
          <table:table-cell office:value-type="float" office:value="564.1" table:style-name="ce26">
            <text:p>564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13.1" table:style-name="ce26">
            <text:p>513.1</text:p>
          </table:table-cell>
          <table:table-cell office:value-type="float" office:value="22.2" table:style-name="ce26">
            <text:p>22.2</text:p>
          </table:table-cell>
          <table:table-cell office:value-type="float" office:value="73.400000000000006" table:style-name="ce26">
            <text:p>73.4</text:p>
          </table:table-cell>
          <table:table-cell office:value-type="float" office:value="10.5" table:style-name="ce26">
            <text:p>10.5</text:p>
          </table:table-cell>
          <table:table-cell office:value-type="float" office:value="1.6" table:style-name="ce26">
            <text:p>1.6</text:p>
          </table:table-cell>
          <table:table-cell office:value-type="float" office:value="15.1" table:style-name="ce26">
            <text:p>15.1</text:p>
          </table:table-cell>
          <table:table-cell office:value-type="float" office:value="635.79999999999995" table:style-name="ce26">
            <text:p>635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21.70000000000005" table:style-name="ce26">
            <text:p>521.7</text:p>
          </table:table-cell>
          <table:table-cell office:value-type="float" office:value="17.3" table:style-name="ce26">
            <text:p>17.3</text:p>
          </table:table-cell>
          <table:table-cell office:value-type="float" office:value="76.400000000000006" table:style-name="ce26">
            <text:p>76.4</text:p>
          </table:table-cell>
          <table:table-cell office:value-type="float" office:value="9.8000000000000007" table:style-name="ce26">
            <text:p>9.8</text:p>
          </table:table-cell>
          <table:table-cell office:value-type="float" office:value="2" table:style-name="ce26">
            <text:p>2.0</text:p>
          </table:table-cell>
          <table:table-cell office:value-type="float" office:value="11.1" table:style-name="ce26">
            <text:p>11.1</text:p>
          </table:table-cell>
          <table:table-cell office:value-type="float" office:value="638.29999999999995" table:style-name="ce26">
            <text:p>638.3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51.1" table:style-name="ce26">
            <text:p>551.1</text:p>
          </table:table-cell>
          <table:table-cell office:value-type="float" office:value="22.6" table:style-name="ce26">
            <text:p>22.6</text:p>
          </table:table-cell>
          <table:table-cell office:value-type="float" office:value="69.3" table:style-name="ce26">
            <text:p>69.3</text:p>
          </table:table-cell>
          <table:table-cell office:value-type="float" office:value="7.7" table:style-name="ce26">
            <text:p>7.7</text:p>
          </table:table-cell>
          <table:table-cell office:value-type="float" office:value="1.6" table:style-name="ce26">
            <text:p>1.6</text:p>
          </table:table-cell>
          <table:table-cell office:value-type="float" office:value="13.2" table:style-name="ce26">
            <text:p>13.2</text:p>
          </table:table-cell>
          <table:table-cell office:value-type="float" office:value="665.5" table:style-name="ce26">
            <text:p>665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98.5" table:style-name="ce26">
            <text:p>298.5</text:p>
          </table:table-cell>
          <table:table-cell office:value-type="float" office:value="12.6" table:style-name="ce26">
            <text:p>12.6</text:p>
          </table:table-cell>
          <table:table-cell office:value-type="float" office:value="23.6" table:style-name="ce26">
            <text:p>23.6</text:p>
          </table:table-cell>
          <table:table-cell office:value-type="float" office:value="2.1" table:style-name="ce26">
            <text:p>2.1</text:p>
          </table:table-cell>
          <table:table-cell office:value-type="float" office:value="2" table:style-name="ce26">
            <text:p>2.0</text:p>
          </table:table-cell>
          <table:table-cell office:value-type="float" office:value="3.7" table:style-name="ce26">
            <text:p>3.7</text:p>
          </table:table-cell>
          <table:table-cell office:value-type="float" office:value="342.5" table:style-name="ce26">
            <text:p>342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4.9" table:style-name="ce26">
            <text:p>574.9</text:p>
          </table:table-cell>
          <table:table-cell office:value-type="float" office:value="24" table:style-name="ce26">
            <text:p>24.0</text:p>
          </table:table-cell>
          <table:table-cell office:value-type="float" office:value="76.2" table:style-name="ce26">
            <text:p>76.2</text:p>
          </table:table-cell>
          <table:table-cell office:value-type="float" office:value="7.5" table:style-name="ce26">
            <text:p>7.5</text:p>
          </table:table-cell>
          <table:table-cell office:value-type="float" office:value="2" table:style-name="ce26">
            <text:p>2.0</text:p>
          </table:table-cell>
          <table:table-cell office:value-type="float" office:value="9" table:style-name="ce26">
            <text:p>9.0</text:p>
          </table:table-cell>
          <table:table-cell office:value-type="float" office:value="693.5" table:style-name="ce26">
            <text:p>693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89.6" table:style-name="ce26">
            <text:p>589.6</text:p>
          </table:table-cell>
          <table:table-cell office:value-type="float" office:value="27.7" table:style-name="ce26">
            <text:p>27.7</text:p>
          </table:table-cell>
          <table:table-cell office:value-type="float" office:value="96.2" table:style-name="ce26">
            <text:p>96.2</text:p>
          </table:table-cell>
          <table:table-cell office:value-type="float" office:value="7.5" table:style-name="ce26">
            <text:p>7.5</text:p>
          </table:table-cell>
          <table:table-cell office:value-type="float" office:value="2.8" table:style-name="ce26">
            <text:p>2.8</text:p>
          </table:table-cell>
          <table:table-cell office:value-type="float" office:value="20.7" table:style-name="ce26">
            <text:p>20.7</text:p>
          </table:table-cell>
          <table:table-cell office:value-type="float" office:value="744.5" table:style-name="ce26">
            <text:p>744.5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6.5" table:style-name="ce26">
            <text:p>486.5</text:p>
          </table:table-cell>
          <table:table-cell office:value-type="float" office:value="19.5" table:style-name="ce26">
            <text:p>19.5</text:p>
          </table:table-cell>
          <table:table-cell office:value-type="float" office:value="62.6" table:style-name="ce26">
            <text:p>62.6</text:p>
          </table:table-cell>
          <table:table-cell office:value-type="float" office:value="7.3" table:style-name="ce26">
            <text:p>7.3</text:p>
          </table:table-cell>
          <table:table-cell office:value-type="float" office:value="1.9" table:style-name="ce26">
            <text:p>1.9</text:p>
          </table:table-cell>
          <table:table-cell office:value-type="float" office:value="10.8" table:style-name="ce26">
            <text:p>10.8</text:p>
          </table:table-cell>
          <table:table-cell office:value-type="float" office:value="588.70000000000005" table:style-name="ce26">
            <text:p>588.7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506.3" table:style-name="ce26">
            <text:p>506.3</text:p>
          </table:table-cell>
          <table:table-cell office:value-type="float" office:value="18.899999999999999" table:style-name="ce26">
            <text:p>18.9</text:p>
          </table:table-cell>
          <table:table-cell office:value-type="float" office:value="70.3" table:style-name="ce26">
            <text:p>70.3</text:p>
          </table:table-cell>
          <table:table-cell office:value-type="float" office:value="6.7" table:style-name="ce26">
            <text:p>6.7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9" table:style-name="ce26">
            <text:p>19.0</text:p>
          </table:table-cell>
          <table:table-cell office:value-type="float" office:value="623.29999999999995" table:style-name="ce26">
            <text:p>623.3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66.8" table:style-name="ce26">
            <text:p>466.8</text:p>
          </table:table-cell>
          <table:table-cell office:value-type="float" office:value="13" table:style-name="ce26">
            <text:p>13.0</text:p>
          </table:table-cell>
          <table:table-cell office:value-type="float" office:value="56.3" table:style-name="ce26">
            <text:p>56.3</text:p>
          </table:table-cell>
          <table:table-cell office:value-type="float" office:value="6.4" table:style-name="ce26">
            <text:p>6.4</text:p>
          </table:table-cell>
          <table:table-cell office:value-type="float" office:value="2" table:style-name="ce26">
            <text:p>2.0</text:p>
          </table:table-cell>
          <table:table-cell office:value-type="float" office:value="15.8" table:style-name="ce26">
            <text:p>15.8</text:p>
          </table:table-cell>
          <table:table-cell office:value-type="float" office:value="560.29999999999995" table:style-name="ce26">
            <text:p>560.3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0.5" table:style-name="ce26">
            <text:p>490.5</text:p>
          </table:table-cell>
          <table:table-cell office:value-type="float" office:value="19.100000000000001" table:style-name="ce26">
            <text:p>19.1</text:p>
          </table:table-cell>
          <table:table-cell office:value-type="float" office:value="63.2" table:style-name="ce26">
            <text:p>63.2</text:p>
          </table:table-cell>
          <table:table-cell office:value-type="float" office:value="7.3" table:style-name="ce26">
            <text:p>7.3</text:p>
          </table:table-cell>
          <table:table-cell office:value-type="float" office:value="2" table:style-name="ce26">
            <text:p>2.0</text:p>
          </table:table-cell>
          <table:table-cell office:value-type="float" office:value="11.8" table:style-name="ce26">
            <text:p>11.8</text:p>
          </table:table-cell>
          <table:table-cell office:value-type="float" office:value="593.79999999999995" table:style-name="ce26">
            <text:p>593.8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24.79999999999995" table:style-name="ce26">
            <text:p>524.8</text:p>
          </table:table-cell>
          <table:table-cell office:value-type="float" office:value="12.2" table:style-name="ce26">
            <text:p>12.2</text:p>
          </table:table-cell>
          <table:table-cell office:value-type="float" office:value="64.8" table:style-name="ce26">
            <text:p>64.8</text:p>
          </table:table-cell>
          <table:table-cell office:value-type="float" office:value="11.9" table:style-name="ce26">
            <text:p>11.9</text:p>
          </table:table-cell>
          <table:table-cell office:value-type="float" office:value="2.4" table:style-name="ce26">
            <text:p>2.4</text:p>
          </table:table-cell>
          <table:table-cell office:value-type="float" office:value="19.100000000000001" table:style-name="ce26">
            <text:p>19.1</text:p>
          </table:table-cell>
          <table:table-cell office:value-type="float" office:value="635.20000000000005" table:style-name="ce26">
            <text:p>635.2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1.5" table:style-name="ce28">
            <text:p>491.5</text:p>
          </table:table-cell>
          <table:table-cell office:value-type="float" office:value="18.899999999999999" table:style-name="ce28">
            <text:p>18.9</text:p>
          </table:table-cell>
          <table:table-cell office:value-type="float" office:value="63.2" table:style-name="ce28">
            <text:p>63.2</text:p>
          </table:table-cell>
          <table:table-cell office:value-type="float" office:value="7.4" table:style-name="ce28">
            <text:p>7.4</text:p>
          </table:table-cell>
          <table:table-cell office:value-type="float" office:value="2" table:style-name="ce28">
            <text:p>2.0</text:p>
          </table:table-cell>
          <table:table-cell office:value-type="float" office:value="12.1" table:style-name="ce28">
            <text:p>12.1</text:p>
          </table:table-cell>
          <table:table-cell office:value-type="float" office:value="595.1" table:style-name="ce28">
            <text:p>595.1</text:p>
          </table:table-cell>
          <table:table-cell table:number-columns-repeated="16376" table:style-name="ce3"/>
        </table:table-row>
        <table:table-row table:style-name="ro2">
          <table:table-cell table:style-name="ce21"/>
          <table:table-cell table:number-columns-repeated="7" table:style-name="ce22"/>
          <table:table-cell table:number-columns-repeated="16376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style-name="ce2"/>
          <table:table-cell table:number-columns-repeated="1637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30 June 2020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September 2020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2020_Q1.$A$1:2020_Q1.$H$49" table:base-cell-address="2020_Q1.$A$1"/>
        </table:named-expressions>
      </table:table>
      <table:table table:name="2019_Q4" table:style-name="ta1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8" table:number-columns-repeated="16376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style-name="ce2"/>
          <table:table-cell table:number-columns-repeated="16375" table:style-name="ce3"/>
        </table:table-row>
        <table:table-row table:style-name="ro2">
          <table:table-cell table:style-name="ce5"/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4" table:style-name="ce2"/>
          <table:table-cell table:number-columns-repeated="16375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19 Q4</text:p>
          </table:table-cell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table:style-name="ce8"/>
          <table:table-cell table:number-columns-repeated="8" table:style-name="ce2"/>
          <table:table-cell table:number-columns-repeated="1637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number-columns-repeated="16376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53.1510000000001" table:style-name="ce22">
            <text:p>1,153.2</text:p>
          </table:table-cell>
          <table:table-cell office:value-type="float" office:value="39.459000000000003" table:style-name="ce22">
            <text:p>39.5</text:p>
          </table:table-cell>
          <table:table-cell office:value-type="float" office:value="164.601" table:style-name="ce22">
            <text:p>164.6</text:p>
          </table:table-cell>
          <table:table-cell office:value-type="float" office:value="15.199" table:style-name="ce22">
            <text:p>15.2</text:p>
          </table:table-cell>
          <table:table-cell office:value-type="float" office:value="5.8789999999999996" table:style-name="ce22">
            <text:p>5.9</text:p>
          </table:table-cell>
          <table:table-cell office:value-type="float" office:value="22.405999999999999" table:style-name="ce22">
            <text:p>22.4</text:p>
          </table:table-cell>
          <table:table-cell office:value-type="float" office:value="1400.6949999999999" table:style-name="ce22">
            <text:p>1,400.7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318.7339999999999" table:style-name="ce22">
            <text:p>3,318.7</text:p>
          </table:table-cell>
          <table:table-cell office:value-type="float" office:value="117.889" table:style-name="ce22">
            <text:p>117.9</text:p>
          </table:table-cell>
          <table:table-cell office:value-type="float" office:value="362.36500000000001" table:style-name="ce22">
            <text:p>362.4</text:p>
          </table:table-cell>
          <table:table-cell office:value-type="float" office:value="65.995999999999995" table:style-name="ce22">
            <text:p>66.0</text:p>
          </table:table-cell>
          <table:table-cell office:value-type="float" office:value="15.243" table:style-name="ce22">
            <text:p>15.2</text:p>
          </table:table-cell>
          <table:table-cell office:value-type="float" office:value="65.528000000000006" table:style-name="ce22">
            <text:p>65.5</text:p>
          </table:table-cell>
          <table:table-cell office:value-type="float" office:value="3945.7550000000001" table:style-name="ce22">
            <text:p>3,945.8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546.8330000000001" table:style-name="ce22">
            <text:p>2,546.8</text:p>
          </table:table-cell>
          <table:table-cell office:value-type="float" office:value="100.60899999999999" table:style-name="ce22">
            <text:p>100.6</text:p>
          </table:table-cell>
          <table:table-cell office:value-type="float" office:value="304.77100000000002" table:style-name="ce22">
            <text:p>304.8</text:p>
          </table:table-cell>
          <table:table-cell office:value-type="float" office:value="52.015999999999998" table:style-name="ce22">
            <text:p>52.0</text:p>
          </table:table-cell>
          <table:table-cell office:value-type="float" office:value="11.332000000000001" table:style-name="ce22">
            <text:p>11.3</text:p>
          </table:table-cell>
          <table:table-cell office:value-type="float" office:value="67.073999999999998" table:style-name="ce22">
            <text:p>67.1</text:p>
          </table:table-cell>
          <table:table-cell office:value-type="float" office:value="3082.6350000000002" table:style-name="ce22">
            <text:p>3,082.6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58.6790000000001" table:style-name="ce22">
            <text:p>2,458.7</text:p>
          </table:table-cell>
          <table:table-cell office:value-type="float" office:value="107.834" table:style-name="ce22">
            <text:p>107.8</text:p>
          </table:table-cell>
          <table:table-cell office:value-type="float" office:value="355.17099999999999" table:style-name="ce22">
            <text:p>355.2</text:p>
          </table:table-cell>
          <table:table-cell office:value-type="float" office:value="53.561999999999998" table:style-name="ce22">
            <text:p>53.6</text:p>
          </table:table-cell>
          <table:table-cell office:value-type="float" office:value="9.8179999999999996" table:style-name="ce22">
            <text:p>9.8</text:p>
          </table:table-cell>
          <table:table-cell office:value-type="float" office:value="72.653999999999996" table:style-name="ce22">
            <text:p>72.7</text:p>
          </table:table-cell>
          <table:table-cell office:value-type="float" office:value="3057.7179999999998" table:style-name="ce22">
            <text:p>3,057.7</text:p>
          </table:table-cell>
          <table:table-cell table:style-name="ce23"/>
          <table:table-cell table:number-columns-repeated="1637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67.7280000000001" table:style-name="ce22">
            <text:p>3,067.7</text:p>
          </table:table-cell>
          <table:table-cell office:value-type="float" office:value="104.053" table:style-name="ce22">
            <text:p>104.1</text:p>
          </table:table-cell>
          <table:table-cell office:value-type="float" office:value="450.86799999999999" table:style-name="ce22">
            <text:p>450.9</text:p>
          </table:table-cell>
          <table:table-cell office:value-type="float" office:value="61.164000000000001" table:style-name="ce22">
            <text:p>61.2</text:p>
          </table:table-cell>
          <table:table-cell office:value-type="float" office:value="13.256" table:style-name="ce22">
            <text:p>13.3</text:p>
          </table:table-cell>
          <table:table-cell office:value-type="float" office:value="65.712999999999994" table:style-name="ce22">
            <text:p>65.7</text:p>
          </table:table-cell>
          <table:table-cell office:value-type="float" office:value="3762.7820000000002" table:style-name="ce22">
            <text:p>3,762.8</text:p>
          </table:table-cell>
          <table:table-cell table:style-name="ce23"/>
          <table:table-cell table:number-columns-repeated="16375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402.9389999999999" table:style-name="ce22">
            <text:p>3,402.9</text:p>
          </table:table-cell>
          <table:table-cell office:value-type="float" office:value="141.899" table:style-name="ce22">
            <text:p>141.9</text:p>
          </table:table-cell>
          <table:table-cell office:value-type="float" office:value="431.66899999999998" table:style-name="ce22">
            <text:p>431.7</text:p>
          </table:table-cell>
          <table:table-cell office:value-type="float" office:value="50.613" table:style-name="ce22">
            <text:p>50.6</text:p>
          </table:table-cell>
          <table:table-cell office:value-type="float" office:value="11.914" table:style-name="ce22">
            <text:p>11.9</text:p>
          </table:table-cell>
          <table:table-cell office:value-type="float" office:value="82.299000000000007" table:style-name="ce22">
            <text:p>82.3</text:p>
          </table:table-cell>
          <table:table-cell office:value-type="float" office:value="4121.3329999999996" table:style-name="ce22">
            <text:p>4,121.3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61.0259999999998" table:style-name="ce22">
            <text:p>2,661.0</text:p>
          </table:table-cell>
          <table:table-cell office:value-type="float" office:value="113.7" table:style-name="ce22">
            <text:p>113.7</text:p>
          </table:table-cell>
          <table:table-cell office:value-type="float" office:value="213.09200000000001" table:style-name="ce22">
            <text:p>213.1</text:p>
          </table:table-cell>
          <table:table-cell office:value-type="float" office:value="19.736000000000001" table:style-name="ce22">
            <text:p>19.7</text:p>
          </table:table-cell>
          <table:table-cell office:value-type="float" office:value="19.053000000000001" table:style-name="ce22">
            <text:p>19.1</text:p>
          </table:table-cell>
          <table:table-cell office:value-type="float" office:value="34.381" table:style-name="ce22">
            <text:p>34.4</text:p>
          </table:table-cell>
          <table:table-cell office:value-type="float" office:value="3060.9879999999998" table:style-name="ce22">
            <text:p>3,061.0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248.5079999999998" table:style-name="ce22">
            <text:p>5,248.5</text:p>
          </table:table-cell>
          <table:table-cell office:value-type="float" office:value="221.87700000000001" table:style-name="ce22">
            <text:p>221.9</text:p>
          </table:table-cell>
          <table:table-cell office:value-type="float" office:value="698.654" table:style-name="ce22">
            <text:p>698.7</text:p>
          </table:table-cell>
          <table:table-cell office:value-type="float" office:value="72.078999999999994" table:style-name="ce22">
            <text:p>72.1</text:p>
          </table:table-cell>
          <table:table-cell office:value-type="float" office:value="21.355" table:style-name="ce22">
            <text:p>21.4</text:p>
          </table:table-cell>
          <table:table-cell office:value-type="float" office:value="81.903000000000006" table:style-name="ce22">
            <text:p>81.9</text:p>
          </table:table-cell>
          <table:table-cell office:value-type="float" office:value="6344.3760000000002" table:style-name="ce22">
            <text:p>6,344.4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288.5230000000001" table:style-name="ce22">
            <text:p>3,288.5</text:p>
          </table:table-cell>
          <table:table-cell office:value-type="float" office:value="157.11500000000001" table:style-name="ce22">
            <text:p>157.1</text:p>
          </table:table-cell>
          <table:table-cell office:value-type="float" office:value="540.78700000000003" table:style-name="ce22">
            <text:p>540.8</text:p>
          </table:table-cell>
          <table:table-cell office:value-type="float" office:value="44.62" table:style-name="ce22">
            <text:p>44.6</text:p>
          </table:table-cell>
          <table:table-cell office:value-type="float" office:value="19.382000000000001" table:style-name="ce22">
            <text:p>19.4</text:p>
          </table:table-cell>
          <table:table-cell office:value-type="float" office:value="114.967" table:style-name="ce22">
            <text:p>115.0</text:p>
          </table:table-cell>
          <table:table-cell office:value-type="float" office:value="4165.3940000000002" table:style-name="ce22">
            <text:p>4,165.4</text:p>
          </table:table-cell>
          <table:table-cell table:style-name="ce23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7146.120999999999" table:style-name="ce22">
            <text:p>27,146.1</text:p>
          </table:table-cell>
          <table:table-cell office:value-type="float" office:value="1104.4349999999999" table:style-name="ce22">
            <text:p>1,104.4</text:p>
          </table:table-cell>
          <table:table-cell office:value-type="float" office:value="3521.9780000000001" table:style-name="ce22">
            <text:p>3,522.0</text:p>
          </table:table-cell>
          <table:table-cell office:value-type="float" office:value="434.98500000000001" table:style-name="ce22">
            <text:p>435.0</text:p>
          </table:table-cell>
          <table:table-cell office:value-type="float" office:value="127.232" table:style-name="ce22">
            <text:p>127.2</text:p>
          </table:table-cell>
          <table:table-cell office:value-type="float" office:value="606.92499999999995" table:style-name="ce22">
            <text:p>606.9</text:p>
          </table:table-cell>
          <table:table-cell office:value-type="float" office:value="32941.675999999999" table:style-name="ce22">
            <text:p>32,941.7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83.527" table:style-name="ce22">
            <text:p>1,583.5</text:p>
          </table:table-cell>
          <table:table-cell office:value-type="float" office:value="60.244999999999997" table:style-name="ce22">
            <text:p>60.2</text:p>
          </table:table-cell>
          <table:table-cell office:value-type="float" office:value="221.77699999999999" table:style-name="ce22">
            <text:p>221.8</text:p>
          </table:table-cell>
          <table:table-cell office:value-type="float" office:value="22.451000000000001" table:style-name="ce22">
            <text:p>22.5</text:p>
          </table:table-cell>
          <table:table-cell office:value-type="float" office:value="9.0679999999999996" table:style-name="ce22">
            <text:p>9.1</text:p>
          </table:table-cell>
          <table:table-cell office:value-type="float" office:value="59.237000000000002" table:style-name="ce22">
            <text:p>59.2</text:p>
          </table:table-cell>
          <table:table-cell office:value-type="float" office:value="1956.3050000000001" table:style-name="ce22">
            <text:p>1,956.3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524.4769999999999" table:style-name="ce22">
            <text:p>2,524.5</text:p>
          </table:table-cell>
          <table:table-cell office:value-type="float" office:value="71.665999999999997" table:style-name="ce22">
            <text:p>71.7</text:p>
          </table:table-cell>
          <table:table-cell office:value-type="float" office:value="307.56700000000001" table:style-name="ce22">
            <text:p>307.6</text:p>
          </table:table-cell>
          <table:table-cell office:value-type="float" office:value="36.837000000000003" table:style-name="ce22">
            <text:p>36.8</text:p>
          </table:table-cell>
          <table:table-cell office:value-type="float" office:value="14.154" table:style-name="ce22">
            <text:p>14.2</text:p>
          </table:table-cell>
          <table:table-cell office:value-type="float" office:value="86.078000000000003" table:style-name="ce22">
            <text:p>86.1</text:p>
          </table:table-cell>
          <table:table-cell office:value-type="float" office:value="3040.779" table:style-name="ce22">
            <text:p>3,040.8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32.72199999999998" table:style-name="ce22">
            <text:p>632.7</text:p>
          </table:table-cell>
          <table:table-cell office:value-type="float" office:value="13.12" table:style-name="ce22">
            <text:p>13.1</text:p>
          </table:table-cell>
          <table:table-cell office:value-type="float" office:value="71.245999999999995" table:style-name="ce22">
            <text:p>71.2</text:p>
          </table:table-cell>
          <table:table-cell office:value-type="float" office:value="7.1589999999999998" table:style-name="ce22">
            <text:p>7.2</text:p>
          </table:table-cell>
          <table:table-cell office:value-type="float" office:value="1.4710000000000001" table:style-name="ce22">
            <text:p>1.5</text:p>
          </table:table-cell>
          <table:table-cell office:value-type="float" office:value="14.465" table:style-name="ce22">
            <text:p>14.5</text:p>
          </table:table-cell>
          <table:table-cell office:value-type="float" office:value="740.18299999999999" table:style-name="ce22">
            <text:p>740.2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1.601" table:style-name="ce22">
            <text:p>1.6</text:p>
          </table:table-cell>
          <table:table-cell office:value-type="float" office:value="0.74299999999999999" table:style-name="ce22">
            <text:p>0.7</text:p>
          </table:table-cell>
          <table:table-cell office:value-type="float" office:value="0.68700000000000006" table:style-name="ce22">
            <text:p>0.7</text:p>
          </table:table-cell>
          <table:table-cell office:value-type="float" office:value="4.4999999999999998E-2" table:style-name="ce22">
            <text:p>-</text:p>
          </table:table-cell>
          <table:table-cell office:value-type="float" office:value="4.9000000000000002E-2" table:style-name="ce22">
            <text:p>-</text:p>
          </table:table-cell>
          <table:table-cell office:value-type="float" office:value="0.65100000000000002" table:style-name="ce22">
            <text:p>0.7</text:p>
          </table:table-cell>
          <table:table-cell office:value-type="float" office:value="3.7759999999999998" table:style-name="ce22">
            <text:p>3.8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888.448" table:style-name="ce22">
            <text:p>31,888.4</text:p>
          </table:table-cell>
          <table:table-cell office:value-type="float" office:value="1250.2090000000001" table:style-name="ce22">
            <text:p>1,250.2</text:p>
          </table:table-cell>
          <table:table-cell office:value-type="float" office:value="4123.2550000000001" table:style-name="ce22">
            <text:p>4,123.3</text:p>
          </table:table-cell>
          <table:table-cell office:value-type="float" office:value="501.47699999999998" table:style-name="ce22">
            <text:p>501.5</text:p>
          </table:table-cell>
          <table:table-cell office:value-type="float" office:value="151.97399999999999" table:style-name="ce22">
            <text:p>152.0</text:p>
          </table:table-cell>
          <table:table-cell office:value-type="float" office:value="767.35599999999999" table:style-name="ce22">
            <text:p>767.4</text:p>
          </table:table-cell>
          <table:table-cell office:value-type="float" office:value="38682.718999999997" table:style-name="ce22">
            <text:p>38,682.7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82.62800000000004" table:style-name="ce22">
            <text:p>982.6</text:p>
          </table:table-cell>
          <table:table-cell office:value-type="float" office:value="23.02" table:style-name="ce22">
            <text:p>23.0</text:p>
          </table:table-cell>
          <table:table-cell office:value-type="float" office:value="122.10899999999999" table:style-name="ce22">
            <text:p>122.1</text:p>
          </table:table-cell>
          <table:table-cell office:value-type="float" office:value="24.158000000000001" table:style-name="ce22">
            <text:p>24.2</text:p>
          </table:table-cell>
          <table:table-cell office:value-type="float" office:value="5.4610000000000003" table:style-name="ce22">
            <text:p>5.5</text:p>
          </table:table-cell>
          <table:table-cell office:value-type="float" office:value="35.744999999999997" table:style-name="ce22">
            <text:p>35.7</text:p>
          </table:table-cell>
          <table:table-cell office:value-type="float" office:value="1193.1210000000001" table:style-name="ce22">
            <text:p>1,193.1</text:p>
          </table:table-cell>
          <table:table-cell table:style-name="ce23"/>
          <table:table-cell table:number-columns-repeated="16375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244" table:style-name="ce22">
            <text:p>13.2</text:p>
          </table:table-cell>
          <table:table-cell office:value-type="float" office:value="0.15" table:style-name="ce22">
            <text:p>0.2</text:p>
          </table:table-cell>
          <table:table-cell office:value-type="float" office:value="0.98399999999999999" table:style-name="ce22">
            <text:p>1.0</text:p>
          </table:table-cell>
          <table:table-cell office:value-type="float" office:value="0.11799999999999999" table:style-name="ce22">
            <text:p>0.1</text:p>
          </table:table-cell>
          <table:table-cell office:value-type="float" office:value="3.2000000000000001E-2" table:style-name="ce22">
            <text:p>-</text:p>
          </table:table-cell>
          <table:table-cell office:value-type="float" office:value="9.4E-2" table:style-name="ce22">
            <text:p>0.1</text:p>
          </table:table-cell>
          <table:table-cell office:value-type="float" office:value="14.622" table:style-name="ce22">
            <text:p>14.6</text:p>
          </table:table-cell>
          <table:table-cell table:style-name="ce23"/>
          <table:table-cell table:number-columns-repeated="16375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884.32" table:style-name="ce22">
            <text:p>32,884.3</text:p>
          </table:table-cell>
          <table:table-cell office:value-type="float" office:value="1273.3789999999999" table:style-name="ce22">
            <text:p>1,273.4</text:p>
          </table:table-cell>
          <table:table-cell office:value-type="float" office:value="4246.348" table:style-name="ce22">
            <text:p>4,246.3</text:p>
          </table:table-cell>
          <table:table-cell office:value-type="float" office:value="525.75300000000004" table:style-name="ce22">
            <text:p>525.8</text:p>
          </table:table-cell>
          <table:table-cell office:value-type="float" office:value="157.46700000000001" table:style-name="ce22">
            <text:p>157.5</text:p>
          </table:table-cell>
          <table:table-cell office:value-type="float" office:value="803.19500000000005" table:style-name="ce22">
            <text:p>803.2</text:p>
          </table:table-cell>
          <table:table-cell office:value-type="float" office:value="39890.462" table:style-name="ce22">
            <text:p>39,890.5</text:p>
          </table:table-cell>
          <table:table-cell table:style-name="ce23"/>
          <table:table-cell table:number-columns-repeated="16375" table:style-name="ce3"/>
        </table:table-row>
        <table:table-row table:style-name="ro5">
          <table:table-cell office:value-type="string" table:style-name="ce18">
            <text:p>Vehicles per thousand head of population (mid-2018 population estimates)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33.9" table:style-name="ce26">
            <text:p>433.9</text:p>
          </table:table-cell>
          <table:table-cell office:value-type="float" office:value="14.8" table:style-name="ce26">
            <text:p>14.8</text:p>
          </table:table-cell>
          <table:table-cell office:value-type="float" office:value="61.9" table:style-name="ce26">
            <text:p>61.9</text:p>
          </table:table-cell>
          <table:table-cell office:value-type="float" office:value="5.7" table:style-name="ce26">
            <text:p>5.7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8.4" table:style-name="ce26">
            <text:p>8.4</text:p>
          </table:table-cell>
          <table:table-cell office:value-type="float" office:value="527" table:style-name="ce26">
            <text:p>527.0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55.1" table:style-name="ce26">
            <text:p>455.1</text:p>
          </table:table-cell>
          <table:table-cell office:value-type="float" office:value="16.2" table:style-name="ce26">
            <text:p>16.2</text:p>
          </table:table-cell>
          <table:table-cell office:value-type="float" office:value="49.7" table:style-name="ce26">
            <text:p>49.7</text:p>
          </table:table-cell>
          <table:table-cell office:value-type="float" office:value="9.1" table:style-name="ce26">
            <text:p>9.1</text:p>
          </table:table-cell>
          <table:table-cell office:value-type="float" office:value="2.1" table:style-name="ce26">
            <text:p>2.1</text:p>
          </table:table-cell>
          <table:table-cell office:value-type="float" office:value="9" table:style-name="ce26">
            <text:p>9.0</text:p>
          </table:table-cell>
          <table:table-cell office:value-type="float" office:value="541.1" table:style-name="ce26">
            <text:p>541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64.8" table:style-name="ce26">
            <text:p>464.8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55.6" table:style-name="ce26">
            <text:p>55.6</text:p>
          </table:table-cell>
          <table:table-cell office:value-type="float" office:value="9.5" table:style-name="ce26">
            <text:p>9.5</text:p>
          </table:table-cell>
          <table:table-cell office:value-type="float" office:value="2.1" table:style-name="ce26">
            <text:p>2.1</text:p>
          </table:table-cell>
          <table:table-cell office:value-type="float" office:value="12.2" table:style-name="ce26">
            <text:p>12.2</text:p>
          </table:table-cell>
          <table:table-cell office:value-type="float" office:value="562.6" table:style-name="ce26">
            <text:p>562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11.8" table:style-name="ce26">
            <text:p>511.8</text:p>
          </table:table-cell>
          <table:table-cell office:value-type="float" office:value="22.4" table:style-name="ce26">
            <text:p>22.4</text:p>
          </table:table-cell>
          <table:table-cell office:value-type="float" office:value="73.900000000000006" table:style-name="ce26">
            <text:p>73.9</text:p>
          </table:table-cell>
          <table:table-cell office:value-type="float" office:value="11.1" table:style-name="ce26">
            <text:p>11.1</text:p>
          </table:table-cell>
          <table:table-cell office:value-type="float" office:value="2" table:style-name="ce26">
            <text:p>2.0</text:p>
          </table:table-cell>
          <table:table-cell office:value-type="float" office:value="15.1" table:style-name="ce26">
            <text:p>15.1</text:p>
          </table:table-cell>
          <table:table-cell office:value-type="float" office:value="636.5" table:style-name="ce26">
            <text:p>636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19.9" table:style-name="ce26">
            <text:p>519.9</text:p>
          </table:table-cell>
          <table:table-cell office:value-type="float" office:value="17.600000000000001" table:style-name="ce26">
            <text:p>17.6</text:p>
          </table:table-cell>
          <table:table-cell office:value-type="float" office:value="76.400000000000006" table:style-name="ce26">
            <text:p>76.4</text:p>
          </table:table-cell>
          <table:table-cell office:value-type="float" office:value="10.4" table:style-name="ce26">
            <text:p>10.4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1.1" table:style-name="ce26">
            <text:p>11.1</text:p>
          </table:table-cell>
          <table:table-cell office:value-type="float" office:value="637.70000000000005" table:style-name="ce26">
            <text:p>637.7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48.79999999999995" table:style-name="ce26">
            <text:p>548.8</text:p>
          </table:table-cell>
          <table:table-cell office:value-type="float" office:value="22.9" table:style-name="ce26">
            <text:p>22.9</text:p>
          </table:table-cell>
          <table:table-cell office:value-type="float" office:value="69.599999999999994" table:style-name="ce26">
            <text:p>69.6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1.9" table:style-name="ce26">
            <text:p>1.9</text:p>
          </table:table-cell>
          <table:table-cell office:value-type="float" office:value="13.3" table:style-name="ce26">
            <text:p>13.3</text:p>
          </table:table-cell>
          <table:table-cell office:value-type="float" office:value="664.6" table:style-name="ce26">
            <text:p>664.6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98.7" table:style-name="ce26">
            <text:p>298.7</text:p>
          </table:table-cell>
          <table:table-cell office:value-type="float" office:value="12.8" table:style-name="ce26">
            <text:p>12.8</text:p>
          </table:table-cell>
          <table:table-cell office:value-type="float" office:value="23.9" table:style-name="ce26">
            <text:p>23.9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2.1" table:style-name="ce26">
            <text:p>2.1</text:p>
          </table:table-cell>
          <table:table-cell office:value-type="float" office:value="3.9" table:style-name="ce26">
            <text:p>3.9</text:p>
          </table:table-cell>
          <table:table-cell office:value-type="float" office:value="343.6" table:style-name="ce26">
            <text:p>343.6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4.6" table:style-name="ce26">
            <text:p>574.6</text:p>
          </table:table-cell>
          <table:table-cell office:value-type="float" office:value="24.3" table:style-name="ce26">
            <text:p>24.3</text:p>
          </table:table-cell>
          <table:table-cell office:value-type="float" office:value="76.5" table:style-name="ce26">
            <text:p>76.5</text:p>
          </table:table-cell>
          <table:table-cell office:value-type="float" office:value="7.9" table:style-name="ce26">
            <text:p>7.9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9" table:style-name="ce26">
            <text:p>9.0</text:p>
          </table:table-cell>
          <table:table-cell office:value-type="float" office:value="694.6" table:style-name="ce26">
            <text:p>694.6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87.29999999999995" table:style-name="ce26">
            <text:p>587.3</text:p>
          </table:table-cell>
          <table:table-cell office:value-type="float" office:value="28.1" table:style-name="ce26">
            <text:p>28.1</text:p>
          </table:table-cell>
          <table:table-cell office:value-type="float" office:value="96.6" table:style-name="ce26">
            <text:p>96.6</text:p>
          </table:table-cell>
          <table:table-cell office:value-type="float" office:value="8" table:style-name="ce26">
            <text:p>8.0</text:p>
          </table:table-cell>
          <table:table-cell office:value-type="float" office:value="3.5" table:style-name="ce26">
            <text:p>3.5</text:p>
          </table:table-cell>
          <table:table-cell office:value-type="float" office:value="20.5" table:style-name="ce26">
            <text:p>20.5</text:p>
          </table:table-cell>
          <table:table-cell office:value-type="float" office:value="743.9" table:style-name="ce26">
            <text:p>743.9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4.9" table:style-name="ce26">
            <text:p>484.9</text:p>
          </table:table-cell>
          <table:table-cell office:value-type="float" office:value="19.7" table:style-name="ce26">
            <text:p>19.7</text:p>
          </table:table-cell>
          <table:table-cell office:value-type="float" office:value="62.9" table:style-name="ce26">
            <text:p>62.9</text:p>
          </table:table-cell>
          <table:table-cell office:value-type="float" office:value="7.8" table:style-name="ce26">
            <text:p>7.8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0.8" table:style-name="ce26">
            <text:p>10.8</text:p>
          </table:table-cell>
          <table:table-cell office:value-type="float" office:value="588.5" table:style-name="ce26">
            <text:p>588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504.5" table:style-name="ce26">
            <text:p>504.5</text:p>
          </table:table-cell>
          <table:table-cell office:value-type="float" office:value="19.2" table:style-name="ce26">
            <text:p>19.2</text:p>
          </table:table-cell>
          <table:table-cell office:value-type="float" office:value="70.7" table:style-name="ce26">
            <text:p>70.7</text:p>
          </table:table-cell>
          <table:table-cell office:value-type="float" office:value="7.2" table:style-name="ce26">
            <text:p>7.2</text:p>
          </table:table-cell>
          <table:table-cell office:value-type="float" office:value="2.9" table:style-name="ce26">
            <text:p>2.9</text:p>
          </table:table-cell>
          <table:table-cell office:value-type="float" office:value="18.899999999999999" table:style-name="ce26">
            <text:p>18.9</text:p>
          </table:table-cell>
          <table:table-cell office:value-type="float" office:value="623.29999999999995" table:style-name="ce26">
            <text:p>623.3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64.2" table:style-name="ce26">
            <text:p>464.2</text:p>
          </table:table-cell>
          <table:table-cell office:value-type="float" office:value="13.2" table:style-name="ce26">
            <text:p>13.2</text:p>
          </table:table-cell>
          <table:table-cell office:value-type="float" office:value="56.6" table:style-name="ce26">
            <text:p>56.6</text:p>
          </table:table-cell>
          <table:table-cell office:value-type="float" office:value="6.8" table:style-name="ce26">
            <text:p>6.8</text:p>
          </table:table-cell>
          <table:table-cell office:value-type="float" office:value="2.6" table:style-name="ce26">
            <text:p>2.6</text:p>
          </table:table-cell>
          <table:table-cell office:value-type="float" office:value="15.8" table:style-name="ce26">
            <text:p>15.8</text:p>
          </table:table-cell>
          <table:table-cell office:value-type="float" office:value="559.20000000000005" table:style-name="ce26">
            <text:p>559.2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4" table:style-name="ce26">
            <text:p>494.0</text:p>
          </table:table-cell>
          <table:table-cell office:value-type="float" office:value="19.399999999999999" table:style-name="ce26">
            <text:p>19.4</text:p>
          </table:table-cell>
          <table:table-cell office:value-type="float" office:value="63.9" table:style-name="ce26">
            <text:p>63.9</text:p>
          </table:table-cell>
          <table:table-cell office:value-type="float" office:value="7.8" table:style-name="ce26">
            <text:p>7.8</text:p>
          </table:table-cell>
          <table:table-cell office:value-type="float" office:value="2.4" table:style-name="ce26">
            <text:p>2.4</text:p>
          </table:table-cell>
          <table:table-cell office:value-type="float" office:value="11.9" table:style-name="ce26">
            <text:p>11.9</text:p>
          </table:table-cell>
          <table:table-cell office:value-type="float" office:value="599.20000000000005" table:style-name="ce26">
            <text:p>599.2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22.20000000000005" table:style-name="ce26">
            <text:p>522.2</text:p>
          </table:table-cell>
          <table:table-cell office:value-type="float" office:value="12.2" table:style-name="ce26">
            <text:p>12.2</text:p>
          </table:table-cell>
          <table:table-cell office:value-type="float" office:value="64.900000000000006" table:style-name="ce26">
            <text:p>64.9</text:p>
          </table:table-cell>
          <table:table-cell office:value-type="float" office:value="12.8" table:style-name="ce26">
            <text:p>12.8</text:p>
          </table:table-cell>
          <table:table-cell office:value-type="float" office:value="2.9" table:style-name="ce26">
            <text:p>2.9</text:p>
          </table:table-cell>
          <table:table-cell office:value-type="float" office:value="19" table:style-name="ce26">
            <text:p>19.0</text:p>
          </table:table-cell>
          <table:table-cell office:value-type="float" office:value="634.1" table:style-name="ce26">
            <text:p>634.1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5" table:style-name="ce28">
            <text:p>495.0</text:p>
          </table:table-cell>
          <table:table-cell office:value-type="float" office:value="19.2" table:style-name="ce28">
            <text:p>19.2</text:p>
          </table:table-cell>
          <table:table-cell office:value-type="float" office:value="63.9" table:style-name="ce28">
            <text:p>63.9</text:p>
          </table:table-cell>
          <table:table-cell office:value-type="float" office:value="7.9" table:style-name="ce28">
            <text:p>7.9</text:p>
          </table:table-cell>
          <table:table-cell office:value-type="float" office:value="2.4" table:style-name="ce28">
            <text:p>2.4</text:p>
          </table:table-cell>
          <table:table-cell office:value-type="float" office:value="12.1" table:style-name="ce28">
            <text:p>12.1</text:p>
          </table:table-cell>
          <table:table-cell office:value-type="float" office:value="600.4" table:style-name="ce28">
            <text:p>600.4</text:p>
          </table:table-cell>
          <table:table-cell table:number-columns-repeated="16376" table:style-name="ce3"/>
        </table:table-row>
        <table:table-row table:style-name="ro2">
          <table:table-cell table:style-name="ce21"/>
          <table:table-cell table:number-columns-repeated="7" table:style-name="ce22"/>
          <table:table-cell table:number-columns-repeated="16376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style-name="ce2"/>
          <table:table-cell table:number-columns-repeated="1637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30 April 2020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June 2020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2019_Q4.$A$1:2019_Q4.$H$49" table:base-cell-address="2019_Q4.$A$1"/>
        </table:named-expressions>
      </table:table>
      <table:table table:name="2019_Q3" table:style-name="ta1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6376" table:style-name="ce3"/>
        </table:table-row>
        <table:table-row table:style-name="ro2">
          <table:table-cell table:style-name="ce5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3" table:style-name="ce2"/>
          <table:table-cell table:number-columns-repeated="16376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19 Q3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8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number-columns-repeated="16376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55.1880000000001" table:style-name="ce22">
            <text:p>1,155.2</text:p>
          </table:table-cell>
          <table:table-cell office:value-type="float" office:value="44.351999999999997" table:style-name="ce22">
            <text:p>44.4</text:p>
          </table:table-cell>
          <table:table-cell office:value-type="float" office:value="164.917" table:style-name="ce22">
            <text:p>164.9</text:p>
          </table:table-cell>
          <table:table-cell office:value-type="float" office:value="15.412000000000001" table:style-name="ce22">
            <text:p>15.4</text:p>
          </table:table-cell>
          <table:table-cell office:value-type="float" office:value="5.9710000000000001" table:style-name="ce22">
            <text:p>6.0</text:p>
          </table:table-cell>
          <table:table-cell office:value-type="float" office:value="22.472000000000001" table:style-name="ce22">
            <text:p>22.5</text:p>
          </table:table-cell>
          <table:table-cell office:value-type="float" office:value="1408.3119999999999" table:style-name="ce22">
            <text:p>1,408.3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323.3620000000001" table:style-name="ce22">
            <text:p>3,323.4</text:p>
          </table:table-cell>
          <table:table-cell office:value-type="float" office:value="126.791" table:style-name="ce22">
            <text:p>126.8</text:p>
          </table:table-cell>
          <table:table-cell office:value-type="float" office:value="363.50400000000002" table:style-name="ce22">
            <text:p>363.5</text:p>
          </table:table-cell>
          <table:table-cell office:value-type="float" office:value="65.972999999999999" table:style-name="ce22">
            <text:p>66.0</text:p>
          </table:table-cell>
          <table:table-cell office:value-type="float" office:value="15.406000000000001" table:style-name="ce22">
            <text:p>15.4</text:p>
          </table:table-cell>
          <table:table-cell office:value-type="float" office:value="65.472999999999999" table:style-name="ce22">
            <text:p>65.5</text:p>
          </table:table-cell>
          <table:table-cell office:value-type="float" office:value="3960.509" table:style-name="ce22">
            <text:p>3,960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554.0149999999999" table:style-name="ce22">
            <text:p>2,554.0</text:p>
          </table:table-cell>
          <table:table-cell office:value-type="float" office:value="110.691" table:style-name="ce22">
            <text:p>110.7</text:p>
          </table:table-cell>
          <table:table-cell office:value-type="float" office:value="305.46199999999999" table:style-name="ce22">
            <text:p>305.5</text:p>
          </table:table-cell>
          <table:table-cell office:value-type="float" office:value="52.262" table:style-name="ce22">
            <text:p>52.3</text:p>
          </table:table-cell>
          <table:table-cell office:value-type="float" office:value="11.417999999999999" table:style-name="ce22">
            <text:p>11.4</text:p>
          </table:table-cell>
          <table:table-cell office:value-type="float" office:value="66.816999999999993" table:style-name="ce22">
            <text:p>66.8</text:p>
          </table:table-cell>
          <table:table-cell office:value-type="float" office:value="3100.665" table:style-name="ce22">
            <text:p>3,100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71.3960000000002" table:style-name="ce22">
            <text:p>2,471.4</text:p>
          </table:table-cell>
          <table:table-cell office:value-type="float" office:value="117.395" table:style-name="ce22">
            <text:p>117.4</text:p>
          </table:table-cell>
          <table:table-cell office:value-type="float" office:value="354.28399999999999" table:style-name="ce22">
            <text:p>354.3</text:p>
          </table:table-cell>
          <table:table-cell office:value-type="float" office:value="53.21" table:style-name="ce22">
            <text:p>53.2</text:p>
          </table:table-cell>
          <table:table-cell office:value-type="float" office:value="10.02" table:style-name="ce22">
            <text:p>10.0</text:p>
          </table:table-cell>
          <table:table-cell office:value-type="float" office:value="72.77" table:style-name="ce22">
            <text:p>72.8</text:p>
          </table:table-cell>
          <table:table-cell office:value-type="float" office:value="3079.0749999999998" table:style-name="ce22">
            <text:p>3,079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83.2840000000001" table:style-name="ce22">
            <text:p>3,083.3</text:p>
          </table:table-cell>
          <table:table-cell office:value-type="float" office:value="112.23099999999999" table:style-name="ce22">
            <text:p>112.2</text:p>
          </table:table-cell>
          <table:table-cell office:value-type="float" office:value="454.36900000000003" table:style-name="ce22">
            <text:p>454.4</text:p>
          </table:table-cell>
          <table:table-cell office:value-type="float" office:value="61.875999999999998" table:style-name="ce22">
            <text:p>61.9</text:p>
          </table:table-cell>
          <table:table-cell office:value-type="float" office:value="13.393000000000001" table:style-name="ce22">
            <text:p>13.4</text:p>
          </table:table-cell>
          <table:table-cell office:value-type="float" office:value="65.908000000000001" table:style-name="ce22">
            <text:p>65.9</text:p>
          </table:table-cell>
          <table:table-cell office:value-type="float" office:value="3791.0610000000001" table:style-name="ce22">
            <text:p>3,791.1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410.44" table:style-name="ce22">
            <text:p>3,410.4</text:p>
          </table:table-cell>
          <table:table-cell office:value-type="float" office:value="151.60400000000001" table:style-name="ce22">
            <text:p>151.6</text:p>
          </table:table-cell>
          <table:table-cell office:value-type="float" office:value="434.67899999999997" table:style-name="ce22">
            <text:p>434.7</text:p>
          </table:table-cell>
          <table:table-cell office:value-type="float" office:value="50.953000000000003" table:style-name="ce22">
            <text:p>51.0</text:p>
          </table:table-cell>
          <table:table-cell office:value-type="float" office:value="12.061999999999999" table:style-name="ce22">
            <text:p>12.1</text:p>
          </table:table-cell>
          <table:table-cell office:value-type="float" office:value="82.816000000000003" table:style-name="ce22">
            <text:p>82.8</text:p>
          </table:table-cell>
          <table:table-cell office:value-type="float" office:value="4142.5540000000001" table:style-name="ce22">
            <text:p>4,142.6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72.9360000000001" table:style-name="ce22">
            <text:p>2,672.9</text:p>
          </table:table-cell>
          <table:table-cell office:value-type="float" office:value="116.843" table:style-name="ce22">
            <text:p>116.8</text:p>
          </table:table-cell>
          <table:table-cell office:value-type="float" office:value="216.065" table:style-name="ce22">
            <text:p>216.1</text:p>
          </table:table-cell>
          <table:table-cell office:value-type="float" office:value="19.831" table:style-name="ce22">
            <text:p>19.8</text:p>
          </table:table-cell>
          <table:table-cell office:value-type="float" office:value="19.172999999999998" table:style-name="ce22">
            <text:p>19.2</text:p>
          </table:table-cell>
          <table:table-cell office:value-type="float" office:value="34.655999999999999" table:style-name="ce22">
            <text:p>34.7</text:p>
          </table:table-cell>
          <table:table-cell office:value-type="float" office:value="3079.5039999999999" table:style-name="ce22">
            <text:p>3,079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270.5230000000001" table:style-name="ce22">
            <text:p>5,270.5</text:p>
          </table:table-cell>
          <table:table-cell office:value-type="float" office:value="233.86600000000001" table:style-name="ce22">
            <text:p>233.9</text:p>
          </table:table-cell>
          <table:table-cell office:value-type="float" office:value="698.76400000000001" table:style-name="ce22">
            <text:p>698.8</text:p>
          </table:table-cell>
          <table:table-cell office:value-type="float" office:value="72.337000000000003" table:style-name="ce22">
            <text:p>72.3</text:p>
          </table:table-cell>
          <table:table-cell office:value-type="float" office:value="21.402000000000001" table:style-name="ce22">
            <text:p>21.4</text:p>
          </table:table-cell>
          <table:table-cell office:value-type="float" office:value="82.057000000000002" table:style-name="ce22">
            <text:p>82.1</text:p>
          </table:table-cell>
          <table:table-cell office:value-type="float" office:value="6378.9489999999996" table:style-name="ce22">
            <text:p>6,378.9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292.7420000000002" table:style-name="ce22">
            <text:p>3,292.7</text:p>
          </table:table-cell>
          <table:table-cell office:value-type="float" office:value="166.221" table:style-name="ce22">
            <text:p>166.2</text:p>
          </table:table-cell>
          <table:table-cell office:value-type="float" office:value="542.75400000000002" table:style-name="ce22">
            <text:p>542.8</text:p>
          </table:table-cell>
          <table:table-cell office:value-type="float" office:value="45.249000000000002" table:style-name="ce22">
            <text:p>45.2</text:p>
          </table:table-cell>
          <table:table-cell office:value-type="float" office:value="19.542000000000002" table:style-name="ce22">
            <text:p>19.5</text:p>
          </table:table-cell>
          <table:table-cell office:value-type="float" office:value="114.366" table:style-name="ce22">
            <text:p>114.4</text:p>
          </table:table-cell>
          <table:table-cell office:value-type="float" office:value="4180.8739999999998" table:style-name="ce22">
            <text:p>4,180.9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7233.885999999999" table:style-name="ce22">
            <text:p>27,233.9</text:p>
          </table:table-cell>
          <table:table-cell office:value-type="float" office:value="1179.9939999999999" table:style-name="ce22">
            <text:p>1,180.0</text:p>
          </table:table-cell>
          <table:table-cell office:value-type="float" office:value="3534.7979999999998" table:style-name="ce22">
            <text:p>3,534.8</text:p>
          </table:table-cell>
          <table:table-cell office:value-type="float" office:value="437.10300000000001" table:style-name="ce22">
            <text:p>437.1</text:p>
          </table:table-cell>
          <table:table-cell office:value-type="float" office:value="128.387" table:style-name="ce22">
            <text:p>128.4</text:p>
          </table:table-cell>
          <table:table-cell office:value-type="float" office:value="607.33500000000004" table:style-name="ce22">
            <text:p>607.3</text:p>
          </table:table-cell>
          <table:table-cell office:value-type="float" office:value="33121.502999999997" table:style-name="ce22">
            <text:p>33,121.5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85.6469999999999" table:style-name="ce22">
            <text:p>1,585.6</text:p>
          </table:table-cell>
          <table:table-cell office:value-type="float" office:value="64.97" table:style-name="ce22">
            <text:p>65.0</text:p>
          </table:table-cell>
          <table:table-cell office:value-type="float" office:value="221.809" table:style-name="ce22">
            <text:p>221.8</text:p>
          </table:table-cell>
          <table:table-cell office:value-type="float" office:value="22.77" table:style-name="ce22">
            <text:p>22.8</text:p>
          </table:table-cell>
          <table:table-cell office:value-type="float" office:value="9.1289999999999996" table:style-name="ce22">
            <text:p>9.1</text:p>
          </table:table-cell>
          <table:table-cell office:value-type="float" office:value="58.503999999999998" table:style-name="ce22">
            <text:p>58.5</text:p>
          </table:table-cell>
          <table:table-cell office:value-type="float" office:value="1962.829" table:style-name="ce22">
            <text:p>1,962.8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530.875" table:style-name="ce22">
            <text:p>2,530.9</text:p>
          </table:table-cell>
          <table:table-cell office:value-type="float" office:value="81.835999999999999" table:style-name="ce22">
            <text:p>81.8</text:p>
          </table:table-cell>
          <table:table-cell office:value-type="float" office:value="308.23700000000002" table:style-name="ce22">
            <text:p>308.2</text:p>
          </table:table-cell>
          <table:table-cell office:value-type="float" office:value="36.960999999999999" table:style-name="ce22">
            <text:p>37.0</text:p>
          </table:table-cell>
          <table:table-cell office:value-type="float" office:value="14.372999999999999" table:style-name="ce22">
            <text:p>14.4</text:p>
          </table:table-cell>
          <table:table-cell office:value-type="float" office:value="86.284000000000006" table:style-name="ce22">
            <text:p>86.3</text:p>
          </table:table-cell>
          <table:table-cell office:value-type="float" office:value="3058.5659999999998" table:style-name="ce22">
            <text:p>3,058.6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24.17399999999998" table:style-name="ce22">
            <text:p>624.2</text:p>
          </table:table-cell>
          <table:table-cell office:value-type="float" office:value="14.839" table:style-name="ce22">
            <text:p>14.8</text:p>
          </table:table-cell>
          <table:table-cell office:value-type="float" office:value="71.489000000000004" table:style-name="ce22">
            <text:p>71.5</text:p>
          </table:table-cell>
          <table:table-cell office:value-type="float" office:value="6.8550000000000004" table:style-name="ce22">
            <text:p>6.9</text:p>
          </table:table-cell>
          <table:table-cell office:value-type="float" office:value="1.613" table:style-name="ce22">
            <text:p>1.6</text:p>
          </table:table-cell>
          <table:table-cell office:value-type="float" office:value="15.484999999999999" table:style-name="ce22">
            <text:p>15.5</text:p>
          </table:table-cell>
          <table:table-cell office:value-type="float" office:value="734.45500000000004" table:style-name="ce22">
            <text:p>734.5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1.5960000000000001" table:style-name="ce22">
            <text:p>1.6</text:p>
          </table:table-cell>
          <table:table-cell office:value-type="float" office:value="0.755" table:style-name="ce22">
            <text:p>0.8</text:p>
          </table:table-cell>
          <table:table-cell office:value-type="float" office:value="0.70899999999999996" table:style-name="ce22">
            <text:p>0.7</text:p>
          </table:table-cell>
          <table:table-cell office:value-type="float" office:value="4.9000000000000002E-2" table:style-name="ce22">
            <text:p>-</text:p>
          </table:table-cell>
          <table:table-cell office:value-type="float" office:value="5.0999999999999997E-2" table:style-name="ce22">
            <text:p>0.1</text:p>
          </table:table-cell>
          <table:table-cell office:value-type="float" office:value="0.65800000000000003" table:style-name="ce22">
            <text:p>0.7</text:p>
          </table:table-cell>
          <table:table-cell office:value-type="float" office:value="3.8180000000000001" table:style-name="ce22">
            <text:p>3.8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976.178" table:style-name="ce22">
            <text:p>31,976.2</text:p>
          </table:table-cell>
          <table:table-cell office:value-type="float" office:value="1342.394" table:style-name="ce22">
            <text:p>1,342.4</text:p>
          </table:table-cell>
          <table:table-cell office:value-type="float" office:value="4137.0420000000004" table:style-name="ce22">
            <text:p>4,137.0</text:p>
          </table:table-cell>
          <table:table-cell office:value-type="float" office:value="503.738" table:style-name="ce22">
            <text:p>503.7</text:p>
          </table:table-cell>
          <table:table-cell office:value-type="float" office:value="153.553" table:style-name="ce22">
            <text:p>153.6</text:p>
          </table:table-cell>
          <table:table-cell office:value-type="float" office:value="768.26599999999996" table:style-name="ce22">
            <text:p>768.3</text:p>
          </table:table-cell>
          <table:table-cell office:value-type="float" office:value="38881.171000000002" table:style-name="ce22">
            <text:p>38,881.2</text:p>
          </table:table-cell>
          <table:table-cell table:style-name="ce2"/>
          <table:table-cell table:style-name="ce37"/>
          <table:table-cell table:number-columns-repeated="16374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84.52" table:style-name="ce22">
            <text:p>984.5</text:p>
          </table:table-cell>
          <table:table-cell office:value-type="float" office:value="26.375" table:style-name="ce22">
            <text:p>26.4</text:p>
          </table:table-cell>
          <table:table-cell office:value-type="float" office:value="121.994" table:style-name="ce22">
            <text:p>122.0</text:p>
          </table:table-cell>
          <table:table-cell office:value-type="float" office:value="24.395" table:style-name="ce22">
            <text:p>24.4</text:p>
          </table:table-cell>
          <table:table-cell office:value-type="float" office:value="5.5570000000000004" table:style-name="ce22">
            <text:p>5.6</text:p>
          </table:table-cell>
          <table:table-cell office:value-type="float" office:value="35.564999999999998" table:style-name="ce22">
            <text:p>35.6</text:p>
          </table:table-cell>
          <table:table-cell office:value-type="float" office:value="1198.4059999999999" table:style-name="ce22">
            <text:p>1,198.4</text:p>
          </table:table-cell>
          <table:table-cell table:style-name="ce2"/>
          <table:table-cell table:style-name="ce38"/>
          <table:table-cell table:number-columns-repeated="16374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2.507999999999999" table:style-name="ce22">
            <text:p>12.5</text:p>
          </table:table-cell>
          <table:table-cell office:value-type="float" office:value="0.186" table:style-name="ce22">
            <text:p>0.2</text:p>
          </table:table-cell>
          <table:table-cell office:value-type="float" office:value="0.96199999999999997" table:style-name="ce22">
            <text:p>1.0</text:p>
          </table:table-cell>
          <table:table-cell office:value-type="float" office:value="0.127" table:style-name="ce22">
            <text:p>0.1</text:p>
          </table:table-cell>
          <table:table-cell office:value-type="float" office:value="2.4E-2" table:style-name="ce22">
            <text:p>-</text:p>
          </table:table-cell>
          <table:table-cell office:value-type="float" office:value="7.4999999999999997E-2" table:style-name="ce22">
            <text:p>0.1</text:p>
          </table:table-cell>
          <table:table-cell office:value-type="float" office:value="13.882" table:style-name="ce22">
            <text:p>13.9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973.205999999998" table:style-name="ce22">
            <text:p>32,973.2</text:p>
          </table:table-cell>
          <table:table-cell office:value-type="float" office:value="1368.9549999999999" table:style-name="ce22">
            <text:p>1,369.0</text:p>
          </table:table-cell>
          <table:table-cell office:value-type="float" office:value="4259.9979999999996" table:style-name="ce22">
            <text:p>4,260.0</text:p>
          </table:table-cell>
          <table:table-cell office:value-type="float" office:value="528.26" table:style-name="ce22">
            <text:p>528.3</text:p>
          </table:table-cell>
          <table:table-cell office:value-type="float" office:value="159.13399999999999" table:style-name="ce22">
            <text:p>159.1</text:p>
          </table:table-cell>
          <table:table-cell office:value-type="float" office:value="803.90599999999995" table:style-name="ce22">
            <text:p>803.9</text:p>
          </table:table-cell>
          <table:table-cell office:value-type="float" office:value="40093.459000000003" table:style-name="ce22">
            <text:p>40,093.5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5">
          <table:table-cell office:value-type="string" table:style-name="ce18">
            <text:p>Vehicles per thousand head of population (mid-2018 population estimates)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34.6" table:style-name="ce26">
            <text:p>434.6</text:p>
          </table:table-cell>
          <table:table-cell office:value-type="float" office:value="16.7" table:style-name="ce26">
            <text:p>16.7</text:p>
          </table:table-cell>
          <table:table-cell office:value-type="float" office:value="62" table:style-name="ce26">
            <text:p>62.0</text:p>
          </table:table-cell>
          <table:table-cell office:value-type="float" office:value="5.8" table:style-name="ce26">
            <text:p>5.8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8.5" table:style-name="ce26">
            <text:p>8.5</text:p>
          </table:table-cell>
          <table:table-cell office:value-type="float" office:value="529.9" table:style-name="ce26">
            <text:p>529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55.7" table:style-name="ce26">
            <text:p>455.7</text:p>
          </table:table-cell>
          <table:table-cell office:value-type="float" office:value="17.399999999999999" table:style-name="ce26">
            <text:p>17.4</text:p>
          </table:table-cell>
          <table:table-cell office:value-type="float" office:value="49.8" table:style-name="ce26">
            <text:p>49.8</text:p>
          </table:table-cell>
          <table:table-cell office:value-type="float" office:value="9" table:style-name="ce26">
            <text:p>9.0</text:p>
          </table:table-cell>
          <table:table-cell office:value-type="float" office:value="2.1" table:style-name="ce26">
            <text:p>2.1</text:p>
          </table:table-cell>
          <table:table-cell office:value-type="float" office:value="9" table:style-name="ce26">
            <text:p>9.0</text:p>
          </table:table-cell>
          <table:table-cell office:value-type="float" office:value="543.1" table:style-name="ce26">
            <text:p>543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66.1" table:style-name="ce26">
            <text:p>466.1</text:p>
          </table:table-cell>
          <table:table-cell office:value-type="float" office:value="20.2" table:style-name="ce26">
            <text:p>20.2</text:p>
          </table:table-cell>
          <table:table-cell office:value-type="float" office:value="55.7" table:style-name="ce26">
            <text:p>55.7</text:p>
          </table:table-cell>
          <table:table-cell office:value-type="float" office:value="9.5" table:style-name="ce26">
            <text:p>9.5</text:p>
          </table:table-cell>
          <table:table-cell office:value-type="float" office:value="2.1" table:style-name="ce26">
            <text:p>2.1</text:p>
          </table:table-cell>
          <table:table-cell office:value-type="float" office:value="12.2" table:style-name="ce26">
            <text:p>12.2</text:p>
          </table:table-cell>
          <table:table-cell office:value-type="float" office:value="565.9" table:style-name="ce26">
            <text:p>565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14.4" table:style-name="ce26">
            <text:p>514.4</text:p>
          </table:table-cell>
          <table:table-cell office:value-type="float" office:value="24.4" table:style-name="ce26">
            <text:p>24.4</text:p>
          </table:table-cell>
          <table:table-cell office:value-type="float" office:value="73.7" table:style-name="ce26">
            <text:p>73.7</text:p>
          </table:table-cell>
          <table:table-cell office:value-type="float" office:value="11.1" table:style-name="ce26">
            <text:p>11.1</text:p>
          </table:table-cell>
          <table:table-cell office:value-type="float" office:value="2.1" table:style-name="ce26">
            <text:p>2.1</text:p>
          </table:table-cell>
          <table:table-cell office:value-type="float" office:value="15.1" table:style-name="ce26">
            <text:p>15.1</text:p>
          </table:table-cell>
          <table:table-cell office:value-type="float" office:value="640.9" table:style-name="ce26">
            <text:p>640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22.5" table:style-name="ce26">
            <text:p>522.5</text:p>
          </table:table-cell>
          <table:table-cell office:value-type="float" office:value="19" table:style-name="ce26">
            <text:p>19.0</text:p>
          </table:table-cell>
          <table:table-cell office:value-type="float" office:value="77" table:style-name="ce26">
            <text:p>77.0</text:p>
          </table:table-cell>
          <table:table-cell office:value-type="float" office:value="10.5" table:style-name="ce26">
            <text:p>10.5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2" table:style-name="ce26">
            <text:p>11.2</text:p>
          </table:table-cell>
          <table:table-cell office:value-type="float" office:value="642.5" table:style-name="ce26">
            <text:p>642.5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50" table:style-name="ce26">
            <text:p>550.0</text:p>
          </table:table-cell>
          <table:table-cell office:value-type="float" office:value="24.4" table:style-name="ce26">
            <text:p>24.4</text:p>
          </table:table-cell>
          <table:table-cell office:value-type="float" office:value="70.099999999999994" table:style-name="ce26">
            <text:p>70.1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1.9" table:style-name="ce26">
            <text:p>1.9</text:p>
          </table:table-cell>
          <table:table-cell office:value-type="float" office:value="13.4" table:style-name="ce26">
            <text:p>13.4</text:p>
          </table:table-cell>
          <table:table-cell office:value-type="float" office:value="668" table:style-name="ce26">
            <text:p>668.0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300.10000000000002" table:style-name="ce26">
            <text:p>300.1</text:p>
          </table:table-cell>
          <table:table-cell office:value-type="float" office:value="13.1" table:style-name="ce26">
            <text:p>13.1</text:p>
          </table:table-cell>
          <table:table-cell office:value-type="float" office:value="24.3" table:style-name="ce26">
            <text:p>24.3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3.9" table:style-name="ce26">
            <text:p>3.9</text:p>
          </table:table-cell>
          <table:table-cell office:value-type="float" office:value="345.7" table:style-name="ce26">
            <text:p>345.7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7" table:style-name="ce26">
            <text:p>577.0</text:p>
          </table:table-cell>
          <table:table-cell office:value-type="float" office:value="25.6" table:style-name="ce26">
            <text:p>25.6</text:p>
          </table:table-cell>
          <table:table-cell office:value-type="float" office:value="76.5" table:style-name="ce26">
            <text:p>76.5</text:p>
          </table:table-cell>
          <table:table-cell office:value-type="float" office:value="7.9" table:style-name="ce26">
            <text:p>7.9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9" table:style-name="ce26">
            <text:p>9.0</text:p>
          </table:table-cell>
          <table:table-cell office:value-type="float" office:value="698.4" table:style-name="ce26">
            <text:p>698.4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88" table:style-name="ce26">
            <text:p>588.0</text:p>
          </table:table-cell>
          <table:table-cell office:value-type="float" office:value="29.7" table:style-name="ce26">
            <text:p>29.7</text:p>
          </table:table-cell>
          <table:table-cell office:value-type="float" office:value="96.9" table:style-name="ce26">
            <text:p>96.9</text:p>
          </table:table-cell>
          <table:table-cell office:value-type="float" office:value="8.1" table:style-name="ce26">
            <text:p>8.1</text:p>
          </table:table-cell>
          <table:table-cell office:value-type="float" office:value="3.5" table:style-name="ce26">
            <text:p>3.5</text:p>
          </table:table-cell>
          <table:table-cell office:value-type="float" office:value="20.399999999999999" table:style-name="ce26">
            <text:p>20.4</text:p>
          </table:table-cell>
          <table:table-cell office:value-type="float" office:value="746.6" table:style-name="ce26">
            <text:p>746.6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6.5" table:style-name="ce26">
            <text:p>486.5</text:p>
          </table:table-cell>
          <table:table-cell office:value-type="float" office:value="21.1" table:style-name="ce26">
            <text:p>21.1</text:p>
          </table:table-cell>
          <table:table-cell office:value-type="float" office:value="63.1" table:style-name="ce26">
            <text:p>63.1</text:p>
          </table:table-cell>
          <table:table-cell office:value-type="float" office:value="7.8" table:style-name="ce26">
            <text:p>7.8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0.8" table:style-name="ce26">
            <text:p>10.8</text:p>
          </table:table-cell>
          <table:table-cell office:value-type="float" office:value="591.70000000000005" table:style-name="ce26">
            <text:p>591.7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505.2" table:style-name="ce26">
            <text:p>505.2</text:p>
          </table:table-cell>
          <table:table-cell office:value-type="float" office:value="20.7" table:style-name="ce26">
            <text:p>20.7</text:p>
          </table:table-cell>
          <table:table-cell office:value-type="float" office:value="70.7" table:style-name="ce26">
            <text:p>70.7</text:p>
          </table:table-cell>
          <table:table-cell office:value-type="float" office:value="7.3" table:style-name="ce26">
            <text:p>7.3</text:p>
          </table:table-cell>
          <table:table-cell office:value-type="float" office:value="2.9" table:style-name="ce26">
            <text:p>2.9</text:p>
          </table:table-cell>
          <table:table-cell office:value-type="float" office:value="18.600000000000001" table:style-name="ce26">
            <text:p>18.6</text:p>
          </table:table-cell>
          <table:table-cell office:value-type="float" office:value="625.4" table:style-name="ce26">
            <text:p>625.4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65.4" table:style-name="ce26">
            <text:p>465.4</text:p>
          </table:table-cell>
          <table:table-cell office:value-type="float" office:value="15" table:style-name="ce26">
            <text:p>15.0</text:p>
          </table:table-cell>
          <table:table-cell office:value-type="float" office:value="56.7" table:style-name="ce26">
            <text:p>56.7</text:p>
          </table:table-cell>
          <table:table-cell office:value-type="float" office:value="6.8" table:style-name="ce26">
            <text:p>6.8</text:p>
          </table:table-cell>
          <table:table-cell office:value-type="float" office:value="2.6" table:style-name="ce26">
            <text:p>2.6</text:p>
          </table:table-cell>
          <table:table-cell office:value-type="float" office:value="15.9" table:style-name="ce26">
            <text:p>15.9</text:p>
          </table:table-cell>
          <table:table-cell office:value-type="float" office:value="562.4" table:style-name="ce26">
            <text:p>562.4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5.3" table:style-name="ce26">
            <text:p>495.3</text:p>
          </table:table-cell>
          <table:table-cell office:value-type="float" office:value="20.8" table:style-name="ce26">
            <text:p>20.8</text:p>
          </table:table-cell>
          <table:table-cell office:value-type="float" office:value="64.099999999999994" table:style-name="ce26">
            <text:p>64.1</text:p>
          </table:table-cell>
          <table:table-cell office:value-type="float" office:value="7.8" table:style-name="ce26">
            <text:p>7.8</text:p>
          </table:table-cell>
          <table:table-cell office:value-type="float" office:value="2.4" table:style-name="ce26">
            <text:p>2.4</text:p>
          </table:table-cell>
          <table:table-cell office:value-type="float" office:value="11.9" table:style-name="ce26">
            <text:p>11.9</text:p>
          </table:table-cell>
          <table:table-cell office:value-type="float" office:value="602.29999999999995" table:style-name="ce26">
            <text:p>602.3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23.20000000000005" table:style-name="ce26">
            <text:p>523.2</text:p>
          </table:table-cell>
          <table:table-cell office:value-type="float" office:value="14" table:style-name="ce26">
            <text:p>14.0</text:p>
          </table:table-cell>
          <table:table-cell office:value-type="float" office:value="64.8" table:style-name="ce26">
            <text:p>64.8</text:p>
          </table:table-cell>
          <table:table-cell office:value-type="float" office:value="13" table:style-name="ce26">
            <text:p>13.0</text:p>
          </table:table-cell>
          <table:table-cell office:value-type="float" office:value="3" table:style-name="ce26">
            <text:p>3.0</text:p>
          </table:table-cell>
          <table:table-cell office:value-type="float" office:value="18.899999999999999" table:style-name="ce26">
            <text:p>18.9</text:p>
          </table:table-cell>
          <table:table-cell office:value-type="float" office:value="636.9" table:style-name="ce26">
            <text:p>636.9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6.3" table:style-name="ce28">
            <text:p>496.3</text:p>
          </table:table-cell>
          <table:table-cell office:value-type="float" office:value="20.6" table:style-name="ce28">
            <text:p>20.6</text:p>
          </table:table-cell>
          <table:table-cell office:value-type="float" office:value="64.099999999999994" table:style-name="ce28">
            <text:p>64.1</text:p>
          </table:table-cell>
          <table:table-cell office:value-type="float" office:value="8" table:style-name="ce28">
            <text:p>8.0</text:p>
          </table:table-cell>
          <table:table-cell office:value-type="float" office:value="2.4" table:style-name="ce28">
            <text:p>2.4</text:p>
          </table:table-cell>
          <table:table-cell office:value-type="float" office:value="12.1" table:style-name="ce28">
            <text:p>12.1</text:p>
          </table:table-cell>
          <table:table-cell office:value-type="float" office:value="603.5" table:style-name="ce28">
            <text:p>603.5</text:p>
          </table:table-cell>
          <table:table-cell table:number-columns-repeated="16376" table:style-name="ce3"/>
        </table:table-row>
        <table:table-row table:style-name="ro2">
          <table:table-cell table:style-name="ce21"/>
          <table:table-cell table:number-columns-repeated="7" table:style-name="ce22"/>
          <table:table-cell table:number-columns-repeated="16376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style-name="ce2"/>
          <table:table-cell table:number-columns-repeated="1637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30 April 2020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table:style-name="ce35"/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2019_Q3.$A$1:2019_Q3.$H$49" table:base-cell-address="2019_Q3.$A$1"/>
        </table:named-expressions>
      </table:table>
      <table:table table:name="2019_Q2" table:style-name="ta1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6376" table:style-name="ce3"/>
        </table:table-row>
        <table:table-row table:style-name="ro2">
          <table:table-cell table:style-name="ce5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3" table:style-name="ce2"/>
          <table:table-cell table:number-columns-repeated="16376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19 Q2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8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number-columns-repeated="16376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46.576" table:style-name="ce22">
            <text:p>1,146.6</text:p>
          </table:table-cell>
          <table:table-cell office:value-type="float" office:value="44.08" table:style-name="ce22">
            <text:p>44.1</text:p>
          </table:table-cell>
          <table:table-cell office:value-type="float" office:value="163.59200000000001" table:style-name="ce22">
            <text:p>163.6</text:p>
          </table:table-cell>
          <table:table-cell office:value-type="float" office:value="15.471" table:style-name="ce22">
            <text:p>15.5</text:p>
          </table:table-cell>
          <table:table-cell office:value-type="float" office:value="6.0170000000000003" table:style-name="ce22">
            <text:p>6.0</text:p>
          </table:table-cell>
          <table:table-cell office:value-type="float" office:value="22.312000000000001" table:style-name="ce22">
            <text:p>22.3</text:p>
          </table:table-cell>
          <table:table-cell office:value-type="float" office:value="1398.048" table:style-name="ce22">
            <text:p>1,398.0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300.6770000000001" table:style-name="ce22">
            <text:p>3,300.7</text:p>
          </table:table-cell>
          <table:table-cell office:value-type="float" office:value="125.928" table:style-name="ce22">
            <text:p>125.9</text:p>
          </table:table-cell>
          <table:table-cell office:value-type="float" office:value="359.77300000000002" table:style-name="ce22">
            <text:p>359.8</text:p>
          </table:table-cell>
          <table:table-cell office:value-type="float" office:value="66.426000000000002" table:style-name="ce22">
            <text:p>66.4</text:p>
          </table:table-cell>
          <table:table-cell office:value-type="float" office:value="15.43" table:style-name="ce22">
            <text:p>15.4</text:p>
          </table:table-cell>
          <table:table-cell office:value-type="float" office:value="65.183999999999997" table:style-name="ce22">
            <text:p>65.2</text:p>
          </table:table-cell>
          <table:table-cell office:value-type="float" office:value="3933.4180000000001" table:style-name="ce22">
            <text:p>3,933.4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535.3270000000002" table:style-name="ce22">
            <text:p>2,535.3</text:p>
          </table:table-cell>
          <table:table-cell office:value-type="float" office:value="109.70699999999999" table:style-name="ce22">
            <text:p>109.7</text:p>
          </table:table-cell>
          <table:table-cell office:value-type="float" office:value="301.67200000000003" table:style-name="ce22">
            <text:p>301.7</text:p>
          </table:table-cell>
          <table:table-cell office:value-type="float" office:value="52.445999999999998" table:style-name="ce22">
            <text:p>52.4</text:p>
          </table:table-cell>
          <table:table-cell office:value-type="float" office:value="11.587" table:style-name="ce22">
            <text:p>11.6</text:p>
          </table:table-cell>
          <table:table-cell office:value-type="float" office:value="66.465999999999994" table:style-name="ce22">
            <text:p>66.5</text:p>
          </table:table-cell>
          <table:table-cell office:value-type="float" office:value="3077.2049999999999" table:style-name="ce22">
            <text:p>3,077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64.8739999999998" table:style-name="ce22">
            <text:p>2,464.9</text:p>
          </table:table-cell>
          <table:table-cell office:value-type="float" office:value="116.001" table:style-name="ce22">
            <text:p>116.0</text:p>
          </table:table-cell>
          <table:table-cell office:value-type="float" office:value="351.61599999999999" table:style-name="ce22">
            <text:p>351.6</text:p>
          </table:table-cell>
          <table:table-cell office:value-type="float" office:value="52.841000000000001" table:style-name="ce22">
            <text:p>52.8</text:p>
          </table:table-cell>
          <table:table-cell office:value-type="float" office:value="10.111000000000001" table:style-name="ce22">
            <text:p>10.1</text:p>
          </table:table-cell>
          <table:table-cell office:value-type="float" office:value="72.295000000000002" table:style-name="ce22">
            <text:p>72.3</text:p>
          </table:table-cell>
          <table:table-cell office:value-type="float" office:value="3067.7379999999998" table:style-name="ce22">
            <text:p>3,067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75.46" table:style-name="ce22">
            <text:p>3,075.5</text:p>
          </table:table-cell>
          <table:table-cell office:value-type="float" office:value="111.327" table:style-name="ce22">
            <text:p>111.3</text:p>
          </table:table-cell>
          <table:table-cell office:value-type="float" office:value="451.66" table:style-name="ce22">
            <text:p>451.7</text:p>
          </table:table-cell>
          <table:table-cell office:value-type="float" office:value="62.113" table:style-name="ce22">
            <text:p>62.1</text:p>
          </table:table-cell>
          <table:table-cell office:value-type="float" office:value="13.471" table:style-name="ce22">
            <text:p>13.5</text:p>
          </table:table-cell>
          <table:table-cell office:value-type="float" office:value="65.524000000000001" table:style-name="ce22">
            <text:p>65.5</text:p>
          </table:table-cell>
          <table:table-cell office:value-type="float" office:value="3779.5549999999998" table:style-name="ce22">
            <text:p>3,779.6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96.0970000000002" table:style-name="ce22">
            <text:p>3,396.1</text:p>
          </table:table-cell>
          <table:table-cell office:value-type="float" office:value="149.91800000000001" table:style-name="ce22">
            <text:p>149.9</text:p>
          </table:table-cell>
          <table:table-cell office:value-type="float" office:value="431.13299999999998" table:style-name="ce22">
            <text:p>431.1</text:p>
          </table:table-cell>
          <table:table-cell office:value-type="float" office:value="50.637999999999998" table:style-name="ce22">
            <text:p>50.6</text:p>
          </table:table-cell>
          <table:table-cell office:value-type="float" office:value="12.122999999999999" table:style-name="ce22">
            <text:p>12.1</text:p>
          </table:table-cell>
          <table:table-cell office:value-type="float" office:value="82.049000000000007" table:style-name="ce22">
            <text:p>82.0</text:p>
          </table:table-cell>
          <table:table-cell office:value-type="float" office:value="4121.9579999999996" table:style-name="ce22">
            <text:p>4,122.0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75.0360000000001" table:style-name="ce22">
            <text:p>2,675.0</text:p>
          </table:table-cell>
          <table:table-cell office:value-type="float" office:value="116.825" table:style-name="ce22">
            <text:p>116.8</text:p>
          </table:table-cell>
          <table:table-cell office:value-type="float" office:value="216.863" table:style-name="ce22">
            <text:p>216.9</text:p>
          </table:table-cell>
          <table:table-cell office:value-type="float" office:value="19.948" table:style-name="ce22">
            <text:p>19.9</text:p>
          </table:table-cell>
          <table:table-cell office:value-type="float" office:value="19.321000000000002" table:style-name="ce22">
            <text:p>19.3</text:p>
          </table:table-cell>
          <table:table-cell office:value-type="float" office:value="34.762" table:style-name="ce22">
            <text:p>34.8</text:p>
          </table:table-cell>
          <table:table-cell office:value-type="float" office:value="3082.7550000000001" table:style-name="ce22">
            <text:p>3,082.8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262.2709999999997" table:style-name="ce22">
            <text:p>5,262.3</text:p>
          </table:table-cell>
          <table:table-cell office:value-type="float" office:value="231.41800000000001" table:style-name="ce22">
            <text:p>231.4</text:p>
          </table:table-cell>
          <table:table-cell office:value-type="float" office:value="694.03499999999997" table:style-name="ce22">
            <text:p>694.0</text:p>
          </table:table-cell>
          <table:table-cell office:value-type="float" office:value="72.55" table:style-name="ce22">
            <text:p>72.6</text:p>
          </table:table-cell>
          <table:table-cell office:value-type="float" office:value="21.391999999999999" table:style-name="ce22">
            <text:p>21.4</text:p>
          </table:table-cell>
          <table:table-cell office:value-type="float" office:value="81.656999999999996" table:style-name="ce22">
            <text:p>81.7</text:p>
          </table:table-cell>
          <table:table-cell office:value-type="float" office:value="6363.3230000000003" table:style-name="ce22">
            <text:p>6,363.3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273.2020000000002" table:style-name="ce22">
            <text:p>3,273.2</text:p>
          </table:table-cell>
          <table:table-cell office:value-type="float" office:value="164.01900000000001" table:style-name="ce22">
            <text:p>164.0</text:p>
          </table:table-cell>
          <table:table-cell office:value-type="float" office:value="536.29899999999998" table:style-name="ce22">
            <text:p>536.3</text:p>
          </table:table-cell>
          <table:table-cell office:value-type="float" office:value="45.612000000000002" table:style-name="ce22">
            <text:p>45.6</text:p>
          </table:table-cell>
          <table:table-cell office:value-type="float" office:value="19.530999999999999" table:style-name="ce22">
            <text:p>19.5</text:p>
          </table:table-cell>
          <table:table-cell office:value-type="float" office:value="113.18600000000001" table:style-name="ce22">
            <text:p>113.2</text:p>
          </table:table-cell>
          <table:table-cell office:value-type="float" office:value="4151.8490000000002" table:style-name="ce22">
            <text:p>4,151.8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7129.52" table:style-name="ce22">
            <text:p>27,129.5</text:p>
          </table:table-cell>
          <table:table-cell office:value-type="float" office:value="1169.223" table:style-name="ce22">
            <text:p>1,169.2</text:p>
          </table:table-cell>
          <table:table-cell office:value-type="float" office:value="3506.643" table:style-name="ce22">
            <text:p>3,506.6</text:p>
          </table:table-cell>
          <table:table-cell office:value-type="float" office:value="438.04500000000002" table:style-name="ce22">
            <text:p>438.0</text:p>
          </table:table-cell>
          <table:table-cell office:value-type="float" office:value="128.983" table:style-name="ce22">
            <text:p>129.0</text:p>
          </table:table-cell>
          <table:table-cell office:value-type="float" office:value="603.43499999999995" table:style-name="ce22">
            <text:p>603.4</text:p>
          </table:table-cell>
          <table:table-cell office:value-type="float" office:value="32975.849000000002" table:style-name="ce22">
            <text:p>32,975.8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75.952" table:style-name="ce22">
            <text:p>1,576.0</text:p>
          </table:table-cell>
          <table:table-cell office:value-type="float" office:value="63.7" table:style-name="ce22">
            <text:p>63.7</text:p>
          </table:table-cell>
          <table:table-cell office:value-type="float" office:value="218.536" table:style-name="ce22">
            <text:p>218.5</text:p>
          </table:table-cell>
          <table:table-cell office:value-type="float" office:value="22.741" table:style-name="ce22">
            <text:p>22.7</text:p>
          </table:table-cell>
          <table:table-cell office:value-type="float" office:value="9.1449999999999996" table:style-name="ce22">
            <text:p>9.1</text:p>
          </table:table-cell>
          <table:table-cell office:value-type="float" office:value="57.926000000000002" table:style-name="ce22">
            <text:p>57.9</text:p>
          </table:table-cell>
          <table:table-cell office:value-type="float" office:value="1948" table:style-name="ce22">
            <text:p>1,948.0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516.759" table:style-name="ce22">
            <text:p>2,516.8</text:p>
          </table:table-cell>
          <table:table-cell office:value-type="float" office:value="80.591999999999999" table:style-name="ce22">
            <text:p>80.6</text:p>
          </table:table-cell>
          <table:table-cell office:value-type="float" office:value="305.51499999999999" table:style-name="ce22">
            <text:p>305.5</text:p>
          </table:table-cell>
          <table:table-cell office:value-type="float" office:value="37.125" table:style-name="ce22">
            <text:p>37.1</text:p>
          </table:table-cell>
          <table:table-cell office:value-type="float" office:value="14.551" table:style-name="ce22">
            <text:p>14.6</text:p>
          </table:table-cell>
          <table:table-cell office:value-type="float" office:value="85.555000000000007" table:style-name="ce22">
            <text:p>85.6</text:p>
          </table:table-cell>
          <table:table-cell office:value-type="float" office:value="3040.0970000000002" table:style-name="ce22">
            <text:p>3,040.1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18.62099999999998" table:style-name="ce22">
            <text:p>618.6</text:p>
          </table:table-cell>
          <table:table-cell office:value-type="float" office:value="17.437000000000001" table:style-name="ce22">
            <text:p>17.4</text:p>
          </table:table-cell>
          <table:table-cell office:value-type="float" office:value="71.435000000000002" table:style-name="ce22">
            <text:p>71.4</text:p>
          </table:table-cell>
          <table:table-cell office:value-type="float" office:value="7.1349999999999998" table:style-name="ce22">
            <text:p>7.1</text:p>
          </table:table-cell>
          <table:table-cell office:value-type="float" office:value="1.5620000000000001" table:style-name="ce22">
            <text:p>1.6</text:p>
          </table:table-cell>
          <table:table-cell office:value-type="float" office:value="15.981" table:style-name="ce22">
            <text:p>16.0</text:p>
          </table:table-cell>
          <table:table-cell office:value-type="float" office:value="732.17100000000005" table:style-name="ce22">
            <text:p>732.2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1.6140000000000001" table:style-name="ce22">
            <text:p>1.6</text:p>
          </table:table-cell>
          <table:table-cell office:value-type="float" office:value="0.76400000000000001" table:style-name="ce22">
            <text:p>0.8</text:p>
          </table:table-cell>
          <table:table-cell office:value-type="float" office:value="0.75" table:style-name="ce22">
            <text:p>0.8</text:p>
          </table:table-cell>
          <table:table-cell office:value-type="float" office:value="4.5999999999999999E-2" table:style-name="ce22">
            <text:p>-</text:p>
          </table:table-cell>
          <table:table-cell office:value-type="float" office:value="5.5E-2" table:style-name="ce22">
            <text:p>0.1</text:p>
          </table:table-cell>
          <table:table-cell office:value-type="float" office:value="0.66400000000000003" table:style-name="ce22">
            <text:p>0.7</text:p>
          </table:table-cell>
          <table:table-cell office:value-type="float" office:value="3.8929999999999998" table:style-name="ce22">
            <text:p>3.9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842.466" table:style-name="ce22">
            <text:p>31,842.5</text:p>
          </table:table-cell>
          <table:table-cell office:value-type="float" office:value="1331.7159999999999" table:style-name="ce22">
            <text:p>1,331.7</text:p>
          </table:table-cell>
          <table:table-cell office:value-type="float" office:value="4102.8789999999999" table:style-name="ce22">
            <text:p>4,102.9</text:p>
          </table:table-cell>
          <table:table-cell office:value-type="float" office:value="505.09199999999998" table:style-name="ce22">
            <text:p>505.1</text:p>
          </table:table-cell>
          <table:table-cell office:value-type="float" office:value="154.29599999999999" table:style-name="ce22">
            <text:p>154.3</text:p>
          </table:table-cell>
          <table:table-cell office:value-type="float" office:value="763.56100000000004" table:style-name="ce22">
            <text:p>763.6</text:p>
          </table:table-cell>
          <table:table-cell office:value-type="float" office:value="38700.01" table:style-name="ce22">
            <text:p>38,700.0</text:p>
          </table:table-cell>
          <table:table-cell table:style-name="ce2"/>
          <table:table-cell table:style-name="ce37"/>
          <table:table-cell table:number-columns-repeated="16374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77.72799999999995" table:style-name="ce22">
            <text:p>977.7</text:p>
          </table:table-cell>
          <table:table-cell office:value-type="float" office:value="26.17" table:style-name="ce22">
            <text:p>26.2</text:p>
          </table:table-cell>
          <table:table-cell office:value-type="float" office:value="120.768" table:style-name="ce22">
            <text:p>120.8</text:p>
          </table:table-cell>
          <table:table-cell office:value-type="float" office:value="24.594000000000001" table:style-name="ce22">
            <text:p>24.6</text:p>
          </table:table-cell>
          <table:table-cell office:value-type="float" office:value="5.367" table:style-name="ce22">
            <text:p>5.4</text:p>
          </table:table-cell>
          <table:table-cell office:value-type="float" office:value="35.234000000000002" table:style-name="ce22">
            <text:p>35.2</text:p>
          </table:table-cell>
          <table:table-cell office:value-type="float" office:value="1189.8610000000001" table:style-name="ce22">
            <text:p>1,189.9</text:p>
          </table:table-cell>
          <table:table-cell table:style-name="ce2"/>
          <table:table-cell table:style-name="ce38"/>
          <table:table-cell table:number-columns-repeated="16374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212" table:style-name="ce22">
            <text:p>13.2</text:p>
          </table:table-cell>
          <table:table-cell office:value-type="float" office:value="0.246" table:style-name="ce22">
            <text:p>0.2</text:p>
          </table:table-cell>
          <table:table-cell office:value-type="float" office:value="1" table:style-name="ce22">
            <text:p>1.0</text:p>
          </table:table-cell>
          <table:table-cell office:value-type="float" office:value="0.124" table:style-name="ce22">
            <text:p>0.1</text:p>
          </table:table-cell>
          <table:table-cell office:value-type="float" office:value="2.1999999999999999E-2" table:style-name="ce22">
            <text:p>-</text:p>
          </table:table-cell>
          <table:table-cell office:value-type="float" office:value="7.4999999999999997E-2" table:style-name="ce22">
            <text:p>0.1</text:p>
          </table:table-cell>
          <table:table-cell office:value-type="float" office:value="14.679" table:style-name="ce22">
            <text:p>14.7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833.406000000003" table:style-name="ce22">
            <text:p>32,833.4</text:p>
          </table:table-cell>
          <table:table-cell office:value-type="float" office:value="1358.1320000000001" table:style-name="ce22">
            <text:p>1,358.1</text:p>
          </table:table-cell>
          <table:table-cell office:value-type="float" office:value="4224.6469999999999" table:style-name="ce22">
            <text:p>4,224.6</text:p>
          </table:table-cell>
          <table:table-cell office:value-type="float" office:value="529.80999999999995" table:style-name="ce22">
            <text:p>529.8</text:p>
          </table:table-cell>
          <table:table-cell office:value-type="float" office:value="159.685" table:style-name="ce22">
            <text:p>159.7</text:p>
          </table:table-cell>
          <table:table-cell office:value-type="float" office:value="798.87" table:style-name="ce22">
            <text:p>798.9</text:p>
          </table:table-cell>
          <table:table-cell office:value-type="float" office:value="39904.550000000003" table:style-name="ce22">
            <text:p>39,904.6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5">
          <table:table-cell office:value-type="string" table:style-name="ce18">
            <text:p>Vehicles per thousand head of population (mid-2017 population estimates)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33.5" table:style-name="ce26">
            <text:p>433.5</text:p>
          </table:table-cell>
          <table:table-cell office:value-type="float" office:value="16.7" table:style-name="ce26">
            <text:p>16.7</text:p>
          </table:table-cell>
          <table:table-cell office:value-type="float" office:value="61.9" table:style-name="ce26">
            <text:p>61.9</text:p>
          </table:table-cell>
          <table:table-cell office:value-type="float" office:value="5.8" table:style-name="ce26">
            <text:p>5.8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8.4" table:style-name="ce26">
            <text:p>8.4</text:p>
          </table:table-cell>
          <table:table-cell office:value-type="float" office:value="528.6" table:style-name="ce26">
            <text:p>528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54.7" table:style-name="ce26">
            <text:p>454.7</text:p>
          </table:table-cell>
          <table:table-cell office:value-type="float" office:value="17.3" table:style-name="ce26">
            <text:p>17.3</text:p>
          </table:table-cell>
          <table:table-cell office:value-type="float" office:value="49.6" table:style-name="ce26">
            <text:p>49.6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.1" table:style-name="ce26">
            <text:p>2.1</text:p>
          </table:table-cell>
          <table:table-cell office:value-type="float" office:value="9" table:style-name="ce26">
            <text:p>9.0</text:p>
          </table:table-cell>
          <table:table-cell office:value-type="float" office:value="541.9" table:style-name="ce26">
            <text:p>541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65.2" table:style-name="ce26">
            <text:p>465.2</text:p>
          </table:table-cell>
          <table:table-cell office:value-type="float" office:value="20.100000000000001" table:style-name="ce26">
            <text:p>20.1</text:p>
          </table:table-cell>
          <table:table-cell office:value-type="float" office:value="55.4" table:style-name="ce26">
            <text:p>55.4</text:p>
          </table:table-cell>
          <table:table-cell office:value-type="float" office:value="9.6" table:style-name="ce26">
            <text:p>9.6</text:p>
          </table:table-cell>
          <table:table-cell office:value-type="float" office:value="2.1" table:style-name="ce26">
            <text:p>2.1</text:p>
          </table:table-cell>
          <table:table-cell office:value-type="float" office:value="12.2" table:style-name="ce26">
            <text:p>12.2</text:p>
          </table:table-cell>
          <table:table-cell office:value-type="float" office:value="564.6" table:style-name="ce26">
            <text:p>564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16.6" table:style-name="ce26">
            <text:p>516.6</text:p>
          </table:table-cell>
          <table:table-cell office:value-type="float" office:value="24.3" table:style-name="ce26">
            <text:p>24.3</text:p>
          </table:table-cell>
          <table:table-cell office:value-type="float" office:value="73.7" table:style-name="ce26">
            <text:p>73.7</text:p>
          </table:table-cell>
          <table:table-cell office:value-type="float" office:value="11.1" table:style-name="ce26">
            <text:p>11.1</text:p>
          </table:table-cell>
          <table:table-cell office:value-type="float" office:value="2.1" table:style-name="ce26">
            <text:p>2.1</text:p>
          </table:table-cell>
          <table:table-cell office:value-type="float" office:value="15.2" table:style-name="ce26">
            <text:p>15.2</text:p>
          </table:table-cell>
          <table:table-cell office:value-type="float" office:value="642.9" table:style-name="ce26">
            <text:p>642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24.79999999999995" table:style-name="ce26">
            <text:p>524.8</text:p>
          </table:table-cell>
          <table:table-cell office:value-type="float" office:value="19" table:style-name="ce26">
            <text:p>19.0</text:p>
          </table:table-cell>
          <table:table-cell office:value-type="float" office:value="77.099999999999994" table:style-name="ce26">
            <text:p>77.1</text:p>
          </table:table-cell>
          <table:table-cell office:value-type="float" office:value="10.6" table:style-name="ce26">
            <text:p>10.6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2" table:style-name="ce26">
            <text:p>11.2</text:p>
          </table:table-cell>
          <table:table-cell office:value-type="float" office:value="644.9" table:style-name="ce26">
            <text:p>644.9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50.6" table:style-name="ce26">
            <text:p>550.6</text:p>
          </table:table-cell>
          <table:table-cell office:value-type="float" office:value="24.3" table:style-name="ce26">
            <text:p>24.3</text:p>
          </table:table-cell>
          <table:table-cell office:value-type="float" office:value="69.900000000000006" table:style-name="ce26">
            <text:p>69.9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2" table:style-name="ce26">
            <text:p>2.0</text:p>
          </table:table-cell>
          <table:table-cell office:value-type="float" office:value="13.3" table:style-name="ce26">
            <text:p>13.3</text:p>
          </table:table-cell>
          <table:table-cell office:value-type="float" office:value="668.2" table:style-name="ce26">
            <text:p>668.2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303.10000000000002" table:style-name="ce26">
            <text:p>303.1</text:p>
          </table:table-cell>
          <table:table-cell office:value-type="float" office:value="13.2" table:style-name="ce26">
            <text:p>13.2</text:p>
          </table:table-cell>
          <table:table-cell office:value-type="float" office:value="24.6" table:style-name="ce26">
            <text:p>24.6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3.9" table:style-name="ce26">
            <text:p>3.9</text:p>
          </table:table-cell>
          <table:table-cell office:value-type="float" office:value="349.3" table:style-name="ce26">
            <text:p>349.3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9.5" table:style-name="ce26">
            <text:p>579.5</text:p>
          </table:table-cell>
          <table:table-cell office:value-type="float" office:value="25.5" table:style-name="ce26">
            <text:p>25.5</text:p>
          </table:table-cell>
          <table:table-cell office:value-type="float" office:value="76.400000000000006" table:style-name="ce26">
            <text:p>76.4</text:p>
          </table:table-cell>
          <table:table-cell office:value-type="float" office:value="8" table:style-name="ce26">
            <text:p>8.0</text:p>
          </table:table-cell>
          <table:table-cell office:value-type="float" office:value="2.4" table:style-name="ce26">
            <text:p>2.4</text:p>
          </table:table-cell>
          <table:table-cell office:value-type="float" office:value="9" table:style-name="ce26">
            <text:p>9.0</text:p>
          </table:table-cell>
          <table:table-cell office:value-type="float" office:value="700.7" table:style-name="ce26">
            <text:p>700.7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88.79999999999995" table:style-name="ce26">
            <text:p>588.8</text:p>
          </table:table-cell>
          <table:table-cell office:value-type="float" office:value="29.5" table:style-name="ce26">
            <text:p>29.5</text:p>
          </table:table-cell>
          <table:table-cell office:value-type="float" office:value="96.5" table:style-name="ce26">
            <text:p>96.5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3.5" table:style-name="ce26">
            <text:p>3.5</text:p>
          </table:table-cell>
          <table:table-cell office:value-type="float" office:value="20.399999999999999" table:style-name="ce26">
            <text:p>20.4</text:p>
          </table:table-cell>
          <table:table-cell office:value-type="float" office:value="746.8" table:style-name="ce26">
            <text:p>746.8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7.8" table:style-name="ce26">
            <text:p>487.8</text:p>
          </table:table-cell>
          <table:table-cell office:value-type="float" office:value="21" table:style-name="ce26">
            <text:p>21.0</text:p>
          </table:table-cell>
          <table:table-cell office:value-type="float" office:value="63" table:style-name="ce26">
            <text:p>63.0</text:p>
          </table:table-cell>
          <table:table-cell office:value-type="float" office:value="7.9" table:style-name="ce26">
            <text:p>7.9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0.8" table:style-name="ce26">
            <text:p>10.8</text:p>
          </table:table-cell>
          <table:table-cell office:value-type="float" office:value="592.9" table:style-name="ce26">
            <text:p>592.9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504.3" table:style-name="ce26">
            <text:p>504.3</text:p>
          </table:table-cell>
          <table:table-cell office:value-type="float" office:value="20.399999999999999" table:style-name="ce26">
            <text:p>20.4</text:p>
          </table:table-cell>
          <table:table-cell office:value-type="float" office:value="69.900000000000006" table:style-name="ce26">
            <text:p>69.9</text:p>
          </table:table-cell>
          <table:table-cell office:value-type="float" office:value="7.3" table:style-name="ce26">
            <text:p>7.3</text:p>
          </table:table-cell>
          <table:table-cell office:value-type="float" office:value="2.9" table:style-name="ce26">
            <text:p>2.9</text:p>
          </table:table-cell>
          <table:table-cell office:value-type="float" office:value="18.5" table:style-name="ce26">
            <text:p>18.5</text:p>
          </table:table-cell>
          <table:table-cell office:value-type="float" office:value="623.29999999999995" table:style-name="ce26">
            <text:p>623.3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63.9" table:style-name="ce26">
            <text:p>463.9</text:p>
          </table:table-cell>
          <table:table-cell office:value-type="float" office:value="14.9" table:style-name="ce26">
            <text:p>14.9</text:p>
          </table:table-cell>
          <table:table-cell office:value-type="float" office:value="56.3" table:style-name="ce26">
            <text:p>56.3</text:p>
          </table:table-cell>
          <table:table-cell office:value-type="float" office:value="6.8" table:style-name="ce26">
            <text:p>6.8</text:p>
          </table:table-cell>
          <table:table-cell office:value-type="float" office:value="2.7" table:style-name="ce26">
            <text:p>2.7</text:p>
          </table:table-cell>
          <table:table-cell office:value-type="float" office:value="15.8" table:style-name="ce26">
            <text:p>15.8</text:p>
          </table:table-cell>
          <table:table-cell office:value-type="float" office:value="560.4" table:style-name="ce26">
            <text:p>560.4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6.2" table:style-name="ce26">
            <text:p>496.2</text:p>
          </table:table-cell>
          <table:table-cell office:value-type="float" office:value="20.8" table:style-name="ce26">
            <text:p>20.8</text:p>
          </table:table-cell>
          <table:table-cell office:value-type="float" office:value="63.9" table:style-name="ce26">
            <text:p>63.9</text:p>
          </table:table-cell>
          <table:table-cell office:value-type="float" office:value="7.9" table:style-name="ce26">
            <text:p>7.9</text:p>
          </table:table-cell>
          <table:table-cell office:value-type="float" office:value="2.4" table:style-name="ce26">
            <text:p>2.4</text:p>
          </table:table-cell>
          <table:table-cell office:value-type="float" office:value="11.9" table:style-name="ce26">
            <text:p>11.9</text:p>
          </table:table-cell>
          <table:table-cell office:value-type="float" office:value="603.1" table:style-name="ce26">
            <text:p>603.1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22.6" table:style-name="ce26">
            <text:p>522.6</text:p>
          </table:table-cell>
          <table:table-cell office:value-type="float" office:value="14" table:style-name="ce26">
            <text:p>14.0</text:p>
          </table:table-cell>
          <table:table-cell office:value-type="float" office:value="64.599999999999994" table:style-name="ce26">
            <text:p>64.6</text:p>
          </table:table-cell>
          <table:table-cell office:value-type="float" office:value="13.1" table:style-name="ce26">
            <text:p>13.1</text:p>
          </table:table-cell>
          <table:table-cell office:value-type="float" office:value="2.9" table:style-name="ce26">
            <text:p>2.9</text:p>
          </table:table-cell>
          <table:table-cell office:value-type="float" office:value="18.8" table:style-name="ce26">
            <text:p>18.8</text:p>
          </table:table-cell>
          <table:table-cell office:value-type="float" office:value="636" table:style-name="ce26">
            <text:p>636.0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7.2" table:style-name="ce28">
            <text:p>497.2</text:p>
          </table:table-cell>
          <table:table-cell office:value-type="float" office:value="20.6" table:style-name="ce28">
            <text:p>20.6</text:p>
          </table:table-cell>
          <table:table-cell office:value-type="float" office:value="64" table:style-name="ce28">
            <text:p>64.0</text:p>
          </table:table-cell>
          <table:table-cell office:value-type="float" office:value="8" table:style-name="ce28">
            <text:p>8.0</text:p>
          </table:table-cell>
          <table:table-cell office:value-type="float" office:value="2.4" table:style-name="ce28">
            <text:p>2.4</text:p>
          </table:table-cell>
          <table:table-cell office:value-type="float" office:value="12.1" table:style-name="ce28">
            <text:p>12.1</text:p>
          </table:table-cell>
          <table:table-cell office:value-type="float" office:value="604.20000000000005" table:style-name="ce28">
            <text:p>604.2</text:p>
          </table:table-cell>
          <table:table-cell table:number-columns-repeated="16376" table:style-name="ce3"/>
        </table:table-row>
        <table:table-row table:style-name="ro2">
          <table:table-cell table:style-name="ce21"/>
          <table:table-cell table:number-columns-repeated="7" table:style-name="ce22"/>
          <table:table-cell table:number-columns-repeated="16376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style-name="ce2"/>
          <table:table-cell table:number-columns-repeated="1637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30 April 2020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table:style-name="ce35"/>
          <table:table-cell table:number-columns-repeated="16376" table:style-name="ce34"/>
        </table:table-row>
        <table:table-row table:style-name="ro2">
          <table:table-cell table:number-columns-repeated="7" table:style-name="ce34"/>
          <table:table-cell table:style-name="ce35"/>
          <table:table-cell table:number-columns-repeated="16376" table:style-name="ce3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2019_Q2.$A$1:2019_Q2.$H$49" table:base-cell-address="2019_Q2.$A$1"/>
        </table:named-expressions>
      </table:table>
      <table:table table:name="2019_Q1" table:style-name="ta1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6376" table:style-name="ce3"/>
        </table:table-row>
        <table:table-row table:style-name="ro2">
          <table:table-cell table:style-name="ce5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3" table:style-name="ce2"/>
          <table:table-cell table:number-columns-repeated="16376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19 Q1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8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number-columns-repeated="16376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39.5119999999999" table:style-name="ce22">
            <text:p>1,139.5</text:p>
          </table:table-cell>
          <table:table-cell office:value-type="float" office:value="40.170999999999999" table:style-name="ce22">
            <text:p>40.2</text:p>
          </table:table-cell>
          <table:table-cell office:value-type="float" office:value="162.696" table:style-name="ce22">
            <text:p>162.7</text:p>
          </table:table-cell>
          <table:table-cell office:value-type="float" office:value="15.214" table:style-name="ce22">
            <text:p>15.2</text:p>
          </table:table-cell>
          <table:table-cell office:value-type="float" office:value="5.9779999999999998" table:style-name="ce22">
            <text:p>6.0</text:p>
          </table:table-cell>
          <table:table-cell office:value-type="float" office:value="22.233000000000001" table:style-name="ce22">
            <text:p>22.2</text:p>
          </table:table-cell>
          <table:table-cell office:value-type="float" office:value="1385.8040000000001" table:style-name="ce22">
            <text:p>1,385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82.1320000000001" table:style-name="ce22">
            <text:p>3,282.1</text:p>
          </table:table-cell>
          <table:table-cell office:value-type="float" office:value="119.104" table:style-name="ce22">
            <text:p>119.1</text:p>
          </table:table-cell>
          <table:table-cell office:value-type="float" office:value="355.18099999999998" table:style-name="ce22">
            <text:p>355.2</text:p>
          </table:table-cell>
          <table:table-cell office:value-type="float" office:value="66.2" table:style-name="ce22">
            <text:p>66.2</text:p>
          </table:table-cell>
          <table:table-cell office:value-type="float" office:value="15.391" table:style-name="ce22">
            <text:p>15.4</text:p>
          </table:table-cell>
          <table:table-cell office:value-type="float" office:value="64.575000000000003" table:style-name="ce22">
            <text:p>64.6</text:p>
          </table:table-cell>
          <table:table-cell office:value-type="float" office:value="3902.5830000000001" table:style-name="ce22">
            <text:p>3,902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517.0309999999999" table:style-name="ce22">
            <text:p>2,517.0</text:p>
          </table:table-cell>
          <table:table-cell office:value-type="float" office:value="101.923" table:style-name="ce22">
            <text:p>101.9</text:p>
          </table:table-cell>
          <table:table-cell office:value-type="float" office:value="295.65199999999999" table:style-name="ce22">
            <text:p>295.7</text:p>
          </table:table-cell>
          <table:table-cell office:value-type="float" office:value="51.432000000000002" table:style-name="ce22">
            <text:p>51.4</text:p>
          </table:table-cell>
          <table:table-cell office:value-type="float" office:value="11.502000000000001" table:style-name="ce22">
            <text:p>11.5</text:p>
          </table:table-cell>
          <table:table-cell office:value-type="float" office:value="65.753" table:style-name="ce22">
            <text:p>65.8</text:p>
          </table:table-cell>
          <table:table-cell office:value-type="float" office:value="3043.2930000000001" table:style-name="ce22">
            <text:p>3,043.3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37.5819999999999" table:style-name="ce22">
            <text:p>2,437.6</text:p>
          </table:table-cell>
          <table:table-cell office:value-type="float" office:value="107.9" table:style-name="ce22">
            <text:p>107.9</text:p>
          </table:table-cell>
          <table:table-cell office:value-type="float" office:value="346.36" table:style-name="ce22">
            <text:p>346.4</text:p>
          </table:table-cell>
          <table:table-cell office:value-type="float" office:value="51.993000000000002" table:style-name="ce22">
            <text:p>52.0</text:p>
          </table:table-cell>
          <table:table-cell office:value-type="float" office:value="10.048" table:style-name="ce22">
            <text:p>10.0</text:p>
          </table:table-cell>
          <table:table-cell office:value-type="float" office:value="71.460999999999999" table:style-name="ce22">
            <text:p>71.5</text:p>
          </table:table-cell>
          <table:table-cell office:value-type="float" office:value="3025.3440000000001" table:style-name="ce22">
            <text:p>3,025.3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71.9679999999998" table:style-name="ce22">
            <text:p>3,072.0</text:p>
          </table:table-cell>
          <table:table-cell office:value-type="float" office:value="105.02" table:style-name="ce22">
            <text:p>105.0</text:p>
          </table:table-cell>
          <table:table-cell office:value-type="float" office:value="451.14800000000002" table:style-name="ce22">
            <text:p>451.1</text:p>
          </table:table-cell>
          <table:table-cell office:value-type="float" office:value="61.167999999999999" table:style-name="ce22">
            <text:p>61.2</text:p>
          </table:table-cell>
          <table:table-cell office:value-type="float" office:value="13.327999999999999" table:style-name="ce22">
            <text:p>13.3</text:p>
          </table:table-cell>
          <table:table-cell office:value-type="float" office:value="64.986000000000004" table:style-name="ce22">
            <text:p>65.0</text:p>
          </table:table-cell>
          <table:table-cell office:value-type="float" office:value="3767.6179999999999" table:style-name="ce22">
            <text:p>3,767.6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79.7269999999999" table:style-name="ce22">
            <text:p>3,379.7</text:p>
          </table:table-cell>
          <table:table-cell office:value-type="float" office:value="141.97800000000001" table:style-name="ce22">
            <text:p>142.0</text:p>
          </table:table-cell>
          <table:table-cell office:value-type="float" office:value="425.59" table:style-name="ce22">
            <text:p>425.6</text:p>
          </table:table-cell>
          <table:table-cell office:value-type="float" office:value="49.878999999999998" table:style-name="ce22">
            <text:p>49.9</text:p>
          </table:table-cell>
          <table:table-cell office:value-type="float" office:value="12.121" table:style-name="ce22">
            <text:p>12.1</text:p>
          </table:table-cell>
          <table:table-cell office:value-type="float" office:value="81.245999999999995" table:style-name="ce22">
            <text:p>81.2</text:p>
          </table:table-cell>
          <table:table-cell office:value-type="float" office:value="4090.5410000000002" table:style-name="ce22">
            <text:p>4,090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66.578" table:style-name="ce22">
            <text:p>2,666.6</text:p>
          </table:table-cell>
          <table:table-cell office:value-type="float" office:value="115.535" table:style-name="ce22">
            <text:p>115.5</text:p>
          </table:table-cell>
          <table:table-cell office:value-type="float" office:value="217.28800000000001" table:style-name="ce22">
            <text:p>217.3</text:p>
          </table:table-cell>
          <table:table-cell office:value-type="float" office:value="19.895" table:style-name="ce22">
            <text:p>19.9</text:p>
          </table:table-cell>
          <table:table-cell office:value-type="float" office:value="19.324000000000002" table:style-name="ce22">
            <text:p>19.3</text:p>
          </table:table-cell>
          <table:table-cell office:value-type="float" office:value="34.948999999999998" table:style-name="ce22">
            <text:p>34.9</text:p>
          </table:table-cell>
          <table:table-cell office:value-type="float" office:value="3073.569" table:style-name="ce22">
            <text:p>3,073.6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236.1220000000003" table:style-name="ce22">
            <text:p>5,236.1</text:p>
          </table:table-cell>
          <table:table-cell office:value-type="float" office:value="220.898" table:style-name="ce22">
            <text:p>220.9</text:p>
          </table:table-cell>
          <table:table-cell office:value-type="float" office:value="681.63099999999997" table:style-name="ce22">
            <text:p>681.6</text:p>
          </table:table-cell>
          <table:table-cell office:value-type="float" office:value="71.897999999999996" table:style-name="ce22">
            <text:p>71.9</text:p>
          </table:table-cell>
          <table:table-cell office:value-type="float" office:value="21.356999999999999" table:style-name="ce22">
            <text:p>21.4</text:p>
          </table:table-cell>
          <table:table-cell office:value-type="float" office:value="80.644000000000005" table:style-name="ce22">
            <text:p>80.6</text:p>
          </table:table-cell>
          <table:table-cell office:value-type="float" office:value="6312.55" table:style-name="ce22">
            <text:p>6,312.6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250.9830000000002" table:style-name="ce22">
            <text:p>3,251.0</text:p>
          </table:table-cell>
          <table:table-cell office:value-type="float" office:value="155.77799999999999" table:style-name="ce22">
            <text:p>155.8</text:p>
          </table:table-cell>
          <table:table-cell office:value-type="float" office:value="528.154" table:style-name="ce22">
            <text:p>528.2</text:p>
          </table:table-cell>
          <table:table-cell office:value-type="float" office:value="44.55" table:style-name="ce22">
            <text:p>44.6</text:p>
          </table:table-cell>
          <table:table-cell office:value-type="float" office:value="19.463999999999999" table:style-name="ce22">
            <text:p>19.5</text:p>
          </table:table-cell>
          <table:table-cell office:value-type="float" office:value="110.654" table:style-name="ce22">
            <text:p>110.7</text:p>
          </table:table-cell>
          <table:table-cell office:value-type="float" office:value="4109.5829999999996" table:style-name="ce22">
            <text:p>4,109.6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981.634999999998" table:style-name="ce22">
            <text:p>26,981.6</text:p>
          </table:table-cell>
          <table:table-cell office:value-type="float" office:value="1108.307" table:style-name="ce22">
            <text:p>1,108.3</text:p>
          </table:table-cell>
          <table:table-cell office:value-type="float" office:value="3463.7" table:style-name="ce22">
            <text:p>3,463.7</text:p>
          </table:table-cell>
          <table:table-cell office:value-type="float" office:value="432.22899999999998" table:style-name="ce22">
            <text:p>432.2</text:p>
          </table:table-cell>
          <table:table-cell office:value-type="float" office:value="128.51300000000001" table:style-name="ce22">
            <text:p>128.5</text:p>
          </table:table-cell>
          <table:table-cell office:value-type="float" office:value="596.50099999999998" table:style-name="ce22">
            <text:p>596.5</text:p>
          </table:table-cell>
          <table:table-cell office:value-type="float" office:value="32710.884999999998" table:style-name="ce22">
            <text:p>32,710.9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66.46" table:style-name="ce22">
            <text:p>1,566.5</text:p>
          </table:table-cell>
          <table:table-cell office:value-type="float" office:value="59.393999999999998" table:style-name="ce22">
            <text:p>59.4</text:p>
          </table:table-cell>
          <table:table-cell office:value-type="float" office:value="214.892" table:style-name="ce22">
            <text:p>214.9</text:p>
          </table:table-cell>
          <table:table-cell office:value-type="float" office:value="22.271999999999998" table:style-name="ce22">
            <text:p>22.3</text:p>
          </table:table-cell>
          <table:table-cell office:value-type="float" office:value="9.1180000000000003" table:style-name="ce22">
            <text:p>9.1</text:p>
          </table:table-cell>
          <table:table-cell office:value-type="float" office:value="57.369" table:style-name="ce22">
            <text:p>57.4</text:p>
          </table:table-cell>
          <table:table-cell office:value-type="float" office:value="1929.5050000000001" table:style-name="ce22">
            <text:p>1,929.5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99.2809999999999" table:style-name="ce22">
            <text:p>2,499.3</text:p>
          </table:table-cell>
          <table:table-cell office:value-type="float" office:value="71.667000000000002" table:style-name="ce22">
            <text:p>71.7</text:p>
          </table:table-cell>
          <table:table-cell office:value-type="float" office:value="301.03899999999999" table:style-name="ce22">
            <text:p>301.0</text:p>
          </table:table-cell>
          <table:table-cell office:value-type="float" office:value="36.628" table:style-name="ce22">
            <text:p>36.6</text:p>
          </table:table-cell>
          <table:table-cell office:value-type="float" office:value="14.496" table:style-name="ce22">
            <text:p>14.5</text:p>
          </table:table-cell>
          <table:table-cell office:value-type="float" office:value="84.712999999999994" table:style-name="ce22">
            <text:p>84.7</text:p>
          </table:table-cell>
          <table:table-cell office:value-type="float" office:value="3007.8240000000001" table:style-name="ce22">
            <text:p>3,007.8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38.20699999999999" table:style-name="ce22">
            <text:p>638.2</text:p>
          </table:table-cell>
          <table:table-cell office:value-type="float" office:value="16.562000000000001" table:style-name="ce22">
            <text:p>16.6</text:p>
          </table:table-cell>
          <table:table-cell office:value-type="float" office:value="71.411000000000001" table:style-name="ce22">
            <text:p>71.4</text:p>
          </table:table-cell>
          <table:table-cell office:value-type="float" office:value="7.077" table:style-name="ce22">
            <text:p>7.1</text:p>
          </table:table-cell>
          <table:table-cell office:value-type="float" office:value="1.5469999999999999" table:style-name="ce22">
            <text:p>1.5</text:p>
          </table:table-cell>
          <table:table-cell office:value-type="float" office:value="17.103999999999999" table:style-name="ce22">
            <text:p>17.1</text:p>
          </table:table-cell>
          <table:table-cell office:value-type="float" office:value="751.90800000000002" table:style-name="ce22">
            <text:p>751.9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1.679" table:style-name="ce22">
            <text:p>1.7</text:p>
          </table:table-cell>
          <table:table-cell office:value-type="float" office:value="0.77500000000000002" table:style-name="ce22">
            <text:p>0.8</text:p>
          </table:table-cell>
          <table:table-cell office:value-type="float" office:value="0.77600000000000002" table:style-name="ce22">
            <text:p>0.8</text:p>
          </table:table-cell>
          <table:table-cell office:value-type="float" office:value="5.1999999999999998E-2" table:style-name="ce22">
            <text:p>0.1</text:p>
          </table:table-cell>
          <table:table-cell office:value-type="float" office:value="5.5E-2" table:style-name="ce22">
            <text:p>0.1</text:p>
          </table:table-cell>
          <table:table-cell office:value-type="float" office:value="0.67500000000000004" table:style-name="ce22">
            <text:p>0.7</text:p>
          </table:table-cell>
          <table:table-cell office:value-type="float" office:value="4.0119999999999996" table:style-name="ce22">
            <text:p>4.0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687.261999999999" table:style-name="ce22">
            <text:p>31,687.3</text:p>
          </table:table-cell>
          <table:table-cell office:value-type="float" office:value="1256.7049999999999" table:style-name="ce22">
            <text:p>1,256.7</text:p>
          </table:table-cell>
          <table:table-cell office:value-type="float" office:value="4051.8180000000002" table:style-name="ce22">
            <text:p>4,051.8</text:p>
          </table:table-cell>
          <table:table-cell office:value-type="float" office:value="498.25799999999998" table:style-name="ce22">
            <text:p>498.3</text:p>
          </table:table-cell>
          <table:table-cell office:value-type="float" office:value="153.72900000000001" table:style-name="ce22">
            <text:p>153.7</text:p>
          </table:table-cell>
          <table:table-cell office:value-type="float" office:value="756.36199999999997" table:style-name="ce22">
            <text:p>756.4</text:p>
          </table:table-cell>
          <table:table-cell office:value-type="float" office:value="38404.133999999998" table:style-name="ce22">
            <text:p>38,404.1</text:p>
          </table:table-cell>
          <table:table-cell table:style-name="ce2"/>
          <table:table-cell table:style-name="ce37"/>
          <table:table-cell table:number-columns-repeated="16374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69.16200000000003" table:style-name="ce22">
            <text:p>969.2</text:p>
          </table:table-cell>
          <table:table-cell office:value-type="float" office:value="22.83" table:style-name="ce22">
            <text:p>22.8</text:p>
          </table:table-cell>
          <table:table-cell office:value-type="float" office:value="118.755" table:style-name="ce22">
            <text:p>118.8</text:p>
          </table:table-cell>
          <table:table-cell office:value-type="float" office:value="24.344000000000001" table:style-name="ce22">
            <text:p>24.3</text:p>
          </table:table-cell>
          <table:table-cell office:value-type="float" office:value="5.5069999999999997" table:style-name="ce22">
            <text:p>5.5</text:p>
          </table:table-cell>
          <table:table-cell office:value-type="float" office:value="35.076999999999998" table:style-name="ce22">
            <text:p>35.1</text:p>
          </table:table-cell>
          <table:table-cell office:value-type="float" office:value="1175.675" table:style-name="ce22">
            <text:p>1,175.7</text:p>
          </table:table-cell>
          <table:table-cell table:style-name="ce2"/>
          <table:table-cell table:style-name="ce38"/>
          <table:table-cell table:number-columns-repeated="16374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53" table:style-name="ce22">
            <text:p>13.5</text:p>
          </table:table-cell>
          <table:table-cell office:value-type="float" office:value="0.218" table:style-name="ce22">
            <text:p>0.2</text:p>
          </table:table-cell>
          <table:table-cell office:value-type="float" office:value="1.0289999999999999" table:style-name="ce22">
            <text:p>1.0</text:p>
          </table:table-cell>
          <table:table-cell office:value-type="float" office:value="0.12" table:style-name="ce22">
            <text:p>0.1</text:p>
          </table:table-cell>
          <table:table-cell office:value-type="float" office:value="1.7999999999999999E-2" table:style-name="ce22">
            <text:p>-</text:p>
          </table:table-cell>
          <table:table-cell office:value-type="float" office:value="0.114" table:style-name="ce22">
            <text:p>0.1</text:p>
          </table:table-cell>
          <table:table-cell office:value-type="float" office:value="15.029" table:style-name="ce22">
            <text:p>15.0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669.954000000002" table:style-name="ce22">
            <text:p>32,670.0</text:p>
          </table:table-cell>
          <table:table-cell office:value-type="float" office:value="1279.7529999999999" table:style-name="ce22">
            <text:p>1,279.8</text:p>
          </table:table-cell>
          <table:table-cell office:value-type="float" office:value="4171.6019999999999" table:style-name="ce22">
            <text:p>4,171.6</text:p>
          </table:table-cell>
          <table:table-cell office:value-type="float" office:value="522.72199999999998" table:style-name="ce22">
            <text:p>522.7</text:p>
          </table:table-cell>
          <table:table-cell office:value-type="float" office:value="159.25399999999999" table:style-name="ce22">
            <text:p>159.3</text:p>
          </table:table-cell>
          <table:table-cell office:value-type="float" office:value="791.553" table:style-name="ce22">
            <text:p>791.6</text:p>
          </table:table-cell>
          <table:table-cell office:value-type="float" office:value="39594.838000000003" table:style-name="ce22">
            <text:p>39,594.8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5">
          <table:table-cell office:value-type="string" table:style-name="ce18">
            <text:p>Vehicles per thousand head of population (mid-2017 population estimates)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30.9" table:style-name="ce26">
            <text:p>430.9</text:p>
          </table:table-cell>
          <table:table-cell office:value-type="float" office:value="15.2" table:style-name="ce26">
            <text:p>15.2</text:p>
          </table:table-cell>
          <table:table-cell office:value-type="float" office:value="61.5" table:style-name="ce26">
            <text:p>61.5</text:p>
          </table:table-cell>
          <table:table-cell office:value-type="float" office:value="5.8" table:style-name="ce26">
            <text:p>5.8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8.4" table:style-name="ce26">
            <text:p>8.4</text:p>
          </table:table-cell>
          <table:table-cell office:value-type="float" office:value="524" table:style-name="ce26">
            <text:p>524.0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52.2" table:style-name="ce26">
            <text:p>452.2</text:p>
          </table:table-cell>
          <table:table-cell office:value-type="float" office:value="16.399999999999999" table:style-name="ce26">
            <text:p>16.4</text:p>
          </table:table-cell>
          <table:table-cell office:value-type="float" office:value="48.9" table:style-name="ce26">
            <text:p>48.9</text:p>
          </table:table-cell>
          <table:table-cell office:value-type="float" office:value="9.1" table:style-name="ce26">
            <text:p>9.1</text:p>
          </table:table-cell>
          <table:table-cell office:value-type="float" office:value="2.1" table:style-name="ce26">
            <text:p>2.1</text:p>
          </table:table-cell>
          <table:table-cell office:value-type="float" office:value="8.9" table:style-name="ce26">
            <text:p>8.9</text:p>
          </table:table-cell>
          <table:table-cell office:value-type="float" office:value="537.6" table:style-name="ce26">
            <text:p>537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61.8" table:style-name="ce26">
            <text:p>461.8</text:p>
          </table:table-cell>
          <table:table-cell office:value-type="float" office:value="18.7" table:style-name="ce26">
            <text:p>18.7</text:p>
          </table:table-cell>
          <table:table-cell office:value-type="float" office:value="54.2" table:style-name="ce26">
            <text:p>54.2</text:p>
          </table:table-cell>
          <table:table-cell office:value-type="float" office:value="9.4" table:style-name="ce26">
            <text:p>9.4</text:p>
          </table:table-cell>
          <table:table-cell office:value-type="float" office:value="2.1" table:style-name="ce26">
            <text:p>2.1</text:p>
          </table:table-cell>
          <table:table-cell office:value-type="float" office:value="12.1" table:style-name="ce26">
            <text:p>12.1</text:p>
          </table:table-cell>
          <table:table-cell office:value-type="float" office:value="558.4" table:style-name="ce26">
            <text:p>558.4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10.8" table:style-name="ce26">
            <text:p>510.8</text:p>
          </table:table-cell>
          <table:table-cell office:value-type="float" office:value="22.6" table:style-name="ce26">
            <text:p>22.6</text:p>
          </table:table-cell>
          <table:table-cell office:value-type="float" office:value="72.599999999999994" table:style-name="ce26">
            <text:p>72.6</text:p>
          </table:table-cell>
          <table:table-cell office:value-type="float" office:value="10.9" table:style-name="ce26">
            <text:p>10.9</text:p>
          </table:table-cell>
          <table:table-cell office:value-type="float" office:value="2.1" table:style-name="ce26">
            <text:p>2.1</text:p>
          </table:table-cell>
          <table:table-cell office:value-type="float" office:value="15" table:style-name="ce26">
            <text:p>15.0</text:p>
          </table:table-cell>
          <table:table-cell office:value-type="float" office:value="634" table:style-name="ce26">
            <text:p>634.0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24.20000000000005" table:style-name="ce26">
            <text:p>524.2</text:p>
          </table:table-cell>
          <table:table-cell office:value-type="float" office:value="17.899999999999999" table:style-name="ce26">
            <text:p>17.9</text:p>
          </table:table-cell>
          <table:table-cell office:value-type="float" office:value="77" table:style-name="ce26">
            <text:p>77.0</text:p>
          </table:table-cell>
          <table:table-cell office:value-type="float" office:value="10.4" table:style-name="ce26">
            <text:p>10.4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1" table:style-name="ce26">
            <text:p>11.1</text:p>
          </table:table-cell>
          <table:table-cell office:value-type="float" office:value="642.9" table:style-name="ce26">
            <text:p>642.9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47.9" table:style-name="ce26">
            <text:p>547.9</text:p>
          </table:table-cell>
          <table:table-cell office:value-type="float" office:value="23" table:style-name="ce26">
            <text:p>23.0</text:p>
          </table:table-cell>
          <table:table-cell office:value-type="float" office:value="69" table:style-name="ce26">
            <text:p>69.0</text:p>
          </table:table-cell>
          <table:table-cell office:value-type="float" office:value="8.1" table:style-name="ce26">
            <text:p>8.1</text:p>
          </table:table-cell>
          <table:table-cell office:value-type="float" office:value="2" table:style-name="ce26">
            <text:p>2.0</text:p>
          </table:table-cell>
          <table:table-cell office:value-type="float" office:value="13.2" table:style-name="ce26">
            <text:p>13.2</text:p>
          </table:table-cell>
          <table:table-cell office:value-type="float" office:value="663.1" table:style-name="ce26">
            <text:p>663.1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302.2" table:style-name="ce26">
            <text:p>302.2</text:p>
          </table:table-cell>
          <table:table-cell office:value-type="float" office:value="13.1" table:style-name="ce26">
            <text:p>13.1</text:p>
          </table:table-cell>
          <table:table-cell office:value-type="float" office:value="24.6" table:style-name="ce26">
            <text:p>24.6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4" table:style-name="ce26">
            <text:p>4.0</text:p>
          </table:table-cell>
          <table:table-cell office:value-type="float" office:value="348.3" table:style-name="ce26">
            <text:p>348.3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6.6" table:style-name="ce26">
            <text:p>576.6</text:p>
          </table:table-cell>
          <table:table-cell office:value-type="float" office:value="24.3" table:style-name="ce26">
            <text:p>24.3</text:p>
          </table:table-cell>
          <table:table-cell office:value-type="float" office:value="75.099999999999994" table:style-name="ce26">
            <text:p>75.1</text:p>
          </table:table-cell>
          <table:table-cell office:value-type="float" office:value="7.9" table:style-name="ce26">
            <text:p>7.9</text:p>
          </table:table-cell>
          <table:table-cell office:value-type="float" office:value="2.4" table:style-name="ce26">
            <text:p>2.4</text:p>
          </table:table-cell>
          <table:table-cell office:value-type="float" office:value="8.9" table:style-name="ce26">
            <text:p>8.9</text:p>
          </table:table-cell>
          <table:table-cell office:value-type="float" office:value="695.2" table:style-name="ce26">
            <text:p>695.2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84.79999999999995" table:style-name="ce26">
            <text:p>584.8</text:p>
          </table:table-cell>
          <table:table-cell office:value-type="float" office:value="28" table:style-name="ce26">
            <text:p>28.0</text:p>
          </table:table-cell>
          <table:table-cell office:value-type="float" office:value="95" table:style-name="ce26">
            <text:p>95.0</text:p>
          </table:table-cell>
          <table:table-cell office:value-type="float" office:value="8" table:style-name="ce26">
            <text:p>8.0</text:p>
          </table:table-cell>
          <table:table-cell office:value-type="float" office:value="3.5" table:style-name="ce26">
            <text:p>3.5</text:p>
          </table:table-cell>
          <table:table-cell office:value-type="float" office:value="19.899999999999999" table:style-name="ce26">
            <text:p>19.9</text:p>
          </table:table-cell>
          <table:table-cell office:value-type="float" office:value="739.2" table:style-name="ce26">
            <text:p>739.2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5.1" table:style-name="ce26">
            <text:p>485.1</text:p>
          </table:table-cell>
          <table:table-cell office:value-type="float" office:value="19.899999999999999" table:style-name="ce26">
            <text:p>19.9</text:p>
          </table:table-cell>
          <table:table-cell office:value-type="float" office:value="62.3" table:style-name="ce26">
            <text:p>62.3</text:p>
          </table:table-cell>
          <table:table-cell office:value-type="float" office:value="7.8" table:style-name="ce26">
            <text:p>7.8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0.7" table:style-name="ce26">
            <text:p>10.7</text:p>
          </table:table-cell>
          <table:table-cell office:value-type="float" office:value="588.1" table:style-name="ce26">
            <text:p>588.1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501.2" table:style-name="ce26">
            <text:p>501.2</text:p>
          </table:table-cell>
          <table:table-cell office:value-type="float" office:value="19" table:style-name="ce26">
            <text:p>19.0</text:p>
          </table:table-cell>
          <table:table-cell office:value-type="float" office:value="68.8" table:style-name="ce26">
            <text:p>68.8</text:p>
          </table:table-cell>
          <table:table-cell office:value-type="float" office:value="7.1" table:style-name="ce26">
            <text:p>7.1</text:p>
          </table:table-cell>
          <table:table-cell office:value-type="float" office:value="2.9" table:style-name="ce26">
            <text:p>2.9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617.4" table:style-name="ce26">
            <text:p>617.4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60.7" table:style-name="ce26">
            <text:p>460.7</text:p>
          </table:table-cell>
          <table:table-cell office:value-type="float" office:value="13.2" table:style-name="ce26">
            <text:p>13.2</text:p>
          </table:table-cell>
          <table:table-cell office:value-type="float" office:value="55.5" table:style-name="ce26">
            <text:p>55.5</text:p>
          </table:table-cell>
          <table:table-cell office:value-type="float" office:value="6.8" table:style-name="ce26">
            <text:p>6.8</text:p>
          </table:table-cell>
          <table:table-cell office:value-type="float" office:value="2.7" table:style-name="ce26">
            <text:p>2.7</text:p>
          </table:table-cell>
          <table:table-cell office:value-type="float" office:value="15.6" table:style-name="ce26">
            <text:p>15.6</text:p>
          </table:table-cell>
          <table:table-cell office:value-type="float" office:value="554.5" table:style-name="ce26">
            <text:p>554.5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3.8" table:style-name="ce26">
            <text:p>493.8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63.1" table:style-name="ce26">
            <text:p>63.1</text:p>
          </table:table-cell>
          <table:table-cell office:value-type="float" office:value="7.8" table:style-name="ce26">
            <text:p>7.8</text:p>
          </table:table-cell>
          <table:table-cell office:value-type="float" office:value="2.4" table:style-name="ce26">
            <text:p>2.4</text:p>
          </table:table-cell>
          <table:table-cell office:value-type="float" office:value="11.8" table:style-name="ce26">
            <text:p>11.8</text:p>
          </table:table-cell>
          <table:table-cell office:value-type="float" office:value="598.5" table:style-name="ce26">
            <text:p>598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18" table:style-name="ce26">
            <text:p>518.0</text:p>
          </table:table-cell>
          <table:table-cell office:value-type="float" office:value="12.2" table:style-name="ce26">
            <text:p>12.2</text:p>
          </table:table-cell>
          <table:table-cell office:value-type="float" office:value="63.5" table:style-name="ce26">
            <text:p>63.5</text:p>
          </table:table-cell>
          <table:table-cell office:value-type="float" office:value="13" table:style-name="ce26">
            <text:p>13.0</text:p>
          </table:table-cell>
          <table:table-cell office:value-type="float" office:value="2.9" table:style-name="ce26">
            <text:p>2.9</text:p>
          </table:table-cell>
          <table:table-cell office:value-type="float" office:value="18.7" table:style-name="ce26">
            <text:p>18.7</text:p>
          </table:table-cell>
          <table:table-cell office:value-type="float" office:value="628.4" table:style-name="ce26">
            <text:p>628.4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4.7" table:style-name="ce28">
            <text:p>494.7</text:p>
          </table:table-cell>
          <table:table-cell office:value-type="float" office:value="19.399999999999999" table:style-name="ce28">
            <text:p>19.4</text:p>
          </table:table-cell>
          <table:table-cell office:value-type="float" office:value="63.2" table:style-name="ce28">
            <text:p>63.2</text:p>
          </table:table-cell>
          <table:table-cell office:value-type="float" office:value="7.9" table:style-name="ce28">
            <text:p>7.9</text:p>
          </table:table-cell>
          <table:table-cell office:value-type="float" office:value="2.4" table:style-name="ce28">
            <text:p>2.4</text:p>
          </table:table-cell>
          <table:table-cell office:value-type="float" office:value="12" table:style-name="ce28">
            <text:p>12.0</text:p>
          </table:table-cell>
          <table:table-cell office:value-type="float" office:value="599.6" table:style-name="ce28">
            <text:p>599.6</text:p>
          </table:table-cell>
          <table:table-cell table:number-columns-repeated="16376" table:style-name="ce3"/>
        </table:table-row>
        <table:table-row table:style-name="ro2">
          <table:table-cell table:style-name="ce21"/>
          <table:table-cell table:number-columns-repeated="7" table:style-name="ce22"/>
          <table:table-cell table:number-columns-repeated="16376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style-name="ce2"/>
          <table:table-cell table:number-columns-repeated="1637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30 April 2020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table:style-name="ce35"/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2019_Q1.$A$1:2019_Q1.$H$49" table:base-cell-address="2019_Q1.$A$1"/>
        </table:named-expressions>
      </table:table>
      <table:table table:name="2018_Q4" table:style-name="ta1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6376" table:style-name="ce3"/>
        </table:table-row>
        <table:table-row table:style-name="ro2">
          <table:table-cell table:style-name="ce5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3" table:style-name="ce2"/>
          <table:table-cell table:number-columns-repeated="16376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18 Q4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8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number-columns-repeated="16376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32.6880000000001" table:style-name="ce22">
            <text:p>1,132.7</text:p>
          </table:table-cell>
          <table:table-cell office:value-type="float" office:value="39.277000000000001" table:style-name="ce22">
            <text:p>39.3</text:p>
          </table:table-cell>
          <table:table-cell office:value-type="float" office:value="162.964" table:style-name="ce22">
            <text:p>163.0</text:p>
          </table:table-cell>
          <table:table-cell office:value-type="float" office:value="15.148999999999999" table:style-name="ce22">
            <text:p>15.1</text:p>
          </table:table-cell>
          <table:table-cell office:value-type="float" office:value="6.03" table:style-name="ce22">
            <text:p>6.0</text:p>
          </table:table-cell>
          <table:table-cell office:value-type="float" office:value="22.640999999999998" table:style-name="ce22">
            <text:p>22.6</text:p>
          </table:table-cell>
          <table:table-cell office:value-type="float" office:value="1378.749" table:style-name="ce22">
            <text:p>1,378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61.1709999999998" table:style-name="ce22">
            <text:p>3,261.2</text:p>
          </table:table-cell>
          <table:table-cell office:value-type="float" office:value="118.17" table:style-name="ce22">
            <text:p>118.2</text:p>
          </table:table-cell>
          <table:table-cell office:value-type="float" office:value="351.947" table:style-name="ce22">
            <text:p>351.9</text:p>
          </table:table-cell>
          <table:table-cell office:value-type="float" office:value="66.727000000000004" table:style-name="ce22">
            <text:p>66.7</text:p>
          </table:table-cell>
          <table:table-cell office:value-type="float" office:value="15.499000000000001" table:style-name="ce22">
            <text:p>15.5</text:p>
          </table:table-cell>
          <table:table-cell office:value-type="float" office:value="65.474999999999994" table:style-name="ce22">
            <text:p>65.5</text:p>
          </table:table-cell>
          <table:table-cell office:value-type="float" office:value="3878.989" table:style-name="ce22">
            <text:p>3,879.0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96.5639999999999" table:style-name="ce22">
            <text:p>2,496.6</text:p>
          </table:table-cell>
          <table:table-cell office:value-type="float" office:value="100.33499999999999" table:style-name="ce22">
            <text:p>100.3</text:p>
          </table:table-cell>
          <table:table-cell office:value-type="float" office:value="291.85199999999998" table:style-name="ce22">
            <text:p>291.9</text:p>
          </table:table-cell>
          <table:table-cell office:value-type="float" office:value="51.262999999999998" table:style-name="ce22">
            <text:p>51.3</text:p>
          </table:table-cell>
          <table:table-cell office:value-type="float" office:value="11.654999999999999" table:style-name="ce22">
            <text:p>11.7</text:p>
          </table:table-cell>
          <table:table-cell office:value-type="float" office:value="66.914000000000001" table:style-name="ce22">
            <text:p>66.9</text:p>
          </table:table-cell>
          <table:table-cell office:value-type="float" office:value="3018.5830000000001" table:style-name="ce22">
            <text:p>3,018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20.8620000000001" table:style-name="ce22">
            <text:p>2,420.9</text:p>
          </table:table-cell>
          <table:table-cell office:value-type="float" office:value="106.496" table:style-name="ce22">
            <text:p>106.5</text:p>
          </table:table-cell>
          <table:table-cell office:value-type="float" office:value="340.16500000000002" table:style-name="ce22">
            <text:p>340.2</text:p>
          </table:table-cell>
          <table:table-cell office:value-type="float" office:value="51.993000000000002" table:style-name="ce22">
            <text:p>52.0</text:p>
          </table:table-cell>
          <table:table-cell office:value-type="float" office:value="10.07" table:style-name="ce22">
            <text:p>10.1</text:p>
          </table:table-cell>
          <table:table-cell office:value-type="float" office:value="72.209000000000003" table:style-name="ce22">
            <text:p>72.2</text:p>
          </table:table-cell>
          <table:table-cell office:value-type="float" office:value="3001.7950000000001" table:style-name="ce22">
            <text:p>3,001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80.4110000000001" table:style-name="ce22">
            <text:p>3,080.4</text:p>
          </table:table-cell>
          <table:table-cell office:value-type="float" office:value="104.254" table:style-name="ce22">
            <text:p>104.3</text:p>
          </table:table-cell>
          <table:table-cell office:value-type="float" office:value="458.11599999999999" table:style-name="ce22">
            <text:p>458.1</text:p>
          </table:table-cell>
          <table:table-cell office:value-type="float" office:value="60.893999999999998" table:style-name="ce22">
            <text:p>60.9</text:p>
          </table:table-cell>
          <table:table-cell office:value-type="float" office:value="13.513" table:style-name="ce22">
            <text:p>13.5</text:p>
          </table:table-cell>
          <table:table-cell office:value-type="float" office:value="66.325999999999993" table:style-name="ce22">
            <text:p>66.3</text:p>
          </table:table-cell>
          <table:table-cell office:value-type="float" office:value="3783.5140000000001" table:style-name="ce22">
            <text:p>3,783.5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64.3629999999998" table:style-name="ce22">
            <text:p>3,364.4</text:p>
          </table:table-cell>
          <table:table-cell office:value-type="float" office:value="141.024" table:style-name="ce22">
            <text:p>141.0</text:p>
          </table:table-cell>
          <table:table-cell office:value-type="float" office:value="420.25900000000001" table:style-name="ce22">
            <text:p>420.3</text:p>
          </table:table-cell>
          <table:table-cell office:value-type="float" office:value="49.853000000000002" table:style-name="ce22">
            <text:p>49.9</text:p>
          </table:table-cell>
          <table:table-cell office:value-type="float" office:value="12.207000000000001" table:style-name="ce22">
            <text:p>12.2</text:p>
          </table:table-cell>
          <table:table-cell office:value-type="float" office:value="82.042000000000002" table:style-name="ce22">
            <text:p>82.0</text:p>
          </table:table-cell>
          <table:table-cell office:value-type="float" office:value="4069.748" table:style-name="ce22">
            <text:p>4,069.7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61.194" table:style-name="ce22">
            <text:p>2,661.2</text:p>
          </table:table-cell>
          <table:table-cell office:value-type="float" office:value="115.91200000000001" table:style-name="ce22">
            <text:p>115.9</text:p>
          </table:table-cell>
          <table:table-cell office:value-type="float" office:value="217.304" table:style-name="ce22">
            <text:p>217.3</text:p>
          </table:table-cell>
          <table:table-cell office:value-type="float" office:value="20.073" table:style-name="ce22">
            <text:p>20.1</text:p>
          </table:table-cell>
          <table:table-cell office:value-type="float" office:value="19.603999999999999" table:style-name="ce22">
            <text:p>19.6</text:p>
          </table:table-cell>
          <table:table-cell office:value-type="float" office:value="35.994999999999997" table:style-name="ce22">
            <text:p>36.0</text:p>
          </table:table-cell>
          <table:table-cell office:value-type="float" office:value="3070.0819999999999" table:style-name="ce22">
            <text:p>3,070.1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208.1490000000003" table:style-name="ce22">
            <text:p>5,208.1</text:p>
          </table:table-cell>
          <table:table-cell office:value-type="float" office:value="219.37100000000001" table:style-name="ce22">
            <text:p>219.4</text:p>
          </table:table-cell>
          <table:table-cell office:value-type="float" office:value="675.49599999999998" table:style-name="ce22">
            <text:p>675.5</text:p>
          </table:table-cell>
          <table:table-cell office:value-type="float" office:value="72.069000000000003" table:style-name="ce22">
            <text:p>72.1</text:p>
          </table:table-cell>
          <table:table-cell office:value-type="float" office:value="21.542999999999999" table:style-name="ce22">
            <text:p>21.5</text:p>
          </table:table-cell>
          <table:table-cell office:value-type="float" office:value="81.861999999999995" table:style-name="ce22">
            <text:p>81.9</text:p>
          </table:table-cell>
          <table:table-cell office:value-type="float" office:value="6278.49" table:style-name="ce22">
            <text:p>6,278.5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213.7869999999998" table:style-name="ce22">
            <text:p>3,213.8</text:p>
          </table:table-cell>
          <table:table-cell office:value-type="float" office:value="154.881" table:style-name="ce22">
            <text:p>154.9</text:p>
          </table:table-cell>
          <table:table-cell office:value-type="float" office:value="511.61599999999999" table:style-name="ce22">
            <text:p>511.6</text:p>
          </table:table-cell>
          <table:table-cell office:value-type="float" office:value="45.067" table:style-name="ce22">
            <text:p>45.1</text:p>
          </table:table-cell>
          <table:table-cell office:value-type="float" office:value="19.556999999999999" table:style-name="ce22">
            <text:p>19.6</text:p>
          </table:table-cell>
          <table:table-cell office:value-type="float" office:value="105.173" table:style-name="ce22">
            <text:p>105.2</text:p>
          </table:table-cell>
          <table:table-cell office:value-type="float" office:value="4050.0810000000001" table:style-name="ce22">
            <text:p>4,050.1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839.188999999998" table:style-name="ce22">
            <text:p>26,839.2</text:p>
          </table:table-cell>
          <table:table-cell office:value-type="float" office:value="1099.72" table:style-name="ce22">
            <text:p>1,099.7</text:p>
          </table:table-cell>
          <table:table-cell office:value-type="float" office:value="3429.7190000000001" table:style-name="ce22">
            <text:p>3,429.7</text:p>
          </table:table-cell>
          <table:table-cell office:value-type="float" office:value="433.08800000000002" table:style-name="ce22">
            <text:p>433.1</text:p>
          </table:table-cell>
          <table:table-cell office:value-type="float" office:value="129.678" table:style-name="ce22">
            <text:p>129.7</text:p>
          </table:table-cell>
          <table:table-cell office:value-type="float" office:value="598.63699999999994" table:style-name="ce22">
            <text:p>598.6</text:p>
          </table:table-cell>
          <table:table-cell office:value-type="float" office:value="32530.030999999999" table:style-name="ce22">
            <text:p>32,530.0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59.759" table:style-name="ce22">
            <text:p>1,559.8</text:p>
          </table:table-cell>
          <table:table-cell office:value-type="float" office:value="58.634999999999998" table:style-name="ce22">
            <text:p>58.6</text:p>
          </table:table-cell>
          <table:table-cell office:value-type="float" office:value="212.166" table:style-name="ce22">
            <text:p>212.2</text:p>
          </table:table-cell>
          <table:table-cell office:value-type="float" office:value="22.228999999999999" table:style-name="ce22">
            <text:p>22.2</text:p>
          </table:table-cell>
          <table:table-cell office:value-type="float" office:value="9.1349999999999998" table:style-name="ce22">
            <text:p>9.1</text:p>
          </table:table-cell>
          <table:table-cell office:value-type="float" office:value="57.518000000000001" table:style-name="ce22">
            <text:p>57.5</text:p>
          </table:table-cell>
          <table:table-cell office:value-type="float" office:value="1919.442" table:style-name="ce22">
            <text:p>1,919.4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85.9589999999998" table:style-name="ce22">
            <text:p>2,486.0</text:p>
          </table:table-cell>
          <table:table-cell office:value-type="float" office:value="70.542000000000002" table:style-name="ce22">
            <text:p>70.5</text:p>
          </table:table-cell>
          <table:table-cell office:value-type="float" office:value="297.55500000000001" table:style-name="ce22">
            <text:p>297.6</text:p>
          </table:table-cell>
          <table:table-cell office:value-type="float" office:value="36.780999999999999" table:style-name="ce22">
            <text:p>36.8</text:p>
          </table:table-cell>
          <table:table-cell office:value-type="float" office:value="14.493" table:style-name="ce22">
            <text:p>14.5</text:p>
          </table:table-cell>
          <table:table-cell office:value-type="float" office:value="85.382999999999996" table:style-name="ce22">
            <text:p>85.4</text:p>
          </table:table-cell>
          <table:table-cell office:value-type="float" office:value="2990.7130000000002" table:style-name="ce22">
            <text:p>2,990.7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30.91999999999996" table:style-name="ce22">
            <text:p>630.9</text:p>
          </table:table-cell>
          <table:table-cell office:value-type="float" office:value="13.016" table:style-name="ce22">
            <text:p>13.0</text:p>
          </table:table-cell>
          <table:table-cell office:value-type="float" office:value="69.599999999999994" table:style-name="ce22">
            <text:p>69.6</text:p>
          </table:table-cell>
          <table:table-cell office:value-type="float" office:value="8.1199999999999992" table:style-name="ce22">
            <text:p>8.1</text:p>
          </table:table-cell>
          <table:table-cell office:value-type="float" office:value="1.629" table:style-name="ce22">
            <text:p>1.6</text:p>
          </table:table-cell>
          <table:table-cell office:value-type="float" office:value="16.341000000000001" table:style-name="ce22">
            <text:p>16.3</text:p>
          </table:table-cell>
          <table:table-cell office:value-type="float" office:value="739.62599999999998" table:style-name="ce22">
            <text:p>739.6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1.77" table:style-name="ce22">
            <text:p>1.8</text:p>
          </table:table-cell>
          <table:table-cell office:value-type="float" office:value="0.77700000000000002" table:style-name="ce22">
            <text:p>0.8</text:p>
          </table:table-cell>
          <table:table-cell office:value-type="float" office:value="0.84699999999999998" table:style-name="ce22">
            <text:p>0.8</text:p>
          </table:table-cell>
          <table:table-cell office:value-type="float" office:value="6.9000000000000006E-2" table:style-name="ce22">
            <text:p>0.1</text:p>
          </table:table-cell>
          <table:table-cell office:value-type="float" office:value="5.5E-2" table:style-name="ce22">
            <text:p>0.1</text:p>
          </table:table-cell>
          <table:table-cell office:value-type="float" office:value="0.69699999999999995" table:style-name="ce22">
            <text:p>0.7</text:p>
          </table:table-cell>
          <table:table-cell office:value-type="float" office:value="4.2149999999999999" table:style-name="ce22">
            <text:p>4.2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517.597000000002" table:style-name="ce22">
            <text:p>31,517.6</text:p>
          </table:table-cell>
          <table:table-cell office:value-type="float" office:value="1242.69" table:style-name="ce22">
            <text:p>1,242.7</text:p>
          </table:table-cell>
          <table:table-cell office:value-type="float" office:value="4009.8870000000002" table:style-name="ce22">
            <text:p>4,009.9</text:p>
          </table:table-cell>
          <table:table-cell office:value-type="float" office:value="500.28699999999998" table:style-name="ce22">
            <text:p>500.3</text:p>
          </table:table-cell>
          <table:table-cell office:value-type="float" office:value="154.99" table:style-name="ce22">
            <text:p>155.0</text:p>
          </table:table-cell>
          <table:table-cell office:value-type="float" office:value="758.57600000000002" table:style-name="ce22">
            <text:p>758.6</text:p>
          </table:table-cell>
          <table:table-cell office:value-type="float" office:value="38184.027000000002" table:style-name="ce22">
            <text:p>38,184.0</text:p>
          </table:table-cell>
          <table:table-cell table:style-name="ce2"/>
          <table:table-cell table:style-name="ce37"/>
          <table:table-cell table:number-columns-repeated="16374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61.827" table:style-name="ce22">
            <text:p>961.8</text:p>
          </table:table-cell>
          <table:table-cell office:value-type="float" office:value="22.308" table:style-name="ce22">
            <text:p>22.3</text:p>
          </table:table-cell>
          <table:table-cell office:value-type="float" office:value="116.70699999999999" table:style-name="ce22">
            <text:p>116.7</text:p>
          </table:table-cell>
          <table:table-cell office:value-type="float" office:value="24.16" table:style-name="ce22">
            <text:p>24.2</text:p>
          </table:table-cell>
          <table:table-cell office:value-type="float" office:value="5.5090000000000003" table:style-name="ce22">
            <text:p>5.5</text:p>
          </table:table-cell>
          <table:table-cell office:value-type="float" office:value="34.838000000000001" table:style-name="ce22">
            <text:p>34.8</text:p>
          </table:table-cell>
          <table:table-cell office:value-type="float" office:value="1165.3489999999999" table:style-name="ce22">
            <text:p>1,165.3</text:p>
          </table:table-cell>
          <table:table-cell table:style-name="ce2"/>
          <table:table-cell table:style-name="ce38"/>
          <table:table-cell table:number-columns-repeated="16374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834" table:style-name="ce22">
            <text:p>13.8</text:p>
          </table:table-cell>
          <table:table-cell office:value-type="float" office:value="0.14399999999999999" table:style-name="ce22">
            <text:p>0.1</text:p>
          </table:table-cell>
          <table:table-cell office:value-type="float" office:value="0.96199999999999997" table:style-name="ce22">
            <text:p>1.0</text:p>
          </table:table-cell>
          <table:table-cell office:value-type="float" office:value="0.11899999999999999" table:style-name="ce22">
            <text:p>0.1</text:p>
          </table:table-cell>
          <table:table-cell office:value-type="float" office:value="0.02" table:style-name="ce22">
            <text:p>-</text:p>
          </table:table-cell>
          <table:table-cell office:value-type="float" office:value="0.114" table:style-name="ce22">
            <text:p>0.1</text:p>
          </table:table-cell>
          <table:table-cell office:value-type="float" office:value="15.193" table:style-name="ce22">
            <text:p>15.2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493.258000000002" table:style-name="ce22">
            <text:p>32,493.3</text:p>
          </table:table-cell>
          <table:table-cell office:value-type="float" office:value="1265.1420000000001" table:style-name="ce22">
            <text:p>1,265.1</text:p>
          </table:table-cell>
          <table:table-cell office:value-type="float" office:value="4127.5559999999996" table:style-name="ce22">
            <text:p>4,127.6</text:p>
          </table:table-cell>
          <table:table-cell office:value-type="float" office:value="524.56600000000003" table:style-name="ce22">
            <text:p>524.6</text:p>
          </table:table-cell>
          <table:table-cell office:value-type="float" office:value="160.51900000000001" table:style-name="ce22">
            <text:p>160.5</text:p>
          </table:table-cell>
          <table:table-cell office:value-type="float" office:value="793.52800000000002" table:style-name="ce22">
            <text:p>793.5</text:p>
          </table:table-cell>
          <table:table-cell office:value-type="float" office:value="39364.569000000003" table:style-name="ce22">
            <text:p>39,364.6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5">
          <table:table-cell office:value-type="string" table:style-name="ce18">
            <text:p>Vehicles per thousand head of population (mid-2017 population estimates)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28.3" table:style-name="ce26">
            <text:p>428.3</text:p>
          </table:table-cell>
          <table:table-cell office:value-type="float" office:value="14.9" table:style-name="ce26">
            <text:p>14.9</text:p>
          </table:table-cell>
          <table:table-cell office:value-type="float" office:value="61.6" table:style-name="ce26">
            <text:p>61.6</text:p>
          </table:table-cell>
          <table:table-cell office:value-type="float" office:value="5.7" table:style-name="ce26">
            <text:p>5.7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8.6" table:style-name="ce26">
            <text:p>8.6</text:p>
          </table:table-cell>
          <table:table-cell office:value-type="float" office:value="521.29999999999995" table:style-name="ce26">
            <text:p>521.3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49.3" table:style-name="ce26">
            <text:p>449.3</text:p>
          </table:table-cell>
          <table:table-cell office:value-type="float" office:value="16.3" table:style-name="ce26">
            <text:p>16.3</text:p>
          </table:table-cell>
          <table:table-cell office:value-type="float" office:value="48.5" table:style-name="ce26">
            <text:p>48.5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.1" table:style-name="ce26">
            <text:p>2.1</text:p>
          </table:table-cell>
          <table:table-cell office:value-type="float" office:value="9" table:style-name="ce26">
            <text:p>9.0</text:p>
          </table:table-cell>
          <table:table-cell office:value-type="float" office:value="534.4" table:style-name="ce26">
            <text:p>534.4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58.1" table:style-name="ce26">
            <text:p>458.1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53.5" table:style-name="ce26">
            <text:p>53.5</text:p>
          </table:table-cell>
          <table:table-cell office:value-type="float" office:value="9.4" table:style-name="ce26">
            <text:p>9.4</text:p>
          </table:table-cell>
          <table:table-cell office:value-type="float" office:value="2.1" table:style-name="ce26">
            <text:p>2.1</text:p>
          </table:table-cell>
          <table:table-cell office:value-type="float" office:value="12.3" table:style-name="ce26">
            <text:p>12.3</text:p>
          </table:table-cell>
          <table:table-cell office:value-type="float" office:value="553.9" table:style-name="ce26">
            <text:p>553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07.3" table:style-name="ce26">
            <text:p>507.3</text:p>
          </table:table-cell>
          <table:table-cell office:value-type="float" office:value="22.3" table:style-name="ce26">
            <text:p>22.3</text:p>
          </table:table-cell>
          <table:table-cell office:value-type="float" office:value="71.3" table:style-name="ce26">
            <text:p>71.3</text:p>
          </table:table-cell>
          <table:table-cell office:value-type="float" office:value="10.9" table:style-name="ce26">
            <text:p>10.9</text:p>
          </table:table-cell>
          <table:table-cell office:value-type="float" office:value="2.1" table:style-name="ce26">
            <text:p>2.1</text:p>
          </table:table-cell>
          <table:table-cell office:value-type="float" office:value="15.1" table:style-name="ce26">
            <text:p>15.1</text:p>
          </table:table-cell>
          <table:table-cell office:value-type="float" office:value="629.1" table:style-name="ce26">
            <text:p>629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25.6" table:style-name="ce26">
            <text:p>525.6</text:p>
          </table:table-cell>
          <table:table-cell office:value-type="float" office:value="17.8" table:style-name="ce26">
            <text:p>17.8</text:p>
          </table:table-cell>
          <table:table-cell office:value-type="float" office:value="78.2" table:style-name="ce26">
            <text:p>78.2</text:p>
          </table:table-cell>
          <table:table-cell office:value-type="float" office:value="10.4" table:style-name="ce26">
            <text:p>10.4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3" table:style-name="ce26">
            <text:p>11.3</text:p>
          </table:table-cell>
          <table:table-cell office:value-type="float" office:value="645.6" table:style-name="ce26">
            <text:p>645.6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45.4" table:style-name="ce26">
            <text:p>545.4</text:p>
          </table:table-cell>
          <table:table-cell office:value-type="float" office:value="22.9" table:style-name="ce26">
            <text:p>22.9</text:p>
          </table:table-cell>
          <table:table-cell office:value-type="float" office:value="68.099999999999994" table:style-name="ce26">
            <text:p>68.1</text:p>
          </table:table-cell>
          <table:table-cell office:value-type="float" office:value="8.1" table:style-name="ce26">
            <text:p>8.1</text:p>
          </table:table-cell>
          <table:table-cell office:value-type="float" office:value="2" table:style-name="ce26">
            <text:p>2.0</text:p>
          </table:table-cell>
          <table:table-cell office:value-type="float" office:value="13.3" table:style-name="ce26">
            <text:p>13.3</text:p>
          </table:table-cell>
          <table:table-cell office:value-type="float" office:value="659.8" table:style-name="ce26">
            <text:p>659.8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301.60000000000002" table:style-name="ce26">
            <text:p>301.6</text:p>
          </table:table-cell>
          <table:table-cell office:value-type="float" office:value="13.1" table:style-name="ce26">
            <text:p>13.1</text:p>
          </table:table-cell>
          <table:table-cell office:value-type="float" office:value="24.6" table:style-name="ce26">
            <text:p>24.6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4.0999999999999996" table:style-name="ce26">
            <text:p>4.1</text:p>
          </table:table-cell>
          <table:table-cell office:value-type="float" office:value="347.9" table:style-name="ce26">
            <text:p>347.9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3.5" table:style-name="ce26">
            <text:p>573.5</text:p>
          </table:table-cell>
          <table:table-cell office:value-type="float" office:value="24.2" table:style-name="ce26">
            <text:p>24.2</text:p>
          </table:table-cell>
          <table:table-cell office:value-type="float" office:value="74.400000000000006" table:style-name="ce26">
            <text:p>74.4</text:p>
          </table:table-cell>
          <table:table-cell office:value-type="float" office:value="7.9" table:style-name="ce26">
            <text:p>7.9</text:p>
          </table:table-cell>
          <table:table-cell office:value-type="float" office:value="2.4" table:style-name="ce26">
            <text:p>2.4</text:p>
          </table:table-cell>
          <table:table-cell office:value-type="float" office:value="9" table:style-name="ce26">
            <text:p>9.0</text:p>
          </table:table-cell>
          <table:table-cell office:value-type="float" office:value="691.4" table:style-name="ce26">
            <text:p>691.4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78.1" table:style-name="ce26">
            <text:p>578.1</text:p>
          </table:table-cell>
          <table:table-cell office:value-type="float" office:value="27.9" table:style-name="ce26">
            <text:p>27.9</text:p>
          </table:table-cell>
          <table:table-cell office:value-type="float" office:value="92" table:style-name="ce26">
            <text:p>92.0</text:p>
          </table:table-cell>
          <table:table-cell office:value-type="float" office:value="8.1" table:style-name="ce26">
            <text:p>8.1</text:p>
          </table:table-cell>
          <table:table-cell office:value-type="float" office:value="3.5" table:style-name="ce26">
            <text:p>3.5</text:p>
          </table:table-cell>
          <table:table-cell office:value-type="float" office:value="18.899999999999999" table:style-name="ce26">
            <text:p>18.9</text:p>
          </table:table-cell>
          <table:table-cell office:value-type="float" office:value="728.5" table:style-name="ce26">
            <text:p>728.5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2.6" table:style-name="ce26">
            <text:p>482.6</text:p>
          </table:table-cell>
          <table:table-cell office:value-type="float" office:value="19.8" table:style-name="ce26">
            <text:p>19.8</text:p>
          </table:table-cell>
          <table:table-cell office:value-type="float" office:value="61.7" table:style-name="ce26">
            <text:p>61.7</text:p>
          </table:table-cell>
          <table:table-cell office:value-type="float" office:value="7.8" table:style-name="ce26">
            <text:p>7.8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0.8" table:style-name="ce26">
            <text:p>10.8</text:p>
          </table:table-cell>
          <table:table-cell office:value-type="float" office:value="584.9" table:style-name="ce26">
            <text:p>584.9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9.1" table:style-name="ce26">
            <text:p>499.1</text:p>
          </table:table-cell>
          <table:table-cell office:value-type="float" office:value="18.8" table:style-name="ce26">
            <text:p>18.8</text:p>
          </table:table-cell>
          <table:table-cell office:value-type="float" office:value="67.900000000000006" table:style-name="ce26">
            <text:p>67.9</text:p>
          </table:table-cell>
          <table:table-cell office:value-type="float" office:value="7.1" table:style-name="ce26">
            <text:p>7.1</text:p>
          </table:table-cell>
          <table:table-cell office:value-type="float" office:value="2.9" table:style-name="ce26">
            <text:p>2.9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614.20000000000005" table:style-name="ce26">
            <text:p>614.2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8.3" table:style-name="ce26">
            <text:p>458.3</text:p>
          </table:table-cell>
          <table:table-cell office:value-type="float" office:value="13" table:style-name="ce26">
            <text:p>13.0</text:p>
          </table:table-cell>
          <table:table-cell office:value-type="float" office:value="54.9" table:style-name="ce26">
            <text:p>54.9</text:p>
          </table:table-cell>
          <table:table-cell office:value-type="float" office:value="6.8" table:style-name="ce26">
            <text:p>6.8</text:p>
          </table:table-cell>
          <table:table-cell office:value-type="float" office:value="2.7" table:style-name="ce26">
            <text:p>2.7</text:p>
          </table:table-cell>
          <table:table-cell office:value-type="float" office:value="15.7" table:style-name="ce26">
            <text:p>15.7</text:p>
          </table:table-cell>
          <table:table-cell office:value-type="float" office:value="551.29999999999995" table:style-name="ce26">
            <text:p>551.3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1.2" table:style-name="ce26">
            <text:p>491.2</text:p>
          </table:table-cell>
          <table:table-cell office:value-type="float" office:value="19.399999999999999" table:style-name="ce26">
            <text:p>19.4</text:p>
          </table:table-cell>
          <table:table-cell office:value-type="float" office:value="62.5" table:style-name="ce26">
            <text:p>62.5</text:p>
          </table:table-cell>
          <table:table-cell office:value-type="float" office:value="7.8" table:style-name="ce26">
            <text:p>7.8</text:p>
          </table:table-cell>
          <table:table-cell office:value-type="float" office:value="2.4" table:style-name="ce26">
            <text:p>2.4</text:p>
          </table:table-cell>
          <table:table-cell office:value-type="float" office:value="11.8" table:style-name="ce26">
            <text:p>11.8</text:p>
          </table:table-cell>
          <table:table-cell office:value-type="float" office:value="595.1" table:style-name="ce26">
            <text:p>595.1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14.1" table:style-name="ce26">
            <text:p>514.1</text:p>
          </table:table-cell>
          <table:table-cell office:value-type="float" office:value="11.9" table:style-name="ce26">
            <text:p>11.9</text:p>
          </table:table-cell>
          <table:table-cell office:value-type="float" office:value="62.4" table:style-name="ce26">
            <text:p>62.4</text:p>
          </table:table-cell>
          <table:table-cell office:value-type="float" office:value="12.9" table:style-name="ce26">
            <text:p>12.9</text:p>
          </table:table-cell>
          <table:table-cell office:value-type="float" office:value="2.9" table:style-name="ce26">
            <text:p>2.9</text:p>
          </table:table-cell>
          <table:table-cell office:value-type="float" office:value="18.600000000000001" table:style-name="ce26">
            <text:p>18.6</text:p>
          </table:table-cell>
          <table:table-cell office:value-type="float" office:value="622.9" table:style-name="ce26">
            <text:p>622.9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2" table:style-name="ce28">
            <text:p>492.0</text:p>
          </table:table-cell>
          <table:table-cell office:value-type="float" office:value="19.2" table:style-name="ce28">
            <text:p>19.2</text:p>
          </table:table-cell>
          <table:table-cell office:value-type="float" office:value="62.5" table:style-name="ce28">
            <text:p>62.5</text:p>
          </table:table-cell>
          <table:table-cell office:value-type="float" office:value="7.9" table:style-name="ce28">
            <text:p>7.9</text:p>
          </table:table-cell>
          <table:table-cell office:value-type="float" office:value="2.4" table:style-name="ce28">
            <text:p>2.4</text:p>
          </table:table-cell>
          <table:table-cell office:value-type="float" office:value="12" table:style-name="ce28">
            <text:p>12.0</text:p>
          </table:table-cell>
          <table:table-cell office:value-type="float" office:value="596.1" table:style-name="ce28">
            <text:p>596.1</text:p>
          </table:table-cell>
          <table:table-cell table:number-columns-repeated="16376" table:style-name="ce3"/>
        </table:table-row>
        <table:table-row table:style-name="ro2">
          <table:table-cell table:style-name="ce21"/>
          <table:table-cell table:number-columns-repeated="7" table:style-name="ce22"/>
          <table:table-cell table:number-columns-repeated="16376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style-name="ce2"/>
          <table:table-cell table:number-columns-repeated="1637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30 April 2020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table:style-name="ce35"/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2018_Q4.$A$1:2018_Q4.$H$49" table:base-cell-address="2018_Q4.$A$1"/>
        </table:named-expressions>
      </table:table>
      <table:table table:name="2018_Q3" table:style-name="ta1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8" table:number-columns-repeated="16376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6376" table:style-name="ce3"/>
        </table:table-row>
        <table:table-row table:style-name="ro2">
          <table:table-cell table:style-name="ce5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3" table:style-name="ce2"/>
          <table:table-cell table:number-columns-repeated="16376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18 Q3</text:p>
          </table:table-cell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8"/>
          <table:table-cell table:number-columns-repeated="7" table:style-name="ce2"/>
          <table:table-cell table:number-columns-repeated="16376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number-columns-repeated="16376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33.6890000000001" table:style-name="ce22">
            <text:p>1,133.7</text:p>
          </table:table-cell>
          <table:table-cell office:value-type="float" office:value="44.25" table:style-name="ce22">
            <text:p>44.3</text:p>
          </table:table-cell>
          <table:table-cell office:value-type="float" office:value="164.11699999999999" table:style-name="ce22">
            <text:p>164.1</text:p>
          </table:table-cell>
          <table:table-cell office:value-type="float" office:value="15.395" table:style-name="ce22">
            <text:p>15.4</text:p>
          </table:table-cell>
          <table:table-cell office:value-type="float" office:value="6.1539999999999999" table:style-name="ce22">
            <text:p>6.2</text:p>
          </table:table-cell>
          <table:table-cell office:value-type="float" office:value="22.870999999999999" table:style-name="ce22">
            <text:p>22.9</text:p>
          </table:table-cell>
          <table:table-cell office:value-type="float" office:value="1386.4760000000001" table:style-name="ce22">
            <text:p>1,386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61.5439999999999" table:style-name="ce22">
            <text:p>3,261.5</text:p>
          </table:table-cell>
          <table:table-cell office:value-type="float" office:value="127.066" table:style-name="ce22">
            <text:p>127.1</text:p>
          </table:table-cell>
          <table:table-cell office:value-type="float" office:value="351.46499999999997" table:style-name="ce22">
            <text:p>351.5</text:p>
          </table:table-cell>
          <table:table-cell office:value-type="float" office:value="66.584000000000003" table:style-name="ce22">
            <text:p>66.6</text:p>
          </table:table-cell>
          <table:table-cell office:value-type="float" office:value="15.749000000000001" table:style-name="ce22">
            <text:p>15.7</text:p>
          </table:table-cell>
          <table:table-cell office:value-type="float" office:value="65.507999999999996" table:style-name="ce22">
            <text:p>65.5</text:p>
          </table:table-cell>
          <table:table-cell office:value-type="float" office:value="3887.9160000000002" table:style-name="ce22">
            <text:p>3,887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97.7049999999999" table:style-name="ce22">
            <text:p>2,497.7</text:p>
          </table:table-cell>
          <table:table-cell office:value-type="float" office:value="110.773" table:style-name="ce22">
            <text:p>110.8</text:p>
          </table:table-cell>
          <table:table-cell office:value-type="float" office:value="291.45499999999998" table:style-name="ce22">
            <text:p>291.5</text:p>
          </table:table-cell>
          <table:table-cell office:value-type="float" office:value="51.331000000000003" table:style-name="ce22">
            <text:p>51.3</text:p>
          </table:table-cell>
          <table:table-cell office:value-type="float" office:value="11.771000000000001" table:style-name="ce22">
            <text:p>11.8</text:p>
          </table:table-cell>
          <table:table-cell office:value-type="float" office:value="67.05" table:style-name="ce22">
            <text:p>67.1</text:p>
          </table:table-cell>
          <table:table-cell office:value-type="float" office:value="3030.085" table:style-name="ce22">
            <text:p>3,030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28.5050000000001" table:style-name="ce22">
            <text:p>2,428.5</text:p>
          </table:table-cell>
          <table:table-cell office:value-type="float" office:value="116.29" table:style-name="ce22">
            <text:p>116.3</text:p>
          </table:table-cell>
          <table:table-cell office:value-type="float" office:value="340.36" table:style-name="ce22">
            <text:p>340.4</text:p>
          </table:table-cell>
          <table:table-cell office:value-type="float" office:value="51.521000000000001" table:style-name="ce22">
            <text:p>51.5</text:p>
          </table:table-cell>
          <table:table-cell office:value-type="float" office:value="10.297000000000001" table:style-name="ce22">
            <text:p>10.3</text:p>
          </table:table-cell>
          <table:table-cell office:value-type="float" office:value="72.147999999999996" table:style-name="ce22">
            <text:p>72.1</text:p>
          </table:table-cell>
          <table:table-cell office:value-type="float" office:value="3019.1210000000001" table:style-name="ce22">
            <text:p>3,019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94.27" table:style-name="ce22">
            <text:p>3,094.3</text:p>
          </table:table-cell>
          <table:table-cell office:value-type="float" office:value="112.79900000000001" table:style-name="ce22">
            <text:p>112.8</text:p>
          </table:table-cell>
          <table:table-cell office:value-type="float" office:value="462.08499999999998" table:style-name="ce22">
            <text:p>462.1</text:p>
          </table:table-cell>
          <table:table-cell office:value-type="float" office:value="61.179000000000002" table:style-name="ce22">
            <text:p>61.2</text:p>
          </table:table-cell>
          <table:table-cell office:value-type="float" office:value="13.817" table:style-name="ce22">
            <text:p>13.8</text:p>
          </table:table-cell>
          <table:table-cell office:value-type="float" office:value="66.456999999999994" table:style-name="ce22">
            <text:p>66.5</text:p>
          </table:table-cell>
          <table:table-cell office:value-type="float" office:value="3810.607" table:style-name="ce22">
            <text:p>3,810.6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74.527" table:style-name="ce22">
            <text:p>3,374.5</text:p>
          </table:table-cell>
          <table:table-cell office:value-type="float" office:value="150.28299999999999" table:style-name="ce22">
            <text:p>150.3</text:p>
          </table:table-cell>
          <table:table-cell office:value-type="float" office:value="420.47800000000001" table:style-name="ce22">
            <text:p>420.5</text:p>
          </table:table-cell>
          <table:table-cell office:value-type="float" office:value="50.218000000000004" table:style-name="ce22">
            <text:p>50.2</text:p>
          </table:table-cell>
          <table:table-cell office:value-type="float" office:value="12.478" table:style-name="ce22">
            <text:p>12.5</text:p>
          </table:table-cell>
          <table:table-cell office:value-type="float" office:value="82.247" table:style-name="ce22">
            <text:p>82.2</text:p>
          </table:table-cell>
          <table:table-cell office:value-type="float" office:value="4090.2310000000002" table:style-name="ce22">
            <text:p>4,090.2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74.3249999999998" table:style-name="ce22">
            <text:p>2,674.3</text:p>
          </table:table-cell>
          <table:table-cell office:value-type="float" office:value="119.05200000000001" table:style-name="ce22">
            <text:p>119.1</text:p>
          </table:table-cell>
          <table:table-cell office:value-type="float" office:value="219.53100000000001" table:style-name="ce22">
            <text:p>219.5</text:p>
          </table:table-cell>
          <table:table-cell office:value-type="float" office:value="20.256" table:style-name="ce22">
            <text:p>20.3</text:p>
          </table:table-cell>
          <table:table-cell office:value-type="float" office:value="19.937999999999999" table:style-name="ce22">
            <text:p>19.9</text:p>
          </table:table-cell>
          <table:table-cell office:value-type="float" office:value="36.380000000000003" table:style-name="ce22">
            <text:p>36.4</text:p>
          </table:table-cell>
          <table:table-cell office:value-type="float" office:value="3089.482" table:style-name="ce22">
            <text:p>3,089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229.3469999999998" table:style-name="ce22">
            <text:p>5,229.3</text:p>
          </table:table-cell>
          <table:table-cell office:value-type="float" office:value="230.83199999999999" table:style-name="ce22">
            <text:p>230.8</text:p>
          </table:table-cell>
          <table:table-cell office:value-type="float" office:value="673.7" table:style-name="ce22">
            <text:p>673.7</text:p>
          </table:table-cell>
          <table:table-cell office:value-type="float" office:value="71.325000000000003" table:style-name="ce22">
            <text:p>71.3</text:p>
          </table:table-cell>
          <table:table-cell office:value-type="float" office:value="21.835000000000001" table:style-name="ce22">
            <text:p>21.8</text:p>
          </table:table-cell>
          <table:table-cell office:value-type="float" office:value="81.790000000000006" table:style-name="ce22">
            <text:p>81.8</text:p>
          </table:table-cell>
          <table:table-cell office:value-type="float" office:value="6308.8289999999997" table:style-name="ce22">
            <text:p>6,308.8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213.6909999999998" table:style-name="ce22">
            <text:p>3,213.7</text:p>
          </table:table-cell>
          <table:table-cell office:value-type="float" office:value="163.559" table:style-name="ce22">
            <text:p>163.6</text:p>
          </table:table-cell>
          <table:table-cell office:value-type="float" office:value="509.923" table:style-name="ce22">
            <text:p>509.9</text:p>
          </table:table-cell>
          <table:table-cell office:value-type="float" office:value="48.249000000000002" table:style-name="ce22">
            <text:p>48.2</text:p>
          </table:table-cell>
          <table:table-cell office:value-type="float" office:value="19.681999999999999" table:style-name="ce22">
            <text:p>19.7</text:p>
          </table:table-cell>
          <table:table-cell office:value-type="float" office:value="103.524" table:style-name="ce22">
            <text:p>103.5</text:p>
          </table:table-cell>
          <table:table-cell office:value-type="float" office:value="4058.6280000000002" table:style-name="ce22">
            <text:p>4,058.6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907.602999999999" table:style-name="ce22">
            <text:p>26,907.6</text:p>
          </table:table-cell>
          <table:table-cell office:value-type="float" office:value="1174.904" table:style-name="ce22">
            <text:p>1,174.9</text:p>
          </table:table-cell>
          <table:table-cell office:value-type="float" office:value="3433.114" table:style-name="ce22">
            <text:p>3,433.1</text:p>
          </table:table-cell>
          <table:table-cell office:value-type="float" office:value="436.05799999999999" table:style-name="ce22">
            <text:p>436.1</text:p>
          </table:table-cell>
          <table:table-cell office:value-type="float" office:value="131.721" table:style-name="ce22">
            <text:p>131.7</text:p>
          </table:table-cell>
          <table:table-cell office:value-type="float" office:value="597.97500000000002" table:style-name="ce22">
            <text:p>598.0</text:p>
          </table:table-cell>
          <table:table-cell office:value-type="float" office:value="32681.375" table:style-name="ce22">
            <text:p>32,681.4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62.076" table:style-name="ce22">
            <text:p>1,562.1</text:p>
          </table:table-cell>
          <table:table-cell office:value-type="float" office:value="63.476999999999997" table:style-name="ce22">
            <text:p>63.5</text:p>
          </table:table-cell>
          <table:table-cell office:value-type="float" office:value="212.953" table:style-name="ce22">
            <text:p>213.0</text:p>
          </table:table-cell>
          <table:table-cell office:value-type="float" office:value="22.422999999999998" table:style-name="ce22">
            <text:p>22.4</text:p>
          </table:table-cell>
          <table:table-cell office:value-type="float" office:value="9.2579999999999991" table:style-name="ce22">
            <text:p>9.3</text:p>
          </table:table-cell>
          <table:table-cell office:value-type="float" office:value="56.536999999999999" table:style-name="ce22">
            <text:p>56.5</text:p>
          </table:table-cell>
          <table:table-cell office:value-type="float" office:value="1926.7239999999999" table:style-name="ce22">
            <text:p>1,926.7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91.9250000000002" table:style-name="ce22">
            <text:p>2,491.9</text:p>
          </table:table-cell>
          <table:table-cell office:value-type="float" office:value="80.823999999999998" table:style-name="ce22">
            <text:p>80.8</text:p>
          </table:table-cell>
          <table:table-cell office:value-type="float" office:value="297.99599999999998" table:style-name="ce22">
            <text:p>298.0</text:p>
          </table:table-cell>
          <table:table-cell office:value-type="float" office:value="37.134" table:style-name="ce22">
            <text:p>37.1</text:p>
          </table:table-cell>
          <table:table-cell office:value-type="float" office:value="14.659000000000001" table:style-name="ce22">
            <text:p>14.7</text:p>
          </table:table-cell>
          <table:table-cell office:value-type="float" office:value="85.516000000000005" table:style-name="ce22">
            <text:p>85.5</text:p>
          </table:table-cell>
          <table:table-cell office:value-type="float" office:value="3008.0540000000001" table:style-name="ce22">
            <text:p>3,008.1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38.447" table:style-name="ce22">
            <text:p>638.4</text:p>
          </table:table-cell>
          <table:table-cell office:value-type="float" office:value="15.826000000000001" table:style-name="ce22">
            <text:p>15.8</text:p>
          </table:table-cell>
          <table:table-cell office:value-type="float" office:value="70.36" table:style-name="ce22">
            <text:p>70.4</text:p>
          </table:table-cell>
          <table:table-cell office:value-type="float" office:value="6.5750000000000002" table:style-name="ce22">
            <text:p>6.6</text:p>
          </table:table-cell>
          <table:table-cell office:value-type="float" office:value="1.623" table:style-name="ce22">
            <text:p>1.6</text:p>
          </table:table-cell>
          <table:table-cell office:value-type="float" office:value="14.787000000000001" table:style-name="ce22">
            <text:p>14.8</text:p>
          </table:table-cell>
          <table:table-cell office:value-type="float" office:value="747.61800000000005" table:style-name="ce22">
            <text:p>747.6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1.8480000000000001" table:style-name="ce22">
            <text:p>1.8</text:p>
          </table:table-cell>
          <table:table-cell office:value-type="float" office:value="0.78600000000000003" table:style-name="ce22">
            <text:p>0.8</text:p>
          </table:table-cell>
          <table:table-cell office:value-type="float" office:value="0.89900000000000002" table:style-name="ce22">
            <text:p>0.9</text:p>
          </table:table-cell>
          <table:table-cell office:value-type="float" office:value="7.5999999999999998E-2" table:style-name="ce22">
            <text:p>0.1</text:p>
          </table:table-cell>
          <table:table-cell office:value-type="float" office:value="5.3999999999999999E-2" table:style-name="ce22">
            <text:p>0.1</text:p>
          </table:table-cell>
          <table:table-cell office:value-type="float" office:value="0.70699999999999996" table:style-name="ce22">
            <text:p>0.7</text:p>
          </table:table-cell>
          <table:table-cell office:value-type="float" office:value="4.37" table:style-name="ce22">
            <text:p>4.4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601.899000000001" table:style-name="ce22">
            <text:p>31,601.9</text:p>
          </table:table-cell>
          <table:table-cell office:value-type="float" office:value="1335.817" table:style-name="ce22">
            <text:p>1,335.8</text:p>
          </table:table-cell>
          <table:table-cell office:value-type="float" office:value="4015.3220000000001" table:style-name="ce22">
            <text:p>4,015.3</text:p>
          </table:table-cell>
          <table:table-cell office:value-type="float" office:value="502.26600000000002" table:style-name="ce22">
            <text:p>502.3</text:p>
          </table:table-cell>
          <table:table-cell office:value-type="float" office:value="157.315" table:style-name="ce22">
            <text:p>157.3</text:p>
          </table:table-cell>
          <table:table-cell office:value-type="float" office:value="755.52200000000005" table:style-name="ce22">
            <text:p>755.5</text:p>
          </table:table-cell>
          <table:table-cell office:value-type="float" office:value="38368.141000000003" table:style-name="ce22">
            <text:p>38,368.1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63.11900000000003" table:style-name="ce22">
            <text:p>963.1</text:p>
          </table:table-cell>
          <table:table-cell office:value-type="float" office:value="25.492000000000001" table:style-name="ce22">
            <text:p>25.5</text:p>
          </table:table-cell>
          <table:table-cell office:value-type="float" office:value="116.589" table:style-name="ce22">
            <text:p>116.6</text:p>
          </table:table-cell>
          <table:table-cell office:value-type="float" office:value="24.346" table:style-name="ce22">
            <text:p>24.3</text:p>
          </table:table-cell>
          <table:table-cell office:value-type="float" office:value="5.5759999999999996" table:style-name="ce22">
            <text:p>5.6</text:p>
          </table:table-cell>
          <table:table-cell office:value-type="float" office:value="34.392000000000003" table:style-name="ce22">
            <text:p>34.4</text:p>
          </table:table-cell>
          <table:table-cell office:value-type="float" office:value="1169.5139999999999" table:style-name="ce22">
            <text:p>1,169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170999999999999" table:style-name="ce22">
            <text:p>13.2</text:p>
          </table:table-cell>
          <table:table-cell office:value-type="float" office:value="0.22900000000000001" table:style-name="ce22">
            <text:p>0.2</text:p>
          </table:table-cell>
          <table:table-cell office:value-type="float" office:value="0.93400000000000005" table:style-name="ce22">
            <text:p>0.9</text:p>
          </table:table-cell>
          <table:table-cell office:value-type="float" office:value="0.13200000000000001" table:style-name="ce22">
            <text:p>0.1</text:p>
          </table:table-cell>
          <table:table-cell office:value-type="float" office:value="2.1000000000000001E-2" table:style-name="ce22">
            <text:p>-</text:p>
          </table:table-cell>
          <table:table-cell office:value-type="float" office:value="9.9000000000000005E-2" table:style-name="ce22">
            <text:p>0.1</text:p>
          </table:table-cell>
          <table:table-cell office:value-type="float" office:value="14.586" table:style-name="ce22">
            <text:p>14.6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578.188999999998" table:style-name="ce22">
            <text:p>32,578.2</text:p>
          </table:table-cell>
          <table:table-cell office:value-type="float" office:value="1361.538" table:style-name="ce22">
            <text:p>1,361.5</text:p>
          </table:table-cell>
          <table:table-cell office:value-type="float" office:value="4132.8450000000003" table:style-name="ce22">
            <text:p>4,132.8</text:p>
          </table:table-cell>
          <table:table-cell office:value-type="float" office:value="526.74400000000003" table:style-name="ce22">
            <text:p>526.7</text:p>
          </table:table-cell>
          <table:table-cell office:value-type="float" office:value="162.91200000000001" table:style-name="ce22">
            <text:p>162.9</text:p>
          </table:table-cell>
          <table:table-cell office:value-type="float" office:value="790.01300000000003" table:style-name="ce22">
            <text:p>790.0</text:p>
          </table:table-cell>
          <table:table-cell office:value-type="float" office:value="39552.241000000002" table:style-name="ce22">
            <text:p>39,552.2</text:p>
          </table:table-cell>
          <table:table-cell table:number-columns-repeated="16376" table:style-name="ce3"/>
        </table:table-row>
        <table:table-row table:style-name="ro5">
          <table:table-cell office:value-type="string" table:style-name="ce18">
            <text:p>Vehicles per thousand head of population (mid-2017 population estimates)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28.7" table:style-name="ce26">
            <text:p>428.7</text:p>
          </table:table-cell>
          <table:table-cell office:value-type="float" office:value="16.7" table:style-name="ce26">
            <text:p>16.7</text:p>
          </table:table-cell>
          <table:table-cell office:value-type="float" office:value="62.1" table:style-name="ce26">
            <text:p>62.1</text:p>
          </table:table-cell>
          <table:table-cell office:value-type="float" office:value="5.8" table:style-name="ce26">
            <text:p>5.8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8.6" table:style-name="ce26">
            <text:p>8.6</text:p>
          </table:table-cell>
          <table:table-cell office:value-type="float" office:value="524.20000000000005" table:style-name="ce26">
            <text:p>524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49.3" table:style-name="ce26">
            <text:p>449.3</text:p>
          </table:table-cell>
          <table:table-cell office:value-type="float" office:value="17.5" table:style-name="ce26">
            <text:p>17.5</text:p>
          </table:table-cell>
          <table:table-cell office:value-type="float" office:value="48.4" table:style-name="ce26">
            <text:p>48.4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9" table:style-name="ce26">
            <text:p>9.0</text:p>
          </table:table-cell>
          <table:table-cell office:value-type="float" office:value="535.6" table:style-name="ce26">
            <text:p>535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58.3" table:style-name="ce26">
            <text:p>458.3</text:p>
          </table:table-cell>
          <table:table-cell office:value-type="float" office:value="20.3" table:style-name="ce26">
            <text:p>20.3</text:p>
          </table:table-cell>
          <table:table-cell office:value-type="float" office:value="53.5" table:style-name="ce26">
            <text:p>53.5</text:p>
          </table:table-cell>
          <table:table-cell office:value-type="float" office:value="9.4" table:style-name="ce26">
            <text:p>9.4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2.3" table:style-name="ce26">
            <text:p>12.3</text:p>
          </table:table-cell>
          <table:table-cell office:value-type="float" office:value="556" table:style-name="ce26">
            <text:p>556.0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08.9" table:style-name="ce26">
            <text:p>508.9</text:p>
          </table:table-cell>
          <table:table-cell office:value-type="float" office:value="24.4" table:style-name="ce26">
            <text:p>24.4</text:p>
          </table:table-cell>
          <table:table-cell office:value-type="float" office:value="71.3" table:style-name="ce26">
            <text:p>71.3</text:p>
          </table:table-cell>
          <table:table-cell office:value-type="float" office:value="10.8" table:style-name="ce26">
            <text:p>10.8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5.1" table:style-name="ce26">
            <text:p>15.1</text:p>
          </table:table-cell>
          <table:table-cell office:value-type="float" office:value="632.70000000000005" table:style-name="ce26">
            <text:p>632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28" table:style-name="ce26">
            <text:p>528.0</text:p>
          </table:table-cell>
          <table:table-cell office:value-type="float" office:value="19.2" table:style-name="ce26">
            <text:p>19.2</text:p>
          </table:table-cell>
          <table:table-cell office:value-type="float" office:value="78.8" table:style-name="ce26">
            <text:p>78.8</text:p>
          </table:table-cell>
          <table:table-cell office:value-type="float" office:value="10.4" table:style-name="ce26">
            <text:p>10.4</text:p>
          </table:table-cell>
          <table:table-cell office:value-type="float" office:value="2.4" table:style-name="ce26">
            <text:p>2.4</text:p>
          </table:table-cell>
          <table:table-cell office:value-type="float" office:value="11.3" table:style-name="ce26">
            <text:p>11.3</text:p>
          </table:table-cell>
          <table:table-cell office:value-type="float" office:value="650.20000000000005" table:style-name="ce26">
            <text:p>650.2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47.1" table:style-name="ce26">
            <text:p>547.1</text:p>
          </table:table-cell>
          <table:table-cell office:value-type="float" office:value="24.4" table:style-name="ce26">
            <text:p>24.4</text:p>
          </table:table-cell>
          <table:table-cell office:value-type="float" office:value="68.2" table:style-name="ce26">
            <text:p>68.2</text:p>
          </table:table-cell>
          <table:table-cell office:value-type="float" office:value="8.1" table:style-name="ce26">
            <text:p>8.1</text:p>
          </table:table-cell>
          <table:table-cell office:value-type="float" office:value="2" table:style-name="ce26">
            <text:p>2.0</text:p>
          </table:table-cell>
          <table:table-cell office:value-type="float" office:value="13.3" table:style-name="ce26">
            <text:p>13.3</text:p>
          </table:table-cell>
          <table:table-cell office:value-type="float" office:value="663.1" table:style-name="ce26">
            <text:p>663.1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303" table:style-name="ce26">
            <text:p>303.0</text:p>
          </table:table-cell>
          <table:table-cell office:value-type="float" office:value="13.5" table:style-name="ce26">
            <text:p>13.5</text:p>
          </table:table-cell>
          <table:table-cell office:value-type="float" office:value="24.9" table:style-name="ce26">
            <text:p>24.9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4.0999999999999996" table:style-name="ce26">
            <text:p>4.1</text:p>
          </table:table-cell>
          <table:table-cell office:value-type="float" office:value="350.1" table:style-name="ce26">
            <text:p>350.1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5.9" table:style-name="ce26">
            <text:p>575.9</text:p>
          </table:table-cell>
          <table:table-cell office:value-type="float" office:value="25.4" table:style-name="ce26">
            <text:p>25.4</text:p>
          </table:table-cell>
          <table:table-cell office:value-type="float" office:value="74.2" table:style-name="ce26">
            <text:p>74.2</text:p>
          </table:table-cell>
          <table:table-cell office:value-type="float" office:value="7.9" table:style-name="ce26">
            <text:p>7.9</text:p>
          </table:table-cell>
          <table:table-cell office:value-type="float" office:value="2.4" table:style-name="ce26">
            <text:p>2.4</text:p>
          </table:table-cell>
          <table:table-cell office:value-type="float" office:value="9" table:style-name="ce26">
            <text:p>9.0</text:p>
          </table:table-cell>
          <table:table-cell office:value-type="float" office:value="694.7" table:style-name="ce26">
            <text:p>694.7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78.1" table:style-name="ce26">
            <text:p>578.1</text:p>
          </table:table-cell>
          <table:table-cell office:value-type="float" office:value="29.4" table:style-name="ce26">
            <text:p>29.4</text:p>
          </table:table-cell>
          <table:table-cell office:value-type="float" office:value="91.7" table:style-name="ce26">
            <text:p>91.7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3.5" table:style-name="ce26">
            <text:p>3.5</text:p>
          </table:table-cell>
          <table:table-cell office:value-type="float" office:value="18.600000000000001" table:style-name="ce26">
            <text:p>18.6</text:p>
          </table:table-cell>
          <table:table-cell office:value-type="float" office:value="730.1" table:style-name="ce26">
            <text:p>730.1</text:p>
          </table:table-cell>
          <table:table-cell table:number-columns-repeated="1637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3.8" table:style-name="ce26">
            <text:p>483.8</text:p>
          </table:table-cell>
          <table:table-cell office:value-type="float" office:value="21.1" table:style-name="ce26">
            <text:p>21.1</text:p>
          </table:table-cell>
          <table:table-cell office:value-type="float" office:value="61.7" table:style-name="ce26">
            <text:p>61.7</text:p>
          </table:table-cell>
          <table:table-cell office:value-type="float" office:value="7.8" table:style-name="ce26">
            <text:p>7.8</text:p>
          </table:table-cell>
          <table:table-cell office:value-type="float" office:value="2.4" table:style-name="ce26">
            <text:p>2.4</text:p>
          </table:table-cell>
          <table:table-cell office:value-type="float" office:value="10.8" table:style-name="ce26">
            <text:p>10.8</text:p>
          </table:table-cell>
          <table:table-cell office:value-type="float" office:value="587.6" table:style-name="ce26">
            <text:p>587.6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9.8" table:style-name="ce26">
            <text:p>499.8</text:p>
          </table:table-cell>
          <table:table-cell office:value-type="float" office:value="20.3" table:style-name="ce26">
            <text:p>20.3</text:p>
          </table:table-cell>
          <table:table-cell office:value-type="float" office:value="68.099999999999994" table:style-name="ce26">
            <text:p>68.1</text:p>
          </table:table-cell>
          <table:table-cell office:value-type="float" office:value="7.2" table:style-name="ce26">
            <text:p>7.2</text:p>
          </table:table-cell>
          <table:table-cell office:value-type="float" office:value="3" table:style-name="ce26">
            <text:p>3.0</text:p>
          </table:table-cell>
          <table:table-cell office:value-type="float" office:value="18.100000000000001" table:style-name="ce26">
            <text:p>18.1</text:p>
          </table:table-cell>
          <table:table-cell office:value-type="float" office:value="616.5" table:style-name="ce26">
            <text:p>616.5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9.4" table:style-name="ce26">
            <text:p>459.4</text:p>
          </table:table-cell>
          <table:table-cell office:value-type="float" office:value="14.9" table:style-name="ce26">
            <text:p>14.9</text:p>
          </table:table-cell>
          <table:table-cell office:value-type="float" office:value="54.9" table:style-name="ce26">
            <text:p>54.9</text:p>
          </table:table-cell>
          <table:table-cell office:value-type="float" office:value="6.8" table:style-name="ce26">
            <text:p>6.8</text:p>
          </table:table-cell>
          <table:table-cell office:value-type="float" office:value="2.7" table:style-name="ce26">
            <text:p>2.7</text:p>
          </table:table-cell>
          <table:table-cell office:value-type="float" office:value="15.8" table:style-name="ce26">
            <text:p>15.8</text:p>
          </table:table-cell>
          <table:table-cell office:value-type="float" office:value="554.5" table:style-name="ce26">
            <text:p>554.5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2.5" table:style-name="ce26">
            <text:p>492.5</text:p>
          </table:table-cell>
          <table:table-cell office:value-type="float" office:value="20.8" table:style-name="ce26">
            <text:p>20.8</text:p>
          </table:table-cell>
          <table:table-cell office:value-type="float" office:value="62.6" table:style-name="ce26">
            <text:p>62.6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11.8" table:style-name="ce26">
            <text:p>11.8</text:p>
          </table:table-cell>
          <table:table-cell office:value-type="float" office:value="597.9" table:style-name="ce26">
            <text:p>597.9</text:p>
          </table:table-cell>
          <table:table-cell table:number-columns-repeated="1637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14.79999999999995" table:style-name="ce26">
            <text:p>514.8</text:p>
          </table:table-cell>
          <table:table-cell office:value-type="float" office:value="13.6" table:style-name="ce26">
            <text:p>13.6</text:p>
          </table:table-cell>
          <table:table-cell office:value-type="float" office:value="62.3" table:style-name="ce26">
            <text:p>62.3</text:p>
          </table:table-cell>
          <table:table-cell office:value-type="float" office:value="13" table:style-name="ce26">
            <text:p>13.0</text:p>
          </table:table-cell>
          <table:table-cell office:value-type="float" office:value="3" table:style-name="ce26">
            <text:p>3.0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625.1" table:style-name="ce26">
            <text:p>625.1</text:p>
          </table:table-cell>
          <table:table-cell table:number-columns-repeated="1637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3.3" table:style-name="ce28">
            <text:p>493.3</text:p>
          </table:table-cell>
          <table:table-cell office:value-type="float" office:value="20.6" table:style-name="ce28">
            <text:p>20.6</text:p>
          </table:table-cell>
          <table:table-cell office:value-type="float" office:value="62.6" table:style-name="ce28">
            <text:p>62.6</text:p>
          </table:table-cell>
          <table:table-cell office:value-type="float" office:value="8" table:style-name="ce28">
            <text:p>8.0</text:p>
          </table:table-cell>
          <table:table-cell office:value-type="float" office:value="2.5" table:style-name="ce28">
            <text:p>2.5</text:p>
          </table:table-cell>
          <table:table-cell office:value-type="float" office:value="12" table:style-name="ce28">
            <text:p>12.0</text:p>
          </table:table-cell>
          <table:table-cell office:value-type="float" office:value="598.9" table:style-name="ce28">
            <text:p>598.9</text:p>
          </table:table-cell>
          <table:table-cell table:number-columns-repeated="16376" table:style-name="ce3"/>
        </table:table-row>
        <table:table-row table:style-name="ro2">
          <table:table-cell table:style-name="ce21"/>
          <table:table-cell table:number-columns-repeated="7" table:style-name="ce22"/>
          <table:table-cell table:number-columns-repeated="16376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style-name="ce2"/>
          <table:table-cell table:number-columns-repeated="1637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30 April 2020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table:style-name="ce35"/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  <table:named-expressions>
          <table:named-range table:name="Print_Area" table:cell-range-address="2018_Q3.$A$1:2018_Q3.$H$49" table:base-cell-address="2018_Q3.$A$1"/>
        </table:named-expressions>
      </table:table>
      <table:table table:name="2018_Q2" table:style-name="ta2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18 Q2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3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9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28.8720000000001" table:style-name="ce22">
            <text:p>1,128.9</text:p>
          </table:table-cell>
          <table:table-cell office:value-type="float" office:value="43.671999999999997" table:style-name="ce22">
            <text:p>43.7</text:p>
          </table:table-cell>
          <table:table-cell office:value-type="float" office:value="164.02500000000001" table:style-name="ce22">
            <text:p>164.0</text:p>
          </table:table-cell>
          <table:table-cell office:value-type="float" office:value="15.63" table:style-name="ce22">
            <text:p>15.6</text:p>
          </table:table-cell>
          <table:table-cell office:value-type="float" office:value="6.242" table:style-name="ce22">
            <text:p>6.2</text:p>
          </table:table-cell>
          <table:table-cell office:value-type="float" office:value="22.638000000000002" table:style-name="ce22">
            <text:p>22.6</text:p>
          </table:table-cell>
          <table:table-cell office:value-type="float" office:value="1381.079" table:style-name="ce22">
            <text:p>1,381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43.154" table:style-name="ce22">
            <text:p>3,243.2</text:p>
          </table:table-cell>
          <table:table-cell office:value-type="float" office:value="125.581" table:style-name="ce22">
            <text:p>125.6</text:p>
          </table:table-cell>
          <table:table-cell office:value-type="float" office:value="346.97199999999998" table:style-name="ce22">
            <text:p>347.0</text:p>
          </table:table-cell>
          <table:table-cell office:value-type="float" office:value="66.384" table:style-name="ce22">
            <text:p>66.4</text:p>
          </table:table-cell>
          <table:table-cell office:value-type="float" office:value="15.781000000000001" table:style-name="ce22">
            <text:p>15.8</text:p>
          </table:table-cell>
          <table:table-cell office:value-type="float" office:value="64.629000000000005" table:style-name="ce22">
            <text:p>64.6</text:p>
          </table:table-cell>
          <table:table-cell office:value-type="float" office:value="3862.5010000000002" table:style-name="ce22">
            <text:p>3,862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82.3049999999998" table:style-name="ce22">
            <text:p>2,482.3</text:p>
          </table:table-cell>
          <table:table-cell office:value-type="float" office:value="109.476" table:style-name="ce22">
            <text:p>109.5</text:p>
          </table:table-cell>
          <table:table-cell office:value-type="float" office:value="288.279" table:style-name="ce22">
            <text:p>288.3</text:p>
          </table:table-cell>
          <table:table-cell office:value-type="float" office:value="51.216999999999999" table:style-name="ce22">
            <text:p>51.2</text:p>
          </table:table-cell>
          <table:table-cell office:value-type="float" office:value="11.856999999999999" table:style-name="ce22">
            <text:p>11.9</text:p>
          </table:table-cell>
          <table:table-cell office:value-type="float" office:value="65.186999999999998" table:style-name="ce22">
            <text:p>65.2</text:p>
          </table:table-cell>
          <table:table-cell office:value-type="float" office:value="3008.3209999999999" table:style-name="ce22">
            <text:p>3,008.3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25.3490000000002" table:style-name="ce22">
            <text:p>2,425.3</text:p>
          </table:table-cell>
          <table:table-cell office:value-type="float" office:value="114.351" table:style-name="ce22">
            <text:p>114.4</text:p>
          </table:table-cell>
          <table:table-cell office:value-type="float" office:value="337.84899999999999" table:style-name="ce22">
            <text:p>337.8</text:p>
          </table:table-cell>
          <table:table-cell office:value-type="float" office:value="51.101999999999997" table:style-name="ce22">
            <text:p>51.1</text:p>
          </table:table-cell>
          <table:table-cell office:value-type="float" office:value="10.407999999999999" table:style-name="ce22">
            <text:p>10.4</text:p>
          </table:table-cell>
          <table:table-cell office:value-type="float" office:value="70.802999999999997" table:style-name="ce22">
            <text:p>70.8</text:p>
          </table:table-cell>
          <table:table-cell office:value-type="float" office:value="3009.8620000000001" table:style-name="ce22">
            <text:p>3,009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87.3290000000002" table:style-name="ce22">
            <text:p>3,087.3</text:p>
          </table:table-cell>
          <table:table-cell office:value-type="float" office:value="111.43300000000001" table:style-name="ce22">
            <text:p>111.4</text:p>
          </table:table-cell>
          <table:table-cell office:value-type="float" office:value="460.61500000000001" table:style-name="ce22">
            <text:p>460.6</text:p>
          </table:table-cell>
          <table:table-cell office:value-type="float" office:value="60.366999999999997" table:style-name="ce22">
            <text:p>60.4</text:p>
          </table:table-cell>
          <table:table-cell office:value-type="float" office:value="13.907999999999999" table:style-name="ce22">
            <text:p>13.9</text:p>
          </table:table-cell>
          <table:table-cell office:value-type="float" office:value="65.765000000000001" table:style-name="ce22">
            <text:p>65.8</text:p>
          </table:table-cell>
          <table:table-cell office:value-type="float" office:value="3799.4169999999999" table:style-name="ce22">
            <text:p>3,799.4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79.4769999999999" table:style-name="ce22">
            <text:p>3,379.5</text:p>
          </table:table-cell>
          <table:table-cell office:value-type="float" office:value="147.85" table:style-name="ce22">
            <text:p>147.9</text:p>
          </table:table-cell>
          <table:table-cell office:value-type="float" office:value="418.85199999999998" table:style-name="ce22">
            <text:p>418.9</text:p>
          </table:table-cell>
          <table:table-cell office:value-type="float" office:value="50.335000000000001" table:style-name="ce22">
            <text:p>50.3</text:p>
          </table:table-cell>
          <table:table-cell office:value-type="float" office:value="12.592000000000001" table:style-name="ce22">
            <text:p>12.6</text:p>
          </table:table-cell>
          <table:table-cell office:value-type="float" office:value="80.727000000000004" table:style-name="ce22">
            <text:p>80.7</text:p>
          </table:table-cell>
          <table:table-cell office:value-type="float" office:value="4089.8330000000001" table:style-name="ce22">
            <text:p>4,089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79.1" table:style-name="ce22">
            <text:p>2,679.1</text:p>
          </table:table-cell>
          <table:table-cell office:value-type="float" office:value="119.126" table:style-name="ce22">
            <text:p>119.1</text:p>
          </table:table-cell>
          <table:table-cell office:value-type="float" office:value="220.17400000000001" table:style-name="ce22">
            <text:p>220.2</text:p>
          </table:table-cell>
          <table:table-cell office:value-type="float" office:value="20.253" table:style-name="ce22">
            <text:p>20.3</text:p>
          </table:table-cell>
          <table:table-cell office:value-type="float" office:value="20.018999999999998" table:style-name="ce22">
            <text:p>20.0</text:p>
          </table:table-cell>
          <table:table-cell office:value-type="float" office:value="36.284999999999997" table:style-name="ce22">
            <text:p>36.3</text:p>
          </table:table-cell>
          <table:table-cell office:value-type="float" office:value="3094.9569999999999" table:style-name="ce22">
            <text:p>3,095.0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216.826" table:style-name="ce22">
            <text:p>5,216.8</text:p>
          </table:table-cell>
          <table:table-cell office:value-type="float" office:value="227.29" table:style-name="ce22">
            <text:p>227.3</text:p>
          </table:table-cell>
          <table:table-cell office:value-type="float" office:value="666.07600000000002" table:style-name="ce22">
            <text:p>666.1</text:p>
          </table:table-cell>
          <table:table-cell office:value-type="float" office:value="71.424000000000007" table:style-name="ce22">
            <text:p>71.4</text:p>
          </table:table-cell>
          <table:table-cell office:value-type="float" office:value="21.908999999999999" table:style-name="ce22">
            <text:p>21.9</text:p>
          </table:table-cell>
          <table:table-cell office:value-type="float" office:value="79.798000000000002" table:style-name="ce22">
            <text:p>79.8</text:p>
          </table:table-cell>
          <table:table-cell office:value-type="float" office:value="6283.3230000000003" table:style-name="ce22">
            <text:p>6,283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189.009" table:style-name="ce22">
            <text:p>3,189.0</text:p>
          </table:table-cell>
          <table:table-cell office:value-type="float" office:value="160.87899999999999" table:style-name="ce22">
            <text:p>160.9</text:p>
          </table:table-cell>
          <table:table-cell office:value-type="float" office:value="500.47899999999998" table:style-name="ce22">
            <text:p>500.5</text:p>
          </table:table-cell>
          <table:table-cell office:value-type="float" office:value="48.296999999999997" table:style-name="ce22">
            <text:p>48.3</text:p>
          </table:table-cell>
          <table:table-cell office:value-type="float" office:value="19.77" table:style-name="ce22">
            <text:p>19.8</text:p>
          </table:table-cell>
          <table:table-cell office:value-type="float" office:value="101.35599999999999" table:style-name="ce22">
            <text:p>101.4</text:p>
          </table:table-cell>
          <table:table-cell office:value-type="float" office:value="4019.79" table:style-name="ce22">
            <text:p>4,019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831.420999999998" table:style-name="ce22">
            <text:p>26,831.4</text:p>
          </table:table-cell>
          <table:table-cell office:value-type="float" office:value="1159.6579999999999" table:style-name="ce22">
            <text:p>1,159.7</text:p>
          </table:table-cell>
          <table:table-cell office:value-type="float" office:value="3403.3209999999999" table:style-name="ce22">
            <text:p>3,403.3</text:p>
          </table:table-cell>
          <table:table-cell office:value-type="float" office:value="435.00900000000001" table:style-name="ce22">
            <text:p>435.0</text:p>
          </table:table-cell>
          <table:table-cell office:value-type="float" office:value="132.48599999999999" table:style-name="ce22">
            <text:p>132.5</text:p>
          </table:table-cell>
          <table:table-cell office:value-type="float" office:value="587.18799999999999" table:style-name="ce22">
            <text:p>587.2</text:p>
          </table:table-cell>
          <table:table-cell office:value-type="float" office:value="32549.082999999999" table:style-name="ce22">
            <text:p>32,549.1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55.2940000000001" table:style-name="ce22">
            <text:p>1,555.3</text:p>
          </table:table-cell>
          <table:table-cell office:value-type="float" office:value="62.459000000000003" table:style-name="ce22">
            <text:p>62.5</text:p>
          </table:table-cell>
          <table:table-cell office:value-type="float" office:value="210.86500000000001" table:style-name="ce22">
            <text:p>210.9</text:p>
          </table:table-cell>
          <table:table-cell office:value-type="float" office:value="22.384" table:style-name="ce22">
            <text:p>22.4</text:p>
          </table:table-cell>
          <table:table-cell office:value-type="float" office:value="9.1989999999999998" table:style-name="ce22">
            <text:p>9.2</text:p>
          </table:table-cell>
          <table:table-cell office:value-type="float" office:value="55.905999999999999" table:style-name="ce22">
            <text:p>55.9</text:p>
          </table:table-cell>
          <table:table-cell office:value-type="float" office:value="1916.107" table:style-name="ce22">
            <text:p>1,916.1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83.1950000000002" table:style-name="ce22">
            <text:p>2,483.2</text:p>
          </table:table-cell>
          <table:table-cell office:value-type="float" office:value="79.501000000000005" table:style-name="ce22">
            <text:p>79.5</text:p>
          </table:table-cell>
          <table:table-cell office:value-type="float" office:value="294.68700000000001" table:style-name="ce22">
            <text:p>294.7</text:p>
          </table:table-cell>
          <table:table-cell office:value-type="float" office:value="36.895000000000003" table:style-name="ce22">
            <text:p>36.9</text:p>
          </table:table-cell>
          <table:table-cell office:value-type="float" office:value="14.699" table:style-name="ce22">
            <text:p>14.7</text:p>
          </table:table-cell>
          <table:table-cell office:value-type="float" office:value="83.67" table:style-name="ce22">
            <text:p>83.7</text:p>
          </table:table-cell>
          <table:table-cell office:value-type="float" office:value="2992.6469999999999" table:style-name="ce22">
            <text:p>2,992.6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26.28399999999999" table:style-name="ce22">
            <text:p>626.3</text:p>
          </table:table-cell>
          <table:table-cell office:value-type="float" office:value="17.97" table:style-name="ce22">
            <text:p>18.0</text:p>
          </table:table-cell>
          <table:table-cell office:value-type="float" office:value="68.513000000000005" table:style-name="ce22">
            <text:p>68.5</text:p>
          </table:table-cell>
          <table:table-cell office:value-type="float" office:value="6.5659999999999998" table:style-name="ce22">
            <text:p>6.6</text:p>
          </table:table-cell>
          <table:table-cell office:value-type="float" office:value="1.53" table:style-name="ce22">
            <text:p>1.5</text:p>
          </table:table-cell>
          <table:table-cell office:value-type="float" office:value="14.834" table:style-name="ce22">
            <text:p>14.8</text:p>
          </table:table-cell>
          <table:table-cell office:value-type="float" office:value="735.697" table:style-name="ce22">
            <text:p>735.7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2.0089999999999999" table:style-name="ce22">
            <text:p>2.0</text:p>
          </table:table-cell>
          <table:table-cell office:value-type="float" office:value="0.80300000000000005" table:style-name="ce22">
            <text:p>0.8</text:p>
          </table:table-cell>
          <table:table-cell office:value-type="float" office:value="0.93500000000000005" table:style-name="ce22">
            <text:p>0.9</text:p>
          </table:table-cell>
          <table:table-cell office:value-type="float" office:value="7.5999999999999998E-2" table:style-name="ce22">
            <text:p>0.1</text:p>
          </table:table-cell>
          <table:table-cell office:value-type="float" office:value="5.5E-2" table:style-name="ce22">
            <text:p>0.1</text:p>
          </table:table-cell>
          <table:table-cell office:value-type="float" office:value="0.71199999999999997" table:style-name="ce22">
            <text:p>0.7</text:p>
          </table:table-cell>
          <table:table-cell office:value-type="float" office:value="4.59" table:style-name="ce22">
            <text:p>4.6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498.203000000001" table:style-name="ce22">
            <text:p>31,498.2</text:p>
          </table:table-cell>
          <table:table-cell office:value-type="float" office:value="1320.3910000000001" table:style-name="ce22">
            <text:p>1,320.4</text:p>
          </table:table-cell>
          <table:table-cell office:value-type="float" office:value="3978.3209999999999" table:style-name="ce22">
            <text:p>3,978.3</text:p>
          </table:table-cell>
          <table:table-cell office:value-type="float" office:value="500.93" table:style-name="ce22">
            <text:p>500.9</text:p>
          </table:table-cell>
          <table:table-cell office:value-type="float" office:value="157.96899999999999" table:style-name="ce22">
            <text:p>158.0</text:p>
          </table:table-cell>
          <table:table-cell office:value-type="float" office:value="742.31" table:style-name="ce22">
            <text:p>742.3</text:p>
          </table:table-cell>
          <table:table-cell office:value-type="float" office:value="38198.124000000003" table:style-name="ce22">
            <text:p>38,198.1</text:p>
          </table:table-cell>
          <table:table-cell table:style-name="ce2"/>
          <table:table-cell table:style-name="ce37"/>
          <table:table-cell table:number-columns-repeated="9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55.96299999999997" table:style-name="ce22">
            <text:p>956.0</text:p>
          </table:table-cell>
          <table:table-cell office:value-type="float" office:value="25.141999999999999" table:style-name="ce22">
            <text:p>25.1</text:p>
          </table:table-cell>
          <table:table-cell office:value-type="float" office:value="115.371" table:style-name="ce22">
            <text:p>115.4</text:p>
          </table:table-cell>
          <table:table-cell office:value-type="float" office:value="24.157" table:style-name="ce22">
            <text:p>24.2</text:p>
          </table:table-cell>
          <table:table-cell office:value-type="float" office:value="5.4429999999999996" table:style-name="ce22">
            <text:p>5.4</text:p>
          </table:table-cell>
          <table:table-cell office:value-type="float" office:value="33.972999999999999" table:style-name="ce22">
            <text:p>34.0</text:p>
          </table:table-cell>
          <table:table-cell office:value-type="float" office:value="1160.049" table:style-name="ce22">
            <text:p>1,160.0</text:p>
          </table:table-cell>
          <table:table-cell table:style-name="ce2"/>
          <table:table-cell table:style-name="ce38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858000000000001" table:style-name="ce22">
            <text:p>13.9</text:p>
          </table:table-cell>
          <table:table-cell office:value-type="float" office:value="0.24299999999999999" table:style-name="ce22">
            <text:p>0.2</text:p>
          </table:table-cell>
          <table:table-cell office:value-type="float" office:value="0.94499999999999995" table:style-name="ce22">
            <text:p>0.9</text:p>
          </table:table-cell>
          <table:table-cell office:value-type="float" office:value="0.151" table:style-name="ce22">
            <text:p>0.2</text:p>
          </table:table-cell>
          <table:table-cell office:value-type="float" office:value="2.1999999999999999E-2" table:style-name="ce22">
            <text:p>-</text:p>
          </table:table-cell>
          <table:table-cell office:value-type="float" office:value="9.8000000000000004E-2" table:style-name="ce22">
            <text:p>0.1</text:p>
          </table:table-cell>
          <table:table-cell office:value-type="float" office:value="15.317" table:style-name="ce22">
            <text:p>15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Region/Country unknown, previously NI</text:p>
          </table:table-cell>
          <table:table-cell office:value-type="float" office:value="3.3239999999999998" table:style-name="ce22">
            <text:p>3.3</text:p>
          </table:table-cell>
          <table:table-cell office:value-type="float" office:value="4.8000000000000001E-2" table:style-name="ce22">
            <text:p>-</text:p>
          </table:table-cell>
          <table:table-cell office:value-type="float" office:value="0.107" table:style-name="ce22">
            <text:p>0.1</text:p>
          </table:table-cell>
          <table:table-cell office:value-type="float" office:value="1.0999999999999999E-2" table:style-name="ce22">
            <text:p>-</text:p>
          </table:table-cell>
          <table:table-cell office:value-type="float" office:value="0" table:style-name="ce22">
            <text:p>0.0</text:p>
          </table:table-cell>
          <table:table-cell office:value-type="float" office:value="3.0000000000000001E-3" table:style-name="ce22">
            <text:p>-</text:p>
          </table:table-cell>
          <table:table-cell office:value-type="float" office:value="3.4929999999999999" table:style-name="ce22">
            <text:p>3.5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471.348000000002" table:style-name="ce22">
            <text:p>32,471.3</text:p>
          </table:table-cell>
          <table:table-cell office:value-type="float" office:value="1345.8240000000001" table:style-name="ce22">
            <text:p>1,345.8</text:p>
          </table:table-cell>
          <table:table-cell office:value-type="float" office:value="4094.7440000000001" table:style-name="ce22">
            <text:p>4,094.7</text:p>
          </table:table-cell>
          <table:table-cell office:value-type="float" office:value="525.24900000000002" table:style-name="ce22">
            <text:p>525.2</text:p>
          </table:table-cell>
          <table:table-cell office:value-type="float" office:value="163.434" table:style-name="ce22">
            <text:p>163.4</text:p>
          </table:table-cell>
          <table:table-cell office:value-type="float" office:value="776.38400000000001" table:style-name="ce22">
            <text:p>776.4</text:p>
          </table:table-cell>
          <table:table-cell office:value-type="float" office:value="39376.983" table:style-name="ce22">
            <text:p>39,377.0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5">
          <table:table-cell office:value-type="string" table:style-name="ce18">
            <text:p>Vehicles per thousand head of population (mid-2016 population estimates)</text:p>
          </table:table-cell>
          <table:table-cell table:number-columns-repeated="7" table:style-name="ce19"/>
          <table:table-cell table:style-name="ce40"/>
          <table:table-cell table:number-columns-repeated="16375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28.1" table:style-name="ce26">
            <text:p>428.1</text:p>
          </table:table-cell>
          <table:table-cell office:value-type="float" office:value="16.600000000000001" table:style-name="ce26">
            <text:p>16.6</text:p>
          </table:table-cell>
          <table:table-cell office:value-type="float" office:value="62.2" table:style-name="ce26">
            <text:p>62.2</text:p>
          </table:table-cell>
          <table:table-cell office:value-type="float" office:value="5.9" table:style-name="ce26">
            <text:p>5.9</text:p>
          </table:table-cell>
          <table:table-cell office:value-type="float" office:value="2.4" table:style-name="ce26">
            <text:p>2.4</text:p>
          </table:table-cell>
          <table:table-cell office:value-type="float" office:value="8.6" table:style-name="ce26">
            <text:p>8.6</text:p>
          </table:table-cell>
          <table:table-cell office:value-type="float" office:value="523.79999999999995" table:style-name="ce26">
            <text:p>523.8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49.2" table:style-name="ce26">
            <text:p>449.2</text:p>
          </table:table-cell>
          <table:table-cell office:value-type="float" office:value="17.399999999999999" table:style-name="ce26">
            <text:p>17.4</text:p>
          </table:table-cell>
          <table:table-cell office:value-type="float" office:value="48.1" table:style-name="ce26">
            <text:p>48.1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9" table:style-name="ce26">
            <text:p>9.0</text:p>
          </table:table-cell>
          <table:table-cell office:value-type="float" office:value="535" table:style-name="ce26">
            <text:p>535.0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57.5" table:style-name="ce26">
            <text:p>457.5</text:p>
          </table:table-cell>
          <table:table-cell office:value-type="float" office:value="20.2" table:style-name="ce26">
            <text:p>20.2</text:p>
          </table:table-cell>
          <table:table-cell office:value-type="float" office:value="53.1" table:style-name="ce26">
            <text:p>53.1</text:p>
          </table:table-cell>
          <table:table-cell office:value-type="float" office:value="9.4" table:style-name="ce26">
            <text:p>9.4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2" table:style-name="ce26">
            <text:p>12.0</text:p>
          </table:table-cell>
          <table:table-cell office:value-type="float" office:value="554.5" table:style-name="ce26">
            <text:p>554.5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13.4" table:style-name="ce26">
            <text:p>513.4</text:p>
          </table:table-cell>
          <table:table-cell office:value-type="float" office:value="24.2" table:style-name="ce26">
            <text:p>24.2</text:p>
          </table:table-cell>
          <table:table-cell office:value-type="float" office:value="71.5" table:style-name="ce26">
            <text:p>71.5</text:p>
          </table:table-cell>
          <table:table-cell office:value-type="float" office:value="10.8" table:style-name="ce26">
            <text:p>10.8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5" table:style-name="ce26">
            <text:p>15.0</text:p>
          </table:table-cell>
          <table:table-cell office:value-type="float" office:value="637.1" table:style-name="ce26">
            <text:p>637.1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32.20000000000005" table:style-name="ce26">
            <text:p>532.2</text:p>
          </table:table-cell>
          <table:table-cell office:value-type="float" office:value="19.2" table:style-name="ce26">
            <text:p>19.2</text:p>
          </table:table-cell>
          <table:table-cell office:value-type="float" office:value="79.400000000000006" table:style-name="ce26">
            <text:p>79.4</text:p>
          </table:table-cell>
          <table:table-cell office:value-type="float" office:value="10.4" table:style-name="ce26">
            <text:p>10.4</text:p>
          </table:table-cell>
          <table:table-cell office:value-type="float" office:value="2.4" table:style-name="ce26">
            <text:p>2.4</text:p>
          </table:table-cell>
          <table:table-cell office:value-type="float" office:value="11.3" table:style-name="ce26">
            <text:p>11.3</text:p>
          </table:table-cell>
          <table:table-cell office:value-type="float" office:value="655" table:style-name="ce26">
            <text:p>655.0</text:p>
          </table:table-cell>
          <table:table-cell table:style-name="ce41"/>
          <table:table-cell table:style-name="ce42"/>
          <table:table-cell table:number-columns-repeated="7" table:style-name="ce12"/>
          <table:table-cell table:style-name="ce45"/>
          <table:table-cell table:number-columns-repeated="1636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51.29999999999995" table:style-name="ce26">
            <text:p>551.3</text:p>
          </table:table-cell>
          <table:table-cell office:value-type="float" office:value="24.1" table:style-name="ce26">
            <text:p>24.1</text:p>
          </table:table-cell>
          <table:table-cell office:value-type="float" office:value="68.3" table:style-name="ce26">
            <text:p>68.3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2.1" table:style-name="ce26">
            <text:p>2.1</text:p>
          </table:table-cell>
          <table:table-cell office:value-type="float" office:value="13.2" table:style-name="ce26">
            <text:p>13.2</text:p>
          </table:table-cell>
          <table:table-cell office:value-type="float" office:value="667.1" table:style-name="ce26">
            <text:p>667.1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304.89999999999998" table:style-name="ce26">
            <text:p>304.9</text:p>
          </table:table-cell>
          <table:table-cell office:value-type="float" office:value="13.6" table:style-name="ce26">
            <text:p>13.6</text:p>
          </table:table-cell>
          <table:table-cell office:value-type="float" office:value="25.1" table:style-name="ce26">
            <text:p>25.1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4.0999999999999996" table:style-name="ce26">
            <text:p>4.1</text:p>
          </table:table-cell>
          <table:table-cell office:value-type="float" office:value="352.2" table:style-name="ce26">
            <text:p>352.2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8" table:style-name="ce26">
            <text:p>578.0</text:p>
          </table:table-cell>
          <table:table-cell office:value-type="float" office:value="25.2" table:style-name="ce26">
            <text:p>25.2</text:p>
          </table:table-cell>
          <table:table-cell office:value-type="float" office:value="73.8" table:style-name="ce26">
            <text:p>73.8</text:p>
          </table:table-cell>
          <table:table-cell office:value-type="float" office:value="7.9" table:style-name="ce26">
            <text:p>7.9</text:p>
          </table:table-cell>
          <table:table-cell office:value-type="float" office:value="2.4" table:style-name="ce26">
            <text:p>2.4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696.1" table:style-name="ce26">
            <text:p>696.1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78.1" table:style-name="ce26">
            <text:p>578.1</text:p>
          </table:table-cell>
          <table:table-cell office:value-type="float" office:value="29.2" table:style-name="ce26">
            <text:p>29.2</text:p>
          </table:table-cell>
          <table:table-cell office:value-type="float" office:value="90.7" table:style-name="ce26">
            <text:p>90.7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3.6" table:style-name="ce26">
            <text:p>3.6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728.8" table:style-name="ce26">
            <text:p>728.8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5.5" table:style-name="ce26">
            <text:p>485.5</text:p>
          </table:table-cell>
          <table:table-cell office:value-type="float" office:value="21" table:style-name="ce26">
            <text:p>21.0</text:p>
          </table:table-cell>
          <table:table-cell office:value-type="float" office:value="61.6" table:style-name="ce26">
            <text:p>61.6</text:p>
          </table:table-cell>
          <table:table-cell office:value-type="float" office:value="7.9" table:style-name="ce26">
            <text:p>7.9</text:p>
          </table:table-cell>
          <table:table-cell office:value-type="float" office:value="2.4" table:style-name="ce26">
            <text:p>2.4</text:p>
          </table:table-cell>
          <table:table-cell office:value-type="float" office:value="10.6" table:style-name="ce26">
            <text:p>10.6</text:p>
          </table:table-cell>
          <table:table-cell office:value-type="float" office:value="588.9" table:style-name="ce26">
            <text:p>588.9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9.6" table:style-name="ce26">
            <text:p>499.6</text:p>
          </table:table-cell>
          <table:table-cell office:value-type="float" office:value="20.100000000000001" table:style-name="ce26">
            <text:p>20.1</text:p>
          </table:table-cell>
          <table:table-cell office:value-type="float" office:value="67.7" table:style-name="ce26">
            <text:p>67.7</text:p>
          </table:table-cell>
          <table:table-cell office:value-type="float" office:value="7.2" table:style-name="ce26">
            <text:p>7.2</text:p>
          </table:table-cell>
          <table:table-cell office:value-type="float" office:value="3" table:style-name="ce26">
            <text:p>3.0</text:p>
          </table:table-cell>
          <table:table-cell office:value-type="float" office:value="18" table:style-name="ce26">
            <text:p>18.0</text:p>
          </table:table-cell>
          <table:table-cell office:value-type="float" office:value="615.5" table:style-name="ce26">
            <text:p>615.5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9.5" table:style-name="ce26">
            <text:p>459.5</text:p>
          </table:table-cell>
          <table:table-cell office:value-type="float" office:value="14.7" table:style-name="ce26">
            <text:p>14.7</text:p>
          </table:table-cell>
          <table:table-cell office:value-type="float" office:value="54.5" table:style-name="ce26">
            <text:p>54.5</text:p>
          </table:table-cell>
          <table:table-cell office:value-type="float" office:value="6.8" table:style-name="ce26">
            <text:p>6.8</text:p>
          </table:table-cell>
          <table:table-cell office:value-type="float" office:value="2.7" table:style-name="ce26">
            <text:p>2.7</text:p>
          </table:table-cell>
          <table:table-cell office:value-type="float" office:value="15.5" table:style-name="ce26">
            <text:p>15.5</text:p>
          </table:table-cell>
          <table:table-cell office:value-type="float" office:value="553.70000000000005" table:style-name="ce26">
            <text:p>553.7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3.8" table:style-name="ce26">
            <text:p>493.8</text:p>
          </table:table-cell>
          <table:table-cell office:value-type="float" office:value="20.7" table:style-name="ce26">
            <text:p>20.7</text:p>
          </table:table-cell>
          <table:table-cell office:value-type="float" office:value="62.4" table:style-name="ce26">
            <text:p>62.4</text:p>
          </table:table-cell>
          <table:table-cell office:value-type="float" office:value="7.9" table:style-name="ce26">
            <text:p>7.9</text:p>
          </table:table-cell>
          <table:table-cell office:value-type="float" office:value="2.5" table:style-name="ce26">
            <text:p>2.5</text:p>
          </table:table-cell>
          <table:table-cell office:value-type="float" office:value="11.6" table:style-name="ce26">
            <text:p>11.6</text:p>
          </table:table-cell>
          <table:table-cell office:value-type="float" office:value="598.79999999999995" table:style-name="ce26">
            <text:p>598.8</text:p>
          </table:table-cell>
          <table:table-cell table:style-name="ce41"/>
          <table:table-cell table:number-columns-repeated="8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13.4" table:style-name="ce26">
            <text:p>513.4</text:p>
          </table:table-cell>
          <table:table-cell office:value-type="float" office:value="13.5" table:style-name="ce26">
            <text:p>13.5</text:p>
          </table:table-cell>
          <table:table-cell office:value-type="float" office:value="62" table:style-name="ce26">
            <text:p>62.0</text:p>
          </table:table-cell>
          <table:table-cell office:value-type="float" office:value="13" table:style-name="ce26">
            <text:p>13.0</text:p>
          </table:table-cell>
          <table:table-cell office:value-type="float" office:value="2.9" table:style-name="ce26">
            <text:p>2.9</text:p>
          </table:table-cell>
          <table:table-cell office:value-type="float" office:value="18.2" table:style-name="ce26">
            <text:p>18.2</text:p>
          </table:table-cell>
          <table:table-cell office:value-type="float" office:value="623" table:style-name="ce26">
            <text:p>623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4.6" table:style-name="ce28">
            <text:p>494.6</text:p>
          </table:table-cell>
          <table:table-cell office:value-type="float" office:value="20.5" table:style-name="ce28">
            <text:p>20.5</text:p>
          </table:table-cell>
          <table:table-cell office:value-type="float" office:value="62.4" table:style-name="ce28">
            <text:p>62.4</text:p>
          </table:table-cell>
          <table:table-cell office:value-type="float" office:value="8" table:style-name="ce28">
            <text:p>8.0</text:p>
          </table:table-cell>
          <table:table-cell office:value-type="float" office:value="2.5" table:style-name="ce28">
            <text:p>2.5</text:p>
          </table:table-cell>
          <table:table-cell office:value-type="float" office:value="11.8" table:style-name="ce28">
            <text:p>11.8</text:p>
          </table:table-cell>
          <table:table-cell office:value-type="float" office:value="599.79999999999995" table:style-name="ce28">
            <text:p>599.8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1">
          <table:table-cell table:style-name="ce21"/>
          <table:table-cell table:number-columns-repeated="7" table:style-name="ce22"/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3" table:style-name="ce2"/>
          <table:table-cell table:number-columns-repeated="16365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number-columns-repeated="12" table:style-name="ce2"/>
          <table:table-cell table:number-columns-repeated="16365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3" table:style-name="ce2"/>
          <table:table-cell table:number-columns-repeated="16365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3 September 2018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December 2018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5" table:style-name="ro2">
          <table:table-cell table:number-columns-repeated="16384"/>
        </table:table-row>
      </table:table>
      <table:table table:name="2018_Q1" table:style-name="ta3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18 Q1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3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9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22.1949999999999" table:style-name="ce22">
            <text:p>1,122.2</text:p>
          </table:table-cell>
          <table:table-cell office:value-type="float" office:value="38.558" table:style-name="ce22">
            <text:p>38.6</text:p>
          </table:table-cell>
          <table:table-cell office:value-type="float" office:value="161.48099999999999" table:style-name="ce22">
            <text:p>161.5</text:p>
          </table:table-cell>
          <table:table-cell office:value-type="float" office:value="15.778" table:style-name="ce22">
            <text:p>15.8</text:p>
          </table:table-cell>
          <table:table-cell office:value-type="float" office:value="6.2640000000000002" table:style-name="ce22">
            <text:p>6.3</text:p>
          </table:table-cell>
          <table:table-cell office:value-type="float" office:value="22.524000000000001" table:style-name="ce22">
            <text:p>22.5</text:p>
          </table:table-cell>
          <table:table-cell office:value-type="float" office:value="1366.8" table:style-name="ce22">
            <text:p>1,366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25.4760000000001" table:style-name="ce22">
            <text:p>3,225.5</text:p>
          </table:table-cell>
          <table:table-cell office:value-type="float" office:value="115.48099999999999" table:style-name="ce22">
            <text:p>115.5</text:p>
          </table:table-cell>
          <table:table-cell office:value-type="float" office:value="341.78699999999998" table:style-name="ce22">
            <text:p>341.8</text:p>
          </table:table-cell>
          <table:table-cell office:value-type="float" office:value="65.853999999999999" table:style-name="ce22">
            <text:p>65.9</text:p>
          </table:table-cell>
          <table:table-cell office:value-type="float" office:value="15.685" table:style-name="ce22">
            <text:p>15.7</text:p>
          </table:table-cell>
          <table:table-cell office:value-type="float" office:value="64.298000000000002" table:style-name="ce22">
            <text:p>64.3</text:p>
          </table:table-cell>
          <table:table-cell office:value-type="float" office:value="3828.5810000000001" table:style-name="ce22">
            <text:p>3,828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65.0369999999998" table:style-name="ce22">
            <text:p>2,465.0</text:p>
          </table:table-cell>
          <table:table-cell office:value-type="float" office:value="98.533000000000001" table:style-name="ce22">
            <text:p>98.5</text:p>
          </table:table-cell>
          <table:table-cell office:value-type="float" office:value="283.65300000000002" table:style-name="ce22">
            <text:p>283.7</text:p>
          </table:table-cell>
          <table:table-cell office:value-type="float" office:value="50.42" table:style-name="ce22">
            <text:p>50.4</text:p>
          </table:table-cell>
          <table:table-cell office:value-type="float" office:value="11.784000000000001" table:style-name="ce22">
            <text:p>11.8</text:p>
          </table:table-cell>
          <table:table-cell office:value-type="float" office:value="65.162000000000006" table:style-name="ce22">
            <text:p>65.2</text:p>
          </table:table-cell>
          <table:table-cell office:value-type="float" office:value="2974.5889999999999" table:style-name="ce22">
            <text:p>2,974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99.5949999999998" table:style-name="ce22">
            <text:p>2,399.6</text:p>
          </table:table-cell>
          <table:table-cell office:value-type="float" office:value="103.44799999999999" table:style-name="ce22">
            <text:p>103.4</text:p>
          </table:table-cell>
          <table:table-cell office:value-type="float" office:value="333.11599999999999" table:style-name="ce22">
            <text:p>333.1</text:p>
          </table:table-cell>
          <table:table-cell office:value-type="float" office:value="50.506" table:style-name="ce22">
            <text:p>50.5</text:p>
          </table:table-cell>
          <table:table-cell office:value-type="float" office:value="10.388" table:style-name="ce22">
            <text:p>10.4</text:p>
          </table:table-cell>
          <table:table-cell office:value-type="float" office:value="70.480999999999995" table:style-name="ce22">
            <text:p>70.5</text:p>
          </table:table-cell>
          <table:table-cell office:value-type="float" office:value="2967.5340000000001" table:style-name="ce22">
            <text:p>2,967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71.8040000000001" table:style-name="ce22">
            <text:p>3,071.8</text:p>
          </table:table-cell>
          <table:table-cell office:value-type="float" office:value="102.35299999999999" table:style-name="ce22">
            <text:p>102.4</text:p>
          </table:table-cell>
          <table:table-cell office:value-type="float" office:value="456.69600000000003" table:style-name="ce22">
            <text:p>456.7</text:p>
          </table:table-cell>
          <table:table-cell office:value-type="float" office:value="59.396000000000001" table:style-name="ce22">
            <text:p>59.4</text:p>
          </table:table-cell>
          <table:table-cell office:value-type="float" office:value="13.718999999999999" table:style-name="ce22">
            <text:p>13.7</text:p>
          </table:table-cell>
          <table:table-cell office:value-type="float" office:value="65.897000000000006" table:style-name="ce22">
            <text:p>65.9</text:p>
          </table:table-cell>
          <table:table-cell office:value-type="float" office:value="3769.8649999999998" table:style-name="ce22">
            <text:p>3,769.9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67.8" table:style-name="ce22">
            <text:p>3,367.8</text:p>
          </table:table-cell>
          <table:table-cell office:value-type="float" office:value="136.90600000000001" table:style-name="ce22">
            <text:p>136.9</text:p>
          </table:table-cell>
          <table:table-cell office:value-type="float" office:value="413.92399999999998" table:style-name="ce22">
            <text:p>413.9</text:p>
          </table:table-cell>
          <table:table-cell office:value-type="float" office:value="50.360999999999997" table:style-name="ce22">
            <text:p>50.4</text:p>
          </table:table-cell>
          <table:table-cell office:value-type="float" office:value="12.574999999999999" table:style-name="ce22">
            <text:p>12.6</text:p>
          </table:table-cell>
          <table:table-cell office:value-type="float" office:value="81.614999999999995" table:style-name="ce22">
            <text:p>81.6</text:p>
          </table:table-cell>
          <table:table-cell office:value-type="float" office:value="4063.181" table:style-name="ce22">
            <text:p>4,063.2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65.4650000000001" table:style-name="ce22">
            <text:p>2,665.5</text:p>
          </table:table-cell>
          <table:table-cell office:value-type="float" office:value="117.613" table:style-name="ce22">
            <text:p>117.6</text:p>
          </table:table-cell>
          <table:table-cell office:value-type="float" office:value="219.86699999999999" table:style-name="ce22">
            <text:p>219.9</text:p>
          </table:table-cell>
          <table:table-cell office:value-type="float" office:value="20.010000000000002" table:style-name="ce22">
            <text:p>20.0</text:p>
          </table:table-cell>
          <table:table-cell office:value-type="float" office:value="20.088999999999999" table:style-name="ce22">
            <text:p>20.1</text:p>
          </table:table-cell>
          <table:table-cell office:value-type="float" office:value="36.290999999999997" table:style-name="ce22">
            <text:p>36.3</text:p>
          </table:table-cell>
          <table:table-cell office:value-type="float" office:value="3079.335" table:style-name="ce22">
            <text:p>3,079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177.5039999999999" table:style-name="ce22">
            <text:p>5,177.5</text:p>
          </table:table-cell>
          <table:table-cell office:value-type="float" office:value="213.41800000000001" table:style-name="ce22">
            <text:p>213.4</text:p>
          </table:table-cell>
          <table:table-cell office:value-type="float" office:value="656.28700000000003" table:style-name="ce22">
            <text:p>656.3</text:p>
          </table:table-cell>
          <table:table-cell office:value-type="float" office:value="70.128" table:style-name="ce22">
            <text:p>70.1</text:p>
          </table:table-cell>
          <table:table-cell office:value-type="float" office:value="21.838999999999999" table:style-name="ce22">
            <text:p>21.8</text:p>
          </table:table-cell>
          <table:table-cell office:value-type="float" office:value="79.64" table:style-name="ce22">
            <text:p>79.6</text:p>
          </table:table-cell>
          <table:table-cell office:value-type="float" office:value="6218.8159999999998" table:style-name="ce22">
            <text:p>6,218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169.6129999999998" table:style-name="ce22">
            <text:p>3,169.6</text:p>
          </table:table-cell>
          <table:table-cell office:value-type="float" office:value="150.14400000000001" table:style-name="ce22">
            <text:p>150.1</text:p>
          </table:table-cell>
          <table:table-cell office:value-type="float" office:value="494.83499999999998" table:style-name="ce22">
            <text:p>494.8</text:p>
          </table:table-cell>
          <table:table-cell office:value-type="float" office:value="47.798999999999999" table:style-name="ce22">
            <text:p>47.8</text:p>
          </table:table-cell>
          <table:table-cell office:value-type="float" office:value="19.806999999999999" table:style-name="ce22">
            <text:p>19.8</text:p>
          </table:table-cell>
          <table:table-cell office:value-type="float" office:value="100.571" table:style-name="ce22">
            <text:p>100.6</text:p>
          </table:table-cell>
          <table:table-cell office:value-type="float" office:value="3982.7689999999998" table:style-name="ce22">
            <text:p>3,982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664.489000000001" table:style-name="ce22">
            <text:p>26,664.5</text:p>
          </table:table-cell>
          <table:table-cell office:value-type="float" office:value="1076.454" table:style-name="ce22">
            <text:p>1,076.5</text:p>
          </table:table-cell>
          <table:table-cell office:value-type="float" office:value="3361.6460000000002" table:style-name="ce22">
            <text:p>3,361.6</text:p>
          </table:table-cell>
          <table:table-cell office:value-type="float" office:value="430.25200000000001" table:style-name="ce22">
            <text:p>430.3</text:p>
          </table:table-cell>
          <table:table-cell office:value-type="float" office:value="132.15" table:style-name="ce22">
            <text:p>132.2</text:p>
          </table:table-cell>
          <table:table-cell office:value-type="float" office:value="586.47900000000004" table:style-name="ce22">
            <text:p>586.5</text:p>
          </table:table-cell>
          <table:table-cell office:value-type="float" office:value="32251.47" table:style-name="ce22">
            <text:p>32,251.5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45.2809999999999" table:style-name="ce22">
            <text:p>1,545.3</text:p>
          </table:table-cell>
          <table:table-cell office:value-type="float" office:value="56.618000000000002" table:style-name="ce22">
            <text:p>56.6</text:p>
          </table:table-cell>
          <table:table-cell office:value-type="float" office:value="207.042" table:style-name="ce22">
            <text:p>207.0</text:p>
          </table:table-cell>
          <table:table-cell office:value-type="float" office:value="22.062999999999999" table:style-name="ce22">
            <text:p>22.1</text:p>
          </table:table-cell>
          <table:table-cell office:value-type="float" office:value="9.1669999999999998" table:style-name="ce22">
            <text:p>9.2</text:p>
          </table:table-cell>
          <table:table-cell office:value-type="float" office:value="55.564999999999998" table:style-name="ce22">
            <text:p>55.6</text:p>
          </table:table-cell>
          <table:table-cell office:value-type="float" office:value="1895.7360000000001" table:style-name="ce22">
            <text:p>1,895.7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68.6489999999999" table:style-name="ce22">
            <text:p>2,468.6</text:p>
          </table:table-cell>
          <table:table-cell office:value-type="float" office:value="68.906999999999996" table:style-name="ce22">
            <text:p>68.9</text:p>
          </table:table-cell>
          <table:table-cell office:value-type="float" office:value="291.952" table:style-name="ce22">
            <text:p>292.0</text:p>
          </table:table-cell>
          <table:table-cell office:value-type="float" office:value="37.662999999999997" table:style-name="ce22">
            <text:p>37.7</text:p>
          </table:table-cell>
          <table:table-cell office:value-type="float" office:value="14.622999999999999" table:style-name="ce22">
            <text:p>14.6</text:p>
          </table:table-cell>
          <table:table-cell office:value-type="float" office:value="82.628" table:style-name="ce22">
            <text:p>82.6</text:p>
          </table:table-cell>
          <table:table-cell office:value-type="float" office:value="2964.422" table:style-name="ce22">
            <text:p>2,964.4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66.80899999999997" table:style-name="ce22">
            <text:p>666.8</text:p>
          </table:table-cell>
          <table:table-cell office:value-type="float" office:value="16.311" table:style-name="ce22">
            <text:p>16.3</text:p>
          </table:table-cell>
          <table:table-cell office:value-type="float" office:value="68.631" table:style-name="ce22">
            <text:p>68.6</text:p>
          </table:table-cell>
          <table:table-cell office:value-type="float" office:value="6.6159999999999997" table:style-name="ce22">
            <text:p>6.6</text:p>
          </table:table-cell>
          <table:table-cell office:value-type="float" office:value="1.5069999999999999" table:style-name="ce22">
            <text:p>1.5</text:p>
          </table:table-cell>
          <table:table-cell office:value-type="float" office:value="14.589" table:style-name="ce22">
            <text:p>14.6</text:p>
          </table:table-cell>
          <table:table-cell office:value-type="float" office:value="774.46299999999997" table:style-name="ce22">
            <text:p>774.5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2.4209999999999998" table:style-name="ce22">
            <text:p>2.4</text:p>
          </table:table-cell>
          <table:table-cell office:value-type="float" office:value="0.80900000000000005" table:style-name="ce22">
            <text:p>0.8</text:p>
          </table:table-cell>
          <table:table-cell office:value-type="float" office:value="0.98499999999999999" table:style-name="ce22">
            <text:p>1.0</text:p>
          </table:table-cell>
          <table:table-cell office:value-type="float" office:value="7.4999999999999997E-2" table:style-name="ce22">
            <text:p>0.1</text:p>
          </table:table-cell>
          <table:table-cell office:value-type="float" office:value="5.5E-2" table:style-name="ce22">
            <text:p>0.1</text:p>
          </table:table-cell>
          <table:table-cell office:value-type="float" office:value="0.71099999999999997" table:style-name="ce22">
            <text:p>0.7</text:p>
          </table:table-cell>
          <table:table-cell office:value-type="float" office:value="5.056" table:style-name="ce22">
            <text:p>5.1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347.649000000001" table:style-name="ce22">
            <text:p>31,347.6</text:p>
          </table:table-cell>
          <table:table-cell office:value-type="float" office:value="1219.0989999999999" table:style-name="ce22">
            <text:p>1,219.1</text:p>
          </table:table-cell>
          <table:table-cell office:value-type="float" office:value="3930.2559999999999" table:style-name="ce22">
            <text:p>3,930.3</text:p>
          </table:table-cell>
          <table:table-cell office:value-type="float" office:value="496.66899999999998" table:style-name="ce22">
            <text:p>496.7</text:p>
          </table:table-cell>
          <table:table-cell office:value-type="float" office:value="157.50200000000001" table:style-name="ce22">
            <text:p>157.5</text:p>
          </table:table-cell>
          <table:table-cell office:value-type="float" office:value="739.97199999999998" table:style-name="ce22">
            <text:p>740.0</text:p>
          </table:table-cell>
          <table:table-cell office:value-type="float" office:value="37891.146999999997" table:style-name="ce22">
            <text:p>37,891.1</text:p>
          </table:table-cell>
          <table:table-cell table:style-name="ce2"/>
          <table:table-cell table:style-name="ce37"/>
          <table:table-cell table:number-columns-repeated="9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49.73800000000006" table:style-name="ce22">
            <text:p>949.7</text:p>
          </table:table-cell>
          <table:table-cell office:value-type="float" office:value="21.788" table:style-name="ce22">
            <text:p>21.8</text:p>
          </table:table-cell>
          <table:table-cell office:value-type="float" office:value="113.943" table:style-name="ce22">
            <text:p>113.9</text:p>
          </table:table-cell>
          <table:table-cell office:value-type="float" office:value="23.936" table:style-name="ce22">
            <text:p>23.9</text:p>
          </table:table-cell>
          <table:table-cell office:value-type="float" office:value="5.5469999999999997" table:style-name="ce22">
            <text:p>5.5</text:p>
          </table:table-cell>
          <table:table-cell office:value-type="float" office:value="33.755000000000003" table:style-name="ce22">
            <text:p>33.8</text:p>
          </table:table-cell>
          <table:table-cell office:value-type="float" office:value="1148.7070000000001" table:style-name="ce22">
            <text:p>1,148.7</text:p>
          </table:table-cell>
          <table:table-cell table:style-name="ce2"/>
          <table:table-cell table:style-name="ce38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4.302" table:style-name="ce22">
            <text:p>14.3</text:p>
          </table:table-cell>
          <table:table-cell office:value-type="float" office:value="0.24099999999999999" table:style-name="ce22">
            <text:p>0.2</text:p>
          </table:table-cell>
          <table:table-cell office:value-type="float" office:value="1.0089999999999999" table:style-name="ce22">
            <text:p>1.0</text:p>
          </table:table-cell>
          <table:table-cell office:value-type="float" office:value="0.13700000000000001" table:style-name="ce22">
            <text:p>0.1</text:p>
          </table:table-cell>
          <table:table-cell office:value-type="float" office:value="2.3E-2" table:style-name="ce22">
            <text:p>-</text:p>
          </table:table-cell>
          <table:table-cell office:value-type="float" office:value="8.8999999999999996E-2" table:style-name="ce22">
            <text:p>0.1</text:p>
          </table:table-cell>
          <table:table-cell office:value-type="float" office:value="15.801" table:style-name="ce22">
            <text:p>15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Region/Country unknown, previously NI</text:p>
          </table:table-cell>
          <table:table-cell office:value-type="float" office:value="2.2330000000000001" table:style-name="ce22">
            <text:p>2.2</text:p>
          </table:table-cell>
          <table:table-cell office:value-type="float" office:value="2.5999999999999999E-2" table:style-name="ce22">
            <text:p>-</text:p>
          </table:table-cell>
          <table:table-cell office:value-type="float" office:value="6.3E-2" table:style-name="ce22">
            <text:p>0.1</text:p>
          </table:table-cell>
          <table:table-cell office:value-type="float" office:value="6.0000000000000001E-3" table:style-name="ce22">
            <text:p>-</text:p>
          </table:table-cell>
          <table:table-cell office:value-type="float" office:value="0" table:style-name="ce22">
            <text:p>0.0</text:p>
          </table:table-cell>
          <table:table-cell office:value-type="float" office:value="3.0000000000000001E-3" table:style-name="ce22">
            <text:p>-</text:p>
          </table:table-cell>
          <table:table-cell office:value-type="float" office:value="2.331" table:style-name="ce22">
            <text:p>2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313.921999999999" table:style-name="ce22">
            <text:p>32,313.9</text:p>
          </table:table-cell>
          <table:table-cell office:value-type="float" office:value="1241.154" table:style-name="ce22">
            <text:p>1,241.2</text:p>
          </table:table-cell>
          <table:table-cell office:value-type="float" office:value="4045.2710000000002" table:style-name="ce22">
            <text:p>4,045.3</text:p>
          </table:table-cell>
          <table:table-cell office:value-type="float" office:value="520.74800000000005" table:style-name="ce22">
            <text:p>520.7</text:p>
          </table:table-cell>
          <table:table-cell office:value-type="float" office:value="163.072" table:style-name="ce22">
            <text:p>163.1</text:p>
          </table:table-cell>
          <table:table-cell office:value-type="float" office:value="773.81899999999996" table:style-name="ce22">
            <text:p>773.8</text:p>
          </table:table-cell>
          <table:table-cell office:value-type="float" office:value="39057.985999999997" table:style-name="ce22">
            <text:p>39,058.0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5">
          <table:table-cell office:value-type="string" table:style-name="ce18">
            <text:p>Vehicles per thousand head of population (mid-2016 population estimates)</text:p>
          </table:table-cell>
          <table:table-cell table:number-columns-repeated="7" table:style-name="ce19"/>
          <table:table-cell table:style-name="ce40"/>
          <table:table-cell table:number-columns-repeated="16375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25.6" table:style-name="ce26">
            <text:p>425.6</text:p>
          </table:table-cell>
          <table:table-cell office:value-type="float" office:value="14.6" table:style-name="ce26">
            <text:p>14.6</text:p>
          </table:table-cell>
          <table:table-cell office:value-type="float" office:value="61.2" table:style-name="ce26">
            <text:p>61.2</text:p>
          </table:table-cell>
          <table:table-cell office:value-type="float" office:value="6" table:style-name="ce26">
            <text:p>6.0</text:p>
          </table:table-cell>
          <table:table-cell office:value-type="float" office:value="2.4" table:style-name="ce26">
            <text:p>2.4</text:p>
          </table:table-cell>
          <table:table-cell office:value-type="float" office:value="8.5" table:style-name="ce26">
            <text:p>8.5</text:p>
          </table:table-cell>
          <table:table-cell office:value-type="float" office:value="518.29999999999995" table:style-name="ce26">
            <text:p>518.3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46.8" table:style-name="ce26">
            <text:p>446.8</text:p>
          </table:table-cell>
          <table:table-cell office:value-type="float" office:value="16" table:style-name="ce26">
            <text:p>16.0</text:p>
          </table:table-cell>
          <table:table-cell office:value-type="float" office:value="47.3" table:style-name="ce26">
            <text:p>47.3</text:p>
          </table:table-cell>
          <table:table-cell office:value-type="float" office:value="9.1" table:style-name="ce26">
            <text:p>9.1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8.9" table:style-name="ce26">
            <text:p>8.9</text:p>
          </table:table-cell>
          <table:table-cell office:value-type="float" office:value="530.29999999999995" table:style-name="ce26">
            <text:p>530.3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54.3" table:style-name="ce26">
            <text:p>454.3</text:p>
          </table:table-cell>
          <table:table-cell office:value-type="float" office:value="18.2" table:style-name="ce26">
            <text:p>18.2</text:p>
          </table:table-cell>
          <table:table-cell office:value-type="float" office:value="52.3" table:style-name="ce26">
            <text:p>52.3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2" table:style-name="ce26">
            <text:p>12.0</text:p>
          </table:table-cell>
          <table:table-cell office:value-type="float" office:value="548.20000000000005" table:style-name="ce26">
            <text:p>548.2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507.9" table:style-name="ce26">
            <text:p>507.9</text:p>
          </table:table-cell>
          <table:table-cell office:value-type="float" office:value="21.9" table:style-name="ce26">
            <text:p>21.9</text:p>
          </table:table-cell>
          <table:table-cell office:value-type="float" office:value="70.5" table:style-name="ce26">
            <text:p>70.5</text:p>
          </table:table-cell>
          <table:table-cell office:value-type="float" office:value="10.7" table:style-name="ce26">
            <text:p>10.7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4.9" table:style-name="ce26">
            <text:p>14.9</text:p>
          </table:table-cell>
          <table:table-cell office:value-type="float" office:value="628.1" table:style-name="ce26">
            <text:p>628.1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29.6" table:style-name="ce26">
            <text:p>529.6</text:p>
          </table:table-cell>
          <table:table-cell office:value-type="float" office:value="17.600000000000001" table:style-name="ce26">
            <text:p>17.6</text:p>
          </table:table-cell>
          <table:table-cell office:value-type="float" office:value="78.7" table:style-name="ce26">
            <text:p>78.7</text:p>
          </table:table-cell>
          <table:table-cell office:value-type="float" office:value="10.199999999999999" table:style-name="ce26">
            <text:p>10.2</text:p>
          </table:table-cell>
          <table:table-cell office:value-type="float" office:value="2.4" table:style-name="ce26">
            <text:p>2.4</text:p>
          </table:table-cell>
          <table:table-cell office:value-type="float" office:value="11.4" table:style-name="ce26">
            <text:p>11.4</text:p>
          </table:table-cell>
          <table:table-cell office:value-type="float" office:value="649.9" table:style-name="ce26">
            <text:p>649.9</text:p>
          </table:table-cell>
          <table:table-cell table:style-name="ce41"/>
          <table:table-cell table:style-name="ce42"/>
          <table:table-cell table:number-columns-repeated="7" table:style-name="ce12"/>
          <table:table-cell table:style-name="ce45"/>
          <table:table-cell table:number-columns-repeated="1636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49.29999999999995" table:style-name="ce26">
            <text:p>549.3</text:p>
          </table:table-cell>
          <table:table-cell office:value-type="float" office:value="22.3" table:style-name="ce26">
            <text:p>22.3</text:p>
          </table:table-cell>
          <table:table-cell office:value-type="float" office:value="67.5" table:style-name="ce26">
            <text:p>67.5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2.1" table:style-name="ce26">
            <text:p>2.1</text:p>
          </table:table-cell>
          <table:table-cell office:value-type="float" office:value="13.3" table:style-name="ce26">
            <text:p>13.3</text:p>
          </table:table-cell>
          <table:table-cell office:value-type="float" office:value="662.8" table:style-name="ce26">
            <text:p>662.8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303.3" table:style-name="ce26">
            <text:p>303.3</text:p>
          </table:table-cell>
          <table:table-cell office:value-type="float" office:value="13.4" table:style-name="ce26">
            <text:p>13.4</text:p>
          </table:table-cell>
          <table:table-cell office:value-type="float" office:value="25" table:style-name="ce26">
            <text:p>25.0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4.0999999999999996" table:style-name="ce26">
            <text:p>4.1</text:p>
          </table:table-cell>
          <table:table-cell office:value-type="float" office:value="350.4" table:style-name="ce26">
            <text:p>350.4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3.6" table:style-name="ce26">
            <text:p>573.6</text:p>
          </table:table-cell>
          <table:table-cell office:value-type="float" office:value="23.6" table:style-name="ce26">
            <text:p>23.6</text:p>
          </table:table-cell>
          <table:table-cell office:value-type="float" office:value="72.7" table:style-name="ce26">
            <text:p>72.7</text:p>
          </table:table-cell>
          <table:table-cell office:value-type="float" office:value="7.8" table:style-name="ce26">
            <text:p>7.8</text:p>
          </table:table-cell>
          <table:table-cell office:value-type="float" office:value="2.4" table:style-name="ce26">
            <text:p>2.4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689" table:style-name="ce26">
            <text:p>689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74.6" table:style-name="ce26">
            <text:p>574.6</text:p>
          </table:table-cell>
          <table:table-cell office:value-type="float" office:value="27.2" table:style-name="ce26">
            <text:p>27.2</text:p>
          </table:table-cell>
          <table:table-cell office:value-type="float" office:value="89.7" table:style-name="ce26">
            <text:p>89.7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3.6" table:style-name="ce26">
            <text:p>3.6</text:p>
          </table:table-cell>
          <table:table-cell office:value-type="float" office:value="18.2" table:style-name="ce26">
            <text:p>18.2</text:p>
          </table:table-cell>
          <table:table-cell office:value-type="float" office:value="722" table:style-name="ce26">
            <text:p>722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2.5" table:style-name="ce26">
            <text:p>482.5</text:p>
          </table:table-cell>
          <table:table-cell office:value-type="float" office:value="19.5" table:style-name="ce26">
            <text:p>19.5</text:p>
          </table:table-cell>
          <table:table-cell office:value-type="float" office:value="60.8" table:style-name="ce26">
            <text:p>60.8</text:p>
          </table:table-cell>
          <table:table-cell office:value-type="float" office:value="7.8" table:style-name="ce26">
            <text:p>7.8</text:p>
          </table:table-cell>
          <table:table-cell office:value-type="float" office:value="2.4" table:style-name="ce26">
            <text:p>2.4</text:p>
          </table:table-cell>
          <table:table-cell office:value-type="float" office:value="10.6" table:style-name="ce26">
            <text:p>10.6</text:p>
          </table:table-cell>
          <table:table-cell office:value-type="float" office:value="583.5" table:style-name="ce26">
            <text:p>583.5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6.4" table:style-name="ce26">
            <text:p>496.4</text:p>
          </table:table-cell>
          <table:table-cell office:value-type="float" office:value="18.2" table:style-name="ce26">
            <text:p>18.2</text:p>
          </table:table-cell>
          <table:table-cell office:value-type="float" office:value="66.5" table:style-name="ce26">
            <text:p>66.5</text:p>
          </table:table-cell>
          <table:table-cell office:value-type="float" office:value="7.1" table:style-name="ce26">
            <text:p>7.1</text:p>
          </table:table-cell>
          <table:table-cell office:value-type="float" office:value="2.9" table:style-name="ce26">
            <text:p>2.9</text:p>
          </table:table-cell>
          <table:table-cell office:value-type="float" office:value="17.8" table:style-name="ce26">
            <text:p>17.8</text:p>
          </table:table-cell>
          <table:table-cell office:value-type="float" office:value="608.9" table:style-name="ce26">
            <text:p>608.9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6.8" table:style-name="ce26">
            <text:p>456.8</text:p>
          </table:table-cell>
          <table:table-cell office:value-type="float" office:value="12.7" table:style-name="ce26">
            <text:p>12.7</text:p>
          </table:table-cell>
          <table:table-cell office:value-type="float" office:value="54" table:style-name="ce26">
            <text:p>54.0</text:p>
          </table:table-cell>
          <table:table-cell office:value-type="float" office:value="7" table:style-name="ce26">
            <text:p>7.0</text:p>
          </table:table-cell>
          <table:table-cell office:value-type="float" office:value="2.7" table:style-name="ce26">
            <text:p>2.7</text:p>
          </table:table-cell>
          <table:table-cell office:value-type="float" office:value="15.3" table:style-name="ce26">
            <text:p>15.3</text:p>
          </table:table-cell>
          <table:table-cell office:value-type="float" office:value="548.5" table:style-name="ce26">
            <text:p>548.5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1.5" table:style-name="ce26">
            <text:p>491.5</text:p>
          </table:table-cell>
          <table:table-cell office:value-type="float" office:value="19.100000000000001" table:style-name="ce26">
            <text:p>19.1</text:p>
          </table:table-cell>
          <table:table-cell office:value-type="float" office:value="61.6" table:style-name="ce26">
            <text:p>61.6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11.6" table:style-name="ce26">
            <text:p>11.6</text:p>
          </table:table-cell>
          <table:table-cell office:value-type="float" office:value="594" table:style-name="ce26">
            <text:p>594.0</text:p>
          </table:table-cell>
          <table:table-cell table:style-name="ce41"/>
          <table:table-cell table:number-columns-repeated="8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10" table:style-name="ce26">
            <text:p>510.0</text:p>
          </table:table-cell>
          <table:table-cell office:value-type="float" office:value="11.7" table:style-name="ce26">
            <text:p>11.7</text:p>
          </table:table-cell>
          <table:table-cell office:value-type="float" office:value="61.2" table:style-name="ce26">
            <text:p>61.2</text:p>
          </table:table-cell>
          <table:table-cell office:value-type="float" office:value="12.9" table:style-name="ce26">
            <text:p>12.9</text:p>
          </table:table-cell>
          <table:table-cell office:value-type="float" office:value="3" table:style-name="ce26">
            <text:p>3.0</text:p>
          </table:table-cell>
          <table:table-cell office:value-type="float" office:value="18.100000000000001" table:style-name="ce26">
            <text:p>18.1</text:p>
          </table:table-cell>
          <table:table-cell office:value-type="float" office:value="616.9" table:style-name="ce26">
            <text:p>616.9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2.2" table:style-name="ce28">
            <text:p>492.2</text:p>
          </table:table-cell>
          <table:table-cell office:value-type="float" office:value="18.899999999999999" table:style-name="ce28">
            <text:p>18.9</text:p>
          </table:table-cell>
          <table:table-cell office:value-type="float" office:value="61.6" table:style-name="ce28">
            <text:p>61.6</text:p>
          </table:table-cell>
          <table:table-cell office:value-type="float" office:value="7.9" table:style-name="ce28">
            <text:p>7.9</text:p>
          </table:table-cell>
          <table:table-cell office:value-type="float" office:value="2.5" table:style-name="ce28">
            <text:p>2.5</text:p>
          </table:table-cell>
          <table:table-cell office:value-type="float" office:value="11.8" table:style-name="ce28">
            <text:p>11.8</text:p>
          </table:table-cell>
          <table:table-cell office:value-type="float" office:value="595" table:style-name="ce28">
            <text:p>595.0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1">
          <table:table-cell table:style-name="ce21"/>
          <table:table-cell table:number-columns-repeated="7" table:style-name="ce22"/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3" table:style-name="ce2"/>
          <table:table-cell table:number-columns-repeated="16365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number-columns-repeated="12" table:style-name="ce2"/>
          <table:table-cell table:number-columns-repeated="16365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3" table:style-name="ce2"/>
          <table:table-cell table:number-columns-repeated="16365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4 June 2018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)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September 2018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5" table:style-name="ro2">
          <table:table-cell table:number-columns-repeated="16384"/>
        </table:table-row>
      </table:table>
      <table:table table:name="2017_Q4" table:style-name="ta3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3">
          <table:table-cell office:value-type="string" table:style-name="ce8">
            <text:p>Licensed vehicles at the end of the quarter by body type and region, including per head of population, United Kingdom, 2017 Q4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3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9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19.6849999999999" table:style-name="ce22">
            <text:p>1,119.7</text:p>
          </table:table-cell>
          <table:table-cell office:value-type="float" office:value="39.213000000000001" table:style-name="ce22">
            <text:p>39.2</text:p>
          </table:table-cell>
          <table:table-cell office:value-type="float" office:value="156.083" table:style-name="ce22">
            <text:p>156.1</text:p>
          </table:table-cell>
          <table:table-cell office:value-type="float" office:value="15.754" table:style-name="ce22">
            <text:p>15.8</text:p>
          </table:table-cell>
          <table:table-cell office:value-type="float" office:value="6.298" table:style-name="ce22">
            <text:p>6.3</text:p>
          </table:table-cell>
          <table:table-cell office:value-type="float" office:value="22.564" table:style-name="ce22">
            <text:p>22.6</text:p>
          </table:table-cell>
          <table:table-cell office:value-type="float" office:value="1359.597" table:style-name="ce22">
            <text:p>1,359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14.835" table:style-name="ce22">
            <text:p>3,214.8</text:p>
          </table:table-cell>
          <table:table-cell office:value-type="float" office:value="116.85" table:style-name="ce22">
            <text:p>116.9</text:p>
          </table:table-cell>
          <table:table-cell office:value-type="float" office:value="338.995" table:style-name="ce22">
            <text:p>339.0</text:p>
          </table:table-cell>
          <table:table-cell office:value-type="float" office:value="66.888000000000005" table:style-name="ce22">
            <text:p>66.9</text:p>
          </table:table-cell>
          <table:table-cell office:value-type="float" office:value="15.81" table:style-name="ce22">
            <text:p>15.8</text:p>
          </table:table-cell>
          <table:table-cell office:value-type="float" office:value="64.456999999999994" table:style-name="ce22">
            <text:p>64.5</text:p>
          </table:table-cell>
          <table:table-cell office:value-type="float" office:value="3817.835" table:style-name="ce22">
            <text:p>3,817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50.5889999999999" table:style-name="ce22">
            <text:p>2,450.6</text:p>
          </table:table-cell>
          <table:table-cell office:value-type="float" office:value="100.027" table:style-name="ce22">
            <text:p>100.0</text:p>
          </table:table-cell>
          <table:table-cell office:value-type="float" office:value="280.14299999999997" table:style-name="ce22">
            <text:p>280.1</text:p>
          </table:table-cell>
          <table:table-cell office:value-type="float" office:value="49.023000000000003" table:style-name="ce22">
            <text:p>49.0</text:p>
          </table:table-cell>
          <table:table-cell office:value-type="float" office:value="11.882" table:style-name="ce22">
            <text:p>11.9</text:p>
          </table:table-cell>
          <table:table-cell office:value-type="float" office:value="65.834999999999994" table:style-name="ce22">
            <text:p>65.8</text:p>
          </table:table-cell>
          <table:table-cell office:value-type="float" office:value="2957.4989999999998" table:style-name="ce22">
            <text:p>2,957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89.5189999999998" table:style-name="ce22">
            <text:p>2,389.5</text:p>
          </table:table-cell>
          <table:table-cell office:value-type="float" office:value="104.867" table:style-name="ce22">
            <text:p>104.9</text:p>
          </table:table-cell>
          <table:table-cell office:value-type="float" office:value="331.53399999999999" table:style-name="ce22">
            <text:p>331.5</text:p>
          </table:table-cell>
          <table:table-cell office:value-type="float" office:value="50.591999999999999" table:style-name="ce22">
            <text:p>50.6</text:p>
          </table:table-cell>
          <table:table-cell office:value-type="float" office:value="10.451000000000001" table:style-name="ce22">
            <text:p>10.5</text:p>
          </table:table-cell>
          <table:table-cell office:value-type="float" office:value="71.082999999999998" table:style-name="ce22">
            <text:p>71.1</text:p>
          </table:table-cell>
          <table:table-cell office:value-type="float" office:value="2958.0459999999998" table:style-name="ce22">
            <text:p>2,958.0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63.38" table:style-name="ce22">
            <text:p>3,063.4</text:p>
          </table:table-cell>
          <table:table-cell office:value-type="float" office:value="104.45399999999999" table:style-name="ce22">
            <text:p>104.5</text:p>
          </table:table-cell>
          <table:table-cell office:value-type="float" office:value="455.29300000000001" table:style-name="ce22">
            <text:p>455.3</text:p>
          </table:table-cell>
          <table:table-cell office:value-type="float" office:value="61.02" table:style-name="ce22">
            <text:p>61.0</text:p>
          </table:table-cell>
          <table:table-cell office:value-type="float" office:value="13.744" table:style-name="ce22">
            <text:p>13.7</text:p>
          </table:table-cell>
          <table:table-cell office:value-type="float" office:value="65.947999999999993" table:style-name="ce22">
            <text:p>65.9</text:p>
          </table:table-cell>
          <table:table-cell office:value-type="float" office:value="3763.8389999999999" table:style-name="ce22">
            <text:p>3,763.8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65.6370000000002" table:style-name="ce22">
            <text:p>3,365.6</text:p>
          </table:table-cell>
          <table:table-cell office:value-type="float" office:value="139.02099999999999" table:style-name="ce22">
            <text:p>139.0</text:p>
          </table:table-cell>
          <table:table-cell office:value-type="float" office:value="410.07400000000001" table:style-name="ce22">
            <text:p>410.1</text:p>
          </table:table-cell>
          <table:table-cell office:value-type="float" office:value="50.345999999999997" table:style-name="ce22">
            <text:p>50.3</text:p>
          </table:table-cell>
          <table:table-cell office:value-type="float" office:value="12.686" table:style-name="ce22">
            <text:p>12.7</text:p>
          </table:table-cell>
          <table:table-cell office:value-type="float" office:value="82.096000000000004" table:style-name="ce22">
            <text:p>82.1</text:p>
          </table:table-cell>
          <table:table-cell office:value-type="float" office:value="4059.86" table:style-name="ce22">
            <text:p>4,059.9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65.8980000000001" table:style-name="ce22">
            <text:p>2,665.9</text:p>
          </table:table-cell>
          <table:table-cell office:value-type="float" office:value="119.83199999999999" table:style-name="ce22">
            <text:p>119.8</text:p>
          </table:table-cell>
          <table:table-cell office:value-type="float" office:value="219.41499999999999" table:style-name="ce22">
            <text:p>219.4</text:p>
          </table:table-cell>
          <table:table-cell office:value-type="float" office:value="20.067" table:style-name="ce22">
            <text:p>20.1</text:p>
          </table:table-cell>
          <table:table-cell office:value-type="float" office:value="20.321000000000002" table:style-name="ce22">
            <text:p>20.3</text:p>
          </table:table-cell>
          <table:table-cell office:value-type="float" office:value="36.896999999999998" table:style-name="ce22">
            <text:p>36.9</text:p>
          </table:table-cell>
          <table:table-cell office:value-type="float" office:value="3082.43" table:style-name="ce22">
            <text:p>3,082.4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149.7250000000004" table:style-name="ce22">
            <text:p>5,149.7</text:p>
          </table:table-cell>
          <table:table-cell office:value-type="float" office:value="215.97300000000001" table:style-name="ce22">
            <text:p>216.0</text:p>
          </table:table-cell>
          <table:table-cell office:value-type="float" office:value="650.04100000000005" table:style-name="ce22">
            <text:p>650.0</text:p>
          </table:table-cell>
          <table:table-cell office:value-type="float" office:value="70.162999999999997" table:style-name="ce22">
            <text:p>70.2</text:p>
          </table:table-cell>
          <table:table-cell office:value-type="float" office:value="21.843" table:style-name="ce22">
            <text:p>21.8</text:p>
          </table:table-cell>
          <table:table-cell office:value-type="float" office:value="80.456000000000003" table:style-name="ce22">
            <text:p>80.5</text:p>
          </table:table-cell>
          <table:table-cell office:value-type="float" office:value="6188.201" table:style-name="ce22">
            <text:p>6,188.2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156.0790000000002" table:style-name="ce22">
            <text:p>3,156.1</text:p>
          </table:table-cell>
          <table:table-cell office:value-type="float" office:value="152.38300000000001" table:style-name="ce22">
            <text:p>152.4</text:p>
          </table:table-cell>
          <table:table-cell office:value-type="float" office:value="488.25599999999997" table:style-name="ce22">
            <text:p>488.3</text:p>
          </table:table-cell>
          <table:table-cell office:value-type="float" office:value="48.052" table:style-name="ce22">
            <text:p>48.1</text:p>
          </table:table-cell>
          <table:table-cell office:value-type="float" office:value="19.858000000000001" table:style-name="ce22">
            <text:p>19.9</text:p>
          </table:table-cell>
          <table:table-cell office:value-type="float" office:value="101.236" table:style-name="ce22">
            <text:p>101.2</text:p>
          </table:table-cell>
          <table:table-cell office:value-type="float" office:value="3965.864" table:style-name="ce22">
            <text:p>3,965.9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575.347000000002" table:style-name="ce22">
            <text:p>26,575.3</text:p>
          </table:table-cell>
          <table:table-cell office:value-type="float" office:value="1092.6199999999999" table:style-name="ce22">
            <text:p>1,092.6</text:p>
          </table:table-cell>
          <table:table-cell office:value-type="float" office:value="3329.8339999999998" table:style-name="ce22">
            <text:p>3,329.8</text:p>
          </table:table-cell>
          <table:table-cell office:value-type="float" office:value="431.90499999999997" table:style-name="ce22">
            <text:p>431.9</text:p>
          </table:table-cell>
          <table:table-cell office:value-type="float" office:value="132.893" table:style-name="ce22">
            <text:p>132.9</text:p>
          </table:table-cell>
          <table:table-cell office:value-type="float" office:value="590.572" table:style-name="ce22">
            <text:p>590.6</text:p>
          </table:table-cell>
          <table:table-cell office:value-type="float" office:value="32153.170999999998" table:style-name="ce22">
            <text:p>32,153.2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42.05" table:style-name="ce22">
            <text:p>1,542.1</text:p>
          </table:table-cell>
          <table:table-cell office:value-type="float" office:value="57.247999999999998" table:style-name="ce22">
            <text:p>57.2</text:p>
          </table:table-cell>
          <table:table-cell office:value-type="float" office:value="205.08799999999999" table:style-name="ce22">
            <text:p>205.1</text:p>
          </table:table-cell>
          <table:table-cell office:value-type="float" office:value="21.991" table:style-name="ce22">
            <text:p>22.0</text:p>
          </table:table-cell>
          <table:table-cell office:value-type="float" office:value="9.2270000000000003" table:style-name="ce22">
            <text:p>9.2</text:p>
          </table:table-cell>
          <table:table-cell office:value-type="float" office:value="55.506999999999998" table:style-name="ce22">
            <text:p>55.5</text:p>
          </table:table-cell>
          <table:table-cell office:value-type="float" office:value="1891.1110000000001" table:style-name="ce22">
            <text:p>1,891.1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62.3780000000002" table:style-name="ce22">
            <text:p>2,462.4</text:p>
          </table:table-cell>
          <table:table-cell office:value-type="float" office:value="69.759" table:style-name="ce22">
            <text:p>69.8</text:p>
          </table:table-cell>
          <table:table-cell office:value-type="float" office:value="293.59100000000001" table:style-name="ce22">
            <text:p>293.6</text:p>
          </table:table-cell>
          <table:table-cell office:value-type="float" office:value="38.222999999999999" table:style-name="ce22">
            <text:p>38.2</text:p>
          </table:table-cell>
          <table:table-cell office:value-type="float" office:value="14.667" table:style-name="ce22">
            <text:p>14.7</text:p>
          </table:table-cell>
          <table:table-cell office:value-type="float" office:value="82.980999999999995" table:style-name="ce22">
            <text:p>83.0</text:p>
          </table:table-cell>
          <table:table-cell office:value-type="float" office:value="2961.5990000000002" table:style-name="ce22">
            <text:p>2,961.6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18.19000000000005" table:style-name="ce22">
            <text:p>618.2</text:p>
          </table:table-cell>
          <table:table-cell office:value-type="float" office:value="13.157" table:style-name="ce22">
            <text:p>13.2</text:p>
          </table:table-cell>
          <table:table-cell office:value-type="float" office:value="68.665999999999997" table:style-name="ce22">
            <text:p>68.7</text:p>
          </table:table-cell>
          <table:table-cell office:value-type="float" office:value="7.1580000000000004" table:style-name="ce22">
            <text:p>7.2</text:p>
          </table:table-cell>
          <table:table-cell office:value-type="float" office:value="1.577" table:style-name="ce22">
            <text:p>1.6</text:p>
          </table:table-cell>
          <table:table-cell office:value-type="float" office:value="15.513" table:style-name="ce22">
            <text:p>15.5</text:p>
          </table:table-cell>
          <table:table-cell office:value-type="float" office:value="724.26099999999997" table:style-name="ce22">
            <text:p>724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2.2170000000000001" table:style-name="ce22">
            <text:p>2.2</text:p>
          </table:table-cell>
          <table:table-cell office:value-type="float" office:value="0.80600000000000005" table:style-name="ce22">
            <text:p>0.8</text:p>
          </table:table-cell>
          <table:table-cell office:value-type="float" office:value="0.97" table:style-name="ce22">
            <text:p>1.0</text:p>
          </table:table-cell>
          <table:table-cell office:value-type="float" office:value="7.5999999999999998E-2" table:style-name="ce22">
            <text:p>0.1</text:p>
          </table:table-cell>
          <table:table-cell office:value-type="float" office:value="6.8000000000000005E-2" table:style-name="ce22">
            <text:p>0.1</text:p>
          </table:table-cell>
          <table:table-cell office:value-type="float" office:value="0.71299999999999997" table:style-name="ce22">
            <text:p>0.7</text:p>
          </table:table-cell>
          <table:table-cell office:value-type="float" office:value="4.8499999999999996" table:style-name="ce22">
            <text:p>4.9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200.182000000001" table:style-name="ce22">
            <text:p>31,200.2</text:p>
          </table:table-cell>
          <table:table-cell office:value-type="float" office:value="1233.5899999999999" table:style-name="ce22">
            <text:p>1,233.6</text:p>
          </table:table-cell>
          <table:table-cell office:value-type="float" office:value="3898.1489999999999" table:style-name="ce22">
            <text:p>3,898.1</text:p>
          </table:table-cell>
          <table:table-cell office:value-type="float" office:value="499.35300000000001" table:style-name="ce22">
            <text:p>499.4</text:p>
          </table:table-cell>
          <table:table-cell office:value-type="float" office:value="158.43199999999999" table:style-name="ce22">
            <text:p>158.4</text:p>
          </table:table-cell>
          <table:table-cell office:value-type="float" office:value="745.28599999999994" table:style-name="ce22">
            <text:p>745.3</text:p>
          </table:table-cell>
          <table:table-cell office:value-type="float" office:value="37734.991999999998" table:style-name="ce22">
            <text:p>37,735.0</text:p>
          </table:table-cell>
          <table:table-cell table:style-name="ce2"/>
          <table:table-cell table:style-name="ce37"/>
          <table:table-cell table:number-columns-repeated="9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44.27700000000004" table:style-name="ce22">
            <text:p>944.3</text:p>
          </table:table-cell>
          <table:table-cell office:value-type="float" office:value="22.106999999999999" table:style-name="ce22">
            <text:p>22.1</text:p>
          </table:table-cell>
          <table:table-cell office:value-type="float" office:value="112.15300000000001" table:style-name="ce22">
            <text:p>112.2</text:p>
          </table:table-cell>
          <table:table-cell office:value-type="float" office:value="23.853999999999999" table:style-name="ce22">
            <text:p>23.9</text:p>
          </table:table-cell>
          <table:table-cell office:value-type="float" office:value="5.5739999999999998" table:style-name="ce22">
            <text:p>5.6</text:p>
          </table:table-cell>
          <table:table-cell office:value-type="float" office:value="33.454999999999998" table:style-name="ce22">
            <text:p>33.5</text:p>
          </table:table-cell>
          <table:table-cell office:value-type="float" office:value="1141.42" table:style-name="ce22">
            <text:p>1,141.4</text:p>
          </table:table-cell>
          <table:table-cell table:style-name="ce2"/>
          <table:table-cell table:style-name="ce38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613" table:style-name="ce22">
            <text:p>13.6</text:p>
          </table:table-cell>
          <table:table-cell office:value-type="float" office:value="0.13600000000000001" table:style-name="ce22">
            <text:p>0.1</text:p>
          </table:table-cell>
          <table:table-cell office:value-type="float" office:value="0.96799999999999997" table:style-name="ce22">
            <text:p>1.0</text:p>
          </table:table-cell>
          <table:table-cell office:value-type="float" office:value="0.126" table:style-name="ce22">
            <text:p>0.1</text:p>
          </table:table-cell>
          <table:table-cell office:value-type="float" office:value="0.02" table:style-name="ce22">
            <text:p>-</text:p>
          </table:table-cell>
          <table:table-cell office:value-type="float" office:value="9.7000000000000003E-2" table:style-name="ce22">
            <text:p>0.1</text:p>
          </table:table-cell>
          <table:table-cell office:value-type="float" office:value="14.96" table:style-name="ce22">
            <text:p>15.0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Region/Country unknown, previously NI</text:p>
          </table:table-cell>
          <table:table-cell office:value-type="float" office:value="1.871" table:style-name="ce22">
            <text:p>1.9</text:p>
          </table:table-cell>
          <table:table-cell office:value-type="float" office:value="2.7E-2" table:style-name="ce22">
            <text:p>-</text:p>
          </table:table-cell>
          <table:table-cell office:value-type="float" office:value="5.1999999999999998E-2" table:style-name="ce22">
            <text:p>0.1</text:p>
          </table:table-cell>
          <table:table-cell office:value-type="float" office:value="3.0000000000000001E-3" table:style-name="ce22">
            <text:p>-</text:p>
          </table:table-cell>
          <table:table-cell office:value-type="float" office:value="0" table:style-name="ce22">
            <text:p>0.0</text:p>
          </table:table-cell>
          <table:table-cell office:value-type="float" office:value="2E-3" table:style-name="ce22">
            <text:p>-</text:p>
          </table:table-cell>
          <table:table-cell office:value-type="float" office:value="1.9550000000000001" table:style-name="ce22">
            <text:p>2.0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159.942999999999" table:style-name="ce22">
            <text:p>32,159.9</text:p>
          </table:table-cell>
          <table:table-cell office:value-type="float" office:value="1255.8599999999999" table:style-name="ce22">
            <text:p>1,255.9</text:p>
          </table:table-cell>
          <table:table-cell office:value-type="float" office:value="4011.3220000000001" table:style-name="ce22">
            <text:p>4,011.3</text:p>
          </table:table-cell>
          <table:table-cell office:value-type="float" office:value="523.33600000000001" table:style-name="ce22">
            <text:p>523.3</text:p>
          </table:table-cell>
          <table:table-cell office:value-type="float" office:value="164.02600000000001" table:style-name="ce22">
            <text:p>164.0</text:p>
          </table:table-cell>
          <table:table-cell office:value-type="float" office:value="778.84" table:style-name="ce22">
            <text:p>778.8</text:p>
          </table:table-cell>
          <table:table-cell office:value-type="float" office:value="38893.326999999997" table:style-name="ce22">
            <text:p>38,893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5">
          <table:table-cell office:value-type="string" table:style-name="ce18">
            <text:p>Vehicles per thousand head of population (mid-2016 population estimates)</text:p>
          </table:table-cell>
          <table:table-cell table:number-columns-repeated="7" table:style-name="ce19"/>
          <table:table-cell table:style-name="ce40"/>
          <table:table-cell table:number-columns-repeated="16375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24.6" table:style-name="ce26">
            <text:p>424.6</text:p>
          </table:table-cell>
          <table:table-cell office:value-type="float" office:value="14.9" table:style-name="ce26">
            <text:p>14.9</text:p>
          </table:table-cell>
          <table:table-cell office:value-type="float" office:value="59.2" table:style-name="ce26">
            <text:p>59.2</text:p>
          </table:table-cell>
          <table:table-cell office:value-type="float" office:value="6" table:style-name="ce26">
            <text:p>6.0</text:p>
          </table:table-cell>
          <table:table-cell office:value-type="float" office:value="2.4" table:style-name="ce26">
            <text:p>2.4</text:p>
          </table:table-cell>
          <table:table-cell office:value-type="float" office:value="8.6" table:style-name="ce26">
            <text:p>8.6</text:p>
          </table:table-cell>
          <table:table-cell office:value-type="float" office:value="515.6" table:style-name="ce26">
            <text:p>515.6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45.3" table:style-name="ce26">
            <text:p>445.3</text:p>
          </table:table-cell>
          <table:table-cell office:value-type="float" office:value="16.2" table:style-name="ce26">
            <text:p>16.2</text:p>
          </table:table-cell>
          <table:table-cell office:value-type="float" office:value="47" table:style-name="ce26">
            <text:p>47.0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8.9" table:style-name="ce26">
            <text:p>8.9</text:p>
          </table:table-cell>
          <table:table-cell office:value-type="float" office:value="528.79999999999995" table:style-name="ce26">
            <text:p>528.8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51.7" table:style-name="ce26">
            <text:p>451.7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51.6" table:style-name="ce26">
            <text:p>51.6</text:p>
          </table:table-cell>
          <table:table-cell office:value-type="float" office:value="9" table:style-name="ce26">
            <text:p>9.0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2.1" table:style-name="ce26">
            <text:p>12.1</text:p>
          </table:table-cell>
          <table:table-cell office:value-type="float" office:value="545.1" table:style-name="ce26">
            <text:p>545.1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East Midlands</text:p>
          </table:table-cell>
          <table:table-cell office:value-type="float" office:value="505.8" table:style-name="ce26">
            <text:p>505.8</text:p>
          </table:table-cell>
          <table:table-cell office:value-type="float" office:value="22.2" table:style-name="ce26">
            <text:p>22.2</text:p>
          </table:table-cell>
          <table:table-cell office:value-type="float" office:value="70.2" table:style-name="ce26">
            <text:p>70.2</text:p>
          </table:table-cell>
          <table:table-cell office:value-type="float" office:value="10.7" table:style-name="ce26">
            <text:p>10.7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5" table:style-name="ce26">
            <text:p>15.0</text:p>
          </table:table-cell>
          <table:table-cell office:value-type="float" office:value="626.1" table:style-name="ce26">
            <text:p>626.1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28.1" table:style-name="ce26">
            <text:p>528.1</text:p>
          </table:table-cell>
          <table:table-cell office:value-type="float" office:value="18" table:style-name="ce26">
            <text:p>18.0</text:p>
          </table:table-cell>
          <table:table-cell office:value-type="float" office:value="78.5" table:style-name="ce26">
            <text:p>78.5</text:p>
          </table:table-cell>
          <table:table-cell office:value-type="float" office:value="10.5" table:style-name="ce26">
            <text:p>10.5</text:p>
          </table:table-cell>
          <table:table-cell office:value-type="float" office:value="2.4" table:style-name="ce26">
            <text:p>2.4</text:p>
          </table:table-cell>
          <table:table-cell office:value-type="float" office:value="11.4" table:style-name="ce26">
            <text:p>11.4</text:p>
          </table:table-cell>
          <table:table-cell office:value-type="float" office:value="648.9" table:style-name="ce26">
            <text:p>648.9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49" table:style-name="ce26">
            <text:p>549.0</text:p>
          </table:table-cell>
          <table:table-cell office:value-type="float" office:value="22.7" table:style-name="ce26">
            <text:p>22.7</text:p>
          </table:table-cell>
          <table:table-cell office:value-type="float" office:value="66.900000000000006" table:style-name="ce26">
            <text:p>66.9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2.1" table:style-name="ce26">
            <text:p>2.1</text:p>
          </table:table-cell>
          <table:table-cell office:value-type="float" office:value="13.4" table:style-name="ce26">
            <text:p>13.4</text:p>
          </table:table-cell>
          <table:table-cell office:value-type="float" office:value="662.2" table:style-name="ce26">
            <text:p>662.2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303.39999999999998" table:style-name="ce26">
            <text:p>303.4</text:p>
          </table:table-cell>
          <table:table-cell office:value-type="float" office:value="13.6" table:style-name="ce26">
            <text:p>13.6</text:p>
          </table:table-cell>
          <table:table-cell office:value-type="float" office:value="25" table:style-name="ce26">
            <text:p>25.0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4.2" table:style-name="ce26">
            <text:p>4.2</text:p>
          </table:table-cell>
          <table:table-cell office:value-type="float" office:value="350.8" table:style-name="ce26">
            <text:p>350.8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0.5" table:style-name="ce26">
            <text:p>570.5</text:p>
          </table:table-cell>
          <table:table-cell office:value-type="float" office:value="23.9" table:style-name="ce26">
            <text:p>23.9</text:p>
          </table:table-cell>
          <table:table-cell office:value-type="float" office:value="72" table:style-name="ce26">
            <text:p>72.0</text:p>
          </table:table-cell>
          <table:table-cell office:value-type="float" office:value="7.8" table:style-name="ce26">
            <text:p>7.8</text:p>
          </table:table-cell>
          <table:table-cell office:value-type="float" office:value="2.4" table:style-name="ce26">
            <text:p>2.4</text:p>
          </table:table-cell>
          <table:table-cell office:value-type="float" office:value="8.9" table:style-name="ce26">
            <text:p>8.9</text:p>
          </table:table-cell>
          <table:table-cell office:value-type="float" office:value="685.6" table:style-name="ce26">
            <text:p>685.6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72.20000000000005" table:style-name="ce26">
            <text:p>572.2</text:p>
          </table:table-cell>
          <table:table-cell office:value-type="float" office:value="27.6" table:style-name="ce26">
            <text:p>27.6</text:p>
          </table:table-cell>
          <table:table-cell office:value-type="float" office:value="88.5" table:style-name="ce26">
            <text:p>88.5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3.6" table:style-name="ce26">
            <text:p>3.6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719" table:style-name="ce26">
            <text:p>719.0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0.8" table:style-name="ce26">
            <text:p>480.8</text:p>
          </table:table-cell>
          <table:table-cell office:value-type="float" office:value="19.8" table:style-name="ce26">
            <text:p>19.8</text:p>
          </table:table-cell>
          <table:table-cell office:value-type="float" office:value="60.2" table:style-name="ce26">
            <text:p>60.2</text:p>
          </table:table-cell>
          <table:table-cell office:value-type="float" office:value="7.8" table:style-name="ce26">
            <text:p>7.8</text:p>
          </table:table-cell>
          <table:table-cell office:value-type="float" office:value="2.4" table:style-name="ce26">
            <text:p>2.4</text:p>
          </table:table-cell>
          <table:table-cell office:value-type="float" office:value="10.7" table:style-name="ce26">
            <text:p>10.7</text:p>
          </table:table-cell>
          <table:table-cell office:value-type="float" office:value="581.79999999999995" table:style-name="ce26">
            <text:p>581.8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5.3" table:style-name="ce26">
            <text:p>495.3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65.900000000000006" table:style-name="ce26">
            <text:p>65.9</text:p>
          </table:table-cell>
          <table:table-cell office:value-type="float" office:value="7.1" table:style-name="ce26">
            <text:p>7.1</text:p>
          </table:table-cell>
          <table:table-cell office:value-type="float" office:value="3" table:style-name="ce26">
            <text:p>3.0</text:p>
          </table:table-cell>
          <table:table-cell office:value-type="float" office:value="17.8" table:style-name="ce26">
            <text:p>17.8</text:p>
          </table:table-cell>
          <table:table-cell office:value-type="float" office:value="607.5" table:style-name="ce26">
            <text:p>607.5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5.6" table:style-name="ce26">
            <text:p>455.6</text:p>
          </table:table-cell>
          <table:table-cell office:value-type="float" office:value="12.9" table:style-name="ce26">
            <text:p>12.9</text:p>
          </table:table-cell>
          <table:table-cell office:value-type="float" office:value="54.3" table:style-name="ce26">
            <text:p>54.3</text:p>
          </table:table-cell>
          <table:table-cell office:value-type="float" office:value="7.1" table:style-name="ce26">
            <text:p>7.1</text:p>
          </table:table-cell>
          <table:table-cell office:value-type="float" office:value="2.7" table:style-name="ce26">
            <text:p>2.7</text:p>
          </table:table-cell>
          <table:table-cell office:value-type="float" office:value="15.4" table:style-name="ce26">
            <text:p>15.4</text:p>
          </table:table-cell>
          <table:table-cell office:value-type="float" office:value="548" table:style-name="ce26">
            <text:p>548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89.1" table:style-name="ce26">
            <text:p>489.1</text:p>
          </table:table-cell>
          <table:table-cell office:value-type="float" office:value="19.3" table:style-name="ce26">
            <text:p>19.3</text:p>
          </table:table-cell>
          <table:table-cell office:value-type="float" office:value="61.1" table:style-name="ce26">
            <text:p>61.1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11.7" table:style-name="ce26">
            <text:p>11.7</text:p>
          </table:table-cell>
          <table:table-cell office:value-type="float" office:value="591.6" table:style-name="ce26">
            <text:p>591.6</text:p>
          </table:table-cell>
          <table:table-cell table:style-name="ce41"/>
          <table:table-cell table:number-columns-repeated="8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07.1" table:style-name="ce26">
            <text:p>507.1</text:p>
          </table:table-cell>
          <table:table-cell office:value-type="float" office:value="11.9" table:style-name="ce26">
            <text:p>11.9</text:p>
          </table:table-cell>
          <table:table-cell office:value-type="float" office:value="60.2" table:style-name="ce26">
            <text:p>60.2</text:p>
          </table:table-cell>
          <table:table-cell office:value-type="float" office:value="12.8" table:style-name="ce26">
            <text:p>12.8</text:p>
          </table:table-cell>
          <table:table-cell office:value-type="float" office:value="3" table:style-name="ce26">
            <text:p>3.0</text:p>
          </table:table-cell>
          <table:table-cell office:value-type="float" office:value="18" table:style-name="ce26">
            <text:p>18.0</text:p>
          </table:table-cell>
          <table:table-cell office:value-type="float" office:value="613" table:style-name="ce26">
            <text:p>613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89.9" table:style-name="ce28">
            <text:p>489.9</text:p>
          </table:table-cell>
          <table:table-cell office:value-type="float" office:value="19.100000000000001" table:style-name="ce28">
            <text:p>19.1</text:p>
          </table:table-cell>
          <table:table-cell office:value-type="float" office:value="61.1" table:style-name="ce28">
            <text:p>61.1</text:p>
          </table:table-cell>
          <table:table-cell office:value-type="float" office:value="8" table:style-name="ce28">
            <text:p>8.0</text:p>
          </table:table-cell>
          <table:table-cell office:value-type="float" office:value="2.5" table:style-name="ce28">
            <text:p>2.5</text:p>
          </table:table-cell>
          <table:table-cell office:value-type="float" office:value="11.9" table:style-name="ce28">
            <text:p>11.9</text:p>
          </table:table-cell>
          <table:table-cell office:value-type="float" office:value="592.5" table:style-name="ce28">
            <text:p>592.5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1">
          <table:table-cell table:style-name="ce21"/>
          <table:table-cell table:number-columns-repeated="7" table:style-name="ce22"/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3" table:style-name="ce2"/>
          <table:table-cell table:number-columns-repeated="16365" table:style-name="ce3"/>
        </table:table-row>
        <table:table-row table:style-name="ro8">
          <table:table-cell office:value-type="string" table:number-columns-spanned="7" table:number-rows-spanned="1" table:style-name="ce29">
            <text:p>1. Includes rear diggers, lift trucks, rollers, ambulances, Hackney Carriages, three wheelers and agricultural vehicles.</text:p>
          </table:table-cell>
          <table:covered-table-cell table:number-columns-repeated="6"/>
          <table:table-cell table:number-columns-repeated="12" table:style-name="ce2"/>
          <table:table-cell table:number-columns-repeated="16365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3" table:style-name="ce2"/>
          <table:table-cell table:number-columns-repeated="16365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2 April 2018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<text:span text:style-name="T2">Notes &amp; definitions:<text:s/></text:span>https://www.gov.uk/government/publications/vehicles-statistics-guidance)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June 2018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5" table:style-name="ro2">
          <table:table-cell table:number-columns-repeated="16384"/>
        </table:table-row>
      </table:table>
      <table:table table:name="2017_Q3" table:style-name="ta4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7 Q3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9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23.338" table:style-name="ce22">
            <text:p>1,123.3</text:p>
          </table:table-cell>
          <table:table-cell office:value-type="float" office:value="44.183999999999997" table:style-name="ce22">
            <text:p>44.2</text:p>
          </table:table-cell>
          <table:table-cell office:value-type="float" office:value="155.45500000000001" table:style-name="ce22">
            <text:p>155.5</text:p>
          </table:table-cell>
          <table:table-cell office:value-type="float" office:value="15.981" table:style-name="ce22">
            <text:p>16.0</text:p>
          </table:table-cell>
          <table:table-cell office:value-type="float" office:value="6.335" table:style-name="ce22">
            <text:p>6.3</text:p>
          </table:table-cell>
          <table:table-cell office:value-type="float" office:value="22.696000000000002" table:style-name="ce22">
            <text:p>22.7</text:p>
          </table:table-cell>
          <table:table-cell office:value-type="float" office:value="1367.989" table:style-name="ce22">
            <text:p>1,368.0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21.1039999999998" table:style-name="ce22">
            <text:p>3,221.1</text:p>
          </table:table-cell>
          <table:table-cell office:value-type="float" office:value="126.471" table:style-name="ce22">
            <text:p>126.5</text:p>
          </table:table-cell>
          <table:table-cell office:value-type="float" office:value="340.35399999999998" table:style-name="ce22">
            <text:p>340.4</text:p>
          </table:table-cell>
          <table:table-cell office:value-type="float" office:value="67.185000000000002" table:style-name="ce22">
            <text:p>67.2</text:p>
          </table:table-cell>
          <table:table-cell office:value-type="float" office:value="16.053000000000001" table:style-name="ce22">
            <text:p>16.1</text:p>
          </table:table-cell>
          <table:table-cell office:value-type="float" office:value="65.674000000000007" table:style-name="ce22">
            <text:p>65.7</text:p>
          </table:table-cell>
          <table:table-cell office:value-type="float" office:value="3836.8409999999999" table:style-name="ce22">
            <text:p>3,836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58.165" table:style-name="ce22">
            <text:p>2,458.2</text:p>
          </table:table-cell>
          <table:table-cell office:value-type="float" office:value="109.913" table:style-name="ce22">
            <text:p>109.9</text:p>
          </table:table-cell>
          <table:table-cell office:value-type="float" office:value="282.197" table:style-name="ce22">
            <text:p>282.2</text:p>
          </table:table-cell>
          <table:table-cell office:value-type="float" office:value="48.578000000000003" table:style-name="ce22">
            <text:p>48.6</text:p>
          </table:table-cell>
          <table:table-cell office:value-type="float" office:value="12.082000000000001" table:style-name="ce22">
            <text:p>12.1</text:p>
          </table:table-cell>
          <table:table-cell office:value-type="float" office:value="66.253" table:style-name="ce22">
            <text:p>66.3</text:p>
          </table:table-cell>
          <table:table-cell office:value-type="float" office:value="2977.1880000000001" table:style-name="ce22">
            <text:p>2,977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04.3090000000002" table:style-name="ce22">
            <text:p>2,404.3</text:p>
          </table:table-cell>
          <table:table-cell office:value-type="float" office:value="114.343" table:style-name="ce22">
            <text:p>114.3</text:p>
          </table:table-cell>
          <table:table-cell office:value-type="float" office:value="332.34300000000002" table:style-name="ce22">
            <text:p>332.3</text:p>
          </table:table-cell>
          <table:table-cell office:value-type="float" office:value="50.591999999999999" table:style-name="ce22">
            <text:p>50.6</text:p>
          </table:table-cell>
          <table:table-cell office:value-type="float" office:value="10.598000000000001" table:style-name="ce22">
            <text:p>10.6</text:p>
          </table:table-cell>
          <table:table-cell office:value-type="float" office:value="71.528000000000006" table:style-name="ce22">
            <text:p>71.5</text:p>
          </table:table-cell>
          <table:table-cell office:value-type="float" office:value="2983.7130000000002" table:style-name="ce22">
            <text:p>2,983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78.8519999999999" table:style-name="ce22">
            <text:p>3,078.9</text:p>
          </table:table-cell>
          <table:table-cell office:value-type="float" office:value="112.828" table:style-name="ce22">
            <text:p>112.8</text:p>
          </table:table-cell>
          <table:table-cell office:value-type="float" office:value="456.87900000000002" table:style-name="ce22">
            <text:p>456.9</text:p>
          </table:table-cell>
          <table:table-cell office:value-type="float" office:value="61.287999999999997" table:style-name="ce22">
            <text:p>61.3</text:p>
          </table:table-cell>
          <table:table-cell office:value-type="float" office:value="14.026999999999999" table:style-name="ce22">
            <text:p>14.0</text:p>
          </table:table-cell>
          <table:table-cell office:value-type="float" office:value="66.087999999999994" table:style-name="ce22">
            <text:p>66.1</text:p>
          </table:table-cell>
          <table:table-cell office:value-type="float" office:value="3789.962" table:style-name="ce22">
            <text:p>3,790.0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82.2109999999998" table:style-name="ce22">
            <text:p>3,382.2</text:p>
          </table:table-cell>
          <table:table-cell office:value-type="float" office:value="148.852" table:style-name="ce22">
            <text:p>148.9</text:p>
          </table:table-cell>
          <table:table-cell office:value-type="float" office:value="412.51900000000001" table:style-name="ce22">
            <text:p>412.5</text:p>
          </table:table-cell>
          <table:table-cell office:value-type="float" office:value="50.6" table:style-name="ce22">
            <text:p>50.6</text:p>
          </table:table-cell>
          <table:table-cell office:value-type="float" office:value="12.978" table:style-name="ce22">
            <text:p>13.0</text:p>
          </table:table-cell>
          <table:table-cell office:value-type="float" office:value="82.673000000000002" table:style-name="ce22">
            <text:p>82.7</text:p>
          </table:table-cell>
          <table:table-cell office:value-type="float" office:value="4089.8330000000001" table:style-name="ce22">
            <text:p>4,089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82.2950000000001" table:style-name="ce22">
            <text:p>2,682.3</text:p>
          </table:table-cell>
          <table:table-cell office:value-type="float" office:value="124.09399999999999" table:style-name="ce22">
            <text:p>124.1</text:p>
          </table:table-cell>
          <table:table-cell office:value-type="float" office:value="221.065" table:style-name="ce22">
            <text:p>221.1</text:p>
          </table:table-cell>
          <table:table-cell office:value-type="float" office:value="20.39" table:style-name="ce22">
            <text:p>20.4</text:p>
          </table:table-cell>
          <table:table-cell office:value-type="float" office:value="20.628" table:style-name="ce22">
            <text:p>20.6</text:p>
          </table:table-cell>
          <table:table-cell office:value-type="float" office:value="37.298999999999999" table:style-name="ce22">
            <text:p>37.3</text:p>
          </table:table-cell>
          <table:table-cell office:value-type="float" office:value="3105.7710000000002" table:style-name="ce22">
            <text:p>3,105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172.4579999999996" table:style-name="ce22">
            <text:p>5,172.5</text:p>
          </table:table-cell>
          <table:table-cell office:value-type="float" office:value="228.434" table:style-name="ce22">
            <text:p>228.4</text:p>
          </table:table-cell>
          <table:table-cell office:value-type="float" office:value="651.94899999999996" table:style-name="ce22">
            <text:p>651.9</text:p>
          </table:table-cell>
          <table:table-cell office:value-type="float" office:value="70.400999999999996" table:style-name="ce22">
            <text:p>70.4</text:p>
          </table:table-cell>
          <table:table-cell office:value-type="float" office:value="22.364999999999998" table:style-name="ce22">
            <text:p>22.4</text:p>
          </table:table-cell>
          <table:table-cell office:value-type="float" office:value="80.960999999999999" table:style-name="ce22">
            <text:p>81.0</text:p>
          </table:table-cell>
          <table:table-cell office:value-type="float" office:value="6226.5680000000002" table:style-name="ce22">
            <text:p>6,226.6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164.864" table:style-name="ce22">
            <text:p>3,164.9</text:p>
          </table:table-cell>
          <table:table-cell office:value-type="float" office:value="160.839" table:style-name="ce22">
            <text:p>160.8</text:p>
          </table:table-cell>
          <table:table-cell office:value-type="float" office:value="489.786" table:style-name="ce22">
            <text:p>489.8</text:p>
          </table:table-cell>
          <table:table-cell office:value-type="float" office:value="48.877000000000002" table:style-name="ce22">
            <text:p>48.9</text:p>
          </table:table-cell>
          <table:table-cell office:value-type="float" office:value="20.071000000000002" table:style-name="ce22">
            <text:p>20.1</text:p>
          </table:table-cell>
          <table:table-cell office:value-type="float" office:value="101.19799999999999" table:style-name="ce22">
            <text:p>101.2</text:p>
          </table:table-cell>
          <table:table-cell office:value-type="float" office:value="3985.6350000000002" table:style-name="ce22">
            <text:p>3,985.6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687.596000000001" table:style-name="ce22">
            <text:p>26,687.6</text:p>
          </table:table-cell>
          <table:table-cell office:value-type="float" office:value="1169.9580000000001" table:style-name="ce22">
            <text:p>1,170.0</text:p>
          </table:table-cell>
          <table:table-cell office:value-type="float" office:value="3342.547" table:style-name="ce22">
            <text:p>3,342.5</text:p>
          </table:table-cell>
          <table:table-cell office:value-type="float" office:value="433.892" table:style-name="ce22">
            <text:p>433.9</text:p>
          </table:table-cell>
          <table:table-cell office:value-type="float" office:value="135.137" table:style-name="ce22">
            <text:p>135.1</text:p>
          </table:table-cell>
          <table:table-cell office:value-type="float" office:value="594.37" table:style-name="ce22">
            <text:p>594.4</text:p>
          </table:table-cell>
          <table:table-cell office:value-type="float" office:value="32363.5" table:style-name="ce22">
            <text:p>32,363.5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46.509" table:style-name="ce22">
            <text:p>1,546.5</text:p>
          </table:table-cell>
          <table:table-cell office:value-type="float" office:value="61.973999999999997" table:style-name="ce22">
            <text:p>62.0</text:p>
          </table:table-cell>
          <table:table-cell office:value-type="float" office:value="206.32300000000001" table:style-name="ce22">
            <text:p>206.3</text:p>
          </table:table-cell>
          <table:table-cell office:value-type="float" office:value="22.254000000000001" table:style-name="ce22">
            <text:p>22.3</text:p>
          </table:table-cell>
          <table:table-cell office:value-type="float" office:value="9.3580000000000005" table:style-name="ce22">
            <text:p>9.4</text:p>
          </table:table-cell>
          <table:table-cell office:value-type="float" office:value="55.488" table:style-name="ce22">
            <text:p>55.5</text:p>
          </table:table-cell>
          <table:table-cell office:value-type="float" office:value="1901.9059999999999" table:style-name="ce22">
            <text:p>1,901.9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74.7620000000002" table:style-name="ce22">
            <text:p>2,474.8</text:p>
          </table:table-cell>
          <table:table-cell office:value-type="float" office:value="80.025999999999996" table:style-name="ce22">
            <text:p>80.0</text:p>
          </table:table-cell>
          <table:table-cell office:value-type="float" office:value="294.46899999999999" table:style-name="ce22">
            <text:p>294.5</text:p>
          </table:table-cell>
          <table:table-cell office:value-type="float" office:value="38.642000000000003" table:style-name="ce22">
            <text:p>38.6</text:p>
          </table:table-cell>
          <table:table-cell office:value-type="float" office:value="14.891999999999999" table:style-name="ce22">
            <text:p>14.9</text:p>
          </table:table-cell>
          <table:table-cell office:value-type="float" office:value="83.155000000000001" table:style-name="ce22">
            <text:p>83.2</text:p>
          </table:table-cell>
          <table:table-cell office:value-type="float" office:value="2985.9459999999999" table:style-name="ce22">
            <text:p>2,985.9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28.55600000000004" table:style-name="ce22">
            <text:p>628.6</text:p>
          </table:table-cell>
          <table:table-cell office:value-type="float" office:value="15.672000000000001" table:style-name="ce22">
            <text:p>15.7</text:p>
          </table:table-cell>
          <table:table-cell office:value-type="float" office:value="68.338999999999999" table:style-name="ce22">
            <text:p>68.3</text:p>
          </table:table-cell>
          <table:table-cell office:value-type="float" office:value="6.617" table:style-name="ce22">
            <text:p>6.6</text:p>
          </table:table-cell>
          <table:table-cell office:value-type="float" office:value="1.5189999999999999" table:style-name="ce22">
            <text:p>1.5</text:p>
          </table:table-cell>
          <table:table-cell office:value-type="float" office:value="13.356999999999999" table:style-name="ce22">
            <text:p>13.4</text:p>
          </table:table-cell>
          <table:table-cell office:value-type="float" office:value="734.06" table:style-name="ce22">
            <text:p>734.1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2.113" table:style-name="ce22">
            <text:p>2.1</text:p>
          </table:table-cell>
          <table:table-cell office:value-type="float" office:value="0.81499999999999995" table:style-name="ce22">
            <text:p>0.8</text:p>
          </table:table-cell>
          <table:table-cell office:value-type="float" office:value="0.98199999999999998" table:style-name="ce22">
            <text:p>1.0</text:p>
          </table:table-cell>
          <table:table-cell office:value-type="float" office:value="0.08" table:style-name="ce22">
            <text:p>0.1</text:p>
          </table:table-cell>
          <table:table-cell office:value-type="float" office:value="6.5000000000000002E-2" table:style-name="ce22">
            <text:p>0.1</text:p>
          </table:table-cell>
          <table:table-cell office:value-type="float" office:value="0.71899999999999997" table:style-name="ce22">
            <text:p>0.7</text:p>
          </table:table-cell>
          <table:table-cell office:value-type="float" office:value="4.774" table:style-name="ce22">
            <text:p>4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339.536" table:style-name="ce22">
            <text:p>31,339.5</text:p>
          </table:table-cell>
          <table:table-cell office:value-type="float" office:value="1328.4449999999999" table:style-name="ce22">
            <text:p>1,328.4</text:p>
          </table:table-cell>
          <table:table-cell office:value-type="float" office:value="3912.66" table:style-name="ce22">
            <text:p>3,912.7</text:p>
          </table:table-cell>
          <table:table-cell office:value-type="float" office:value="501.48500000000001" table:style-name="ce22">
            <text:p>501.5</text:p>
          </table:table-cell>
          <table:table-cell office:value-type="float" office:value="160.971" table:style-name="ce22">
            <text:p>161.0</text:p>
          </table:table-cell>
          <table:table-cell office:value-type="float" office:value="747.08900000000006" table:style-name="ce22">
            <text:p>747.1</text:p>
          </table:table-cell>
          <table:table-cell office:value-type="float" office:value="37990.186000000002" table:style-name="ce22">
            <text:p>37,990.2</text:p>
          </table:table-cell>
          <table:table-cell table:style-name="ce2"/>
          <table:table-cell table:style-name="ce37"/>
          <table:table-cell table:number-columns-repeated="9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48.45100000000002" table:style-name="ce22">
            <text:p>948.5</text:p>
          </table:table-cell>
          <table:table-cell office:value-type="float" office:value="25.396999999999998" table:style-name="ce22">
            <text:p>25.4</text:p>
          </table:table-cell>
          <table:table-cell office:value-type="float" office:value="112.16800000000001" table:style-name="ce22">
            <text:p>112.2</text:p>
          </table:table-cell>
          <table:table-cell office:value-type="float" office:value="24.064" table:style-name="ce22">
            <text:p>24.1</text:p>
          </table:table-cell>
          <table:table-cell office:value-type="float" office:value="5.6660000000000004" table:style-name="ce22">
            <text:p>5.7</text:p>
          </table:table-cell>
          <table:table-cell office:value-type="float" office:value="33.283999999999999" table:style-name="ce22">
            <text:p>33.3</text:p>
          </table:table-cell>
          <table:table-cell office:value-type="float" office:value="1149.03" table:style-name="ce22">
            <text:p>1,149.0</text:p>
          </table:table-cell>
          <table:table-cell table:style-name="ce2"/>
          <table:table-cell table:style-name="ce38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295999999999999" table:style-name="ce22">
            <text:p>13.3</text:p>
          </table:table-cell>
          <table:table-cell office:value-type="float" office:value="0.189" table:style-name="ce22">
            <text:p>0.2</text:p>
          </table:table-cell>
          <table:table-cell office:value-type="float" office:value="0.93700000000000006" table:style-name="ce22">
            <text:p>0.9</text:p>
          </table:table-cell>
          <table:table-cell office:value-type="float" office:value="0.154" table:style-name="ce22">
            <text:p>0.2</text:p>
          </table:table-cell>
          <table:table-cell office:value-type="float" office:value="2.8000000000000001E-2" table:style-name="ce22">
            <text:p>-</text:p>
          </table:table-cell>
          <table:table-cell office:value-type="float" office:value="7.2999999999999995E-2" table:style-name="ce22">
            <text:p>0.1</text:p>
          </table:table-cell>
          <table:table-cell office:value-type="float" office:value="14.677" table:style-name="ce22">
            <text:p>14.7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Region/Country unknown, previously NI</text:p>
          </table:table-cell>
          <table:table-cell office:value-type="float" office:value="1.5389999999999999" table:style-name="ce22">
            <text:p>1.5</text:p>
          </table:table-cell>
          <table:table-cell office:value-type="float" office:value="2.3E-2" table:style-name="ce22">
            <text:p>-</text:p>
          </table:table-cell>
          <table:table-cell office:value-type="float" office:value="3.7999999999999999E-2" table:style-name="ce22">
            <text:p>-</text:p>
          </table:table-cell>
          <table:table-cell office:value-type="float" office:value="2E-3" table:style-name="ce22">
            <text:p>-</text:p>
          </table:table-cell>
          <table:table-cell office:value-type="float" office:value="0" table:style-name="ce22">
            <text:p>0.0</text:p>
          </table:table-cell>
          <table:table-cell office:value-type="float" office:value="2E-3" table:style-name="ce22">
            <text:p>-</text:p>
          </table:table-cell>
          <table:table-cell office:value-type="float" office:value="1.6040000000000001" table:style-name="ce22">
            <text:p>1.6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302.822" table:style-name="ce22">
            <text:p>32,302.8</text:p>
          </table:table-cell>
          <table:table-cell office:value-type="float" office:value="1354.0540000000001" table:style-name="ce22">
            <text:p>1,354.1</text:p>
          </table:table-cell>
          <table:table-cell office:value-type="float" office:value="4025.8029999999999" table:style-name="ce22">
            <text:p>4,025.8</text:p>
          </table:table-cell>
          <table:table-cell office:value-type="float" office:value="525.70500000000004" table:style-name="ce22">
            <text:p>525.7</text:p>
          </table:table-cell>
          <table:table-cell office:value-type="float" office:value="166.66499999999999" table:style-name="ce22">
            <text:p>166.7</text:p>
          </table:table-cell>
          <table:table-cell office:value-type="float" office:value="780.44799999999998" table:style-name="ce22">
            <text:p>780.4</text:p>
          </table:table-cell>
          <table:table-cell office:value-type="float" office:value="39155.497000000003" table:style-name="ce22">
            <text:p>39,155.5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5">
          <table:table-cell office:value-type="string" table:style-name="ce18">
            <text:p>Vehicles per thousand head of population (mid-2016 population estimates)</text:p>
          </table:table-cell>
          <table:table-cell table:number-columns-repeated="7" table:style-name="ce19"/>
          <table:table-cell table:style-name="ce40"/>
          <table:table-cell table:number-columns-repeated="16375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426" table:style-name="ce26">
            <text:p>426.0</text:p>
          </table:table-cell>
          <table:table-cell office:value-type="float" office:value="16.8" table:style-name="ce26">
            <text:p>16.8</text:p>
          </table:table-cell>
          <table:table-cell office:value-type="float" office:value="59" table:style-name="ce26">
            <text:p>59.0</text:p>
          </table:table-cell>
          <table:table-cell office:value-type="float" office:value="6.1" table:style-name="ce26">
            <text:p>6.1</text:p>
          </table:table-cell>
          <table:table-cell office:value-type="float" office:value="2.4" table:style-name="ce26">
            <text:p>2.4</text:p>
          </table:table-cell>
          <table:table-cell office:value-type="float" office:value="8.6" table:style-name="ce26">
            <text:p>8.6</text:p>
          </table:table-cell>
          <table:table-cell office:value-type="float" office:value="518.79999999999995" table:style-name="ce26">
            <text:p>518.8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446.2" table:style-name="ce26">
            <text:p>446.2</text:p>
          </table:table-cell>
          <table:table-cell office:value-type="float" office:value="17.5" table:style-name="ce26">
            <text:p>17.5</text:p>
          </table:table-cell>
          <table:table-cell office:value-type="float" office:value="47.1" table:style-name="ce26">
            <text:p>47.1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9.1" table:style-name="ce26">
            <text:p>9.1</text:p>
          </table:table-cell>
          <table:table-cell office:value-type="float" office:value="531.4" table:style-name="ce26">
            <text:p>531.4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453.1" table:style-name="ce26">
            <text:p>453.1</text:p>
          </table:table-cell>
          <table:table-cell office:value-type="float" office:value="20.3" table:style-name="ce26">
            <text:p>20.3</text:p>
          </table:table-cell>
          <table:table-cell office:value-type="float" office:value="52" table:style-name="ce26">
            <text:p>52.0</text:p>
          </table:table-cell>
          <table:table-cell office:value-type="float" office:value="9" table:style-name="ce26">
            <text:p>9.0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2.2" table:style-name="ce26">
            <text:p>12.2</text:p>
          </table:table-cell>
          <table:table-cell office:value-type="float" office:value="548.70000000000005" table:style-name="ce26">
            <text:p>548.7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East Midlands</text:p>
          </table:table-cell>
          <table:table-cell office:value-type="float" office:value="508.9" table:style-name="ce26">
            <text:p>508.9</text:p>
          </table:table-cell>
          <table:table-cell office:value-type="float" office:value="24.2" table:style-name="ce26">
            <text:p>24.2</text:p>
          </table:table-cell>
          <table:table-cell office:value-type="float" office:value="70.3" table:style-name="ce26">
            <text:p>70.3</text:p>
          </table:table-cell>
          <table:table-cell office:value-type="float" office:value="10.7" table:style-name="ce26">
            <text:p>10.7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5.1" table:style-name="ce26">
            <text:p>15.1</text:p>
          </table:table-cell>
          <table:table-cell office:value-type="float" office:value="631.5" table:style-name="ce26">
            <text:p>631.5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530.79999999999995" table:style-name="ce26">
            <text:p>530.8</text:p>
          </table:table-cell>
          <table:table-cell office:value-type="float" office:value="19.5" table:style-name="ce26">
            <text:p>19.5</text:p>
          </table:table-cell>
          <table:table-cell office:value-type="float" office:value="78.8" table:style-name="ce26">
            <text:p>78.8</text:p>
          </table:table-cell>
          <table:table-cell office:value-type="float" office:value="10.6" table:style-name="ce26">
            <text:p>10.6</text:p>
          </table:table-cell>
          <table:table-cell office:value-type="float" office:value="2.4" table:style-name="ce26">
            <text:p>2.4</text:p>
          </table:table-cell>
          <table:table-cell office:value-type="float" office:value="11.4" table:style-name="ce26">
            <text:p>11.4</text:p>
          </table:table-cell>
          <table:table-cell office:value-type="float" office:value="653.4" table:style-name="ce26">
            <text:p>653.4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551.70000000000005" table:style-name="ce26">
            <text:p>551.7</text:p>
          </table:table-cell>
          <table:table-cell office:value-type="float" office:value="24.3" table:style-name="ce26">
            <text:p>24.3</text:p>
          </table:table-cell>
          <table:table-cell office:value-type="float" office:value="67.3" table:style-name="ce26">
            <text:p>67.3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2.1" table:style-name="ce26">
            <text:p>2.1</text:p>
          </table:table-cell>
          <table:table-cell office:value-type="float" office:value="13.5" table:style-name="ce26">
            <text:p>13.5</text:p>
          </table:table-cell>
          <table:table-cell office:value-type="float" office:value="667.1" table:style-name="ce26">
            <text:p>667.1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305.2" table:style-name="ce26">
            <text:p>305.2</text:p>
          </table:table-cell>
          <table:table-cell office:value-type="float" office:value="14.1" table:style-name="ce26">
            <text:p>14.1</text:p>
          </table:table-cell>
          <table:table-cell office:value-type="float" office:value="25.2" table:style-name="ce26">
            <text:p>25.2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4.2" table:style-name="ce26">
            <text:p>4.2</text:p>
          </table:table-cell>
          <table:table-cell office:value-type="float" office:value="353.4" table:style-name="ce26">
            <text:p>353.4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73" table:style-name="ce26">
            <text:p>573.0</text:p>
          </table:table-cell>
          <table:table-cell office:value-type="float" office:value="25.3" table:style-name="ce26">
            <text:p>25.3</text:p>
          </table:table-cell>
          <table:table-cell office:value-type="float" office:value="72.2" table:style-name="ce26">
            <text:p>72.2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9" table:style-name="ce26">
            <text:p>9.0</text:p>
          </table:table-cell>
          <table:table-cell office:value-type="float" office:value="689.8" table:style-name="ce26">
            <text:p>689.8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573.79999999999995" table:style-name="ce26">
            <text:p>573.8</text:p>
          </table:table-cell>
          <table:table-cell office:value-type="float" office:value="29.2" table:style-name="ce26">
            <text:p>29.2</text:p>
          </table:table-cell>
          <table:table-cell office:value-type="float" office:value="88.8" table:style-name="ce26">
            <text:p>88.8</text:p>
          </table:table-cell>
          <table:table-cell office:value-type="float" office:value="8.9" table:style-name="ce26">
            <text:p>8.9</text:p>
          </table:table-cell>
          <table:table-cell office:value-type="float" office:value="3.6" table:style-name="ce26">
            <text:p>3.6</text:p>
          </table:table-cell>
          <table:table-cell office:value-type="float" office:value="18.3" table:style-name="ce26">
            <text:p>18.3</text:p>
          </table:table-cell>
          <table:table-cell office:value-type="float" office:value="722.6" table:style-name="ce26">
            <text:p>722.6</text:p>
          </table:table-cell>
          <table:table-cell table:style-name="ce41"/>
          <table:table-cell table:style-name="ce42"/>
          <table:table-cell table:style-name="ce43"/>
          <table:table-cell table:number-columns-repeated="5" table:style-name="ce17"/>
          <table:table-cell table:style-name="ce44"/>
          <table:table-cell table:style-name="ce45"/>
          <table:table-cell table:style-name="ce39"/>
          <table:table-cell table:number-columns-repeated="16365" table:style-name="ce17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2.9" table:style-name="ce26">
            <text:p>482.9</text:p>
          </table:table-cell>
          <table:table-cell office:value-type="float" office:value="21.2" table:style-name="ce26">
            <text:p>21.2</text:p>
          </table:table-cell>
          <table:table-cell office:value-type="float" office:value="60.5" table:style-name="ce26">
            <text:p>60.5</text:p>
          </table:table-cell>
          <table:table-cell office:value-type="float" office:value="7.9" table:style-name="ce26">
            <text:p>7.9</text:p>
          </table:table-cell>
          <table:table-cell office:value-type="float" office:value="2.4" table:style-name="ce26">
            <text:p>2.4</text:p>
          </table:table-cell>
          <table:table-cell office:value-type="float" office:value="10.8" table:style-name="ce26">
            <text:p>10.8</text:p>
          </table:table-cell>
          <table:table-cell office:value-type="float" office:value="585.6" table:style-name="ce26">
            <text:p>585.6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6.8" table:style-name="ce26">
            <text:p>496.8</text:p>
          </table:table-cell>
          <table:table-cell office:value-type="float" office:value="19.899999999999999" table:style-name="ce26">
            <text:p>19.9</text:p>
          </table:table-cell>
          <table:table-cell office:value-type="float" office:value="66.3" table:style-name="ce26">
            <text:p>66.3</text:p>
          </table:table-cell>
          <table:table-cell office:value-type="float" office:value="7.1" table:style-name="ce26">
            <text:p>7.1</text:p>
          </table:table-cell>
          <table:table-cell office:value-type="float" office:value="3" table:style-name="ce26">
            <text:p>3.0</text:p>
          </table:table-cell>
          <table:table-cell office:value-type="float" office:value="17.8" table:style-name="ce26">
            <text:p>17.8</text:p>
          </table:table-cell>
          <table:table-cell office:value-type="float" office:value="610.9" table:style-name="ce26">
            <text:p>610.9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7.9" table:style-name="ce26">
            <text:p>457.9</text:p>
          </table:table-cell>
          <table:table-cell office:value-type="float" office:value="14.8" table:style-name="ce26">
            <text:p>14.8</text:p>
          </table:table-cell>
          <table:table-cell office:value-type="float" office:value="54.5" table:style-name="ce26">
            <text:p>54.5</text:p>
          </table:table-cell>
          <table:table-cell office:value-type="float" office:value="7.1" table:style-name="ce26">
            <text:p>7.1</text:p>
          </table:table-cell>
          <table:table-cell office:value-type="float" office:value="2.8" table:style-name="ce26">
            <text:p>2.8</text:p>
          </table:table-cell>
          <table:table-cell office:value-type="float" office:value="15.4" table:style-name="ce26">
            <text:p>15.4</text:p>
          </table:table-cell>
          <table:table-cell office:value-type="float" office:value="552.5" table:style-name="ce26">
            <text:p>552.5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1.3" table:style-name="ce26">
            <text:p>491.3</text:p>
          </table:table-cell>
          <table:table-cell office:value-type="float" office:value="20.8" table:style-name="ce26">
            <text:p>20.8</text:p>
          </table:table-cell>
          <table:table-cell office:value-type="float" office:value="61.3" table:style-name="ce26">
            <text:p>61.3</text:p>
          </table:table-cell>
          <table:table-cell office:value-type="float" office:value="7.9" table:style-name="ce26">
            <text:p>7.9</text:p>
          </table:table-cell>
          <table:table-cell office:value-type="float" office:value="2.5" table:style-name="ce26">
            <text:p>2.5</text:p>
          </table:table-cell>
          <table:table-cell office:value-type="float" office:value="11.7" table:style-name="ce26">
            <text:p>11.7</text:p>
          </table:table-cell>
          <table:table-cell office:value-type="float" office:value="595.6" table:style-name="ce26">
            <text:p>595.6</text:p>
          </table:table-cell>
          <table:table-cell table:style-name="ce41"/>
          <table:table-cell table:number-columns-repeated="8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09.3" table:style-name="ce26">
            <text:p>509.3</text:p>
          </table:table-cell>
          <table:table-cell office:value-type="float" office:value="13.6" table:style-name="ce26">
            <text:p>13.6</text:p>
          </table:table-cell>
          <table:table-cell office:value-type="float" office:value="60.2" table:style-name="ce26">
            <text:p>60.2</text:p>
          </table:table-cell>
          <table:table-cell office:value-type="float" office:value="12.9" table:style-name="ce26">
            <text:p>12.9</text:p>
          </table:table-cell>
          <table:table-cell office:value-type="float" office:value="3" table:style-name="ce26">
            <text:p>3.0</text:p>
          </table:table-cell>
          <table:table-cell office:value-type="float" office:value="17.899999999999999" table:style-name="ce26">
            <text:p>17.9</text:p>
          </table:table-cell>
          <table:table-cell office:value-type="float" office:value="617" table:style-name="ce26">
            <text:p>617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2.1" table:style-name="ce28">
            <text:p>492.1</text:p>
          </table:table-cell>
          <table:table-cell office:value-type="float" office:value="20.6" table:style-name="ce28">
            <text:p>20.6</text:p>
          </table:table-cell>
          <table:table-cell office:value-type="float" office:value="61.3" table:style-name="ce28">
            <text:p>61.3</text:p>
          </table:table-cell>
          <table:table-cell office:value-type="float" office:value="8" table:style-name="ce28">
            <text:p>8.0</text:p>
          </table:table-cell>
          <table:table-cell office:value-type="float" office:value="2.5" table:style-name="ce28">
            <text:p>2.5</text:p>
          </table:table-cell>
          <table:table-cell office:value-type="float" office:value="11.9" table:style-name="ce28">
            <text:p>11.9</text:p>
          </table:table-cell>
          <table:table-cell office:value-type="float" office:value="596.4" table:style-name="ce28">
            <text:p>596.4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table:style-name="ce21"/>
          <table:table-cell table:number-columns-repeated="7" table:style-name="ce26"/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style-name="ce2"/>
          <table:table-cell table:number-columns-repeated="16365" table:style-name="ce3"/>
        </table:table-row>
        <table:table-row table:style-name="ro3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3" table:style-name="ce2"/>
          <table:table-cell table:number-columns-repeated="16365" table:style-name="ce3"/>
        </table:table-row>
        <table:table-row table:style-name="ro3">
          <table:table-cell table:style-name="ce2"/>
          <table:table-cell table:style-name="ce30"/>
          <table:table-cell table:number-columns-repeated="4" table:style-name="ce31"/>
          <table:table-cell table:number-columns-repeated="13" table:style-name="ce2"/>
          <table:table-cell table:number-columns-repeated="16365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2 April 2018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Notes &amp; definitions https://www.gov.uk/government/publications/vehicles-statistics-guidance)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June 2018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5" table:style-name="ro2">
          <table:table-cell table:number-columns-repeated="16384"/>
        </table:table-row>
      </table:table>
      <table:table table:name="2017_Q2" table:style-name="ta2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7 Q2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17.78" table:style-name="ce22">
            <text:p>1,117.8</text:p>
          </table:table-cell>
          <table:table-cell office:value-type="float" office:value="44.051000000000002" table:style-name="ce22">
            <text:p>44.1</text:p>
          </table:table-cell>
          <table:table-cell office:value-type="float" office:value="153.995" table:style-name="ce22">
            <text:p>154.0</text:p>
          </table:table-cell>
          <table:table-cell office:value-type="float" office:value="16.044" table:style-name="ce22">
            <text:p>16.0</text:p>
          </table:table-cell>
          <table:table-cell office:value-type="float" office:value="6.4160000000000004" table:style-name="ce22">
            <text:p>6.4</text:p>
          </table:table-cell>
          <table:table-cell office:value-type="float" office:value="22.538" table:style-name="ce22">
            <text:p>22.5</text:p>
          </table:table-cell>
          <table:table-cell office:value-type="float" office:value="1360.8240000000001" table:style-name="ce22">
            <text:p>1,360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03.5309999999999" table:style-name="ce22">
            <text:p>3,203.5</text:p>
          </table:table-cell>
          <table:table-cell office:value-type="float" office:value="126.61499999999999" table:style-name="ce22">
            <text:p>126.6</text:p>
          </table:table-cell>
          <table:table-cell office:value-type="float" office:value="336.19900000000001" table:style-name="ce22">
            <text:p>336.2</text:p>
          </table:table-cell>
          <table:table-cell office:value-type="float" office:value="67.134" table:style-name="ce22">
            <text:p>67.1</text:p>
          </table:table-cell>
          <table:table-cell office:value-type="float" office:value="16.100000000000001" table:style-name="ce22">
            <text:p>16.1</text:p>
          </table:table-cell>
          <table:table-cell office:value-type="float" office:value="65.167000000000002" table:style-name="ce22">
            <text:p>65.2</text:p>
          </table:table-cell>
          <table:table-cell office:value-type="float" office:value="3814.7460000000001" table:style-name="ce22">
            <text:p>3,814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42.3670000000002" table:style-name="ce22">
            <text:p>2,442.4</text:p>
          </table:table-cell>
          <table:table-cell office:value-type="float" office:value="109.587" table:style-name="ce22">
            <text:p>109.6</text:p>
          </table:table-cell>
          <table:table-cell office:value-type="float" office:value="279.363" table:style-name="ce22">
            <text:p>279.4</text:p>
          </table:table-cell>
          <table:table-cell office:value-type="float" office:value="47.691000000000003" table:style-name="ce22">
            <text:p>47.7</text:p>
          </table:table-cell>
          <table:table-cell office:value-type="float" office:value="12.112" table:style-name="ce22">
            <text:p>12.1</text:p>
          </table:table-cell>
          <table:table-cell office:value-type="float" office:value="65.5" table:style-name="ce22">
            <text:p>65.5</text:p>
          </table:table-cell>
          <table:table-cell office:value-type="float" office:value="2956.62" table:style-name="ce22">
            <text:p>2,956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402.261" table:style-name="ce22">
            <text:p>2,402.3</text:p>
          </table:table-cell>
          <table:table-cell office:value-type="float" office:value="114.258" table:style-name="ce22">
            <text:p>114.3</text:p>
          </table:table-cell>
          <table:table-cell office:value-type="float" office:value="329.43" table:style-name="ce22">
            <text:p>329.4</text:p>
          </table:table-cell>
          <table:table-cell office:value-type="float" office:value="50.252000000000002" table:style-name="ce22">
            <text:p>50.3</text:p>
          </table:table-cell>
          <table:table-cell office:value-type="float" office:value="10.673999999999999" table:style-name="ce22">
            <text:p>10.7</text:p>
          </table:table-cell>
          <table:table-cell office:value-type="float" office:value="70.725999999999999" table:style-name="ce22">
            <text:p>70.7</text:p>
          </table:table-cell>
          <table:table-cell office:value-type="float" office:value="2977.6010000000001" table:style-name="ce22">
            <text:p>2,977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61.72" table:style-name="ce22">
            <text:p>3,061.7</text:p>
          </table:table-cell>
          <table:table-cell office:value-type="float" office:value="112.56699999999999" table:style-name="ce22">
            <text:p>112.6</text:p>
          </table:table-cell>
          <table:table-cell office:value-type="float" office:value="453.44400000000002" table:style-name="ce22">
            <text:p>453.4</text:p>
          </table:table-cell>
          <table:table-cell office:value-type="float" office:value="61.002000000000002" table:style-name="ce22">
            <text:p>61.0</text:p>
          </table:table-cell>
          <table:table-cell office:value-type="float" office:value="14.105" table:style-name="ce22">
            <text:p>14.1</text:p>
          </table:table-cell>
          <table:table-cell office:value-type="float" office:value="65.218000000000004" table:style-name="ce22">
            <text:p>65.2</text:p>
          </table:table-cell>
          <table:table-cell office:value-type="float" office:value="3768.056" table:style-name="ce22">
            <text:p>3,768.1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71.873" table:style-name="ce22">
            <text:p>3,371.9</text:p>
          </table:table-cell>
          <table:table-cell office:value-type="float" office:value="148.74100000000001" table:style-name="ce22">
            <text:p>148.7</text:p>
          </table:table-cell>
          <table:table-cell office:value-type="float" office:value="407.81099999999998" table:style-name="ce22">
            <text:p>407.8</text:p>
          </table:table-cell>
          <table:table-cell office:value-type="float" office:value="50.603000000000002" table:style-name="ce22">
            <text:p>50.6</text:p>
          </table:table-cell>
          <table:table-cell office:value-type="float" office:value="13.06" table:style-name="ce22">
            <text:p>13.1</text:p>
          </table:table-cell>
          <table:table-cell office:value-type="float" office:value="82.13" table:style-name="ce22">
            <text:p>82.1</text:p>
          </table:table-cell>
          <table:table-cell office:value-type="float" office:value="4074.2179999999998" table:style-name="ce22">
            <text:p>4,074.2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83.6410000000001" table:style-name="ce22">
            <text:p>2,683.6</text:p>
          </table:table-cell>
          <table:table-cell office:value-type="float" office:value="125.554" table:style-name="ce22">
            <text:p>125.6</text:p>
          </table:table-cell>
          <table:table-cell office:value-type="float" office:value="219.94800000000001" table:style-name="ce22">
            <text:p>219.9</text:p>
          </table:table-cell>
          <table:table-cell office:value-type="float" office:value="20.542000000000002" table:style-name="ce22">
            <text:p>20.5</text:p>
          </table:table-cell>
          <table:table-cell office:value-type="float" office:value="20.831" table:style-name="ce22">
            <text:p>20.8</text:p>
          </table:table-cell>
          <table:table-cell office:value-type="float" office:value="37.11" table:style-name="ce22">
            <text:p>37.1</text:p>
          </table:table-cell>
          <table:table-cell office:value-type="float" office:value="3107.6260000000002" table:style-name="ce22">
            <text:p>3,107.6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164.0720000000001" table:style-name="ce22">
            <text:p>5,164.1</text:p>
          </table:table-cell>
          <table:table-cell office:value-type="float" office:value="227.69499999999999" table:style-name="ce22">
            <text:p>227.7</text:p>
          </table:table-cell>
          <table:table-cell office:value-type="float" office:value="645.98800000000006" table:style-name="ce22">
            <text:p>646.0</text:p>
          </table:table-cell>
          <table:table-cell office:value-type="float" office:value="69.938000000000002" table:style-name="ce22">
            <text:p>69.9</text:p>
          </table:table-cell>
          <table:table-cell office:value-type="float" office:value="22.460999999999999" table:style-name="ce22">
            <text:p>22.5</text:p>
          </table:table-cell>
          <table:table-cell office:value-type="float" office:value="80.197999999999993" table:style-name="ce22">
            <text:p>80.2</text:p>
          </table:table-cell>
          <table:table-cell office:value-type="float" office:value="6210.3519999999999" table:style-name="ce22">
            <text:p>6,210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149.1039999999998" table:style-name="ce22">
            <text:p>3,149.1</text:p>
          </table:table-cell>
          <table:table-cell office:value-type="float" office:value="160.23500000000001" table:style-name="ce22">
            <text:p>160.2</text:p>
          </table:table-cell>
          <table:table-cell office:value-type="float" office:value="482.02699999999999" table:style-name="ce22">
            <text:p>482.0</text:p>
          </table:table-cell>
          <table:table-cell office:value-type="float" office:value="48.390999999999998" table:style-name="ce22">
            <text:p>48.4</text:p>
          </table:table-cell>
          <table:table-cell office:value-type="float" office:value="20.050999999999998" table:style-name="ce22">
            <text:p>20.1</text:p>
          </table:table-cell>
          <table:table-cell office:value-type="float" office:value="101.239" table:style-name="ce22">
            <text:p>101.2</text:p>
          </table:table-cell>
          <table:table-cell office:value-type="float" office:value="3961.047" table:style-name="ce22">
            <text:p>3,961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596.348999999998" table:style-name="ce22">
            <text:p>26,596.3</text:p>
          </table:table-cell>
          <table:table-cell office:value-type="float" office:value="1169.3030000000001" table:style-name="ce22">
            <text:p>1,169.3</text:p>
          </table:table-cell>
          <table:table-cell office:value-type="float" office:value="3308.2049999999999" table:style-name="ce22">
            <text:p>3,308.2</text:p>
          </table:table-cell>
          <table:table-cell office:value-type="float" office:value="431.59699999999998" table:style-name="ce22">
            <text:p>431.6</text:p>
          </table:table-cell>
          <table:table-cell office:value-type="float" office:value="135.81" table:style-name="ce22">
            <text:p>135.8</text:p>
          </table:table-cell>
          <table:table-cell office:value-type="float" office:value="589.82600000000002" table:style-name="ce22">
            <text:p>589.8</text:p>
          </table:table-cell>
          <table:table-cell office:value-type="float" office:value="32231.09" table:style-name="ce22">
            <text:p>32,231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40.0530000000001" table:style-name="ce22">
            <text:p>1,540.1</text:p>
          </table:table-cell>
          <table:table-cell office:value-type="float" office:value="61.517000000000003" table:style-name="ce22">
            <text:p>61.5</text:p>
          </table:table-cell>
          <table:table-cell office:value-type="float" office:value="203.874" table:style-name="ce22">
            <text:p>203.9</text:p>
          </table:table-cell>
          <table:table-cell office:value-type="float" office:value="22.055" table:style-name="ce22">
            <text:p>22.1</text:p>
          </table:table-cell>
          <table:table-cell office:value-type="float" office:value="9.3350000000000009" table:style-name="ce22">
            <text:p>9.3</text:p>
          </table:table-cell>
          <table:table-cell office:value-type="float" office:value="55.273000000000003" table:style-name="ce22">
            <text:p>55.3</text:p>
          </table:table-cell>
          <table:table-cell office:value-type="float" office:value="1892.107" table:style-name="ce22">
            <text:p>1,892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60.64" table:style-name="ce22">
            <text:p>2,460.6</text:p>
          </table:table-cell>
          <table:table-cell office:value-type="float" office:value="79.543000000000006" table:style-name="ce22">
            <text:p>79.5</text:p>
          </table:table-cell>
          <table:table-cell office:value-type="float" office:value="290.41699999999997" table:style-name="ce22">
            <text:p>290.4</text:p>
          </table:table-cell>
          <table:table-cell office:value-type="float" office:value="38.427999999999997" table:style-name="ce22">
            <text:p>38.4</text:p>
          </table:table-cell>
          <table:table-cell office:value-type="float" office:value="14.907999999999999" table:style-name="ce22">
            <text:p>14.9</text:p>
          </table:table-cell>
          <table:table-cell office:value-type="float" office:value="82.569000000000003" table:style-name="ce22">
            <text:p>82.6</text:p>
          </table:table-cell>
          <table:table-cell office:value-type="float" office:value="2966.5050000000001" table:style-name="ce22">
            <text:p>2,966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12.85599999999999" table:style-name="ce22">
            <text:p>612.9</text:p>
          </table:table-cell>
          <table:table-cell office:value-type="float" office:value="17.616" table:style-name="ce22">
            <text:p>17.6</text:p>
          </table:table-cell>
          <table:table-cell office:value-type="float" office:value="66.462000000000003" table:style-name="ce22">
            <text:p>66.5</text:p>
          </table:table-cell>
          <table:table-cell office:value-type="float" office:value="6.5650000000000004" table:style-name="ce22">
            <text:p>6.6</text:p>
          </table:table-cell>
          <table:table-cell office:value-type="float" office:value="1.5649999999999999" table:style-name="ce22">
            <text:p>1.6</text:p>
          </table:table-cell>
          <table:table-cell office:value-type="float" office:value="12.513999999999999" table:style-name="ce22">
            <text:p>12.5</text:p>
          </table:table-cell>
          <table:table-cell office:value-type="float" office:value="717.57799999999997" table:style-name="ce22">
            <text:p>717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2.278" table:style-name="ce22">
            <text:p>2.3</text:p>
          </table:table-cell>
          <table:table-cell office:value-type="float" office:value="0.83499999999999996" table:style-name="ce22">
            <text:p>0.8</text:p>
          </table:table-cell>
          <table:table-cell office:value-type="float" office:value="1.0289999999999999" table:style-name="ce22">
            <text:p>1.0</text:p>
          </table:table-cell>
          <table:table-cell office:value-type="float" office:value="7.4999999999999997E-2" table:style-name="ce22">
            <text:p>0.1</text:p>
          </table:table-cell>
          <table:table-cell office:value-type="float" office:value="6.4000000000000001E-2" table:style-name="ce22">
            <text:p>0.1</text:p>
          </table:table-cell>
          <table:table-cell office:value-type="float" office:value="0.73" table:style-name="ce22">
            <text:p>0.7</text:p>
          </table:table-cell>
          <table:table-cell office:value-type="float" office:value="5.0110000000000001" table:style-name="ce22">
            <text:p>5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212.175999999999" table:style-name="ce22">
            <text:p>31,212.2</text:p>
          </table:table-cell>
          <table:table-cell office:value-type="float" office:value="1328.8140000000001" table:style-name="ce22">
            <text:p>1,328.8</text:p>
          </table:table-cell>
          <table:table-cell office:value-type="float" office:value="3869.9870000000001" table:style-name="ce22">
            <text:p>3,870.0</text:p>
          </table:table-cell>
          <table:table-cell office:value-type="float" office:value="498.72" table:style-name="ce22">
            <text:p>498.7</text:p>
          </table:table-cell>
          <table:table-cell office:value-type="float" office:value="161.68199999999999" table:style-name="ce22">
            <text:p>161.7</text:p>
          </table:table-cell>
          <table:table-cell office:value-type="float" office:value="740.91200000000003" table:style-name="ce22">
            <text:p>740.9</text:p>
          </table:table-cell>
          <table:table-cell office:value-type="float" office:value="37812.290999999997" table:style-name="ce22">
            <text:p>37,812.3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43.971" table:style-name="ce22">
            <text:p>944.0</text:p>
          </table:table-cell>
          <table:table-cell office:value-type="float" office:value="25.385999999999999" table:style-name="ce22">
            <text:p>25.4</text:p>
          </table:table-cell>
          <table:table-cell office:value-type="float" office:value="111.14" table:style-name="ce22">
            <text:p>111.1</text:p>
          </table:table-cell>
          <table:table-cell office:value-type="float" office:value="23.998000000000001" table:style-name="ce22">
            <text:p>24.0</text:p>
          </table:table-cell>
          <table:table-cell office:value-type="float" office:value="5.351" table:style-name="ce22">
            <text:p>5.4</text:p>
          </table:table-cell>
          <table:table-cell office:value-type="float" office:value="32.762" table:style-name="ce22">
            <text:p>32.8</text:p>
          </table:table-cell>
          <table:table-cell office:value-type="float" office:value="1142.6079999999999" table:style-name="ce22">
            <text:p>1,142.6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125" table:style-name="ce22">
            <text:p>13.1</text:p>
          </table:table-cell>
          <table:table-cell office:value-type="float" office:value="0.223" table:style-name="ce22">
            <text:p>0.2</text:p>
          </table:table-cell>
          <table:table-cell office:value-type="float" office:value="0.92800000000000005" table:style-name="ce22">
            <text:p>0.9</text:p>
          </table:table-cell>
          <table:table-cell office:value-type="float" office:value="0.14599999999999999" table:style-name="ce22">
            <text:p>0.1</text:p>
          </table:table-cell>
          <table:table-cell office:value-type="float" office:value="3.9E-2" table:style-name="ce22">
            <text:p>-</text:p>
          </table:table-cell>
          <table:table-cell office:value-type="float" office:value="6.2E-2" table:style-name="ce22">
            <text:p>0.1</text:p>
          </table:table-cell>
          <table:table-cell office:value-type="float" office:value="14.523" table:style-name="ce22">
            <text:p>14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, previously NI</text:p>
          </table:table-cell>
          <table:table-cell office:value-type="float" office:value="1.155" table:style-name="ce22">
            <text:p>1.2</text:p>
          </table:table-cell>
          <table:table-cell office:value-type="float" office:value="0.02" table:style-name="ce22">
            <text:p>-</text:p>
          </table:table-cell>
          <table:table-cell office:value-type="float" office:value="2.9000000000000001E-2" table:style-name="ce22">
            <text:p>-</text:p>
          </table:table-cell>
          <table:table-cell office:value-type="float" office:value="1E-3" table:style-name="ce22">
            <text:p>-</text:p>
          </table:table-cell>
          <table:table-cell office:value-type="float" office:value="0" table:style-name="ce22">
            <text:p>0.0</text:p>
          </table:table-cell>
          <table:table-cell office:value-type="float" office:value="1E-3" table:style-name="ce22">
            <text:p>-</text:p>
          </table:table-cell>
          <table:table-cell office:value-type="float" office:value="1.206" table:style-name="ce22">
            <text:p>1.2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170.427" table:style-name="ce22">
            <text:p>32,170.4</text:p>
          </table:table-cell>
          <table:table-cell office:value-type="float" office:value="1354.443" table:style-name="ce22">
            <text:p>1,354.4</text:p>
          </table:table-cell>
          <table:table-cell office:value-type="float" office:value="3982.0839999999998" table:style-name="ce22">
            <text:p>3,982.1</text:p>
          </table:table-cell>
          <table:table-cell office:value-type="float" office:value="522.86500000000001" table:style-name="ce22">
            <text:p>522.9</text:p>
          </table:table-cell>
          <table:table-cell office:value-type="float" office:value="167.072" table:style-name="ce22">
            <text:p>167.1</text:p>
          </table:table-cell>
          <table:table-cell office:value-type="float" office:value="773.73699999999997" table:style-name="ce22">
            <text:p>773.7</text:p>
          </table:table-cell>
          <table:table-cell office:value-type="float" office:value="38970.627999999997" table:style-name="ce22">
            <text:p>38,970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5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25.9" table:style-name="ce26">
            <text:p>425.9</text:p>
          </table:table-cell>
          <table:table-cell office:value-type="float" office:value="16.8" table:style-name="ce26">
            <text:p>16.8</text:p>
          </table:table-cell>
          <table:table-cell office:value-type="float" office:value="58.7" table:style-name="ce26">
            <text:p>58.7</text:p>
          </table:table-cell>
          <table:table-cell office:value-type="float" office:value="6.1" table:style-name="ce26">
            <text:p>6.1</text:p>
          </table:table-cell>
          <table:table-cell office:value-type="float" office:value="2.4" table:style-name="ce26">
            <text:p>2.4</text:p>
          </table:table-cell>
          <table:table-cell office:value-type="float" office:value="8.6" table:style-name="ce26">
            <text:p>8.6</text:p>
          </table:table-cell>
          <table:table-cell office:value-type="float" office:value="518.5" table:style-name="ce26">
            <text:p>518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46.6" table:style-name="ce26">
            <text:p>446.6</text:p>
          </table:table-cell>
          <table:table-cell office:value-type="float" office:value="17.600000000000001" table:style-name="ce26">
            <text:p>17.6</text:p>
          </table:table-cell>
          <table:table-cell office:value-type="float" office:value="46.9" table:style-name="ce26">
            <text:p>46.9</text:p>
          </table:table-cell>
          <table:table-cell office:value-type="float" office:value="9.4" table:style-name="ce26">
            <text:p>9.4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9.1" table:style-name="ce26">
            <text:p>9.1</text:p>
          </table:table-cell>
          <table:table-cell office:value-type="float" office:value="531.79999999999995" table:style-name="ce26">
            <text:p>531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53.1" table:style-name="ce26">
            <text:p>453.1</text:p>
          </table:table-cell>
          <table:table-cell office:value-type="float" office:value="20.3" table:style-name="ce26">
            <text:p>20.3</text:p>
          </table:table-cell>
          <table:table-cell office:value-type="float" office:value="51.8" table:style-name="ce26">
            <text:p>51.8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2.2" table:style-name="ce26">
            <text:p>12.2</text:p>
          </table:table-cell>
          <table:table-cell office:value-type="float" office:value="548.5" table:style-name="ce26">
            <text:p>548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513.6" table:style-name="ce26">
            <text:p>513.6</text:p>
          </table:table-cell>
          <table:table-cell office:value-type="float" office:value="24.4" table:style-name="ce26">
            <text:p>24.4</text:p>
          </table:table-cell>
          <table:table-cell office:value-type="float" office:value="70.400000000000006" table:style-name="ce26">
            <text:p>70.4</text:p>
          </table:table-cell>
          <table:table-cell office:value-type="float" office:value="10.7" table:style-name="ce26">
            <text:p>10.7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5.1" table:style-name="ce26">
            <text:p>15.1</text:p>
          </table:table-cell>
          <table:table-cell office:value-type="float" office:value="636.6" table:style-name="ce26">
            <text:p>636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32.4" table:style-name="ce26">
            <text:p>532.4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78.8" table:style-name="ce26">
            <text:p>78.8</text:p>
          </table:table-cell>
          <table:table-cell office:value-type="float" office:value="10.6" table:style-name="ce26">
            <text:p>10.6</text:p>
          </table:table-cell>
          <table:table-cell office:value-type="float" office:value="2.5" table:style-name="ce26">
            <text:p>2.5</text:p>
          </table:table-cell>
          <table:table-cell office:value-type="float" office:value="11.3" table:style-name="ce26">
            <text:p>11.3</text:p>
          </table:table-cell>
          <table:table-cell office:value-type="float" office:value="655.20000000000005" table:style-name="ce26">
            <text:p>655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54.9" table:style-name="ce26">
            <text:p>554.9</text:p>
          </table:table-cell>
          <table:table-cell office:value-type="float" office:value="24.5" table:style-name="ce26">
            <text:p>24.5</text:p>
          </table:table-cell>
          <table:table-cell office:value-type="float" office:value="67.099999999999994" table:style-name="ce26">
            <text:p>67.1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2.1" table:style-name="ce26">
            <text:p>2.1</text:p>
          </table:table-cell>
          <table:table-cell office:value-type="float" office:value="13.5" table:style-name="ce26">
            <text:p>13.5</text:p>
          </table:table-cell>
          <table:table-cell office:value-type="float" office:value="670.5" table:style-name="ce26">
            <text:p>670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9.39999999999998" table:style-name="ce26">
            <text:p>309.4</text:p>
          </table:table-cell>
          <table:table-cell office:value-type="float" office:value="14.5" table:style-name="ce26">
            <text:p>14.5</text:p>
          </table:table-cell>
          <table:table-cell office:value-type="float" office:value="25.4" table:style-name="ce26">
            <text:p>25.4</text:p>
          </table:table-cell>
          <table:table-cell office:value-type="float" office:value="2.4" table:style-name="ce26">
            <text:p>2.4</text:p>
          </table:table-cell>
          <table:table-cell office:value-type="float" office:value="2.4" table:style-name="ce26">
            <text:p>2.4</text:p>
          </table:table-cell>
          <table:table-cell office:value-type="float" office:value="4.3" table:style-name="ce26">
            <text:p>4.3</text:p>
          </table:table-cell>
          <table:table-cell office:value-type="float" office:value="358.3" table:style-name="ce26">
            <text:p>358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77.1" table:style-name="ce26">
            <text:p>577.1</text:p>
          </table:table-cell>
          <table:table-cell office:value-type="float" office:value="25.4" table:style-name="ce26">
            <text:p>25.4</text:p>
          </table:table-cell>
          <table:table-cell office:value-type="float" office:value="72.2" table:style-name="ce26">
            <text:p>72.2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9" table:style-name="ce26">
            <text:p>9.0</text:p>
          </table:table-cell>
          <table:table-cell office:value-type="float" office:value="694.1" table:style-name="ce26">
            <text:p>694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75.6" table:style-name="ce26">
            <text:p>575.6</text:p>
          </table:table-cell>
          <table:table-cell office:value-type="float" office:value="29.3" table:style-name="ce26">
            <text:p>29.3</text:p>
          </table:table-cell>
          <table:table-cell office:value-type="float" office:value="88.1" table:style-name="ce26">
            <text:p>88.1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3.7" table:style-name="ce26">
            <text:p>3.7</text:p>
          </table:table-cell>
          <table:table-cell office:value-type="float" office:value="18.5" table:style-name="ce26">
            <text:p>18.5</text:p>
          </table:table-cell>
          <table:table-cell office:value-type="float" office:value="724" table:style-name="ce26">
            <text:p>724.0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5.5" table:style-name="ce26">
            <text:p>485.5</text:p>
          </table:table-cell>
          <table:table-cell office:value-type="float" office:value="21.3" table:style-name="ce26">
            <text:p>21.3</text:p>
          </table:table-cell>
          <table:table-cell office:value-type="float" office:value="60.4" table:style-name="ce26">
            <text:p>60.4</text:p>
          </table:table-cell>
          <table:table-cell office:value-type="float" office:value="7.9" table:style-name="ce26">
            <text:p>7.9</text:p>
          </table:table-cell>
          <table:table-cell office:value-type="float" office:value="2.5" table:style-name="ce26">
            <text:p>2.5</text:p>
          </table:table-cell>
          <table:table-cell office:value-type="float" office:value="10.8" table:style-name="ce26">
            <text:p>10.8</text:p>
          </table:table-cell>
          <table:table-cell office:value-type="float" office:value="588.29999999999995" table:style-name="ce26">
            <text:p>588.3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6.9" table:style-name="ce26">
            <text:p>496.9</text:p>
          </table:table-cell>
          <table:table-cell office:value-type="float" office:value="19.899999999999999" table:style-name="ce26">
            <text:p>19.9</text:p>
          </table:table-cell>
          <table:table-cell office:value-type="float" office:value="65.8" table:style-name="ce26">
            <text:p>65.8</text:p>
          </table:table-cell>
          <table:table-cell office:value-type="float" office:value="7.1" table:style-name="ce26">
            <text:p>7.1</text:p>
          </table:table-cell>
          <table:table-cell office:value-type="float" office:value="3" table:style-name="ce26">
            <text:p>3.0</text:p>
          </table:table-cell>
          <table:table-cell office:value-type="float" office:value="17.8" table:style-name="ce26">
            <text:p>17.8</text:p>
          </table:table-cell>
          <table:table-cell office:value-type="float" office:value="610.5" table:style-name="ce26">
            <text:p>610.5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8" table:style-name="ce26">
            <text:p>458.0</text:p>
          </table:table-cell>
          <table:table-cell office:value-type="float" office:value="14.8" table:style-name="ce26">
            <text:p>14.8</text:p>
          </table:table-cell>
          <table:table-cell office:value-type="float" office:value="54.1" table:style-name="ce26">
            <text:p>54.1</text:p>
          </table:table-cell>
          <table:table-cell office:value-type="float" office:value="7.2" table:style-name="ce26">
            <text:p>7.2</text:p>
          </table:table-cell>
          <table:table-cell office:value-type="float" office:value="2.8" table:style-name="ce26">
            <text:p>2.8</text:p>
          </table:table-cell>
          <table:table-cell office:value-type="float" office:value="15.4" table:style-name="ce26">
            <text:p>15.4</text:p>
          </table:table-cell>
          <table:table-cell office:value-type="float" office:value="552.1" table:style-name="ce26">
            <text:p>552.1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3.4" table:style-name="ce26">
            <text:p>493.4</text:p>
          </table:table-cell>
          <table:table-cell office:value-type="float" office:value="21" table:style-name="ce26">
            <text:p>21.0</text:p>
          </table:table-cell>
          <table:table-cell office:value-type="float" office:value="61.2" table:style-name="ce26">
            <text:p>61.2</text:p>
          </table:table-cell>
          <table:table-cell office:value-type="float" office:value="7.9" table:style-name="ce26">
            <text:p>7.9</text:p>
          </table:table-cell>
          <table:table-cell office:value-type="float" office:value="2.6" table:style-name="ce26">
            <text:p>2.6</text:p>
          </table:table-cell>
          <table:table-cell office:value-type="float" office:value="11.7" table:style-name="ce26">
            <text:p>11.7</text:p>
          </table:table-cell>
          <table:table-cell office:value-type="float" office:value="597.70000000000005" table:style-name="ce26">
            <text:p>597.7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09.8" table:style-name="ce26">
            <text:p>509.8</text:p>
          </table:table-cell>
          <table:table-cell office:value-type="float" office:value="13.7" table:style-name="ce26">
            <text:p>13.7</text:p>
          </table:table-cell>
          <table:table-cell office:value-type="float" office:value="60" table:style-name="ce26">
            <text:p>60.0</text:p>
          </table:table-cell>
          <table:table-cell office:value-type="float" office:value="13" table:style-name="ce26">
            <text:p>13.0</text:p>
          </table:table-cell>
          <table:table-cell office:value-type="float" office:value="2.9" table:style-name="ce26">
            <text:p>2.9</text:p>
          </table:table-cell>
          <table:table-cell office:value-type="float" office:value="17.7" table:style-name="ce26">
            <text:p>17.7</text:p>
          </table:table-cell>
          <table:table-cell office:value-type="float" office:value="617.1" table:style-name="ce26">
            <text:p>617.1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4.1" table:style-name="ce28">
            <text:p>494.1</text:p>
          </table:table-cell>
          <table:table-cell office:value-type="float" office:value="20.8" table:style-name="ce28">
            <text:p>20.8</text:p>
          </table:table-cell>
          <table:table-cell office:value-type="float" office:value="61.2" table:style-name="ce28">
            <text:p>61.2</text:p>
          </table:table-cell>
          <table:table-cell office:value-type="float" office:value="8" table:style-name="ce28">
            <text:p>8.0</text:p>
          </table:table-cell>
          <table:table-cell office:value-type="float" office:value="2.6" table:style-name="ce28">
            <text:p>2.6</text:p>
          </table:table-cell>
          <table:table-cell office:value-type="float" office:value="11.9" table:style-name="ce28">
            <text:p>11.9</text:p>
          </table:table-cell>
          <table:table-cell office:value-type="float" office:value="598.5" table:style-name="ce28">
            <text:p>598.5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4 September 2017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Notes &amp; definitions https://www.gov.uk/government/publications/vehicles-statistics-guidance)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14 December 2017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7_Q1" table:style-name="ta5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7 Q1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12.866" table:style-name="ce22">
            <text:p>1,112.9</text:p>
          </table:table-cell>
          <table:table-cell office:value-type="float" office:value="40.142000000000003" table:style-name="ce22">
            <text:p>40.1</text:p>
          </table:table-cell>
          <table:table-cell office:value-type="float" office:value="152.209" table:style-name="ce22">
            <text:p>152.2</text:p>
          </table:table-cell>
          <table:table-cell office:value-type="float" office:value="15.769" table:style-name="ce22">
            <text:p>15.8</text:p>
          </table:table-cell>
          <table:table-cell office:value-type="float" office:value="6.3780000000000001" table:style-name="ce22">
            <text:p>6.4</text:p>
          </table:table-cell>
          <table:table-cell office:value-type="float" office:value="22.047999999999998" table:style-name="ce22">
            <text:p>22.0</text:p>
          </table:table-cell>
          <table:table-cell office:value-type="float" office:value="1349.412" table:style-name="ce22">
            <text:p>1,349.4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89.7060000000001" table:style-name="ce22">
            <text:p>3,189.7</text:p>
          </table:table-cell>
          <table:table-cell office:value-type="float" office:value="118.76600000000001" table:style-name="ce22">
            <text:p>118.8</text:p>
          </table:table-cell>
          <table:table-cell office:value-type="float" office:value="333.11099999999999" table:style-name="ce22">
            <text:p>333.1</text:p>
          </table:table-cell>
          <table:table-cell office:value-type="float" office:value="66.393000000000001" table:style-name="ce22">
            <text:p>66.4</text:p>
          </table:table-cell>
          <table:table-cell office:value-type="float" office:value="16.128" table:style-name="ce22">
            <text:p>16.1</text:p>
          </table:table-cell>
          <table:table-cell office:value-type="float" office:value="63.837000000000003" table:style-name="ce22">
            <text:p>63.8</text:p>
          </table:table-cell>
          <table:table-cell office:value-type="float" office:value="3787.9409999999998" table:style-name="ce22">
            <text:p>3,787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27.587" table:style-name="ce22">
            <text:p>2,427.6</text:p>
          </table:table-cell>
          <table:table-cell office:value-type="float" office:value="100.953" table:style-name="ce22">
            <text:p>101.0</text:p>
          </table:table-cell>
          <table:table-cell office:value-type="float" office:value="275.87" table:style-name="ce22">
            <text:p>275.9</text:p>
          </table:table-cell>
          <table:table-cell office:value-type="float" office:value="46.807000000000002" table:style-name="ce22">
            <text:p>46.8</text:p>
          </table:table-cell>
          <table:table-cell office:value-type="float" office:value="12.071999999999999" table:style-name="ce22">
            <text:p>12.1</text:p>
          </table:table-cell>
          <table:table-cell office:value-type="float" office:value="64.317999999999998" table:style-name="ce22">
            <text:p>64.3</text:p>
          </table:table-cell>
          <table:table-cell office:value-type="float" office:value="2927.607" table:style-name="ce22">
            <text:p>2,927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75.6289999999999" table:style-name="ce22">
            <text:p>2,375.6</text:p>
          </table:table-cell>
          <table:table-cell office:value-type="float" office:value="105.812" table:style-name="ce22">
            <text:p>105.8</text:p>
          </table:table-cell>
          <table:table-cell office:value-type="float" office:value="324.23099999999999" table:style-name="ce22">
            <text:p>324.2</text:p>
          </table:table-cell>
          <table:table-cell office:value-type="float" office:value="49.792999999999999" table:style-name="ce22">
            <text:p>49.8</text:p>
          </table:table-cell>
          <table:table-cell office:value-type="float" office:value="10.565" table:style-name="ce22">
            <text:p>10.6</text:p>
          </table:table-cell>
          <table:table-cell office:value-type="float" office:value="69.22" table:style-name="ce22">
            <text:p>69.2</text:p>
          </table:table-cell>
          <table:table-cell office:value-type="float" office:value="2935.25" table:style-name="ce22">
            <text:p>2,935.3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45.7550000000001" table:style-name="ce22">
            <text:p>3,045.8</text:p>
          </table:table-cell>
          <table:table-cell office:value-type="float" office:value="105.4" table:style-name="ce22">
            <text:p>105.4</text:p>
          </table:table-cell>
          <table:table-cell office:value-type="float" office:value="447.26400000000001" table:style-name="ce22">
            <text:p>447.3</text:p>
          </table:table-cell>
          <table:table-cell office:value-type="float" office:value="60.146999999999998" table:style-name="ce22">
            <text:p>60.1</text:p>
          </table:table-cell>
          <table:table-cell office:value-type="float" office:value="14.105" table:style-name="ce22">
            <text:p>14.1</text:p>
          </table:table-cell>
          <table:table-cell office:value-type="float" office:value="63.6" table:style-name="ce22">
            <text:p>63.6</text:p>
          </table:table-cell>
          <table:table-cell office:value-type="float" office:value="3736.2710000000002" table:style-name="ce22">
            <text:p>3,736.3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59.0459999999998" table:style-name="ce22">
            <text:p>3,359.0</text:p>
          </table:table-cell>
          <table:table-cell office:value-type="float" office:value="139.87799999999999" table:style-name="ce22">
            <text:p>139.9</text:p>
          </table:table-cell>
          <table:table-cell office:value-type="float" office:value="402.22500000000002" table:style-name="ce22">
            <text:p>402.2</text:p>
          </table:table-cell>
          <table:table-cell office:value-type="float" office:value="49.832000000000001" table:style-name="ce22">
            <text:p>49.8</text:p>
          </table:table-cell>
          <table:table-cell office:value-type="float" office:value="13.009" table:style-name="ce22">
            <text:p>13.0</text:p>
          </table:table-cell>
          <table:table-cell office:value-type="float" office:value="80.655000000000001" table:style-name="ce22">
            <text:p>80.7</text:p>
          </table:table-cell>
          <table:table-cell office:value-type="float" office:value="4044.645" table:style-name="ce22">
            <text:p>4,044.6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76.154" table:style-name="ce22">
            <text:p>2,676.2</text:p>
          </table:table-cell>
          <table:table-cell office:value-type="float" office:value="123.807" table:style-name="ce22">
            <text:p>123.8</text:p>
          </table:table-cell>
          <table:table-cell office:value-type="float" office:value="219.43600000000001" table:style-name="ce22">
            <text:p>219.4</text:p>
          </table:table-cell>
          <table:table-cell office:value-type="float" office:value="20.588999999999999" table:style-name="ce22">
            <text:p>20.6</text:p>
          </table:table-cell>
          <table:table-cell office:value-type="float" office:value="20.843" table:style-name="ce22">
            <text:p>20.8</text:p>
          </table:table-cell>
          <table:table-cell office:value-type="float" office:value="36.835999999999999" table:style-name="ce22">
            <text:p>36.8</text:p>
          </table:table-cell>
          <table:table-cell office:value-type="float" office:value="3097.665" table:style-name="ce22">
            <text:p>3,097.7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134.9610000000002" table:style-name="ce22">
            <text:p>5,135.0</text:p>
          </table:table-cell>
          <table:table-cell office:value-type="float" office:value="215.61799999999999" table:style-name="ce22">
            <text:p>215.6</text:p>
          </table:table-cell>
          <table:table-cell office:value-type="float" office:value="637.48500000000001" table:style-name="ce22">
            <text:p>637.5</text:p>
          </table:table-cell>
          <table:table-cell office:value-type="float" office:value="68.945999999999998" table:style-name="ce22">
            <text:p>68.9</text:p>
          </table:table-cell>
          <table:table-cell office:value-type="float" office:value="22.248999999999999" table:style-name="ce22">
            <text:p>22.2</text:p>
          </table:table-cell>
          <table:table-cell office:value-type="float" office:value="78.715000000000003" table:style-name="ce22">
            <text:p>78.7</text:p>
          </table:table-cell>
          <table:table-cell office:value-type="float" office:value="6157.9740000000002" table:style-name="ce22">
            <text:p>6,158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135.739" table:style-name="ce22">
            <text:p>3,135.7</text:p>
          </table:table-cell>
          <table:table-cell office:value-type="float" office:value="151.25299999999999" table:style-name="ce22">
            <text:p>151.3</text:p>
          </table:table-cell>
          <table:table-cell office:value-type="float" office:value="473.95499999999998" table:style-name="ce22">
            <text:p>474.0</text:p>
          </table:table-cell>
          <table:table-cell office:value-type="float" office:value="47.76" table:style-name="ce22">
            <text:p>47.8</text:p>
          </table:table-cell>
          <table:table-cell office:value-type="float" office:value="19.965" table:style-name="ce22">
            <text:p>20.0</text:p>
          </table:table-cell>
          <table:table-cell office:value-type="float" office:value="98.984999999999999" table:style-name="ce22">
            <text:p>99.0</text:p>
          </table:table-cell>
          <table:table-cell office:value-type="float" office:value="3927.6570000000002" table:style-name="ce22">
            <text:p>3,927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457.442999999999" table:style-name="ce22">
            <text:p>26,457.4</text:p>
          </table:table-cell>
          <table:table-cell office:value-type="float" office:value="1101.6289999999999" table:style-name="ce22">
            <text:p>1,101.6</text:p>
          </table:table-cell>
          <table:table-cell office:value-type="float" office:value="3265.7860000000001" table:style-name="ce22">
            <text:p>3,265.8</text:p>
          </table:table-cell>
          <table:table-cell office:value-type="float" office:value="426.036" table:style-name="ce22">
            <text:p>426.0</text:p>
          </table:table-cell>
          <table:table-cell office:value-type="float" office:value="135.31399999999999" table:style-name="ce22">
            <text:p>135.3</text:p>
          </table:table-cell>
          <table:table-cell office:value-type="float" office:value="578.21400000000006" table:style-name="ce22">
            <text:p>578.2</text:p>
          </table:table-cell>
          <table:table-cell office:value-type="float" office:value="31964.421999999999" table:style-name="ce22">
            <text:p>31,964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33.9480000000001" table:style-name="ce22">
            <text:p>1,533.9</text:p>
          </table:table-cell>
          <table:table-cell office:value-type="float" office:value="57.069000000000003" table:style-name="ce22">
            <text:p>57.1</text:p>
          </table:table-cell>
          <table:table-cell office:value-type="float" office:value="200.67" table:style-name="ce22">
            <text:p>200.7</text:p>
          </table:table-cell>
          <table:table-cell office:value-type="float" office:value="21.657" table:style-name="ce22">
            <text:p>21.7</text:p>
          </table:table-cell>
          <table:table-cell office:value-type="float" office:value="9.2289999999999992" table:style-name="ce22">
            <text:p>9.2</text:p>
          </table:table-cell>
          <table:table-cell office:value-type="float" office:value="53.948" table:style-name="ce22">
            <text:p>53.9</text:p>
          </table:table-cell>
          <table:table-cell office:value-type="float" office:value="1876.521" table:style-name="ce22">
            <text:p>1,876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48.7130000000002" table:style-name="ce22">
            <text:p>2,448.7</text:p>
          </table:table-cell>
          <table:table-cell office:value-type="float" office:value="70.254000000000005" table:style-name="ce22">
            <text:p>70.3</text:p>
          </table:table-cell>
          <table:table-cell office:value-type="float" office:value="286.02800000000002" table:style-name="ce22">
            <text:p>286.0</text:p>
          </table:table-cell>
          <table:table-cell office:value-type="float" office:value="37.863999999999997" table:style-name="ce22">
            <text:p>37.9</text:p>
          </table:table-cell>
          <table:table-cell office:value-type="float" office:value="14.867000000000001" table:style-name="ce22">
            <text:p>14.9</text:p>
          </table:table-cell>
          <table:table-cell office:value-type="float" office:value="80.769000000000005" table:style-name="ce22">
            <text:p>80.8</text:p>
          </table:table-cell>
          <table:table-cell office:value-type="float" office:value="2938.4949999999999" table:style-name="ce22">
            <text:p>2,938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31.15700000000004" table:style-name="ce22">
            <text:p>631.2</text:p>
          </table:table-cell>
          <table:table-cell office:value-type="float" office:value="16.870999999999999" table:style-name="ce22">
            <text:p>16.9</text:p>
          </table:table-cell>
          <table:table-cell office:value-type="float" office:value="66.197999999999993" table:style-name="ce22">
            <text:p>66.2</text:p>
          </table:table-cell>
          <table:table-cell office:value-type="float" office:value="5.9640000000000004" table:style-name="ce22">
            <text:p>6.0</text:p>
          </table:table-cell>
          <table:table-cell office:value-type="float" office:value="1.5189999999999999" table:style-name="ce22">
            <text:p>1.5</text:p>
          </table:table-cell>
          <table:table-cell office:value-type="float" office:value="11.496" table:style-name="ce22">
            <text:p>11.5</text:p>
          </table:table-cell>
          <table:table-cell office:value-type="float" office:value="733.20500000000004" table:style-name="ce22">
            <text:p>733.2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2.323" table:style-name="ce22">
            <text:p>2.3</text:p>
          </table:table-cell>
          <table:table-cell office:value-type="float" office:value="0.83099999999999996" table:style-name="ce22">
            <text:p>0.8</text:p>
          </table:table-cell>
          <table:table-cell office:value-type="float" office:value="1.026" table:style-name="ce22">
            <text:p>1.0</text:p>
          </table:table-cell>
          <table:table-cell office:value-type="float" office:value="7.9000000000000001E-2" table:style-name="ce22">
            <text:p>0.1</text:p>
          </table:table-cell>
          <table:table-cell office:value-type="float" office:value="6.5000000000000002E-2" table:style-name="ce22">
            <text:p>0.1</text:p>
          </table:table-cell>
          <table:table-cell office:value-type="float" office:value="0.73499999999999999" table:style-name="ce22">
            <text:p>0.7</text:p>
          </table:table-cell>
          <table:table-cell office:value-type="float" office:value="5.0590000000000002" table:style-name="ce22">
            <text:p>5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1073.583999999999" table:style-name="ce22">
            <text:p>31,073.6</text:p>
          </table:table-cell>
          <table:table-cell office:value-type="float" office:value="1246.654" table:style-name="ce22">
            <text:p>1,246.7</text:p>
          </table:table-cell>
          <table:table-cell office:value-type="float" office:value="3819.7080000000001" table:style-name="ce22">
            <text:p>3,819.7</text:p>
          </table:table-cell>
          <table:table-cell office:value-type="float" office:value="491.6" table:style-name="ce22">
            <text:p>491.6</text:p>
          </table:table-cell>
          <table:table-cell office:value-type="float" office:value="160.994" table:style-name="ce22">
            <text:p>161.0</text:p>
          </table:table-cell>
          <table:table-cell office:value-type="float" office:value="725.16200000000003" table:style-name="ce22">
            <text:p>725.2</text:p>
          </table:table-cell>
          <table:table-cell office:value-type="float" office:value="37517.701999999997" table:style-name="ce22">
            <text:p>37,517.7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35.69500000000005" table:style-name="ce22">
            <text:p>935.7</text:p>
          </table:table-cell>
          <table:table-cell office:value-type="float" office:value="22.207999999999998" table:style-name="ce22">
            <text:p>22.2</text:p>
          </table:table-cell>
          <table:table-cell office:value-type="float" office:value="108.91200000000001" table:style-name="ce22">
            <text:p>108.9</text:p>
          </table:table-cell>
          <table:table-cell office:value-type="float" office:value="23.661000000000001" table:style-name="ce22">
            <text:p>23.7</text:p>
          </table:table-cell>
          <table:table-cell office:value-type="float" office:value="5.61" table:style-name="ce22">
            <text:p>5.6</text:p>
          </table:table-cell>
          <table:table-cell office:value-type="float" office:value="30.928000000000001" table:style-name="ce22">
            <text:p>30.9</text:p>
          </table:table-cell>
          <table:table-cell office:value-type="float" office:value="1127.0139999999999" table:style-name="ce22">
            <text:p>1,127.0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715" table:style-name="ce22">
            <text:p>13.7</text:p>
          </table:table-cell>
          <table:table-cell office:value-type="float" office:value="0.218" table:style-name="ce22">
            <text:p>0.2</text:p>
          </table:table-cell>
          <table:table-cell office:value-type="float" office:value="0.92100000000000004" table:style-name="ce22">
            <text:p>0.9</text:p>
          </table:table-cell>
          <table:table-cell office:value-type="float" office:value="0.14099999999999999" table:style-name="ce22">
            <text:p>0.1</text:p>
          </table:table-cell>
          <table:table-cell office:value-type="float" office:value="0.03" table:style-name="ce22">
            <text:p>-</text:p>
          </table:table-cell>
          <table:table-cell office:value-type="float" office:value="6.7000000000000004E-2" table:style-name="ce22">
            <text:p>0.1</text:p>
          </table:table-cell>
          <table:table-cell office:value-type="float" office:value="15.092000000000001" table:style-name="ce22">
            <text:p>15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, previously NI</text:p>
          </table:table-cell>
          <table:table-cell office:value-type="float" office:value="0.85399999999999998" table:style-name="ce22">
            <text:p>0.9</text:p>
          </table:table-cell>
          <table:table-cell office:value-type="float" office:value="8.9999999999999993E-3" table:style-name="ce22">
            <text:p>-</text:p>
          </table:table-cell>
          <table:table-cell office:value-type="float" office:value="2.8000000000000001E-2" table:style-name="ce22">
            <text:p>-</text:p>
          </table:table-cell>
          <table:table-cell office:value-type="float" office:value="1E-3" table:style-name="ce22">
            <text:p>-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.89200000000000002" table:style-name="ce22">
            <text:p>0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2023.848000000002" table:style-name="ce22">
            <text:p>32,023.8</text:p>
          </table:table-cell>
          <table:table-cell office:value-type="float" office:value="1269.0889999999999" table:style-name="ce22">
            <text:p>1,269.1</text:p>
          </table:table-cell>
          <table:table-cell office:value-type="float" office:value="3929.569" table:style-name="ce22">
            <text:p>3,929.6</text:p>
          </table:table-cell>
          <table:table-cell office:value-type="float" office:value="515.40300000000002" table:style-name="ce22">
            <text:p>515.4</text:p>
          </table:table-cell>
          <table:table-cell office:value-type="float" office:value="166.63399999999999" table:style-name="ce22">
            <text:p>166.6</text:p>
          </table:table-cell>
          <table:table-cell office:value-type="float" office:value="756.15700000000004" table:style-name="ce22">
            <text:p>756.2</text:p>
          </table:table-cell>
          <table:table-cell office:value-type="float" office:value="38660.699999999997" table:style-name="ce22">
            <text:p>38,660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5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24" table:style-name="ce26">
            <text:p>424.0</text:p>
          </table:table-cell>
          <table:table-cell office:value-type="float" office:value="15.3" table:style-name="ce26">
            <text:p>15.3</text:p>
          </table:table-cell>
          <table:table-cell office:value-type="float" office:value="58" table:style-name="ce26">
            <text:p>58.0</text:p>
          </table:table-cell>
          <table:table-cell office:value-type="float" office:value="6" table:style-name="ce26">
            <text:p>6.0</text:p>
          </table:table-cell>
          <table:table-cell office:value-type="float" office:value="2.4" table:style-name="ce26">
            <text:p>2.4</text:p>
          </table:table-cell>
          <table:table-cell office:value-type="float" office:value="8.4" table:style-name="ce26">
            <text:p>8.4</text:p>
          </table:table-cell>
          <table:table-cell office:value-type="float" office:value="514.1" table:style-name="ce26">
            <text:p>514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44.6" table:style-name="ce26">
            <text:p>444.6</text:p>
          </table:table-cell>
          <table:table-cell office:value-type="float" office:value="16.600000000000001" table:style-name="ce26">
            <text:p>16.6</text:p>
          </table:table-cell>
          <table:table-cell office:value-type="float" office:value="46.4" table:style-name="ce26">
            <text:p>46.4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8.9" table:style-name="ce26">
            <text:p>8.9</text:p>
          </table:table-cell>
          <table:table-cell office:value-type="float" office:value="528" table:style-name="ce26">
            <text:p>528.0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50.3" table:style-name="ce26">
            <text:p>450.3</text:p>
          </table:table-cell>
          <table:table-cell office:value-type="float" office:value="18.7" table:style-name="ce26">
            <text:p>18.7</text:p>
          </table:table-cell>
          <table:table-cell office:value-type="float" office:value="51.2" table:style-name="ce26">
            <text:p>51.2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1.9" table:style-name="ce26">
            <text:p>11.9</text:p>
          </table:table-cell>
          <table:table-cell office:value-type="float" office:value="543.1" table:style-name="ce26">
            <text:p>543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507.9" table:style-name="ce26">
            <text:p>507.9</text:p>
          </table:table-cell>
          <table:table-cell office:value-type="float" office:value="22.6" table:style-name="ce26">
            <text:p>22.6</text:p>
          </table:table-cell>
          <table:table-cell office:value-type="float" office:value="69.3" table:style-name="ce26">
            <text:p>69.3</text:p>
          </table:table-cell>
          <table:table-cell office:value-type="float" office:value="10.6" table:style-name="ce26">
            <text:p>10.6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4.8" table:style-name="ce26">
            <text:p>14.8</text:p>
          </table:table-cell>
          <table:table-cell office:value-type="float" office:value="627.6" table:style-name="ce26">
            <text:p>627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29.6" table:style-name="ce26">
            <text:p>529.6</text:p>
          </table:table-cell>
          <table:table-cell office:value-type="float" office:value="18.3" table:style-name="ce26">
            <text:p>18.3</text:p>
          </table:table-cell>
          <table:table-cell office:value-type="float" office:value="77.8" table:style-name="ce26">
            <text:p>77.8</text:p>
          </table:table-cell>
          <table:table-cell office:value-type="float" office:value="10.5" table:style-name="ce26">
            <text:p>10.5</text:p>
          </table:table-cell>
          <table:table-cell office:value-type="float" office:value="2.5" table:style-name="ce26">
            <text:p>2.5</text:p>
          </table:table-cell>
          <table:table-cell office:value-type="float" office:value="11.1" table:style-name="ce26">
            <text:p>11.1</text:p>
          </table:table-cell>
          <table:table-cell office:value-type="float" office:value="649.70000000000005" table:style-name="ce26">
            <text:p>649.7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52.79999999999995" table:style-name="ce26">
            <text:p>552.8</text:p>
          </table:table-cell>
          <table:table-cell office:value-type="float" office:value="23" table:style-name="ce26">
            <text:p>23.0</text:p>
          </table:table-cell>
          <table:table-cell office:value-type="float" office:value="66.2" table:style-name="ce26">
            <text:p>66.2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2.1" table:style-name="ce26">
            <text:p>2.1</text:p>
          </table:table-cell>
          <table:table-cell office:value-type="float" office:value="13.3" table:style-name="ce26">
            <text:p>13.3</text:p>
          </table:table-cell>
          <table:table-cell office:value-type="float" office:value="665.6" table:style-name="ce26">
            <text:p>665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8.5" table:style-name="ce26">
            <text:p>308.5</text:p>
          </table:table-cell>
          <table:table-cell office:value-type="float" office:value="14.3" table:style-name="ce26">
            <text:p>14.3</text:p>
          </table:table-cell>
          <table:table-cell office:value-type="float" office:value="25.3" table:style-name="ce26">
            <text:p>25.3</text:p>
          </table:table-cell>
          <table:table-cell office:value-type="float" office:value="2.4" table:style-name="ce26">
            <text:p>2.4</text:p>
          </table:table-cell>
          <table:table-cell office:value-type="float" office:value="2.4" table:style-name="ce26">
            <text:p>2.4</text:p>
          </table:table-cell>
          <table:table-cell office:value-type="float" office:value="4.2" table:style-name="ce26">
            <text:p>4.2</text:p>
          </table:table-cell>
          <table:table-cell office:value-type="float" office:value="357.1" table:style-name="ce26">
            <text:p>357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73.9" table:style-name="ce26">
            <text:p>573.9</text:p>
          </table:table-cell>
          <table:table-cell office:value-type="float" office:value="24.1" table:style-name="ce26">
            <text:p>24.1</text:p>
          </table:table-cell>
          <table:table-cell office:value-type="float" office:value="71.2" table:style-name="ce26">
            <text:p>71.2</text:p>
          </table:table-cell>
          <table:table-cell office:value-type="float" office:value="7.7" table:style-name="ce26">
            <text:p>7.7</text:p>
          </table:table-cell>
          <table:table-cell office:value-type="float" office:value="2.5" table:style-name="ce26">
            <text:p>2.5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688.2" table:style-name="ce26">
            <text:p>688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73.1" table:style-name="ce26">
            <text:p>573.1</text:p>
          </table:table-cell>
          <table:table-cell office:value-type="float" office:value="27.6" table:style-name="ce26">
            <text:p>27.6</text:p>
          </table:table-cell>
          <table:table-cell office:value-type="float" office:value="86.6" table:style-name="ce26">
            <text:p>86.6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3.6" table:style-name="ce26">
            <text:p>3.6</text:p>
          </table:table-cell>
          <table:table-cell office:value-type="float" office:value="18.100000000000001" table:style-name="ce26">
            <text:p>18.1</text:p>
          </table:table-cell>
          <table:table-cell office:value-type="float" office:value="717.9" table:style-name="ce26">
            <text:p>717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2.9" table:style-name="ce26">
            <text:p>482.9</text:p>
          </table:table-cell>
          <table:table-cell office:value-type="float" office:value="20.100000000000001" table:style-name="ce26">
            <text:p>20.1</text:p>
          </table:table-cell>
          <table:table-cell office:value-type="float" office:value="59.6" table:style-name="ce26">
            <text:p>59.6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10.6" table:style-name="ce26">
            <text:p>10.6</text:p>
          </table:table-cell>
          <table:table-cell office:value-type="float" office:value="583.4" table:style-name="ce26">
            <text:p>583.4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5" table:style-name="ce26">
            <text:p>495.0</text:p>
          </table:table-cell>
          <table:table-cell office:value-type="float" office:value="18.399999999999999" table:style-name="ce26">
            <text:p>18.4</text:p>
          </table:table-cell>
          <table:table-cell office:value-type="float" office:value="64.8" table:style-name="ce26">
            <text:p>64.8</text:p>
          </table:table-cell>
          <table:table-cell office:value-type="float" office:value="7" table:style-name="ce26">
            <text:p>7.0</text:p>
          </table:table-cell>
          <table:table-cell office:value-type="float" office:value="3" table:style-name="ce26">
            <text:p>3.0</text:p>
          </table:table-cell>
          <table:table-cell office:value-type="float" office:value="17.399999999999999" table:style-name="ce26">
            <text:p>17.4</text:p>
          </table:table-cell>
          <table:table-cell office:value-type="float" office:value="605.5" table:style-name="ce26">
            <text:p>605.5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5.7" table:style-name="ce26">
            <text:p>455.7</text:p>
          </table:table-cell>
          <table:table-cell office:value-type="float" office:value="13.1" table:style-name="ce26">
            <text:p>13.1</text:p>
          </table:table-cell>
          <table:table-cell office:value-type="float" office:value="53.2" table:style-name="ce26">
            <text:p>53.2</text:p>
          </table:table-cell>
          <table:table-cell office:value-type="float" office:value="7" table:style-name="ce26">
            <text:p>7.0</text:p>
          </table:table-cell>
          <table:table-cell office:value-type="float" office:value="2.8" table:style-name="ce26">
            <text:p>2.8</text:p>
          </table:table-cell>
          <table:table-cell office:value-type="float" office:value="15" table:style-name="ce26">
            <text:p>15.0</text:p>
          </table:table-cell>
          <table:table-cell office:value-type="float" office:value="546.9" table:style-name="ce26">
            <text:p>546.9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91.2" table:style-name="ce26">
            <text:p>491.2</text:p>
          </table:table-cell>
          <table:table-cell office:value-type="float" office:value="19.7" table:style-name="ce26">
            <text:p>19.7</text:p>
          </table:table-cell>
          <table:table-cell office:value-type="float" office:value="60.4" table:style-name="ce26">
            <text:p>60.4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11.5" table:style-name="ce26">
            <text:p>11.5</text:p>
          </table:table-cell>
          <table:table-cell office:value-type="float" office:value="593.1" table:style-name="ce26">
            <text:p>593.1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05.3" table:style-name="ce26">
            <text:p>505.3</text:p>
          </table:table-cell>
          <table:table-cell office:value-type="float" office:value="12" table:style-name="ce26">
            <text:p>12.0</text:p>
          </table:table-cell>
          <table:table-cell office:value-type="float" office:value="58.8" table:style-name="ce26">
            <text:p>58.8</text:p>
          </table:table-cell>
          <table:table-cell office:value-type="float" office:value="12.8" table:style-name="ce26">
            <text:p>12.8</text:p>
          </table:table-cell>
          <table:table-cell office:value-type="float" office:value="3" table:style-name="ce26">
            <text:p>3.0</text:p>
          </table:table-cell>
          <table:table-cell office:value-type="float" office:value="16.7" table:style-name="ce26">
            <text:p>16.7</text:p>
          </table:table-cell>
          <table:table-cell office:value-type="float" office:value="608.70000000000005" table:style-name="ce26">
            <text:p>608.7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91.8" table:style-name="ce28">
            <text:p>491.8</text:p>
          </table:table-cell>
          <table:table-cell office:value-type="float" office:value="19.5" table:style-name="ce28">
            <text:p>19.5</text:p>
          </table:table-cell>
          <table:table-cell office:value-type="float" office:value="60.4" table:style-name="ce28">
            <text:p>60.4</text:p>
          </table:table-cell>
          <table:table-cell office:value-type="float" office:value="7.9" table:style-name="ce28">
            <text:p>7.9</text:p>
          </table:table-cell>
          <table:table-cell office:value-type="float" office:value="2.6" table:style-name="ce28">
            <text:p>2.6</text:p>
          </table:table-cell>
          <table:table-cell office:value-type="float" office:value="11.6" table:style-name="ce28">
            <text:p>11.6</text:p>
          </table:table-cell>
          <table:table-cell office:value-type="float" office:value="593.79999999999995" table:style-name="ce28">
            <text:p>593.8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5 June 2017</text:p>
          </table:table-cell>
          <table:table-cell table:number-columns-repeated="16376" table:style-name="ce34"/>
        </table:table-row>
        <table:table-row table:style-name="ro1">
          <table:table-cell office:value-type="string" table:number-columns-spanned="5" table:number-rows-spanned="1" table:style-name="ce4">
            <text:p><text:a xlink:href="http://www.dft.gov.uk/statistics/series/vehicle-licensing/">Notes &amp; definitions https://www.gov.uk/government/publications/vehicles-statistics-guidance)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14 September 2017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6_Q4" table:style-name="ta5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6 Q4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06.796" table:style-name="ce22">
            <text:p>1,106.8</text:p>
          </table:table-cell>
          <table:table-cell office:value-type="float" office:value="39.81" table:style-name="ce22">
            <text:p>39.8</text:p>
          </table:table-cell>
          <table:table-cell office:value-type="float" office:value="152.61600000000001" table:style-name="ce22">
            <text:p>152.6</text:p>
          </table:table-cell>
          <table:table-cell office:value-type="float" office:value="15.68" table:style-name="ce22">
            <text:p>15.7</text:p>
          </table:table-cell>
          <table:table-cell office:value-type="float" office:value="6.4340000000000002" table:style-name="ce22">
            <text:p>6.4</text:p>
          </table:table-cell>
          <table:table-cell office:value-type="float" office:value="21.988" table:style-name="ce22">
            <text:p>22.0</text:p>
          </table:table-cell>
          <table:table-cell office:value-type="float" office:value="1343.3240000000001" table:style-name="ce22">
            <text:p>1,343.3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71.9140000000002" table:style-name="ce22">
            <text:p>3,171.9</text:p>
          </table:table-cell>
          <table:table-cell office:value-type="float" office:value="119.40300000000001" table:style-name="ce22">
            <text:p>119.4</text:p>
          </table:table-cell>
          <table:table-cell office:value-type="float" office:value="330.11900000000003" table:style-name="ce22">
            <text:p>330.1</text:p>
          </table:table-cell>
          <table:table-cell office:value-type="float" office:value="67.375" table:style-name="ce22">
            <text:p>67.4</text:p>
          </table:table-cell>
          <table:table-cell office:value-type="float" office:value="16.138000000000002" table:style-name="ce22">
            <text:p>16.1</text:p>
          </table:table-cell>
          <table:table-cell office:value-type="float" office:value="63.965000000000003" table:style-name="ce22">
            <text:p>64.0</text:p>
          </table:table-cell>
          <table:table-cell office:value-type="float" office:value="3768.9140000000002" table:style-name="ce22">
            <text:p>3,768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10.877" table:style-name="ce22">
            <text:p>2,410.9</text:p>
          </table:table-cell>
          <table:table-cell office:value-type="float" office:value="100.72" table:style-name="ce22">
            <text:p>100.7</text:p>
          </table:table-cell>
          <table:table-cell office:value-type="float" office:value="273.08" table:style-name="ce22">
            <text:p>273.1</text:p>
          </table:table-cell>
          <table:table-cell office:value-type="float" office:value="46.634" table:style-name="ce22">
            <text:p>46.6</text:p>
          </table:table-cell>
          <table:table-cell office:value-type="float" office:value="12.191000000000001" table:style-name="ce22">
            <text:p>12.2</text:p>
          </table:table-cell>
          <table:table-cell office:value-type="float" office:value="64.231999999999999" table:style-name="ce22">
            <text:p>64.2</text:p>
          </table:table-cell>
          <table:table-cell office:value-type="float" office:value="2907.7339999999999" table:style-name="ce22">
            <text:p>2,907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58.8629999999998" table:style-name="ce22">
            <text:p>2,358.9</text:p>
          </table:table-cell>
          <table:table-cell office:value-type="float" office:value="106.068" table:style-name="ce22">
            <text:p>106.1</text:p>
          </table:table-cell>
          <table:table-cell office:value-type="float" office:value="321.322" table:style-name="ce22">
            <text:p>321.3</text:p>
          </table:table-cell>
          <table:table-cell office:value-type="float" office:value="49.576999999999998" table:style-name="ce22">
            <text:p>49.6</text:p>
          </table:table-cell>
          <table:table-cell office:value-type="float" office:value="10.804" table:style-name="ce22">
            <text:p>10.8</text:p>
          </table:table-cell>
          <table:table-cell office:value-type="float" office:value="69.061999999999998" table:style-name="ce22">
            <text:p>69.1</text:p>
          </table:table-cell>
          <table:table-cell office:value-type="float" office:value="2915.6959999999999" table:style-name="ce22">
            <text:p>2,915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17.9389999999999" table:style-name="ce22">
            <text:p>3,017.9</text:p>
          </table:table-cell>
          <table:table-cell office:value-type="float" office:value="106.20099999999999" table:style-name="ce22">
            <text:p>106.2</text:p>
          </table:table-cell>
          <table:table-cell office:value-type="float" office:value="436.48899999999998" table:style-name="ce22">
            <text:p>436.5</text:p>
          </table:table-cell>
          <table:table-cell office:value-type="float" office:value="60.112000000000002" table:style-name="ce22">
            <text:p>60.1</text:p>
          </table:table-cell>
          <table:table-cell office:value-type="float" office:value="14.292" table:style-name="ce22">
            <text:p>14.3</text:p>
          </table:table-cell>
          <table:table-cell office:value-type="float" office:value="63.558999999999997" table:style-name="ce22">
            <text:p>63.6</text:p>
          </table:table-cell>
          <table:table-cell office:value-type="float" office:value="3698.5920000000001" table:style-name="ce22">
            <text:p>3,698.6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42.4" table:style-name="ce22">
            <text:p>3,342.4</text:p>
          </table:table-cell>
          <table:table-cell office:value-type="float" office:value="140.839" table:style-name="ce22">
            <text:p>140.8</text:p>
          </table:table-cell>
          <table:table-cell office:value-type="float" office:value="397.29899999999998" table:style-name="ce22">
            <text:p>397.3</text:p>
          </table:table-cell>
          <table:table-cell office:value-type="float" office:value="49.91" table:style-name="ce22">
            <text:p>49.9</text:p>
          </table:table-cell>
          <table:table-cell office:value-type="float" office:value="13.596" table:style-name="ce22">
            <text:p>13.6</text:p>
          </table:table-cell>
          <table:table-cell office:value-type="float" office:value="80.665000000000006" table:style-name="ce22">
            <text:p>80.7</text:p>
          </table:table-cell>
          <table:table-cell office:value-type="float" office:value="4024.7089999999998" table:style-name="ce22">
            <text:p>4,024.7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68.1610000000001" table:style-name="ce22">
            <text:p>2,668.2</text:p>
          </table:table-cell>
          <table:table-cell office:value-type="float" office:value="125.223" table:style-name="ce22">
            <text:p>125.2</text:p>
          </table:table-cell>
          <table:table-cell office:value-type="float" office:value="220.65600000000001" table:style-name="ce22">
            <text:p>220.7</text:p>
          </table:table-cell>
          <table:table-cell office:value-type="float" office:value="20.995000000000001" table:style-name="ce22">
            <text:p>21.0</text:p>
          </table:table-cell>
          <table:table-cell office:value-type="float" office:value="20.812000000000001" table:style-name="ce22">
            <text:p>20.8</text:p>
          </table:table-cell>
          <table:table-cell office:value-type="float" office:value="35.545999999999999" table:style-name="ce22">
            <text:p>35.5</text:p>
          </table:table-cell>
          <table:table-cell office:value-type="float" office:value="3091.393" table:style-name="ce22">
            <text:p>3,091.4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107.3360000000002" table:style-name="ce22">
            <text:p>5,107.3</text:p>
          </table:table-cell>
          <table:table-cell office:value-type="float" office:value="216.649" table:style-name="ce22">
            <text:p>216.6</text:p>
          </table:table-cell>
          <table:table-cell office:value-type="float" office:value="637.56500000000005" table:style-name="ce22">
            <text:p>637.6</text:p>
          </table:table-cell>
          <table:table-cell office:value-type="float" office:value="69.096000000000004" table:style-name="ce22">
            <text:p>69.1</text:p>
          </table:table-cell>
          <table:table-cell office:value-type="float" office:value="22.468" table:style-name="ce22">
            <text:p>22.5</text:p>
          </table:table-cell>
          <table:table-cell office:value-type="float" office:value="78.412999999999997" table:style-name="ce22">
            <text:p>78.4</text:p>
          </table:table-cell>
          <table:table-cell office:value-type="float" office:value="6131.527" table:style-name="ce22">
            <text:p>6,131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099.0120000000002" table:style-name="ce22">
            <text:p>3,099.0</text:p>
          </table:table-cell>
          <table:table-cell office:value-type="float" office:value="152.41300000000001" table:style-name="ce22">
            <text:p>152.4</text:p>
          </table:table-cell>
          <table:table-cell office:value-type="float" office:value="465.05700000000002" table:style-name="ce22">
            <text:p>465.1</text:p>
          </table:table-cell>
          <table:table-cell office:value-type="float" office:value="47.67" table:style-name="ce22">
            <text:p>47.7</text:p>
          </table:table-cell>
          <table:table-cell office:value-type="float" office:value="19.018000000000001" table:style-name="ce22">
            <text:p>19.0</text:p>
          </table:table-cell>
          <table:table-cell office:value-type="float" office:value="97.945999999999998" table:style-name="ce22">
            <text:p>97.9</text:p>
          </table:table-cell>
          <table:table-cell office:value-type="float" office:value="3881.116" table:style-name="ce22">
            <text:p>3,881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283.297999999999" table:style-name="ce22">
            <text:p>26,283.3</text:p>
          </table:table-cell>
          <table:table-cell office:value-type="float" office:value="1107.326" table:style-name="ce22">
            <text:p>1,107.3</text:p>
          </table:table-cell>
          <table:table-cell office:value-type="float" office:value="3234.203" table:style-name="ce22">
            <text:p>3,234.2</text:p>
          </table:table-cell>
          <table:table-cell office:value-type="float" office:value="427.04899999999998" table:style-name="ce22">
            <text:p>427.0</text:p>
          </table:table-cell>
          <table:table-cell office:value-type="float" office:value="135.75299999999999" table:style-name="ce22">
            <text:p>135.8</text:p>
          </table:table-cell>
          <table:table-cell office:value-type="float" office:value="575.37599999999998" table:style-name="ce22">
            <text:p>575.4</text:p>
          </table:table-cell>
          <table:table-cell office:value-type="float" office:value="31763.005000000001" table:style-name="ce22">
            <text:p>31,763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27.0809999999999" table:style-name="ce22">
            <text:p>1,527.1</text:p>
          </table:table-cell>
          <table:table-cell office:value-type="float" office:value="57.414000000000001" table:style-name="ce22">
            <text:p>57.4</text:p>
          </table:table-cell>
          <table:table-cell office:value-type="float" office:value="199.10900000000001" table:style-name="ce22">
            <text:p>199.1</text:p>
          </table:table-cell>
          <table:table-cell office:value-type="float" office:value="21.611999999999998" table:style-name="ce22">
            <text:p>21.6</text:p>
          </table:table-cell>
          <table:table-cell office:value-type="float" office:value="9.2219999999999995" table:style-name="ce22">
            <text:p>9.2</text:p>
          </table:table-cell>
          <table:table-cell office:value-type="float" office:value="53.826999999999998" table:style-name="ce22">
            <text:p>53.8</text:p>
          </table:table-cell>
          <table:table-cell office:value-type="float" office:value="1868.2650000000001" table:style-name="ce22">
            <text:p>1,868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33.096" table:style-name="ce22">
            <text:p>2,433.1</text:p>
          </table:table-cell>
          <table:table-cell office:value-type="float" office:value="69.75" table:style-name="ce22">
            <text:p>69.8</text:p>
          </table:table-cell>
          <table:table-cell office:value-type="float" office:value="282.589" table:style-name="ce22">
            <text:p>282.6</text:p>
          </table:table-cell>
          <table:table-cell office:value-type="float" office:value="38.049999999999997" table:style-name="ce22">
            <text:p>38.1</text:p>
          </table:table-cell>
          <table:table-cell office:value-type="float" office:value="14.917999999999999" table:style-name="ce22">
            <text:p>14.9</text:p>
          </table:table-cell>
          <table:table-cell office:value-type="float" office:value="80.447999999999993" table:style-name="ce22">
            <text:p>80.4</text:p>
          </table:table-cell>
          <table:table-cell office:value-type="float" office:value="2918.8510000000001" table:style-name="ce22">
            <text:p>2,918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04.58000000000004" table:style-name="ce22">
            <text:p>604.6</text:p>
          </table:table-cell>
          <table:table-cell office:value-type="float" office:value="12.766999999999999" table:style-name="ce22">
            <text:p>12.8</text:p>
          </table:table-cell>
          <table:table-cell office:value-type="float" office:value="65.066999999999993" table:style-name="ce22">
            <text:p>65.1</text:p>
          </table:table-cell>
          <table:table-cell office:value-type="float" office:value="6.8490000000000002" table:style-name="ce22">
            <text:p>6.8</text:p>
          </table:table-cell>
          <table:table-cell office:value-type="float" office:value="1.5389999999999999" table:style-name="ce22">
            <text:p>1.5</text:p>
          </table:table-cell>
          <table:table-cell office:value-type="float" office:value="10.79" table:style-name="ce22">
            <text:p>10.8</text:p>
          </table:table-cell>
          <table:table-cell office:value-type="float" office:value="701.59199999999998" table:style-name="ce22">
            <text:p>701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2.3849999999999998" table:style-name="ce22">
            <text:p>2.4</text:p>
          </table:table-cell>
          <table:table-cell office:value-type="float" office:value="0.81699999999999995" table:style-name="ce22">
            <text:p>0.8</text:p>
          </table:table-cell>
          <table:table-cell office:value-type="float" office:value="1.016" table:style-name="ce22">
            <text:p>1.0</text:p>
          </table:table-cell>
          <table:table-cell office:value-type="float" office:value="7.8E-2" table:style-name="ce22">
            <text:p>0.1</text:p>
          </table:table-cell>
          <table:table-cell office:value-type="float" office:value="6.8000000000000005E-2" table:style-name="ce22">
            <text:p>0.1</text:p>
          </table:table-cell>
          <table:table-cell office:value-type="float" office:value="0.72599999999999998" table:style-name="ce22">
            <text:p>0.7</text:p>
          </table:table-cell>
          <table:table-cell office:value-type="float" office:value="5.09" table:style-name="ce22">
            <text:p>5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0850.44" table:style-name="ce22">
            <text:p>30,850.4</text:p>
          </table:table-cell>
          <table:table-cell office:value-type="float" office:value="1248.0740000000001" table:style-name="ce22">
            <text:p>1,248.1</text:p>
          </table:table-cell>
          <table:table-cell office:value-type="float" office:value="3781.9839999999999" table:style-name="ce22">
            <text:p>3,782.0</text:p>
          </table:table-cell>
          <table:table-cell office:value-type="float" office:value="493.63799999999998" table:style-name="ce22">
            <text:p>493.6</text:p>
          </table:table-cell>
          <table:table-cell office:value-type="float" office:value="161.5" table:style-name="ce22">
            <text:p>161.5</text:p>
          </table:table-cell>
          <table:table-cell office:value-type="float" office:value="721.16700000000003" table:style-name="ce22">
            <text:p>721.2</text:p>
          </table:table-cell>
          <table:table-cell office:value-type="float" office:value="37256.803" table:style-name="ce22">
            <text:p>37,256.8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27.52700000000004" table:style-name="ce22">
            <text:p>927.5</text:p>
          </table:table-cell>
          <table:table-cell office:value-type="float" office:value="21.98" table:style-name="ce22">
            <text:p>22.0</text:p>
          </table:table-cell>
          <table:table-cell office:value-type="float" office:value="106.76300000000001" table:style-name="ce22">
            <text:p>106.8</text:p>
          </table:table-cell>
          <table:table-cell office:value-type="float" office:value="23.395" table:style-name="ce22">
            <text:p>23.4</text:p>
          </table:table-cell>
          <table:table-cell office:value-type="float" office:value="5.5359999999999996" table:style-name="ce22">
            <text:p>5.5</text:p>
          </table:table-cell>
          <table:table-cell office:value-type="float" office:value="30.622" table:style-name="ce22">
            <text:p>30.6</text:p>
          </table:table-cell>
          <table:table-cell office:value-type="float" office:value="1115.8230000000001" table:style-name="ce22">
            <text:p>1,115.8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834" table:style-name="ce22">
            <text:p>13.8</text:p>
          </table:table-cell>
          <table:table-cell office:value-type="float" office:value="0.157" table:style-name="ce22">
            <text:p>0.2</text:p>
          </table:table-cell>
          <table:table-cell office:value-type="float" office:value="0.92" table:style-name="ce22">
            <text:p>0.9</text:p>
          </table:table-cell>
          <table:table-cell office:value-type="float" office:value="0.111" table:style-name="ce22">
            <text:p>0.1</text:p>
          </table:table-cell>
          <table:table-cell office:value-type="float" office:value="0.02" table:style-name="ce22">
            <text:p>-</text:p>
          </table:table-cell>
          <table:table-cell office:value-type="float" office:value="6.9000000000000006E-2" table:style-name="ce22">
            <text:p>0.1</text:p>
          </table:table-cell>
          <table:table-cell office:value-type="float" office:value="15.111000000000001" table:style-name="ce22">
            <text:p>15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, previously NI</text:p>
          </table:table-cell>
          <table:table-cell office:value-type="float" office:value="0.45800000000000002" table:style-name="ce22">
            <text:p>0.5</text:p>
          </table:table-cell>
          <table:table-cell office:value-type="float" office:value="5.0000000000000001E-3" table:style-name="ce22">
            <text:p>-</text:p>
          </table:table-cell>
          <table:table-cell office:value-type="float" office:value="1.4E-2" table:style-name="ce22">
            <text:p>-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.47699999999999998" table:style-name="ce22">
            <text:p>0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1792.258999999998" table:style-name="ce22">
            <text:p>31,792.3</text:p>
          </table:table-cell>
          <table:table-cell office:value-type="float" office:value="1270.2159999999999" table:style-name="ce22">
            <text:p>1,270.2</text:p>
          </table:table-cell>
          <table:table-cell office:value-type="float" office:value="3889.681" table:style-name="ce22">
            <text:p>3,889.7</text:p>
          </table:table-cell>
          <table:table-cell office:value-type="float" office:value="517.14400000000001" table:style-name="ce22">
            <text:p>517.1</text:p>
          </table:table-cell>
          <table:table-cell office:value-type="float" office:value="167.05600000000001" table:style-name="ce22">
            <text:p>167.1</text:p>
          </table:table-cell>
          <table:table-cell office:value-type="float" office:value="751.85799999999995" table:style-name="ce22">
            <text:p>751.9</text:p>
          </table:table-cell>
          <table:table-cell office:value-type="float" office:value="38388.214" table:style-name="ce22">
            <text:p>38,388.2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5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21.7" table:style-name="ce26">
            <text:p>421.7</text:p>
          </table:table-cell>
          <table:table-cell office:value-type="float" office:value="15.2" table:style-name="ce26">
            <text:p>15.2</text:p>
          </table:table-cell>
          <table:table-cell office:value-type="float" office:value="58.1" table:style-name="ce26">
            <text:p>58.1</text:p>
          </table:table-cell>
          <table:table-cell office:value-type="float" office:value="6" table:style-name="ce26">
            <text:p>6.0</text:p>
          </table:table-cell>
          <table:table-cell office:value-type="float" office:value="2.5" table:style-name="ce26">
            <text:p>2.5</text:p>
          </table:table-cell>
          <table:table-cell office:value-type="float" office:value="8.4" table:style-name="ce26">
            <text:p>8.4</text:p>
          </table:table-cell>
          <table:table-cell office:value-type="float" office:value="511.8" table:style-name="ce26">
            <text:p>511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42.2" table:style-name="ce26">
            <text:p>442.2</text:p>
          </table:table-cell>
          <table:table-cell office:value-type="float" office:value="16.600000000000001" table:style-name="ce26">
            <text:p>16.6</text:p>
          </table:table-cell>
          <table:table-cell office:value-type="float" office:value="46" table:style-name="ce26">
            <text:p>46.0</text:p>
          </table:table-cell>
          <table:table-cell office:value-type="float" office:value="9.4" table:style-name="ce26">
            <text:p>9.4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8.9" table:style-name="ce26">
            <text:p>8.9</text:p>
          </table:table-cell>
          <table:table-cell office:value-type="float" office:value="525.4" table:style-name="ce26">
            <text:p>525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47.2" table:style-name="ce26">
            <text:p>447.2</text:p>
          </table:table-cell>
          <table:table-cell office:value-type="float" office:value="18.7" table:style-name="ce26">
            <text:p>18.7</text:p>
          </table:table-cell>
          <table:table-cell office:value-type="float" office:value="50.7" table:style-name="ce26">
            <text:p>50.7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9" table:style-name="ce26">
            <text:p>11.9</text:p>
          </table:table-cell>
          <table:table-cell office:value-type="float" office:value="539.4" table:style-name="ce26">
            <text:p>539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504.3" table:style-name="ce26">
            <text:p>504.3</text:p>
          </table:table-cell>
          <table:table-cell office:value-type="float" office:value="22.7" table:style-name="ce26">
            <text:p>22.7</text:p>
          </table:table-cell>
          <table:table-cell office:value-type="float" office:value="68.7" table:style-name="ce26">
            <text:p>68.7</text:p>
          </table:table-cell>
          <table:table-cell office:value-type="float" office:value="10.6" table:style-name="ce26">
            <text:p>10.6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4.8" table:style-name="ce26">
            <text:p>14.8</text:p>
          </table:table-cell>
          <table:table-cell office:value-type="float" office:value="623.4" table:style-name="ce26">
            <text:p>623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24.79999999999995" table:style-name="ce26">
            <text:p>524.8</text:p>
          </table:table-cell>
          <table:table-cell office:value-type="float" office:value="18.5" table:style-name="ce26">
            <text:p>18.5</text:p>
          </table:table-cell>
          <table:table-cell office:value-type="float" office:value="75.900000000000006" table:style-name="ce26">
            <text:p>75.9</text:p>
          </table:table-cell>
          <table:table-cell office:value-type="float" office:value="10.5" table:style-name="ce26">
            <text:p>10.5</text:p>
          </table:table-cell>
          <table:table-cell office:value-type="float" office:value="2.5" table:style-name="ce26">
            <text:p>2.5</text:p>
          </table:table-cell>
          <table:table-cell office:value-type="float" office:value="11.1" table:style-name="ce26">
            <text:p>11.1</text:p>
          </table:table-cell>
          <table:table-cell office:value-type="float" office:value="643.1" table:style-name="ce26">
            <text:p>643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50.1" table:style-name="ce26">
            <text:p>550.1</text:p>
          </table:table-cell>
          <table:table-cell office:value-type="float" office:value="23.2" table:style-name="ce26">
            <text:p>23.2</text:p>
          </table:table-cell>
          <table:table-cell office:value-type="float" office:value="65.400000000000006" table:style-name="ce26">
            <text:p>65.4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2.2000000000000002" table:style-name="ce26">
            <text:p>2.2</text:p>
          </table:table-cell>
          <table:table-cell office:value-type="float" office:value="13.3" table:style-name="ce26">
            <text:p>13.3</text:p>
          </table:table-cell>
          <table:table-cell office:value-type="float" office:value="662.3" table:style-name="ce26">
            <text:p>662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7.60000000000002" table:style-name="ce26">
            <text:p>307.6</text:p>
          </table:table-cell>
          <table:table-cell office:value-type="float" office:value="14.4" table:style-name="ce26">
            <text:p>14.4</text:p>
          </table:table-cell>
          <table:table-cell office:value-type="float" office:value="25.4" table:style-name="ce26">
            <text:p>25.4</text:p>
          </table:table-cell>
          <table:table-cell office:value-type="float" office:value="2.4" table:style-name="ce26">
            <text:p>2.4</text:p>
          </table:table-cell>
          <table:table-cell office:value-type="float" office:value="2.4" table:style-name="ce26">
            <text:p>2.4</text:p>
          </table:table-cell>
          <table:table-cell office:value-type="float" office:value="4.0999999999999996" table:style-name="ce26">
            <text:p>4.1</text:p>
          </table:table-cell>
          <table:table-cell office:value-type="float" office:value="356.4" table:style-name="ce26">
            <text:p>356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70.79999999999995" table:style-name="ce26">
            <text:p>570.8</text:p>
          </table:table-cell>
          <table:table-cell office:value-type="float" office:value="24.2" table:style-name="ce26">
            <text:p>24.2</text:p>
          </table:table-cell>
          <table:table-cell office:value-type="float" office:value="71.3" table:style-name="ce26">
            <text:p>71.3</text:p>
          </table:table-cell>
          <table:table-cell office:value-type="float" office:value="7.7" table:style-name="ce26">
            <text:p>7.7</text:p>
          </table:table-cell>
          <table:table-cell office:value-type="float" office:value="2.5" table:style-name="ce26">
            <text:p>2.5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685.2" table:style-name="ce26">
            <text:p>685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66.4" table:style-name="ce26">
            <text:p>566.4</text:p>
          </table:table-cell>
          <table:table-cell office:value-type="float" office:value="27.9" table:style-name="ce26">
            <text:p>27.9</text:p>
          </table:table-cell>
          <table:table-cell office:value-type="float" office:value="85" table:style-name="ce26">
            <text:p>85.0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3.5" table:style-name="ce26">
            <text:p>3.5</text:p>
          </table:table-cell>
          <table:table-cell office:value-type="float" office:value="17.899999999999999" table:style-name="ce26">
            <text:p>17.9</text:p>
          </table:table-cell>
          <table:table-cell office:value-type="float" office:value="709.4" table:style-name="ce26">
            <text:p>709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79.7" table:style-name="ce26">
            <text:p>479.7</text:p>
          </table:table-cell>
          <table:table-cell office:value-type="float" office:value="20.2" table:style-name="ce26">
            <text:p>20.2</text:p>
          </table:table-cell>
          <table:table-cell office:value-type="float" office:value="59" table:style-name="ce26">
            <text:p>59.0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10.5" table:style-name="ce26">
            <text:p>10.5</text:p>
          </table:table-cell>
          <table:table-cell office:value-type="float" office:value="579.79999999999995" table:style-name="ce26">
            <text:p>579.8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2.8" table:style-name="ce26">
            <text:p>492.8</text:p>
          </table:table-cell>
          <table:table-cell office:value-type="float" office:value="18.5" table:style-name="ce26">
            <text:p>18.5</text:p>
          </table:table-cell>
          <table:table-cell office:value-type="float" office:value="64.2" table:style-name="ce26">
            <text:p>64.2</text:p>
          </table:table-cell>
          <table:table-cell office:value-type="float" office:value="7" table:style-name="ce26">
            <text:p>7.0</text:p>
          </table:table-cell>
          <table:table-cell office:value-type="float" office:value="3" table:style-name="ce26">
            <text:p>3.0</text:p>
          </table:table-cell>
          <table:table-cell office:value-type="float" office:value="17.399999999999999" table:style-name="ce26">
            <text:p>17.4</text:p>
          </table:table-cell>
          <table:table-cell office:value-type="float" office:value="602.79999999999995" table:style-name="ce26">
            <text:p>602.8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2.8" table:style-name="ce26">
            <text:p>452.8</text:p>
          </table:table-cell>
          <table:table-cell office:value-type="float" office:value="13" table:style-name="ce26">
            <text:p>13.0</text:p>
          </table:table-cell>
          <table:table-cell office:value-type="float" office:value="52.6" table:style-name="ce26">
            <text:p>52.6</text:p>
          </table:table-cell>
          <table:table-cell office:value-type="float" office:value="7.1" table:style-name="ce26">
            <text:p>7.1</text:p>
          </table:table-cell>
          <table:table-cell office:value-type="float" office:value="2.8" table:style-name="ce26">
            <text:p>2.8</text:p>
          </table:table-cell>
          <table:table-cell office:value-type="float" office:value="15" table:style-name="ce26">
            <text:p>15.0</text:p>
          </table:table-cell>
          <table:table-cell office:value-type="float" office:value="543.20000000000005" table:style-name="ce26">
            <text:p>543.2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87.7" table:style-name="ce26">
            <text:p>487.7</text:p>
          </table:table-cell>
          <table:table-cell office:value-type="float" office:value="19.7" table:style-name="ce26">
            <text:p>19.7</text:p>
          </table:table-cell>
          <table:table-cell office:value-type="float" office:value="59.8" table:style-name="ce26">
            <text:p>59.8</text:p>
          </table:table-cell>
          <table:table-cell office:value-type="float" office:value="7.8" table:style-name="ce26">
            <text:p>7.8</text:p>
          </table:table-cell>
          <table:table-cell office:value-type="float" office:value="2.6" table:style-name="ce26">
            <text:p>2.6</text:p>
          </table:table-cell>
          <table:table-cell office:value-type="float" office:value="11.4" table:style-name="ce26">
            <text:p>11.4</text:p>
          </table:table-cell>
          <table:table-cell office:value-type="float" office:value="589" table:style-name="ce26">
            <text:p>589.0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00.9" table:style-name="ce26">
            <text:p>500.9</text:p>
          </table:table-cell>
          <table:table-cell office:value-type="float" office:value="11.9" table:style-name="ce26">
            <text:p>11.9</text:p>
          </table:table-cell>
          <table:table-cell office:value-type="float" office:value="57.7" table:style-name="ce26">
            <text:p>57.7</text:p>
          </table:table-cell>
          <table:table-cell office:value-type="float" office:value="12.6" table:style-name="ce26">
            <text:p>12.6</text:p>
          </table:table-cell>
          <table:table-cell office:value-type="float" office:value="3" table:style-name="ce26">
            <text:p>3.0</text:p>
          </table:table-cell>
          <table:table-cell office:value-type="float" office:value="16.5" table:style-name="ce26">
            <text:p>16.5</text:p>
          </table:table-cell>
          <table:table-cell office:value-type="float" office:value="602.6" table:style-name="ce26">
            <text:p>602.6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88.3" table:style-name="ce28">
            <text:p>488.3</text:p>
          </table:table-cell>
          <table:table-cell office:value-type="float" office:value="19.5" table:style-name="ce28">
            <text:p>19.5</text:p>
          </table:table-cell>
          <table:table-cell office:value-type="float" office:value="59.7" table:style-name="ce28">
            <text:p>59.7</text:p>
          </table:table-cell>
          <table:table-cell office:value-type="float" office:value="7.9" table:style-name="ce28">
            <text:p>7.9</text:p>
          </table:table-cell>
          <table:table-cell office:value-type="float" office:value="2.6" table:style-name="ce28">
            <text:p>2.6</text:p>
          </table:table-cell>
          <table:table-cell office:value-type="float" office:value="11.5" table:style-name="ce28">
            <text:p>11.5</text:p>
          </table:table-cell>
          <table:table-cell office:value-type="float" office:value="589.6" table:style-name="ce28">
            <text:p>589.6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3 April 2017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5" table:number-rows-spanned="1" table:style-name="ce48">
            <text:p><text:a xlink:href="http://www.dft.gov.uk/statistics/series/vehicle-licensing/">Notes &amp; definitions https://www.gov.uk/government/publications/vehicles-statistics-guidance)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8 June 2017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6_Q3" table:style-name="ta5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6 Q3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06.9870000000001" table:style-name="ce22">
            <text:p>1,107.0</text:p>
          </table:table-cell>
          <table:table-cell office:value-type="float" office:value="44.279000000000003" table:style-name="ce22">
            <text:p>44.3</text:p>
          </table:table-cell>
          <table:table-cell office:value-type="float" office:value="153.13499999999999" table:style-name="ce22">
            <text:p>153.1</text:p>
          </table:table-cell>
          <table:table-cell office:value-type="float" office:value="15.840999999999999" table:style-name="ce22">
            <text:p>15.8</text:p>
          </table:table-cell>
          <table:table-cell office:value-type="float" office:value="6.4859999999999998" table:style-name="ce22">
            <text:p>6.5</text:p>
          </table:table-cell>
          <table:table-cell office:value-type="float" office:value="22.023" table:style-name="ce22">
            <text:p>22.0</text:p>
          </table:table-cell>
          <table:table-cell office:value-type="float" office:value="1348.751" table:style-name="ce22">
            <text:p>1,348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66.355" table:style-name="ce22">
            <text:p>3,166.4</text:p>
          </table:table-cell>
          <table:table-cell office:value-type="float" office:value="127.06100000000001" table:style-name="ce22">
            <text:p>127.1</text:p>
          </table:table-cell>
          <table:table-cell office:value-type="float" office:value="330.97300000000001" table:style-name="ce22">
            <text:p>331.0</text:p>
          </table:table-cell>
          <table:table-cell office:value-type="float" office:value="67.325000000000003" table:style-name="ce22">
            <text:p>67.3</text:p>
          </table:table-cell>
          <table:table-cell office:value-type="float" office:value="16.347000000000001" table:style-name="ce22">
            <text:p>16.3</text:p>
          </table:table-cell>
          <table:table-cell office:value-type="float" office:value="64.355999999999995" table:style-name="ce22">
            <text:p>64.4</text:p>
          </table:table-cell>
          <table:table-cell office:value-type="float" office:value="3772.4169999999999" table:style-name="ce22">
            <text:p>3,772.4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10.3139999999999" table:style-name="ce22">
            <text:p>2,410.3</text:p>
          </table:table-cell>
          <table:table-cell office:value-type="float" office:value="109.867" table:style-name="ce22">
            <text:p>109.9</text:p>
          </table:table-cell>
          <table:table-cell office:value-type="float" office:value="273.38900000000001" table:style-name="ce22">
            <text:p>273.4</text:p>
          </table:table-cell>
          <table:table-cell office:value-type="float" office:value="46.378" table:style-name="ce22">
            <text:p>46.4</text:p>
          </table:table-cell>
          <table:table-cell office:value-type="float" office:value="12.391999999999999" table:style-name="ce22">
            <text:p>12.4</text:p>
          </table:table-cell>
          <table:table-cell office:value-type="float" office:value="64.257999999999996" table:style-name="ce22">
            <text:p>64.3</text:p>
          </table:table-cell>
          <table:table-cell office:value-type="float" office:value="2916.598" table:style-name="ce22">
            <text:p>2,916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56.9639999999999" table:style-name="ce22">
            <text:p>2,357.0</text:p>
          </table:table-cell>
          <table:table-cell office:value-type="float" office:value="114.32" table:style-name="ce22">
            <text:p>114.3</text:p>
          </table:table-cell>
          <table:table-cell office:value-type="float" office:value="320.30900000000003" table:style-name="ce22">
            <text:p>320.3</text:p>
          </table:table-cell>
          <table:table-cell office:value-type="float" office:value="49.348999999999997" table:style-name="ce22">
            <text:p>49.3</text:p>
          </table:table-cell>
          <table:table-cell office:value-type="float" office:value="10.971" table:style-name="ce22">
            <text:p>11.0</text:p>
          </table:table-cell>
          <table:table-cell office:value-type="float" office:value="69.256" table:style-name="ce22">
            <text:p>69.3</text:p>
          </table:table-cell>
          <table:table-cell office:value-type="float" office:value="2921.1689999999999" table:style-name="ce22">
            <text:p>2,921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3008.8220000000001" table:style-name="ce22">
            <text:p>3,008.8</text:p>
          </table:table-cell>
          <table:table-cell office:value-type="float" office:value="113.297" table:style-name="ce22">
            <text:p>113.3</text:p>
          </table:table-cell>
          <table:table-cell office:value-type="float" office:value="436.04500000000002" table:style-name="ce22">
            <text:p>436.0</text:p>
          </table:table-cell>
          <table:table-cell office:value-type="float" office:value="60.369" table:style-name="ce22">
            <text:p>60.4</text:p>
          </table:table-cell>
          <table:table-cell office:value-type="float" office:value="14.497" table:style-name="ce22">
            <text:p>14.5</text:p>
          </table:table-cell>
          <table:table-cell office:value-type="float" office:value="63.752000000000002" table:style-name="ce22">
            <text:p>63.8</text:p>
          </table:table-cell>
          <table:table-cell office:value-type="float" office:value="3696.7820000000002" table:style-name="ce22">
            <text:p>3,696.8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38.3989999999999" table:style-name="ce22">
            <text:p>3,338.4</text:p>
          </table:table-cell>
          <table:table-cell office:value-type="float" office:value="149.619" table:style-name="ce22">
            <text:p>149.6</text:p>
          </table:table-cell>
          <table:table-cell office:value-type="float" office:value="397.75400000000002" table:style-name="ce22">
            <text:p>397.8</text:p>
          </table:table-cell>
          <table:table-cell office:value-type="float" office:value="50.137" table:style-name="ce22">
            <text:p>50.1</text:p>
          </table:table-cell>
          <table:table-cell office:value-type="float" office:value="13.805999999999999" table:style-name="ce22">
            <text:p>13.8</text:p>
          </table:table-cell>
          <table:table-cell office:value-type="float" office:value="83.034999999999997" table:style-name="ce22">
            <text:p>83.0</text:p>
          </table:table-cell>
          <table:table-cell office:value-type="float" office:value="4032.75" table:style-name="ce22">
            <text:p>4,032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69.9430000000002" table:style-name="ce22">
            <text:p>2,669.9</text:p>
          </table:table-cell>
          <table:table-cell office:value-type="float" office:value="127.81699999999999" table:style-name="ce22">
            <text:p>127.8</text:p>
          </table:table-cell>
          <table:table-cell office:value-type="float" office:value="221.78" table:style-name="ce22">
            <text:p>221.8</text:p>
          </table:table-cell>
          <table:table-cell office:value-type="float" office:value="20.88" table:style-name="ce22">
            <text:p>20.9</text:p>
          </table:table-cell>
          <table:table-cell office:value-type="float" office:value="20.872" table:style-name="ce22">
            <text:p>20.9</text:p>
          </table:table-cell>
          <table:table-cell office:value-type="float" office:value="33.496000000000002" table:style-name="ce22">
            <text:p>33.5</text:p>
          </table:table-cell>
          <table:table-cell office:value-type="float" office:value="3094.788" table:style-name="ce22">
            <text:p>3,094.8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100.4480000000003" table:style-name="ce22">
            <text:p>5,100.4</text:p>
          </table:table-cell>
          <table:table-cell office:value-type="float" office:value="226.53800000000001" table:style-name="ce22">
            <text:p>226.5</text:p>
          </table:table-cell>
          <table:table-cell office:value-type="float" office:value="637.16700000000003" table:style-name="ce22">
            <text:p>637.2</text:p>
          </table:table-cell>
          <table:table-cell office:value-type="float" office:value="69.366" table:style-name="ce22">
            <text:p>69.4</text:p>
          </table:table-cell>
          <table:table-cell office:value-type="float" office:value="22.55" table:style-name="ce22">
            <text:p>22.6</text:p>
          </table:table-cell>
          <table:table-cell office:value-type="float" office:value="78.62" table:style-name="ce22">
            <text:p>78.6</text:p>
          </table:table-cell>
          <table:table-cell office:value-type="float" office:value="6134.6890000000003" table:style-name="ce22">
            <text:p>6,134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092.5990000000002" table:style-name="ce22">
            <text:p>3,092.6</text:p>
          </table:table-cell>
          <table:table-cell office:value-type="float" office:value="159.93799999999999" table:style-name="ce22">
            <text:p>159.9</text:p>
          </table:table-cell>
          <table:table-cell office:value-type="float" office:value="464.75900000000001" table:style-name="ce22">
            <text:p>464.8</text:p>
          </table:table-cell>
          <table:table-cell office:value-type="float" office:value="48.197000000000003" table:style-name="ce22">
            <text:p>48.2</text:p>
          </table:table-cell>
          <table:table-cell office:value-type="float" office:value="19.262" table:style-name="ce22">
            <text:p>19.3</text:p>
          </table:table-cell>
          <table:table-cell office:value-type="float" office:value="97.747" table:style-name="ce22">
            <text:p>97.7</text:p>
          </table:table-cell>
          <table:table-cell office:value-type="float" office:value="3882.502" table:style-name="ce22">
            <text:p>3,882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250.830999999998" table:style-name="ce22">
            <text:p>26,250.8</text:p>
          </table:table-cell>
          <table:table-cell office:value-type="float" office:value="1172.7360000000001" table:style-name="ce22">
            <text:p>1,172.7</text:p>
          </table:table-cell>
          <table:table-cell office:value-type="float" office:value="3235.3110000000001" table:style-name="ce22">
            <text:p>3,235.3</text:p>
          </table:table-cell>
          <table:table-cell office:value-type="float" office:value="427.84199999999998" table:style-name="ce22">
            <text:p>427.8</text:p>
          </table:table-cell>
          <table:table-cell office:value-type="float" office:value="137.18299999999999" table:style-name="ce22">
            <text:p>137.2</text:p>
          </table:table-cell>
          <table:table-cell office:value-type="float" office:value="576.54300000000001" table:style-name="ce22">
            <text:p>576.5</text:p>
          </table:table-cell>
          <table:table-cell office:value-type="float" office:value="31800.446" table:style-name="ce22">
            <text:p>31,800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27.096" table:style-name="ce22">
            <text:p>1,527.1</text:p>
          </table:table-cell>
          <table:table-cell office:value-type="float" office:value="61.491" table:style-name="ce22">
            <text:p>61.5</text:p>
          </table:table-cell>
          <table:table-cell office:value-type="float" office:value="200.12700000000001" table:style-name="ce22">
            <text:p>200.1</text:p>
          </table:table-cell>
          <table:table-cell office:value-type="float" office:value="21.760999999999999" table:style-name="ce22">
            <text:p>21.8</text:p>
          </table:table-cell>
          <table:table-cell office:value-type="float" office:value="9.2850000000000001" table:style-name="ce22">
            <text:p>9.3</text:p>
          </table:table-cell>
          <table:table-cell office:value-type="float" office:value="54.183" table:style-name="ce22">
            <text:p>54.2</text:p>
          </table:table-cell>
          <table:table-cell office:value-type="float" office:value="1873.943" table:style-name="ce22">
            <text:p>1,873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33.9879999999998" table:style-name="ce22">
            <text:p>2,434.0</text:p>
          </table:table-cell>
          <table:table-cell office:value-type="float" office:value="79.137" table:style-name="ce22">
            <text:p>79.1</text:p>
          </table:table-cell>
          <table:table-cell office:value-type="float" office:value="281.85000000000002" table:style-name="ce22">
            <text:p>281.9</text:p>
          </table:table-cell>
          <table:table-cell office:value-type="float" office:value="37.828000000000003" table:style-name="ce22">
            <text:p>37.8</text:p>
          </table:table-cell>
          <table:table-cell office:value-type="float" office:value="15.173" table:style-name="ce22">
            <text:p>15.2</text:p>
          </table:table-cell>
          <table:table-cell office:value-type="float" office:value="80.343999999999994" table:style-name="ce22">
            <text:p>80.3</text:p>
          </table:table-cell>
          <table:table-cell office:value-type="float" office:value="2928.32" table:style-name="ce22">
            <text:p>2,928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56.56500000000005" table:style-name="ce22">
            <text:p>656.6</text:p>
          </table:table-cell>
          <table:table-cell office:value-type="float" office:value="16.196999999999999" table:style-name="ce22">
            <text:p>16.2</text:p>
          </table:table-cell>
          <table:table-cell office:value-type="float" office:value="67.424999999999997" table:style-name="ce22">
            <text:p>67.4</text:p>
          </table:table-cell>
          <table:table-cell office:value-type="float" office:value="6.7039999999999997" table:style-name="ce22">
            <text:p>6.7</text:p>
          </table:table-cell>
          <table:table-cell office:value-type="float" office:value="1.651" table:style-name="ce22">
            <text:p>1.7</text:p>
          </table:table-cell>
          <table:table-cell office:value-type="float" office:value="11.73" table:style-name="ce22">
            <text:p>11.7</text:p>
          </table:table-cell>
          <table:table-cell office:value-type="float" office:value="760.27200000000005" table:style-name="ce22">
            <text:p>760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, previously GB</text:p>
          </table:table-cell>
          <table:table-cell office:value-type="float" office:value="2.3620000000000001" table:style-name="ce22">
            <text:p>2.4</text:p>
          </table:table-cell>
          <table:table-cell office:value-type="float" office:value="0.82599999999999996" table:style-name="ce22">
            <text:p>0.8</text:p>
          </table:table-cell>
          <table:table-cell office:value-type="float" office:value="1.038" table:style-name="ce22">
            <text:p>1.0</text:p>
          </table:table-cell>
          <table:table-cell office:value-type="float" office:value="8.1000000000000003E-2" table:style-name="ce22">
            <text:p>0.1</text:p>
          </table:table-cell>
          <table:table-cell office:value-type="float" office:value="6.5000000000000002E-2" table:style-name="ce22">
            <text:p>0.1</text:p>
          </table:table-cell>
          <table:table-cell office:value-type="float" office:value="0.73499999999999999" table:style-name="ce22">
            <text:p>0.7</text:p>
          </table:table-cell>
          <table:table-cell office:value-type="float" office:value="5.1070000000000002" table:style-name="ce22">
            <text:p>5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0870.842000000001" table:style-name="ce22">
            <text:p>30,870.8</text:p>
          </table:table-cell>
          <table:table-cell office:value-type="float" office:value="1330.3869999999999" table:style-name="ce22">
            <text:p>1,330.4</text:p>
          </table:table-cell>
          <table:table-cell office:value-type="float" office:value="3785.7510000000002" table:style-name="ce22">
            <text:p>3,785.8</text:p>
          </table:table-cell>
          <table:table-cell office:value-type="float" office:value="494.21600000000001" table:style-name="ce22">
            <text:p>494.2</text:p>
          </table:table-cell>
          <table:table-cell office:value-type="float" office:value="163.357" table:style-name="ce22">
            <text:p>163.4</text:p>
          </table:table-cell>
          <table:table-cell office:value-type="float" office:value="723.53499999999997" table:style-name="ce22">
            <text:p>723.5</text:p>
          </table:table-cell>
          <table:table-cell office:value-type="float" office:value="37368.088000000003" table:style-name="ce22">
            <text:p>37,368.1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28.19" table:style-name="ce22">
            <text:p>928.2</text:p>
          </table:table-cell>
          <table:table-cell office:value-type="float" office:value="24.978000000000002" table:style-name="ce22">
            <text:p>25.0</text:p>
          </table:table-cell>
          <table:table-cell office:value-type="float" office:value="106.759" table:style-name="ce22">
            <text:p>106.8</text:p>
          </table:table-cell>
          <table:table-cell office:value-type="float" office:value="23.523" table:style-name="ce22">
            <text:p>23.5</text:p>
          </table:table-cell>
          <table:table-cell office:value-type="float" office:value="5.5739999999999998" table:style-name="ce22">
            <text:p>5.6</text:p>
          </table:table-cell>
          <table:table-cell office:value-type="float" office:value="30.488" table:style-name="ce22">
            <text:p>30.5</text:p>
          </table:table-cell>
          <table:table-cell office:value-type="float" office:value="1119.5119999999999" table:style-name="ce22">
            <text:p>1,119.5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4.589" table:style-name="ce22">
            <text:p>14.6</text:p>
          </table:table-cell>
          <table:table-cell office:value-type="float" office:value="0.24099999999999999" table:style-name="ce22">
            <text:p>0.2</text:p>
          </table:table-cell>
          <table:table-cell office:value-type="float" office:value="1.085" table:style-name="ce22">
            <text:p>1.1</text:p>
          </table:table-cell>
          <table:table-cell office:value-type="float" office:value="0.15" table:style-name="ce22">
            <text:p>0.2</text:p>
          </table:table-cell>
          <table:table-cell office:value-type="float" office:value="2.8000000000000001E-2" table:style-name="ce22">
            <text:p>-</text:p>
          </table:table-cell>
          <table:table-cell office:value-type="float" office:value="7.0000000000000007E-2" table:style-name="ce22">
            <text:p>0.1</text:p>
          </table:table-cell>
          <table:table-cell office:value-type="float" office:value="16.163" table:style-name="ce22">
            <text:p>16.2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, previously NI</text:p>
          </table:table-cell>
          <table:table-cell office:value-type="float" office:value="0.32600000000000001" table:style-name="ce22">
            <text:p>0.3</text:p>
          </table:table-cell>
          <table:table-cell office:value-type="float" office:value="5.0000000000000001E-3" table:style-name="ce22">
            <text:p>-</text:p>
          </table:table-cell>
          <table:table-cell office:value-type="float" office:value="1.2E-2" table:style-name="ce22">
            <text:p>-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" table:style-name="ce22">
            <text:p>0.0</text:p>
          </table:table-cell>
          <table:table-cell office:value-type="float" office:value="0.34300000000000003" table:style-name="ce22">
            <text:p>0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1813.947" table:style-name="ce22">
            <text:p>31,813.9</text:p>
          </table:table-cell>
          <table:table-cell office:value-type="float" office:value="1355.6110000000001" table:style-name="ce22">
            <text:p>1,355.6</text:p>
          </table:table-cell>
          <table:table-cell office:value-type="float" office:value="3893.607" table:style-name="ce22">
            <text:p>3,893.6</text:p>
          </table:table-cell>
          <table:table-cell office:value-type="float" office:value="517.88900000000001" table:style-name="ce22">
            <text:p>517.9</text:p>
          </table:table-cell>
          <table:table-cell office:value-type="float" office:value="168.959" table:style-name="ce22">
            <text:p>169.0</text:p>
          </table:table-cell>
          <table:table-cell office:value-type="float" office:value="754.09299999999996" table:style-name="ce22">
            <text:p>754.1</text:p>
          </table:table-cell>
          <table:table-cell office:value-type="float" office:value="38504.106" table:style-name="ce22">
            <text:p>38,504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5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21.8" table:style-name="ce26">
            <text:p>421.8</text:p>
          </table:table-cell>
          <table:table-cell office:value-type="float" office:value="16.899999999999999" table:style-name="ce26">
            <text:p>16.9</text:p>
          </table:table-cell>
          <table:table-cell office:value-type="float" office:value="58.3" table:style-name="ce26">
            <text:p>58.3</text:p>
          </table:table-cell>
          <table:table-cell office:value-type="float" office:value="6" table:style-name="ce26">
            <text:p>6.0</text:p>
          </table:table-cell>
          <table:table-cell office:value-type="float" office:value="2.5" table:style-name="ce26">
            <text:p>2.5</text:p>
          </table:table-cell>
          <table:table-cell office:value-type="float" office:value="8.4" table:style-name="ce26">
            <text:p>8.4</text:p>
          </table:table-cell>
          <table:table-cell office:value-type="float" office:value="513.9" table:style-name="ce26">
            <text:p>513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41.4" table:style-name="ce26">
            <text:p>441.4</text:p>
          </table:table-cell>
          <table:table-cell office:value-type="float" office:value="17.7" table:style-name="ce26">
            <text:p>17.7</text:p>
          </table:table-cell>
          <table:table-cell office:value-type="float" office:value="46.1" table:style-name="ce26">
            <text:p>46.1</text:p>
          </table:table-cell>
          <table:table-cell office:value-type="float" office:value="9.4" table:style-name="ce26">
            <text:p>9.4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9" table:style-name="ce26">
            <text:p>9.0</text:p>
          </table:table-cell>
          <table:table-cell office:value-type="float" office:value="525.9" table:style-name="ce26">
            <text:p>525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47.1" table:style-name="ce26">
            <text:p>447.1</text:p>
          </table:table-cell>
          <table:table-cell office:value-type="float" office:value="20.399999999999999" table:style-name="ce26">
            <text:p>20.4</text:p>
          </table:table-cell>
          <table:table-cell office:value-type="float" office:value="50.7" table:style-name="ce26">
            <text:p>50.7</text:p>
          </table:table-cell>
          <table:table-cell office:value-type="float" office:value="8.6" table:style-name="ce26">
            <text:p>8.6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9" table:style-name="ce26">
            <text:p>11.9</text:p>
          </table:table-cell>
          <table:table-cell office:value-type="float" office:value="541.1" table:style-name="ce26">
            <text:p>541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503.9" table:style-name="ce26">
            <text:p>503.9</text:p>
          </table:table-cell>
          <table:table-cell office:value-type="float" office:value="24.4" table:style-name="ce26">
            <text:p>24.4</text:p>
          </table:table-cell>
          <table:table-cell office:value-type="float" office:value="68.5" table:style-name="ce26">
            <text:p>68.5</text:p>
          </table:table-cell>
          <table:table-cell office:value-type="float" office:value="10.6" table:style-name="ce26">
            <text:p>10.6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4.8" table:style-name="ce26">
            <text:p>14.8</text:p>
          </table:table-cell>
          <table:table-cell office:value-type="float" office:value="624.6" table:style-name="ce26">
            <text:p>624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23.20000000000005" table:style-name="ce26">
            <text:p>523.2</text:p>
          </table:table-cell>
          <table:table-cell office:value-type="float" office:value="19.7" table:style-name="ce26">
            <text:p>19.7</text:p>
          </table:table-cell>
          <table:table-cell office:value-type="float" office:value="75.8" table:style-name="ce26">
            <text:p>75.8</text:p>
          </table:table-cell>
          <table:table-cell office:value-type="float" office:value="10.5" table:style-name="ce26">
            <text:p>10.5</text:p>
          </table:table-cell>
          <table:table-cell office:value-type="float" office:value="2.5" table:style-name="ce26">
            <text:p>2.5</text:p>
          </table:table-cell>
          <table:table-cell office:value-type="float" office:value="11.1" table:style-name="ce26">
            <text:p>11.1</text:p>
          </table:table-cell>
          <table:table-cell office:value-type="float" office:value="642.79999999999995" table:style-name="ce26">
            <text:p>642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49.4" table:style-name="ce26">
            <text:p>549.4</text:p>
          </table:table-cell>
          <table:table-cell office:value-type="float" office:value="24.6" table:style-name="ce26">
            <text:p>24.6</text:p>
          </table:table-cell>
          <table:table-cell office:value-type="float" office:value="65.5" table:style-name="ce26">
            <text:p>65.5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3.7" table:style-name="ce26">
            <text:p>13.7</text:p>
          </table:table-cell>
          <table:table-cell office:value-type="float" office:value="663.7" table:style-name="ce26">
            <text:p>663.7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7.8" table:style-name="ce26">
            <text:p>307.8</text:p>
          </table:table-cell>
          <table:table-cell office:value-type="float" office:value="14.7" table:style-name="ce26">
            <text:p>14.7</text:p>
          </table:table-cell>
          <table:table-cell office:value-type="float" office:value="25.6" table:style-name="ce26">
            <text:p>25.6</text:p>
          </table:table-cell>
          <table:table-cell office:value-type="float" office:value="2.4" table:style-name="ce26">
            <text:p>2.4</text:p>
          </table:table-cell>
          <table:table-cell office:value-type="float" office:value="2.4" table:style-name="ce26">
            <text:p>2.4</text:p>
          </table:table-cell>
          <table:table-cell office:value-type="float" office:value="3.9" table:style-name="ce26">
            <text:p>3.9</text:p>
          </table:table-cell>
          <table:table-cell office:value-type="float" office:value="356.8" table:style-name="ce26">
            <text:p>356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70" table:style-name="ce26">
            <text:p>570.0</text:p>
          </table:table-cell>
          <table:table-cell office:value-type="float" office:value="25.3" table:style-name="ce26">
            <text:p>25.3</text:p>
          </table:table-cell>
          <table:table-cell office:value-type="float" office:value="71.2" table:style-name="ce26">
            <text:p>71.2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685.6" table:style-name="ce26">
            <text:p>685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65.29999999999995" table:style-name="ce26">
            <text:p>565.3</text:p>
          </table:table-cell>
          <table:table-cell office:value-type="float" office:value="29.2" table:style-name="ce26">
            <text:p>29.2</text:p>
          </table:table-cell>
          <table:table-cell office:value-type="float" office:value="84.9" table:style-name="ce26">
            <text:p>84.9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3.5" table:style-name="ce26">
            <text:p>3.5</text:p>
          </table:table-cell>
          <table:table-cell office:value-type="float" office:value="17.899999999999999" table:style-name="ce26">
            <text:p>17.9</text:p>
          </table:table-cell>
          <table:table-cell office:value-type="float" office:value="709.6" table:style-name="ce26">
            <text:p>709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79.1" table:style-name="ce26">
            <text:p>479.1</text:p>
          </table:table-cell>
          <table:table-cell office:value-type="float" office:value="21.4" table:style-name="ce26">
            <text:p>21.4</text:p>
          </table:table-cell>
          <table:table-cell office:value-type="float" office:value="59.1" table:style-name="ce26">
            <text:p>59.1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10.5" table:style-name="ce26">
            <text:p>10.5</text:p>
          </table:table-cell>
          <table:table-cell office:value-type="float" office:value="580.4" table:style-name="ce26">
            <text:p>580.4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2.8" table:style-name="ce26">
            <text:p>492.8</text:p>
          </table:table-cell>
          <table:table-cell office:value-type="float" office:value="19.8" table:style-name="ce26">
            <text:p>19.8</text:p>
          </table:table-cell>
          <table:table-cell office:value-type="float" office:value="64.599999999999994" table:style-name="ce26">
            <text:p>64.6</text:p>
          </table:table-cell>
          <table:table-cell office:value-type="float" office:value="7" table:style-name="ce26">
            <text:p>7.0</text:p>
          </table:table-cell>
          <table:table-cell office:value-type="float" office:value="3" table:style-name="ce26">
            <text:p>3.0</text:p>
          </table:table-cell>
          <table:table-cell office:value-type="float" office:value="17.5" table:style-name="ce26">
            <text:p>17.5</text:p>
          </table:table-cell>
          <table:table-cell office:value-type="float" office:value="604.70000000000005" table:style-name="ce26">
            <text:p>604.7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3" table:style-name="ce26">
            <text:p>453.0</text:p>
          </table:table-cell>
          <table:table-cell office:value-type="float" office:value="14.7" table:style-name="ce26">
            <text:p>14.7</text:p>
          </table:table-cell>
          <table:table-cell office:value-type="float" office:value="52.5" table:style-name="ce26">
            <text:p>52.5</text:p>
          </table:table-cell>
          <table:table-cell office:value-type="float" office:value="7" table:style-name="ce26">
            <text:p>7.0</text:p>
          </table:table-cell>
          <table:table-cell office:value-type="float" office:value="2.8" table:style-name="ce26">
            <text:p>2.8</text:p>
          </table:table-cell>
          <table:table-cell office:value-type="float" office:value="15" table:style-name="ce26">
            <text:p>15.0</text:p>
          </table:table-cell>
          <table:table-cell office:value-type="float" office:value="545" table:style-name="ce26">
            <text:p>545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88" table:style-name="ce26">
            <text:p>488.0</text:p>
          </table:table-cell>
          <table:table-cell office:value-type="float" office:value="21" table:style-name="ce26">
            <text:p>21.0</text:p>
          </table:table-cell>
          <table:table-cell office:value-type="float" office:value="59.8" table:style-name="ce26">
            <text:p>59.8</text:p>
          </table:table-cell>
          <table:table-cell office:value-type="float" office:value="7.8" table:style-name="ce26">
            <text:p>7.8</text:p>
          </table:table-cell>
          <table:table-cell office:value-type="float" office:value="2.6" table:style-name="ce26">
            <text:p>2.6</text:p>
          </table:table-cell>
          <table:table-cell office:value-type="float" office:value="11.4" table:style-name="ce26">
            <text:p>11.4</text:p>
          </table:table-cell>
          <table:table-cell office:value-type="float" office:value="590.70000000000005" table:style-name="ce26">
            <text:p>590.7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01.3" table:style-name="ce26">
            <text:p>501.3</text:p>
          </table:table-cell>
          <table:table-cell office:value-type="float" office:value="13.5" table:style-name="ce26">
            <text:p>13.5</text:p>
          </table:table-cell>
          <table:table-cell office:value-type="float" office:value="57.7" table:style-name="ce26">
            <text:p>57.7</text:p>
          </table:table-cell>
          <table:table-cell office:value-type="float" office:value="12.7" table:style-name="ce26">
            <text:p>12.7</text:p>
          </table:table-cell>
          <table:table-cell office:value-type="float" office:value="3" table:style-name="ce26">
            <text:p>3.0</text:p>
          </table:table-cell>
          <table:table-cell office:value-type="float" office:value="16.5" table:style-name="ce26">
            <text:p>16.5</text:p>
          </table:table-cell>
          <table:table-cell office:value-type="float" office:value="604.6" table:style-name="ce26">
            <text:p>604.6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88.6" table:style-name="ce28">
            <text:p>488.6</text:p>
          </table:table-cell>
          <table:table-cell office:value-type="float" office:value="20.8" table:style-name="ce28">
            <text:p>20.8</text:p>
          </table:table-cell>
          <table:table-cell office:value-type="float" office:value="59.8" table:style-name="ce28">
            <text:p>59.8</text:p>
          </table:table-cell>
          <table:table-cell office:value-type="float" office:value="8" table:style-name="ce28">
            <text:p>8.0</text:p>
          </table:table-cell>
          <table:table-cell office:value-type="float" office:value="2.6" table:style-name="ce28">
            <text:p>2.6</text:p>
          </table:table-cell>
          <table:table-cell office:value-type="float" office:value="11.6" table:style-name="ce28">
            <text:p>11.6</text:p>
          </table:table-cell>
          <table:table-cell office:value-type="float" office:value="591.4" table:style-name="ce28">
            <text:p>591.4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8 December 2016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5" table:number-rows-spanned="1" table:style-name="ce48">
            <text:p><text:a xlink:href="http://www.dft.gov.uk/statistics/series/vehicle-licensing/">Notes &amp; definitions https://www.gov.uk/government/publications/vehicles-statistics-guidance)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13 April 2017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6_Q2" table:style-name="ta5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6 Q2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102.825" table:style-name="ce22">
            <text:p>1,102.8</text:p>
          </table:table-cell>
          <table:table-cell office:value-type="float" office:value="43.625999999999998" table:style-name="ce22">
            <text:p>43.6</text:p>
          </table:table-cell>
          <table:table-cell office:value-type="float" office:value="152.21299999999999" table:style-name="ce22">
            <text:p>152.2</text:p>
          </table:table-cell>
          <table:table-cell office:value-type="float" office:value="15.82" table:style-name="ce22">
            <text:p>15.8</text:p>
          </table:table-cell>
          <table:table-cell office:value-type="float" office:value="6.5789999999999997" table:style-name="ce22">
            <text:p>6.6</text:p>
          </table:table-cell>
          <table:table-cell office:value-type="float" office:value="21.731000000000002" table:style-name="ce22">
            <text:p>21.7</text:p>
          </table:table-cell>
          <table:table-cell office:value-type="float" office:value="1342.7940000000001" table:style-name="ce22">
            <text:p>1,342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77.433" table:style-name="ce22">
            <text:p>3,177.4</text:p>
          </table:table-cell>
          <table:table-cell office:value-type="float" office:value="125.974" table:style-name="ce22">
            <text:p>126.0</text:p>
          </table:table-cell>
          <table:table-cell office:value-type="float" office:value="330.96699999999998" table:style-name="ce22">
            <text:p>331.0</text:p>
          </table:table-cell>
          <table:table-cell office:value-type="float" office:value="66.67" table:style-name="ce22">
            <text:p>66.7</text:p>
          </table:table-cell>
          <table:table-cell office:value-type="float" office:value="16.341000000000001" table:style-name="ce22">
            <text:p>16.3</text:p>
          </table:table-cell>
          <table:table-cell office:value-type="float" office:value="63.905999999999999" table:style-name="ce22">
            <text:p>63.9</text:p>
          </table:table-cell>
          <table:table-cell office:value-type="float" office:value="3781.2910000000002" table:style-name="ce22">
            <text:p>3,781.3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401.2420000000002" table:style-name="ce22">
            <text:p>2,401.2</text:p>
          </table:table-cell>
          <table:table-cell office:value-type="float" office:value="108.196" table:style-name="ce22">
            <text:p>108.2</text:p>
          </table:table-cell>
          <table:table-cell office:value-type="float" office:value="271.827" table:style-name="ce22">
            <text:p>271.8</text:p>
          </table:table-cell>
          <table:table-cell office:value-type="float" office:value="45.743000000000002" table:style-name="ce22">
            <text:p>45.7</text:p>
          </table:table-cell>
          <table:table-cell office:value-type="float" office:value="12.494999999999999" table:style-name="ce22">
            <text:p>12.5</text:p>
          </table:table-cell>
          <table:table-cell office:value-type="float" office:value="63.353999999999999" table:style-name="ce22">
            <text:p>63.4</text:p>
          </table:table-cell>
          <table:table-cell office:value-type="float" office:value="2902.857" table:style-name="ce22">
            <text:p>2,902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54.2979999999998" table:style-name="ce22">
            <text:p>2,354.3</text:p>
          </table:table-cell>
          <table:table-cell office:value-type="float" office:value="113.15600000000001" table:style-name="ce22">
            <text:p>113.2</text:p>
          </table:table-cell>
          <table:table-cell office:value-type="float" office:value="318.608" table:style-name="ce22">
            <text:p>318.6</text:p>
          </table:table-cell>
          <table:table-cell office:value-type="float" office:value="48.335999999999999" table:style-name="ce22">
            <text:p>48.3</text:p>
          </table:table-cell>
          <table:table-cell office:value-type="float" office:value="11.231999999999999" table:style-name="ce22">
            <text:p>11.2</text:p>
          </table:table-cell>
          <table:table-cell office:value-type="float" office:value="68.599000000000004" table:style-name="ce22">
            <text:p>68.6</text:p>
          </table:table-cell>
          <table:table-cell office:value-type="float" office:value="2914.2289999999998" table:style-name="ce22">
            <text:p>2,914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991.2910000000002" table:style-name="ce22">
            <text:p>2,991.3</text:p>
          </table:table-cell>
          <table:table-cell office:value-type="float" office:value="112.03700000000001" table:style-name="ce22">
            <text:p>112.0</text:p>
          </table:table-cell>
          <table:table-cell office:value-type="float" office:value="429.10199999999998" table:style-name="ce22">
            <text:p>429.1</text:p>
          </table:table-cell>
          <table:table-cell office:value-type="float" office:value="60.875" table:style-name="ce22">
            <text:p>60.9</text:p>
          </table:table-cell>
          <table:table-cell office:value-type="float" office:value="14.411" table:style-name="ce22">
            <text:p>14.4</text:p>
          </table:table-cell>
          <table:table-cell office:value-type="float" office:value="63.072000000000003" table:style-name="ce22">
            <text:p>63.1</text:p>
          </table:table-cell>
          <table:table-cell office:value-type="float" office:value="3670.788" table:style-name="ce22">
            <text:p>3,670.8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321.2240000000002" table:style-name="ce22">
            <text:p>3,321.2</text:p>
          </table:table-cell>
          <table:table-cell office:value-type="float" office:value="146.97300000000001" table:style-name="ce22">
            <text:p>147.0</text:p>
          </table:table-cell>
          <table:table-cell office:value-type="float" office:value="392.53199999999998" table:style-name="ce22">
            <text:p>392.5</text:p>
          </table:table-cell>
          <table:table-cell office:value-type="float" office:value="49.871000000000002" table:style-name="ce22">
            <text:p>49.9</text:p>
          </table:table-cell>
          <table:table-cell office:value-type="float" office:value="13.984999999999999" table:style-name="ce22">
            <text:p>14.0</text:p>
          </table:table-cell>
          <table:table-cell office:value-type="float" office:value="82.430999999999997" table:style-name="ce22">
            <text:p>82.4</text:p>
          </table:table-cell>
          <table:table-cell office:value-type="float" office:value="4007.0160000000001" table:style-name="ce22">
            <text:p>4,007.0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68.0410000000002" table:style-name="ce22">
            <text:p>2,668.0</text:p>
          </table:table-cell>
          <table:table-cell office:value-type="float" office:value="126.992" table:style-name="ce22">
            <text:p>127.0</text:p>
          </table:table-cell>
          <table:table-cell office:value-type="float" office:value="220.40799999999999" table:style-name="ce22">
            <text:p>220.4</text:p>
          </table:table-cell>
          <table:table-cell office:value-type="float" office:value="20.972000000000001" table:style-name="ce22">
            <text:p>21.0</text:p>
          </table:table-cell>
          <table:table-cell office:value-type="float" office:value="20.696000000000002" table:style-name="ce22">
            <text:p>20.7</text:p>
          </table:table-cell>
          <table:table-cell office:value-type="float" office:value="33.189" table:style-name="ce22">
            <text:p>33.2</text:p>
          </table:table-cell>
          <table:table-cell office:value-type="float" office:value="3090.2979999999998" table:style-name="ce22">
            <text:p>3,090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080.5889999999999" table:style-name="ce22">
            <text:p>5,080.6</text:p>
          </table:table-cell>
          <table:table-cell office:value-type="float" office:value="223.191" table:style-name="ce22">
            <text:p>223.2</text:p>
          </table:table-cell>
          <table:table-cell office:value-type="float" office:value="629.36500000000001" table:style-name="ce22">
            <text:p>629.4</text:p>
          </table:table-cell>
          <table:table-cell office:value-type="float" office:value="68.918999999999997" table:style-name="ce22">
            <text:p>68.9</text:p>
          </table:table-cell>
          <table:table-cell office:value-type="float" office:value="22.45" table:style-name="ce22">
            <text:p>22.5</text:p>
          </table:table-cell>
          <table:table-cell office:value-type="float" office:value="77.760000000000005" table:style-name="ce22">
            <text:p>77.8</text:p>
          </table:table-cell>
          <table:table-cell office:value-type="float" office:value="6102.2740000000003" table:style-name="ce22">
            <text:p>6,102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053.0390000000002" table:style-name="ce22">
            <text:p>3,053.0</text:p>
          </table:table-cell>
          <table:table-cell office:value-type="float" office:value="157.91900000000001" table:style-name="ce22">
            <text:p>157.9</text:p>
          </table:table-cell>
          <table:table-cell office:value-type="float" office:value="453.80500000000001" table:style-name="ce22">
            <text:p>453.8</text:p>
          </table:table-cell>
          <table:table-cell office:value-type="float" office:value="47.826000000000001" table:style-name="ce22">
            <text:p>47.8</text:p>
          </table:table-cell>
          <table:table-cell office:value-type="float" office:value="18.946000000000002" table:style-name="ce22">
            <text:p>18.9</text:p>
          </table:table-cell>
          <table:table-cell office:value-type="float" office:value="96.367000000000004" table:style-name="ce22">
            <text:p>96.4</text:p>
          </table:table-cell>
          <table:table-cell office:value-type="float" office:value="3827.902" table:style-name="ce22">
            <text:p>3,827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149.982" table:style-name="ce22">
            <text:p>26,150.0</text:p>
          </table:table-cell>
          <table:table-cell office:value-type="float" office:value="1158.0640000000001" table:style-name="ce22">
            <text:p>1,158.1</text:p>
          </table:table-cell>
          <table:table-cell office:value-type="float" office:value="3198.8270000000002" table:style-name="ce22">
            <text:p>3,198.8</text:p>
          </table:table-cell>
          <table:table-cell office:value-type="float" office:value="425.03199999999998" table:style-name="ce22">
            <text:p>425.0</text:p>
          </table:table-cell>
          <table:table-cell office:value-type="float" office:value="137.13499999999999" table:style-name="ce22">
            <text:p>137.1</text:p>
          </table:table-cell>
          <table:table-cell office:value-type="float" office:value="570.40899999999999" table:style-name="ce22">
            <text:p>570.4</text:p>
          </table:table-cell>
          <table:table-cell office:value-type="float" office:value="31639.449000000001" table:style-name="ce22">
            <text:p>31,639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21.4269999999999" table:style-name="ce22">
            <text:p>1,521.4</text:p>
          </table:table-cell>
          <table:table-cell office:value-type="float" office:value="60.551000000000002" table:style-name="ce22">
            <text:p>60.6</text:p>
          </table:table-cell>
          <table:table-cell office:value-type="float" office:value="198.04599999999999" table:style-name="ce22">
            <text:p>198.0</text:p>
          </table:table-cell>
          <table:table-cell office:value-type="float" office:value="21.728000000000002" table:style-name="ce22">
            <text:p>21.7</text:p>
          </table:table-cell>
          <table:table-cell office:value-type="float" office:value="9.5030000000000001" table:style-name="ce22">
            <text:p>9.5</text:p>
          </table:table-cell>
          <table:table-cell office:value-type="float" office:value="53.61" table:style-name="ce22">
            <text:p>53.6</text:p>
          </table:table-cell>
          <table:table-cell office:value-type="float" office:value="1864.865" table:style-name="ce22">
            <text:p>1,864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24.5189999999998" table:style-name="ce22">
            <text:p>2,424.5</text:p>
          </table:table-cell>
          <table:table-cell office:value-type="float" office:value="78.016999999999996" table:style-name="ce22">
            <text:p>78.0</text:p>
          </table:table-cell>
          <table:table-cell office:value-type="float" office:value="278.30900000000003" table:style-name="ce22">
            <text:p>278.3</text:p>
          </table:table-cell>
          <table:table-cell office:value-type="float" office:value="37.545000000000002" table:style-name="ce22">
            <text:p>37.5</text:p>
          </table:table-cell>
          <table:table-cell office:value-type="float" office:value="15.284000000000001" table:style-name="ce22">
            <text:p>15.3</text:p>
          </table:table-cell>
          <table:table-cell office:value-type="float" office:value="79.632000000000005" table:style-name="ce22">
            <text:p>79.6</text:p>
          </table:table-cell>
          <table:table-cell office:value-type="float" office:value="2913.306" table:style-name="ce22">
            <text:p>2,913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591.16399999999999" table:style-name="ce22">
            <text:p>591.2</text:p>
          </table:table-cell>
          <table:table-cell office:value-type="float" office:value="16.643999999999998" table:style-name="ce22">
            <text:p>16.6</text:p>
          </table:table-cell>
          <table:table-cell office:value-type="float" office:value="60.610999999999997" table:style-name="ce22">
            <text:p>60.6</text:p>
          </table:table-cell>
          <table:table-cell office:value-type="float" office:value="5.8579999999999997" table:style-name="ce22">
            <text:p>5.9</text:p>
          </table:table-cell>
          <table:table-cell office:value-type="float" office:value="1.4319999999999999" table:style-name="ce22">
            <text:p>1.4</text:p>
          </table:table-cell>
          <table:table-cell office:value-type="float" office:value="11.343999999999999" table:style-name="ce22">
            <text:p>11.3</text:p>
          </table:table-cell>
          <table:table-cell office:value-type="float" office:value="687.053" table:style-name="ce22">
            <text:p>687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</text:p>
          </table:table-cell>
          <table:table-cell office:value-type="float" office:value="2.2000000000000002" table:style-name="ce22">
            <text:p>2.2</text:p>
          </table:table-cell>
          <table:table-cell office:value-type="float" office:value="0.83099999999999996" table:style-name="ce22">
            <text:p>0.8</text:p>
          </table:table-cell>
          <table:table-cell office:value-type="float" office:value="0.93200000000000005" table:style-name="ce22">
            <text:p>0.9</text:p>
          </table:table-cell>
          <table:table-cell office:value-type="float" office:value="7.6999999999999999E-2" table:style-name="ce22">
            <text:p>0.1</text:p>
          </table:table-cell>
          <table:table-cell office:value-type="float" office:value="6.9000000000000006E-2" table:style-name="ce22">
            <text:p>0.1</text:p>
          </table:table-cell>
          <table:table-cell office:value-type="float" office:value="0.74" table:style-name="ce22">
            <text:p>0.7</text:p>
          </table:table-cell>
          <table:table-cell office:value-type="float" office:value="4.8490000000000002" table:style-name="ce22">
            <text:p>4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0689.292000000001" table:style-name="ce22">
            <text:p>30,689.3</text:p>
          </table:table-cell>
          <table:table-cell office:value-type="float" office:value="1314.107" table:style-name="ce22">
            <text:p>1,314.1</text:p>
          </table:table-cell>
          <table:table-cell office:value-type="float" office:value="3736.7249999999999" table:style-name="ce22">
            <text:p>3,736.7</text:p>
          </table:table-cell>
          <table:table-cell office:value-type="float" office:value="490.24" table:style-name="ce22">
            <text:p>490.2</text:p>
          </table:table-cell>
          <table:table-cell office:value-type="float" office:value="163.423" table:style-name="ce22">
            <text:p>163.4</text:p>
          </table:table-cell>
          <table:table-cell office:value-type="float" office:value="715.73500000000001" table:style-name="ce22">
            <text:p>715.7</text:p>
          </table:table-cell>
          <table:table-cell office:value-type="float" office:value="37109.521999999997" table:style-name="ce22">
            <text:p>37,109.5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23.06200000000001" table:style-name="ce22">
            <text:p>923.1</text:p>
          </table:table-cell>
          <table:table-cell office:value-type="float" office:value="24.96" table:style-name="ce22">
            <text:p>25.0</text:p>
          </table:table-cell>
          <table:table-cell office:value-type="float" office:value="105.57599999999999" table:style-name="ce22">
            <text:p>105.6</text:p>
          </table:table-cell>
          <table:table-cell office:value-type="float" office:value="23.387" table:style-name="ce22">
            <text:p>23.4</text:p>
          </table:table-cell>
          <table:table-cell office:value-type="float" office:value="5.194" table:style-name="ce22">
            <text:p>5.2</text:p>
          </table:table-cell>
          <table:table-cell office:value-type="float" office:value="30.135999999999999" table:style-name="ce22">
            <text:p>30.1</text:p>
          </table:table-cell>
          <table:table-cell office:value-type="float" office:value="1112.3150000000001" table:style-name="ce22">
            <text:p>1,112.3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3.993" table:style-name="ce22">
            <text:p>14.0</text:p>
          </table:table-cell>
          <table:table-cell office:value-type="float" office:value="0.24" table:style-name="ce22">
            <text:p>0.2</text:p>
          </table:table-cell>
          <table:table-cell office:value-type="float" office:value="0.92" table:style-name="ce22">
            <text:p>0.9</text:p>
          </table:table-cell>
          <table:table-cell office:value-type="float" office:value="0.128" table:style-name="ce22">
            <text:p>0.1</text:p>
          </table:table-cell>
          <table:table-cell office:value-type="float" office:value="2.1999999999999999E-2" table:style-name="ce22">
            <text:p>-</text:p>
          </table:table-cell>
          <table:table-cell office:value-type="float" office:value="6.4000000000000001E-2" table:style-name="ce22">
            <text:p>0.1</text:p>
          </table:table-cell>
          <table:table-cell office:value-type="float" office:value="15.367000000000001" table:style-name="ce22">
            <text:p>15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937.05499999999995" table:style-name="ce22">
            <text:p>937.1</text:p>
          </table:table-cell>
          <table:table-cell office:value-type="float" office:value="25.2" table:style-name="ce22">
            <text:p>25.2</text:p>
          </table:table-cell>
          <table:table-cell office:value-type="float" office:value="106.496" table:style-name="ce22">
            <text:p>106.5</text:p>
          </table:table-cell>
          <table:table-cell office:value-type="float" office:value="23.515000000000001" table:style-name="ce22">
            <text:p>23.5</text:p>
          </table:table-cell>
          <table:table-cell office:value-type="float" office:value="5.2160000000000002" table:style-name="ce22">
            <text:p>5.2</text:p>
          </table:table-cell>
          <table:table-cell office:value-type="float" office:value="30.2" table:style-name="ce22">
            <text:p>30.2</text:p>
          </table:table-cell>
          <table:table-cell office:value-type="float" office:value="1127.682" table:style-name="ce22">
            <text:p>1,127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1626.347000000002" table:style-name="ce22">
            <text:p>31,626.3</text:p>
          </table:table-cell>
          <table:table-cell office:value-type="float" office:value="1339.307" table:style-name="ce22">
            <text:p>1,339.3</text:p>
          </table:table-cell>
          <table:table-cell office:value-type="float" office:value="3843.221" table:style-name="ce22">
            <text:p>3,843.2</text:p>
          </table:table-cell>
          <table:table-cell office:value-type="float" office:value="513.755" table:style-name="ce22">
            <text:p>513.8</text:p>
          </table:table-cell>
          <table:table-cell office:value-type="float" office:value="168.63900000000001" table:style-name="ce22">
            <text:p>168.6</text:p>
          </table:table-cell>
          <table:table-cell office:value-type="float" office:value="745.93499999999995" table:style-name="ce22">
            <text:p>745.9</text:p>
          </table:table-cell>
          <table:table-cell office:value-type="float" office:value="38237.203999999998" table:style-name="ce22">
            <text:p>38,237.2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4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21.1" table:style-name="ce26">
            <text:p>421.1</text:p>
          </table:table-cell>
          <table:table-cell office:value-type="float" office:value="16.7" table:style-name="ce26">
            <text:p>16.7</text:p>
          </table:table-cell>
          <table:table-cell office:value-type="float" office:value="58.1" table:style-name="ce26">
            <text:p>58.1</text:p>
          </table:table-cell>
          <table:table-cell office:value-type="float" office:value="6" table:style-name="ce26">
            <text:p>6.0</text:p>
          </table:table-cell>
          <table:table-cell office:value-type="float" office:value="2.5" table:style-name="ce26">
            <text:p>2.5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512.79999999999995" table:style-name="ce26">
            <text:p>512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45.5" table:style-name="ce26">
            <text:p>445.5</text:p>
          </table:table-cell>
          <table:table-cell office:value-type="float" office:value="17.7" table:style-name="ce26">
            <text:p>17.7</text:p>
          </table:table-cell>
          <table:table-cell office:value-type="float" office:value="46.4" table:style-name="ce26">
            <text:p>46.4</text:p>
          </table:table-cell>
          <table:table-cell office:value-type="float" office:value="9.3000000000000007" table:style-name="ce26">
            <text:p>9.3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9" table:style-name="ce26">
            <text:p>9.0</text:p>
          </table:table-cell>
          <table:table-cell office:value-type="float" office:value="530.1" table:style-name="ce26">
            <text:p>530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48" table:style-name="ce26">
            <text:p>448.0</text:p>
          </table:table-cell>
          <table:table-cell office:value-type="float" office:value="20.2" table:style-name="ce26">
            <text:p>20.2</text:p>
          </table:table-cell>
          <table:table-cell office:value-type="float" office:value="50.7" table:style-name="ce26">
            <text:p>50.7</text:p>
          </table:table-cell>
          <table:table-cell office:value-type="float" office:value="8.5" table:style-name="ce26">
            <text:p>8.5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8" table:style-name="ce26">
            <text:p>11.8</text:p>
          </table:table-cell>
          <table:table-cell office:value-type="float" office:value="541.6" table:style-name="ce26">
            <text:p>541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507.7" table:style-name="ce26">
            <text:p>507.7</text:p>
          </table:table-cell>
          <table:table-cell office:value-type="float" office:value="24.4" table:style-name="ce26">
            <text:p>24.4</text:p>
          </table:table-cell>
          <table:table-cell office:value-type="float" office:value="68.7" table:style-name="ce26">
            <text:p>68.7</text:p>
          </table:table-cell>
          <table:table-cell office:value-type="float" office:value="10.4" table:style-name="ce26">
            <text:p>10.4</text:p>
          </table:table-cell>
          <table:table-cell office:value-type="float" office:value="2.4" table:style-name="ce26">
            <text:p>2.4</text:p>
          </table:table-cell>
          <table:table-cell office:value-type="float" office:value="14.8" table:style-name="ce26">
            <text:p>14.8</text:p>
          </table:table-cell>
          <table:table-cell office:value-type="float" office:value="628.4" table:style-name="ce26">
            <text:p>628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23.6" table:style-name="ce26">
            <text:p>523.6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75.099999999999994" table:style-name="ce26">
            <text:p>75.1</text:p>
          </table:table-cell>
          <table:table-cell office:value-type="float" office:value="10.7" table:style-name="ce26">
            <text:p>10.7</text:p>
          </table:table-cell>
          <table:table-cell office:value-type="float" office:value="2.5" table:style-name="ce26">
            <text:p>2.5</text:p>
          </table:table-cell>
          <table:table-cell office:value-type="float" office:value="11" table:style-name="ce26">
            <text:p>11.0</text:p>
          </table:table-cell>
          <table:table-cell office:value-type="float" office:value="642.5" table:style-name="ce26">
            <text:p>642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51.79999999999995" table:style-name="ce26">
            <text:p>551.8</text:p>
          </table:table-cell>
          <table:table-cell office:value-type="float" office:value="24.4" table:style-name="ce26">
            <text:p>24.4</text:p>
          </table:table-cell>
          <table:table-cell office:value-type="float" office:value="65.2" table:style-name="ce26">
            <text:p>65.2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3.7" table:style-name="ce26">
            <text:p>13.7</text:p>
          </table:table-cell>
          <table:table-cell office:value-type="float" office:value="665.8" table:style-name="ce26">
            <text:p>665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12.5" table:style-name="ce26">
            <text:p>312.5</text:p>
          </table:table-cell>
          <table:table-cell office:value-type="float" office:value="14.9" table:style-name="ce26">
            <text:p>14.9</text:p>
          </table:table-cell>
          <table:table-cell office:value-type="float" office:value="25.8" table:style-name="ce26">
            <text:p>25.8</text:p>
          </table:table-cell>
          <table:table-cell office:value-type="float" office:value="2.5" table:style-name="ce26">
            <text:p>2.5</text:p>
          </table:table-cell>
          <table:table-cell office:value-type="float" office:value="2.4" table:style-name="ce26">
            <text:p>2.4</text:p>
          </table:table-cell>
          <table:table-cell office:value-type="float" office:value="3.9" table:style-name="ce26">
            <text:p>3.9</text:p>
          </table:table-cell>
          <table:table-cell office:value-type="float" office:value="361.9" table:style-name="ce26">
            <text:p>361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72.5" table:style-name="ce26">
            <text:p>572.5</text:p>
          </table:table-cell>
          <table:table-cell office:value-type="float" office:value="25.2" table:style-name="ce26">
            <text:p>25.2</text:p>
          </table:table-cell>
          <table:table-cell office:value-type="float" office:value="70.900000000000006" table:style-name="ce26">
            <text:p>70.9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687.7" table:style-name="ce26">
            <text:p>687.7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62.9" table:style-name="ce26">
            <text:p>562.9</text:p>
          </table:table-cell>
          <table:table-cell office:value-type="float" office:value="29.1" table:style-name="ce26">
            <text:p>29.1</text:p>
          </table:table-cell>
          <table:table-cell office:value-type="float" office:value="83.7" table:style-name="ce26">
            <text:p>83.7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3.5" table:style-name="ce26">
            <text:p>3.5</text:p>
          </table:table-cell>
          <table:table-cell office:value-type="float" office:value="17.8" table:style-name="ce26">
            <text:p>17.8</text:p>
          </table:table-cell>
          <table:table-cell office:value-type="float" office:value="705.8" table:style-name="ce26">
            <text:p>705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81.4" table:style-name="ce26">
            <text:p>481.4</text:p>
          </table:table-cell>
          <table:table-cell office:value-type="float" office:value="21.3" table:style-name="ce26">
            <text:p>21.3</text:p>
          </table:table-cell>
          <table:table-cell office:value-type="float" office:value="58.9" table:style-name="ce26">
            <text:p>58.9</text:p>
          </table:table-cell>
          <table:table-cell office:value-type="float" office:value="7.8" table:style-name="ce26">
            <text:p>7.8</text:p>
          </table:table-cell>
          <table:table-cell office:value-type="float" office:value="2.5" table:style-name="ce26">
            <text:p>2.5</text:p>
          </table:table-cell>
          <table:table-cell office:value-type="float" office:value="10.5" table:style-name="ce26">
            <text:p>10.5</text:p>
          </table:table-cell>
          <table:table-cell office:value-type="float" office:value="582.5" table:style-name="ce26">
            <text:p>582.5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2" table:style-name="ce26">
            <text:p>492.0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64.099999999999994" table:style-name="ce26">
            <text:p>64.1</text:p>
          </table:table-cell>
          <table:table-cell office:value-type="float" office:value="7" table:style-name="ce26">
            <text:p>7.0</text:p>
          </table:table-cell>
          <table:table-cell office:value-type="float" office:value="3.1" table:style-name="ce26">
            <text:p>3.1</text:p>
          </table:table-cell>
          <table:table-cell office:value-type="float" office:value="17.3" table:style-name="ce26">
            <text:p>17.3</text:p>
          </table:table-cell>
          <table:table-cell office:value-type="float" office:value="603.1" table:style-name="ce26">
            <text:p>603.1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3.4" table:style-name="ce26">
            <text:p>453.4</text:p>
          </table:table-cell>
          <table:table-cell office:value-type="float" office:value="14.6" table:style-name="ce26">
            <text:p>14.6</text:p>
          </table:table-cell>
          <table:table-cell office:value-type="float" office:value="52" table:style-name="ce26">
            <text:p>52.0</text:p>
          </table:table-cell>
          <table:table-cell office:value-type="float" office:value="7" table:style-name="ce26">
            <text:p>7.0</text:p>
          </table:table-cell>
          <table:table-cell office:value-type="float" office:value="2.9" table:style-name="ce26">
            <text:p>2.9</text:p>
          </table:table-cell>
          <table:table-cell office:value-type="float" office:value="14.9" table:style-name="ce26">
            <text:p>14.9</text:p>
          </table:table-cell>
          <table:table-cell office:value-type="float" office:value="544.79999999999995" table:style-name="ce26">
            <text:p>544.8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89" table:style-name="ce26">
            <text:p>489.0</text:p>
          </table:table-cell>
          <table:table-cell office:value-type="float" office:value="20.9" table:style-name="ce26">
            <text:p>20.9</text:p>
          </table:table-cell>
          <table:table-cell office:value-type="float" office:value="59.5" table:style-name="ce26">
            <text:p>59.5</text:p>
          </table:table-cell>
          <table:table-cell office:value-type="float" office:value="7.8" table:style-name="ce26">
            <text:p>7.8</text:p>
          </table:table-cell>
          <table:table-cell office:value-type="float" office:value="2.6" table:style-name="ce26">
            <text:p>2.6</text:p>
          </table:table-cell>
          <table:table-cell office:value-type="float" office:value="11.4" table:style-name="ce26">
            <text:p>11.4</text:p>
          </table:table-cell>
          <table:table-cell office:value-type="float" office:value="591.29999999999995" table:style-name="ce26">
            <text:p>591.3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01.5" table:style-name="ce26">
            <text:p>501.5</text:p>
          </table:table-cell>
          <table:table-cell office:value-type="float" office:value="13.6" table:style-name="ce26">
            <text:p>13.6</text:p>
          </table:table-cell>
          <table:table-cell office:value-type="float" office:value="57.4" table:style-name="ce26">
            <text:p>57.4</text:p>
          </table:table-cell>
          <table:table-cell office:value-type="float" office:value="12.7" table:style-name="ce26">
            <text:p>12.7</text:p>
          </table:table-cell>
          <table:table-cell office:value-type="float" office:value="2.8" table:style-name="ce26">
            <text:p>2.8</text:p>
          </table:table-cell>
          <table:table-cell office:value-type="float" office:value="16.399999999999999" table:style-name="ce26">
            <text:p>16.4</text:p>
          </table:table-cell>
          <table:table-cell office:value-type="float" office:value="604.4" table:style-name="ce26">
            <text:p>604.4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89.6" table:style-name="ce28">
            <text:p>489.6</text:p>
          </table:table-cell>
          <table:table-cell office:value-type="float" office:value="20.7" table:style-name="ce28">
            <text:p>20.7</text:p>
          </table:table-cell>
          <table:table-cell office:value-type="float" office:value="59.5" table:style-name="ce28">
            <text:p>59.5</text:p>
          </table:table-cell>
          <table:table-cell office:value-type="float" office:value="8" table:style-name="ce28">
            <text:p>8.0</text:p>
          </table:table-cell>
          <table:table-cell office:value-type="float" office:value="2.6" table:style-name="ce28">
            <text:p>2.6</text:p>
          </table:table-cell>
          <table:table-cell office:value-type="float" office:value="11.5" table:style-name="ce28">
            <text:p>11.5</text:p>
          </table:table-cell>
          <table:table-cell office:value-type="float" office:value="591.9" table:style-name="ce28">
            <text:p>591.9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8 September 2016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5" table:number-rows-spanned="1" table:style-name="ce48">
            <text:p><text:a xlink:href="http://www.dft.gov.uk/statistics/series/vehicle-licensing/">Notes &amp; definitions https://www.gov.uk/government/publications/vehicles-statistics-guidance)</text:a></text:p>
          </table:table-cell>
          <table:covered-table-cell table:number-columns-repeated="4"/>
          <table:table-cell table:style-name="ce32"/>
          <table:table-cell table:style-name="ce34"/>
          <table:table-cell office:value-type="string" table:style-name="ce35">
            <text:p>Next update: 8 December 2016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6_Q1" table:style-name="ta6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6 Q1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099.48" table:style-name="ce22">
            <text:p>1,099.5</text:p>
          </table:table-cell>
          <table:table-cell office:value-type="float" office:value="39.274000000000001" table:style-name="ce22">
            <text:p>39.3</text:p>
          </table:table-cell>
          <table:table-cell office:value-type="float" office:value="151.608" table:style-name="ce22">
            <text:p>151.6</text:p>
          </table:table-cell>
          <table:table-cell office:value-type="float" office:value="15.643000000000001" table:style-name="ce22">
            <text:p>15.6</text:p>
          </table:table-cell>
          <table:table-cell office:value-type="float" office:value="6.5060000000000002" table:style-name="ce22">
            <text:p>6.5</text:p>
          </table:table-cell>
          <table:table-cell office:value-type="float" office:value="21.638000000000002" table:style-name="ce22">
            <text:p>21.6</text:p>
          </table:table-cell>
          <table:table-cell office:value-type="float" office:value="1334.1489999999999" table:style-name="ce22">
            <text:p>1,334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69.8409999999999" table:style-name="ce22">
            <text:p>3,169.8</text:p>
          </table:table-cell>
          <table:table-cell office:value-type="float" office:value="117.82899999999999" table:style-name="ce22">
            <text:p>117.8</text:p>
          </table:table-cell>
          <table:table-cell office:value-type="float" office:value="326.22500000000002" table:style-name="ce22">
            <text:p>326.2</text:p>
          </table:table-cell>
          <table:table-cell office:value-type="float" office:value="65.885000000000005" table:style-name="ce22">
            <text:p>65.9</text:p>
          </table:table-cell>
          <table:table-cell office:value-type="float" office:value="16.216000000000001" table:style-name="ce22">
            <text:p>16.2</text:p>
          </table:table-cell>
          <table:table-cell office:value-type="float" office:value="63.091999999999999" table:style-name="ce22">
            <text:p>63.1</text:p>
          </table:table-cell>
          <table:table-cell office:value-type="float" office:value="3759.0880000000002" table:style-name="ce22">
            <text:p>3,759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374.0430000000001" table:style-name="ce22">
            <text:p>2,374.0</text:p>
          </table:table-cell>
          <table:table-cell office:value-type="float" office:value="99.590999999999994" table:style-name="ce22">
            <text:p>99.6</text:p>
          </table:table-cell>
          <table:table-cell office:value-type="float" office:value="268.52300000000002" table:style-name="ce22">
            <text:p>268.5</text:p>
          </table:table-cell>
          <table:table-cell office:value-type="float" office:value="45.121000000000002" table:style-name="ce22">
            <text:p>45.1</text:p>
          </table:table-cell>
          <table:table-cell office:value-type="float" office:value="12.249000000000001" table:style-name="ce22">
            <text:p>12.2</text:p>
          </table:table-cell>
          <table:table-cell office:value-type="float" office:value="62.957999999999998" table:style-name="ce22">
            <text:p>63.0</text:p>
          </table:table-cell>
          <table:table-cell office:value-type="float" office:value="2862.4850000000001" table:style-name="ce22">
            <text:p>2,862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40.7910000000002" table:style-name="ce22">
            <text:p>2,340.8</text:p>
          </table:table-cell>
          <table:table-cell office:value-type="float" office:value="104.49" table:style-name="ce22">
            <text:p>104.5</text:p>
          </table:table-cell>
          <table:table-cell office:value-type="float" office:value="314.30200000000002" table:style-name="ce22">
            <text:p>314.3</text:p>
          </table:table-cell>
          <table:table-cell office:value-type="float" office:value="48.238999999999997" table:style-name="ce22">
            <text:p>48.2</text:p>
          </table:table-cell>
          <table:table-cell office:value-type="float" office:value="11.272" table:style-name="ce22">
            <text:p>11.3</text:p>
          </table:table-cell>
          <table:table-cell office:value-type="float" office:value="68.016999999999996" table:style-name="ce22">
            <text:p>68.0</text:p>
          </table:table-cell>
          <table:table-cell office:value-type="float" office:value="2887.1109999999999" table:style-name="ce22">
            <text:p>2,887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976.6089999999999" table:style-name="ce22">
            <text:p>2,976.6</text:p>
          </table:table-cell>
          <table:table-cell office:value-type="float" office:value="104.78" table:style-name="ce22">
            <text:p>104.8</text:p>
          </table:table-cell>
          <table:table-cell office:value-type="float" office:value="418.44200000000001" table:style-name="ce22">
            <text:p>418.4</text:p>
          </table:table-cell>
          <table:table-cell office:value-type="float" office:value="60.088000000000001" table:style-name="ce22">
            <text:p>60.1</text:p>
          </table:table-cell>
          <table:table-cell office:value-type="float" office:value="14.412000000000001" table:style-name="ce22">
            <text:p>14.4</text:p>
          </table:table-cell>
          <table:table-cell office:value-type="float" office:value="62.49" table:style-name="ce22">
            <text:p>62.5</text:p>
          </table:table-cell>
          <table:table-cell office:value-type="float" office:value="3636.8209999999999" table:style-name="ce22">
            <text:p>3,636.8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299.9650000000001" table:style-name="ce22">
            <text:p>3,300.0</text:p>
          </table:table-cell>
          <table:table-cell office:value-type="float" office:value="138.34299999999999" table:style-name="ce22">
            <text:p>138.3</text:p>
          </table:table-cell>
          <table:table-cell office:value-type="float" office:value="385.58800000000002" table:style-name="ce22">
            <text:p>385.6</text:p>
          </table:table-cell>
          <table:table-cell office:value-type="float" office:value="49.298999999999999" table:style-name="ce22">
            <text:p>49.3</text:p>
          </table:table-cell>
          <table:table-cell office:value-type="float" office:value="13.903" table:style-name="ce22">
            <text:p>13.9</text:p>
          </table:table-cell>
          <table:table-cell office:value-type="float" office:value="81.86" table:style-name="ce22">
            <text:p>81.9</text:p>
          </table:table-cell>
          <table:table-cell office:value-type="float" office:value="3968.9580000000001" table:style-name="ce22">
            <text:p>3,969.0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57.259" table:style-name="ce22">
            <text:p>2,657.3</text:p>
          </table:table-cell>
          <table:table-cell office:value-type="float" office:value="124.684" table:style-name="ce22">
            <text:p>124.7</text:p>
          </table:table-cell>
          <table:table-cell office:value-type="float" office:value="218.834" table:style-name="ce22">
            <text:p>218.8</text:p>
          </table:table-cell>
          <table:table-cell office:value-type="float" office:value="20.614999999999998" table:style-name="ce22">
            <text:p>20.6</text:p>
          </table:table-cell>
          <table:table-cell office:value-type="float" office:value="20.516999999999999" table:style-name="ce22">
            <text:p>20.5</text:p>
          </table:table-cell>
          <table:table-cell office:value-type="float" office:value="33.134999999999998" table:style-name="ce22">
            <text:p>33.1</text:p>
          </table:table-cell>
          <table:table-cell office:value-type="float" office:value="3075.0439999999999" table:style-name="ce22">
            <text:p>3,075.0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5038.5659999999998" table:style-name="ce22">
            <text:p>5,038.6</text:p>
          </table:table-cell>
          <table:table-cell office:value-type="float" office:value="211.42500000000001" table:style-name="ce22">
            <text:p>211.4</text:p>
          </table:table-cell>
          <table:table-cell office:value-type="float" office:value="619.21" table:style-name="ce22">
            <text:p>619.2</text:p>
          </table:table-cell>
          <table:table-cell office:value-type="float" office:value="67.867000000000004" table:style-name="ce22">
            <text:p>67.9</text:p>
          </table:table-cell>
          <table:table-cell office:value-type="float" office:value="22.177" table:style-name="ce22">
            <text:p>22.2</text:p>
          </table:table-cell>
          <table:table-cell office:value-type="float" office:value="77.284999999999997" table:style-name="ce22">
            <text:p>77.3</text:p>
          </table:table-cell>
          <table:table-cell office:value-type="float" office:value="6036.53" table:style-name="ce22">
            <text:p>6,036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053.0010000000002" table:style-name="ce22">
            <text:p>3,053.0</text:p>
          </table:table-cell>
          <table:table-cell office:value-type="float" office:value="149.52799999999999" table:style-name="ce22">
            <text:p>149.5</text:p>
          </table:table-cell>
          <table:table-cell office:value-type="float" office:value="448.12099999999998" table:style-name="ce22">
            <text:p>448.1</text:p>
          </table:table-cell>
          <table:table-cell office:value-type="float" office:value="46.505000000000003" table:style-name="ce22">
            <text:p>46.5</text:p>
          </table:table-cell>
          <table:table-cell office:value-type="float" office:value="18.806999999999999" table:style-name="ce22">
            <text:p>18.8</text:p>
          </table:table-cell>
          <table:table-cell office:value-type="float" office:value="95.521000000000001" table:style-name="ce22">
            <text:p>95.5</text:p>
          </table:table-cell>
          <table:table-cell office:value-type="float" office:value="3811.4830000000002" table:style-name="ce22">
            <text:p>3,811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6009.555" table:style-name="ce22">
            <text:p>26,009.6</text:p>
          </table:table-cell>
          <table:table-cell office:value-type="float" office:value="1089.944" table:style-name="ce22">
            <text:p>1,089.9</text:p>
          </table:table-cell>
          <table:table-cell office:value-type="float" office:value="3150.8530000000001" table:style-name="ce22">
            <text:p>3,150.9</text:p>
          </table:table-cell>
          <table:table-cell office:value-type="float" office:value="419.262" table:style-name="ce22">
            <text:p>419.3</text:p>
          </table:table-cell>
          <table:table-cell office:value-type="float" office:value="136.059" table:style-name="ce22">
            <text:p>136.1</text:p>
          </table:table-cell>
          <table:table-cell office:value-type="float" office:value="565.99599999999998" table:style-name="ce22">
            <text:p>566.0</text:p>
          </table:table-cell>
          <table:table-cell office:value-type="float" office:value="31371.669000000002" table:style-name="ce22">
            <text:p>31,371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15.1959999999999" table:style-name="ce22">
            <text:p>1,515.2</text:p>
          </table:table-cell>
          <table:table-cell office:value-type="float" office:value="55.856999999999999" table:style-name="ce22">
            <text:p>55.9</text:p>
          </table:table-cell>
          <table:table-cell office:value-type="float" office:value="194.71899999999999" table:style-name="ce22">
            <text:p>194.7</text:p>
          </table:table-cell>
          <table:table-cell office:value-type="float" office:value="21.434000000000001" table:style-name="ce22">
            <text:p>21.4</text:p>
          </table:table-cell>
          <table:table-cell office:value-type="float" office:value="9.4930000000000003" table:style-name="ce22">
            <text:p>9.5</text:p>
          </table:table-cell>
          <table:table-cell office:value-type="float" office:value="52.826999999999998" table:style-name="ce22">
            <text:p>52.8</text:p>
          </table:table-cell>
          <table:table-cell office:value-type="float" office:value="1849.5260000000001" table:style-name="ce22">
            <text:p>1,849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19.66" table:style-name="ce22">
            <text:p>2,419.7</text:p>
          </table:table-cell>
          <table:table-cell office:value-type="float" office:value="68.647000000000006" table:style-name="ce22">
            <text:p>68.6</text:p>
          </table:table-cell>
          <table:table-cell office:value-type="float" office:value="273.53300000000002" table:style-name="ce22">
            <text:p>273.5</text:p>
          </table:table-cell>
          <table:table-cell office:value-type="float" office:value="36.841000000000001" table:style-name="ce22">
            <text:p>36.8</text:p>
          </table:table-cell>
          <table:table-cell office:value-type="float" office:value="15.22" table:style-name="ce22">
            <text:p>15.2</text:p>
          </table:table-cell>
          <table:table-cell office:value-type="float" office:value="79.22" table:style-name="ce22">
            <text:p>79.2</text:p>
          </table:table-cell>
          <table:table-cell office:value-type="float" office:value="2893.1210000000001" table:style-name="ce22">
            <text:p>2,893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514.62" table:style-name="ce22">
            <text:p>514.6</text:p>
          </table:table-cell>
          <table:table-cell office:value-type="float" office:value="13.53" table:style-name="ce22">
            <text:p>13.5</text:p>
          </table:table-cell>
          <table:table-cell office:value-type="float" office:value="54.334000000000003" table:style-name="ce22">
            <text:p>54.3</text:p>
          </table:table-cell>
          <table:table-cell office:value-type="float" office:value="4.8639999999999999" table:style-name="ce22">
            <text:p>4.9</text:p>
          </table:table-cell>
          <table:table-cell office:value-type="float" office:value="1.2130000000000001" table:style-name="ce22">
            <text:p>1.2</text:p>
          </table:table-cell>
          <table:table-cell office:value-type="float" office:value="10.374000000000001" table:style-name="ce22">
            <text:p>10.4</text:p>
          </table:table-cell>
          <table:table-cell office:value-type="float" office:value="598.93499999999995" table:style-name="ce22">
            <text:p>598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</text:p>
          </table:table-cell>
          <table:table-cell office:value-type="float" office:value="2.08" table:style-name="ce22">
            <text:p>2.1</text:p>
          </table:table-cell>
          <table:table-cell office:value-type="float" office:value="0.83" table:style-name="ce22">
            <text:p>0.8</text:p>
          </table:table-cell>
          <table:table-cell office:value-type="float" office:value="0.92500000000000004" table:style-name="ce22">
            <text:p>0.9</text:p>
          </table:table-cell>
          <table:table-cell office:value-type="float" office:value="8.6999999999999994E-2" table:style-name="ce22">
            <text:p>0.1</text:p>
          </table:table-cell>
          <table:table-cell office:value-type="float" office:value="6.8000000000000005E-2" table:style-name="ce22">
            <text:p>0.1</text:p>
          </table:table-cell>
          <table:table-cell office:value-type="float" office:value="0.74099999999999999" table:style-name="ce22">
            <text:p>0.7</text:p>
          </table:table-cell>
          <table:table-cell office:value-type="float" office:value="4.7309999999999999" table:style-name="ce22">
            <text:p>4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0461.111000000001" table:style-name="ce22">
            <text:p>30,461.1</text:p>
          </table:table-cell>
          <table:table-cell office:value-type="float" office:value="1228.808" table:style-name="ce22">
            <text:p>1,228.8</text:p>
          </table:table-cell>
          <table:table-cell office:value-type="float" office:value="3674.364" table:style-name="ce22">
            <text:p>3,674.4</text:p>
          </table:table-cell>
          <table:table-cell office:value-type="float" office:value="482.488" table:style-name="ce22">
            <text:p>482.5</text:p>
          </table:table-cell>
          <table:table-cell office:value-type="float" office:value="162.053" table:style-name="ce22">
            <text:p>162.1</text:p>
          </table:table-cell>
          <table:table-cell office:value-type="float" office:value="709.15800000000002" table:style-name="ce22">
            <text:p>709.2</text:p>
          </table:table-cell>
          <table:table-cell office:value-type="float" office:value="36717.982000000004" table:style-name="ce22">
            <text:p>36,718.0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15.48599999999999" table:style-name="ce22">
            <text:p>915.5</text:p>
          </table:table-cell>
          <table:table-cell office:value-type="float" office:value="22.154" table:style-name="ce22">
            <text:p>22.2</text:p>
          </table:table-cell>
          <table:table-cell office:value-type="float" office:value="103.33199999999999" table:style-name="ce22">
            <text:p>103.3</text:p>
          </table:table-cell>
          <table:table-cell office:value-type="float" office:value="22.975999999999999" table:style-name="ce22">
            <text:p>23.0</text:p>
          </table:table-cell>
          <table:table-cell office:value-type="float" office:value="5.5279999999999996" table:style-name="ce22">
            <text:p>5.5</text:p>
          </table:table-cell>
          <table:table-cell office:value-type="float" office:value="29.727" table:style-name="ce22">
            <text:p>29.7</text:p>
          </table:table-cell>
          <table:table-cell office:value-type="float" office:value="1099.203" table:style-name="ce22">
            <text:p>1,099.2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2.141" table:style-name="ce22">
            <text:p>12.1</text:p>
          </table:table-cell>
          <table:table-cell office:value-type="float" office:value="0.187" table:style-name="ce22">
            <text:p>0.2</text:p>
          </table:table-cell>
          <table:table-cell office:value-type="float" office:value="0.83799999999999997" table:style-name="ce22">
            <text:p>0.8</text:p>
          </table:table-cell>
          <table:table-cell office:value-type="float" office:value="0.113" table:style-name="ce22">
            <text:p>0.1</text:p>
          </table:table-cell>
          <table:table-cell office:value-type="float" office:value="1.7999999999999999E-2" table:style-name="ce22">
            <text:p>-</text:p>
          </table:table-cell>
          <table:table-cell office:value-type="float" office:value="5.5E-2" table:style-name="ce22">
            <text:p>0.1</text:p>
          </table:table-cell>
          <table:table-cell office:value-type="float" office:value="13.352" table:style-name="ce22">
            <text:p>13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927.62699999999995" table:style-name="ce22">
            <text:p>927.6</text:p>
          </table:table-cell>
          <table:table-cell office:value-type="float" office:value="22.341000000000001" table:style-name="ce22">
            <text:p>22.3</text:p>
          </table:table-cell>
          <table:table-cell office:value-type="float" office:value="104.17" table:style-name="ce22">
            <text:p>104.2</text:p>
          </table:table-cell>
          <table:table-cell office:value-type="float" office:value="23.088999999999999" table:style-name="ce22">
            <text:p>23.1</text:p>
          </table:table-cell>
          <table:table-cell office:value-type="float" office:value="5.5460000000000003" table:style-name="ce22">
            <text:p>5.5</text:p>
          </table:table-cell>
          <table:table-cell office:value-type="float" office:value="29.782" table:style-name="ce22">
            <text:p>29.8</text:p>
          </table:table-cell>
          <table:table-cell office:value-type="float" office:value="1112.5550000000001" table:style-name="ce22">
            <text:p>1,112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1388.738000000001" table:style-name="ce22">
            <text:p>31,388.7</text:p>
          </table:table-cell>
          <table:table-cell office:value-type="float" office:value="1251.1489999999999" table:style-name="ce22">
            <text:p>1,251.1</text:p>
          </table:table-cell>
          <table:table-cell office:value-type="float" office:value="3778.5340000000001" table:style-name="ce22">
            <text:p>3,778.5</text:p>
          </table:table-cell>
          <table:table-cell office:value-type="float" office:value="505.577" table:style-name="ce22">
            <text:p>505.6</text:p>
          </table:table-cell>
          <table:table-cell office:value-type="float" office:value="167.59899999999999" table:style-name="ce22">
            <text:p>167.6</text:p>
          </table:table-cell>
          <table:table-cell office:value-type="float" office:value="738.94" table:style-name="ce22">
            <text:p>738.9</text:p>
          </table:table-cell>
          <table:table-cell office:value-type="float" office:value="37830.536999999997" table:style-name="ce22">
            <text:p>37,830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4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19.9" table:style-name="ce26">
            <text:p>419.9</text:p>
          </table:table-cell>
          <table:table-cell office:value-type="float" office:value="15" table:style-name="ce26">
            <text:p>15.0</text:p>
          </table:table-cell>
          <table:table-cell office:value-type="float" office:value="57.9" table:style-name="ce26">
            <text:p>57.9</text:p>
          </table:table-cell>
          <table:table-cell office:value-type="float" office:value="6" table:style-name="ce26">
            <text:p>6.0</text:p>
          </table:table-cell>
          <table:table-cell office:value-type="float" office:value="2.5" table:style-name="ce26">
            <text:p>2.5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509.5" table:style-name="ce26">
            <text:p>509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44.4" table:style-name="ce26">
            <text:p>444.4</text:p>
          </table:table-cell>
          <table:table-cell office:value-type="float" office:value="16.5" table:style-name="ce26">
            <text:p>16.5</text:p>
          </table:table-cell>
          <table:table-cell office:value-type="float" office:value="45.7" table:style-name="ce26">
            <text:p>45.7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527" table:style-name="ce26">
            <text:p>527.0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42.9" table:style-name="ce26">
            <text:p>442.9</text:p>
          </table:table-cell>
          <table:table-cell office:value-type="float" office:value="18.600000000000001" table:style-name="ce26">
            <text:p>18.6</text:p>
          </table:table-cell>
          <table:table-cell office:value-type="float" office:value="50.1" table:style-name="ce26">
            <text:p>50.1</text:p>
          </table:table-cell>
          <table:table-cell office:value-type="float" office:value="8.4" table:style-name="ce26">
            <text:p>8.4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7" table:style-name="ce26">
            <text:p>11.7</text:p>
          </table:table-cell>
          <table:table-cell office:value-type="float" office:value="534" table:style-name="ce26">
            <text:p>534.0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504.8" table:style-name="ce26">
            <text:p>504.8</text:p>
          </table:table-cell>
          <table:table-cell office:value-type="float" office:value="22.5" table:style-name="ce26">
            <text:p>22.5</text:p>
          </table:table-cell>
          <table:table-cell office:value-type="float" office:value="67.8" table:style-name="ce26">
            <text:p>67.8</text:p>
          </table:table-cell>
          <table:table-cell office:value-type="float" office:value="10.4" table:style-name="ce26">
            <text:p>10.4</text:p>
          </table:table-cell>
          <table:table-cell office:value-type="float" office:value="2.4" table:style-name="ce26">
            <text:p>2.4</text:p>
          </table:table-cell>
          <table:table-cell office:value-type="float" office:value="14.7" table:style-name="ce26">
            <text:p>14.7</text:p>
          </table:table-cell>
          <table:table-cell office:value-type="float" office:value="622.6" table:style-name="ce26">
            <text:p>622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21" table:style-name="ce26">
            <text:p>521.0</text:p>
          </table:table-cell>
          <table:table-cell office:value-type="float" office:value="18.3" table:style-name="ce26">
            <text:p>18.3</text:p>
          </table:table-cell>
          <table:table-cell office:value-type="float" office:value="73.2" table:style-name="ce26">
            <text:p>73.2</text:p>
          </table:table-cell>
          <table:table-cell office:value-type="float" office:value="10.5" table:style-name="ce26">
            <text:p>10.5</text:p>
          </table:table-cell>
          <table:table-cell office:value-type="float" office:value="2.5" table:style-name="ce26">
            <text:p>2.5</text:p>
          </table:table-cell>
          <table:table-cell office:value-type="float" office:value="10.9" table:style-name="ce26">
            <text:p>10.9</text:p>
          </table:table-cell>
          <table:table-cell office:value-type="float" office:value="636.6" table:style-name="ce26">
            <text:p>636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48.29999999999995" table:style-name="ce26">
            <text:p>548.3</text:p>
          </table:table-cell>
          <table:table-cell office:value-type="float" office:value="23" table:style-name="ce26">
            <text:p>23.0</text:p>
          </table:table-cell>
          <table:table-cell office:value-type="float" office:value="64.099999999999994" table:style-name="ce26">
            <text:p>64.1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3.6" table:style-name="ce26">
            <text:p>13.6</text:p>
          </table:table-cell>
          <table:table-cell office:value-type="float" office:value="659.5" table:style-name="ce26">
            <text:p>659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11.2" table:style-name="ce26">
            <text:p>311.2</text:p>
          </table:table-cell>
          <table:table-cell office:value-type="float" office:value="14.6" table:style-name="ce26">
            <text:p>14.6</text:p>
          </table:table-cell>
          <table:table-cell office:value-type="float" office:value="25.6" table:style-name="ce26">
            <text:p>25.6</text:p>
          </table:table-cell>
          <table:table-cell office:value-type="float" office:value="2.4" table:style-name="ce26">
            <text:p>2.4</text:p>
          </table:table-cell>
          <table:table-cell office:value-type="float" office:value="2.4" table:style-name="ce26">
            <text:p>2.4</text:p>
          </table:table-cell>
          <table:table-cell office:value-type="float" office:value="3.9" table:style-name="ce26">
            <text:p>3.9</text:p>
          </table:table-cell>
          <table:table-cell office:value-type="float" office:value="360.1" table:style-name="ce26">
            <text:p>360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67.79999999999995" table:style-name="ce26">
            <text:p>567.8</text:p>
          </table:table-cell>
          <table:table-cell office:value-type="float" office:value="23.8" table:style-name="ce26">
            <text:p>23.8</text:p>
          </table:table-cell>
          <table:table-cell office:value-type="float" office:value="69.8" table:style-name="ce26">
            <text:p>69.8</text:p>
          </table:table-cell>
          <table:table-cell office:value-type="float" office:value="7.6" table:style-name="ce26">
            <text:p>7.6</text:p>
          </table:table-cell>
          <table:table-cell office:value-type="float" office:value="2.5" table:style-name="ce26">
            <text:p>2.5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680.3" table:style-name="ce26">
            <text:p>680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62.9" table:style-name="ce26">
            <text:p>562.9</text:p>
          </table:table-cell>
          <table:table-cell office:value-type="float" office:value="27.6" table:style-name="ce26">
            <text:p>27.6</text:p>
          </table:table-cell>
          <table:table-cell office:value-type="float" office:value="82.6" table:style-name="ce26">
            <text:p>82.6</text:p>
          </table:table-cell>
          <table:table-cell office:value-type="float" office:value="8.6" table:style-name="ce26">
            <text:p>8.6</text:p>
          </table:table-cell>
          <table:table-cell office:value-type="float" office:value="3.5" table:style-name="ce26">
            <text:p>3.5</text:p>
          </table:table-cell>
          <table:table-cell office:value-type="float" office:value="17.600000000000001" table:style-name="ce26">
            <text:p>17.6</text:p>
          </table:table-cell>
          <table:table-cell office:value-type="float" office:value="702.8" table:style-name="ce26">
            <text:p>702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78.9" table:style-name="ce26">
            <text:p>478.9</text:p>
          </table:table-cell>
          <table:table-cell office:value-type="float" office:value="20.100000000000001" table:style-name="ce26">
            <text:p>20.1</text:p>
          </table:table-cell>
          <table:table-cell office:value-type="float" office:value="58" table:style-name="ce26">
            <text:p>58.0</text:p>
          </table:table-cell>
          <table:table-cell office:value-type="float" office:value="7.7" table:style-name="ce26">
            <text:p>7.7</text:p>
          </table:table-cell>
          <table:table-cell office:value-type="float" office:value="2.5" table:style-name="ce26">
            <text:p>2.5</text:p>
          </table:table-cell>
          <table:table-cell office:value-type="float" office:value="10.4" table:style-name="ce26">
            <text:p>10.4</text:p>
          </table:table-cell>
          <table:table-cell office:value-type="float" office:value="577.6" table:style-name="ce26">
            <text:p>577.6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90" table:style-name="ce26">
            <text:p>490.0</text:p>
          </table:table-cell>
          <table:table-cell office:value-type="float" office:value="18.100000000000001" table:style-name="ce26">
            <text:p>18.1</text:p>
          </table:table-cell>
          <table:table-cell office:value-type="float" office:value="63" table:style-name="ce26">
            <text:p>63.0</text:p>
          </table:table-cell>
          <table:table-cell office:value-type="float" office:value="6.9" table:style-name="ce26">
            <text:p>6.9</text:p>
          </table:table-cell>
          <table:table-cell office:value-type="float" office:value="3.1" table:style-name="ce26">
            <text:p>3.1</text:p>
          </table:table-cell>
          <table:table-cell office:value-type="float" office:value="17.100000000000001" table:style-name="ce26">
            <text:p>17.1</text:p>
          </table:table-cell>
          <table:table-cell office:value-type="float" office:value="598.20000000000005" table:style-name="ce26">
            <text:p>598.2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52.5" table:style-name="ce26">
            <text:p>452.5</text:p>
          </table:table-cell>
          <table:table-cell office:value-type="float" office:value="12.8" table:style-name="ce26">
            <text:p>12.8</text:p>
          </table:table-cell>
          <table:table-cell office:value-type="float" office:value="51.2" table:style-name="ce26">
            <text:p>51.2</text:p>
          </table:table-cell>
          <table:table-cell office:value-type="float" office:value="6.9" table:style-name="ce26">
            <text:p>6.9</text:p>
          </table:table-cell>
          <table:table-cell office:value-type="float" office:value="2.8" table:style-name="ce26">
            <text:p>2.8</text:p>
          </table:table-cell>
          <table:table-cell office:value-type="float" office:value="14.8" table:style-name="ce26">
            <text:p>14.8</text:p>
          </table:table-cell>
          <table:table-cell office:value-type="float" office:value="541" table:style-name="ce26">
            <text:p>541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85.4" table:style-name="ce26">
            <text:p>485.4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58.5" table:style-name="ce26">
            <text:p>58.5</text:p>
          </table:table-cell>
          <table:table-cell office:value-type="float" office:value="7.7" table:style-name="ce26">
            <text:p>7.7</text:p>
          </table:table-cell>
          <table:table-cell office:value-type="float" office:value="2.6" table:style-name="ce26">
            <text:p>2.6</text:p>
          </table:table-cell>
          <table:table-cell office:value-type="float" office:value="11.3" table:style-name="ce26">
            <text:p>11.3</text:p>
          </table:table-cell>
          <table:table-cell office:value-type="float" office:value="585.1" table:style-name="ce26">
            <text:p>585.1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497.4" table:style-name="ce26">
            <text:p>497.4</text:p>
          </table:table-cell>
          <table:table-cell office:value-type="float" office:value="12" table:style-name="ce26">
            <text:p>12.0</text:p>
          </table:table-cell>
          <table:table-cell office:value-type="float" office:value="56.1" table:style-name="ce26">
            <text:p>56.1</text:p>
          </table:table-cell>
          <table:table-cell office:value-type="float" office:value="12.5" table:style-name="ce26">
            <text:p>12.5</text:p>
          </table:table-cell>
          <table:table-cell office:value-type="float" office:value="3" table:style-name="ce26">
            <text:p>3.0</text:p>
          </table:table-cell>
          <table:table-cell office:value-type="float" office:value="16.2" table:style-name="ce26">
            <text:p>16.2</text:p>
          </table:table-cell>
          <table:table-cell office:value-type="float" office:value="597.20000000000005" table:style-name="ce26">
            <text:p>597.2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85.9" table:style-name="ce28">
            <text:p>485.9</text:p>
          </table:table-cell>
          <table:table-cell office:value-type="float" office:value="19.399999999999999" table:style-name="ce28">
            <text:p>19.4</text:p>
          </table:table-cell>
          <table:table-cell office:value-type="float" office:value="58.5" table:style-name="ce28">
            <text:p>58.5</text:p>
          </table:table-cell>
          <table:table-cell office:value-type="float" office:value="7.8" table:style-name="ce28">
            <text:p>7.8</text:p>
          </table:table-cell>
          <table:table-cell office:value-type="float" office:value="2.6" table:style-name="ce28">
            <text:p>2.6</text:p>
          </table:table-cell>
          <table:table-cell office:value-type="float" office:value="11.4" table:style-name="ce28">
            <text:p>11.4</text:p>
          </table:table-cell>
          <table:table-cell office:value-type="float" office:value="585.6" table:style-name="ce28">
            <text:p>585.6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9 June 2016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style-name="ce34"/>
          <table:table-cell office:value-type="string" table:style-name="ce35">
            <text:p>Next update: 8 September 2016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5_Q4" table:style-name="ta6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5 Q4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089.6949999999999" table:style-name="ce22">
            <text:p>1,089.7</text:p>
          </table:table-cell>
          <table:table-cell office:value-type="float" office:value="39.281999999999996" table:style-name="ce22">
            <text:p>39.3</text:p>
          </table:table-cell>
          <table:table-cell office:value-type="float" office:value="150.38800000000001" table:style-name="ce22">
            <text:p>150.4</text:p>
          </table:table-cell>
          <table:table-cell office:value-type="float" office:value="15.491" table:style-name="ce22">
            <text:p>15.5</text:p>
          </table:table-cell>
          <table:table-cell office:value-type="float" office:value="6.5090000000000003" table:style-name="ce22">
            <text:p>6.5</text:p>
          </table:table-cell>
          <table:table-cell office:value-type="float" office:value="21.425000000000001" table:style-name="ce22">
            <text:p>21.4</text:p>
          </table:table-cell>
          <table:table-cell office:value-type="float" office:value="1322.79" table:style-name="ce22">
            <text:p>1,322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41.547" table:style-name="ce22">
            <text:p>3,141.5</text:p>
          </table:table-cell>
          <table:table-cell office:value-type="float" office:value="117.675" table:style-name="ce22">
            <text:p>117.7</text:p>
          </table:table-cell>
          <table:table-cell office:value-type="float" office:value="321.41899999999998" table:style-name="ce22">
            <text:p>321.4</text:p>
          </table:table-cell>
          <table:table-cell office:value-type="float" office:value="65.938000000000002" table:style-name="ce22">
            <text:p>65.9</text:p>
          </table:table-cell>
          <table:table-cell office:value-type="float" office:value="16.251999999999999" table:style-name="ce22">
            <text:p>16.3</text:p>
          </table:table-cell>
          <table:table-cell office:value-type="float" office:value="62.695999999999998" table:style-name="ce22">
            <text:p>62.7</text:p>
          </table:table-cell>
          <table:table-cell office:value-type="float" office:value="3725.527" table:style-name="ce22">
            <text:p>3,725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348.0160000000001" table:style-name="ce22">
            <text:p>2,348.0</text:p>
          </table:table-cell>
          <table:table-cell office:value-type="float" office:value="99.555000000000007" table:style-name="ce22">
            <text:p>99.6</text:p>
          </table:table-cell>
          <table:table-cell office:value-type="float" office:value="263.83499999999998" table:style-name="ce22">
            <text:p>263.8</text:p>
          </table:table-cell>
          <table:table-cell office:value-type="float" office:value="44.540999999999997" table:style-name="ce22">
            <text:p>44.5</text:p>
          </table:table-cell>
          <table:table-cell office:value-type="float" office:value="12.32" table:style-name="ce22">
            <text:p>12.3</text:p>
          </table:table-cell>
          <table:table-cell office:value-type="float" office:value="62.652999999999999" table:style-name="ce22">
            <text:p>62.7</text:p>
          </table:table-cell>
          <table:table-cell office:value-type="float" office:value="2830.92" table:style-name="ce22">
            <text:p>2,830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14.9" table:style-name="ce22">
            <text:p>2,314.9</text:p>
          </table:table-cell>
          <table:table-cell office:value-type="float" office:value="104.515" table:style-name="ce22">
            <text:p>104.5</text:p>
          </table:table-cell>
          <table:table-cell office:value-type="float" office:value="311.98700000000002" table:style-name="ce22">
            <text:p>312.0</text:p>
          </table:table-cell>
          <table:table-cell office:value-type="float" office:value="48.448999999999998" table:style-name="ce22">
            <text:p>48.4</text:p>
          </table:table-cell>
          <table:table-cell office:value-type="float" office:value="11.414" table:style-name="ce22">
            <text:p>11.4</text:p>
          </table:table-cell>
          <table:table-cell office:value-type="float" office:value="67.953000000000003" table:style-name="ce22">
            <text:p>68.0</text:p>
          </table:table-cell>
          <table:table-cell office:value-type="float" office:value="2859.2179999999998" table:style-name="ce22">
            <text:p>2,859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938.31" table:style-name="ce22">
            <text:p>2,938.3</text:p>
          </table:table-cell>
          <table:table-cell office:value-type="float" office:value="104.623" table:style-name="ce22">
            <text:p>104.6</text:p>
          </table:table-cell>
          <table:table-cell office:value-type="float" office:value="410.21100000000001" table:style-name="ce22">
            <text:p>410.2</text:p>
          </table:table-cell>
          <table:table-cell office:value-type="float" office:value="59.822000000000003" table:style-name="ce22">
            <text:p>59.8</text:p>
          </table:table-cell>
          <table:table-cell office:value-type="float" office:value="14.404" table:style-name="ce22">
            <text:p>14.4</text:p>
          </table:table-cell>
          <table:table-cell office:value-type="float" office:value="62.302" table:style-name="ce22">
            <text:p>62.3</text:p>
          </table:table-cell>
          <table:table-cell office:value-type="float" office:value="3589.672" table:style-name="ce22">
            <text:p>3,589.7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263.223" table:style-name="ce22">
            <text:p>3,263.2</text:p>
          </table:table-cell>
          <table:table-cell office:value-type="float" office:value="139.20400000000001" table:style-name="ce22">
            <text:p>139.2</text:p>
          </table:table-cell>
          <table:table-cell office:value-type="float" office:value="379.65600000000001" table:style-name="ce22">
            <text:p>379.7</text:p>
          </table:table-cell>
          <table:table-cell office:value-type="float" office:value="49.088999999999999" table:style-name="ce22">
            <text:p>49.1</text:p>
          </table:table-cell>
          <table:table-cell office:value-type="float" office:value="13.973000000000001" table:style-name="ce22">
            <text:p>14.0</text:p>
          </table:table-cell>
          <table:table-cell office:value-type="float" office:value="81.415999999999997" table:style-name="ce22">
            <text:p>81.4</text:p>
          </table:table-cell>
          <table:table-cell office:value-type="float" office:value="3926.5610000000001" table:style-name="ce22">
            <text:p>3,926.6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35.884" table:style-name="ce22">
            <text:p>2,635.9</text:p>
          </table:table-cell>
          <table:table-cell office:value-type="float" office:value="125.206" table:style-name="ce22">
            <text:p>125.2</text:p>
          </table:table-cell>
          <table:table-cell office:value-type="float" office:value="216.95500000000001" table:style-name="ce22">
            <text:p>217.0</text:p>
          </table:table-cell>
          <table:table-cell office:value-type="float" office:value="20.603000000000002" table:style-name="ce22">
            <text:p>20.6</text:p>
          </table:table-cell>
          <table:table-cell office:value-type="float" office:value="20.492999999999999" table:style-name="ce22">
            <text:p>20.5</text:p>
          </table:table-cell>
          <table:table-cell office:value-type="float" office:value="33.106000000000002" table:style-name="ce22">
            <text:p>33.1</text:p>
          </table:table-cell>
          <table:table-cell office:value-type="float" office:value="3052.2469999999998" table:style-name="ce22">
            <text:p>3,052.2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973.9120000000003" table:style-name="ce22">
            <text:p>4,973.9</text:p>
          </table:table-cell>
          <table:table-cell office:value-type="float" office:value="212.17400000000001" table:style-name="ce22">
            <text:p>212.2</text:p>
          </table:table-cell>
          <table:table-cell office:value-type="float" office:value="610.93499999999995" table:style-name="ce22">
            <text:p>610.9</text:p>
          </table:table-cell>
          <table:table-cell office:value-type="float" office:value="67.991" table:style-name="ce22">
            <text:p>68.0</text:p>
          </table:table-cell>
          <table:table-cell office:value-type="float" office:value="22.123000000000001" table:style-name="ce22">
            <text:p>22.1</text:p>
          </table:table-cell>
          <table:table-cell office:value-type="float" office:value="76.847999999999999" table:style-name="ce22">
            <text:p>76.8</text:p>
          </table:table-cell>
          <table:table-cell office:value-type="float" office:value="5963.9830000000002" table:style-name="ce22">
            <text:p>5,964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025.0680000000002" table:style-name="ce22">
            <text:p>3,025.1</text:p>
          </table:table-cell>
          <table:table-cell office:value-type="float" office:value="150.04599999999999" table:style-name="ce22">
            <text:p>150.0</text:p>
          </table:table-cell>
          <table:table-cell office:value-type="float" office:value="441.13400000000001" table:style-name="ce22">
            <text:p>441.1</text:p>
          </table:table-cell>
          <table:table-cell office:value-type="float" office:value="46.250999999999998" table:style-name="ce22">
            <text:p>46.3</text:p>
          </table:table-cell>
          <table:table-cell office:value-type="float" office:value="18.890999999999998" table:style-name="ce22">
            <text:p>18.9</text:p>
          </table:table-cell>
          <table:table-cell office:value-type="float" office:value="95.037999999999997" table:style-name="ce22">
            <text:p>95.0</text:p>
          </table:table-cell>
          <table:table-cell office:value-type="float" office:value="3776.4279999999999" table:style-name="ce22">
            <text:p>3,776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5730.555" table:style-name="ce22">
            <text:p>25,730.6</text:p>
          </table:table-cell>
          <table:table-cell office:value-type="float" office:value="1092.28" table:style-name="ce22">
            <text:p>1,092.3</text:p>
          </table:table-cell>
          <table:table-cell office:value-type="float" office:value="3106.52" table:style-name="ce22">
            <text:p>3,106.5</text:p>
          </table:table-cell>
          <table:table-cell office:value-type="float" office:value="418.17500000000001" table:style-name="ce22">
            <text:p>418.2</text:p>
          </table:table-cell>
          <table:table-cell office:value-type="float" office:value="136.37899999999999" table:style-name="ce22">
            <text:p>136.4</text:p>
          </table:table-cell>
          <table:table-cell office:value-type="float" office:value="563.43700000000001" table:style-name="ce22">
            <text:p>563.4</text:p>
          </table:table-cell>
          <table:table-cell office:value-type="float" office:value="31047.346000000001" table:style-name="ce22">
            <text:p>31,047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03.8710000000001" table:style-name="ce22">
            <text:p>1,503.9</text:p>
          </table:table-cell>
          <table:table-cell office:value-type="float" office:value="56.039000000000001" table:style-name="ce22">
            <text:p>56.0</text:p>
          </table:table-cell>
          <table:table-cell office:value-type="float" office:value="192.261" table:style-name="ce22">
            <text:p>192.3</text:p>
          </table:table-cell>
          <table:table-cell office:value-type="float" office:value="21.382000000000001" table:style-name="ce22">
            <text:p>21.4</text:p>
          </table:table-cell>
          <table:table-cell office:value-type="float" office:value="9.6120000000000001" table:style-name="ce22">
            <text:p>9.6</text:p>
          </table:table-cell>
          <table:table-cell office:value-type="float" office:value="52.563000000000002" table:style-name="ce22">
            <text:p>52.6</text:p>
          </table:table-cell>
          <table:table-cell office:value-type="float" office:value="1835.7280000000001" table:style-name="ce22">
            <text:p>1,835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394.1950000000002" table:style-name="ce22">
            <text:p>2,394.2</text:p>
          </table:table-cell>
          <table:table-cell office:value-type="float" office:value="68.373999999999995" table:style-name="ce22">
            <text:p>68.4</text:p>
          </table:table-cell>
          <table:table-cell office:value-type="float" office:value="269.185" table:style-name="ce22">
            <text:p>269.2</text:p>
          </table:table-cell>
          <table:table-cell office:value-type="float" office:value="36.985999999999997" table:style-name="ce22">
            <text:p>37.0</text:p>
          </table:table-cell>
          <table:table-cell office:value-type="float" office:value="15.177" table:style-name="ce22">
            <text:p>15.2</text:p>
          </table:table-cell>
          <table:table-cell office:value-type="float" office:value="78.84" table:style-name="ce22">
            <text:p>78.8</text:p>
          </table:table-cell>
          <table:table-cell office:value-type="float" office:value="2862.7570000000001" table:style-name="ce22">
            <text:p>2,862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, previously GB</text:p>
          </table:table-cell>
          <table:table-cell office:value-type="float" office:value="619.63699999999994" table:style-name="ce22">
            <text:p>619.6</text:p>
          </table:table-cell>
          <table:table-cell office:value-type="float" office:value="13.257999999999999" table:style-name="ce22">
            <text:p>13.3</text:p>
          </table:table-cell>
          <table:table-cell office:value-type="float" office:value="64.760999999999996" table:style-name="ce22">
            <text:p>64.8</text:p>
          </table:table-cell>
          <table:table-cell office:value-type="float" office:value="6.7279999999999998" table:style-name="ce22">
            <text:p>6.7</text:p>
          </table:table-cell>
          <table:table-cell office:value-type="float" office:value="1.4650000000000001" table:style-name="ce22">
            <text:p>1.5</text:p>
          </table:table-cell>
          <table:table-cell office:value-type="float" office:value="11.195" table:style-name="ce22">
            <text:p>11.2</text:p>
          </table:table-cell>
          <table:table-cell office:value-type="float" office:value="717.04399999999998" table:style-name="ce22">
            <text:p>717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ry unknown</text:p>
          </table:table-cell>
          <table:table-cell office:value-type="float" office:value="2.036" table:style-name="ce22">
            <text:p>2.0</text:p>
          </table:table-cell>
          <table:table-cell office:value-type="float" office:value="0.82799999999999996" table:style-name="ce22">
            <text:p>0.8</text:p>
          </table:table-cell>
          <table:table-cell office:value-type="float" office:value="0.85099999999999998" table:style-name="ce22">
            <text:p>0.9</text:p>
          </table:table-cell>
          <table:table-cell office:value-type="float" office:value="0.09" table:style-name="ce22">
            <text:p>0.1</text:p>
          </table:table-cell>
          <table:table-cell office:value-type="float" office:value="6.3E-2" table:style-name="ce22">
            <text:p>0.1</text:p>
          </table:table-cell>
          <table:table-cell office:value-type="float" office:value="0.74399999999999999" table:style-name="ce22">
            <text:p>0.7</text:p>
          </table:table-cell>
          <table:table-cell office:value-type="float" office:value="4.6120000000000001" table:style-name="ce22">
            <text:p>4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0250.294000000002" table:style-name="ce22">
            <text:p>30,250.3</text:p>
          </table:table-cell>
          <table:table-cell office:value-type="float" office:value="1230.779" table:style-name="ce22">
            <text:p>1,230.8</text:p>
          </table:table-cell>
          <table:table-cell office:value-type="float" office:value="3633.578" table:style-name="ce22">
            <text:p>3,633.6</text:p>
          </table:table-cell>
          <table:table-cell office:value-type="float" office:value="483.36099999999999" table:style-name="ce22">
            <text:p>483.4</text:p>
          </table:table-cell>
          <table:table-cell office:value-type="float" office:value="162.696" table:style-name="ce22">
            <text:p>162.7</text:p>
          </table:table-cell>
          <table:table-cell office:value-type="float" office:value="706.779" table:style-name="ce22">
            <text:p>706.8</text:p>
          </table:table-cell>
          <table:table-cell office:value-type="float" office:value="36467.487000000001" table:style-name="ce22">
            <text:p>36,467.5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04.24300000000005" table:style-name="ce22">
            <text:p>904.2</text:p>
          </table:table-cell>
          <table:table-cell office:value-type="float" office:value="22.149000000000001" table:style-name="ce22">
            <text:p>22.1</text:p>
          </table:table-cell>
          <table:table-cell office:value-type="float" office:value="101.386" table:style-name="ce22">
            <text:p>101.4</text:p>
          </table:table-cell>
          <table:table-cell office:value-type="float" office:value="22.722000000000001" table:style-name="ce22">
            <text:p>22.7</text:p>
          </table:table-cell>
          <table:table-cell office:value-type="float" office:value="5.5030000000000001" table:style-name="ce22">
            <text:p>5.5</text:p>
          </table:table-cell>
          <table:table-cell office:value-type="float" office:value="29.472999999999999" table:style-name="ce22">
            <text:p>29.5</text:p>
          </table:table-cell>
          <table:table-cell office:value-type="float" office:value="1085.4760000000001" table:style-name="ce22">
            <text:p>1,085.5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Between Keepers, previously NI</text:p>
          </table:table-cell>
          <table:table-cell office:value-type="float" office:value="16.164000000000001" table:style-name="ce22">
            <text:p>16.2</text:p>
          </table:table-cell>
          <table:table-cell office:value-type="float" office:value="0.152" table:style-name="ce22">
            <text:p>0.2</text:p>
          </table:table-cell>
          <table:table-cell office:value-type="float" office:value="1.0720000000000001" table:style-name="ce22">
            <text:p>1.1</text:p>
          </table:table-cell>
          <table:table-cell office:value-type="float" office:value="0.128" table:style-name="ce22">
            <text:p>0.1</text:p>
          </table:table-cell>
          <table:table-cell office:value-type="float" office:value="2.1000000000000001E-2" table:style-name="ce22">
            <text:p>-</text:p>
          </table:table-cell>
          <table:table-cell office:value-type="float" office:value="6.9000000000000006E-2" table:style-name="ce22">
            <text:p>0.1</text:p>
          </table:table-cell>
          <table:table-cell office:value-type="float" office:value="17.606000000000002" table:style-name="ce22">
            <text:p>17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920.40700000000004" table:style-name="ce22">
            <text:p>920.4</text:p>
          </table:table-cell>
          <table:table-cell office:value-type="float" office:value="22.300999999999998" table:style-name="ce22">
            <text:p>22.3</text:p>
          </table:table-cell>
          <table:table-cell office:value-type="float" office:value="102.458" table:style-name="ce22">
            <text:p>102.5</text:p>
          </table:table-cell>
          <table:table-cell office:value-type="float" office:value="22.85" table:style-name="ce22">
            <text:p>22.9</text:p>
          </table:table-cell>
          <table:table-cell office:value-type="float" office:value="5.524" table:style-name="ce22">
            <text:p>5.5</text:p>
          </table:table-cell>
          <table:table-cell office:value-type="float" office:value="29.542000000000002" table:style-name="ce22">
            <text:p>29.5</text:p>
          </table:table-cell>
          <table:table-cell office:value-type="float" office:value="1103.0820000000001" table:style-name="ce22">
            <text:p>1,103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1170.701000000001" table:style-name="ce22">
            <text:p>31,170.7</text:p>
          </table:table-cell>
          <table:table-cell office:value-type="float" office:value="1253.08" table:style-name="ce22">
            <text:p>1,253.1</text:p>
          </table:table-cell>
          <table:table-cell office:value-type="float" office:value="3736.0360000000001" table:style-name="ce22">
            <text:p>3,736.0</text:p>
          </table:table-cell>
          <table:table-cell office:value-type="float" office:value="506.21100000000001" table:style-name="ce22">
            <text:p>506.2</text:p>
          </table:table-cell>
          <table:table-cell office:value-type="float" office:value="168.22" table:style-name="ce22">
            <text:p>168.2</text:p>
          </table:table-cell>
          <table:table-cell office:value-type="float" office:value="736.32100000000003" table:style-name="ce22">
            <text:p>736.3</text:p>
          </table:table-cell>
          <table:table-cell office:value-type="float" office:value="37570.569000000003" table:style-name="ce22">
            <text:p>37,570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4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16.1" table:style-name="ce26">
            <text:p>416.1</text:p>
          </table:table-cell>
          <table:table-cell office:value-type="float" office:value="15" table:style-name="ce26">
            <text:p>15.0</text:p>
          </table:table-cell>
          <table:table-cell office:value-type="float" office:value="57.4" table:style-name="ce26">
            <text:p>57.4</text:p>
          </table:table-cell>
          <table:table-cell office:value-type="float" office:value="5.9" table:style-name="ce26">
            <text:p>5.9</text:p>
          </table:table-cell>
          <table:table-cell office:value-type="float" office:value="2.5" table:style-name="ce26">
            <text:p>2.5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505.1" table:style-name="ce26">
            <text:p>505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40.4" table:style-name="ce26">
            <text:p>440.4</text:p>
          </table:table-cell>
          <table:table-cell office:value-type="float" office:value="16.5" table:style-name="ce26">
            <text:p>16.5</text:p>
          </table:table-cell>
          <table:table-cell office:value-type="float" office:value="45.1" table:style-name="ce26">
            <text:p>45.1</text:p>
          </table:table-cell>
          <table:table-cell office:value-type="float" office:value="9.1999999999999993" table:style-name="ce26">
            <text:p>9.2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8.8000000000000007" table:style-name="ce26">
            <text:p>8.8</text:p>
          </table:table-cell>
          <table:table-cell office:value-type="float" office:value="522.29999999999995" table:style-name="ce26">
            <text:p>522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38.1" table:style-name="ce26">
            <text:p>438.1</text:p>
          </table:table-cell>
          <table:table-cell office:value-type="float" office:value="18.600000000000001" table:style-name="ce26">
            <text:p>18.6</text:p>
          </table:table-cell>
          <table:table-cell office:value-type="float" office:value="49.2" table:style-name="ce26">
            <text:p>49.2</text:p>
          </table:table-cell>
          <table:table-cell office:value-type="float" office:value="8.3000000000000007" table:style-name="ce26">
            <text:p>8.3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1.7" table:style-name="ce26">
            <text:p>11.7</text:p>
          </table:table-cell>
          <table:table-cell office:value-type="float" office:value="528.20000000000005" table:style-name="ce26">
            <text:p>528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499.2" table:style-name="ce26">
            <text:p>499.2</text:p>
          </table:table-cell>
          <table:table-cell office:value-type="float" office:value="22.5" table:style-name="ce26">
            <text:p>22.5</text:p>
          </table:table-cell>
          <table:table-cell office:value-type="float" office:value="67.3" table:style-name="ce26">
            <text:p>67.3</text:p>
          </table:table-cell>
          <table:table-cell office:value-type="float" office:value="10.4" table:style-name="ce26">
            <text:p>10.4</text:p>
          </table:table-cell>
          <table:table-cell office:value-type="float" office:value="2.5" table:style-name="ce26">
            <text:p>2.5</text:p>
          </table:table-cell>
          <table:table-cell office:value-type="float" office:value="14.7" table:style-name="ce26">
            <text:p>14.7</text:p>
          </table:table-cell>
          <table:table-cell office:value-type="float" office:value="616.6" table:style-name="ce26">
            <text:p>616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14.29999999999995" table:style-name="ce26">
            <text:p>514.3</text:p>
          </table:table-cell>
          <table:table-cell office:value-type="float" office:value="18.3" table:style-name="ce26">
            <text:p>18.3</text:p>
          </table:table-cell>
          <table:table-cell office:value-type="float" office:value="71.8" table:style-name="ce26">
            <text:p>71.8</text:p>
          </table:table-cell>
          <table:table-cell office:value-type="float" office:value="10.5" table:style-name="ce26">
            <text:p>10.5</text:p>
          </table:table-cell>
          <table:table-cell office:value-type="float" office:value="2.5" table:style-name="ce26">
            <text:p>2.5</text:p>
          </table:table-cell>
          <table:table-cell office:value-type="float" office:value="10.9" table:style-name="ce26">
            <text:p>10.9</text:p>
          </table:table-cell>
          <table:table-cell office:value-type="float" office:value="628.29999999999995" table:style-name="ce26">
            <text:p>628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42.20000000000005" table:style-name="ce26">
            <text:p>542.2</text:p>
          </table:table-cell>
          <table:table-cell office:value-type="float" office:value="23.1" table:style-name="ce26">
            <text:p>23.1</text:p>
          </table:table-cell>
          <table:table-cell office:value-type="float" office:value="63.1" table:style-name="ce26">
            <text:p>63.1</text:p>
          </table:table-cell>
          <table:table-cell office:value-type="float" office:value="8.1999999999999993" table:style-name="ce26">
            <text:p>8.2</text:p>
          </table:table-cell>
          <table:table-cell office:value-type="float" office:value="2.2999999999999998" table:style-name="ce26">
            <text:p>2.3</text:p>
          </table:table-cell>
          <table:table-cell office:value-type="float" office:value="13.5" table:style-name="ce26">
            <text:p>13.5</text:p>
          </table:table-cell>
          <table:table-cell office:value-type="float" office:value="652.4" table:style-name="ce26">
            <text:p>652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8.7" table:style-name="ce26">
            <text:p>308.7</text:p>
          </table:table-cell>
          <table:table-cell office:value-type="float" office:value="14.7" table:style-name="ce26">
            <text:p>14.7</text:p>
          </table:table-cell>
          <table:table-cell office:value-type="float" office:value="25.4" table:style-name="ce26">
            <text:p>25.4</text:p>
          </table:table-cell>
          <table:table-cell office:value-type="float" office:value="2.4" table:style-name="ce26">
            <text:p>2.4</text:p>
          </table:table-cell>
          <table:table-cell office:value-type="float" office:value="2.4" table:style-name="ce26">
            <text:p>2.4</text:p>
          </table:table-cell>
          <table:table-cell office:value-type="float" office:value="3.9" table:style-name="ce26">
            <text:p>3.9</text:p>
          </table:table-cell>
          <table:table-cell office:value-type="float" office:value="357.5" table:style-name="ce26">
            <text:p>357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60.5" table:style-name="ce26">
            <text:p>560.5</text:p>
          </table:table-cell>
          <table:table-cell office:value-type="float" office:value="23.9" table:style-name="ce26">
            <text:p>23.9</text:p>
          </table:table-cell>
          <table:table-cell office:value-type="float" office:value="68.8" table:style-name="ce26">
            <text:p>68.8</text:p>
          </table:table-cell>
          <table:table-cell office:value-type="float" office:value="7.7" table:style-name="ce26">
            <text:p>7.7</text:p>
          </table:table-cell>
          <table:table-cell office:value-type="float" office:value="2.5" table:style-name="ce26">
            <text:p>2.5</text:p>
          </table:table-cell>
          <table:table-cell office:value-type="float" office:value="8.6999999999999993" table:style-name="ce26">
            <text:p>8.7</text:p>
          </table:table-cell>
          <table:table-cell office:value-type="float" office:value="672.1" table:style-name="ce26">
            <text:p>672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57.79999999999995" table:style-name="ce26">
            <text:p>557.8</text:p>
          </table:table-cell>
          <table:table-cell office:value-type="float" office:value="27.7" table:style-name="ce26">
            <text:p>27.7</text:p>
          </table:table-cell>
          <table:table-cell office:value-type="float" office:value="81.3" table:style-name="ce26">
            <text:p>81.3</text:p>
          </table:table-cell>
          <table:table-cell office:value-type="float" office:value="8.5" table:style-name="ce26">
            <text:p>8.5</text:p>
          </table:table-cell>
          <table:table-cell office:value-type="float" office:value="3.5" table:style-name="ce26">
            <text:p>3.5</text:p>
          </table:table-cell>
          <table:table-cell office:value-type="float" office:value="17.5" table:style-name="ce26">
            <text:p>17.5</text:p>
          </table:table-cell>
          <table:table-cell office:value-type="float" office:value="696.3" table:style-name="ce26">
            <text:p>696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73.7" table:style-name="ce26">
            <text:p>473.7</text:p>
          </table:table-cell>
          <table:table-cell office:value-type="float" office:value="20.100000000000001" table:style-name="ce26">
            <text:p>20.1</text:p>
          </table:table-cell>
          <table:table-cell office:value-type="float" office:value="57.2" table:style-name="ce26">
            <text:p>57.2</text:p>
          </table:table-cell>
          <table:table-cell office:value-type="float" office:value="7.7" table:style-name="ce26">
            <text:p>7.7</text:p>
          </table:table-cell>
          <table:table-cell office:value-type="float" office:value="2.5" table:style-name="ce26">
            <text:p>2.5</text:p>
          </table:table-cell>
          <table:table-cell office:value-type="float" office:value="10.4" table:style-name="ce26">
            <text:p>10.4</text:p>
          </table:table-cell>
          <table:table-cell office:value-type="float" office:value="571.6" table:style-name="ce26">
            <text:p>571.6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86.4" table:style-name="ce26">
            <text:p>486.4</text:p>
          </table:table-cell>
          <table:table-cell office:value-type="float" office:value="18.100000000000001" table:style-name="ce26">
            <text:p>18.1</text:p>
          </table:table-cell>
          <table:table-cell office:value-type="float" office:value="62.2" table:style-name="ce26">
            <text:p>62.2</text:p>
          </table:table-cell>
          <table:table-cell office:value-type="float" office:value="6.9" table:style-name="ce26">
            <text:p>6.9</text:p>
          </table:table-cell>
          <table:table-cell office:value-type="float" office:value="3.1" table:style-name="ce26">
            <text:p>3.1</text:p>
          </table:table-cell>
          <table:table-cell office:value-type="float" office:value="17" table:style-name="ce26">
            <text:p>17.0</text:p>
          </table:table-cell>
          <table:table-cell office:value-type="float" office:value="593.70000000000005" table:style-name="ce26">
            <text:p>593.7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47.7" table:style-name="ce26">
            <text:p>447.7</text:p>
          </table:table-cell>
          <table:table-cell office:value-type="float" office:value="12.8" table:style-name="ce26">
            <text:p>12.8</text:p>
          </table:table-cell>
          <table:table-cell office:value-type="float" office:value="50.3" table:style-name="ce26">
            <text:p>50.3</text:p>
          </table:table-cell>
          <table:table-cell office:value-type="float" office:value="6.9" table:style-name="ce26">
            <text:p>6.9</text:p>
          </table:table-cell>
          <table:table-cell office:value-type="float" office:value="2.8" table:style-name="ce26">
            <text:p>2.8</text:p>
          </table:table-cell>
          <table:table-cell office:value-type="float" office:value="14.7" table:style-name="ce26">
            <text:p>14.7</text:p>
          </table:table-cell>
          <table:table-cell office:value-type="float" office:value="535.29999999999995" table:style-name="ce26">
            <text:p>535.3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82" table:style-name="ce26">
            <text:p>482.0</text:p>
          </table:table-cell>
          <table:table-cell office:value-type="float" office:value="19.600000000000001" table:style-name="ce26">
            <text:p>19.6</text:p>
          </table:table-cell>
          <table:table-cell office:value-type="float" office:value="57.9" table:style-name="ce26">
            <text:p>57.9</text:p>
          </table:table-cell>
          <table:table-cell office:value-type="float" office:value="7.7" table:style-name="ce26">
            <text:p>7.7</text:p>
          </table:table-cell>
          <table:table-cell office:value-type="float" office:value="2.6" table:style-name="ce26">
            <text:p>2.6</text:p>
          </table:table-cell>
          <table:table-cell office:value-type="float" office:value="11.3" table:style-name="ce26">
            <text:p>11.3</text:p>
          </table:table-cell>
          <table:table-cell office:value-type="float" office:value="581.1" table:style-name="ce26">
            <text:p>581.1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491.3" table:style-name="ce26">
            <text:p>491.3</text:p>
          </table:table-cell>
          <table:table-cell office:value-type="float" office:value="12" table:style-name="ce26">
            <text:p>12.0</text:p>
          </table:table-cell>
          <table:table-cell office:value-type="float" office:value="55.1" table:style-name="ce26">
            <text:p>55.1</text:p>
          </table:table-cell>
          <table:table-cell office:value-type="float" office:value="12.3" table:style-name="ce26">
            <text:p>12.3</text:p>
          </table:table-cell>
          <table:table-cell office:value-type="float" office:value="3" table:style-name="ce26">
            <text:p>3.0</text:p>
          </table:table-cell>
          <table:table-cell office:value-type="float" office:value="16" table:style-name="ce26">
            <text:p>16.0</text:p>
          </table:table-cell>
          <table:table-cell office:value-type="float" office:value="589.79999999999995" table:style-name="ce26">
            <text:p>589.8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82.5" table:style-name="ce28">
            <text:p>482.5</text:p>
          </table:table-cell>
          <table:table-cell office:value-type="float" office:value="19.399999999999999" table:style-name="ce28">
            <text:p>19.4</text:p>
          </table:table-cell>
          <table:table-cell office:value-type="float" office:value="57.8" table:style-name="ce28">
            <text:p>57.8</text:p>
          </table:table-cell>
          <table:table-cell office:value-type="float" office:value="7.8" table:style-name="ce28">
            <text:p>7.8</text:p>
          </table:table-cell>
          <table:table-cell office:value-type="float" office:value="2.6" table:style-name="ce28">
            <text:p>2.6</text:p>
          </table:table-cell>
          <table:table-cell office:value-type="float" office:value="11.4" table:style-name="ce28">
            <text:p>11.4</text:p>
          </table:table-cell>
          <table:table-cell office:value-type="float" office:value="581.6" table:style-name="ce28">
            <text:p>581.6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4 April 2016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style-name="ce34"/>
          <table:table-cell office:value-type="string" table:style-name="ce35">
            <text:p>Next update: June 2016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5_Q3" table:style-name="ta6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5 Q3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092.1679999999999" table:style-name="ce22">
            <text:p>1,092.2</text:p>
          </table:table-cell>
          <table:table-cell office:value-type="float" office:value="43.994" table:style-name="ce22">
            <text:p>44.0</text:p>
          </table:table-cell>
          <table:table-cell office:value-type="float" office:value="150.196" table:style-name="ce22">
            <text:p>150.2</text:p>
          </table:table-cell>
          <table:table-cell office:value-type="float" office:value="15.602" table:style-name="ce22">
            <text:p>15.6</text:p>
          </table:table-cell>
          <table:table-cell office:value-type="float" office:value="6.6059999999999999" table:style-name="ce22">
            <text:p>6.6</text:p>
          </table:table-cell>
          <table:table-cell office:value-type="float" office:value="21.509" table:style-name="ce22">
            <text:p>21.5</text:p>
          </table:table-cell>
          <table:table-cell office:value-type="float" office:value="1330.075" table:style-name="ce22">
            <text:p>1,330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47.34" table:style-name="ce22">
            <text:p>3,147.3</text:p>
          </table:table-cell>
          <table:table-cell office:value-type="float" office:value="125.59699999999999" table:style-name="ce22">
            <text:p>125.6</text:p>
          </table:table-cell>
          <table:table-cell office:value-type="float" office:value="321.13400000000001" table:style-name="ce22">
            <text:p>321.1</text:p>
          </table:table-cell>
          <table:table-cell office:value-type="float" office:value="65.834000000000003" table:style-name="ce22">
            <text:p>65.8</text:p>
          </table:table-cell>
          <table:table-cell office:value-type="float" office:value="16.402000000000001" table:style-name="ce22">
            <text:p>16.4</text:p>
          </table:table-cell>
          <table:table-cell office:value-type="float" office:value="62.924999999999997" table:style-name="ce22">
            <text:p>62.9</text:p>
          </table:table-cell>
          <table:table-cell office:value-type="float" office:value="3739.232" table:style-name="ce22">
            <text:p>3,739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353.3739999999998" table:style-name="ce22">
            <text:p>2,353.4</text:p>
          </table:table-cell>
          <table:table-cell office:value-type="float" office:value="108.98099999999999" table:style-name="ce22">
            <text:p>109.0</text:p>
          </table:table-cell>
          <table:table-cell office:value-type="float" office:value="263.351" table:style-name="ce22">
            <text:p>263.4</text:p>
          </table:table-cell>
          <table:table-cell office:value-type="float" office:value="44.765000000000001" table:style-name="ce22">
            <text:p>44.8</text:p>
          </table:table-cell>
          <table:table-cell office:value-type="float" office:value="12.432" table:style-name="ce22">
            <text:p>12.4</text:p>
          </table:table-cell>
          <table:table-cell office:value-type="float" office:value="62.752000000000002" table:style-name="ce22">
            <text:p>62.8</text:p>
          </table:table-cell>
          <table:table-cell office:value-type="float" office:value="2845.6550000000002" table:style-name="ce22">
            <text:p>2,845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21.5859999999998" table:style-name="ce22">
            <text:p>2,321.6</text:p>
          </table:table-cell>
          <table:table-cell office:value-type="float" office:value="113.646" table:style-name="ce22">
            <text:p>113.6</text:p>
          </table:table-cell>
          <table:table-cell office:value-type="float" office:value="311.64600000000002" table:style-name="ce22">
            <text:p>311.6</text:p>
          </table:table-cell>
          <table:table-cell office:value-type="float" office:value="48.481999999999999" table:style-name="ce22">
            <text:p>48.5</text:p>
          </table:table-cell>
          <table:table-cell office:value-type="float" office:value="11.592000000000001" table:style-name="ce22">
            <text:p>11.6</text:p>
          </table:table-cell>
          <table:table-cell office:value-type="float" office:value="68.242000000000004" table:style-name="ce22">
            <text:p>68.2</text:p>
          </table:table-cell>
          <table:table-cell office:value-type="float" office:value="2875.194" table:style-name="ce22">
            <text:p>2,875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938.616" table:style-name="ce22">
            <text:p>2,938.6</text:p>
          </table:table-cell>
          <table:table-cell office:value-type="float" office:value="111.875" table:style-name="ce22">
            <text:p>111.9</text:p>
          </table:table-cell>
          <table:table-cell office:value-type="float" office:value="409.38099999999997" table:style-name="ce22">
            <text:p>409.4</text:p>
          </table:table-cell>
          <table:table-cell office:value-type="float" office:value="60.05" table:style-name="ce22">
            <text:p>60.1</text:p>
          </table:table-cell>
          <table:table-cell office:value-type="float" office:value="14.644" table:style-name="ce22">
            <text:p>14.6</text:p>
          </table:table-cell>
          <table:table-cell office:value-type="float" office:value="62.43" table:style-name="ce22">
            <text:p>62.4</text:p>
          </table:table-cell>
          <table:table-cell office:value-type="float" office:value="3596.9960000000001" table:style-name="ce22">
            <text:p>3,597.0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260.9090000000001" table:style-name="ce22">
            <text:p>3,260.9</text:p>
          </table:table-cell>
          <table:table-cell office:value-type="float" office:value="148.11600000000001" table:style-name="ce22">
            <text:p>148.1</text:p>
          </table:table-cell>
          <table:table-cell office:value-type="float" office:value="379.27199999999999" table:style-name="ce22">
            <text:p>379.3</text:p>
          </table:table-cell>
          <table:table-cell office:value-type="float" office:value="49.088000000000001" table:style-name="ce22">
            <text:p>49.1</text:p>
          </table:table-cell>
          <table:table-cell office:value-type="float" office:value="14.183999999999999" table:style-name="ce22">
            <text:p>14.2</text:p>
          </table:table-cell>
          <table:table-cell office:value-type="float" office:value="81.897000000000006" table:style-name="ce22">
            <text:p>81.9</text:p>
          </table:table-cell>
          <table:table-cell office:value-type="float" office:value="3933.4659999999999" table:style-name="ce22">
            <text:p>3,933.5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39.0770000000002" table:style-name="ce22">
            <text:p>2,639.1</text:p>
          </table:table-cell>
          <table:table-cell office:value-type="float" office:value="127.848" table:style-name="ce22">
            <text:p>127.8</text:p>
          </table:table-cell>
          <table:table-cell office:value-type="float" office:value="217.09899999999999" table:style-name="ce22">
            <text:p>217.1</text:p>
          </table:table-cell>
          <table:table-cell office:value-type="float" office:value="20.67" table:style-name="ce22">
            <text:p>20.7</text:p>
          </table:table-cell>
          <table:table-cell office:value-type="float" office:value="20.536999999999999" table:style-name="ce22">
            <text:p>20.5</text:p>
          </table:table-cell>
          <table:table-cell office:value-type="float" office:value="33.106999999999999" table:style-name="ce22">
            <text:p>33.1</text:p>
          </table:table-cell>
          <table:table-cell office:value-type="float" office:value="3058.3380000000002" table:style-name="ce22">
            <text:p>3,058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979.0709999999999" table:style-name="ce22">
            <text:p>4,979.1</text:p>
          </table:table-cell>
          <table:table-cell office:value-type="float" office:value="223.05699999999999" table:style-name="ce22">
            <text:p>223.1</text:p>
          </table:table-cell>
          <table:table-cell office:value-type="float" office:value="608.58399999999995" table:style-name="ce22">
            <text:p>608.6</text:p>
          </table:table-cell>
          <table:table-cell office:value-type="float" office:value="67.884" table:style-name="ce22">
            <text:p>67.9</text:p>
          </table:table-cell>
          <table:table-cell office:value-type="float" office:value="22.422999999999998" table:style-name="ce22">
            <text:p>22.4</text:p>
          </table:table-cell>
          <table:table-cell office:value-type="float" office:value="77.412000000000006" table:style-name="ce22">
            <text:p>77.4</text:p>
          </table:table-cell>
          <table:table-cell office:value-type="float" office:value="5978.4309999999996" table:style-name="ce22">
            <text:p>5,978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3024.4360000000001" table:style-name="ce22">
            <text:p>3,024.4</text:p>
          </table:table-cell>
          <table:table-cell office:value-type="float" office:value="158.05799999999999" table:style-name="ce22">
            <text:p>158.1</text:p>
          </table:table-cell>
          <table:table-cell office:value-type="float" office:value="441.59399999999999" table:style-name="ce22">
            <text:p>441.6</text:p>
          </table:table-cell>
          <table:table-cell office:value-type="float" office:value="46.594000000000001" table:style-name="ce22">
            <text:p>46.6</text:p>
          </table:table-cell>
          <table:table-cell office:value-type="float" office:value="18.963000000000001" table:style-name="ce22">
            <text:p>19.0</text:p>
          </table:table-cell>
          <table:table-cell office:value-type="float" office:value="95.064999999999998" table:style-name="ce22">
            <text:p>95.1</text:p>
          </table:table-cell>
          <table:table-cell office:value-type="float" office:value="3784.71" table:style-name="ce22">
            <text:p>3,784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5756.577000000001" table:style-name="ce22">
            <text:p>25,756.6</text:p>
          </table:table-cell>
          <table:table-cell office:value-type="float" office:value="1161.172" table:style-name="ce22">
            <text:p>1,161.2</text:p>
          </table:table-cell>
          <table:table-cell office:value-type="float" office:value="3102.2570000000001" table:style-name="ce22">
            <text:p>3,102.3</text:p>
          </table:table-cell>
          <table:table-cell office:value-type="float" office:value="418.96899999999999" table:style-name="ce22">
            <text:p>419.0</text:p>
          </table:table-cell>
          <table:table-cell office:value-type="float" office:value="137.78299999999999" table:style-name="ce22">
            <text:p>137.8</text:p>
          </table:table-cell>
          <table:table-cell office:value-type="float" office:value="565.33900000000006" table:style-name="ce22">
            <text:p>565.3</text:p>
          </table:table-cell>
          <table:table-cell office:value-type="float" office:value="31142.097000000002" table:style-name="ce22">
            <text:p>31,142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506.405" table:style-name="ce22">
            <text:p>1,506.4</text:p>
          </table:table-cell>
          <table:table-cell office:value-type="float" office:value="60.429000000000002" table:style-name="ce22">
            <text:p>60.4</text:p>
          </table:table-cell>
          <table:table-cell office:value-type="float" office:value="192.37100000000001" table:style-name="ce22">
            <text:p>192.4</text:p>
          </table:table-cell>
          <table:table-cell office:value-type="float" office:value="21.63" table:style-name="ce22">
            <text:p>21.6</text:p>
          </table:table-cell>
          <table:table-cell office:value-type="float" office:value="9.7089999999999996" table:style-name="ce22">
            <text:p>9.7</text:p>
          </table:table-cell>
          <table:table-cell office:value-type="float" office:value="52.392000000000003" table:style-name="ce22">
            <text:p>52.4</text:p>
          </table:table-cell>
          <table:table-cell office:value-type="float" office:value="1842.9359999999999" table:style-name="ce22">
            <text:p>1,842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406.0219999999999" table:style-name="ce22">
            <text:p>2,406.0</text:p>
          </table:table-cell>
          <table:table-cell office:value-type="float" office:value="77.960999999999999" table:style-name="ce22">
            <text:p>78.0</text:p>
          </table:table-cell>
          <table:table-cell office:value-type="float" office:value="269.34699999999998" table:style-name="ce22">
            <text:p>269.3</text:p>
          </table:table-cell>
          <table:table-cell office:value-type="float" office:value="37.249000000000002" table:style-name="ce22">
            <text:p>37.2</text:p>
          </table:table-cell>
          <table:table-cell office:value-type="float" office:value="15.321" table:style-name="ce22">
            <text:p>15.3</text:p>
          </table:table-cell>
          <table:table-cell office:value-type="float" office:value="78.816000000000003" table:style-name="ce22">
            <text:p>78.8</text:p>
          </table:table-cell>
          <table:table-cell office:value-type="float" office:value="2884.7159999999999" table:style-name="ce22">
            <text:p>2,884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Vehicle under disposal</text:p>
          </table:table-cell>
          <table:table-cell office:value-type="float" office:value="562.98099999999999" table:style-name="ce22">
            <text:p>563.0</text:p>
          </table:table-cell>
          <table:table-cell office:value-type="float" office:value="14.843" table:style-name="ce22">
            <text:p>14.8</text:p>
          </table:table-cell>
          <table:table-cell office:value-type="float" office:value="58.920999999999999" table:style-name="ce22">
            <text:p>58.9</text:p>
          </table:table-cell>
          <table:table-cell office:value-type="float" office:value="5.8310000000000004" table:style-name="ce22">
            <text:p>5.8</text:p>
          </table:table-cell>
          <table:table-cell office:value-type="float" office:value="1.4490000000000001" table:style-name="ce22">
            <text:p>1.4</text:p>
          </table:table-cell>
          <table:table-cell office:value-type="float" office:value="11.334" table:style-name="ce22">
            <text:p>11.3</text:p>
          </table:table-cell>
          <table:table-cell office:value-type="float" office:value="655.35900000000004" table:style-name="ce22">
            <text:p>655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y unknown</text:p>
          </table:table-cell>
          <table:table-cell office:value-type="float" office:value="2.0529999999999999" table:style-name="ce22">
            <text:p>2.1</text:p>
          </table:table-cell>
          <table:table-cell office:value-type="float" office:value="0.83699999999999997" table:style-name="ce22">
            <text:p>0.8</text:p>
          </table:table-cell>
          <table:table-cell office:value-type="float" office:value="0.80900000000000005" table:style-name="ce22">
            <text:p>0.8</text:p>
          </table:table-cell>
          <table:table-cell office:value-type="float" office:value="9.0999999999999998E-2" table:style-name="ce22">
            <text:p>0.1</text:p>
          </table:table-cell>
          <table:table-cell office:value-type="float" office:value="0.05" table:style-name="ce22">
            <text:p>0.1</text:p>
          </table:table-cell>
          <table:table-cell office:value-type="float" office:value="0.754" table:style-name="ce22">
            <text:p>0.8</text:p>
          </table:table-cell>
          <table:table-cell office:value-type="float" office:value="4.5940000000000003" table:style-name="ce22">
            <text:p>4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0234.038" table:style-name="ce22">
            <text:p>30,234.0</text:p>
          </table:table-cell>
          <table:table-cell office:value-type="float" office:value="1315.242" table:style-name="ce22">
            <text:p>1,315.2</text:p>
          </table:table-cell>
          <table:table-cell office:value-type="float" office:value="3623.7049999999999" table:style-name="ce22">
            <text:p>3,623.7</text:p>
          </table:table-cell>
          <table:table-cell office:value-type="float" office:value="483.77" table:style-name="ce22">
            <text:p>483.8</text:p>
          </table:table-cell>
          <table:table-cell office:value-type="float" office:value="164.31200000000001" table:style-name="ce22">
            <text:p>164.3</text:p>
          </table:table-cell>
          <table:table-cell office:value-type="float" office:value="708.63499999999999" table:style-name="ce22">
            <text:p>708.6</text:p>
          </table:table-cell>
          <table:table-cell office:value-type="float" office:value="36529.701999999997" table:style-name="ce22">
            <text:p>36,529.7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905.81100000000004" table:style-name="ce22">
            <text:p>905.8</text:p>
          </table:table-cell>
          <table:table-cell office:value-type="float" office:value="25.248999999999999" table:style-name="ce22">
            <text:p>25.2</text:p>
          </table:table-cell>
          <table:table-cell office:value-type="float" office:value="101.235" table:style-name="ce22">
            <text:p>101.2</text:p>
          </table:table-cell>
          <table:table-cell office:value-type="float" office:value="22.826000000000001" table:style-name="ce22">
            <text:p>22.8</text:p>
          </table:table-cell>
          <table:table-cell office:value-type="float" office:value="5.54" table:style-name="ce22">
            <text:p>5.5</text:p>
          </table:table-cell>
          <table:table-cell office:value-type="float" office:value="29.347000000000001" table:style-name="ce22">
            <text:p>29.3</text:p>
          </table:table-cell>
          <table:table-cell office:value-type="float" office:value="1090.008" table:style-name="ce22">
            <text:p>1,090.0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Vehicle under disposal</text:p>
          </table:table-cell>
          <table:table-cell office:value-type="float" office:value="14.493" table:style-name="ce22">
            <text:p>14.5</text:p>
          </table:table-cell>
          <table:table-cell office:value-type="float" office:value="0.217" table:style-name="ce22">
            <text:p>0.2</text:p>
          </table:table-cell>
          <table:table-cell office:value-type="float" office:value="1.07" table:style-name="ce22">
            <text:p>1.1</text:p>
          </table:table-cell>
          <table:table-cell office:value-type="float" office:value="0.16500000000000001" table:style-name="ce22">
            <text:p>0.2</text:p>
          </table:table-cell>
          <table:table-cell office:value-type="float" office:value="3.7999999999999999E-2" table:style-name="ce22">
            <text:p>-</text:p>
          </table:table-cell>
          <table:table-cell office:value-type="float" office:value="0.06" table:style-name="ce22">
            <text:p>0.1</text:p>
          </table:table-cell>
          <table:table-cell office:value-type="float" office:value="16.042999999999999" table:style-name="ce22">
            <text:p>16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920.30399999999997" table:style-name="ce22">
            <text:p>920.3</text:p>
          </table:table-cell>
          <table:table-cell office:value-type="float" office:value="25.466000000000001" table:style-name="ce22">
            <text:p>25.5</text:p>
          </table:table-cell>
          <table:table-cell office:value-type="float" office:value="102.30500000000001" table:style-name="ce22">
            <text:p>102.3</text:p>
          </table:table-cell>
          <table:table-cell office:value-type="float" office:value="22.991" table:style-name="ce22">
            <text:p>23.0</text:p>
          </table:table-cell>
          <table:table-cell office:value-type="float" office:value="5.5780000000000003" table:style-name="ce22">
            <text:p>5.6</text:p>
          </table:table-cell>
          <table:table-cell office:value-type="float" office:value="29.407" table:style-name="ce22">
            <text:p>29.4</text:p>
          </table:table-cell>
          <table:table-cell office:value-type="float" office:value="1106.0509999999999" table:style-name="ce22">
            <text:p>1,106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1154.342000000001" table:style-name="ce22">
            <text:p>31,154.3</text:p>
          </table:table-cell>
          <table:table-cell office:value-type="float" office:value="1340.7080000000001" table:style-name="ce22">
            <text:p>1,340.7</text:p>
          </table:table-cell>
          <table:table-cell office:value-type="float" office:value="3726.01" table:style-name="ce22">
            <text:p>3,726.0</text:p>
          </table:table-cell>
          <table:table-cell office:value-type="float" office:value="506.76100000000002" table:style-name="ce22">
            <text:p>506.8</text:p>
          </table:table-cell>
          <table:table-cell office:value-type="float" office:value="169.89" table:style-name="ce22">
            <text:p>169.9</text:p>
          </table:table-cell>
          <table:table-cell office:value-type="float" office:value="738.04200000000003" table:style-name="ce22">
            <text:p>738.0</text:p>
          </table:table-cell>
          <table:table-cell office:value-type="float" office:value="37635.752999999997" table:style-name="ce22">
            <text:p>37,635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4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17.06336325900912" table:style-name="ce26">
            <text:p>417.1</text:p>
          </table:table-cell>
          <table:table-cell office:value-type="float" office:value="16.799874747490179" table:style-name="ce26">
            <text:p>16.8</text:p>
          </table:table-cell>
          <table:table-cell office:value-type="float" office:value="57.354957211756933" table:style-name="ce26">
            <text:p>57.4</text:p>
          </table:table-cell>
          <table:table-cell office:value-type="float" office:value="5.9578952995940755" table:style-name="ce26">
            <text:p>6.0</text:p>
          </table:table-cell>
          <table:table-cell office:value-type="float" office:value="2.5226160972387168" table:style-name="ce26">
            <text:p>2.5</text:p>
          </table:table-cell>
          <table:table-cell office:value-type="float" office:value="8.2135860786417751" table:style-name="ce26">
            <text:p>8.2</text:p>
          </table:table-cell>
          <table:table-cell office:value-type="float" office:value="507.91229269373093" table:style-name="ce26">
            <text:p>507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41.23706310578547" table:style-name="ce26">
            <text:p>441.2</text:p>
          </table:table-cell>
          <table:table-cell office:value-type="float" office:value="17.607901089458828" table:style-name="ce26">
            <text:p>17.6</text:p>
          </table:table-cell>
          <table:table-cell office:value-type="float" office:value="45.020945631362778" table:style-name="ce26">
            <text:p>45.0</text:p>
          </table:table-cell>
          <table:table-cell office:value-type="float" office:value="9.2295083507044939" table:style-name="ce26">
            <text:p>9.2</text:p>
          </table:table-cell>
          <table:table-cell office:value-type="float" office:value="2.2994561467973256" table:style-name="ce26">
            <text:p>2.3</text:p>
          </table:table-cell>
          <table:table-cell office:value-type="float" office:value="8.8216850406792879" table:style-name="ce26">
            <text:p>8.8</text:p>
          </table:table-cell>
          <table:table-cell office:value-type="float" office:value="524.21655936478817" table:style-name="ce26">
            <text:p>524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39.06010174948744" table:style-name="ce26">
            <text:p>439.1</text:p>
          </table:table-cell>
          <table:table-cell office:value-type="float" office:value="20.332173699871287" table:style-name="ce26">
            <text:p>20.3</text:p>
          </table:table-cell>
          <table:table-cell office:value-type="float" office:value="49.132401758423974" table:style-name="ce26">
            <text:p>49.1</text:p>
          </table:table-cell>
          <table:table-cell office:value-type="float" office:value="8.3516370346641899" table:style-name="ce26">
            <text:p>8.4</text:p>
          </table:table-cell>
          <table:table-cell office:value-type="float" office:value="2.3193913015736674" table:style-name="ce26">
            <text:p>2.3</text:p>
          </table:table-cell>
          <table:table-cell office:value-type="float" office:value="11.70740371270518" table:style-name="ce26">
            <text:p>11.7</text:p>
          </table:table-cell>
          <table:table-cell office:value-type="float" office:value="530.90310925672588" table:style-name="ce26">
            <text:p>530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500.62092809072635" table:style-name="ce26">
            <text:p>500.6</text:p>
          </table:table-cell>
          <table:table-cell office:value-type="float" office:value="24.506335752282578" table:style-name="ce26">
            <text:p>24.5</text:p>
          </table:table-cell>
          <table:table-cell office:value-type="float" office:value="67.202554527707591" table:style-name="ce26">
            <text:p>67.2</text:p>
          </table:table-cell>
          <table:table-cell office:value-type="float" office:value="10.454535750859369" table:style-name="ce26">
            <text:p>10.5</text:p>
          </table:table-cell>
          <table:table-cell office:value-type="float" office:value="2.4996695355794278" table:style-name="ce26">
            <text:p>2.5</text:p>
          </table:table-cell>
          <table:table-cell office:value-type="float" office:value="14.71553212965936" table:style-name="ce26">
            <text:p>14.7</text:p>
          </table:table-cell>
          <table:table-cell office:value-type="float" office:value="619.99955578681477" table:style-name="ce26">
            <text:p>620.0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14.34796519829933" table:style-name="ce26">
            <text:p>514.3</text:p>
          </table:table-cell>
          <table:table-cell office:value-type="float" office:value="19.581557647055526" table:style-name="ce26">
            <text:p>19.6</text:p>
          </table:table-cell>
          <table:table-cell office:value-type="float" office:value="71.654235987568612" table:style-name="ce26">
            <text:p>71.7</text:p>
          </table:table-cell>
          <table:table-cell office:value-type="float" office:value="10.510592506866452" table:style-name="ce26">
            <text:p>10.5</text:p>
          </table:table-cell>
          <table:table-cell office:value-type="float" office:value="2.5631493200758091" table:style-name="ce26">
            <text:p>2.6</text:p>
          </table:table-cell>
          <table:table-cell office:value-type="float" office:value="10.92716553211778" table:style-name="ce26">
            <text:p>10.9</text:p>
          </table:table-cell>
          <table:table-cell office:value-type="float" office:value="629.5846661919835" table:style-name="ce26">
            <text:p>629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41.82477253441664" table:style-name="ce26">
            <text:p>541.8</text:p>
          </table:table-cell>
          <table:table-cell office:value-type="float" office:value="24.610597231847827" table:style-name="ce26">
            <text:p>24.6</text:p>
          </table:table-cell>
          <table:table-cell office:value-type="float" office:value="63.018920530647513" table:style-name="ce26">
            <text:p>63.0</text:p>
          </table:table-cell>
          <table:table-cell office:value-type="float" office:value="8.1563436557626847" table:style-name="ce26">
            <text:p>8.2</text:p>
          </table:table-cell>
          <table:table-cell office:value-type="float" office:value="2.3567792212625882" table:style-name="ce26">
            <text:p>2.4</text:p>
          </table:table-cell>
          <table:table-cell office:value-type="float" office:value="13.607807944426268" table:style-name="ce26">
            <text:p>13.6</text:p>
          </table:table-cell>
          <table:table-cell office:value-type="float" office:value="653.57522111836352" table:style-name="ce26">
            <text:p>653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9.07285650057054" table:style-name="ce26">
            <text:p>309.1</text:p>
          </table:table-cell>
          <table:table-cell office:value-type="float" office:value="14.972790319450679" table:style-name="ce26">
            <text:p>15.0</text:p>
          </table:table-cell>
          <table:table-cell office:value-type="float" office:value="25.425331687335138" table:style-name="ce26">
            <text:p>25.4</text:p>
          </table:table-cell>
          <table:table-cell office:value-type="float" office:value="2.4207463230011075" table:style-name="ce26">
            <text:p>2.4</text:p>
          </table:table-cell>
          <table:table-cell office:value-type="float" office:value="2.4051701613678635" table:style-name="ce26">
            <text:p>2.4</text:p>
          </table:table-cell>
          <table:table-cell office:value-type="float" office:value="3.8772931067052561" table:style-name="ce26">
            <text:p>3.9</text:p>
          </table:table-cell>
          <table:table-cell office:value-type="float" office:value="358.17418809843059" table:style-name="ce26">
            <text:p>358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61.09681311922327" table:style-name="ce26">
            <text:p>561.1</text:p>
          </table:table-cell>
          <table:table-cell office:value-type="float" office:value="25.136530859659278" table:style-name="ce26">
            <text:p>25.1</text:p>
          </table:table-cell>
          <table:table-cell office:value-type="float" office:value="68.581979030897415" table:style-name="ce26">
            <text:p>68.6</text:p>
          </table:table-cell>
          <table:table-cell office:value-type="float" office:value="7.6499202485333821" table:style-name="ce26">
            <text:p>7.6</text:p>
          </table:table-cell>
          <table:table-cell office:value-type="float" office:value="2.5268717478767311" table:style-name="ce26">
            <text:p>2.5</text:p>
          </table:table-cell>
          <table:table-cell office:value-type="float" office:value="8.7236407147408261" table:style-name="ce26">
            <text:p>8.7</text:p>
          </table:table-cell>
          <table:table-cell office:value-type="float" office:value="673.71575572093093" table:style-name="ce26">
            <text:p>673.7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57.67417015055219" table:style-name="ce26">
            <text:p>557.7</text:p>
          </table:table-cell>
          <table:table-cell office:value-type="float" office:value="29.14423184542704" table:style-name="ce26">
            <text:p>29.1</text:p>
          </table:table-cell>
          <table:table-cell office:value-type="float" office:value="81.425286398344326" table:style-name="ce26">
            <text:p>81.4</text:p>
          </table:table-cell>
          <table:table-cell office:value-type="float" office:value="8.5914432588406004" table:style-name="ce26">
            <text:p>8.6</text:p>
          </table:table-cell>
          <table:table-cell office:value-type="float" office:value="3.4965776391250869" table:style-name="ce26">
            <text:p>3.5</text:p>
          </table:table-cell>
          <table:table-cell office:value-type="float" office:value="17.528985564701067" table:style-name="ce26">
            <text:p>17.5</text:p>
          </table:table-cell>
          <table:table-cell office:value-type="float" office:value="697.86069485699034" table:style-name="ce26">
            <text:p>697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74.19331225666514" table:style-name="ce26">
            <text:p>474.2</text:p>
          </table:table-cell>
          <table:table-cell office:value-type="float" office:value="21.377840571738101" table:style-name="ce26">
            <text:p>21.4</text:p>
          </table:table-cell>
          <table:table-cell office:value-type="float" office:value="57.114325490589273" table:style-name="ce26">
            <text:p>57.1</text:p>
          </table:table-cell>
          <table:table-cell office:value-type="float" office:value="7.7134588902423937" table:style-name="ce26">
            <text:p>7.7</text:p>
          </table:table-cell>
          <table:table-cell office:value-type="float" office:value="2.5366638254244767" table:style-name="ce26">
            <text:p>2.5</text:p>
          </table:table-cell>
          <table:table-cell office:value-type="float" office:value="10.408214296405569" table:style-name="ce26">
            <text:p>10.4</text:p>
          </table:table-cell>
          <table:table-cell office:value-type="float" office:value="573.343815331065" table:style-name="ce26">
            <text:p>573.3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87.18870026092839" table:style-name="ce26">
            <text:p>487.2</text:p>
          </table:table-cell>
          <table:table-cell office:value-type="float" office:value="19.543433517591644" table:style-name="ce26">
            <text:p>19.5</text:p>
          </table:table-cell>
          <table:table-cell office:value-type="float" office:value="62.214993615857004" table:style-name="ce26">
            <text:p>62.2</text:p>
          </table:table-cell>
          <table:table-cell office:value-type="float" office:value="6.9953907393057513" table:style-name="ce26">
            <text:p>7.0</text:p>
          </table:table-cell>
          <table:table-cell office:value-type="float" office:value="3.140002250944038" table:style-name="ce26">
            <text:p>3.1</text:p>
          </table:table-cell>
          <table:table-cell office:value-type="float" office:value="16.944175294207444" table:style-name="ce26">
            <text:p>16.9</text:p>
          </table:table-cell>
          <table:table-cell office:value-type="float" office:value="596.02669567883424" table:style-name="ce26">
            <text:p>596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49.92557408931106" table:style-name="ce26">
            <text:p>449.9</text:p>
          </table:table-cell>
          <table:table-cell office:value-type="float" office:value="14.578689505572594" table:style-name="ce26">
            <text:p>14.6</text:p>
          </table:table-cell>
          <table:table-cell office:value-type="float" office:value="50.367828558605723" table:style-name="ce26">
            <text:p>50.4</text:p>
          </table:table-cell>
          <table:table-cell office:value-type="float" office:value="6.9655546413344309" table:style-name="ce26">
            <text:p>7.0</text:p>
          </table:table-cell>
          <table:table-cell office:value-type="float" office:value="2.8650235619717255" table:style-name="ce26">
            <text:p>2.9</text:p>
          </table:table-cell>
          <table:table-cell office:value-type="float" office:value="14.738574313710824" table:style-name="ce26">
            <text:p>14.7</text:p>
          </table:table-cell>
          <table:table-cell office:value-type="float" office:value="539.44124467050642" table:style-name="ce26">
            <text:p>539.4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81.7693229426983" table:style-name="ce26">
            <text:p>481.8</text:p>
          </table:table-cell>
          <table:table-cell office:value-type="float" office:value="20.957943092014386" table:style-name="ce26">
            <text:p>21.0</text:p>
          </table:table-cell>
          <table:table-cell office:value-type="float" office:value="57.74253192359123" table:style-name="ce26">
            <text:p>57.7</text:p>
          </table:table-cell>
          <table:table-cell office:value-type="float" office:value="7.7087137801437278" table:style-name="ce26">
            <text:p>7.7</text:p>
          </table:table-cell>
          <table:table-cell office:value-type="float" office:value="2.618256978818398" table:style-name="ce26">
            <text:p>2.6</text:p>
          </table:table-cell>
          <table:table-cell office:value-type="float" office:value="11.291862640494761" table:style-name="ce26">
            <text:p>11.3</text:p>
          </table:table-cell>
          <table:table-cell office:value-type="float" office:value="582.08863135776073" table:style-name="ce26">
            <text:p>582.1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500.02988321639037" table:style-name="ce26">
            <text:p>500.0</text:p>
          </table:table-cell>
          <table:table-cell office:value-type="float" office:value="13.836472519937539" table:style-name="ce26">
            <text:p>13.8</text:p>
          </table:table-cell>
          <table:table-cell office:value-type="float" office:value="55.585499142080025" table:style-name="ce26">
            <text:p>55.6</text:p>
          </table:table-cell>
          <table:table-cell office:value-type="float" office:value="12.491727782371944" table:style-name="ce26">
            <text:p>12.5</text:p>
          </table:table-cell>
          <table:table-cell office:value-type="float" office:value="3.0307014731882349" table:style-name="ce26">
            <text:p>3.0</text:p>
          </table:table-cell>
          <table:table-cell office:value-type="float" office:value="15.97774080710764" table:style-name="ce26">
            <text:p>16.0</text:p>
          </table:table-cell>
          <table:table-cell office:value-type="float" office:value="600.95202494107571" table:style-name="ce26">
            <text:p>601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82.28960490149723" table:style-name="ce28">
            <text:p>482.3</text:p>
          </table:table-cell>
          <table:table-cell office:value-type="float" office:value="20.755037343054031" table:style-name="ce28">
            <text:p>20.8</text:p>
          </table:table-cell>
          <table:table-cell office:value-type="float" office:value="57.681073500413767" table:style-name="ce28">
            <text:p>57.7</text:p>
          </table:table-cell>
          <table:table-cell office:value-type="float" office:value="7.8449919587288228" table:style-name="ce28">
            <text:p>7.8</text:p>
          </table:table-cell>
          <table:table-cell office:value-type="float" office:value="2.6300083942300998" table:style-name="ce28">
            <text:p>2.6</text:p>
          </table:table-cell>
          <table:table-cell office:value-type="float" office:value="11.425373213811122" table:style-name="ce28">
            <text:p>11.4</text:p>
          </table:table-cell>
          <table:table-cell office:value-type="float" office:value="582.62608931173497" table:style-name="ce28">
            <text:p>582.6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0 December 2015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style-name="ce34"/>
          <table:table-cell office:value-type="string" table:style-name="ce35">
            <text:p>Next update: 14 April 2016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5_Q2" table:style-name="ta6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5 Q2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087.279" table:style-name="ce22">
            <text:p>1,087.3</text:p>
          </table:table-cell>
          <table:table-cell office:value-type="float" office:value="43.311" table:style-name="ce22">
            <text:p>43.3</text:p>
          </table:table-cell>
          <table:table-cell office:value-type="float" office:value="149.33500000000001" table:style-name="ce22">
            <text:p>149.3</text:p>
          </table:table-cell>
          <table:table-cell office:value-type="float" office:value="15.461" table:style-name="ce22">
            <text:p>15.5</text:p>
          </table:table-cell>
          <table:table-cell office:value-type="float" office:value="6.7320000000000002" table:style-name="ce22">
            <text:p>6.7</text:p>
          </table:table-cell>
          <table:table-cell office:value-type="float" office:value="21.65" table:style-name="ce22">
            <text:p>21.7</text:p>
          </table:table-cell>
          <table:table-cell office:value-type="float" office:value="1323.768" table:style-name="ce22">
            <text:p>1,323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33.681" table:style-name="ce22">
            <text:p>3,133.7</text:p>
          </table:table-cell>
          <table:table-cell office:value-type="float" office:value="123.65" table:style-name="ce22">
            <text:p>123.7</text:p>
          </table:table-cell>
          <table:table-cell office:value-type="float" office:value="316.358" table:style-name="ce22">
            <text:p>316.4</text:p>
          </table:table-cell>
          <table:table-cell office:value-type="float" office:value="65.626000000000005" table:style-name="ce22">
            <text:p>65.6</text:p>
          </table:table-cell>
          <table:table-cell office:value-type="float" office:value="16.411000000000001" table:style-name="ce22">
            <text:p>16.4</text:p>
          </table:table-cell>
          <table:table-cell office:value-type="float" office:value="62.643999999999998" table:style-name="ce22">
            <text:p>62.6</text:p>
          </table:table-cell>
          <table:table-cell office:value-type="float" office:value="3718.37" table:style-name="ce22">
            <text:p>3,718.4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337.982" table:style-name="ce22">
            <text:p>2,338.0</text:p>
          </table:table-cell>
          <table:table-cell office:value-type="float" office:value="107.453" table:style-name="ce22">
            <text:p>107.5</text:p>
          </table:table-cell>
          <table:table-cell office:value-type="float" office:value="262.70299999999997" table:style-name="ce22">
            <text:p>262.7</text:p>
          </table:table-cell>
          <table:table-cell office:value-type="float" office:value="43.76" table:style-name="ce22">
            <text:p>43.8</text:p>
          </table:table-cell>
          <table:table-cell office:value-type="float" office:value="12.47" table:style-name="ce22">
            <text:p>12.5</text:p>
          </table:table-cell>
          <table:table-cell office:value-type="float" office:value="62.085999999999999" table:style-name="ce22">
            <text:p>62.1</text:p>
          </table:table-cell>
          <table:table-cell office:value-type="float" office:value="2826.4540000000002" table:style-name="ce22">
            <text:p>2,826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316.2370000000001" table:style-name="ce22">
            <text:p>2,316.2</text:p>
          </table:table-cell>
          <table:table-cell office:value-type="float" office:value="112.101" table:style-name="ce22">
            <text:p>112.1</text:p>
          </table:table-cell>
          <table:table-cell office:value-type="float" office:value="307.46199999999999" table:style-name="ce22">
            <text:p>307.5</text:p>
          </table:table-cell>
          <table:table-cell office:value-type="float" office:value="48.613999999999997" table:style-name="ce22">
            <text:p>48.6</text:p>
          </table:table-cell>
          <table:table-cell office:value-type="float" office:value="11.701000000000001" table:style-name="ce22">
            <text:p>11.7</text:p>
          </table:table-cell>
          <table:table-cell office:value-type="float" office:value="67.600999999999999" table:style-name="ce22">
            <text:p>67.6</text:p>
          </table:table-cell>
          <table:table-cell office:value-type="float" office:value="2863.7159999999999" table:style-name="ce22">
            <text:p>2,863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921.364" table:style-name="ce22">
            <text:p>2,921.4</text:p>
          </table:table-cell>
          <table:table-cell office:value-type="float" office:value="110.105" table:style-name="ce22">
            <text:p>110.1</text:p>
          </table:table-cell>
          <table:table-cell office:value-type="float" office:value="403.55099999999999" table:style-name="ce22">
            <text:p>403.6</text:p>
          </table:table-cell>
          <table:table-cell office:value-type="float" office:value="59.441000000000003" table:style-name="ce22">
            <text:p>59.4</text:p>
          </table:table-cell>
          <table:table-cell office:value-type="float" office:value="14.677" table:style-name="ce22">
            <text:p>14.7</text:p>
          </table:table-cell>
          <table:table-cell office:value-type="float" office:value="62.046999999999997" table:style-name="ce22">
            <text:p>62.0</text:p>
          </table:table-cell>
          <table:table-cell office:value-type="float" office:value="3571.1849999999999" table:style-name="ce22">
            <text:p>3,571.2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238.893" table:style-name="ce22">
            <text:p>3,238.9</text:p>
          </table:table-cell>
          <table:table-cell office:value-type="float" office:value="146.40899999999999" table:style-name="ce22">
            <text:p>146.4</text:p>
          </table:table-cell>
          <table:table-cell office:value-type="float" office:value="373.40699999999998" table:style-name="ce22">
            <text:p>373.4</text:p>
          </table:table-cell>
          <table:table-cell office:value-type="float" office:value="48.652999999999999" table:style-name="ce22">
            <text:p>48.7</text:p>
          </table:table-cell>
          <table:table-cell office:value-type="float" office:value="14.183" table:style-name="ce22">
            <text:p>14.2</text:p>
          </table:table-cell>
          <table:table-cell office:value-type="float" office:value="81.192999999999998" table:style-name="ce22">
            <text:p>81.2</text:p>
          </table:table-cell>
          <table:table-cell office:value-type="float" office:value="3902.7379999999998" table:style-name="ce22">
            <text:p>3,902.7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29.9879999999998" table:style-name="ce22">
            <text:p>2,630.0</text:p>
          </table:table-cell>
          <table:table-cell office:value-type="float" office:value="127.063" table:style-name="ce22">
            <text:p>127.1</text:p>
          </table:table-cell>
          <table:table-cell office:value-type="float" office:value="215.208" table:style-name="ce22">
            <text:p>215.2</text:p>
          </table:table-cell>
          <table:table-cell office:value-type="float" office:value="20.442" table:style-name="ce22">
            <text:p>20.4</text:p>
          </table:table-cell>
          <table:table-cell office:value-type="float" office:value="20.451000000000001" table:style-name="ce22">
            <text:p>20.5</text:p>
          </table:table-cell>
          <table:table-cell office:value-type="float" office:value="32.994" table:style-name="ce22">
            <text:p>33.0</text:p>
          </table:table-cell>
          <table:table-cell office:value-type="float" office:value="3046.1460000000002" table:style-name="ce22">
            <text:p>3,046.1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960.1719999999996" table:style-name="ce22">
            <text:p>4,960.2</text:p>
          </table:table-cell>
          <table:table-cell office:value-type="float" office:value="220.19" table:style-name="ce22">
            <text:p>220.2</text:p>
          </table:table-cell>
          <table:table-cell office:value-type="float" office:value="599.03700000000003" table:style-name="ce22">
            <text:p>599.0</text:p>
          </table:table-cell>
          <table:table-cell office:value-type="float" office:value="67.459000000000003" table:style-name="ce22">
            <text:p>67.5</text:p>
          </table:table-cell>
          <table:table-cell office:value-type="float" office:value="22.315999999999999" table:style-name="ce22">
            <text:p>22.3</text:p>
          </table:table-cell>
          <table:table-cell office:value-type="float" office:value="76.930999999999997" table:style-name="ce22">
            <text:p>76.9</text:p>
          </table:table-cell>
          <table:table-cell office:value-type="float" office:value="5946.1049999999996" table:style-name="ce22">
            <text:p>5,946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998.723" table:style-name="ce22">
            <text:p>2,998.7</text:p>
          </table:table-cell>
          <table:table-cell office:value-type="float" office:value="156.27099999999999" table:style-name="ce22">
            <text:p>156.3</text:p>
          </table:table-cell>
          <table:table-cell office:value-type="float" office:value="436.12599999999998" table:style-name="ce22">
            <text:p>436.1</text:p>
          </table:table-cell>
          <table:table-cell office:value-type="float" office:value="46.091000000000001" table:style-name="ce22">
            <text:p>46.1</text:p>
          </table:table-cell>
          <table:table-cell office:value-type="float" office:value="18.763999999999999" table:style-name="ce22">
            <text:p>18.8</text:p>
          </table:table-cell>
          <table:table-cell office:value-type="float" office:value="94.135000000000005" table:style-name="ce22">
            <text:p>94.1</text:p>
          </table:table-cell>
          <table:table-cell office:value-type="float" office:value="3750.11" table:style-name="ce22">
            <text:p>3,750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5624.319" table:style-name="ce22">
            <text:p>25,624.3</text:p>
          </table:table-cell>
          <table:table-cell office:value-type="float" office:value="1146.5530000000001" table:style-name="ce22">
            <text:p>1,146.6</text:p>
          </table:table-cell>
          <table:table-cell office:value-type="float" office:value="3063.1869999999999" table:style-name="ce22">
            <text:p>3,063.2</text:p>
          </table:table-cell>
          <table:table-cell office:value-type="float" office:value="415.54700000000003" table:style-name="ce22">
            <text:p>415.5</text:p>
          </table:table-cell>
          <table:table-cell office:value-type="float" office:value="137.70500000000001" table:style-name="ce22">
            <text:p>137.7</text:p>
          </table:table-cell>
          <table:table-cell office:value-type="float" office:value="561.28099999999995" table:style-name="ce22">
            <text:p>561.3</text:p>
          </table:table-cell>
          <table:table-cell office:value-type="float" office:value="30948.592000000001" table:style-name="ce22">
            <text:p>30,948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499.184" table:style-name="ce22">
            <text:p>1,499.2</text:p>
          </table:table-cell>
          <table:table-cell office:value-type="float" office:value="59.965000000000003" table:style-name="ce22">
            <text:p>60.0</text:p>
          </table:table-cell>
          <table:table-cell office:value-type="float" office:value="190.21600000000001" table:style-name="ce22">
            <text:p>190.2</text:p>
          </table:table-cell>
          <table:table-cell office:value-type="float" office:value="21.568999999999999" table:style-name="ce22">
            <text:p>21.6</text:p>
          </table:table-cell>
          <table:table-cell office:value-type="float" office:value="9.7789999999999999" table:style-name="ce22">
            <text:p>9.8</text:p>
          </table:table-cell>
          <table:table-cell office:value-type="float" office:value="51.796999999999997" table:style-name="ce22">
            <text:p>51.8</text:p>
          </table:table-cell>
          <table:table-cell office:value-type="float" office:value="1832.51" table:style-name="ce22">
            <text:p>1,832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395.4810000000002" table:style-name="ce22">
            <text:p>2,395.5</text:p>
          </table:table-cell>
          <table:table-cell office:value-type="float" office:value="76.923000000000002" table:style-name="ce22">
            <text:p>76.9</text:p>
          </table:table-cell>
          <table:table-cell office:value-type="float" office:value="265.10700000000003" table:style-name="ce22">
            <text:p>265.1</text:p>
          </table:table-cell>
          <table:table-cell office:value-type="float" office:value="36.671999999999997" table:style-name="ce22">
            <text:p>36.7</text:p>
          </table:table-cell>
          <table:table-cell office:value-type="float" office:value="15.314" table:style-name="ce22">
            <text:p>15.3</text:p>
          </table:table-cell>
          <table:table-cell office:value-type="float" office:value="78.144000000000005" table:style-name="ce22">
            <text:p>78.1</text:p>
          </table:table-cell>
          <table:table-cell office:value-type="float" office:value="2867.6410000000001" table:style-name="ce22">
            <text:p>2,867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Vehicle under disposal</text:p>
          </table:table-cell>
          <table:table-cell office:value-type="float" office:value="509.23599999999999" table:style-name="ce22">
            <text:p>509.2</text:p>
          </table:table-cell>
          <table:table-cell office:value-type="float" office:value="15.656000000000001" table:style-name="ce22">
            <text:p>15.7</text:p>
          </table:table-cell>
          <table:table-cell office:value-type="float" office:value="53.563000000000002" table:style-name="ce22">
            <text:p>53.6</text:p>
          </table:table-cell>
          <table:table-cell office:value-type="float" office:value="5.5220000000000002" table:style-name="ce22">
            <text:p>5.5</text:p>
          </table:table-cell>
          <table:table-cell office:value-type="float" office:value="1.3560000000000001" table:style-name="ce22">
            <text:p>1.4</text:p>
          </table:table-cell>
          <table:table-cell office:value-type="float" office:value="11.486000000000001" table:style-name="ce22">
            <text:p>11.5</text:p>
          </table:table-cell>
          <table:table-cell office:value-type="float" office:value="596.81899999999996" table:style-name="ce22">
            <text:p>596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y unknown</text:p>
          </table:table-cell>
          <table:table-cell office:value-type="float" office:value="1.974" table:style-name="ce22">
            <text:p>2.0</text:p>
          </table:table-cell>
          <table:table-cell office:value-type="float" office:value="0.83899999999999997" table:style-name="ce22">
            <text:p>0.8</text:p>
          </table:table-cell>
          <table:table-cell office:value-type="float" office:value="0.76900000000000002" table:style-name="ce22">
            <text:p>0.8</text:p>
          </table:table-cell>
          <table:table-cell office:value-type="float" office:value="8.8999999999999996E-2" table:style-name="ce22">
            <text:p>0.1</text:p>
          </table:table-cell>
          <table:table-cell office:value-type="float" office:value="4.5999999999999999E-2" table:style-name="ce22">
            <text:p>-</text:p>
          </table:table-cell>
          <table:table-cell office:value-type="float" office:value="0.75900000000000001" table:style-name="ce22">
            <text:p>0.8</text:p>
          </table:table-cell>
          <table:table-cell office:value-type="float" office:value="4.476" table:style-name="ce22">
            <text:p>4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30030.194" table:style-name="ce22">
            <text:p>30,030.2</text:p>
          </table:table-cell>
          <table:table-cell office:value-type="float" office:value="1299.9359999999999" table:style-name="ce22">
            <text:p>1,299.9</text:p>
          </table:table-cell>
          <table:table-cell office:value-type="float" office:value="3572.8420000000001" table:style-name="ce22">
            <text:p>3,572.8</text:p>
          </table:table-cell>
          <table:table-cell office:value-type="float" office:value="479.399" table:style-name="ce22">
            <text:p>479.4</text:p>
          </table:table-cell>
          <table:table-cell office:value-type="float" office:value="164.2" table:style-name="ce22">
            <text:p>164.2</text:p>
          </table:table-cell>
          <table:table-cell office:value-type="float" office:value="703.46699999999998" table:style-name="ce22">
            <text:p>703.5</text:p>
          </table:table-cell>
          <table:table-cell office:value-type="float" office:value="36250.038" table:style-name="ce22">
            <text:p>36,250.0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899.952" table:style-name="ce22">
            <text:p>900.0</text:p>
          </table:table-cell>
          <table:table-cell office:value-type="float" office:value="25.332000000000001" table:style-name="ce22">
            <text:p>25.3</text:p>
          </table:table-cell>
          <table:table-cell office:value-type="float" office:value="100.003" table:style-name="ce22">
            <text:p>100.0</text:p>
          </table:table-cell>
          <table:table-cell office:value-type="float" office:value="22.86" table:style-name="ce22">
            <text:p>22.9</text:p>
          </table:table-cell>
          <table:table-cell office:value-type="float" office:value="5.23" table:style-name="ce22">
            <text:p>5.2</text:p>
          </table:table-cell>
          <table:table-cell office:value-type="float" office:value="29.158000000000001" table:style-name="ce22">
            <text:p>29.2</text:p>
          </table:table-cell>
          <table:table-cell office:value-type="float" office:value="1082.5350000000001" table:style-name="ce22">
            <text:p>1,082.5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Vehicle under disposal</text:p>
          </table:table-cell>
          <table:table-cell office:value-type="float" office:value="14.288" table:style-name="ce22">
            <text:p>14.3</text:p>
          </table:table-cell>
          <table:table-cell office:value-type="float" office:value="0.26500000000000001" table:style-name="ce22">
            <text:p>0.3</text:p>
          </table:table-cell>
          <table:table-cell office:value-type="float" office:value="1.028" table:style-name="ce22">
            <text:p>1.0</text:p>
          </table:table-cell>
          <table:table-cell office:value-type="float" office:value="0.17899999999999999" table:style-name="ce22">
            <text:p>0.2</text:p>
          </table:table-cell>
          <table:table-cell office:value-type="float" office:value="3.3000000000000002E-2" table:style-name="ce22">
            <text:p>-</text:p>
          </table:table-cell>
          <table:table-cell office:value-type="float" office:value="7.8E-2" table:style-name="ce22">
            <text:p>0.1</text:p>
          </table:table-cell>
          <table:table-cell office:value-type="float" office:value="15.871" table:style-name="ce22">
            <text:p>15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914.24" table:style-name="ce22">
            <text:p>914.2</text:p>
          </table:table-cell>
          <table:table-cell office:value-type="float" office:value="25.597000000000001" table:style-name="ce22">
            <text:p>25.6</text:p>
          </table:table-cell>
          <table:table-cell office:value-type="float" office:value="101.03100000000001" table:style-name="ce22">
            <text:p>101.0</text:p>
          </table:table-cell>
          <table:table-cell office:value-type="float" office:value="23.039000000000001" table:style-name="ce22">
            <text:p>23.0</text:p>
          </table:table-cell>
          <table:table-cell office:value-type="float" office:value="5.2629999999999999" table:style-name="ce22">
            <text:p>5.3</text:p>
          </table:table-cell>
          <table:table-cell office:value-type="float" office:value="29.236000000000001" table:style-name="ce22">
            <text:p>29.2</text:p>
          </table:table-cell>
          <table:table-cell office:value-type="float" office:value="1098.4059999999999" table:style-name="ce22">
            <text:p>1,098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0944.434000000001" table:style-name="ce22">
            <text:p>30,944.4</text:p>
          </table:table-cell>
          <table:table-cell office:value-type="float" office:value="1325.5329999999999" table:style-name="ce22">
            <text:p>1,325.5</text:p>
          </table:table-cell>
          <table:table-cell office:value-type="float" office:value="3673.873" table:style-name="ce22">
            <text:p>3,673.9</text:p>
          </table:table-cell>
          <table:table-cell office:value-type="float" office:value="502.43799999999999" table:style-name="ce22">
            <text:p>502.4</text:p>
          </table:table-cell>
          <table:table-cell office:value-type="float" office:value="169.46299999999999" table:style-name="ce22">
            <text:p>169.5</text:p>
          </table:table-cell>
          <table:table-cell office:value-type="float" office:value="732.70299999999997" table:style-name="ce22">
            <text:p>732.7</text:p>
          </table:table-cell>
          <table:table-cell office:value-type="float" office:value="37348.444000000003" table:style-name="ce22">
            <text:p>37,348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4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15.19641350130405" table:style-name="ce26">
            <text:p>415.2</text:p>
          </table:table-cell>
          <table:table-cell office:value-type="float" office:value="16.539059307827134" table:style-name="ce26">
            <text:p>16.5</text:p>
          </table:table-cell>
          <table:table-cell office:value-type="float" office:value="57.026169373470147" table:style-name="ce26">
            <text:p>57.0</text:p>
          </table:table-cell>
          <table:table-cell office:value-type="float" office:value="5.9040519950662729" table:style-name="ce26">
            <text:p>5.9</text:p>
          </table:table-cell>
          <table:table-cell office:value-type="float" office:value="2.5707313906465399" table:style-name="ce26">
            <text:p>2.6</text:p>
          </table:table-cell>
          <table:table-cell office:value-type="float" office:value="8.2674293831695742" table:style-name="ce26">
            <text:p>8.3</text:p>
          </table:table-cell>
          <table:table-cell office:value-type="float" office:value="505.50385495148379" table:style-name="ce26">
            <text:p>505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39.32215812413057" table:style-name="ce26">
            <text:p>439.3</text:p>
          </table:table-cell>
          <table:table-cell office:value-type="float" office:value="17.334944064839" table:style-name="ce26">
            <text:p>17.3</text:p>
          </table:table-cell>
          <table:table-cell office:value-type="float" office:value="44.351380788227544" table:style-name="ce26">
            <text:p>44.4</text:p>
          </table:table-cell>
          <table:table-cell office:value-type="float" office:value="9.2003480727790077" table:style-name="ce26">
            <text:p>9.2</text:p>
          </table:table-cell>
          <table:table-cell office:value-type="float" office:value="2.3007178895921783" table:style-name="ce26">
            <text:p>2.3</text:p>
          </table:table-cell>
          <table:table-cell office:value-type="float" office:value="8.7822906267511058" table:style-name="ce26">
            <text:p>8.8</text:p>
          </table:table-cell>
          <table:table-cell office:value-type="float" office:value="521.29183956631937" table:style-name="ce26">
            <text:p>521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36.18847442372959" table:style-name="ce26">
            <text:p>436.2</text:p>
          </table:table-cell>
          <table:table-cell office:value-type="float" office:value="20.047100509008629" table:style-name="ce26">
            <text:p>20.0</text:p>
          </table:table-cell>
          <table:table-cell office:value-type="float" office:value="49.011506845021486" table:style-name="ce26">
            <text:p>49.0</text:p>
          </table:table-cell>
          <table:table-cell office:value-type="float" office:value="8.1641379791557007" table:style-name="ce26">
            <text:p>8.2</text:p>
          </table:table-cell>
          <table:table-cell office:value-type="float" office:value="2.3264808181003565" table:style-name="ce26">
            <text:p>2.3</text:p>
          </table:table-cell>
          <table:table-cell office:value-type="float" office:value="11.583150607263732" table:style-name="ce26">
            <text:p>11.6</text:p>
          </table:table-cell>
          <table:table-cell office:value-type="float" office:value="527.32085118227951" table:style-name="ce26">
            <text:p>527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499.46748327138425" table:style-name="ce26">
            <text:p>499.5</text:p>
          </table:table-cell>
          <table:table-cell office:value-type="float" office:value="24.173175863353123" table:style-name="ce26">
            <text:p>24.2</text:p>
          </table:table-cell>
          <table:table-cell office:value-type="float" office:value="66.300327359241024" table:style-name="ce26">
            <text:p>66.3</text:p>
          </table:table-cell>
          <table:table-cell office:value-type="float" office:value="10.482999896709652" table:style-name="ce26">
            <text:p>10.5</text:p>
          </table:table-cell>
          <table:table-cell office:value-type="float" office:value="2.5231740196527679" table:style-name="ce26">
            <text:p>2.5</text:p>
          </table:table-cell>
          <table:table-cell office:value-type="float" office:value="14.577308512310635" table:style-name="ce26">
            <text:p>14.6</text:p>
          </table:table-cell>
          <table:table-cell office:value-type="float" office:value="617.52446892265152" table:style-name="ce26">
            <text:p>617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11.32833585727582" table:style-name="ce26">
            <text:p>511.3</text:p>
          </table:table-cell>
          <table:table-cell office:value-type="float" office:value="19.271753338360217" table:style-name="ce26">
            <text:p>19.3</text:p>
          </table:table-cell>
          <table:table-cell office:value-type="float" office:value="70.63380710638576" table:style-name="ce26">
            <text:p>70.6</text:p>
          </table:table-cell>
          <table:table-cell office:value-type="float" office:value="10.403998820993319" table:style-name="ce26">
            <text:p>10.4</text:p>
          </table:table-cell>
          <table:table-cell office:value-type="float" office:value="2.5689253326108066" table:style-name="ce26">
            <text:p>2.6</text:p>
          </table:table-cell>
          <table:table-cell office:value-type="float" office:value="10.860128780575234" table:style-name="ce26">
            <text:p>10.9</text:p>
          </table:table-cell>
          <table:table-cell office:value-type="float" office:value="625.06694923620114" table:style-name="ce26">
            <text:p>625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38.16664708776432" table:style-name="ce26">
            <text:p>538.2</text:p>
          </table:table-cell>
          <table:table-cell office:value-type="float" office:value="24.326966229965755" table:style-name="ce26">
            <text:p>24.3</text:p>
          </table:table-cell>
          <table:table-cell office:value-type="float" office:value="62.04440627989279" table:style-name="ce26">
            <text:p>62.0</text:p>
          </table:table-cell>
          <table:table-cell office:value-type="float" office:value="8.0840651051951991" table:style-name="ce26">
            <text:p>8.1</text:p>
          </table:table-cell>
          <table:table-cell office:value-type="float" office:value="2.3566130636750771" table:style-name="ce26">
            <text:p>2.4</text:p>
          </table:table-cell>
          <table:table-cell office:value-type="float" office:value="13.490833002818199" table:style-name="ce26">
            <text:p>13.5</text:p>
          </table:table-cell>
          <table:table-cell office:value-type="float" office:value="648.46953076931129" table:style-name="ce26">
            <text:p>648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8.00840737963404" table:style-name="ce26">
            <text:p>308.0</text:p>
          </table:table-cell>
          <table:table-cell office:value-type="float" office:value="14.880855831615369" table:style-name="ce26">
            <text:p>14.9</text:p>
          </table:table-cell>
          <table:table-cell office:value-type="float" office:value="25.203869118549697" table:style-name="ce26">
            <text:p>25.2</text:p>
          </table:table-cell>
          <table:table-cell office:value-type="float" office:value="2.3940443316298325" table:style-name="ce26">
            <text:p>2.4</text:p>
          </table:table-cell>
          <table:table-cell office:value-type="float" office:value="2.395098357605014" table:style-name="ce26">
            <text:p>2.4</text:p>
          </table:table-cell>
          <table:table-cell office:value-type="float" office:value="3.8640592250168617" table:style-name="ce26">
            <text:p>3.9</text:p>
          </table:table-cell>
          <table:table-cell office:value-type="float" office:value="356.74633424405084" table:style-name="ce26">
            <text:p>356.7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58.96706468399509" table:style-name="ce26">
            <text:p>559.0</text:p>
          </table:table-cell>
          <table:table-cell office:value-type="float" office:value="24.813445576639054" table:style-name="ce26">
            <text:p>24.8</text:p>
          </table:table-cell>
          <table:table-cell office:value-type="float" office:value="67.506117434457195" table:style-name="ce26">
            <text:p>67.5</text:p>
          </table:table-cell>
          <table:table-cell office:value-type="float" office:value="7.6020265459580081" table:style-name="ce26">
            <text:p>7.6</text:p>
          </table:table-cell>
          <table:table-cell office:value-type="float" office:value="2.5148138039342252" table:style-name="ce26">
            <text:p>2.5</text:p>
          </table:table-cell>
          <table:table-cell office:value-type="float" office:value="8.6694363125319907" table:style-name="ce26">
            <text:p>8.7</text:p>
          </table:table-cell>
          <table:table-cell office:value-type="float" office:value="670.07290435751554" table:style-name="ce26">
            <text:p>670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52.93296354638494" table:style-name="ce26">
            <text:p>552.9</text:p>
          </table:table-cell>
          <table:table-cell office:value-type="float" office:value="28.814727851274395" table:style-name="ce26">
            <text:p>28.8</text:p>
          </table:table-cell>
          <table:table-cell office:value-type="float" office:value="80.417044741922027" table:style-name="ce26">
            <text:p>80.4</text:p>
          </table:table-cell>
          <table:table-cell office:value-type="float" office:value="8.4986953522604214" table:style-name="ce26">
            <text:p>8.5</text:p>
          </table:table-cell>
          <table:table-cell office:value-type="float" office:value="3.4598841333408807" table:style-name="ce26">
            <text:p>3.5</text:p>
          </table:table-cell>
          <table:table-cell office:value-type="float" office:value="17.357503351739709" table:style-name="ce26">
            <text:p>17.4</text:p>
          </table:table-cell>
          <table:table-cell office:value-type="float" office:value="691.48081897692236" table:style-name="ce26">
            <text:p>691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71.75836684088097" table:style-name="ce26">
            <text:p>471.8</text:p>
          </table:table-cell>
          <table:table-cell office:value-type="float" office:value="21.108696421415633" table:style-name="ce26">
            <text:p>21.1</text:p>
          </table:table-cell>
          <table:table-cell office:value-type="float" office:value="56.39502444721429" table:style-name="ce26">
            <text:p>56.4</text:p>
          </table:table-cell>
          <table:table-cell office:value-type="float" office:value="7.6504579132669868" table:style-name="ce26">
            <text:p>7.7</text:p>
          </table:table-cell>
          <table:table-cell office:value-type="float" office:value="2.5352278008177902" table:style-name="ce26">
            <text:p>2.5</text:p>
          </table:table-cell>
          <table:table-cell office:value-type="float" office:value="10.333504195714099" table:style-name="ce26">
            <text:p>10.3</text:p>
          </table:table-cell>
          <table:table-cell office:value-type="float" office:value="569.78127761930978" table:style-name="ce26">
            <text:p>569.8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84.85334582132936" table:style-name="ce26">
            <text:p>484.9</text:p>
          </table:table-cell>
          <table:table-cell office:value-type="float" office:value="19.393370581713796" table:style-name="ce26">
            <text:p>19.4</text:p>
          </table:table-cell>
          <table:table-cell office:value-type="float" office:value="61.518041833924322" table:style-name="ce26">
            <text:p>61.5</text:p>
          </table:table-cell>
          <table:table-cell office:value-type="float" office:value="6.9756626378218103" table:style-name="ce26">
            <text:p>7.0</text:p>
          </table:table-cell>
          <table:table-cell office:value-type="float" office:value="3.1626410559256102" table:style-name="ce26">
            <text:p>3.2</text:p>
          </table:table-cell>
          <table:table-cell office:value-type="float" office:value="16.751745451864078" table:style-name="ce26">
            <text:p>16.8</text:p>
          </table:table-cell>
          <table:table-cell office:value-type="float" office:value="592.65480738257895" table:style-name="ce26">
            <text:p>592.7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47.9544094547087" table:style-name="ce26">
            <text:p>448.0</text:p>
          </table:table-cell>
          <table:table-cell office:value-type="float" office:value="14.384583738499513" table:style-name="ce26">
            <text:p>14.4</text:p>
          </table:table-cell>
          <table:table-cell office:value-type="float" office:value="49.574949510060591" table:style-name="ce26">
            <text:p>49.6</text:p>
          </table:table-cell>
          <table:table-cell office:value-type="float" office:value="6.8576557708130741" table:style-name="ce26">
            <text:p>6.9</text:p>
          </table:table-cell>
          <table:table-cell office:value-type="float" office:value="2.8637145635425241" table:style-name="ce26">
            <text:p>2.9</text:p>
          </table:table-cell>
          <table:table-cell office:value-type="float" office:value="14.612910464507443" table:style-name="ce26">
            <text:p>14.6</text:p>
          </table:table-cell>
          <table:table-cell office:value-type="float" office:value="536.24822350213185" table:style-name="ce26">
            <text:p>536.2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78.52113671411934" table:style-name="ce26">
            <text:p>478.5</text:p>
          </table:table-cell>
          <table:table-cell office:value-type="float" office:value="20.714047081267786" table:style-name="ce26">
            <text:p>20.7</text:p>
          </table:table-cell>
          <table:table-cell office:value-type="float" office:value="56.932046963797426" table:style-name="ce26">
            <text:p>56.9</text:p>
          </table:table-cell>
          <table:table-cell office:value-type="float" office:value="7.6390633513593711" table:style-name="ce26">
            <text:p>7.6</text:p>
          </table:table-cell>
          <table:table-cell office:value-type="float" office:value="2.6164722961316333" table:style-name="ce26">
            <text:p>2.6</text:p>
          </table:table-cell>
          <table:table-cell office:value-type="float" office:value="11.209512282234055" table:style-name="ce26">
            <text:p>11.2</text:p>
          </table:table-cell>
          <table:table-cell office:value-type="float" office:value="577.63227868890965" table:style-name="ce26">
            <text:p>577.6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496.73512277655294" table:style-name="ce26">
            <text:p>496.7</text:p>
          </table:table-cell>
          <table:table-cell office:value-type="float" office:value="13.907648908067273" table:style-name="ce26">
            <text:p>13.9</text:p>
          </table:table-cell>
          <table:table-cell office:value-type="float" office:value="54.893295184238184" table:style-name="ce26">
            <text:p>54.9</text:p>
          </table:table-cell>
          <table:table-cell office:value-type="float" office:value="12.517807680312613" table:style-name="ce26">
            <text:p>12.5</text:p>
          </table:table-cell>
          <table:table-cell office:value-type="float" office:value="2.8595521429526141" table:style-name="ce26">
            <text:p>2.9</text:p>
          </table:table-cell>
          <table:table-cell office:value-type="float" office:value="15.884831170694017" table:style-name="ce26">
            <text:p>15.9</text:p>
          </table:table-cell>
          <table:table-cell office:value-type="float" office:value="596.79825786281754" table:style-name="ce26">
            <text:p>596.8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79.04009167519757" table:style-name="ce28">
            <text:p>479.0</text:p>
          </table:table-cell>
          <table:table-cell office:value-type="float" office:value="20.520118410907095" table:style-name="ce28">
            <text:p>20.5</text:p>
          </table:table-cell>
          <table:table-cell office:value-type="float" office:value="56.873958616371304" table:style-name="ce28">
            <text:p>56.9</text:p>
          </table:table-cell>
          <table:table-cell office:value-type="float" office:value="7.7780690892941484" table:style-name="ce28">
            <text:p>7.8</text:p>
          </table:table-cell>
          <table:table-cell office:value-type="float" office:value="2.6233981547555207" table:style-name="ce28">
            <text:p>2.6</text:p>
          </table:table-cell>
          <table:table-cell office:value-type="float" office:value="11.342721999397122" table:style-name="ce28">
            <text:p>11.3</text:p>
          </table:table-cell>
          <table:table-cell office:value-type="float" office:value="578.1783579459227" table:style-name="ce28">
            <text:p>578.2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10 September 2015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style-name="ce34"/>
          <table:table-cell office:value-type="string" table:style-name="ce35">
            <text:p>Next update: 10 December 2015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5_Q1" table:style-name="ta5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8" table:number-columns-repeated="16373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5 Q1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079.787" table:style-name="ce22">
            <text:p>1,079.8</text:p>
          </table:table-cell>
          <table:table-cell office:value-type="float" office:value="38.171999999999997" table:style-name="ce22">
            <text:p>38.2</text:p>
          </table:table-cell>
          <table:table-cell office:value-type="float" office:value="149.00899999999999" table:style-name="ce22">
            <text:p>149.0</text:p>
          </table:table-cell>
          <table:table-cell office:value-type="float" office:value="15.19" table:style-name="ce22">
            <text:p>15.2</text:p>
          </table:table-cell>
          <table:table-cell office:value-type="float" office:value="6.673" table:style-name="ce22">
            <text:p>6.7</text:p>
          </table:table-cell>
          <table:table-cell office:value-type="float" office:value="21.234999999999999" table:style-name="ce22">
            <text:p>21.2</text:p>
          </table:table-cell>
          <table:table-cell office:value-type="float" office:value="1310.066" table:style-name="ce22">
            <text:p>1,310.1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15.3330000000001" table:style-name="ce22">
            <text:p>3,115.3</text:p>
          </table:table-cell>
          <table:table-cell office:value-type="float" office:value="114.559" table:style-name="ce22">
            <text:p>114.6</text:p>
          </table:table-cell>
          <table:table-cell office:value-type="float" office:value="311.27199999999999" table:style-name="ce22">
            <text:p>311.3</text:p>
          </table:table-cell>
          <table:table-cell office:value-type="float" office:value="65.248999999999995" table:style-name="ce22">
            <text:p>65.2</text:p>
          </table:table-cell>
          <table:table-cell office:value-type="float" office:value="16.317" table:style-name="ce22">
            <text:p>16.3</text:p>
          </table:table-cell>
          <table:table-cell office:value-type="float" office:value="61.755000000000003" table:style-name="ce22">
            <text:p>61.8</text:p>
          </table:table-cell>
          <table:table-cell office:value-type="float" office:value="3684.4850000000001" table:style-name="ce22">
            <text:p>3,684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315.73" table:style-name="ce22">
            <text:p>2,315.7</text:p>
          </table:table-cell>
          <table:table-cell office:value-type="float" office:value="97.22" table:style-name="ce22">
            <text:p>97.2</text:p>
          </table:table-cell>
          <table:table-cell office:value-type="float" office:value="259.7" table:style-name="ce22">
            <text:p>259.7</text:p>
          </table:table-cell>
          <table:table-cell office:value-type="float" office:value="43.439" table:style-name="ce22">
            <text:p>43.4</text:p>
          </table:table-cell>
          <table:table-cell office:value-type="float" office:value="12.32" table:style-name="ce22">
            <text:p>12.3</text:p>
          </table:table-cell>
          <table:table-cell office:value-type="float" office:value="61.076999999999998" table:style-name="ce22">
            <text:p>61.1</text:p>
          </table:table-cell>
          <table:table-cell office:value-type="float" office:value="2789.4859999999999" table:style-name="ce22">
            <text:p>2,789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285.3229999999999" table:style-name="ce22">
            <text:p>2,285.3</text:p>
          </table:table-cell>
          <table:table-cell office:value-type="float" office:value="102.10299999999999" table:style-name="ce22">
            <text:p>102.1</text:p>
          </table:table-cell>
          <table:table-cell office:value-type="float" office:value="303.012" table:style-name="ce22">
            <text:p>303.0</text:p>
          </table:table-cell>
          <table:table-cell office:value-type="float" office:value="47.671999999999997" table:style-name="ce22">
            <text:p>47.7</text:p>
          </table:table-cell>
          <table:table-cell office:value-type="float" office:value="11.946" table:style-name="ce22">
            <text:p>11.9</text:p>
          </table:table-cell>
          <table:table-cell office:value-type="float" office:value="66.805999999999997" table:style-name="ce22">
            <text:p>66.8</text:p>
          </table:table-cell>
          <table:table-cell office:value-type="float" office:value="2816.8620000000001" table:style-name="ce22">
            <text:p>2,816.9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894.1930000000002" table:style-name="ce22">
            <text:p>2,894.2</text:p>
          </table:table-cell>
          <table:table-cell office:value-type="float" office:value="101.399" table:style-name="ce22">
            <text:p>101.4</text:p>
          </table:table-cell>
          <table:table-cell office:value-type="float" office:value="410.077" table:style-name="ce22">
            <text:p>410.1</text:p>
          </table:table-cell>
          <table:table-cell office:value-type="float" office:value="60.558" table:style-name="ce22">
            <text:p>60.6</text:p>
          </table:table-cell>
          <table:table-cell office:value-type="float" office:value="14.714" table:style-name="ce22">
            <text:p>14.7</text:p>
          </table:table-cell>
          <table:table-cell office:value-type="float" office:value="60.878999999999998" table:style-name="ce22">
            <text:p>60.9</text:p>
          </table:table-cell>
          <table:table-cell office:value-type="float" office:value="3541.82" table:style-name="ce22">
            <text:p>3,541.8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208.011" table:style-name="ce22">
            <text:p>3,208.0</text:p>
          </table:table-cell>
          <table:table-cell office:value-type="float" office:value="136.208" table:style-name="ce22">
            <text:p>136.2</text:p>
          </table:table-cell>
          <table:table-cell office:value-type="float" office:value="365.18099999999998" table:style-name="ce22">
            <text:p>365.2</text:p>
          </table:table-cell>
          <table:table-cell office:value-type="float" office:value="48.029000000000003" table:style-name="ce22">
            <text:p>48.0</text:p>
          </table:table-cell>
          <table:table-cell office:value-type="float" office:value="13.932" table:style-name="ce22">
            <text:p>13.9</text:p>
          </table:table-cell>
          <table:table-cell office:value-type="float" office:value="79.975999999999999" table:style-name="ce22">
            <text:p>80.0</text:p>
          </table:table-cell>
          <table:table-cell office:value-type="float" office:value="3851.337" table:style-name="ce22">
            <text:p>3,851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606.0320000000002" table:style-name="ce22">
            <text:p>2,606.0</text:p>
          </table:table-cell>
          <table:table-cell office:value-type="float" office:value="124.173" table:style-name="ce22">
            <text:p>124.2</text:p>
          </table:table-cell>
          <table:table-cell office:value-type="float" office:value="212.51599999999999" table:style-name="ce22">
            <text:p>212.5</text:p>
          </table:table-cell>
          <table:table-cell office:value-type="float" office:value="20.302" table:style-name="ce22">
            <text:p>20.3</text:p>
          </table:table-cell>
          <table:table-cell office:value-type="float" office:value="20.311" table:style-name="ce22">
            <text:p>20.3</text:p>
          </table:table-cell>
          <table:table-cell office:value-type="float" office:value="32.908000000000001" table:style-name="ce22">
            <text:p>32.9</text:p>
          </table:table-cell>
          <table:table-cell office:value-type="float" office:value="3016.2420000000002" table:style-name="ce22">
            <text:p>3,016.2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908.17" table:style-name="ce22">
            <text:p>4,908.2</text:p>
          </table:table-cell>
          <table:table-cell office:value-type="float" office:value="206.79400000000001" table:style-name="ce22">
            <text:p>206.8</text:p>
          </table:table-cell>
          <table:table-cell office:value-type="float" office:value="570.71199999999999" table:style-name="ce22">
            <text:p>570.7</text:p>
          </table:table-cell>
          <table:table-cell office:value-type="float" office:value="64.335999999999999" table:style-name="ce22">
            <text:p>64.3</text:p>
          </table:table-cell>
          <table:table-cell office:value-type="float" office:value="21.71" table:style-name="ce22">
            <text:p>21.7</text:p>
          </table:table-cell>
          <table:table-cell office:value-type="float" office:value="75.805000000000007" table:style-name="ce22">
            <text:p>75.8</text:p>
          </table:table-cell>
          <table:table-cell office:value-type="float" office:value="5847.527" table:style-name="ce22">
            <text:p>5,847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968.2190000000001" table:style-name="ce22">
            <text:p>2,968.2</text:p>
          </table:table-cell>
          <table:table-cell office:value-type="float" office:value="146.291" table:style-name="ce22">
            <text:p>146.3</text:p>
          </table:table-cell>
          <table:table-cell office:value-type="float" office:value="425.68599999999998" table:style-name="ce22">
            <text:p>425.7</text:p>
          </table:table-cell>
          <table:table-cell office:value-type="float" office:value="45.331000000000003" table:style-name="ce22">
            <text:p>45.3</text:p>
          </table:table-cell>
          <table:table-cell office:value-type="float" office:value="18.475999999999999" table:style-name="ce22">
            <text:p>18.5</text:p>
          </table:table-cell>
          <table:table-cell office:value-type="float" office:value="92.7" table:style-name="ce22">
            <text:p>92.7</text:p>
          </table:table-cell>
          <table:table-cell office:value-type="float" office:value="3696.703" table:style-name="ce22">
            <text:p>3,696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5380.797999999999" table:style-name="ce22">
            <text:p>25,380.8</text:p>
          </table:table-cell>
          <table:table-cell office:value-type="float" office:value="1066.9190000000001" table:style-name="ce22">
            <text:p>1,066.9</text:p>
          </table:table-cell>
          <table:table-cell office:value-type="float" office:value="3007.165" table:style-name="ce22">
            <text:p>3,007.2</text:p>
          </table:table-cell>
          <table:table-cell office:value-type="float" office:value="410.10599999999999" table:style-name="ce22">
            <text:p>410.1</text:p>
          </table:table-cell>
          <table:table-cell office:value-type="float" office:value="136.399" table:style-name="ce22">
            <text:p>136.4</text:p>
          </table:table-cell>
          <table:table-cell office:value-type="float" office:value="553.14099999999996" table:style-name="ce22">
            <text:p>553.1</text:p>
          </table:table-cell>
          <table:table-cell office:value-type="float" office:value="30554.527999999998" table:style-name="ce22">
            <text:p>30,554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488.598" table:style-name="ce22">
            <text:p>1,488.6</text:p>
          </table:table-cell>
          <table:table-cell office:value-type="float" office:value="54.637" table:style-name="ce22">
            <text:p>54.6</text:p>
          </table:table-cell>
          <table:table-cell office:value-type="float" office:value="186.59100000000001" table:style-name="ce22">
            <text:p>186.6</text:p>
          </table:table-cell>
          <table:table-cell office:value-type="float" office:value="21.303000000000001" table:style-name="ce22">
            <text:p>21.3</text:p>
          </table:table-cell>
          <table:table-cell office:value-type="float" office:value="9.6829999999999998" table:style-name="ce22">
            <text:p>9.7</text:p>
          </table:table-cell>
          <table:table-cell office:value-type="float" office:value="51.225999999999999" table:style-name="ce22">
            <text:p>51.2</text:p>
          </table:table-cell>
          <table:table-cell office:value-type="float" office:value="1812.038" table:style-name="ce22">
            <text:p>1,812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382.92" table:style-name="ce22">
            <text:p>2,382.9</text:p>
          </table:table-cell>
          <table:table-cell office:value-type="float" office:value="66.635000000000005" table:style-name="ce22">
            <text:p>66.6</text:p>
          </table:table-cell>
          <table:table-cell office:value-type="float" office:value="259.76" table:style-name="ce22">
            <text:p>259.8</text:p>
          </table:table-cell>
          <table:table-cell office:value-type="float" office:value="36.256" table:style-name="ce22">
            <text:p>36.3</text:p>
          </table:table-cell>
          <table:table-cell office:value-type="float" office:value="15.207000000000001" table:style-name="ce22">
            <text:p>15.2</text:p>
          </table:table-cell>
          <table:table-cell office:value-type="float" office:value="77.003" table:style-name="ce22">
            <text:p>77.0</text:p>
          </table:table-cell>
          <table:table-cell office:value-type="float" office:value="2837.7809999999999" table:style-name="ce22">
            <text:p>2,837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Vehicle under disposal</text:p>
          </table:table-cell>
          <table:table-cell office:value-type="float" office:value="512.15899999999999" table:style-name="ce22">
            <text:p>512.2</text:p>
          </table:table-cell>
          <table:table-cell office:value-type="float" office:value="15.778" table:style-name="ce22">
            <text:p>15.8</text:p>
          </table:table-cell>
          <table:table-cell office:value-type="float" office:value="53.34" table:style-name="ce22">
            <text:p>53.3</text:p>
          </table:table-cell>
          <table:table-cell office:value-type="float" office:value="5.24" table:style-name="ce22">
            <text:p>5.2</text:p>
          </table:table-cell>
          <table:table-cell office:value-type="float" office:value="1.3009999999999999" table:style-name="ce22">
            <text:p>1.3</text:p>
          </table:table-cell>
          <table:table-cell office:value-type="float" office:value="13.864000000000001" table:style-name="ce22">
            <text:p>13.9</text:p>
          </table:table-cell>
          <table:table-cell office:value-type="float" office:value="601.68200000000002" table:style-name="ce22">
            <text:p>601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y unknown</text:p>
          </table:table-cell>
          <table:table-cell office:value-type="float" office:value="1.927" table:style-name="ce22">
            <text:p>1.9</text:p>
          </table:table-cell>
          <table:table-cell office:value-type="float" office:value="0.84199999999999997" table:style-name="ce22">
            <text:p>0.8</text:p>
          </table:table-cell>
          <table:table-cell office:value-type="float" office:value="0.753" table:style-name="ce22">
            <text:p>0.8</text:p>
          </table:table-cell>
          <table:table-cell office:value-type="float" office:value="9.5000000000000001E-2" table:style-name="ce22">
            <text:p>0.1</text:p>
          </table:table-cell>
          <table:table-cell office:value-type="float" office:value="4.1000000000000002E-2" table:style-name="ce22">
            <text:p>-</text:p>
          </table:table-cell>
          <table:table-cell office:value-type="float" office:value="0.77600000000000002" table:style-name="ce22">
            <text:p>0.8</text:p>
          </table:table-cell>
          <table:table-cell office:value-type="float" office:value="4.4340000000000002" table:style-name="ce22">
            <text:p>4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29766.401999999998" table:style-name="ce22">
            <text:p>29,766.4</text:p>
          </table:table-cell>
          <table:table-cell office:value-type="float" office:value="1204.8109999999999" table:style-name="ce22">
            <text:p>1,204.8</text:p>
          </table:table-cell>
          <table:table-cell office:value-type="float" office:value="3507.6089999999999" table:style-name="ce22">
            <text:p>3,507.6</text:p>
          </table:table-cell>
          <table:table-cell office:value-type="float" office:value="473" table:style-name="ce22">
            <text:p>473.0</text:p>
          </table:table-cell>
          <table:table-cell office:value-type="float" office:value="162.631" table:style-name="ce22">
            <text:p>162.6</text:p>
          </table:table-cell>
          <table:table-cell office:value-type="float" office:value="696.01" table:style-name="ce22">
            <text:p>696.0</text:p>
          </table:table-cell>
          <table:table-cell office:value-type="float" office:value="35810.463000000003" table:style-name="ce22">
            <text:p>35,810.5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889.12199999999996" table:style-name="ce22">
            <text:p>889.1</text:p>
          </table:table-cell>
          <table:table-cell office:value-type="float" office:value="23.152000000000001" table:style-name="ce22">
            <text:p>23.2</text:p>
          </table:table-cell>
          <table:table-cell office:value-type="float" office:value="98.168000000000006" table:style-name="ce22">
            <text:p>98.2</text:p>
          </table:table-cell>
          <table:table-cell office:value-type="float" office:value="22.539000000000001" table:style-name="ce22">
            <text:p>22.5</text:p>
          </table:table-cell>
          <table:table-cell office:value-type="float" office:value="5.59" table:style-name="ce22">
            <text:p>5.6</text:p>
          </table:table-cell>
          <table:table-cell office:value-type="float" office:value="28.867999999999999" table:style-name="ce22">
            <text:p>28.9</text:p>
          </table:table-cell>
          <table:table-cell office:value-type="float" office:value="1067.4390000000001" table:style-name="ce22">
            <text:p>1,067.4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Vehicle under disposal</text:p>
          </table:table-cell>
          <table:table-cell office:value-type="float" office:value="16.280999999999999" table:style-name="ce22">
            <text:p>16.3</text:p>
          </table:table-cell>
          <table:table-cell office:value-type="float" office:value="0.26600000000000001" table:style-name="ce22">
            <text:p>0.3</text:p>
          </table:table-cell>
          <table:table-cell office:value-type="float" office:value="1.393" table:style-name="ce22">
            <text:p>1.4</text:p>
          </table:table-cell>
          <table:table-cell office:value-type="float" office:value="0.19400000000000001" table:style-name="ce22">
            <text:p>0.2</text:p>
          </table:table-cell>
          <table:table-cell office:value-type="float" office:value="3.9E-2" table:style-name="ce22">
            <text:p>-</text:p>
          </table:table-cell>
          <table:table-cell office:value-type="float" office:value="0.14799999999999999" table:style-name="ce22">
            <text:p>0.1</text:p>
          </table:table-cell>
          <table:table-cell office:value-type="float" office:value="18.321000000000002" table:style-name="ce22">
            <text:p>18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905.40300000000002" table:style-name="ce22">
            <text:p>905.4</text:p>
          </table:table-cell>
          <table:table-cell office:value-type="float" office:value="23.417999999999999" table:style-name="ce22">
            <text:p>23.4</text:p>
          </table:table-cell>
          <table:table-cell office:value-type="float" office:value="99.561000000000007" table:style-name="ce22">
            <text:p>99.6</text:p>
          </table:table-cell>
          <table:table-cell office:value-type="float" office:value="22.733000000000001" table:style-name="ce22">
            <text:p>22.7</text:p>
          </table:table-cell>
          <table:table-cell office:value-type="float" office:value="5.6289999999999996" table:style-name="ce22">
            <text:p>5.6</text:p>
          </table:table-cell>
          <table:table-cell office:value-type="float" office:value="29.015999999999998" table:style-name="ce22">
            <text:p>29.0</text:p>
          </table:table-cell>
          <table:table-cell office:value-type="float" office:value="1085.76" table:style-name="ce22">
            <text:p>1,085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0671.805" table:style-name="ce22">
            <text:p>30,671.8</text:p>
          </table:table-cell>
          <table:table-cell office:value-type="float" office:value="1228.229" table:style-name="ce22">
            <text:p>1,228.2</text:p>
          </table:table-cell>
          <table:table-cell office:value-type="float" office:value="3607.17" table:style-name="ce22">
            <text:p>3,607.2</text:p>
          </table:table-cell>
          <table:table-cell office:value-type="float" office:value="495.733" table:style-name="ce22">
            <text:p>495.7</text:p>
          </table:table-cell>
          <table:table-cell office:value-type="float" office:value="168.26" table:style-name="ce22">
            <text:p>168.3</text:p>
          </table:table-cell>
          <table:table-cell office:value-type="float" office:value="725.02599999999995" table:style-name="ce22">
            <text:p>725.0</text:p>
          </table:table-cell>
          <table:table-cell office:value-type="float" office:value="36896.222999999998" table:style-name="ce22">
            <text:p>36,896.2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4 population estimates)</text:p>
          </table:table-cell>
          <table:table-cell table:number-columns-repeated="7" table:style-name="ce22"/>
          <table:table-cell table:style-name="ce41"/>
          <table:table-cell table:number-columns-repeated="8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12.33546288057858" table:style-name="ce26">
            <text:p>412.3</text:p>
          </table:table-cell>
          <table:table-cell office:value-type="float" office:value="14.576642698122356" table:style-name="ce26">
            <text:p>14.6</text:p>
          </table:table-cell>
          <table:table-cell office:value-type="float" office:value="56.90168059846259" table:style-name="ce26">
            <text:p>56.9</text:p>
          </table:table-cell>
          <table:table-cell office:value-type="float" office:value="5.8005659274986536" table:style-name="ce26">
            <text:p>5.8</text:p>
          </table:table-cell>
          <table:table-cell office:value-type="float" office:value="2.5482012135746226" table:style-name="ce26">
            <text:p>2.5</text:p>
          </table:table-cell>
          <table:table-cell office:value-type="float" office:value="8.1089544088501579" table:style-name="ce26">
            <text:p>8.1</text:p>
          </table:table-cell>
          <table:table-cell office:value-type="float" office:value="500.271507727087" table:style-name="ce26">
            <text:p>500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36.74988514635726" table:style-name="ce26">
            <text:p>436.7</text:p>
          </table:table-cell>
          <table:table-cell office:value-type="float" office:value="16.060443648393782" table:style-name="ce26">
            <text:p>16.1</text:p>
          </table:table-cell>
          <table:table-cell office:value-type="float" office:value="43.638355915491836" table:style-name="ce26">
            <text:p>43.6</text:p>
          </table:table-cell>
          <table:table-cell office:value-type="float" office:value="9.14749506903906" table:style-name="ce26">
            <text:p>9.1</text:p>
          </table:table-cell>
          <table:table-cell office:value-type="float" office:value="2.2875396870681595" table:style-name="ce26">
            <text:p>2.3</text:p>
          </table:table-cell>
          <table:table-cell office:value-type="float" office:value="8.6576584773484235" table:style-name="ce26">
            <text:p>8.7</text:p>
          </table:table-cell>
          <table:table-cell office:value-type="float" office:value="516.54137794369854" table:style-name="ce26">
            <text:p>516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32.03700279867991" table:style-name="ce26">
            <text:p>432.0</text:p>
          </table:table-cell>
          <table:table-cell office:value-type="float" office:value="18.137968334860997" table:style-name="ce26">
            <text:p>18.1</text:p>
          </table:table-cell>
          <table:table-cell office:value-type="float" office:value="48.451248473188663" table:style-name="ce26">
            <text:p>48.5</text:p>
          </table:table-cell>
          <table:table-cell office:value-type="float" office:value="8.1042502211276162" table:style-name="ce26">
            <text:p>8.1</text:p>
          </table:table-cell>
          <table:table-cell office:value-type="float" office:value="2.2984958844423731" table:style-name="ce26">
            <text:p>2.3</text:p>
          </table:table-cell>
          <table:table-cell office:value-type="float" office:value="11.394905286857696" table:style-name="ce26">
            <text:p>11.4</text:p>
          </table:table-cell>
          <table:table-cell office:value-type="float" office:value="520.4238709991572" table:style-name="ce26">
            <text:p>520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492.80126656823535" table:style-name="ce26">
            <text:p>492.8</text:p>
          </table:table-cell>
          <table:table-cell office:value-type="float" office:value="22.017232452662721" table:style-name="ce26">
            <text:p>22.0</text:p>
          </table:table-cell>
          <table:table-cell office:value-type="float" office:value="65.340740624136771" table:style-name="ce26">
            <text:p>65.3</text:p>
          </table:table-cell>
          <table:table-cell office:value-type="float" office:value="10.279869401323539" table:style-name="ce26">
            <text:p>10.3</text:p>
          </table:table-cell>
          <table:table-cell office:value-type="float" office:value="2.5760051994506417" table:style-name="ce26">
            <text:p>2.6</text:p>
          </table:table-cell>
          <table:table-cell office:value-type="float" office:value="14.405876724803246" table:style-name="ce26">
            <text:p>14.4</text:p>
          </table:table-cell>
          <table:table-cell office:value-type="float" office:value="607.42099097061237" table:style-name="ce26">
            <text:p>607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06.57257717277838" table:style-name="ce26">
            <text:p>506.6</text:p>
          </table:table-cell>
          <table:table-cell office:value-type="float" office:value="17.747936213218178" table:style-name="ce26">
            <text:p>17.7</text:p>
          </table:table-cell>
          <table:table-cell office:value-type="float" office:value="71.776057342852198" table:style-name="ce26">
            <text:p>71.8</text:p>
          </table:table-cell>
          <table:table-cell office:value-type="float" office:value="10.599508093768836" table:style-name="ce26">
            <text:p>10.6</text:p>
          </table:table-cell>
          <table:table-cell office:value-type="float" office:value="2.5754014678773189" table:style-name="ce26">
            <text:p>2.6</text:p>
          </table:table-cell>
          <table:table-cell office:value-type="float" office:value="10.655692942972903" table:style-name="ce26">
            <text:p>10.7</text:p>
          </table:table-cell>
          <table:table-cell office:value-type="float" office:value="619.9271732334679" table:style-name="ce26">
            <text:p>619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33.03536847023531" table:style-name="ce26">
            <text:p>533.0</text:p>
          </table:table-cell>
          <table:table-cell office:value-type="float" office:value="22.631992679761325" table:style-name="ce26">
            <text:p>22.6</text:p>
          </table:table-cell>
          <table:table-cell office:value-type="float" office:value="60.677593965023497" table:style-name="ce26">
            <text:p>60.7</text:p>
          </table:table-cell>
          <table:table-cell office:value-type="float" office:value="7.9803827705880472" table:style-name="ce26">
            <text:p>8.0</text:p>
          </table:table-cell>
          <table:table-cell office:value-type="float" office:value="2.3149075092096996" table:style-name="ce26">
            <text:p>2.3</text:p>
          </table:table-cell>
          <table:table-cell office:value-type="float" office:value="13.288619218816748" table:style-name="ce26">
            <text:p>13.3</text:p>
          </table:table-cell>
          <table:table-cell office:value-type="float" office:value="639.92886461363457" table:style-name="ce26">
            <text:p>639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5.20282446169432" table:style-name="ce26">
            <text:p>305.2</text:p>
          </table:table-cell>
          <table:table-cell office:value-type="float" office:value="14.542396379584734" table:style-name="ce26">
            <text:p>14.5</text:p>
          </table:table-cell>
          <table:table-cell office:value-type="float" office:value="24.888598237973063" table:style-name="ce26">
            <text:p>24.9</text:p>
          </table:table-cell>
          <table:table-cell office:value-type="float" office:value="2.3776483720158912" table:style-name="ce26">
            <text:p>2.4</text:p>
          </table:table-cell>
          <table:table-cell office:value-type="float" office:value="2.3787023979910735" table:style-name="ce26">
            <text:p>2.4</text:p>
          </table:table-cell>
          <table:table-cell office:value-type="float" office:value="3.8539874212540122" table:style-name="ce26">
            <text:p>3.9</text:p>
          </table:table-cell>
          <table:table-cell office:value-type="float" office:value="353.24415727051309" table:style-name="ce26">
            <text:p>353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53.1069039279372" table:style-name="ce26">
            <text:p>553.1</text:p>
          </table:table-cell>
          <table:table-cell office:value-type="float" office:value="23.303836071463266" table:style-name="ce26">
            <text:p>23.3</text:p>
          </table:table-cell>
          <table:table-cell office:value-type="float" office:value="64.314143021639609" table:style-name="ce26">
            <text:p>64.3</text:p>
          </table:table-cell>
          <table:table-cell office:value-type="float" office:value="7.2500923503276722" table:style-name="ce26">
            <text:p>7.3</text:p>
          </table:table-cell>
          <table:table-cell office:value-type="float" office:value="2.446523018614986" table:style-name="ce26">
            <text:p>2.4</text:p>
          </table:table-cell>
          <table:table-cell office:value-type="float" office:value="8.54254617347347" table:style-name="ce26">
            <text:p>8.5</text:p>
          </table:table-cell>
          <table:table-cell office:value-type="float" office:value="658.96404456345624" table:style-name="ce26">
            <text:p>659.0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47.30834696125214" table:style-name="ce26">
            <text:p>547.3</text:p>
          </table:table-cell>
          <table:table-cell office:value-type="float" office:value="26.974520877775038" table:style-name="ce26">
            <text:p>27.0</text:p>
          </table:table-cell>
          <table:table-cell office:value-type="float" office:value="78.492018609323509" table:style-name="ce26">
            <text:p>78.5</text:p>
          </table:table-cell>
          <table:table-cell office:value-type="float" office:value="8.3585593502704914" table:style-name="ce26">
            <text:p>8.4</text:p>
          </table:table-cell>
          <table:table-cell office:value-type="float" office:value="3.4067799641657488" table:style-name="ce26">
            <text:p>3.4</text:p>
          </table:table-cell>
          <table:table-cell office:value-type="float" office:value="17.092904453245559" table:style-name="ce26">
            <text:p>17.1</text:p>
          </table:table-cell>
          <table:table-cell office:value-type="float" office:value="681.63313021603255" table:style-name="ce26">
            <text:p>681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67.27500596594581" table:style-name="ce26">
            <text:p>467.3</text:p>
          </table:table-cell>
          <table:table-cell office:value-type="float" office:value="19.64258894027607" table:style-name="ce26">
            <text:p>19.6</text:p>
          </table:table-cell>
          <table:table-cell office:value-type="float" office:value="55.363627389319419" table:style-name="ce26">
            <text:p>55.4</text:p>
          </table:table-cell>
          <table:table-cell office:value-type="float" office:value="7.5502859916646505" table:style-name="ce26">
            <text:p>7.6</text:p>
          </table:table-cell>
          <table:table-cell office:value-type="float" office:value="2.5111835939417291" table:style-name="ce26">
            <text:p>2.5</text:p>
          </table:table-cell>
          <table:table-cell office:value-type="float" office:value="10.183642140606029" table:style-name="ce26">
            <text:p>10.2</text:p>
          </table:table-cell>
          <table:table-cell office:value-type="float" office:value="562.52633402175366" table:style-name="ce26">
            <text:p>562.5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81.42971168511616" table:style-name="ce26">
            <text:p>481.4</text:p>
          </table:table-cell>
          <table:table-cell office:value-type="float" office:value="17.670234111116429" table:style-name="ce26">
            <text:p>17.7</text:p>
          </table:table-cell>
          <table:table-cell office:value-type="float" office:value="60.345675147378621" table:style-name="ce26">
            <text:p>60.3</text:p>
          </table:table-cell>
          <table:table-cell office:value-type="float" office:value="6.8896351788918375" table:style-name="ce26">
            <text:p>6.9</text:p>
          </table:table-cell>
          <table:table-cell office:value-type="float" office:value="3.1315935519508828" table:style-name="ce26">
            <text:p>3.1</text:p>
          </table:table-cell>
          <table:table-cell office:value-type="float" office:value="16.5670774855144" table:style-name="ce26">
            <text:p>16.6</text:p>
          </table:table-cell>
          <table:table-cell office:value-type="float" office:value="586.03392715996836" table:style-name="ce26">
            <text:p>586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45.60550527339365" table:style-name="ce26">
            <text:p>445.6</text:p>
          </table:table-cell>
          <table:table-cell office:value-type="float" office:value="12.460730047123944" table:style-name="ce26">
            <text:p>12.5</text:p>
          </table:table-cell>
          <table:table-cell office:value-type="float" office:value="48.575061709925947" table:style-name="ce26">
            <text:p>48.6</text:p>
          </table:table-cell>
          <table:table-cell office:value-type="float" office:value="6.7798638641633637" table:style-name="ce26">
            <text:p>6.8</text:p>
          </table:table-cell>
          <table:table-cell office:value-type="float" office:value="2.8437055875532953" table:style-name="ce26">
            <text:p>2.8</text:p>
          </table:table-cell>
          <table:table-cell office:value-type="float" office:value="14.399543720547536" table:style-name="ce26">
            <text:p>14.4</text:p>
          </table:table-cell>
          <table:table-cell office:value-type="float" office:value="530.66441020270781" table:style-name="ce26">
            <text:p>530.7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74.31769907744967" table:style-name="ce26">
            <text:p>474.3</text:p>
          </table:table-cell>
          <table:table-cell office:value-type="float" office:value="19.19826189753136" table:style-name="ce26">
            <text:p>19.2</text:p>
          </table:table-cell>
          <table:table-cell office:value-type="float" office:value="55.892580841424987" table:style-name="ce26">
            <text:p>55.9</text:p>
          </table:table-cell>
          <table:table-cell office:value-type="float" office:value="7.5370974182110997" table:style-name="ce26">
            <text:p>7.5</text:p>
          </table:table-cell>
          <table:table-cell office:value-type="float" office:value="2.5914708038500831" table:style-name="ce26">
            <text:p>2.6</text:p>
          </table:table-cell>
          <table:table-cell office:value-type="float" office:value="11.090687471562594" table:style-name="ce26">
            <text:p>11.1</text:p>
          </table:table-cell>
          <table:table-cell office:value-type="float" office:value="570.62779751002995" table:style-name="ce26">
            <text:p>570.6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483.0877295166851" table:style-name="ce26">
            <text:p>483.1</text:p>
          </table:table-cell>
          <table:table-cell office:value-type="float" office:value="12.579204106714597" table:style-name="ce26">
            <text:p>12.6</text:p>
          </table:table-cell>
          <table:table-cell office:value-type="float" office:value="53.337737938318874" table:style-name="ce26">
            <text:p>53.3</text:p>
          </table:table-cell>
          <table:table-cell office:value-type="float" office:value="12.246142076764007" table:style-name="ce26">
            <text:p>12.2</text:p>
          </table:table-cell>
          <table:table-cell office:value-type="float" office:value="3.0372214476734012" table:style-name="ce26">
            <text:p>3.0</text:p>
          </table:table-cell>
          <table:table-cell office:value-type="float" office:value="15.684885286482245" table:style-name="ce26">
            <text:p>15.7</text:p>
          </table:table-cell>
          <table:table-cell office:value-type="float" office:value="579.97292037263833" table:style-name="ce26">
            <text:p>580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74.81961631755104" table:style-name="ce28">
            <text:p>474.8</text:p>
          </table:table-cell>
          <table:table-cell office:value-type="float" office:value="19.01378880473743" table:style-name="ce28">
            <text:p>19.0</text:p>
          </table:table-cell>
          <table:table-cell office:value-type="float" office:value="55.841352518776802" table:style-name="ce28">
            <text:p>55.8</text:p>
          </table:table-cell>
          <table:table-cell office:value-type="float" office:value="7.6742713008232979" table:style-name="ce28">
            <text:p>7.7</text:p>
          </table:table-cell>
          <table:table-cell office:value-type="float" office:value="2.6047749273833456" table:style-name="ce28">
            <text:p>2.6</text:p>
          </table:table-cell>
          <table:table-cell office:value-type="float" office:value="11.223877014745261" table:style-name="ce28">
            <text:p>11.2</text:p>
          </table:table-cell>
          <table:table-cell office:value-type="float" office:value="571.17768088401726" table:style-name="ce28">
            <text:p>571.2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25 June 2015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style-name="ce34"/>
          <table:table-cell office:value-type="string" table:style-name="ce35">
            <text:p>Next update: 10 September 2015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4_Q4" table:style-name="ta6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4 Q4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075.0039999999999" table:style-name="ce22">
            <text:p>1,075.0</text:p>
          </table:table-cell>
          <table:table-cell office:value-type="float" office:value="38.555999999999997" table:style-name="ce22">
            <text:p>38.6</text:p>
          </table:table-cell>
          <table:table-cell office:value-type="float" office:value="148.733" table:style-name="ce22">
            <text:p>148.7</text:p>
          </table:table-cell>
          <table:table-cell office:value-type="float" office:value="15.041" table:style-name="ce22">
            <text:p>15.0</text:p>
          </table:table-cell>
          <table:table-cell office:value-type="float" office:value="6.7380000000000004" table:style-name="ce22">
            <text:p>6.7</text:p>
          </table:table-cell>
          <table:table-cell office:value-type="float" office:value="21.1" table:style-name="ce22">
            <text:p>21.1</text:p>
          </table:table-cell>
          <table:table-cell office:value-type="float" office:value="1305.172" table:style-name="ce22">
            <text:p>1,305.2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098.8449999999998" table:style-name="ce22">
            <text:p>3,098.8</text:p>
          </table:table-cell>
          <table:table-cell office:value-type="float" office:value="115.395" table:style-name="ce22">
            <text:p>115.4</text:p>
          </table:table-cell>
          <table:table-cell office:value-type="float" office:value="307.512" table:style-name="ce22">
            <text:p>307.5</text:p>
          </table:table-cell>
          <table:table-cell office:value-type="float" office:value="65.563999999999993" table:style-name="ce22">
            <text:p>65.6</text:p>
          </table:table-cell>
          <table:table-cell office:value-type="float" office:value="16.428999999999998" table:style-name="ce22">
            <text:p>16.4</text:p>
          </table:table-cell>
          <table:table-cell office:value-type="float" office:value="61.737000000000002" table:style-name="ce22">
            <text:p>61.7</text:p>
          </table:table-cell>
          <table:table-cell office:value-type="float" office:value="3665.482" table:style-name="ce22">
            <text:p>3,665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304.549" table:style-name="ce22">
            <text:p>2,304.5</text:p>
          </table:table-cell>
          <table:table-cell office:value-type="float" office:value="98.447999999999993" table:style-name="ce22">
            <text:p>98.4</text:p>
          </table:table-cell>
          <table:table-cell office:value-type="float" office:value="256.73200000000003" table:style-name="ce22">
            <text:p>256.7</text:p>
          </table:table-cell>
          <table:table-cell office:value-type="float" office:value="43.552" table:style-name="ce22">
            <text:p>43.6</text:p>
          </table:table-cell>
          <table:table-cell office:value-type="float" office:value="12.321" table:style-name="ce22">
            <text:p>12.3</text:p>
          </table:table-cell>
          <table:table-cell office:value-type="float" office:value="60.932000000000002" table:style-name="ce22">
            <text:p>60.9</text:p>
          </table:table-cell>
          <table:table-cell office:value-type="float" office:value="2776.5340000000001" table:style-name="ce22">
            <text:p>2,776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271.1889999999999" table:style-name="ce22">
            <text:p>2,271.2</text:p>
          </table:table-cell>
          <table:table-cell office:value-type="float" office:value="102.58799999999999" table:style-name="ce22">
            <text:p>102.6</text:p>
          </table:table-cell>
          <table:table-cell office:value-type="float" office:value="298.92899999999997" table:style-name="ce22">
            <text:p>298.9</text:p>
          </table:table-cell>
          <table:table-cell office:value-type="float" office:value="47.792000000000002" table:style-name="ce22">
            <text:p>47.8</text:p>
          </table:table-cell>
          <table:table-cell office:value-type="float" office:value="12.022" table:style-name="ce22">
            <text:p>12.0</text:p>
          </table:table-cell>
          <table:table-cell office:value-type="float" office:value="66.974000000000004" table:style-name="ce22">
            <text:p>67.0</text:p>
          </table:table-cell>
          <table:table-cell office:value-type="float" office:value="2799.4940000000001" table:style-name="ce22">
            <text:p>2,799.5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867.7660000000001" table:style-name="ce22">
            <text:p>2,867.8</text:p>
          </table:table-cell>
          <table:table-cell office:value-type="float" office:value="102.05" table:style-name="ce22">
            <text:p>102.1</text:p>
          </table:table-cell>
          <table:table-cell office:value-type="float" office:value="404.53899999999999" table:style-name="ce22">
            <text:p>404.5</text:p>
          </table:table-cell>
          <table:table-cell office:value-type="float" office:value="59.98" table:style-name="ce22">
            <text:p>60.0</text:p>
          </table:table-cell>
          <table:table-cell office:value-type="float" office:value="14.925000000000001" table:style-name="ce22">
            <text:p>14.9</text:p>
          </table:table-cell>
          <table:table-cell office:value-type="float" office:value="60.707000000000001" table:style-name="ce22">
            <text:p>60.7</text:p>
          </table:table-cell>
          <table:table-cell office:value-type="float" office:value="3509.9670000000001" table:style-name="ce22">
            <text:p>3,510.0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182.3820000000001" table:style-name="ce22">
            <text:p>3,182.4</text:p>
          </table:table-cell>
          <table:table-cell office:value-type="float" office:value="137.54900000000001" table:style-name="ce22">
            <text:p>137.5</text:p>
          </table:table-cell>
          <table:table-cell office:value-type="float" office:value="359.94400000000002" table:style-name="ce22">
            <text:p>359.9</text:p>
          </table:table-cell>
          <table:table-cell office:value-type="float" office:value="47.912999999999997" table:style-name="ce22">
            <text:p>47.9</text:p>
          </table:table-cell>
          <table:table-cell office:value-type="float" office:value="13.866" table:style-name="ce22">
            <text:p>13.9</text:p>
          </table:table-cell>
          <table:table-cell office:value-type="float" office:value="80.072999999999993" table:style-name="ce22">
            <text:p>80.1</text:p>
          </table:table-cell>
          <table:table-cell office:value-type="float" office:value="3821.7269999999999" table:style-name="ce22">
            <text:p>3,821.7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88.373" table:style-name="ce22">
            <text:p>2,588.4</text:p>
          </table:table-cell>
          <table:table-cell office:value-type="float" office:value="124.97799999999999" table:style-name="ce22">
            <text:p>125.0</text:p>
          </table:table-cell>
          <table:table-cell office:value-type="float" office:value="210.85400000000001" table:style-name="ce22">
            <text:p>210.9</text:p>
          </table:table-cell>
          <table:table-cell office:value-type="float" office:value="20.111000000000001" table:style-name="ce22">
            <text:p>20.1</text:p>
          </table:table-cell>
          <table:table-cell office:value-type="float" office:value="20.108000000000001" table:style-name="ce22">
            <text:p>20.1</text:p>
          </table:table-cell>
          <table:table-cell office:value-type="float" office:value="32.81" table:style-name="ce22">
            <text:p>32.8</text:p>
          </table:table-cell>
          <table:table-cell office:value-type="float" office:value="2997.2339999999999" table:style-name="ce22">
            <text:p>2,997.2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878.1409999999996" table:style-name="ce22">
            <text:p>4,878.1</text:p>
          </table:table-cell>
          <table:table-cell office:value-type="float" office:value="208.398" table:style-name="ce22">
            <text:p>208.4</text:p>
          </table:table-cell>
          <table:table-cell office:value-type="float" office:value="563.40599999999995" table:style-name="ce22">
            <text:p>563.4</text:p>
          </table:table-cell>
          <table:table-cell office:value-type="float" office:value="64.103999999999999" table:style-name="ce22">
            <text:p>64.1</text:p>
          </table:table-cell>
          <table:table-cell office:value-type="float" office:value="21.725999999999999" table:style-name="ce22">
            <text:p>21.7</text:p>
          </table:table-cell>
          <table:table-cell office:value-type="float" office:value="75.590999999999994" table:style-name="ce22">
            <text:p>75.6</text:p>
          </table:table-cell>
          <table:table-cell office:value-type="float" office:value="5811.366" table:style-name="ce22">
            <text:p>5,811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949.971" table:style-name="ce22">
            <text:p>2,950.0</text:p>
          </table:table-cell>
          <table:table-cell office:value-type="float" office:value="147.596" table:style-name="ce22">
            <text:p>147.6</text:p>
          </table:table-cell>
          <table:table-cell office:value-type="float" office:value="420.495" table:style-name="ce22">
            <text:p>420.5</text:p>
          </table:table-cell>
          <table:table-cell office:value-type="float" office:value="45.411999999999999" table:style-name="ce22">
            <text:p>45.4</text:p>
          </table:table-cell>
          <table:table-cell office:value-type="float" office:value="18.393000000000001" table:style-name="ce22">
            <text:p>18.4</text:p>
          </table:table-cell>
          <table:table-cell office:value-type="float" office:value="92.552000000000007" table:style-name="ce22">
            <text:p>92.6</text:p>
          </table:table-cell>
          <table:table-cell office:value-type="float" office:value="3674.4189999999999" table:style-name="ce22">
            <text:p>3,674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5216.22" table:style-name="ce22">
            <text:p>25,216.2</text:p>
          </table:table-cell>
          <table:table-cell office:value-type="float" office:value="1075.558" table:style-name="ce22">
            <text:p>1,075.6</text:p>
          </table:table-cell>
          <table:table-cell office:value-type="float" office:value="2971.1439999999998" table:style-name="ce22">
            <text:p>2,971.1</text:p>
          </table:table-cell>
          <table:table-cell office:value-type="float" office:value="409.46899999999999" table:style-name="ce22">
            <text:p>409.5</text:p>
          </table:table-cell>
          <table:table-cell office:value-type="float" office:value="136.52799999999999" table:style-name="ce22">
            <text:p>136.5</text:p>
          </table:table-cell>
          <table:table-cell office:value-type="float" office:value="552.476" table:style-name="ce22">
            <text:p>552.5</text:p>
          </table:table-cell>
          <table:table-cell office:value-type="float" office:value="30361.395" table:style-name="ce22">
            <text:p>30,361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484.893" table:style-name="ce22">
            <text:p>1,484.9</text:p>
          </table:table-cell>
          <table:table-cell office:value-type="float" office:value="55.261000000000003" table:style-name="ce22">
            <text:p>55.3</text:p>
          </table:table-cell>
          <table:table-cell office:value-type="float" office:value="185.16800000000001" table:style-name="ce22">
            <text:p>185.2</text:p>
          </table:table-cell>
          <table:table-cell office:value-type="float" office:value="21.169" table:style-name="ce22">
            <text:p>21.2</text:p>
          </table:table-cell>
          <table:table-cell office:value-type="float" office:value="9.6259999999999994" table:style-name="ce22">
            <text:p>9.6</text:p>
          </table:table-cell>
          <table:table-cell office:value-type="float" office:value="51.167000000000002" table:style-name="ce22">
            <text:p>51.2</text:p>
          </table:table-cell>
          <table:table-cell office:value-type="float" office:value="1807.2840000000001" table:style-name="ce22">
            <text:p>1,807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369.34" table:style-name="ce22">
            <text:p>2,369.3</text:p>
          </table:table-cell>
          <table:table-cell office:value-type="float" office:value="67.278000000000006" table:style-name="ce22">
            <text:p>67.3</text:p>
          </table:table-cell>
          <table:table-cell office:value-type="float" office:value="256.01100000000002" table:style-name="ce22">
            <text:p>256.0</text:p>
          </table:table-cell>
          <table:table-cell office:value-type="float" office:value="36.439" table:style-name="ce22">
            <text:p>36.4</text:p>
          </table:table-cell>
          <table:table-cell office:value-type="float" office:value="15.286" table:style-name="ce22">
            <text:p>15.3</text:p>
          </table:table-cell>
          <table:table-cell office:value-type="float" office:value="77.006" table:style-name="ce22">
            <text:p>77.0</text:p>
          </table:table-cell>
          <table:table-cell office:value-type="float" office:value="2821.36" table:style-name="ce22">
            <text:p>2,821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Vehicle under disposal</text:p>
          </table:table-cell>
          <table:table-cell office:value-type="float" office:value="539.06399999999996" table:style-name="ce22">
            <text:p>539.1</text:p>
          </table:table-cell>
          <table:table-cell office:value-type="float" office:value="17.219000000000001" table:style-name="ce22">
            <text:p>17.2</text:p>
          </table:table-cell>
          <table:table-cell office:value-type="float" office:value="58.216000000000001" table:style-name="ce22">
            <text:p>58.2</text:p>
          </table:table-cell>
          <table:table-cell office:value-type="float" office:value="6.7619999999999996" table:style-name="ce22">
            <text:p>6.8</text:p>
          </table:table-cell>
          <table:table-cell office:value-type="float" office:value="1.575" table:style-name="ce22">
            <text:p>1.6</text:p>
          </table:table-cell>
          <table:table-cell office:value-type="float" office:value="15.754" table:style-name="ce22">
            <text:p>15.8</text:p>
          </table:table-cell>
          <table:table-cell office:value-type="float" office:value="638.59" table:style-name="ce22">
            <text:p>638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y unknown</text:p>
          </table:table-cell>
          <table:table-cell office:value-type="float" office:value="1.972" table:style-name="ce22">
            <text:p>2.0</text:p>
          </table:table-cell>
          <table:table-cell office:value-type="float" office:value="0.85199999999999998" table:style-name="ce22">
            <text:p>0.9</text:p>
          </table:table-cell>
          <table:table-cell office:value-type="float" office:value="0.74099999999999999" table:style-name="ce22">
            <text:p>0.7</text:p>
          </table:table-cell>
          <table:table-cell office:value-type="float" office:value="9.2999999999999999E-2" table:style-name="ce22">
            <text:p>0.1</text:p>
          </table:table-cell>
          <table:table-cell office:value-type="float" office:value="3.5999999999999997E-2" table:style-name="ce22">
            <text:p>-</text:p>
          </table:table-cell>
          <table:table-cell office:value-type="float" office:value="0.78400000000000003" table:style-name="ce22">
            <text:p>0.8</text:p>
          </table:table-cell>
          <table:table-cell office:value-type="float" office:value="4.4779999999999998" table:style-name="ce22">
            <text:p>4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29611.489000000001" table:style-name="ce22">
            <text:p>29,611.5</text:p>
          </table:table-cell>
          <table:table-cell office:value-type="float" office:value="1216.1679999999999" table:style-name="ce22">
            <text:p>1,216.2</text:p>
          </table:table-cell>
          <table:table-cell office:value-type="float" office:value="3471.28" table:style-name="ce22">
            <text:p>3,471.3</text:p>
          </table:table-cell>
          <table:table-cell office:value-type="float" office:value="473.93200000000002" table:style-name="ce22">
            <text:p>473.9</text:p>
          </table:table-cell>
          <table:table-cell office:value-type="float" office:value="163.05099999999999" table:style-name="ce22">
            <text:p>163.1</text:p>
          </table:table-cell>
          <table:table-cell office:value-type="float" office:value="697.18700000000001" table:style-name="ce22">
            <text:p>697.2</text:p>
          </table:table-cell>
          <table:table-cell office:value-type="float" office:value="35633.107000000004" table:style-name="ce22">
            <text:p>35,633.1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882.45899999999995" table:style-name="ce22">
            <text:p>882.5</text:p>
          </table:table-cell>
          <table:table-cell office:value-type="float" office:value="23.727" table:style-name="ce22">
            <text:p>23.7</text:p>
          </table:table-cell>
          <table:table-cell office:value-type="float" office:value="96.731999999999999" table:style-name="ce22">
            <text:p>96.7</text:p>
          </table:table-cell>
          <table:table-cell office:value-type="float" office:value="22.559000000000001" table:style-name="ce22">
            <text:p>22.6</text:p>
          </table:table-cell>
          <table:table-cell office:value-type="float" office:value="5.52" table:style-name="ce22">
            <text:p>5.5</text:p>
          </table:table-cell>
          <table:table-cell office:value-type="float" office:value="28.9" table:style-name="ce22">
            <text:p>28.9</text:p>
          </table:table-cell>
          <table:table-cell office:value-type="float" office:value="1059.8969999999999" table:style-name="ce22">
            <text:p>1,059.9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Vehicle under disposal</text:p>
          </table:table-cell>
          <table:table-cell office:value-type="float" office:value="19.32" table:style-name="ce22">
            <text:p>19.3</text:p>
          </table:table-cell>
          <table:table-cell office:value-type="float" office:value="0.317" table:style-name="ce22">
            <text:p>0.3</text:p>
          </table:table-cell>
          <table:table-cell office:value-type="float" office:value="1.601" table:style-name="ce22">
            <text:p>1.6</text:p>
          </table:table-cell>
          <table:table-cell office:value-type="float" office:value="0.28199999999999997" table:style-name="ce22">
            <text:p>0.3</text:p>
          </table:table-cell>
          <table:table-cell office:value-type="float" office:value="6.9000000000000006E-2" table:style-name="ce22">
            <text:p>0.1</text:p>
          </table:table-cell>
          <table:table-cell office:value-type="float" office:value="0.24099999999999999" table:style-name="ce22">
            <text:p>0.2</text:p>
          </table:table-cell>
          <table:table-cell office:value-type="float" office:value="21.83" table:style-name="ce22">
            <text:p>21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901.779" table:style-name="ce22">
            <text:p>901.8</text:p>
          </table:table-cell>
          <table:table-cell office:value-type="float" office:value="24.044" table:style-name="ce22">
            <text:p>24.0</text:p>
          </table:table-cell>
          <table:table-cell office:value-type="float" office:value="98.332999999999998" table:style-name="ce22">
            <text:p>98.3</text:p>
          </table:table-cell>
          <table:table-cell office:value-type="float" office:value="22.841000000000001" table:style-name="ce22">
            <text:p>22.8</text:p>
          </table:table-cell>
          <table:table-cell office:value-type="float" office:value="5.5890000000000004" table:style-name="ce22">
            <text:p>5.6</text:p>
          </table:table-cell>
          <table:table-cell office:value-type="float" office:value="29.140999999999998" table:style-name="ce22">
            <text:p>29.1</text:p>
          </table:table-cell>
          <table:table-cell office:value-type="float" office:value="1081.7270000000001" table:style-name="ce22">
            <text:p>1,081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0513.268" table:style-name="ce22">
            <text:p>30,513.3</text:p>
          </table:table-cell>
          <table:table-cell office:value-type="float" office:value="1240.212" table:style-name="ce22">
            <text:p>1,240.2</text:p>
          </table:table-cell>
          <table:table-cell office:value-type="float" office:value="3569.6129999999998" table:style-name="ce22">
            <text:p>3,569.6</text:p>
          </table:table-cell>
          <table:table-cell office:value-type="float" office:value="496.77300000000002" table:style-name="ce22">
            <text:p>496.8</text:p>
          </table:table-cell>
          <table:table-cell office:value-type="float" office:value="168.64" table:style-name="ce22">
            <text:p>168.6</text:p>
          </table:table-cell>
          <table:table-cell office:value-type="float" office:value="726.32799999999997" table:style-name="ce22">
            <text:p>726.3</text:p>
          </table:table-cell>
          <table:table-cell office:value-type="float" office:value="36714.834000000003" table:style-name="ce22">
            <text:p>36,714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3 population estimates)</text:p>
          </table:table-cell>
          <table:table-cell table:number-columns-repeated="7" table:style-name="ce22"/>
          <table:table-cell table:number-columns-repeated="9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11.80303553253214" table:formula="of:=[.B10]/['2014_Q3'.B10]*['2014_Q3'.B30]" table:style-name="ce26">
            <text:p>411.8</text:p>
          </table:table-cell>
          <table:table-cell office:value-type="float" office:value="14.769691869046357" table:formula="of:=[.C10]/['2014_Q3'.C10]*['2014_Q3'.C30]" table:style-name="ce26">
            <text:p>14.8</text:p>
          </table:table-cell>
          <table:table-cell office:value-type="float" office:value="56.975323704711897" table:formula="of:=[.D10]/['2014_Q3'.D10]*['2014_Q3'.D30]" table:style-name="ce26">
            <text:p>57.0</text:p>
          </table:table-cell>
          <table:table-cell office:value-type="float" office:value="5.7617734049778564" table:formula="of:=[.E10]/['2014_Q3'.E10]*['2014_Q3'.E30]" table:style-name="ce26">
            <text:p>5.8</text:p>
          </table:table-cell>
          <table:table-cell office:value-type="float" office:value="2.5811335152410613" table:formula="of:=[.F10]/['2014_Q3'.F10]*['2014_Q3'.F30]" table:style-name="ce26">
            <text:p>2.6</text:p>
          </table:table-cell>
          <table:table-cell office:value-type="float" office:value="8.0828015986325887" table:formula="of:=[.G10]/['2014_Q3'.G10]*['2014_Q3'.G30]" table:style-name="ce26">
            <text:p>8.1</text:p>
          </table:table-cell>
          <table:table-cell office:value-type="float" office:value="499.97375962514189" table:formula="of:=[.H10]/['2014_Q3'.H10]*['2014_Q3'.H30]" table:style-name="ce26">
            <text:p>500.0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36.2567328240836" table:formula="of:=[.B11]/['2014_Q3'.B11]*['2014_Q3'.B31]" table:style-name="ce26">
            <text:p>436.3</text:p>
          </table:table-cell>
          <table:table-cell office:value-type="float" office:value="16.245357765307759" table:formula="of:=[.C11]/['2014_Q3'.C11]*['2014_Q3'.C31]" table:style-name="ce26">
            <text:p>16.2</text:p>
          </table:table-cell>
          <table:table-cell office:value-type="float" office:value="43.291671711298754" table:formula="of:=[.D11]/['2014_Q3'.D11]*['2014_Q3'.D31]" table:style-name="ce26">
            <text:p>43.3</text:p>
          </table:table-cell>
          <table:table-cell office:value-type="float" office:value="9.2301281383477445" table:formula="of:=[.E11]/['2014_Q3'.E11]*['2014_Q3'.E31]" table:style-name="ce26">
            <text:p>9.2</text:p>
          </table:table-cell>
          <table:table-cell office:value-type="float" office:value="2.312881690941905" table:formula="of:=[.F11]/['2014_Q3'.F11]*['2014_Q3'.F31]" table:style-name="ce26">
            <text:p>2.3</text:p>
          </table:table-cell>
          <table:table-cell office:value-type="float" office:value="8.6913614312301686" table:formula="of:=[.G11]/['2014_Q3'.G11]*['2014_Q3'.G31]" table:style-name="ce26">
            <text:p>8.7</text:p>
          </table:table-cell>
          <table:table-cell office:value-type="float" office:value="516.02813356120987" table:formula="of:=[.H11]/['2014_Q3'.H11]*['2014_Q3'.H31]" table:style-name="ce26">
            <text:p>516.0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31.74863377740644" table:formula="of:=[.B12]/['2014_Q3'.B12]*['2014_Q3'.B32]" table:style-name="ce26">
            <text:p>431.7</text:p>
          </table:table-cell>
          <table:table-cell office:value-type="float" office:value="18.443864503691657" table:formula="of:=[.C12]/['2014_Q3'.C12]*['2014_Q3'.C32]" table:style-name="ce26">
            <text:p>18.4</text:p>
          </table:table-cell>
          <table:table-cell office:value-type="float" office:value="48.097779759484872" table:formula="of:=[.D12]/['2014_Q3'.D12]*['2014_Q3'.D32]" table:style-name="ce26">
            <text:p>48.1</text:p>
          </table:table-cell>
          <table:table-cell office:value-type="float" office:value="8.1593042709326653" table:formula="of:=[.E12]/['2014_Q3'.E12]*['2014_Q3'.E32]" table:style-name="ce26">
            <text:p>8.2</text:p>
          </table:table-cell>
          <table:table-cell office:value-type="float" office:value="2.3082932568461003" table:formula="of:=[.F12]/['2014_Q3'.F12]*['2014_Q3'.F32]" table:style-name="ce26">
            <text:p>2.3</text:p>
          </table:table-cell>
          <table:table-cell office:value-type="float" office:value="11.415382251939501" table:formula="of:=[.G12]/['2014_Q3'.G12]*['2014_Q3'.G32]" table:style-name="ce26">
            <text:p>11.4</text:p>
          </table:table-cell>
          <table:table-cell office:value-type="float" office:value="520.17325782030127" table:formula="of:=[.H12]/['2014_Q3'.H12]*['2014_Q3'.H32]" table:style-name="ce26">
            <text:p>520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493.87319844243916" table:formula="of:=[.B13]/['2014_Q3'.B13]*['2014_Q3'.B33]" table:style-name="ce26">
            <text:p>493.9</text:p>
          </table:table-cell>
          <table:table-cell office:value-type="float" office:value="22.307902900997206" table:formula="of:=[.C13]/['2014_Q3'.C13]*['2014_Q3'.C33]" table:style-name="ce26">
            <text:p>22.3</text:p>
          </table:table-cell>
          <table:table-cell office:value-type="float" office:value="65.002525697861287" table:formula="of:=[.D13]/['2014_Q3'.D13]*['2014_Q3'.D33]" table:style-name="ce26">
            <text:p>65.0</text:p>
          </table:table-cell>
          <table:table-cell office:value-type="float" office:value="10.392436692834044" table:formula="of:=[.E13]/['2014_Q3'.E13]*['2014_Q3'.E33]" table:style-name="ce26">
            <text:p>10.4</text:p>
          </table:table-cell>
          <table:table-cell office:value-type="float" office:value="2.6142005758547637" table:formula="of:=[.F13]/['2014_Q3'.F13]*['2014_Q3'.F33]" table:style-name="ce26">
            <text:p>2.6</text:p>
          </table:table-cell>
          <table:table-cell office:value-type="float" office:value="14.56358920040733" table:formula="of:=[.G13]/['2014_Q3'.G13]*['2014_Q3'.G33]" table:style-name="ce26">
            <text:p>14.6</text:p>
          </table:table-cell>
          <table:table-cell office:value-type="float" office:value="608.75385351039381" table:formula="of:=[.H13]/['2014_Q3'.H13]*['2014_Q3'.H33]" table:style-name="ce26">
            <text:p>608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05.3588622647282" table:formula="of:=[.B14]/['2014_Q3'.B14]*['2014_Q3'.B34]" table:style-name="ce26">
            <text:p>505.4</text:p>
          </table:table-cell>
          <table:table-cell office:value-type="float" office:value="17.98329148686312" table:formula="of:=[.C14]/['2014_Q3'.C14]*['2014_Q3'.C34]" table:style-name="ce26">
            <text:p>18.0</text:p>
          </table:table-cell>
          <table:table-cell office:value-type="float" office:value="71.288023075003622" table:formula="of:=[.D14]/['2014_Q3'.D14]*['2014_Q3'.D34]" table:style-name="ce26">
            <text:p>71.3</text:p>
          </table:table-cell>
          <table:table-cell office:value-type="float" office:value="10.56969939619843" table:formula="of:=[.E14]/['2014_Q3'.E14]*['2014_Q3'.E34]" table:style-name="ce26">
            <text:p>10.6</text:p>
          </table:table-cell>
          <table:table-cell office:value-type="float" office:value="2.6300894212781194" table:formula="of:=[.F14]/['2014_Q3'.F14]*['2014_Q3'.F34]" table:style-name="ce26">
            <text:p>2.6</text:p>
          </table:table-cell>
          <table:table-cell office:value-type="float" office:value="10.697811624625178" table:formula="of:=[.G14]/['2014_Q3'.G14]*['2014_Q3'.G34]" table:style-name="ce26">
            <text:p>10.7</text:p>
          </table:table-cell>
          <table:table-cell office:value-type="float" office:value="618.52777726869681" table:formula="of:=[.H14]/['2014_Q3'.H14]*['2014_Q3'.H34]" table:style-name="ce26">
            <text:p>618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34.47962259720873" table:formula="of:=[.B15]/['2014_Q3'.B15]*['2014_Q3'.B35]" table:style-name="ce26">
            <text:p>534.5</text:p>
          </table:table-cell>
          <table:table-cell office:value-type="float" office:value="23.101292556526364" table:formula="of:=[.C15]/['2014_Q3'.C15]*['2014_Q3'.C35]" table:style-name="ce26">
            <text:p>23.1</text:p>
          </table:table-cell>
          <table:table-cell office:value-type="float" office:value="60.452432572874571" table:formula="of:=[.D15]/['2014_Q3'.D15]*['2014_Q3'.D35]" table:style-name="ce26">
            <text:p>60.5</text:p>
          </table:table-cell>
          <table:table-cell office:value-type="float" office:value="8.0469667555623641" table:formula="of:=[.E15]/['2014_Q3'.E15]*['2014_Q3'.E35]" table:style-name="ce26">
            <text:p>8.0</text:p>
          </table:table-cell>
          <table:table-cell office:value-type="float" office:value="2.3287884505797534" table:formula="of:=[.F15]/['2014_Q3'.F15]*['2014_Q3'.F35]" table:style-name="ce26">
            <text:p>2.3</text:p>
          </table:table-cell>
          <table:table-cell office:value-type="float" office:value="13.448224261017785" table:formula="of:=[.G15]/['2014_Q3'.G15]*['2014_Q3'.G35]" table:style-name="ce26">
            <text:p>13.4</text:p>
          </table:table-cell>
          <table:table-cell office:value-type="float" office:value="641.85732719376961" table:formula="of:=[.H15]/['2014_Q3'.H15]*['2014_Q3'.H35]" table:style-name="ce26">
            <text:p>641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7.53427627877744" table:formula="of:=[.B16]/['2014_Q3'.B16]*['2014_Q3'.B36]" table:style-name="ce26">
            <text:p>307.5</text:p>
          </table:table-cell>
          <table:table-cell office:value-type="float" office:value="14.8491035800362" table:formula="of:=[.C16]/['2014_Q3'.C16]*['2014_Q3'.C36]" table:style-name="ce26">
            <text:p>14.8</text:p>
          </table:table-cell>
          <table:table-cell office:value-type="float" office:value="25.052352304125158" table:formula="of:=[.D16]/['2014_Q3'.D16]*['2014_Q3'.D36]" table:style-name="ce26">
            <text:p>25.1</text:p>
          </table:table-cell>
          <table:table-cell office:value-type="float" office:value="2.3894631222943885" table:formula="of:=[.E16]/['2014_Q3'.E16]*['2014_Q3'.E36]" table:style-name="ce26">
            <text:p>2.4</text:p>
          </table:table-cell>
          <table:table-cell office:value-type="float" office:value="2.3891066810748129" table:formula="of:=[.F16]/['2014_Q3'.F16]*['2014_Q3'.F36]" table:style-name="ce26">
            <text:p>2.4</text:p>
          </table:table-cell>
          <table:table-cell office:value-type="float" office:value="3.8982788047575396" table:formula="of:=[.G16]/['2014_Q3'.G16]*['2014_Q3'.G36]" table:style-name="ce26">
            <text:p>3.9</text:p>
          </table:table-cell>
          <table:table-cell office:value-type="float" office:value="356.11258077106555" table:formula="of:=[.H16]/['2014_Q3'.H16]*['2014_Q3'.H36]" table:style-name="ce26">
            <text:p>356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54.79910097392974" table:formula="of:=[.B17]/['2014_Q3'.B17]*['2014_Q3'.B37]" table:style-name="ce26">
            <text:p>554.8</text:p>
          </table:table-cell>
          <table:table-cell office:value-type="float" office:value="23.701451648233419" table:formula="of:=[.C17]/['2014_Q3'.C17]*['2014_Q3'.C37]" table:style-name="ce26">
            <text:p>23.7</text:p>
          </table:table-cell>
          <table:table-cell office:value-type="float" office:value="64.077102790451889" table:formula="of:=[.D17]/['2014_Q3'.D17]*['2014_Q3'.D37]" table:style-name="ce26">
            <text:p>64.1</text:p>
          </table:table-cell>
          <table:table-cell office:value-type="float" office:value="7.2906546917837742" table:formula="of:=[.E17]/['2014_Q3'.E17]*['2014_Q3'.E37]" table:style-name="ce26">
            <text:p>7.3</text:p>
          </table:table-cell>
          <table:table-cell office:value-type="float" office:value="2.4709341668802924" table:formula="of:=[.F17]/['2014_Q3'.F17]*['2014_Q3'.F37]" table:style-name="ce26">
            <text:p>2.5</text:p>
          </table:table-cell>
          <table:table-cell office:value-type="float" office:value="8.5970903345598906" table:formula="of:=[.G17]/['2014_Q3'.G17]*['2014_Q3'.G37]" table:style-name="ce26">
            <text:p>8.6</text:p>
          </table:table-cell>
          <table:table-cell office:value-type="float" office:value="660.93633460583897" table:formula="of:=[.H17]/['2014_Q3'.H17]*['2014_Q3'.H37]" table:style-name="ce26">
            <text:p>660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48.56697092287527" table:formula="of:=[.B18]/['2014_Q3'.B18]*['2014_Q3'.B38]" table:style-name="ce26">
            <text:p>548.6</text:p>
          </table:table-cell>
          <table:table-cell office:value-type="float" office:value="27.446470029818162" table:formula="of:=[.C18]/['2014_Q3'.C18]*['2014_Q3'.C38]" table:style-name="ce26">
            <text:p>27.4</text:p>
          </table:table-cell>
          <table:table-cell office:value-type="float" office:value="78.193876630724333" table:formula="of:=[.D18]/['2014_Q3'.D18]*['2014_Q3'.D38]" table:style-name="ce26">
            <text:p>78.2</text:p>
          </table:table-cell>
          <table:table-cell office:value-type="float" office:value="8.4446671792873946" table:formula="of:=[.E18]/['2014_Q3'.E18]*['2014_Q3'.E38]" table:style-name="ce26">
            <text:p>8.4</text:p>
          </table:table-cell>
          <table:table-cell office:value-type="float" office:value="3.4203021982875246" table:formula="of:=[.F18]/['2014_Q3'.F18]*['2014_Q3'.F38]" table:style-name="ce26">
            <text:p>3.4</text:p>
          </table:table-cell>
          <table:table-cell office:value-type="float" office:value="17.210667593970911" table:formula="of:=[.G18]/['2014_Q3'.G18]*['2014_Q3'.G38]" table:style-name="ce26">
            <text:p>17.2</text:p>
          </table:table-cell>
          <table:table-cell office:value-type="float" office:value="683.28295455496357" table:formula="of:=[.H18]/['2014_Q3'.H18]*['2014_Q3'.H38]" table:style-name="ce26">
            <text:p>683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68.13028009952961" table:formula="of:=[.B19]/['2014_Q3'.B19]*['2014_Q3'.B39]" table:style-name="ce26">
            <text:p>468.1</text:p>
          </table:table-cell>
          <table:table-cell office:value-type="float" office:value="19.967357034610647" table:formula="of:=[.C19]/['2014_Q3'.C19]*['2014_Q3'.C39]" table:style-name="ce26">
            <text:p>20.0</text:p>
          </table:table-cell>
          <table:table-cell office:value-type="float" office:value="55.15824627704059" table:formula="of:=[.D19]/['2014_Q3'.D19]*['2014_Q3'.D39]" table:style-name="ce26">
            <text:p>55.2</text:p>
          </table:table-cell>
          <table:table-cell office:value-type="float" office:value="7.6016483700599959" table:formula="of:=[.E19]/['2014_Q3'.E19]*['2014_Q3'.E39]" table:style-name="ce26">
            <text:p>7.6</text:p>
          </table:table-cell>
          <table:table-cell office:value-type="float" office:value="2.5345944349085059" table:formula="of:=[.F19]/['2014_Q3'.F19]*['2014_Q3'.F39]" table:style-name="ce26">
            <text:p>2.5</text:p>
          </table:table-cell>
          <table:table-cell office:value-type="float" office:value="10.256523167559122" table:formula="of:=[.G19]/['2014_Q3'.G19]*['2014_Q3'.G39]" table:style-name="ce26">
            <text:p>10.3</text:p>
          </table:table-cell>
          <table:table-cell office:value-type="float" office:value="563.6486493837084" table:formula="of:=[.H19]/['2014_Q3'.H19]*['2014_Q3'.H39]" table:style-name="ce26">
            <text:p>563.6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81.73086530937456" table:formula="of:=[.B20]/['2014_Q3'.B20]*['2014_Q3'.B40]" table:style-name="ce26">
            <text:p>481.7</text:p>
          </table:table-cell>
          <table:table-cell office:value-type="float" office:value="17.927843519944773" table:formula="of:=[.C20]/['2014_Q3'.C20]*['2014_Q3'.C40]" table:style-name="ce26">
            <text:p>17.9</text:p>
          </table:table-cell>
          <table:table-cell office:value-type="float" office:value="60.072436780028113" table:formula="of:=[.D20]/['2014_Q3'.D20]*['2014_Q3'.D40]" table:style-name="ce26">
            <text:p>60.1</text:p>
          </table:table-cell>
          <table:table-cell office:value-type="float" office:value="6.8676737567852708" table:formula="of:=[.E20]/['2014_Q3'.E20]*['2014_Q3'.E40]" table:style-name="ce26">
            <text:p>6.9</text:p>
          </table:table-cell>
          <table:table-cell office:value-type="float" office:value="3.12287909598068" table:formula="of:=[.F20]/['2014_Q3'.F20]*['2014_Q3'.F40]" table:style-name="ce26">
            <text:p>3.1</text:p>
          </table:table-cell>
          <table:table-cell office:value-type="float" office:value="16.599662861421514" table:formula="of:=[.G20]/['2014_Q3'.G20]*['2014_Q3'.G40]" table:style-name="ce26">
            <text:p>16.6</text:p>
          </table:table-cell>
          <table:table-cell office:value-type="float" office:value="586.32136132353492" table:formula="of:=[.H20]/['2014_Q3'.H20]*['2014_Q3'.H40]" table:style-name="ce26">
            <text:p>586.3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44.72098654203506" table:formula="of:=[.B21]/['2014_Q3'.B21]*['2014_Q3'.B41]" table:style-name="ce26">
            <text:p>444.7</text:p>
          </table:table-cell>
          <table:table-cell office:value-type="float" office:value="12.627963286221071" table:formula="of:=[.C21]/['2014_Q3'.C21]*['2014_Q3'.C41]" table:style-name="ce26">
            <text:p>12.6</text:p>
          </table:table-cell>
          <table:table-cell office:value-type="float" office:value="48.052818289318097" table:formula="of:=[.D21]/['2014_Q3'.D21]*['2014_Q3'.D41]" table:style-name="ce26">
            <text:p>48.1</text:p>
          </table:table-cell>
          <table:table-cell office:value-type="float" office:value="6.8395367607034938" table:formula="of:=[.E21]/['2014_Q3'.E21]*['2014_Q3'.E41]" table:style-name="ce26">
            <text:p>6.8</text:p>
          </table:table-cell>
          <table:table-cell office:value-type="float" office:value="2.8691555455449818" table:formula="of:=[.F21]/['2014_Q3'.F21]*['2014_Q3'.F41]" table:style-name="ce26">
            <text:p>2.9</text:p>
          </table:table-cell>
          <table:table-cell office:value-type="float" office:value="14.453891923344033" table:formula="of:=[.G21]/['2014_Q3'.G21]*['2014_Q3'.G41]" table:style-name="ce26">
            <text:p>14.5</text:p>
          </table:table-cell>
          <table:table-cell office:value-type="float" office:value="529.56435234716673" table:formula="of:=[.H21]/['2014_Q3'.H21]*['2014_Q3'.H41]" table:style-name="ce26">
            <text:p>529.6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75.48851499268682" table:formula="of:=[.B24]/['2014_Q3'.B24]*['2014_Q3'.B42]" table:style-name="ce26">
            <text:p>475.5</text:p>
          </table:table-cell>
          <table:table-cell office:value-type="float" office:value="19.528701049164592" table:formula="of:=[.C24]/['2014_Q3'.C24]*['2014_Q3'.C42]" table:style-name="ce26">
            <text:p>19.5</text:p>
          </table:table-cell>
          <table:table-cell office:value-type="float" office:value="55.740316615750523" table:formula="of:=[.D24]/['2014_Q3'.D24]*['2014_Q3'.D42]" table:style-name="ce26">
            <text:p>55.7</text:p>
          </table:table-cell>
          <table:table-cell office:value-type="float" office:value="7.6101955861629937" table:formula="of:=[.E24]/['2014_Q3'.E24]*['2014_Q3'.E42]" table:style-name="ce26">
            <text:p>7.6</text:p>
          </table:table-cell>
          <table:table-cell office:value-type="float" office:value="2.6182026124411566" table:formula="of:=[.F24]/['2014_Q3'.F24]*['2014_Q3'.F42]" table:style-name="ce26">
            <text:p>2.6</text:p>
          </table:table-cell>
          <table:table-cell office:value-type="float" office:value="11.195128056620399" table:formula="of:=[.G24]/['2014_Q3'.G24]*['2014_Q3'.G42]" table:style-name="ce26">
            <text:p>11.2</text:p>
          </table:table-cell>
          <table:table-cell office:value-type="float" office:value="572.18105891282653" table:formula="of:=[.H24]/['2014_Q3'.H24]*['2014_Q3'.H42]" table:style-name="ce26">
            <text:p>572.2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478.81449774154112" table:formula="of:=[.B27]/['2014_Q3'.B27]*['2014_Q3'.B43]" table:style-name="ce26">
            <text:p>478.8</text:p>
          </table:table-cell>
          <table:table-cell office:value-type="float" office:value="12.869969560125806" table:formula="of:=[.C27]/['2014_Q3'.C27]*['2014_Q3'.C43]" table:style-name="ce26">
            <text:p>12.9</text:p>
          </table:table-cell>
          <table:table-cell office:value-type="float" office:value="52.571754101961588" table:formula="of:=[.D27]/['2014_Q3'.D27]*['2014_Q3'.D43]" table:style-name="ce26">
            <text:p>52.6</text:p>
          </table:table-cell>
          <table:table-cell office:value-type="float" office:value="12.278722513202" table:formula="of:=[.E27]/['2014_Q3'.E27]*['2014_Q3'.E43]" table:style-name="ce26">
            <text:p>12.3</text:p>
          </table:table-cell>
          <table:table-cell office:value-type="float" office:value="2.9970863678447759" table:formula="of:=[.F27]/['2014_Q3'.F27]*['2014_Q3'.F43]" table:style-name="ce26">
            <text:p>3.0</text:p>
          </table:table-cell>
          <table:table-cell office:value-type="float" office:value="15.757469238754004" table:formula="of:=[.G27]/['2014_Q3'.G27]*['2014_Q3'.G43]" table:style-name="ce26">
            <text:p>15.8</text:p>
          </table:table-cell>
          <table:table-cell office:value-type="float" office:value="575.30415886879337" table:formula="of:=[.H27]/['2014_Q3'.H27]*['2014_Q3'.H43]" table:style-name="ce26">
            <text:p>575.3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75.98403722704398" table:formula="of:=[.B28]/['2014_Q3'.B28]*['2014_Q3'.B44]" table:style-name="ce28">
            <text:p>476.0</text:p>
          </table:table-cell>
          <table:table-cell office:value-type="float" office:value="19.346374658310172" table:formula="of:=[.C28]/['2014_Q3'.C28]*['2014_Q3'.C44]" table:style-name="ce28">
            <text:p>19.3</text:p>
          </table:table-cell>
          <table:table-cell office:value-type="float" office:value="55.683278732325228" table:formula="of:=[.D28]/['2014_Q3'.D28]*['2014_Q3'.D44]" table:style-name="ce28">
            <text:p>55.7</text:p>
          </table:table-cell>
          <table:table-cell office:value-type="float" office:value="7.7492852658519018" table:formula="of:=[.E28]/['2014_Q3'.E28]*['2014_Q3'.E44]" table:style-name="ce28">
            <text:p>7.7</text:p>
          </table:table-cell>
          <table:table-cell office:value-type="float" office:value="2.6306571960095746" table:formula="of:=[.F28]/['2014_Q3'.F28]*['2014_Q3'.F44]" table:style-name="ce28">
            <text:p>2.6</text:p>
          </table:table-cell>
          <table:table-cell office:value-type="float" office:value="11.330170658581846" table:formula="of:=[.G28]/['2014_Q3'.G28]*['2014_Q3'.G44]" table:style-name="ce28">
            <text:p>11.3</text:p>
          </table:table-cell>
          <table:table-cell office:value-type="float" office:value="572.7238037381228" table:formula="of:=[.H28]/['2014_Q3'.H28]*['2014_Q3'.H44]" table:style-name="ce28">
            <text:p>572.7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 9 April 2015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style-name="ce34"/>
          <table:table-cell office:value-type="string" table:style-name="ce35">
            <text:p>Next update: June 2015</text:p>
          </table:table-cell>
          <table:table-cell table:number-columns-repeated="16376" table:style-name="ce34"/>
        </table:table-row>
        <table:table-row table:style-name="ro2">
          <table:table-cell table:number-columns-repeated="16384" table:style-name="ce34"/>
        </table:table-row>
        <table:table-row table:number-rows-repeated="1048526" table:style-name="ro2">
          <table:table-cell table:number-columns-repeated="16384"/>
        </table:table-row>
      </table:table>
      <table:table table:name="2014_Q3" table:style-name="ta6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quarter by body type and region, including per head of population, United Kingdom, 2014 Q3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3">
          <table:table-cell office:value-type="string" table:style-name="ce21">
            <text:p>North East</text:p>
          </table:table-cell>
          <table:table-cell office:value-type="float" office:value="1072.808" table:style-name="ce22">
            <text:p>1,072.8</text:p>
          </table:table-cell>
          <table:table-cell office:value-type="float" office:value="43.694000000000003" table:style-name="ce22">
            <text:p>43.7</text:p>
          </table:table-cell>
          <table:table-cell office:value-type="float" office:value="147.06399999999999" table:style-name="ce22">
            <text:p>147.1</text:p>
          </table:table-cell>
          <table:table-cell office:value-type="float" office:value="14.981" table:style-name="ce22">
            <text:p>15.0</text:p>
          </table:table-cell>
          <table:table-cell office:value-type="float" office:value="6.77" table:style-name="ce22">
            <text:p>6.8</text:p>
          </table:table-cell>
          <table:table-cell office:value-type="float" office:value="21.25" table:style-name="ce22">
            <text:p>21.3</text:p>
          </table:table-cell>
          <table:table-cell office:value-type="float" office:value="1306.567" table:style-name="ce22">
            <text:p>1,306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092.2910000000002" table:style-name="ce22">
            <text:p>3,092.3</text:p>
          </table:table-cell>
          <table:table-cell office:value-type="float" office:value="125.307" table:style-name="ce22">
            <text:p>125.3</text:p>
          </table:table-cell>
          <table:table-cell office:value-type="float" office:value="308.51400000000001" table:style-name="ce22">
            <text:p>308.5</text:p>
          </table:table-cell>
          <table:table-cell office:value-type="float" office:value="65.364999999999995" table:style-name="ce22">
            <text:p>65.4</text:p>
          </table:table-cell>
          <table:table-cell office:value-type="float" office:value="16.728000000000002" table:style-name="ce22">
            <text:p>16.7</text:p>
          </table:table-cell>
          <table:table-cell office:value-type="float" office:value="62.494" table:style-name="ce22">
            <text:p>62.5</text:p>
          </table:table-cell>
          <table:table-cell office:value-type="float" office:value="3670.6990000000001" table:style-name="ce22">
            <text:p>3,670.7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302.1849999999999" table:style-name="ce22">
            <text:p>2,302.2</text:p>
          </table:table-cell>
          <table:table-cell office:value-type="float" office:value="108.968" table:style-name="ce22">
            <text:p>109.0</text:p>
          </table:table-cell>
          <table:table-cell office:value-type="float" office:value="257.089" table:style-name="ce22">
            <text:p>257.1</text:p>
          </table:table-cell>
          <table:table-cell office:value-type="float" office:value="43.366" table:style-name="ce22">
            <text:p>43.4</text:p>
          </table:table-cell>
          <table:table-cell office:value-type="float" office:value="12.505000000000001" table:style-name="ce22">
            <text:p>12.5</text:p>
          </table:table-cell>
          <table:table-cell office:value-type="float" office:value="61.494" table:style-name="ce22">
            <text:p>61.5</text:p>
          </table:table-cell>
          <table:table-cell office:value-type="float" office:value="2785.607" table:style-name="ce22">
            <text:p>2,785.6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268.5250000000001" table:style-name="ce22">
            <text:p>2,268.5</text:p>
          </table:table-cell>
          <table:table-cell office:value-type="float" office:value="112.789" table:style-name="ce22">
            <text:p>112.8</text:p>
          </table:table-cell>
          <table:table-cell office:value-type="float" office:value="299.55" table:style-name="ce22">
            <text:p>299.6</text:p>
          </table:table-cell>
          <table:table-cell office:value-type="float" office:value="48.124000000000002" table:style-name="ce22">
            <text:p>48.1</text:p>
          </table:table-cell>
          <table:table-cell office:value-type="float" office:value="12.132" table:style-name="ce22">
            <text:p>12.1</text:p>
          </table:table-cell>
          <table:table-cell office:value-type="float" office:value="67.721999999999994" table:style-name="ce22">
            <text:p>67.7</text:p>
          </table:table-cell>
          <table:table-cell office:value-type="float" office:value="2808.8420000000001" table:style-name="ce22">
            <text:p>2,808.8</text:p>
          </table:table-cell>
          <table:table-cell table:number-columns-repeated="16376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861.4340000000002" table:style-name="ce22">
            <text:p>2,861.4</text:p>
          </table:table-cell>
          <table:table-cell office:value-type="float" office:value="111.16500000000001" table:style-name="ce22">
            <text:p>111.2</text:p>
          </table:table-cell>
          <table:table-cell office:value-type="float" office:value="404.50400000000002" table:style-name="ce22">
            <text:p>404.5</text:p>
          </table:table-cell>
          <table:table-cell office:value-type="float" office:value="59.947000000000003" table:style-name="ce22">
            <text:p>59.9</text:p>
          </table:table-cell>
          <table:table-cell office:value-type="float" office:value="15.246" table:style-name="ce22">
            <text:p>15.2</text:p>
          </table:table-cell>
          <table:table-cell office:value-type="float" office:value="61.356999999999999" table:style-name="ce22">
            <text:p>61.4</text:p>
          </table:table-cell>
          <table:table-cell office:value-type="float" office:value="3513.6529999999998" table:style-name="ce22">
            <text:p>3,513.7</text:p>
          </table:table-cell>
          <table:table-cell table:number-columns-repeated="16376" table:style-name="ce12"/>
        </table:table-row>
        <table:table-row table:style-name="ro3">
          <table:table-cell office:value-type="string" table:style-name="ce25">
            <text:p>East</text:p>
          </table:table-cell>
          <table:table-cell office:value-type="float" office:value="3169.3580000000002" table:style-name="ce22">
            <text:p>3,169.4</text:p>
          </table:table-cell>
          <table:table-cell office:value-type="float" office:value="147.81200000000001" table:style-name="ce22">
            <text:p>147.8</text:p>
          </table:table-cell>
          <table:table-cell office:value-type="float" office:value="360.27499999999998" table:style-name="ce22">
            <text:p>360.3</text:p>
          </table:table-cell>
          <table:table-cell office:value-type="float" office:value="47.92" table:style-name="ce22">
            <text:p>47.9</text:p>
          </table:table-cell>
          <table:table-cell office:value-type="float" office:value="13.972" table:style-name="ce22">
            <text:p>14.0</text:p>
          </table:table-cell>
          <table:table-cell office:value-type="float" office:value="80.98" table:style-name="ce22">
            <text:p>81.0</text:p>
          </table:table-cell>
          <table:table-cell office:value-type="float" office:value="3820.317" table:style-name="ce22">
            <text:p>3,820.3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91.7489999999998" table:style-name="ce22">
            <text:p>2,591.7</text:p>
          </table:table-cell>
          <table:table-cell office:value-type="float" office:value="129.21600000000001" table:style-name="ce22">
            <text:p>129.2</text:p>
          </table:table-cell>
          <table:table-cell office:value-type="float" office:value="211.90100000000001" table:style-name="ce22">
            <text:p>211.9</text:p>
          </table:table-cell>
          <table:table-cell office:value-type="float" office:value="20.103999999999999" table:style-name="ce22">
            <text:p>20.1</text:p>
          </table:table-cell>
          <table:table-cell office:value-type="float" office:value="20.204999999999998" table:style-name="ce22">
            <text:p>20.2</text:p>
          </table:table-cell>
          <table:table-cell office:value-type="float" office:value="32.963999999999999" table:style-name="ce22">
            <text:p>33.0</text:p>
          </table:table-cell>
          <table:table-cell office:value-type="float" office:value="3006.1390000000001" table:style-name="ce22">
            <text:p>3,006.1</text:p>
          </table:table-cell>
          <table:table-cell table:number-columns-repeated="11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870.576" table:style-name="ce22">
            <text:p>4,870.6</text:p>
          </table:table-cell>
          <table:table-cell office:value-type="float" office:value="221.79300000000001" table:style-name="ce22">
            <text:p>221.8</text:p>
          </table:table-cell>
          <table:table-cell office:value-type="float" office:value="561.01400000000001" table:style-name="ce22">
            <text:p>561.0</text:p>
          </table:table-cell>
          <table:table-cell office:value-type="float" office:value="64.358999999999995" table:style-name="ce22">
            <text:p>64.4</text:p>
          </table:table-cell>
          <table:table-cell office:value-type="float" office:value="21.914999999999999" table:style-name="ce22">
            <text:p>21.9</text:p>
          </table:table-cell>
          <table:table-cell office:value-type="float" office:value="75.94" table:style-name="ce22">
            <text:p>75.9</text:p>
          </table:table-cell>
          <table:table-cell office:value-type="float" office:value="5815.5969999999998" table:style-name="ce22">
            <text:p>5,815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940.2469999999998" table:style-name="ce22">
            <text:p>2,940.2</text:p>
          </table:table-cell>
          <table:table-cell office:value-type="float" office:value="157.679" table:style-name="ce22">
            <text:p>157.7</text:p>
          </table:table-cell>
          <table:table-cell office:value-type="float" office:value="422.09199999999998" table:style-name="ce22">
            <text:p>422.1</text:p>
          </table:table-cell>
          <table:table-cell office:value-type="float" office:value="45.524000000000001" table:style-name="ce22">
            <text:p>45.5</text:p>
          </table:table-cell>
          <table:table-cell office:value-type="float" office:value="18.547999999999998" table:style-name="ce22">
            <text:p>18.5</text:p>
          </table:table-cell>
          <table:table-cell office:value-type="float" office:value="93.4" table:style-name="ce22">
            <text:p>93.4</text:p>
          </table:table-cell>
          <table:table-cell office:value-type="float" office:value="3677.49" table:style-name="ce22">
            <text:p>3,677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5169.172999999999" table:style-name="ce22">
            <text:p>25,169.2</text:p>
          </table:table-cell>
          <table:table-cell office:value-type="float" office:value="1158.423" table:style-name="ce22">
            <text:p>1,158.4</text:p>
          </table:table-cell>
          <table:table-cell office:value-type="float" office:value="2972.0030000000002" table:style-name="ce22">
            <text:p>2,972.0</text:p>
          </table:table-cell>
          <table:table-cell office:value-type="float" office:value="409.69" table:style-name="ce22">
            <text:p>409.7</text:p>
          </table:table-cell>
          <table:table-cell office:value-type="float" office:value="138.02099999999999" table:style-name="ce22">
            <text:p>138.0</text:p>
          </table:table-cell>
          <table:table-cell office:value-type="float" office:value="557.601" table:style-name="ce22">
            <text:p>557.6</text:p>
          </table:table-cell>
          <table:table-cell office:value-type="float" office:value="30404.911" table:style-name="ce22">
            <text:p>30,404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484.2370000000001" table:style-name="ce22">
            <text:p>1,484.2</text:p>
          </table:table-cell>
          <table:table-cell office:value-type="float" office:value="60.445" table:style-name="ce22">
            <text:p>60.4</text:p>
          </table:table-cell>
          <table:table-cell office:value-type="float" office:value="186.215" table:style-name="ce22">
            <text:p>186.2</text:p>
          </table:table-cell>
          <table:table-cell office:value-type="float" office:value="21.463999999999999" table:style-name="ce22">
            <text:p>21.5</text:p>
          </table:table-cell>
          <table:table-cell office:value-type="float" office:value="9.8580000000000005" table:style-name="ce22">
            <text:p>9.9</text:p>
          </table:table-cell>
          <table:table-cell office:value-type="float" office:value="51.456000000000003" table:style-name="ce22">
            <text:p>51.5</text:p>
          </table:table-cell>
          <table:table-cell office:value-type="float" office:value="1813.675" table:style-name="ce22">
            <text:p>1,813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367.5320000000002" table:style-name="ce22">
            <text:p>2,367.5</text:p>
          </table:table-cell>
          <table:table-cell office:value-type="float" office:value="78.152000000000001" table:style-name="ce22">
            <text:p>78.2</text:p>
          </table:table-cell>
          <table:table-cell office:value-type="float" office:value="257.00599999999997" table:style-name="ce22">
            <text:p>257.0</text:p>
          </table:table-cell>
          <table:table-cell office:value-type="float" office:value="36.478000000000002" table:style-name="ce22">
            <text:p>36.5</text:p>
          </table:table-cell>
          <table:table-cell office:value-type="float" office:value="15.561" table:style-name="ce22">
            <text:p>15.6</text:p>
          </table:table-cell>
          <table:table-cell office:value-type="float" office:value="77.77" table:style-name="ce22">
            <text:p>77.8</text:p>
          </table:table-cell>
          <table:table-cell office:value-type="float" office:value="2832.4989999999998" table:style-name="ce22">
            <text:p>2,832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Vehicle under disposal (GB)<text:s/><text:span text:style-name="T5">2</text:span></text:p>
          </table:table-cell>
          <table:table-cell office:value-type="float" office:value="714.31899999999996" table:style-name="ce22">
            <text:p>714.3</text:p>
          </table:table-cell>
          <table:table-cell office:value-type="float" office:value="28.6" table:style-name="ce22">
            <text:p>28.6</text:p>
          </table:table-cell>
          <table:table-cell office:value-type="float" office:value="69.646000000000001" table:style-name="ce22">
            <text:p>69.6</text:p>
          </table:table-cell>
          <table:table-cell office:value-type="float" office:value="8.2769999999999992" table:style-name="ce22">
            <text:p>8.3</text:p>
          </table:table-cell>
          <table:table-cell office:value-type="float" office:value="2.0880000000000001" table:style-name="ce22">
            <text:p>2.1</text:p>
          </table:table-cell>
          <table:table-cell office:value-type="float" office:value="19.917999999999999" table:style-name="ce22">
            <text:p>19.9</text:p>
          </table:table-cell>
          <table:table-cell office:value-type="float" office:value="842.84799999999996" table:style-name="ce22">
            <text:p>842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y unknown (GB)<text:s/><text:span text:style-name="T5">3</text:span></text:p>
          </table:table-cell>
          <table:table-cell office:value-type="float" office:value="2.0339999999999998" table:style-name="ce22">
            <text:p>2.0</text:p>
          </table:table-cell>
          <table:table-cell office:value-type="float" office:value="0.86" table:style-name="ce22">
            <text:p>0.9</text:p>
          </table:table-cell>
          <table:table-cell office:value-type="float" office:value="0.78700000000000003" table:style-name="ce22">
            <text:p>0.8</text:p>
          </table:table-cell>
          <table:table-cell office:value-type="float" office:value="0.10100000000000001" table:style-name="ce22">
            <text:p>0.1</text:p>
          </table:table-cell>
          <table:table-cell office:value-type="float" office:value="3.6999999999999998E-2" table:style-name="ce22">
            <text:p>-</text:p>
          </table:table-cell>
          <table:table-cell office:value-type="float" office:value="0.78900000000000003" table:style-name="ce22">
            <text:p>0.8</text:p>
          </table:table-cell>
          <table:table-cell office:value-type="float" office:value="4.6079999999999997" table:style-name="ce22">
            <text:p>4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29737.294999999998" table:style-name="ce22">
            <text:p>29,737.3</text:p>
          </table:table-cell>
          <table:table-cell office:value-type="float" office:value="1326.48" table:style-name="ce22">
            <text:p>1,326.5</text:p>
          </table:table-cell>
          <table:table-cell office:value-type="float" office:value="3485.6570000000002" table:style-name="ce22">
            <text:p>3,485.7</text:p>
          </table:table-cell>
          <table:table-cell office:value-type="float" office:value="476.01" table:style-name="ce22">
            <text:p>476.0</text:p>
          </table:table-cell>
          <table:table-cell office:value-type="float" office:value="165.565" table:style-name="ce22">
            <text:p>165.6</text:p>
          </table:table-cell>
          <table:table-cell office:value-type="float" office:value="707.53399999999999" table:style-name="ce22">
            <text:p>707.5</text:p>
          </table:table-cell>
          <table:table-cell office:value-type="float" office:value="35898.540999999997" table:style-name="ce22">
            <text:p>35,898.5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Northern Ireland</text:p>
          </table:table-cell>
          <table:table-cell office:value-type="float" office:value="884.35" table:style-name="ce22">
            <text:p>884.4</text:p>
          </table:table-cell>
          <table:table-cell office:value-type="float" office:value="27.327000000000002" table:style-name="ce22">
            <text:p>27.3</text:p>
          </table:table-cell>
          <table:table-cell office:value-type="float" office:value="97.533000000000001" table:style-name="ce22">
            <text:p>97.5</text:p>
          </table:table-cell>
          <table:table-cell office:value-type="float" office:value="22.988" table:style-name="ce22">
            <text:p>23.0</text:p>
          </table:table-cell>
          <table:table-cell office:value-type="float" office:value="5.58" table:style-name="ce22">
            <text:p>5.6</text:p>
          </table:table-cell>
          <table:table-cell office:value-type="float" office:value="29.003" table:style-name="ce22">
            <text:p>29.0</text:p>
          </table:table-cell>
          <table:table-cell office:value-type="float" office:value="1066.7809999999999" table:style-name="ce22">
            <text:p>1,066.8</text:p>
          </table:table-cell>
          <table:table-cell table:style-name="ce2"/>
          <table:table-cell table:style-name="ce38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Vehicle under disposal (NI)<text:s/><text:span text:style-name="T5">4</text:span></text:p>
          </table:table-cell>
          <table:table-cell office:value-type="float" office:value="25.922000000000001" table:style-name="ce22">
            <text:p>25.9</text:p>
          </table:table-cell>
          <table:table-cell office:value-type="float" office:value="0.57499999999999996" table:style-name="ce22">
            <text:p>0.6</text:p>
          </table:table-cell>
          <table:table-cell office:value-type="float" office:value="2.1709999999999998" table:style-name="ce22">
            <text:p>2.2</text:p>
          </table:table-cell>
          <table:table-cell office:value-type="float" office:value="0.38300000000000001" table:style-name="ce22">
            <text:p>0.4</text:p>
          </table:table-cell>
          <table:table-cell office:value-type="float" office:value="0.107" table:style-name="ce22">
            <text:p>0.1</text:p>
          </table:table-cell>
          <table:table-cell office:value-type="float" office:value="0.311" table:style-name="ce22">
            <text:p>0.3</text:p>
          </table:table-cell>
          <table:table-cell office:value-type="float" office:value="29.469000000000001" table:style-name="ce22">
            <text:p>29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910.27200000000005" table:style-name="ce22">
            <text:p>910.3</text:p>
          </table:table-cell>
          <table:table-cell office:value-type="float" office:value="27.902000000000001" table:style-name="ce22">
            <text:p>27.9</text:p>
          </table:table-cell>
          <table:table-cell office:value-type="float" office:value="99.703999999999994" table:style-name="ce22">
            <text:p>99.7</text:p>
          </table:table-cell>
          <table:table-cell office:value-type="float" office:value="23.370999999999999" table:style-name="ce22">
            <text:p>23.4</text:p>
          </table:table-cell>
          <table:table-cell office:value-type="float" office:value="5.6870000000000003" table:style-name="ce22">
            <text:p>5.7</text:p>
          </table:table-cell>
          <table:table-cell office:value-type="float" office:value="29.314" table:style-name="ce22">
            <text:p>29.3</text:p>
          </table:table-cell>
          <table:table-cell office:value-type="float" office:value="1096.25" table:style-name="ce22">
            <text:p>1,096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United Kingdom</text:p>
          </table:table-cell>
          <table:table-cell office:value-type="float" office:value="30647.566999999999" table:style-name="ce22">
            <text:p>30,647.6</text:p>
          </table:table-cell>
          <table:table-cell office:value-type="float" office:value="1354.3820000000001" table:style-name="ce22">
            <text:p>1,354.4</text:p>
          </table:table-cell>
          <table:table-cell office:value-type="float" office:value="3585.3609999999999" table:style-name="ce22">
            <text:p>3,585.4</text:p>
          </table:table-cell>
          <table:table-cell office:value-type="float" office:value="499.38099999999997" table:style-name="ce22">
            <text:p>499.4</text:p>
          </table:table-cell>
          <table:table-cell office:value-type="float" office:value="171.25200000000001" table:style-name="ce22">
            <text:p>171.3</text:p>
          </table:table-cell>
          <table:table-cell office:value-type="float" office:value="736.84799999999996" table:style-name="ce22">
            <text:p>736.8</text:p>
          </table:table-cell>
          <table:table-cell office:value-type="float" office:value="36994.790999999997" table:style-name="ce22">
            <text:p>36,994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3 population estimates)</text:p>
          </table:table-cell>
          <table:table-cell table:number-columns-repeated="7" table:style-name="ce22"/>
          <table:table-cell table:number-columns-repeated="9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10.96181125240906" table:style-name="ce26">
            <text:p>411.0</text:p>
          </table:table-cell>
          <table:table-cell office:value-type="float" office:value="16.737911518988266" table:style-name="ce26">
            <text:p>16.7</text:p>
          </table:table-cell>
          <table:table-cell office:value-type="float" office:value="56.335977928971708" table:style-name="ce26">
            <text:p>56.3</text:p>
          </table:table-cell>
          <table:table-cell office:value-type="float" office:value="5.7387891350291378" table:style-name="ce26">
            <text:p>5.7</text:p>
          </table:table-cell>
          <table:table-cell office:value-type="float" office:value="2.593391792547044" table:style-name="ce26">
            <text:p>2.6</text:p>
          </table:table-cell>
          <table:table-cell office:value-type="float" office:value="8.1402622735043835" table:style-name="ce26">
            <text:p>8.1</text:p>
          </table:table-cell>
          <table:table-cell office:value-type="float" office:value="500.50814390144956" table:style-name="ce26">
            <text:p>500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35.33405788328179" table:style-name="ce26">
            <text:p>435.3</text:p>
          </table:table-cell>
          <table:table-cell office:value-type="float" office:value="17.640773391372413" table:style-name="ce26">
            <text:p>17.6</text:p>
          </table:table-cell>
          <table:table-cell office:value-type="float" office:value="43.432733702553477" table:style-name="ce26">
            <text:p>43.4</text:p>
          </table:table-cell>
          <table:table-cell office:value-type="float" office:value="9.2021128326993509" table:style-name="ce26">
            <text:p>9.2</text:p>
          </table:table-cell>
          <table:table-cell office:value-type="float" office:value="2.3549750396296911" table:style-name="ce26">
            <text:p>2.4</text:p>
          </table:table-cell>
          <table:table-cell office:value-type="float" office:value="8.7979322170383742" table:style-name="ce26">
            <text:p>8.8</text:p>
          </table:table-cell>
          <table:table-cell office:value-type="float" office:value="516.76258506657507" table:style-name="ce26">
            <text:p>516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31.30574722118661" table:style-name="ce26">
            <text:p>431.3</text:p>
          </table:table-cell>
          <table:table-cell office:value-type="float" office:value="20.414747148121574" table:style-name="ce26">
            <text:p>20.4</text:p>
          </table:table-cell>
          <table:table-cell office:value-type="float" office:value="48.164662373939386" table:style-name="ce26">
            <text:p>48.2</text:p>
          </table:table-cell>
          <table:table-cell office:value-type="float" office:value="8.1244578667630876" table:style-name="ce26">
            <text:p>8.1</text:p>
          </table:table-cell>
          <table:table-cell office:value-type="float" office:value="2.3427649684977263" table:style-name="ce26">
            <text:p>2.3</text:p>
          </table:table-cell>
          <table:table-cell office:value-type="float" office:value="11.520670849484141" table:style-name="ce26">
            <text:p>11.5</text:p>
          </table:table-cell>
          <table:table-cell office:value-type="float" office:value="521.87305042799255" table:style-name="ce26">
            <text:p>521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493.29390794717415" table:style-name="ce26">
            <text:p>493.3</text:p>
          </table:table-cell>
          <table:table-cell office:value-type="float" office:value="24.526124500921885" table:style-name="ce26">
            <text:p>24.5</text:p>
          </table:table-cell>
          <table:table-cell office:value-type="float" office:value="65.137563009257562" table:style-name="ce26">
            <text:p>65.1</text:p>
          </table:table-cell>
          <table:table-cell office:value-type="float" office:value="10.46463055335507" table:style-name="ce26">
            <text:p>10.5</text:p>
          </table:table-cell>
          <table:table-cell office:value-type="float" office:value="2.6381202284370313" table:style-name="ce26">
            <text:p>2.6</text:p>
          </table:table-cell>
          <table:table-cell office:value-type="float" office:value="14.726242837966749" table:style-name="ce26">
            <text:p>14.7</text:p>
          </table:table-cell>
          <table:table-cell office:value-type="float" office:value="610.78658907711235" table:style-name="ce26">
            <text:p>610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04.24303471259873" table:style-name="ce26">
            <text:p>504.2</text:p>
          </table:table-cell>
          <table:table-cell office:value-type="float" office:value="19.589540403107684" table:style-name="ce26">
            <text:p>19.6</text:p>
          </table:table-cell>
          <table:table-cell office:value-type="float" office:value="71.281855361117877" table:style-name="ce26">
            <text:p>71.3</text:p>
          </table:table-cell>
          <table:table-cell office:value-type="float" office:value="10.56388412310616" table:style-name="ce26">
            <text:p>10.6</text:p>
          </table:table-cell>
          <table:table-cell office:value-type="float" office:value="2.6866561686302317" table:style-name="ce26">
            <text:p>2.7</text:p>
          </table:table-cell>
          <table:table-cell office:value-type="float" office:value="10.812354882503287" table:style-name="ce26">
            <text:p>10.8</text:p>
          </table:table-cell>
          <table:table-cell office:value-type="float" office:value="619.17732565106394" table:style-name="ce26">
            <text:p>619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32.29224766713878" table:style-name="ce26">
            <text:p>532.3</text:p>
          </table:table-cell>
          <table:table-cell office:value-type="float" office:value="24.824958780981866" table:style-name="ce26">
            <text:p>24.8</text:p>
          </table:table-cell>
          <table:table-cell office:value-type="float" office:value="60.50802387369253" table:style-name="ce26">
            <text:p>60.5</text:p>
          </table:table-cell>
          <table:table-cell office:value-type="float" office:value="8.048142402407457" table:style-name="ce26">
            <text:p>8.0</text:p>
          </table:table-cell>
          <table:table-cell office:value-type="float" office:value="2.346591102805446" table:style-name="ce26">
            <text:p>2.3</text:p>
          </table:table-cell>
          <table:table-cell office:value-type="float" office:value="13.600554502231967" table:style-name="ce26">
            <text:p>13.6</text:p>
          </table:table-cell>
          <table:table-cell office:value-type="float" office:value="641.62051832925806" table:style-name="ce26">
            <text:p>641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7.93539146453975" table:style-name="ce26">
            <text:p>307.9</text:p>
          </table:table-cell>
          <table:table-cell office:value-type="float" office:value="15.352636209556545" table:style-name="ce26">
            <text:p>15.4</text:p>
          </table:table-cell>
          <table:table-cell office:value-type="float" office:value="25.17675028975701" table:style-name="ce26">
            <text:p>25.2</text:p>
          </table:table-cell>
          <table:table-cell office:value-type="float" office:value="2.3886314261153787" table:style-name="ce26">
            <text:p>2.4</text:p>
          </table:table-cell>
          <table:table-cell office:value-type="float" office:value="2.4006316138410879" table:style-name="ce26">
            <text:p>2.4</text:p>
          </table:table-cell>
          <table:table-cell office:value-type="float" office:value="3.916576120695749" table:style-name="ce26">
            <text:p>3.9</text:p>
          </table:table-cell>
          <table:table-cell office:value-type="float" office:value="357.17061712450555" table:style-name="ce26">
            <text:p>357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number-columns-repeated="2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53.93872092364677" table:style-name="ce26">
            <text:p>553.9</text:p>
          </table:table-cell>
          <table:table-cell office:value-type="float" office:value="25.224887308979138" table:style-name="ce26">
            <text:p>25.2</text:p>
          </table:table-cell>
          <table:table-cell office:value-type="float" office:value="63.805056646330684" table:style-name="ce26">
            <text:p>63.8</text:p>
          </table:table-cell>
          <table:table-cell office:value-type="float" office:value="7.3196562665124159" table:style-name="ce26">
            <text:p>7.3</text:p>
          </table:table-cell>
          <table:table-cell office:value-type="float" office:value="2.4924294516791683" table:style-name="ce26">
            <text:p>2.5</text:p>
          </table:table-cell>
          <table:table-cell office:value-type="float" office:value="8.6367826858551702" table:style-name="ce26">
            <text:p>8.6</text:p>
          </table:table-cell>
          <table:table-cell office:value-type="float" office:value="661.41753328300319" table:style-name="ce26">
            <text:p>661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46.75872764683834" table:style-name="ce26">
            <text:p>546.8</text:p>
          </table:table-cell>
          <table:table-cell office:value-type="float" office:value="29.321471773162539" table:style-name="ce26">
            <text:p>29.3</text:p>
          </table:table-cell>
          <table:table-cell office:value-type="float" office:value="78.490849534038915" table:style-name="ce26">
            <text:p>78.5</text:p>
          </table:table-cell>
          <table:table-cell office:value-type="float" office:value="8.4654943334334405" table:style-name="ce26">
            <text:p>8.5</text:p>
          </table:table-cell>
          <table:table-cell office:value-type="float" office:value="3.4491254919717829" table:style-name="ce26">
            <text:p>3.4</text:p>
          </table:table-cell>
          <table:table-cell office:value-type="float" office:value="17.368358903933821" table:style-name="ce26">
            <text:p>17.4</text:p>
          </table:table-cell>
          <table:table-cell office:value-type="float" office:value="683.85402768337883" table:style-name="ce26">
            <text:p>683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67.25686904553959" table:style-name="ce26">
            <text:p>467.3</text:p>
          </table:table-cell>
          <table:table-cell office:value-type="float" office:value="21.505716695989218" table:style-name="ce26">
            <text:p>21.5</text:p>
          </table:table-cell>
          <table:table-cell office:value-type="float" office:value="55.174193310759591" table:style-name="ce26">
            <text:p>55.2</text:p>
          </table:table-cell>
          <table:table-cell office:value-type="float" office:value="7.605751157547652" table:style-name="ce26">
            <text:p>7.6</text:p>
          </table:table-cell>
          <table:table-cell office:value-type="float" office:value="2.5623114562617695" table:style-name="ce26">
            <text:p>2.6</text:p>
          </table:table-cell>
          <table:table-cell office:value-type="float" office:value="10.35166699504437" table:style-name="ce26">
            <text:p>10.4</text:p>
          </table:table-cell>
          <table:table-cell office:value-type="float" office:value="564.45650866114215" table:style-name="ce26">
            <text:p>564.5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81.51804495959658" table:style-name="ce26">
            <text:p>481.5</text:p>
          </table:table-cell>
          <table:table-cell office:value-type="float" office:value="19.609643357215067" table:style-name="ce26">
            <text:p>19.6</text:p>
          </table:table-cell>
          <table:table-cell office:value-type="float" office:value="60.412105844384207" table:style-name="ce26">
            <text:p>60.4</text:p>
          </table:table-cell>
          <table:table-cell office:value-type="float" office:value="6.9633780299324028" table:style-name="ce26">
            <text:p>7.0</text:p>
          </table:table-cell>
          <table:table-cell office:value-type="float" office:value="3.1981448294387644" table:style-name="ce26">
            <text:p>3.2</text:p>
          </table:table-cell>
          <table:table-cell office:value-type="float" office:value="16.693420606979213" table:style-name="ce26">
            <text:p>16.7</text:p>
          </table:table-cell>
          <table:table-cell office:value-type="float" office:value="588.39473762754619" table:style-name="ce26">
            <text:p>588.4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44.38162809467508" table:style-name="ce26">
            <text:p>444.4</text:p>
          </table:table-cell>
          <table:table-cell office:value-type="float" office:value="14.668994125044579" table:style-name="ce26">
            <text:p>14.7</text:p>
          </table:table-cell>
          <table:table-cell office:value-type="float" office:value="48.239578054319871" table:style-name="ce26">
            <text:p>48.2</text:p>
          </table:table-cell>
          <table:table-cell office:value-type="float" office:value="6.8468569926985383" table:style-name="ce26">
            <text:p>6.8</text:p>
          </table:table-cell>
          <table:table-cell office:value-type="float" office:value="2.9207725660228618" table:style-name="ce26">
            <text:p>2.9</text:p>
          </table:table-cell>
          <table:table-cell office:value-type="float" office:value="14.597293391144396" table:style-name="ce26">
            <text:p>14.6</text:p>
          </table:table-cell>
          <table:table-cell office:value-type="float" office:value="531.65512322390521" table:style-name="ce26">
            <text:p>531.7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477.50865346384472" table:style-name="ce26">
            <text:p>477.5</text:p>
          </table:table-cell>
          <table:table-cell office:value-type="float" office:value="21.300043552943222" table:style-name="ce26">
            <text:p>21.3</text:p>
          </table:table-cell>
          <table:table-cell office:value-type="float" office:value="55.971176279040336" table:style-name="ce26">
            <text:p>56.0</text:p>
          </table:table-cell>
          <table:table-cell office:value-type="float" office:value="7.6435632136455158" table:style-name="ce26">
            <text:p>7.6</text:p>
          </table:table-cell>
          <table:table-cell office:value-type="float" office:value="2.6585713398189532" table:style-name="ce26">
            <text:p>2.7</text:p>
          </table:table-cell>
          <table:table-cell office:value-type="float" office:value="11.361275718584624" table:style-name="ce26">
            <text:p>11.4</text:p>
          </table:table-cell>
          <table:table-cell office:value-type="float" office:value="576.4432835678773" table:style-name="ce26">
            <text:p>576.4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Northern Ireland</text:p>
          </table:table-cell>
          <table:table-cell office:value-type="float" office:value="483.32399677547176" table:style-name="ce26">
            <text:p>483.3</text:p>
          </table:table-cell>
          <table:table-cell office:value-type="float" office:value="14.935031220538606" table:style-name="ce26">
            <text:p>14.9</text:p>
          </table:table-cell>
          <table:table-cell office:value-type="float" office:value="53.304731585347525" table:style-name="ce26">
            <text:p>53.3</text:p>
          </table:table-cell>
          <table:table-cell office:value-type="float" office:value="12.563636612059188" table:style-name="ce26">
            <text:p>12.6</text:p>
          </table:table-cell>
          <table:table-cell office:value-type="float" office:value="3.0496386068944785" table:style-name="ce26">
            <text:p>3.0</text:p>
          </table:table-cell>
          <table:table-cell office:value-type="float" office:value="15.851015863039528" table:style-name="ce26">
            <text:p>15.9</text:p>
          </table:table-cell>
          <table:table-cell office:value-type="float" office:value="583.028050663351" table:style-name="ce26">
            <text:p>583.0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United Kingdom</text:p>
          </table:table-cell>
          <table:table-cell office:value-type="float" office:value="478.07900064477934" table:style-name="ce28">
            <text:p>478.1</text:p>
          </table:table-cell>
          <table:table-cell office:value-type="float" office:value="21.12734081146727" table:style-name="ce28">
            <text:p>21.1</text:p>
          </table:table-cell>
          <table:table-cell office:value-type="float" office:value="55.928935691070244" table:style-name="ce28">
            <text:p>55.9</text:p>
          </table:table-cell>
          <table:table-cell office:value-type="float" office:value="7.7899681048414227" table:style-name="ce28">
            <text:p>7.8</text:p>
          </table:table-cell>
          <table:table-cell office:value-type="float" office:value="2.671402431991412" table:style-name="ce28">
            <text:p>2.7</text:p>
          </table:table-cell>
          <table:table-cell office:value-type="float" office:value="11.494274748370868" table:style-name="ce28">
            <text:p>11.5</text:p>
          </table:table-cell>
          <table:table-cell office:value-type="float" office:value="577.09092243252053" table:style-name="ce28">
            <text:p>577.1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2. <text:s/>Refers to vehicles that are between keepers in Great Britain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office:value-type="string" table:style-name="ce2">
            <text:p>4. <text:s/>Refers to vehicles that are between keepers in Northern Ireland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2" table:style-name="ce2"/>
          <table:table-cell table:number-columns-repeated="16376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: 11 December 2014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Next update: April 2015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23" table:style-name="ro2">
          <table:table-cell table:number-columns-repeated="16384"/>
        </table:table-row>
      </table:table>
      <table:table table:name="2013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including per head of population, Great Britain, 2013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7">
          <table:table-cell office:value-type="string" table:style-name="ce21">
            <text:p>North East</text:p>
          </table:table-cell>
          <table:table-cell office:value-type="float" office:value="1054.598" table:style-name="ce22">
            <text:p>1,054.6</text:p>
          </table:table-cell>
          <table:table-cell office:value-type="float" office:value="38.095999999999997" table:style-name="ce22">
            <text:p>38.1</text:p>
          </table:table-cell>
          <table:table-cell office:value-type="float" office:value="142.02799999999999" table:style-name="ce22">
            <text:p>142.0</text:p>
          </table:table-cell>
          <table:table-cell office:value-type="float" office:value="14.73" table:style-name="ce22">
            <text:p>14.7</text:p>
          </table:table-cell>
          <table:table-cell office:value-type="float" office:value="6.6369999999999996" table:style-name="ce22">
            <text:p>6.6</text:p>
          </table:table-cell>
          <table:table-cell office:value-type="float" office:value="20.491" table:style-name="ce22">
            <text:p>20.5</text:p>
          </table:table-cell>
          <table:table-cell office:value-type="float" office:value="1276.58" table:style-name="ce22">
            <text:p>1,276.6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042.6840000000002" table:style-name="ce22">
            <text:p>3,042.7</text:p>
          </table:table-cell>
          <table:table-cell office:value-type="float" office:value="115.821" table:style-name="ce22">
            <text:p>115.8</text:p>
          </table:table-cell>
          <table:table-cell office:value-type="float" office:value="298.64699999999999" table:style-name="ce22">
            <text:p>298.6</text:p>
          </table:table-cell>
          <table:table-cell office:value-type="float" office:value="65.203999999999994" table:style-name="ce22">
            <text:p>65.2</text:p>
          </table:table-cell>
          <table:table-cell office:value-type="float" office:value="16.582999999999998" table:style-name="ce22">
            <text:p>16.6</text:p>
          </table:table-cell>
          <table:table-cell office:value-type="float" office:value="60.466000000000001" table:style-name="ce22">
            <text:p>60.5</text:p>
          </table:table-cell>
          <table:table-cell office:value-type="float" office:value="3599.4050000000002" table:style-name="ce22">
            <text:p>3,599.4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260.502" table:style-name="ce22">
            <text:p>2,260.5</text:p>
          </table:table-cell>
          <table:table-cell office:value-type="float" office:value="98.19" table:style-name="ce22">
            <text:p>98.2</text:p>
          </table:table-cell>
          <table:table-cell office:value-type="float" office:value="248.00200000000001" table:style-name="ce22">
            <text:p>248.0</text:p>
          </table:table-cell>
          <table:table-cell office:value-type="float" office:value="42.356999999999999" table:style-name="ce22">
            <text:p>42.4</text:p>
          </table:table-cell>
          <table:table-cell office:value-type="float" office:value="12.5" table:style-name="ce22">
            <text:p>12.5</text:p>
          </table:table-cell>
          <table:table-cell office:value-type="float" office:value="59.713999999999999" table:style-name="ce22">
            <text:p>59.7</text:p>
          </table:table-cell>
          <table:table-cell office:value-type="float" office:value="2721.2649999999999" table:style-name="ce22">
            <text:p>2,721.3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221.9380000000001" table:style-name="ce22">
            <text:p>2,221.9</text:p>
          </table:table-cell>
          <table:table-cell office:value-type="float" office:value="101.73699999999999" table:style-name="ce22">
            <text:p>101.7</text:p>
          </table:table-cell>
          <table:table-cell office:value-type="float" office:value="289.13799999999998" table:style-name="ce22">
            <text:p>289.1</text:p>
          </table:table-cell>
          <table:table-cell office:value-type="float" office:value="47.902000000000001" table:style-name="ce22">
            <text:p>47.9</text:p>
          </table:table-cell>
          <table:table-cell office:value-type="float" office:value="12.233000000000001" table:style-name="ce22">
            <text:p>12.2</text:p>
          </table:table-cell>
          <table:table-cell office:value-type="float" office:value="66.456000000000003" table:style-name="ce22">
            <text:p>66.5</text:p>
          </table:table-cell>
          <table:table-cell office:value-type="float" office:value="2739.404" table:style-name="ce22">
            <text:p>2,739.4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805.7310000000002" table:style-name="ce22">
            <text:p>2,805.7</text:p>
          </table:table-cell>
          <table:table-cell office:value-type="float" office:value="101.232" table:style-name="ce22">
            <text:p>101.2</text:p>
          </table:table-cell>
          <table:table-cell office:value-type="float" office:value="383.25099999999998" table:style-name="ce22">
            <text:p>383.3</text:p>
          </table:table-cell>
          <table:table-cell office:value-type="float" office:value="58.2" table:style-name="ce22">
            <text:p>58.2</text:p>
          </table:table-cell>
          <table:table-cell office:value-type="float" office:value="15.317" table:style-name="ce22">
            <text:p>15.3</text:p>
          </table:table-cell>
          <table:table-cell office:value-type="float" office:value="59.369" table:style-name="ce22">
            <text:p>59.4</text:p>
          </table:table-cell>
          <table:table-cell office:value-type="float" office:value="3423.1" table:style-name="ce22">
            <text:p>3,423.1</text:p>
          </table:table-cell>
          <table:table-cell table:style-name="ce49"/>
          <table:table-cell table:style-name="ce42"/>
          <table:table-cell table:number-columns-repeated="16374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3103.9119999999998" table:style-name="ce22">
            <text:p>3,103.9</text:p>
          </table:table-cell>
          <table:table-cell office:value-type="float" office:value="136.477" table:style-name="ce22">
            <text:p>136.5</text:p>
          </table:table-cell>
          <table:table-cell office:value-type="float" office:value="345.95100000000002" table:style-name="ce22">
            <text:p>346.0</text:p>
          </table:table-cell>
          <table:table-cell office:value-type="float" office:value="48.441000000000003" table:style-name="ce22">
            <text:p>48.4</text:p>
          </table:table-cell>
          <table:table-cell office:value-type="float" office:value="13.976000000000001" table:style-name="ce22">
            <text:p>14.0</text:p>
          </table:table-cell>
          <table:table-cell office:value-type="float" office:value="78.343999999999994" table:style-name="ce22">
            <text:p>78.3</text:p>
          </table:table-cell>
          <table:table-cell office:value-type="float" office:value="3727.1010000000001" table:style-name="ce22">
            <text:p>3,727.1</text:p>
          </table:table-cell>
          <table:table-cell table:style-name="ce49"/>
          <table:table-cell table:style-name="ce42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49.2750000000001" table:style-name="ce22">
            <text:p>2,549.3</text:p>
          </table:table-cell>
          <table:table-cell office:value-type="float" office:value="124.96599999999999" table:style-name="ce22">
            <text:p>125.0</text:p>
          </table:table-cell>
          <table:table-cell office:value-type="float" office:value="205.577" table:style-name="ce22">
            <text:p>205.6</text:p>
          </table:table-cell>
          <table:table-cell office:value-type="float" office:value="19.831" table:style-name="ce22">
            <text:p>19.8</text:p>
          </table:table-cell>
          <table:table-cell office:value-type="float" office:value="20.058" table:style-name="ce22">
            <text:p>20.1</text:p>
          </table:table-cell>
          <table:table-cell office:value-type="float" office:value="32.234000000000002" table:style-name="ce22">
            <text:p>32.2</text:p>
          </table:table-cell>
          <table:table-cell office:value-type="float" office:value="2951.9409999999998" table:style-name="ce22">
            <text:p>2,951.9</text:p>
          </table:table-cell>
          <table:table-cell table:style-name="ce49"/>
          <table:table-cell table:style-name="ce42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770.6059999999998" table:style-name="ce22">
            <text:p>4,770.6</text:p>
          </table:table-cell>
          <table:table-cell office:value-type="float" office:value="207.83099999999999" table:style-name="ce22">
            <text:p>207.8</text:p>
          </table:table-cell>
          <table:table-cell office:value-type="float" office:value="540.01900000000001" table:style-name="ce22">
            <text:p>540.0</text:p>
          </table:table-cell>
          <table:table-cell office:value-type="float" office:value="61.953000000000003" table:style-name="ce22">
            <text:p>62.0</text:p>
          </table:table-cell>
          <table:table-cell office:value-type="float" office:value="21.710999999999999" table:style-name="ce22">
            <text:p>21.7</text:p>
          </table:table-cell>
          <table:table-cell office:value-type="float" office:value="73.27" table:style-name="ce22">
            <text:p>73.3</text:p>
          </table:table-cell>
          <table:table-cell office:value-type="float" office:value="5675.39" table:style-name="ce22">
            <text:p>5,675.4</text:p>
          </table:table-cell>
          <table:table-cell table:style-name="ce49"/>
          <table:table-cell table:style-name="ce42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872.7739999999999" table:style-name="ce22">
            <text:p>2,872.8</text:p>
          </table:table-cell>
          <table:table-cell office:value-type="float" office:value="147.679" table:style-name="ce22">
            <text:p>147.7</text:p>
          </table:table-cell>
          <table:table-cell office:value-type="float" office:value="403.64299999999997" table:style-name="ce22">
            <text:p>403.6</text:p>
          </table:table-cell>
          <table:table-cell office:value-type="float" office:value="44.786000000000001" table:style-name="ce22">
            <text:p>44.8</text:p>
          </table:table-cell>
          <table:table-cell office:value-type="float" office:value="18.195" table:style-name="ce22">
            <text:p>18.2</text:p>
          </table:table-cell>
          <table:table-cell office:value-type="float" office:value="91.04" table:style-name="ce22">
            <text:p>91.0</text:p>
          </table:table-cell>
          <table:table-cell office:value-type="float" office:value="3578.1170000000002" table:style-name="ce22">
            <text:p>3,578.1</text:p>
          </table:table-cell>
          <table:table-cell table:style-name="ce49"/>
          <table:table-cell table:style-name="ce42"/>
          <table:table-cell table:number-columns-repeated="7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4682.02" table:style-name="ce22">
            <text:p>24,682.0</text:p>
          </table:table-cell>
          <table:table-cell office:value-type="float" office:value="1072.029" table:style-name="ce22">
            <text:p>1,072.0</text:p>
          </table:table-cell>
          <table:table-cell office:value-type="float" office:value="2856.2559999999999" table:style-name="ce22">
            <text:p>2,856.3</text:p>
          </table:table-cell>
          <table:table-cell office:value-type="float" office:value="403.404" table:style-name="ce22">
            <text:p>403.4</text:p>
          </table:table-cell>
          <table:table-cell office:value-type="float" office:value="137.21" table:style-name="ce22">
            <text:p>137.2</text:p>
          </table:table-cell>
          <table:table-cell office:value-type="float" office:value="541.38400000000001" table:style-name="ce22">
            <text:p>541.4</text:p>
          </table:table-cell>
          <table:table-cell office:value-type="float" office:value="29692.303" table:style-name="ce22">
            <text:p>29,692.3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460.2339999999999" table:style-name="ce22">
            <text:p>1,460.2</text:p>
          </table:table-cell>
          <table:table-cell office:value-type="float" office:value="54.673999999999999" table:style-name="ce22">
            <text:p>54.7</text:p>
          </table:table-cell>
          <table:table-cell office:value-type="float" office:value="179.048" table:style-name="ce22">
            <text:p>179.0</text:p>
          </table:table-cell>
          <table:table-cell office:value-type="float" office:value="20.978000000000002" table:style-name="ce22">
            <text:p>21.0</text:p>
          </table:table-cell>
          <table:table-cell office:value-type="float" office:value="9.8130000000000006" table:style-name="ce22">
            <text:p>9.8</text:p>
          </table:table-cell>
          <table:table-cell office:value-type="float" office:value="49.707999999999998" table:style-name="ce22">
            <text:p>49.7</text:p>
          </table:table-cell>
          <table:table-cell office:value-type="float" office:value="1774.4549999999999" table:style-name="ce22">
            <text:p>1,774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319.1689999999999" table:style-name="ce22">
            <text:p>2,319.2</text:p>
          </table:table-cell>
          <table:table-cell office:value-type="float" office:value="65.965999999999994" table:style-name="ce22">
            <text:p>66.0</text:p>
          </table:table-cell>
          <table:table-cell office:value-type="float" office:value="247.429" table:style-name="ce22">
            <text:p>247.4</text:p>
          </table:table-cell>
          <table:table-cell office:value-type="float" office:value="35.713999999999999" table:style-name="ce22">
            <text:p>35.7</text:p>
          </table:table-cell>
          <table:table-cell office:value-type="float" office:value="15.268000000000001" table:style-name="ce22">
            <text:p>15.3</text:p>
          </table:table-cell>
          <table:table-cell office:value-type="float" office:value="75.691000000000003" table:style-name="ce22">
            <text:p>75.7</text:p>
          </table:table-cell>
          <table:table-cell office:value-type="float" office:value="2759.2370000000001" table:style-name="ce22">
            <text:p>2,759.2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</text:p>
          </table:table-cell>
          <table:table-cell office:value-type="float" office:value="677.44100000000003" table:style-name="ce22">
            <text:p>677.4</text:p>
          </table:table-cell>
          <table:table-cell office:value-type="float" office:value="25.872" table:style-name="ce22">
            <text:p>25.9</text:p>
          </table:table-cell>
          <table:table-cell office:value-type="float" office:value="70.355999999999995" table:style-name="ce22">
            <text:p>70.4</text:p>
          </table:table-cell>
          <table:table-cell office:value-type="float" office:value="8.6989999999999998" table:style-name="ce22">
            <text:p>8.7</text:p>
          </table:table-cell>
          <table:table-cell office:value-type="float" office:value="2.1309999999999998" table:style-name="ce22">
            <text:p>2.1</text:p>
          </table:table-cell>
          <table:table-cell office:value-type="float" office:value="19.350999999999999" table:style-name="ce22">
            <text:p>19.4</text:p>
          </table:table-cell>
          <table:table-cell office:value-type="float" office:value="803.85" table:style-name="ce22">
            <text:p>803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y unknown</text:p>
          </table:table-cell>
          <table:table-cell office:value-type="float" office:value="2.073" table:style-name="ce22">
            <text:p>2.1</text:p>
          </table:table-cell>
          <table:table-cell office:value-type="float" office:value="0.85799999999999998" table:style-name="ce22">
            <text:p>0.9</text:p>
          </table:table-cell>
          <table:table-cell office:value-type="float" office:value="0.80500000000000005" table:style-name="ce22">
            <text:p>0.8</text:p>
          </table:table-cell>
          <table:table-cell office:value-type="float" office:value="8.1000000000000003E-2" table:style-name="ce22">
            <text:p>0.1</text:p>
          </table:table-cell>
          <table:table-cell office:value-type="float" office:value="3.9E-2" table:style-name="ce22">
            <text:p>-</text:p>
          </table:table-cell>
          <table:table-cell office:value-type="float" office:value="0.78600000000000003" table:style-name="ce22">
            <text:p>0.8</text:p>
          </table:table-cell>
          <table:table-cell office:value-type="float" office:value="4.6420000000000003" table:style-name="ce22">
            <text:p>4.6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29140.937000000002" table:style-name="ce22">
            <text:p>29,140.9</text:p>
          </table:table-cell>
          <table:table-cell office:value-type="float" office:value="1219.3989999999999" table:style-name="ce22">
            <text:p>1,219.4</text:p>
          </table:table-cell>
          <table:table-cell office:value-type="float" office:value="3353.8939999999998" table:style-name="ce22">
            <text:p>3,353.9</text:p>
          </table:table-cell>
          <table:table-cell office:value-type="float" office:value="468.87599999999998" table:style-name="ce22">
            <text:p>468.9</text:p>
          </table:table-cell>
          <table:table-cell office:value-type="float" office:value="164.46100000000001" table:style-name="ce22">
            <text:p>164.5</text:p>
          </table:table-cell>
          <table:table-cell office:value-type="float" office:value="686.92" table:style-name="ce22">
            <text:p>686.9</text:p>
          </table:table-cell>
          <table:table-cell office:value-type="float" office:value="35034.487000000001" table:style-name="ce22">
            <text:p>35,034.5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2 population estimates)</text:p>
          </table:table-cell>
          <table:table-cell table:number-columns-repeated="7" table:style-name="ce22"/>
          <table:table-cell table:number-columns-repeated="9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05.2545622927322" table:style-name="ce26">
            <text:p>405.3</text:p>
          </table:table-cell>
          <table:table-cell office:value-type="float" office:value="14.639301236209366" table:style-name="ce26">
            <text:p>14.6</text:p>
          </table:table-cell>
          <table:table-cell office:value-type="float" office:value="54.577663691105208" table:style-name="ce26">
            <text:p>54.6</text:p>
          </table:table-cell>
          <table:table-cell office:value-type="float" office:value="5.6603556071336625" table:style-name="ce26">
            <text:p>5.7</text:p>
          </table:table-cell>
          <table:table-cell office:value-type="float" office:value="2.5504263519719017" table:style-name="ce26">
            <text:p>2.6</text:p>
          </table:table-cell>
          <table:table-cell office:value-type="float" office:value="7.8741579596589171" table:style-name="ce26">
            <text:p>7.9</text:p>
          </table:table-cell>
          <table:table-cell office:value-type="float" office:value="490.55646713881123" table:style-name="ce26">
            <text:p>490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29.49453138663512" table:style-name="ce26">
            <text:p>429.5</text:p>
          </table:table-cell>
          <table:table-cell office:value-type="float" office:value="16.348883459383707" table:style-name="ce26">
            <text:p>16.3</text:p>
          </table:table-cell>
          <table:table-cell office:value-type="float" office:value="42.155956160752936" table:style-name="ce26">
            <text:p>42.2</text:p>
          </table:table-cell>
          <table:table-cell office:value-type="float" office:value="9.2039664403316781" table:style-name="ce26">
            <text:p>9.2</text:p>
          </table:table-cell>
          <table:table-cell office:value-type="float" office:value="2.3407977344951258" table:style-name="ce26">
            <text:p>2.3</text:p>
          </table:table-cell>
          <table:table-cell office:value-type="float" office:value="8.5351670876187846" table:style-name="ce26">
            <text:p>8.5</text:p>
          </table:table-cell>
          <table:table-cell office:value-type="float" office:value="508.07930226921729" table:style-name="ce26">
            <text:p>508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25.17084404566674" table:style-name="ce26">
            <text:p>425.2</text:p>
          </table:table-cell>
          <table:table-cell office:value-type="float" office:value="18.46825403244236" table:style-name="ce26">
            <text:p>18.5</text:p>
          </table:table-cell>
          <table:table-cell office:value-type="float" office:value="46.645930711414302" table:style-name="ce26">
            <text:p>46.6</text:p>
          </table:table-cell>
          <table:table-cell office:value-type="float" office:value="7.9667973933410838" table:style-name="ce26">
            <text:p>8.0</text:p>
          </table:table-cell>
          <table:table-cell office:value-type="float" office:value="2.3510864182251705" table:style-name="ce26">
            <text:p>2.4</text:p>
          </table:table-cell>
          <table:table-cell office:value-type="float" office:value="11.231421950231827" table:style-name="ce26">
            <text:p>11.2</text:p>
          </table:table-cell>
          <table:table-cell office:value-type="float" office:value="511.83433455132149" table:style-name="ce26">
            <text:p>511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486.44239338962831" table:style-name="ce26">
            <text:p>486.4</text:p>
          </table:table-cell>
          <table:table-cell office:value-type="float" office:value="22.27298411399445" table:style-name="ce26">
            <text:p>22.3</text:p>
          </table:table-cell>
          <table:table-cell office:value-type="float" office:value="63.300137420526731" table:style-name="ce26">
            <text:p>63.3</text:p>
          </table:table-cell>
          <table:table-cell office:value-type="float" office:value="10.48704488070773" table:style-name="ce26">
            <text:p>10.5</text:p>
          </table:table-cell>
          <table:table-cell office:value-type="float" office:value="2.6781349427100678" table:style-name="ce26">
            <text:p>2.7</text:p>
          </table:table-cell>
          <table:table-cell office:value-type="float" office:value="14.549017882182643" table:style-name="ce26">
            <text:p>14.5</text:p>
          </table:table-cell>
          <table:table-cell office:value-type="float" office:value="599.72971262974977" table:style-name="ce26">
            <text:p>599.7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3"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497.24354279052682" table:style-name="ce26">
            <text:p>497.2</text:p>
          </table:table-cell>
          <table:table-cell office:value-type="float" office:value="17.94076421573223" table:style-name="ce26">
            <text:p>17.9</text:p>
          </table:table-cell>
          <table:table-cell office:value-type="float" office:value="67.921367022716069" table:style-name="ce26">
            <text:p>67.9</text:p>
          </table:table-cell>
          <table:table-cell office:value-type="float" office:value="10.314450740434012" table:style-name="ce26">
            <text:p>10.3</text:p>
          </table:table-cell>
          <table:table-cell office:value-type="float" office:value="2.7145436768252194" table:style-name="ce26">
            <text:p>2.7</text:p>
          </table:table-cell>
          <table:table-cell office:value-type="float" office:value="10.521625876440323" table:style-name="ce26">
            <text:p>10.5</text:p>
          </table:table-cell>
          <table:table-cell office:value-type="float" office:value="606.65629432267463" table:style-name="ce26">
            <text:p>606.7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25.43239369002799" table:style-name="ce26">
            <text:p>525.4</text:p>
          </table:table-cell>
          <table:table-cell office:value-type="float" office:value="23.102921988005445" table:style-name="ce26">
            <text:p>23.1</text:p>
          </table:table-cell>
          <table:table-cell office:value-type="float" office:value="58.56282717727143" table:style-name="ce26">
            <text:p>58.6</text:p>
          </table:table-cell>
          <table:table-cell office:value-type="float" office:value="8.2001263511138998" table:style-name="ce26">
            <text:p>8.2</text:p>
          </table:table-cell>
          <table:table-cell office:value-type="float" office:value="2.3658670523558119" table:style-name="ce26">
            <text:p>2.4</text:p>
          </table:table-cell>
          <table:table-cell office:value-type="float" office:value="13.262127100011712" table:style-name="ce26">
            <text:p>13.3</text:p>
          </table:table-cell>
          <table:table-cell office:value-type="float" office:value="630.9262633587864" table:style-name="ce26">
            <text:p>630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06.83218330817999" table:style-name="ce26">
            <text:p>306.8</text:p>
          </table:table-cell>
          <table:table-cell office:value-type="float" office:value="15.040978560292638" table:style-name="ce26">
            <text:p>15.0</text:p>
          </table:table-cell>
          <table:table-cell office:value-type="float" office:value="24.743364190974184" table:style-name="ce26">
            <text:p>24.7</text:p>
          </table:table-cell>
          <table:table-cell office:value-type="float" office:value="2.3868703953808503" table:style-name="ce26">
            <text:p>2.4</text:p>
          </table:table-cell>
          <table:table-cell office:value-type="float" office:value="2.414192243989163" table:style-name="ce26">
            <text:p>2.4</text:p>
          </table:table-cell>
          <table:table-cell office:value-type="float" office:value="3.8797025023804315" table:style-name="ce26">
            <text:p>3.9</text:p>
          </table:table-cell>
          <table:table-cell office:value-type="float" office:value="355.29729120119725" table:style-name="ce26">
            <text:p>355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46.79080870861776" table:style-name="ce26">
            <text:p>546.8</text:p>
          </table:table-cell>
          <table:table-cell office:value-type="float" office:value="23.820889959204496" table:style-name="ce26">
            <text:p>23.8</text:p>
          </table:table-cell>
          <table:table-cell office:value-type="float" office:value="61.895160851266922" table:style-name="ce26">
            <text:p>61.9</text:p>
          </table:table-cell>
          <table:table-cell office:value-type="float" office:value="7.100844415138245" table:style-name="ce26">
            <text:p>7.1</text:p>
          </table:table-cell>
          <table:table-cell office:value-type="float" office:value="2.488441771941091" table:style-name="ce26">
            <text:p>2.5</text:p>
          </table:table-cell>
          <table:table-cell office:value-type="float" office:value="8.3979608783622925" table:style-name="ce26">
            <text:p>8.4</text:p>
          </table:table-cell>
          <table:table-cell office:value-type="float" office:value="650.49410658453087" table:style-name="ce26">
            <text:p>650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38.00923171369141" table:style-name="ce26">
            <text:p>538.0</text:p>
          </table:table-cell>
          <table:table-cell office:value-type="float" office:value="27.657123508583073" table:style-name="ce26">
            <text:p>27.7</text:p>
          </table:table-cell>
          <table:table-cell office:value-type="float" office:value="75.593715452941836" table:style-name="ce26">
            <text:p>75.6</text:p>
          </table:table-cell>
          <table:table-cell office:value-type="float" office:value="8.3874615446705452" table:style-name="ce26">
            <text:p>8.4</text:p>
          </table:table-cell>
          <table:table-cell office:value-type="float" office:value="3.4075350065931449" table:style-name="ce26">
            <text:p>3.4</text:p>
          </table:table-cell>
          <table:table-cell office:value-type="float" office:value="17.04984814510799" table:style-name="ce26">
            <text:p>17.0</text:p>
          </table:table-cell>
          <table:table-cell office:value-type="float" office:value="670.10491537158805" table:style-name="ce26">
            <text:p>670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61.40025123318657" table:style-name="ce26">
            <text:p>461.4</text:p>
          </table:table-cell>
          <table:table-cell office:value-type="float" office:value="20.040274253455017" table:style-name="ce26">
            <text:p>20.0</text:p>
          </table:table-cell>
          <table:table-cell office:value-type="float" office:value="53.394221217967434" table:style-name="ce26">
            <text:p>53.4</text:p>
          </table:table-cell>
          <table:table-cell office:value-type="float" office:value="7.5411456172741298" table:style-name="ce26">
            <text:p>7.5</text:p>
          </table:table-cell>
          <table:table-cell office:value-type="float" office:value="2.5649735504511195" table:style-name="ce26">
            <text:p>2.6</text:p>
          </table:table-cell>
          <table:table-cell office:value-type="float" office:value="10.120513378306455" table:style-name="ce26">
            <text:p>10.1</text:p>
          </table:table-cell>
          <table:table-cell office:value-type="float" office:value="555.06137925064081" table:style-name="ce26">
            <text:p>555.1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75.01697262941894" table:style-name="ce26">
            <text:p>475.0</text:p>
          </table:table-cell>
          <table:table-cell office:value-type="float" office:value="17.785559000503241" table:style-name="ce26">
            <text:p>17.8</text:p>
          </table:table-cell>
          <table:table-cell office:value-type="float" office:value="58.244664153383781" table:style-name="ce26">
            <text:p>58.2</text:p>
          </table:table-cell>
          <table:table-cell office:value-type="float" office:value="6.8241843785447749" table:style-name="ce26">
            <text:p>6.8</text:p>
          </table:table-cell>
          <table:table-cell office:value-type="float" office:value="3.1921880687701343" table:style-name="ce26">
            <text:p>3.2</text:p>
          </table:table-cell>
          <table:table-cell office:value-type="float" office:value="16.170109499890536" table:style-name="ce26">
            <text:p>16.2</text:p>
          </table:table-cell>
          <table:table-cell office:value-type="float" office:value="577.23367773051143" table:style-name="ce26">
            <text:p>577.2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36.45908611863894" table:style-name="ce26">
            <text:p>436.5</text:p>
          </table:table-cell>
          <table:table-cell office:value-type="float" office:value="12.414558867810898" table:style-name="ce26">
            <text:p>12.4</text:p>
          </table:table-cell>
          <table:table-cell office:value-type="float" office:value="46.565228846732907" table:style-name="ce26">
            <text:p>46.6</text:p>
          </table:table-cell>
          <table:table-cell office:value-type="float" office:value="6.7212436013249013" table:style-name="ce26">
            <text:p>6.7</text:p>
          </table:table-cell>
          <table:table-cell office:value-type="float" office:value="2.8733815115928936" table:style-name="ce26">
            <text:p>2.9</text:p>
          </table:table-cell>
          <table:table-cell office:value-type="float" office:value="14.244768142125865" table:style-name="ce26">
            <text:p>14.2</text:p>
          </table:table-cell>
          <table:table-cell office:value-type="float" office:value="519.27826708822647" table:style-name="ce26">
            <text:p>519.3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470.91595994376087" table:style-name="ce28">
            <text:p>470.9</text:p>
          </table:table-cell>
          <table:table-cell office:value-type="float" office:value="19.70542164239475" table:style-name="ce28">
            <text:p>19.7</text:p>
          </table:table-cell>
          <table:table-cell office:value-type="float" office:value="54.198744966904101" table:style-name="ce28">
            <text:p>54.2</text:p>
          </table:table-cell>
          <table:table-cell office:value-type="float" office:value="7.5770107060933141" table:style-name="ce28">
            <text:p>7.6</text:p>
          </table:table-cell>
          <table:table-cell office:value-type="float" office:value="2.6576808318933209" table:style-name="ce28">
            <text:p>2.7</text:p>
          </table:table-cell>
          <table:table-cell office:value-type="float" office:value="11.100589909122281" table:style-name="ce28">
            <text:p>11.1</text:p>
          </table:table-cell>
          <table:table-cell office:value-type="float" office:value="566.15540800016868" table:style-name="ce28">
            <text:p>566.2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: 10 April 2014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Next update: April 2015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32" table:style-name="ro2">
          <table:table-cell table:number-columns-repeated="16384"/>
        </table:table-row>
      </table:table>
      <table:table table:name="2012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including per head of population, Great Britain, 2012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7">
          <table:table-cell office:value-type="string" table:style-name="ce21">
            <text:p>North East</text:p>
          </table:table-cell>
          <table:table-cell office:value-type="float" office:value="1043.279" table:style-name="ce22">
            <text:p>1,043.3</text:p>
          </table:table-cell>
          <table:table-cell office:value-type="float" office:value="38.808" table:style-name="ce22">
            <text:p>38.8</text:p>
          </table:table-cell>
          <table:table-cell office:value-type="float" office:value="141.01400000000001" table:style-name="ce22">
            <text:p>141.0</text:p>
          </table:table-cell>
          <table:table-cell office:value-type="float" office:value="14.875999999999999" table:style-name="ce22">
            <text:p>14.9</text:p>
          </table:table-cell>
          <table:table-cell office:value-type="float" office:value="6.7569999999999997" table:style-name="ce22">
            <text:p>6.8</text:p>
          </table:table-cell>
          <table:table-cell office:value-type="float" office:value="20.167000000000002" table:style-name="ce22">
            <text:p>20.2</text:p>
          </table:table-cell>
          <table:table-cell office:value-type="float" office:value="1264.9010000000001" table:style-name="ce22">
            <text:p>1,264.9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008.1930000000002" table:style-name="ce22">
            <text:p>3,008.2</text:p>
          </table:table-cell>
          <table:table-cell office:value-type="float" office:value="115.99299999999999" table:style-name="ce22">
            <text:p>116.0</text:p>
          </table:table-cell>
          <table:table-cell office:value-type="float" office:value="294.48599999999999" table:style-name="ce22">
            <text:p>294.5</text:p>
          </table:table-cell>
          <table:table-cell office:value-type="float" office:value="64.414000000000001" table:style-name="ce22">
            <text:p>64.4</text:p>
          </table:table-cell>
          <table:table-cell office:value-type="float" office:value="16.917000000000002" table:style-name="ce22">
            <text:p>16.9</text:p>
          </table:table-cell>
          <table:table-cell office:value-type="float" office:value="59.822000000000003" table:style-name="ce22">
            <text:p>59.8</text:p>
          </table:table-cell>
          <table:table-cell office:value-type="float" office:value="3559.8249999999998" table:style-name="ce22">
            <text:p>3,559.8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262.3969999999999" table:style-name="ce22">
            <text:p>2,262.4</text:p>
          </table:table-cell>
          <table:table-cell office:value-type="float" office:value="99.171999999999997" table:style-name="ce22">
            <text:p>99.2</text:p>
          </table:table-cell>
          <table:table-cell office:value-type="float" office:value="245.95699999999999" table:style-name="ce22">
            <text:p>246.0</text:p>
          </table:table-cell>
          <table:table-cell office:value-type="float" office:value="41.98" table:style-name="ce22">
            <text:p>42.0</text:p>
          </table:table-cell>
          <table:table-cell office:value-type="float" office:value="12.801" table:style-name="ce22">
            <text:p>12.8</text:p>
          </table:table-cell>
          <table:table-cell office:value-type="float" office:value="57.713000000000001" table:style-name="ce22">
            <text:p>57.7</text:p>
          </table:table-cell>
          <table:table-cell office:value-type="float" office:value="2720.02" table:style-name="ce22">
            <text:p>2,720.0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183.9369999999999" table:style-name="ce22">
            <text:p>2,183.9</text:p>
          </table:table-cell>
          <table:table-cell office:value-type="float" office:value="102.86499999999999" table:style-name="ce22">
            <text:p>102.9</text:p>
          </table:table-cell>
          <table:table-cell office:value-type="float" office:value="277.96699999999998" table:style-name="ce22">
            <text:p>278.0</text:p>
          </table:table-cell>
          <table:table-cell office:value-type="float" office:value="46.994999999999997" table:style-name="ce22">
            <text:p>47.0</text:p>
          </table:table-cell>
          <table:table-cell office:value-type="float" office:value="12.446" table:style-name="ce22">
            <text:p>12.4</text:p>
          </table:table-cell>
          <table:table-cell office:value-type="float" office:value="64.491" table:style-name="ce22">
            <text:p>64.5</text:p>
          </table:table-cell>
          <table:table-cell office:value-type="float" office:value="2688.701" table:style-name="ce22">
            <text:p>2,688.7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824.2629999999999" table:style-name="ce22">
            <text:p>2,824.3</text:p>
          </table:table-cell>
          <table:table-cell office:value-type="float" office:value="101.997" table:style-name="ce22">
            <text:p>102.0</text:p>
          </table:table-cell>
          <table:table-cell office:value-type="float" office:value="382.03399999999999" table:style-name="ce22">
            <text:p>382.0</text:p>
          </table:table-cell>
          <table:table-cell office:value-type="float" office:value="58.423000000000002" table:style-name="ce22">
            <text:p>58.4</text:p>
          </table:table-cell>
          <table:table-cell office:value-type="float" office:value="15.64" table:style-name="ce22">
            <text:p>15.6</text:p>
          </table:table-cell>
          <table:table-cell office:value-type="float" office:value="57.216999999999999" table:style-name="ce22">
            <text:p>57.2</text:p>
          </table:table-cell>
          <table:table-cell office:value-type="float" office:value="3439.5740000000001" table:style-name="ce22">
            <text:p>3,439.6</text:p>
          </table:table-cell>
          <table:table-cell table:style-name="ce49"/>
          <table:table-cell table:style-name="ce42"/>
          <table:table-cell table:number-columns-repeated="16374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978.7860000000001" table:style-name="ce22">
            <text:p>2,978.8</text:p>
          </table:table-cell>
          <table:table-cell office:value-type="float" office:value="137.304" table:style-name="ce22">
            <text:p>137.3</text:p>
          </table:table-cell>
          <table:table-cell office:value-type="float" office:value="330.279" table:style-name="ce22">
            <text:p>330.3</text:p>
          </table:table-cell>
          <table:table-cell office:value-type="float" office:value="46.497" table:style-name="ce22">
            <text:p>46.5</text:p>
          </table:table-cell>
          <table:table-cell office:value-type="float" office:value="14.015000000000001" table:style-name="ce22">
            <text:p>14.0</text:p>
          </table:table-cell>
          <table:table-cell office:value-type="float" office:value="75.864999999999995" table:style-name="ce22">
            <text:p>75.9</text:p>
          </table:table-cell>
          <table:table-cell office:value-type="float" office:value="3582.7460000000001" table:style-name="ce22">
            <text:p>3,582.7</text:p>
          </table:table-cell>
          <table:table-cell table:style-name="ce49"/>
          <table:table-cell table:style-name="ce42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35.453" table:style-name="ce22">
            <text:p>2,535.5</text:p>
          </table:table-cell>
          <table:table-cell office:value-type="float" office:value="125.464" table:style-name="ce22">
            <text:p>125.5</text:p>
          </table:table-cell>
          <table:table-cell office:value-type="float" office:value="202.989" table:style-name="ce22">
            <text:p>203.0</text:p>
          </table:table-cell>
          <table:table-cell office:value-type="float" office:value="19.628" table:style-name="ce22">
            <text:p>19.6</text:p>
          </table:table-cell>
          <table:table-cell office:value-type="float" office:value="18.806000000000001" table:style-name="ce22">
            <text:p>18.8</text:p>
          </table:table-cell>
          <table:table-cell office:value-type="float" office:value="31.33" table:style-name="ce22">
            <text:p>31.3</text:p>
          </table:table-cell>
          <table:table-cell office:value-type="float" office:value="2933.67" table:style-name="ce22">
            <text:p>2,933.7</text:p>
          </table:table-cell>
          <table:table-cell table:style-name="ce49"/>
          <table:table-cell table:style-name="ce42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683.7759999999998" table:style-name="ce22">
            <text:p>4,683.8</text:p>
          </table:table-cell>
          <table:table-cell office:value-type="float" office:value="208.43" table:style-name="ce22">
            <text:p>208.4</text:p>
          </table:table-cell>
          <table:table-cell office:value-type="float" office:value="526.44899999999996" table:style-name="ce22">
            <text:p>526.4</text:p>
          </table:table-cell>
          <table:table-cell office:value-type="float" office:value="59.581000000000003" table:style-name="ce22">
            <text:p>59.6</text:p>
          </table:table-cell>
          <table:table-cell office:value-type="float" office:value="23.324000000000002" table:style-name="ce22">
            <text:p>23.3</text:p>
          </table:table-cell>
          <table:table-cell office:value-type="float" office:value="70.777000000000001" table:style-name="ce22">
            <text:p>70.8</text:p>
          </table:table-cell>
          <table:table-cell office:value-type="float" office:value="5572.3370000000004" table:style-name="ce22">
            <text:p>5,572.3</text:p>
          </table:table-cell>
          <table:table-cell table:style-name="ce49"/>
          <table:table-cell table:style-name="ce42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822.7339999999999" table:style-name="ce22">
            <text:p>2,822.7</text:p>
          </table:table-cell>
          <table:table-cell office:value-type="float" office:value="148.82400000000001" table:style-name="ce22">
            <text:p>148.8</text:p>
          </table:table-cell>
          <table:table-cell office:value-type="float" office:value="391.12599999999998" table:style-name="ce22">
            <text:p>391.1</text:p>
          </table:table-cell>
          <table:table-cell office:value-type="float" office:value="43.898000000000003" table:style-name="ce22">
            <text:p>43.9</text:p>
          </table:table-cell>
          <table:table-cell office:value-type="float" office:value="17.852" table:style-name="ce22">
            <text:p>17.9</text:p>
          </table:table-cell>
          <table:table-cell office:value-type="float" office:value="88.596999999999994" table:style-name="ce22">
            <text:p>88.6</text:p>
          </table:table-cell>
          <table:table-cell office:value-type="float" office:value="3513.0309999999999" table:style-name="ce22">
            <text:p>3,513.0</text:p>
          </table:table-cell>
          <table:table-cell table:style-name="ce49"/>
          <table:table-cell table:style-name="ce42"/>
          <table:table-cell table:number-columns-repeated="7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4342.817999999999" table:style-name="ce22">
            <text:p>24,342.8</text:p>
          </table:table-cell>
          <table:table-cell office:value-type="float" office:value="1078.857" table:style-name="ce22">
            <text:p>1,078.9</text:p>
          </table:table-cell>
          <table:table-cell office:value-type="float" office:value="2792.3009999999999" table:style-name="ce22">
            <text:p>2,792.3</text:p>
          </table:table-cell>
          <table:table-cell office:value-type="float" office:value="396.29199999999997" table:style-name="ce22">
            <text:p>396.3</text:p>
          </table:table-cell>
          <table:table-cell office:value-type="float" office:value="138.55799999999999" table:style-name="ce22">
            <text:p>138.6</text:p>
          </table:table-cell>
          <table:table-cell office:value-type="float" office:value="525.97900000000004" table:style-name="ce22">
            <text:p>526.0</text:p>
          </table:table-cell>
          <table:table-cell office:value-type="float" office:value="29274.805" table:style-name="ce22">
            <text:p>29,274.8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447.433" table:style-name="ce22">
            <text:p>1,447.4</text:p>
          </table:table-cell>
          <table:table-cell office:value-type="float" office:value="54.375" table:style-name="ce22">
            <text:p>54.4</text:p>
          </table:table-cell>
          <table:table-cell office:value-type="float" office:value="175.994" table:style-name="ce22">
            <text:p>176.0</text:p>
          </table:table-cell>
          <table:table-cell office:value-type="float" office:value="20.760999999999999" table:style-name="ce22">
            <text:p>20.8</text:p>
          </table:table-cell>
          <table:table-cell office:value-type="float" office:value="9.9190000000000005" table:style-name="ce22">
            <text:p>9.9</text:p>
          </table:table-cell>
          <table:table-cell office:value-type="float" office:value="48.526000000000003" table:style-name="ce22">
            <text:p>48.5</text:p>
          </table:table-cell>
          <table:table-cell office:value-type="float" office:value="1757.008" table:style-name="ce22">
            <text:p>1,757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285.127" table:style-name="ce22">
            <text:p>2,285.1</text:p>
          </table:table-cell>
          <table:table-cell office:value-type="float" office:value="65.683999999999997" table:style-name="ce22">
            <text:p>65.7</text:p>
          </table:table-cell>
          <table:table-cell office:value-type="float" office:value="241.488" table:style-name="ce22">
            <text:p>241.5</text:p>
          </table:table-cell>
          <table:table-cell office:value-type="float" office:value="35.441000000000003" table:style-name="ce22">
            <text:p>35.4</text:p>
          </table:table-cell>
          <table:table-cell office:value-type="float" office:value="15.567" table:style-name="ce22">
            <text:p>15.6</text:p>
          </table:table-cell>
          <table:table-cell office:value-type="float" office:value="73.802999999999997" table:style-name="ce22">
            <text:p>73.8</text:p>
          </table:table-cell>
          <table:table-cell office:value-type="float" office:value="2717.11" table:style-name="ce22">
            <text:p>2,717.1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</text:p>
          </table:table-cell>
          <table:table-cell office:value-type="float" office:value="644.78800000000001" table:style-name="ce22">
            <text:p>644.8</text:p>
          </table:table-cell>
          <table:table-cell office:value-type="float" office:value="25.050999999999998" table:style-name="ce22">
            <text:p>25.1</text:p>
          </table:table-cell>
          <table:table-cell office:value-type="float" office:value="69.991" table:style-name="ce22">
            <text:p>70.0</text:p>
          </table:table-cell>
          <table:table-cell office:value-type="float" office:value="8.0289999999999999" table:style-name="ce22">
            <text:p>8.0</text:p>
          </table:table-cell>
          <table:table-cell office:value-type="float" office:value="2.2160000000000002" table:style-name="ce22">
            <text:p>2.2</text:p>
          </table:table-cell>
          <table:table-cell office:value-type="float" office:value="18.367999999999999" table:style-name="ce22">
            <text:p>18.4</text:p>
          </table:table-cell>
          <table:table-cell office:value-type="float" office:value="768.44299999999998" table:style-name="ce22">
            <text:p>768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y unknown</text:p>
          </table:table-cell>
          <table:table-cell office:value-type="float" office:value="2.2869999999999999" table:style-name="ce22">
            <text:p>2.3</text:p>
          </table:table-cell>
          <table:table-cell office:value-type="float" office:value="0.88200000000000001" table:style-name="ce22">
            <text:p>0.9</text:p>
          </table:table-cell>
          <table:table-cell office:value-type="float" office:value="0.84099999999999997" table:style-name="ce22">
            <text:p>0.8</text:p>
          </table:table-cell>
          <table:table-cell office:value-type="float" office:value="9.2999999999999999E-2" table:style-name="ce22">
            <text:p>0.1</text:p>
          </table:table-cell>
          <table:table-cell office:value-type="float" office:value="3.6999999999999998E-2" table:style-name="ce22">
            <text:p>-</text:p>
          </table:table-cell>
          <table:table-cell office:value-type="float" office:value="0.81599999999999995" table:style-name="ce22">
            <text:p>0.8</text:p>
          </table:table-cell>
          <table:table-cell office:value-type="float" office:value="4.9560000000000004" table:style-name="ce22">
            <text:p>5.0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28722.453000000001" table:style-name="ce22">
            <text:p>28,722.5</text:p>
          </table:table-cell>
          <table:table-cell office:value-type="float" office:value="1224.8489999999999" table:style-name="ce22">
            <text:p>1,224.8</text:p>
          </table:table-cell>
          <table:table-cell office:value-type="float" office:value="3280.6149999999998" table:style-name="ce22">
            <text:p>3,280.6</text:p>
          </table:table-cell>
          <table:table-cell office:value-type="float" office:value="460.61599999999999" table:style-name="ce22">
            <text:p>460.6</text:p>
          </table:table-cell>
          <table:table-cell office:value-type="float" office:value="166.297" table:style-name="ce22">
            <text:p>166.3</text:p>
          </table:table-cell>
          <table:table-cell office:value-type="float" office:value="667.49199999999996" table:style-name="ce22">
            <text:p>667.5</text:p>
          </table:table-cell>
          <table:table-cell office:value-type="float" office:value="34522.322" table:style-name="ce22">
            <text:p>34,522.3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1 population estimates)</text:p>
          </table:table-cell>
          <table:table-cell table:number-columns-repeated="7" table:style-name="ce22"/>
          <table:table-cell table:number-columns-repeated="9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401.72468232576045" table:style-name="ce26">
            <text:p>401.7</text:p>
          </table:table-cell>
          <table:table-cell office:value-type="float" office:value="14.943396226415095" table:style-name="ce26">
            <text:p>14.9</text:p>
          </table:table-cell>
          <table:table-cell office:value-type="float" office:value="54.298806314978826" table:style-name="ce26">
            <text:p>54.3</text:p>
          </table:table-cell>
          <table:table-cell office:value-type="float" office:value="5.7281478629187523" table:style-name="ce26">
            <text:p>5.7</text:p>
          </table:table-cell>
          <table:table-cell office:value-type="float" office:value="2.601848286484405" table:style-name="ce26">
            <text:p>2.6</text:p>
          </table:table-cell>
          <table:table-cell office:value-type="float" office:value="7.7654986522911056" table:style-name="ce26">
            <text:p>7.8</text:p>
          </table:table-cell>
          <table:table-cell office:value-type="float" office:value="487.06237966884868" table:style-name="ce26">
            <text:p>487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30.96086072032324" table:style-name="ce26">
            <text:p>431.0</text:p>
          </table:table-cell>
          <table:table-cell office:value-type="float" office:value="16.61743216526747" table:style-name="ce26">
            <text:p>16.6</text:p>
          </table:table-cell>
          <table:table-cell office:value-type="float" office:value="42.188762499641847" table:style-name="ce26">
            <text:p>42.2</text:p>
          </table:table-cell>
          <table:table-cell office:value-type="float" office:value="9.2281023466376322" table:style-name="ce26">
            <text:p>9.2</text:p>
          </table:table-cell>
          <table:table-cell office:value-type="float" office:value="2.4235695252285039" table:style-name="ce26">
            <text:p>2.4</text:p>
          </table:table-cell>
          <table:table-cell office:value-type="float" office:value="8.57024154035701" table:style-name="ce26">
            <text:p>8.6</text:p>
          </table:table-cell>
          <table:table-cell office:value-type="float" office:value="509.9889687974557" table:style-name="ce26">
            <text:p>510.0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28.45182183167947" table:style-name="ce26">
            <text:p>428.5</text:p>
          </table:table-cell>
          <table:table-cell office:value-type="float" office:value="18.781152942958865" table:style-name="ce26">
            <text:p>18.8</text:p>
          </table:table-cell>
          <table:table-cell office:value-type="float" office:value="46.579236421483223" table:style-name="ce26">
            <text:p>46.6</text:p>
          </table:table-cell>
          <table:table-cell office:value-type="float" office:value="7.9501552912658138" table:style-name="ce26">
            <text:p>8.0</text:p>
          </table:table-cell>
          <table:table-cell office:value-type="float" office:value="2.4242481630179533" table:style-name="ce26">
            <text:p>2.4</text:p>
          </table:table-cell>
          <table:table-cell office:value-type="float" office:value="10.929664419362171" table:style-name="ce26">
            <text:p>10.9</text:p>
          </table:table-cell>
          <table:table-cell office:value-type="float" office:value="515.11627906976742" table:style-name="ce26">
            <text:p>515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481.80749205788914" table:style-name="ce26">
            <text:p>481.8</text:p>
          </table:table-cell>
          <table:table-cell office:value-type="float" office:value="22.693478644546417" table:style-name="ce26">
            <text:p>22.7</text:p>
          </table:table-cell>
          <table:table-cell office:value-type="float" office:value="61.323464525238258" table:style-name="ce26">
            <text:p>61.3</text:p>
          </table:table-cell>
          <table:table-cell office:value-type="float" office:value="10.367763854571125" table:style-name="ce26">
            <text:p>10.4</text:p>
          </table:table-cell>
          <table:table-cell office:value-type="float" office:value="2.7457642075538296" table:style-name="ce26">
            <text:p>2.7</text:p>
          </table:table-cell>
          <table:table-cell office:value-type="float" office:value="14.227629721143662" table:style-name="ce26">
            <text:p>14.2</text:p>
          </table:table-cell>
          <table:table-cell office:value-type="float" office:value="593.16559301094242" table:style-name="ce26">
            <text:p>593.2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3"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11.64184782608692" table:style-name="ce26">
            <text:p>511.6</text:p>
          </table:table-cell>
          <table:table-cell office:value-type="float" office:value="18.477717391304349" table:style-name="ce26">
            <text:p>18.5</text:p>
          </table:table-cell>
          <table:table-cell office:value-type="float" office:value="69.209057971014502" table:style-name="ce26">
            <text:p>69.2</text:p>
          </table:table-cell>
          <table:table-cell office:value-type="float" office:value="10.583876811594203" table:style-name="ce26">
            <text:p>10.6</text:p>
          </table:table-cell>
          <table:table-cell office:value-type="float" office:value="2.8333333333333335" table:style-name="ce26">
            <text:p>2.8</text:p>
          </table:table-cell>
          <table:table-cell office:value-type="float" office:value="10.365398550724638" table:style-name="ce26">
            <text:p>10.4</text:p>
          </table:table-cell>
          <table:table-cell office:value-type="float" office:value="623.11123188405804" table:style-name="ce26">
            <text:p>623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11.25669367019088" table:style-name="ce26">
            <text:p>511.3</text:p>
          </table:table-cell>
          <table:table-cell office:value-type="float" office:value="23.565838253466978" table:style-name="ce26">
            <text:p>23.6</text:p>
          </table:table-cell>
          <table:table-cell office:value-type="float" office:value="56.686633255526573" table:style-name="ce26">
            <text:p>56.7</text:p>
          </table:table-cell>
          <table:table-cell office:value-type="float" office:value="7.9803995606206239" table:style-name="ce26">
            <text:p>8.0</text:p>
          </table:table-cell>
          <table:table-cell office:value-type="float" office:value="2.4054304544830427" table:style-name="ce26">
            <text:p>2.4</text:p>
          </table:table-cell>
          <table:table-cell office:value-type="float" office:value="13.020904846903749" table:style-name="ce26">
            <text:p>13.0</text:p>
          </table:table-cell>
          <table:table-cell office:value-type="float" office:value="614.91590004119189" table:style-name="ce26">
            <text:p>614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14.24093697713329" table:style-name="ce26">
            <text:p>314.2</text:p>
          </table:table-cell>
          <table:table-cell office:value-type="float" office:value="15.549854371940262" table:style-name="ce26">
            <text:p>15.5</text:p>
          </table:table-cell>
          <table:table-cell office:value-type="float" office:value="25.158207845324409" table:style-name="ce26">
            <text:p>25.2</text:p>
          </table:table-cell>
          <table:table-cell office:value-type="float" office:value="2.4326702608911202" table:style-name="ce26">
            <text:p>2.4</text:p>
          </table:table-cell>
          <table:table-cell office:value-type="float" office:value="2.3307925884612999" table:style-name="ce26">
            <text:p>2.3</text:p>
          </table:table-cell>
          <table:table-cell office:value-type="float" office:value="3.8830017971122266" table:style-name="ce26">
            <text:p>3.9</text:p>
          </table:table-cell>
          <table:table-cell office:value-type="float" office:value="363.59546384086264" table:style-name="ce26">
            <text:p>363.6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47.08061765599086" table:style-name="ce26">
            <text:p>547.1</text:p>
          </table:table-cell>
          <table:table-cell office:value-type="float" office:value="24.345317354638262" table:style-name="ce26">
            <text:p>24.3</text:p>
          </table:table-cell>
          <table:table-cell office:value-type="float" office:value="61.49099446352232" table:style-name="ce26">
            <text:p>61.5</text:p>
          </table:table-cell>
          <table:table-cell office:value-type="float" office:value="6.9592589996963126" table:style-name="ce26">
            <text:p>7.0</text:p>
          </table:table-cell>
          <table:table-cell office:value-type="float" office:value="2.724320788656061" table:style-name="ce26">
            <text:p>2.7</text:p>
          </table:table-cell>
          <table:table-cell office:value-type="float" office:value="8.2669890438479694" table:style-name="ce26">
            <text:p>8.3</text:p>
          </table:table-cell>
          <table:table-cell office:value-type="float" office:value="650.86749830635188" table:style-name="ce26">
            <text:p>650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33.73936391483562" table:style-name="ce26">
            <text:p>533.7</text:p>
          </table:table-cell>
          <table:table-cell office:value-type="float" office:value="28.140528684339902" table:style-name="ce26">
            <text:p>28.1</text:p>
          </table:table-cell>
          <table:table-cell office:value-type="float" office:value="73.956434595166954" table:style-name="ce26">
            <text:p>74.0</text:p>
          </table:table-cell>
          <table:table-cell office:value-type="float" office:value="8.3004954052112101" table:style-name="ce26">
            <text:p>8.3</text:p>
          </table:table-cell>
          <table:table-cell office:value-type="float" office:value="3.3755625307264681" table:style-name="ce26">
            <text:p>3.4</text:p>
          </table:table-cell>
          <table:table-cell office:value-type="float" office:value="16.752448663162273" table:style-name="ce26">
            <text:p>16.8</text:p>
          </table:table-cell>
          <table:table-cell office:value-type="float" office:value="664.26483379344245" table:style-name="ce26">
            <text:p>664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62.30430307242938" table:style-name="ce26">
            <text:p>462.3</text:p>
          </table:table-cell>
          <table:table-cell office:value-type="float" office:value="20.489009674221446" table:style-name="ce26">
            <text:p>20.5</text:p>
          </table:table-cell>
          <table:table-cell office:value-type="float" office:value="53.02971774974646" table:style-name="ce26">
            <text:p>53.0</text:p>
          </table:table-cell>
          <table:table-cell office:value-type="float" office:value="7.5261416682809354" table:style-name="ce26">
            <text:p>7.5</text:p>
          </table:table-cell>
          <table:table-cell office:value-type="float" office:value="2.6314110233708226" table:style-name="ce26">
            <text:p>2.6</text:p>
          </table:table-cell>
          <table:table-cell office:value-type="float" office:value="9.9890799424180621" table:style-name="ce26">
            <text:p>10.0</text:p>
          </table:table-cell>
          <table:table-cell office:value-type="float" office:value="555.9696631304671" table:style-name="ce26">
            <text:p>556.0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79.60769422442769" table:style-name="ce26">
            <text:p>479.6</text:p>
          </table:table-cell>
          <table:table-cell office:value-type="float" office:value="18.017185163978748" table:style-name="ce26">
            <text:p>18.0</text:p>
          </table:table-cell>
          <table:table-cell office:value-type="float" office:value="58.315705485044163" table:style-name="ce26">
            <text:p>58.3</text:p>
          </table:table-cell>
          <table:table-cell office:value-type="float" office:value="6.8791683896894309" table:style-name="ce26">
            <text:p>6.9</text:p>
          </table:table-cell>
          <table:table-cell office:value-type="float" office:value="3.2866659244414755" table:style-name="ce26">
            <text:p>3.3</text:p>
          </table:table-cell>
          <table:table-cell office:value-type="float" office:value="16.079115903765203" table:style-name="ce26">
            <text:p>16.1</text:p>
          </table:table-cell>
          <table:table-cell office:value-type="float" office:value="582.18553509134665" table:style-name="ce26">
            <text:p>582.2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35.18817938431056" table:style-name="ce26">
            <text:p>435.2</text:p>
          </table:table-cell>
          <table:table-cell office:value-type="float" office:value="12.50910797285186" table:style-name="ce26">
            <text:p>12.5</text:p>
          </table:table-cell>
          <table:table-cell office:value-type="float" office:value="45.98988286566059" table:style-name="ce26">
            <text:p>46.0</text:p>
          </table:table-cell>
          <table:table-cell office:value-type="float" office:value="6.7495173202886978" table:style-name="ce26">
            <text:p>6.7</text:p>
          </table:table-cell>
          <table:table-cell office:value-type="float" office:value="2.9646380216397437" table:style-name="ce26">
            <text:p>3.0</text:p>
          </table:table-cell>
          <table:table-cell office:value-type="float" office:value="14.05532086536121" table:style-name="ce26">
            <text:p>14.1</text:p>
          </table:table-cell>
          <table:table-cell office:value-type="float" office:value="517.45664643011264" table:style-name="ce26">
            <text:p>517.5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471.44535855232419" table:style-name="ce28">
            <text:p>471.4</text:p>
          </table:table-cell>
          <table:table-cell office:value-type="float" office:value="20.104458904587837" table:style-name="ce28">
            <text:p>20.1</text:p>
          </table:table-cell>
          <table:table-cell office:value-type="float" office:value="53.847445235514279" table:style-name="ce28">
            <text:p>53.8</text:p>
          </table:table-cell>
          <table:table-cell office:value-type="float" office:value="7.5604710807582256" table:style-name="ce28">
            <text:p>7.6</text:p>
          </table:table-cell>
          <table:table-cell office:value-type="float" office:value="2.7295700959516185" table:style-name="ce28">
            <text:p>2.7</text:p>
          </table:table-cell>
          <table:table-cell office:value-type="float" office:value="10.956097839930592" table:style-name="ce28">
            <text:p>11.0</text:p>
          </table:table-cell>
          <table:table-cell office:value-type="float" office:value="566.64340170906667" table:style-name="ce28">
            <text:p>566.6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: 11 April 2013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Next update: April 2014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32" table:style-name="ro2">
          <table:table-cell table:number-columns-repeated="16384"/>
        </table:table-row>
      </table:table>
      <table:table table:name="2011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including per head of population, Great Britain, 2011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Thousand /<text:s/><text:span text:style-name="T3">Number per thousand head of population</text:span>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5">
          <table:table-cell office:value-type="string" table:style-name="ce18">
            <text:p>Thousands</text:p>
          </table:table-cell>
          <table:table-cell table:number-columns-repeated="7" table:style-name="ce19"/>
          <table:table-cell table:number-columns-repeated="16376" table:style-name="ce20"/>
        </table:table-row>
        <table:table-row table:style-name="ro7">
          <table:table-cell office:value-type="string" table:style-name="ce21">
            <text:p>North East</text:p>
          </table:table-cell>
          <table:table-cell office:value-type="float" office:value="1040.0930000000001" table:style-name="ce22">
            <text:p>1,040.1</text:p>
          </table:table-cell>
          <table:table-cell office:value-type="float" office:value="39.444000000000003" table:style-name="ce22">
            <text:p>39.4</text:p>
          </table:table-cell>
          <table:table-cell office:value-type="float" office:value="139.97399999999999" table:style-name="ce22">
            <text:p>140.0</text:p>
          </table:table-cell>
          <table:table-cell office:value-type="float" office:value="15.271000000000001" table:style-name="ce22">
            <text:p>15.3</text:p>
          </table:table-cell>
          <table:table-cell office:value-type="float" office:value="7.0570000000000004" table:style-name="ce22">
            <text:p>7.1</text:p>
          </table:table-cell>
          <table:table-cell office:value-type="float" office:value="19.469000000000001" table:style-name="ce22">
            <text:p>19.5</text:p>
          </table:table-cell>
          <table:table-cell office:value-type="float" office:value="1261.308" table:style-name="ce22">
            <text:p>1,261.3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006.498" table:style-name="ce22">
            <text:p>3,006.5</text:p>
          </table:table-cell>
          <table:table-cell office:value-type="float" office:value="117.258" table:style-name="ce22">
            <text:p>117.3</text:p>
          </table:table-cell>
          <table:table-cell office:value-type="float" office:value="294.55" table:style-name="ce22">
            <text:p>294.6</text:p>
          </table:table-cell>
          <table:table-cell office:value-type="float" office:value="61.112000000000002" table:style-name="ce22">
            <text:p>61.1</text:p>
          </table:table-cell>
          <table:table-cell office:value-type="float" office:value="17.097000000000001" table:style-name="ce22">
            <text:p>17.1</text:p>
          </table:table-cell>
          <table:table-cell office:value-type="float" office:value="56.98" table:style-name="ce22">
            <text:p>57.0</text:p>
          </table:table-cell>
          <table:table-cell office:value-type="float" office:value="3553.4949999999999" table:style-name="ce22">
            <text:p>3,553.5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248.944" table:style-name="ce22">
            <text:p>2,248.9</text:p>
          </table:table-cell>
          <table:table-cell office:value-type="float" office:value="100.366" table:style-name="ce22">
            <text:p>100.4</text:p>
          </table:table-cell>
          <table:table-cell office:value-type="float" office:value="244.315" table:style-name="ce22">
            <text:p>244.3</text:p>
          </table:table-cell>
          <table:table-cell office:value-type="float" office:value="46.063000000000002" table:style-name="ce22">
            <text:p>46.1</text:p>
          </table:table-cell>
          <table:table-cell office:value-type="float" office:value="12.733000000000001" table:style-name="ce22">
            <text:p>12.7</text:p>
          </table:table-cell>
          <table:table-cell office:value-type="float" office:value="55.433999999999997" table:style-name="ce22">
            <text:p>55.4</text:p>
          </table:table-cell>
          <table:table-cell office:value-type="float" office:value="2707.855" table:style-name="ce22">
            <text:p>2,707.9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166.482" table:style-name="ce22">
            <text:p>2,166.5</text:p>
          </table:table-cell>
          <table:table-cell office:value-type="float" office:value="104.437" table:style-name="ce22">
            <text:p>104.4</text:p>
          </table:table-cell>
          <table:table-cell office:value-type="float" office:value="270.92099999999999" table:style-name="ce22">
            <text:p>270.9</text:p>
          </table:table-cell>
          <table:table-cell office:value-type="float" office:value="46.704000000000001" table:style-name="ce22">
            <text:p>46.7</text:p>
          </table:table-cell>
          <table:table-cell office:value-type="float" office:value="12.593999999999999" table:style-name="ce22">
            <text:p>12.6</text:p>
          </table:table-cell>
          <table:table-cell office:value-type="float" office:value="62.192999999999998" table:style-name="ce22">
            <text:p>62.2</text:p>
          </table:table-cell>
          <table:table-cell office:value-type="float" office:value="2663.3310000000001" table:style-name="ce22">
            <text:p>2,663.3</text:p>
          </table:table-cell>
          <table:table-cell table:style-name="ce49"/>
          <table:table-cell table:style-name="ce42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823.8470000000002" table:style-name="ce22">
            <text:p>2,823.8</text:p>
          </table:table-cell>
          <table:table-cell office:value-type="float" office:value="103.776" table:style-name="ce22">
            <text:p>103.8</text:p>
          </table:table-cell>
          <table:table-cell office:value-type="float" office:value="387.80399999999997" table:style-name="ce22">
            <text:p>387.8</text:p>
          </table:table-cell>
          <table:table-cell office:value-type="float" office:value="58.662999999999997" table:style-name="ce22">
            <text:p>58.7</text:p>
          </table:table-cell>
          <table:table-cell office:value-type="float" office:value="15.712" table:style-name="ce22">
            <text:p>15.7</text:p>
          </table:table-cell>
          <table:table-cell office:value-type="float" office:value="55.095999999999997" table:style-name="ce22">
            <text:p>55.1</text:p>
          </table:table-cell>
          <table:table-cell office:value-type="float" office:value="3444.8980000000001" table:style-name="ce22">
            <text:p>3,444.9</text:p>
          </table:table-cell>
          <table:table-cell table:style-name="ce49"/>
          <table:table-cell table:style-name="ce42"/>
          <table:table-cell table:number-columns-repeated="16374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944.2860000000001" table:style-name="ce22">
            <text:p>2,944.3</text:p>
          </table:table-cell>
          <table:table-cell office:value-type="float" office:value="140.10499999999999" table:style-name="ce22">
            <text:p>140.1</text:p>
          </table:table-cell>
          <table:table-cell office:value-type="float" office:value="328.26400000000001" table:style-name="ce22">
            <text:p>328.3</text:p>
          </table:table-cell>
          <table:table-cell office:value-type="float" office:value="48.274999999999999" table:style-name="ce22">
            <text:p>48.3</text:p>
          </table:table-cell>
          <table:table-cell office:value-type="float" office:value="14.106999999999999" table:style-name="ce22">
            <text:p>14.1</text:p>
          </table:table-cell>
          <table:table-cell office:value-type="float" office:value="72.902000000000001" table:style-name="ce22">
            <text:p>72.9</text:p>
          </table:table-cell>
          <table:table-cell office:value-type="float" office:value="3547.9389999999999" table:style-name="ce22">
            <text:p>3,547.9</text:p>
          </table:table-cell>
          <table:table-cell table:style-name="ce49"/>
          <table:table-cell table:style-name="ce42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42.7339999999999" table:style-name="ce22">
            <text:p>2,542.7</text:p>
          </table:table-cell>
          <table:table-cell office:value-type="float" office:value="125.45399999999999" table:style-name="ce22">
            <text:p>125.5</text:p>
          </table:table-cell>
          <table:table-cell office:value-type="float" office:value="205.185" table:style-name="ce22">
            <text:p>205.2</text:p>
          </table:table-cell>
          <table:table-cell office:value-type="float" office:value="19.771999999999998" table:style-name="ce22">
            <text:p>19.8</text:p>
          </table:table-cell>
          <table:table-cell office:value-type="float" office:value="18.792000000000002" table:style-name="ce22">
            <text:p>18.8</text:p>
          </table:table-cell>
          <table:table-cell office:value-type="float" office:value="30.73" table:style-name="ce22">
            <text:p>30.7</text:p>
          </table:table-cell>
          <table:table-cell office:value-type="float" office:value="2942.6669999999999" table:style-name="ce22">
            <text:p>2,942.7</text:p>
          </table:table-cell>
          <table:table-cell table:style-name="ce49"/>
          <table:table-cell table:style-name="ce42"/>
          <table:table-cell table:number-columns-repeated="9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605.8860000000004" table:style-name="ce22">
            <text:p>4,605.9</text:p>
          </table:table-cell>
          <table:table-cell office:value-type="float" office:value="209.73099999999999" table:style-name="ce22">
            <text:p>209.7</text:p>
          </table:table-cell>
          <table:table-cell office:value-type="float" office:value="515.37800000000004" table:style-name="ce22">
            <text:p>515.4</text:p>
          </table:table-cell>
          <table:table-cell office:value-type="float" office:value="59.244999999999997" table:style-name="ce22">
            <text:p>59.2</text:p>
          </table:table-cell>
          <table:table-cell office:value-type="float" office:value="23.888999999999999" table:style-name="ce22">
            <text:p>23.9</text:p>
          </table:table-cell>
          <table:table-cell office:value-type="float" office:value="67.257999999999996" table:style-name="ce22">
            <text:p>67.3</text:p>
          </table:table-cell>
          <table:table-cell office:value-type="float" office:value="5481.3869999999997" table:style-name="ce22">
            <text:p>5,481.4</text:p>
          </table:table-cell>
          <table:table-cell table:style-name="ce49"/>
          <table:table-cell table:style-name="ce42"/>
          <table:table-cell table:number-columns-repeated="7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789.0680000000002" table:style-name="ce22">
            <text:p>2,789.1</text:p>
          </table:table-cell>
          <table:table-cell office:value-type="float" office:value="150.815" table:style-name="ce22">
            <text:p>150.8</text:p>
          </table:table-cell>
          <table:table-cell office:value-type="float" office:value="379.44600000000003" table:style-name="ce22">
            <text:p>379.4</text:p>
          </table:table-cell>
          <table:table-cell office:value-type="float" office:value="44.292999999999999" table:style-name="ce22">
            <text:p>44.3</text:p>
          </table:table-cell>
          <table:table-cell office:value-type="float" office:value="17.370999999999999" table:style-name="ce22">
            <text:p>17.4</text:p>
          </table:table-cell>
          <table:table-cell office:value-type="float" office:value="85.341999999999999" table:style-name="ce22">
            <text:p>85.3</text:p>
          </table:table-cell>
          <table:table-cell office:value-type="float" office:value="3466.335" table:style-name="ce22">
            <text:p>3,466.3</text:p>
          </table:table-cell>
          <table:table-cell table:style-name="ce49"/>
          <table:table-cell table:style-name="ce42"/>
          <table:table-cell table:number-columns-repeated="7" table:style-name="ce2"/>
          <table:table-cell table:number-columns-repeated="16367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4167.838" table:style-name="ce22">
            <text:p>24,167.8</text:p>
          </table:table-cell>
          <table:table-cell office:value-type="float" office:value="1091.386" table:style-name="ce22">
            <text:p>1,091.4</text:p>
          </table:table-cell>
          <table:table-cell office:value-type="float" office:value="2765.837" table:style-name="ce22">
            <text:p>2,765.8</text:p>
          </table:table-cell>
          <table:table-cell office:value-type="float" office:value="399.39800000000002" table:style-name="ce22">
            <text:p>399.4</text:p>
          </table:table-cell>
          <table:table-cell office:value-type="float" office:value="139.352" table:style-name="ce22">
            <text:p>139.4</text:p>
          </table:table-cell>
          <table:table-cell office:value-type="float" office:value="505.404" table:style-name="ce22">
            <text:p>505.4</text:p>
          </table:table-cell>
          <table:table-cell office:value-type="float" office:value="29069.215" table:style-name="ce22">
            <text:p>29,069.2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1437.547" table:style-name="ce22">
            <text:p>1,437.5</text:p>
          </table:table-cell>
          <table:table-cell office:value-type="float" office:value="55.146000000000001" table:style-name="ce22">
            <text:p>55.1</text:p>
          </table:table-cell>
          <table:table-cell office:value-type="float" office:value="172.215" table:style-name="ce22">
            <text:p>172.2</text:p>
          </table:table-cell>
          <table:table-cell office:value-type="float" office:value="20.95" table:style-name="ce22">
            <text:p>21.0</text:p>
          </table:table-cell>
          <table:table-cell office:value-type="float" office:value="10.281000000000001" table:style-name="ce22">
            <text:p>10.3</text:p>
          </table:table-cell>
          <table:table-cell office:value-type="float" office:value="46.225999999999999" table:style-name="ce22">
            <text:p>46.2</text:p>
          </table:table-cell>
          <table:table-cell office:value-type="float" office:value="1742.365" table:style-name="ce22">
            <text:p>1,742.4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2264.384" table:style-name="ce22">
            <text:p>2,264.4</text:p>
          </table:table-cell>
          <table:table-cell office:value-type="float" office:value="66.221999999999994" table:style-name="ce22">
            <text:p>66.2</text:p>
          </table:table-cell>
          <table:table-cell office:value-type="float" office:value="237.57" table:style-name="ce22">
            <text:p>237.6</text:p>
          </table:table-cell>
          <table:table-cell office:value-type="float" office:value="35.624000000000002" table:style-name="ce22">
            <text:p>35.6</text:p>
          </table:table-cell>
          <table:table-cell office:value-type="float" office:value="15.9" table:style-name="ce22">
            <text:p>15.9</text:p>
          </table:table-cell>
          <table:table-cell office:value-type="float" office:value="71.206999999999994" table:style-name="ce22">
            <text:p>71.2</text:p>
          </table:table-cell>
          <table:table-cell office:value-type="float" office:value="2690.9070000000002" table:style-name="ce22">
            <text:p>2,690.9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Between Keepers</text:p>
          </table:table-cell>
          <table:table-cell office:value-type="float" office:value="594.91999999999996" table:style-name="ce22">
            <text:p>594.9</text:p>
          </table:table-cell>
          <table:table-cell office:value-type="float" office:value="24.651" table:style-name="ce22">
            <text:p>24.7</text:p>
          </table:table-cell>
          <table:table-cell office:value-type="float" office:value="71.741" table:style-name="ce22">
            <text:p>71.7</text:p>
          </table:table-cell>
          <table:table-cell office:value-type="float" office:value="9.4039999999999999" table:style-name="ce22">
            <text:p>9.4</text:p>
          </table:table-cell>
          <table:table-cell office:value-type="float" office:value="2.4870000000000001" table:style-name="ce22">
            <text:p>2.5</text:p>
          </table:table-cell>
          <table:table-cell office:value-type="float" office:value="17.454000000000001" table:style-name="ce22">
            <text:p>17.5</text:p>
          </table:table-cell>
          <table:table-cell office:value-type="float" office:value="720.65700000000004" table:style-name="ce22">
            <text:p>720.7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3">
          <table:table-cell office:value-type="string" table:style-name="ce21">
            <text:p>Region/County unknown</text:p>
          </table:table-cell>
          <table:table-cell office:value-type="float" office:value="2.6" table:style-name="ce22">
            <text:p>2.6</text:p>
          </table:table-cell>
          <table:table-cell office:value-type="float" office:value="0.91600000000000004" table:style-name="ce22">
            <text:p>0.9</text:p>
          </table:table-cell>
          <table:table-cell office:value-type="float" office:value="0.93" table:style-name="ce22">
            <text:p>0.9</text:p>
          </table:table-cell>
          <table:table-cell office:value-type="float" office:value="9.7000000000000003E-2" table:style-name="ce22">
            <text:p>0.1</text:p>
          </table:table-cell>
          <table:table-cell office:value-type="float" office:value="4.2000000000000003E-2" table:style-name="ce22">
            <text:p>-</text:p>
          </table:table-cell>
          <table:table-cell office:value-type="float" office:value="0.86499999999999999" table:style-name="ce22">
            <text:p>0.9</text:p>
          </table:table-cell>
          <table:table-cell office:value-type="float" office:value="5.45" table:style-name="ce22">
            <text:p>5.5</text:p>
          </table:table-cell>
          <table:table-cell table:number-columns-repeated="9" table:style-name="ce2"/>
          <table:table-cell table:number-columns-repeated="16367" table:style-name="ce3"/>
        </table:table-row>
        <table:table-row table:style-name="ro7">
          <table:table-cell office:value-type="string" table:style-name="ce21">
            <text:p>Great Britain</text:p>
          </table:table-cell>
          <table:table-cell office:value-type="float" office:value="28467.289000000001" table:style-name="ce22">
            <text:p>28,467.3</text:p>
          </table:table-cell>
          <table:table-cell office:value-type="float" office:value="1238.3209999999999" table:style-name="ce22">
            <text:p>1,238.3</text:p>
          </table:table-cell>
          <table:table-cell office:value-type="float" office:value="3248.2930000000001" table:style-name="ce22">
            <text:p>3,248.3</text:p>
          </table:table-cell>
          <table:table-cell office:value-type="float" office:value="465.47300000000001" table:style-name="ce22">
            <text:p>465.5</text:p>
          </table:table-cell>
          <table:table-cell office:value-type="float" office:value="168.06200000000001" table:style-name="ce22">
            <text:p>168.1</text:p>
          </table:table-cell>
          <table:table-cell office:value-type="float" office:value="641.15599999999995" table:style-name="ce22">
            <text:p>641.2</text:p>
          </table:table-cell>
          <table:table-cell office:value-type="float" office:value="34228.593999999997" table:style-name="ce22">
            <text:p>34,228.6</text:p>
          </table:table-cell>
          <table:table-cell table:style-name="ce2"/>
          <table:table-cell table:style-name="ce37"/>
          <table:table-cell table:number-columns-repeated="7" table:style-name="ce2"/>
          <table:table-cell table:number-columns-repeated="16367" table:style-name="ce3"/>
        </table:table-row>
        <table:table-row table:style-name="ro5">
          <table:table-cell office:value-type="string" table:style-name="ce18">
            <text:p>Vehicles per thousand head of population (mid-2010 population estimates)</text:p>
          </table:table-cell>
          <table:table-cell table:number-columns-repeated="7" table:style-name="ce22"/>
          <table:table-cell table:number-columns-repeated="9" table:style-name="ce2"/>
          <table:table-cell table:number-columns-repeated="16367" table:style-name="ce3"/>
        </table:table-row>
        <table:table-row table:style-name="ro10">
          <table:table-cell office:value-type="string" table:style-name="ce21">
            <text:p>North East</text:p>
          </table:table-cell>
          <table:table-cell office:value-type="float" office:value="399.02286503491143" table:style-name="ce26">
            <text:p>399.0</text:p>
          </table:table-cell>
          <table:table-cell office:value-type="float" office:value="15.132356326248756" table:style-name="ce26">
            <text:p>15.1</text:p>
          </table:table-cell>
          <table:table-cell office:value-type="float" office:value="53.699838870559347" table:style-name="ce26">
            <text:p>53.7</text:p>
          </table:table-cell>
          <table:table-cell office:value-type="float" office:value="5.8585897337527815" table:style-name="ce26">
            <text:p>5.9</text:p>
          </table:table-cell>
          <table:table-cell office:value-type="float" office:value="2.7073582444563802" table:style-name="ce26">
            <text:p>2.7</text:p>
          </table:table-cell>
          <table:table-cell office:value-type="float" office:value="7.4691168572086246" table:style-name="ce26">
            <text:p>7.5</text:p>
          </table:table-cell>
          <table:table-cell office:value-type="float" office:value="483.89012506713732" table:style-name="ce26">
            <text:p>483.9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4" table:style-name="ce47"/>
          <table:table-cell table:number-columns-repeated="16367" table:style-name="ce3"/>
        </table:table-row>
        <table:table-row table:style-name="ro1">
          <table:table-cell office:value-type="string" table:style-name="ce21">
            <text:p>North West</text:p>
          </table:table-cell>
          <table:table-cell office:value-type="float" office:value="433.48155197024096" table:style-name="ce26">
            <text:p>433.5</text:p>
          </table:table-cell>
          <table:table-cell office:value-type="float" office:value="16.906440589990915" table:style-name="ce26">
            <text:p>16.9</text:p>
          </table:table-cell>
          <table:table-cell office:value-type="float" office:value="42.468676557521235" table:style-name="ce26">
            <text:p>42.5</text:p>
          </table:table-cell>
          <table:table-cell office:value-type="float" office:value="8.8112230921175954" table:style-name="ce26">
            <text:p>8.8</text:p>
          </table:table-cell>
          <table:table-cell office:value-type="float" office:value="2.4650720186859294" table:style-name="ce26">
            <text:p>2.5</text:p>
          </table:table-cell>
          <table:table-cell office:value-type="float" office:value="8.2154649134189768" table:style-name="ce26">
            <text:p>8.2</text:p>
          </table:table-cell>
          <table:table-cell office:value-type="float" office:value="512.34842914197554" table:style-name="ce26">
            <text:p>512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Yorkshire and The Humber</text:p>
          </table:table-cell>
          <table:table-cell office:value-type="float" office:value="424.22500141474728" table:style-name="ce26">
            <text:p>424.2</text:p>
          </table:table-cell>
          <table:table-cell office:value-type="float" office:value="18.932337351215736" table:style-name="ce26">
            <text:p>18.9</text:p>
          </table:table-cell>
          <table:table-cell office:value-type="float" office:value="46.0858657310471" table:style-name="ce26">
            <text:p>46.1</text:p>
          </table:table-cell>
          <table:table-cell office:value-type="float" office:value="8.6890008111218009" table:style-name="ce26">
            <text:p>8.7</text:p>
          </table:table-cell>
          <table:table-cell office:value-type="float" office:value="2.4018636938109519" table:style-name="ce26">
            <text:p>2.4</text:p>
          </table:table-cell>
          <table:table-cell office:value-type="float" office:value="10.456680436873974" table:style-name="ce26">
            <text:p>10.5</text:p>
          </table:table-cell>
          <table:table-cell office:value-type="float" office:value="510.79074943881687" table:style-name="ce26">
            <text:p>510.8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4">
            <text:p>East Midlands</text:p>
          </table:table-cell>
          <table:table-cell office:value-type="float" office:value="483.43865756236892" table:style-name="ce26">
            <text:p>483.4</text:p>
          </table:table-cell>
          <table:table-cell office:value-type="float" office:value="23.304547685990986" table:style-name="ce26">
            <text:p>23.3</text:p>
          </table:table-cell>
          <table:table-cell office:value-type="float" office:value="60.454545454545453" table:style-name="ce26">
            <text:p>60.5</text:p>
          </table:table-cell>
          <table:table-cell office:value-type="float" office:value="10.42174320524836" table:style-name="ce26">
            <text:p>10.4</text:p>
          </table:table-cell>
          <table:table-cell office:value-type="float" office:value="2.8102825010041506" table:style-name="ce26">
            <text:p>2.8</text:p>
          </table:table-cell>
          <table:table-cell office:value-type="float" office:value="13.87802918730754" table:style-name="ce26">
            <text:p>13.9</text:p>
          </table:table-cell>
          <table:table-cell office:value-type="float" office:value="594.30780559646541" table:style-name="ce26">
            <text:p>594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3"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West Midlands</text:p>
          </table:table-cell>
          <table:table-cell office:value-type="float" office:value="517.64316615339499" table:style-name="ce26">
            <text:p>517.6</text:p>
          </table:table-cell>
          <table:table-cell office:value-type="float" office:value="19.023317201935768" table:style-name="ce26">
            <text:p>19.0</text:p>
          </table:table-cell>
          <table:table-cell office:value-type="float" office:value="71.088869335679718" table:style-name="ce26">
            <text:p>71.1</text:p>
          </table:table-cell>
          <table:table-cell office:value-type="float" office:value="10.753592902185071" table:style-name="ce26">
            <text:p>10.8</text:p>
          </table:table-cell>
          <table:table-cell office:value-type="float" office:value="2.8801877108080363" table:style-name="ce26">
            <text:p>2.9</text:p>
          </table:table-cell>
          <table:table-cell office:value-type="float" office:value="10.099721366769321" table:style-name="ce26">
            <text:p>10.1</text:p>
          </table:table-cell>
          <table:table-cell office:value-type="float" office:value="631.48885467077287" table:style-name="ce26">
            <text:p>631.5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East</text:p>
          </table:table-cell>
          <table:table-cell office:value-type="float" office:value="504.86745087280082" table:style-name="ce26">
            <text:p>504.9</text:p>
          </table:table-cell>
          <table:table-cell office:value-type="float" office:value="24.024314962790218" table:style-name="ce26">
            <text:p>24.0</text:p>
          </table:table-cell>
          <table:table-cell office:value-type="float" office:value="56.288624438423817" table:style-name="ce26">
            <text:p>56.3</text:p>
          </table:table-cell>
          <table:table-cell office:value-type="float" office:value="8.2778901882780609" table:style-name="ce26">
            <text:p>8.3</text:p>
          </table:table-cell>
          <table:table-cell office:value-type="float" office:value="2.4189787029733529" table:style-name="ce26">
            <text:p>2.4</text:p>
          </table:table-cell>
          <table:table-cell office:value-type="float" office:value="12.500771631400253" table:style-name="ce26">
            <text:p>12.5</text:p>
          </table:table-cell>
          <table:table-cell office:value-type="float" office:value="608.37803079666651" table:style-name="ce26">
            <text:p>608.4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London</text:p>
          </table:table-cell>
          <table:table-cell office:value-type="float" office:value="324.94172672902926" table:style-name="ce26">
            <text:p>324.9</text:p>
          </table:table-cell>
          <table:table-cell office:value-type="float" office:value="16.032050299033891" table:style-name="ce26">
            <text:p>16.0</text:p>
          </table:table-cell>
          <table:table-cell office:value-type="float" office:value="26.221055052905996" table:style-name="ce26">
            <text:p>26.2</text:p>
          </table:table-cell>
          <table:table-cell office:value-type="float" office:value="2.5267085825282423" table:style-name="ce26">
            <text:p>2.5</text:p>
          </table:table-cell>
          <table:table-cell office:value-type="float" office:value="2.4014721668455761" table:style-name="ce26">
            <text:p>2.4</text:p>
          </table:table-cell>
          <table:table-cell office:value-type="float" office:value="3.9270561774778918" table:style-name="ce26">
            <text:p>3.9</text:p>
          </table:table-cell>
          <table:table-cell office:value-type="float" office:value="376.05006900782092" table:style-name="ce26">
            <text:p>376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number-columns-repeated="3" table:style-name="ce47"/>
          <table:table-cell table:style-name="ce2"/>
          <table:table-cell table:number-columns-repeated="16367" table:style-name="ce3"/>
        </table:table-row>
        <table:table-row table:style-name="ro1">
          <table:table-cell office:value-type="string" table:style-name="ce21">
            <text:p>South East</text:p>
          </table:table-cell>
          <table:table-cell office:value-type="float" office:value="540.40032382583797" table:style-name="ce26">
            <text:p>540.4</text:p>
          </table:table-cell>
          <table:table-cell office:value-type="float" office:value="24.607361171404769" table:style-name="ce26">
            <text:p>24.6</text:p>
          </table:table-cell>
          <table:table-cell office:value-type="float" office:value="60.468374183102391" table:style-name="ce26">
            <text:p>60.5</text:p>
          </table:table-cell>
          <table:table-cell office:value-type="float" office:value="6.9511093381516114" table:style-name="ce26">
            <text:p>7.0</text:p>
          </table:table-cell>
          <table:table-cell office:value-type="float" office:value="2.8028534218770167" table:style-name="ce26">
            <text:p>2.8</text:p>
          </table:table-cell>
          <table:table-cell office:value-type="float" office:value="7.8912602222196151" table:style-name="ce26">
            <text:p>7.9</text:p>
          </table:table-cell>
          <table:table-cell office:value-type="float" office:value="643.12128216259339" table:style-name="ce26">
            <text:p>643.1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1">
          <table:table-cell office:value-type="string" table:style-name="ce21">
            <text:p>South West</text:p>
          </table:table-cell>
          <table:table-cell office:value-type="float" office:value="528.86360619678783" table:style-name="ce26">
            <text:p>528.9</text:p>
          </table:table-cell>
          <table:table-cell office:value-type="float" office:value="28.597569069154485" table:style-name="ce26">
            <text:p>28.6</text:p>
          </table:table-cell>
          <table:table-cell office:value-type="float" office:value="71.950622902326643" table:style-name="ce26">
            <text:p>72.0</text:p>
          </table:table-cell>
          <table:table-cell office:value-type="float" office:value="8.398847109240192" table:style-name="ce26">
            <text:p>8.4</text:p>
          </table:table-cell>
          <table:table-cell office:value-type="float" office:value="3.2938923336556876" table:style-name="ce26">
            <text:p>3.3</text:p>
          </table:table-cell>
          <table:table-cell office:value-type="float" office:value="16.182566319661721" table:style-name="ce26">
            <text:p>16.2</text:p>
          </table:table-cell>
          <table:table-cell office:value-type="float" office:value="657.28710393082656" table:style-name="ce26">
            <text:p>657.3</text:p>
          </table:table-cell>
          <table:table-cell table:style-name="ce41"/>
          <table:table-cell table:number-columns-repeated="2" table:style-name="ce47"/>
          <table:table-cell table:number-columns-repeated="2" table:style-name="ce2"/>
          <table:table-cell table:style-name="ce47"/>
          <table:table-cell table:number-columns-repeated="4" table:style-name="ce2"/>
          <table:table-cell table:number-columns-repeated="16366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462.68403721713827" table:style-name="ce26">
            <text:p>462.7</text:p>
          </table:table-cell>
          <table:table-cell office:value-type="float" office:value="20.894168549220812" table:style-name="ce26">
            <text:p>20.9</text:p>
          </table:table-cell>
          <table:table-cell office:value-type="float" office:value="52.950894053681509" table:style-name="ce26">
            <text:p>53.0</text:p>
          </table:table-cell>
          <table:table-cell office:value-type="float" office:value="7.6463223187961873" table:style-name="ce26">
            <text:p>7.6</text:p>
          </table:table-cell>
          <table:table-cell office:value-type="float" office:value="2.6678408699314624" table:style-name="ce26">
            <text:p>2.7</text:p>
          </table:table-cell>
          <table:table-cell office:value-type="float" office:value="9.6757667419688325" table:style-name="ce26">
            <text:p>9.7</text:p>
          </table:table-cell>
          <table:table-cell office:value-type="float" office:value="556.5190297507371" table:style-name="ce26">
            <text:p>556.5</text:p>
          </table:table-cell>
          <table:table-cell table:style-name="ce41"/>
          <table:table-cell table:style-name="ce46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Wales</text:p>
          </table:table-cell>
          <table:table-cell office:value-type="float" office:value="478.16225385843529" table:style-name="ce26">
            <text:p>478.2</text:p>
          </table:table-cell>
          <table:table-cell office:value-type="float" office:value="18.342868547099521" table:style-name="ce26">
            <text:p>18.3</text:p>
          </table:table-cell>
          <table:table-cell office:value-type="float" office:value="57.282796700372536" table:style-name="ce26">
            <text:p>57.3</text:p>
          </table:table-cell>
          <table:table-cell office:value-type="float" office:value="6.9684672698243748" table:style-name="ce26">
            <text:p>7.0</text:p>
          </table:table-cell>
          <table:table-cell office:value-type="float" office:value="3.4197046301224057" table:style-name="ce26">
            <text:p>3.4</text:p>
          </table:table-cell>
          <table:table-cell office:value-type="float" office:value="15.375864821713677" table:style-name="ce26">
            <text:p>15.4</text:p>
          </table:table-cell>
          <table:table-cell office:value-type="float" office:value="579.55195582756778" table:style-name="ce26">
            <text:p>579.6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3">
          <table:table-cell office:value-type="string" table:style-name="ce21">
            <text:p>Scotland</text:p>
          </table:table-cell>
          <table:table-cell office:value-type="float" office:value="433.61559525861242" table:style-name="ce26">
            <text:p>433.6</text:p>
          </table:table-cell>
          <table:table-cell office:value-type="float" office:value="12.681105302464523" table:style-name="ce26">
            <text:p>12.7</text:p>
          </table:table-cell>
          <table:table-cell office:value-type="float" office:value="45.493192393864533" table:style-name="ce26">
            <text:p>45.5</text:p>
          </table:table-cell>
          <table:table-cell office:value-type="float" office:value="6.8217766798797417" table:style-name="ce26">
            <text:p>6.8</text:p>
          </table:table-cell>
          <table:table-cell office:value-type="float" office:value="3.0447521112196241" table:style-name="ce26">
            <text:p>3.0</text:p>
          </table:table-cell>
          <table:table-cell office:value-type="float" office:value="13.635702112177091" table:style-name="ce26">
            <text:p>13.6</text:p>
          </table:table-cell>
          <table:table-cell office:value-type="float" office:value="515.29212385821802" table:style-name="ce26">
            <text:p>515.3</text:p>
          </table:table-cell>
          <table:table-cell table:style-name="ce41"/>
          <table:table-cell table:style-name="ce42"/>
          <table:table-cell table:number-columns-repeated="7" table:style-name="ce2"/>
          <table:table-cell table:style-name="ce45"/>
          <table:table-cell table:number-columns-repeated="16366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470.8247577841509" table:style-name="ce28">
            <text:p>470.8</text:p>
          </table:table-cell>
          <table:table-cell office:value-type="float" office:value="20.480776546162421" table:style-name="ce28">
            <text:p>20.5</text:p>
          </table:table-cell>
          <table:table-cell office:value-type="float" office:value="53.724004591267992" table:style-name="ce28">
            <text:p>53.7</text:p>
          </table:table-cell>
          <table:table-cell office:value-type="float" office:value="7.6985276848828867" table:style-name="ce28">
            <text:p>7.7</text:p>
          </table:table-cell>
          <table:table-cell office:value-type="float" office:value="2.7796025973080885" table:style-name="ce28">
            <text:p>2.8</text:p>
          </table:table-cell>
          <table:table-cell office:value-type="float" office:value="10.604175142980951" table:style-name="ce28">
            <text:p>10.6</text:p>
          </table:table-cell>
          <table:table-cell office:value-type="float" office:value="566.11184434675317" table:style-name="ce28">
            <text:p>566.1</text:p>
          </table:table-cell>
          <table:table-cell table:style-name="ce41"/>
          <table:table-cell table:number-columns-repeated="8" table:style-name="ce2"/>
          <table:table-cell table:style-name="ce45"/>
          <table:table-cell table:number-columns-repeated="16366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style-name="ce2"/>
          <table:table-cell table:style-name="ce30"/>
          <table:table-cell table:number-columns-repeated="4" table:style-name="ce31"/>
          <table:table-cell table:number-columns-repeated="12" table:style-name="ce2"/>
          <table:table-cell table:number-columns-repeated="16366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Last updated:: 12 April 2012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35">
            <text:p>Next update: April 2013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32" table:style-name="ro2">
          <table:table-cell table:number-columns-repeated="16384"/>
        </table:table-row>
      </table:table>
      <table:table table:name="2010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10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1037.1819999999998" table:style-name="ce22">
            <text:p>1,037.2</text:p>
          </table:table-cell>
          <table:table-cell office:value-type="float" office:value="40.060999999999993" table:style-name="ce22">
            <text:p>40.1</text:p>
          </table:table-cell>
          <table:table-cell office:value-type="float" office:value="107.771" table:style-name="ce22">
            <text:p>107.8</text:p>
          </table:table-cell>
          <table:table-cell office:value-type="float" office:value="15.230999999999998" table:style-name="ce22">
            <text:p>15.2</text:p>
          </table:table-cell>
          <table:table-cell office:value-type="float" office:value="6.8369999999999997" table:style-name="ce22">
            <text:p>6.8</text:p>
          </table:table-cell>
          <table:table-cell office:value-type="float" office:value="18.986000000000001" table:style-name="ce22">
            <text:p>19.0</text:p>
          </table:table-cell>
          <table:table-cell office:value-type="float" office:value="1226.0679999999998" table:style-name="ce22">
            <text:p>1,226.1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083.7290000000003" table:style-name="ce22">
            <text:p>3,083.7</text:p>
          </table:table-cell>
          <table:table-cell office:value-type="float" office:value="116.19" table:style-name="ce22">
            <text:p>116.2</text:p>
          </table:table-cell>
          <table:table-cell office:value-type="float" office:value="308.67199999999997" table:style-name="ce22">
            <text:p>308.7</text:p>
          </table:table-cell>
          <table:table-cell office:value-type="float" office:value="61.652999999999999" table:style-name="ce22">
            <text:p>61.7</text:p>
          </table:table-cell>
          <table:table-cell office:value-type="float" office:value="17.748999999999999" table:style-name="ce22">
            <text:p>17.7</text:p>
          </table:table-cell>
          <table:table-cell office:value-type="float" office:value="54.727000000000011" table:style-name="ce22">
            <text:p>54.7</text:p>
          </table:table-cell>
          <table:table-cell office:value-type="float" office:value="3642.72" table:style-name="ce22">
            <text:p>3,642.7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241.614" table:style-name="ce22">
            <text:p>2,241.6</text:p>
          </table:table-cell>
          <table:table-cell office:value-type="float" office:value="100.24600000000002" table:style-name="ce22">
            <text:p>100.2</text:p>
          </table:table-cell>
          <table:table-cell office:value-type="float" office:value="245.167" table:style-name="ce22">
            <text:p>245.2</text:p>
          </table:table-cell>
          <table:table-cell office:value-type="float" office:value="46.533999999999992" table:style-name="ce22">
            <text:p>46.5</text:p>
          </table:table-cell>
          <table:table-cell office:value-type="float" office:value="12.934000000000001" table:style-name="ce22">
            <text:p>12.9</text:p>
          </table:table-cell>
          <table:table-cell office:value-type="float" office:value="53.262999999999998" table:style-name="ce22">
            <text:p>53.3</text:p>
          </table:table-cell>
          <table:table-cell office:value-type="float" office:value="2699.7580000000003" table:style-name="ce22">
            <text:p>2,699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156.8669999999997" table:style-name="ce22">
            <text:p>2,156.9</text:p>
          </table:table-cell>
          <table:table-cell office:value-type="float" office:value="103.90600000000001" table:style-name="ce22">
            <text:p>103.9</text:p>
          </table:table-cell>
          <table:table-cell office:value-type="float" office:value="267.24299999999999" table:style-name="ce22">
            <text:p>267.2</text:p>
          </table:table-cell>
          <table:table-cell office:value-type="float" office:value="44.954999999999998" table:style-name="ce22">
            <text:p>45.0</text:p>
          </table:table-cell>
          <table:table-cell office:value-type="float" office:value="13.075999999999999" table:style-name="ce22">
            <text:p>13.1</text:p>
          </table:table-cell>
          <table:table-cell office:value-type="float" office:value="59.861000000000011" table:style-name="ce22">
            <text:p>59.9</text:p>
          </table:table-cell>
          <table:table-cell office:value-type="float" office:value="2645.9079999999999" table:style-name="ce22">
            <text:p>2,645.9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744.26" table:style-name="ce22">
            <text:p>2,744.3</text:p>
          </table:table-cell>
          <table:table-cell office:value-type="float" office:value="103.11900000000001" table:style-name="ce22">
            <text:p>103.1</text:p>
          </table:table-cell>
          <table:table-cell office:value-type="float" office:value="377.91500000000002" table:style-name="ce22">
            <text:p>377.9</text:p>
          </table:table-cell>
          <table:table-cell office:value-type="float" office:value="60.381999999999998" table:style-name="ce22">
            <text:p>60.4</text:p>
          </table:table-cell>
          <table:table-cell office:value-type="float" office:value="15.83" table:style-name="ce22">
            <text:p>15.8</text:p>
          </table:table-cell>
          <table:table-cell office:value-type="float" office:value="52.763999999999989" table:style-name="ce22">
            <text:p>52.8</text:p>
          </table:table-cell>
          <table:table-cell office:value-type="float" office:value="3354.27" table:style-name="ce22">
            <text:p>3,354.3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920.9570000000003" table:style-name="ce22">
            <text:p>2,921.0</text:p>
          </table:table-cell>
          <table:table-cell office:value-type="float" office:value="138.51300000000001" table:style-name="ce22">
            <text:p>138.5</text:p>
          </table:table-cell>
          <table:table-cell office:value-type="float" office:value="329.42600000000004" table:style-name="ce22">
            <text:p>329.4</text:p>
          </table:table-cell>
          <table:table-cell office:value-type="float" office:value="48.451999999999991" table:style-name="ce22">
            <text:p>48.5</text:p>
          </table:table-cell>
          <table:table-cell office:value-type="float" office:value="14.498999999999999" table:style-name="ce22">
            <text:p>14.5</text:p>
          </table:table-cell>
          <table:table-cell office:value-type="float" office:value="70.771000000000015" table:style-name="ce22">
            <text:p>70.8</text:p>
          </table:table-cell>
          <table:table-cell office:value-type="float" office:value="3522.6180000000008" table:style-name="ce22">
            <text:p>3,522.6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57.3810000000003" table:style-name="ce22">
            <text:p>2,557.4</text:p>
          </table:table-cell>
          <table:table-cell office:value-type="float" office:value="124.44199999999998" table:style-name="ce22">
            <text:p>124.4</text:p>
          </table:table-cell>
          <table:table-cell office:value-type="float" office:value="214.70400000000001" table:style-name="ce22">
            <text:p>214.7</text:p>
          </table:table-cell>
          <table:table-cell office:value-type="float" office:value="20.51" table:style-name="ce22">
            <text:p>20.5</text:p>
          </table:table-cell>
          <table:table-cell office:value-type="float" office:value="19.622999999999998" table:style-name="ce22">
            <text:p>19.6</text:p>
          </table:table-cell>
          <table:table-cell office:value-type="float" office:value="30.681000000000001" table:style-name="ce22">
            <text:p>30.7</text:p>
          </table:table-cell>
          <table:table-cell office:value-type="float" office:value="2967.3409999999985" table:style-name="ce22">
            <text:p>2,967.3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605.5960000000005" table:style-name="ce22">
            <text:p>4,605.6</text:p>
          </table:table-cell>
          <table:table-cell office:value-type="float" office:value="207.46" table:style-name="ce22">
            <text:p>207.5</text:p>
          </table:table-cell>
          <table:table-cell office:value-type="float" office:value="507.38499999999999" table:style-name="ce22">
            <text:p>507.4</text:p>
          </table:table-cell>
          <table:table-cell office:value-type="float" office:value="61.975000000000001" table:style-name="ce22">
            <text:p>62.0</text:p>
          </table:table-cell>
          <table:table-cell office:value-type="float" office:value="24.655000000000001" table:style-name="ce22">
            <text:p>24.7</text:p>
          </table:table-cell>
          <table:table-cell office:value-type="float" office:value="63.667000000000002" table:style-name="ce22">
            <text:p>63.7</text:p>
          </table:table-cell>
          <table:table-cell office:value-type="float" office:value="5470.7379999999994" table:style-name="ce22">
            <text:p>5,470.7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747.95" table:style-name="ce22">
            <text:p>2,748.0</text:p>
          </table:table-cell>
          <table:table-cell office:value-type="float" office:value="149.98600000000002" table:style-name="ce22">
            <text:p>150.0</text:p>
          </table:table-cell>
          <table:table-cell office:value-type="float" office:value="368.714" table:style-name="ce22">
            <text:p>368.7</text:p>
          </table:table-cell>
          <table:table-cell office:value-type="float" office:value="44.292999999999999" table:style-name="ce22">
            <text:p>44.3</text:p>
          </table:table-cell>
          <table:table-cell office:value-type="float" office:value="16.901000000000003" table:style-name="ce22">
            <text:p>16.9</text:p>
          </table:table-cell>
          <table:table-cell office:value-type="float" office:value="82.090999999999994" table:style-name="ce22">
            <text:p>82.1</text:p>
          </table:table-cell>
          <table:table-cell office:value-type="float" office:value="3409.9349999999999" table:style-name="ce22">
            <text:p>3,409.9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4095.536000000004" table:formula="of:=SUM([.B9:.B17])" table:style-name="ce22">
            <text:p>24,095.5</text:p>
          </table:table-cell>
          <table:table-cell office:value-type="float" office:value="1083.9230000000002" table:formula="of:=SUM([.C9:.C17])" table:style-name="ce22">
            <text:p>1,083.9</text:p>
          </table:table-cell>
          <table:table-cell office:value-type="float" office:value="2726.9969999999998" table:formula="of:=SUM([.D9:.D17])" table:style-name="ce22">
            <text:p>2,727.0</text:p>
          </table:table-cell>
          <table:table-cell office:value-type="float" office:value="403.98500000000001" table:formula="of:=SUM([.E9:.E17])" table:style-name="ce22">
            <text:p>404.0</text:p>
          </table:table-cell>
          <table:table-cell office:value-type="float" office:value="142.10400000000001" table:formula="of:=SUM([.F9:.F17])" table:style-name="ce22">
            <text:p>142.1</text:p>
          </table:table-cell>
          <table:table-cell office:value-type="float" office:value="486.81100000000004" table:formula="of:=SUM([.G9:.G17])" table:style-name="ce22">
            <text:p>486.8</text:p>
          </table:table-cell>
          <table:table-cell office:value-type="float" office:value="28939.355999999996" table:formula="of:=SUM([.H9:.H17])" table:style-name="ce22">
            <text:p>28,939.4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433.3330000000001" table:style-name="ce22">
            <text:p>1,433.3</text:p>
          </table:table-cell>
          <table:table-cell office:value-type="float" office:value="55.24" table:style-name="ce22">
            <text:p>55.2</text:p>
          </table:table-cell>
          <table:table-cell office:value-type="float" office:value="168.73700000000002" table:style-name="ce22">
            <text:p>168.7</text:p>
          </table:table-cell>
          <table:table-cell office:value-type="float" office:value="21.238" table:style-name="ce22">
            <text:p>21.2</text:p>
          </table:table-cell>
          <table:table-cell office:value-type="float" office:value="10.458000000000002" table:style-name="ce22">
            <text:p>10.5</text:p>
          </table:table-cell>
          <table:table-cell office:value-type="float" office:value="43.97" table:style-name="ce22">
            <text:p>44.0</text:p>
          </table:table-cell>
          <table:table-cell office:value-type="float" office:value="1732.9759999999999" table:style-name="ce22">
            <text:p>1,733.0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2254.5170000000007" table:style-name="ce22">
            <text:p>2,254.5</text:p>
          </table:table-cell>
          <table:table-cell office:value-type="float" office:value="68.624000000000009" table:style-name="ce22">
            <text:p>68.6</text:p>
          </table:table-cell>
          <table:table-cell office:value-type="float" office:value="240.22699999999995" table:style-name="ce22">
            <text:p>240.2</text:p>
          </table:table-cell>
          <table:table-cell office:value-type="float" office:value="36.370999999999995" table:style-name="ce22">
            <text:p>36.4</text:p>
          </table:table-cell>
          <table:table-cell office:value-type="float" office:value="16.286000000000001" table:style-name="ce22">
            <text:p>16.3</text:p>
          </table:table-cell>
          <table:table-cell office:value-type="float" office:value="68.656999999999982" table:style-name="ce22">
            <text:p>68.7</text:p>
          </table:table-cell>
          <table:table-cell office:value-type="float" office:value="2684.6820000000002" table:style-name="ce22">
            <text:p>2,684.7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632.11500000000001" table:style-name="ce22">
            <text:p>632.1</text:p>
          </table:table-cell>
          <table:table-cell office:value-type="float" office:value="25.643000000000001" table:style-name="ce22">
            <text:p>25.6</text:p>
          </table:table-cell>
          <table:table-cell office:value-type="float" office:value="69.902000000000001" table:style-name="ce22">
            <text:p>69.9</text:p>
          </table:table-cell>
          <table:table-cell office:value-type="float" office:value="8.3780000000000001" table:style-name="ce22">
            <text:p>8.4</text:p>
          </table:table-cell>
          <table:table-cell office:value-type="float" office:value="2.3010000000000002" table:style-name="ce22">
            <text:p>2.3</text:p>
          </table:table-cell>
          <table:table-cell office:value-type="float" office:value="15.407" table:style-name="ce22">
            <text:p>15.4</text:p>
          </table:table-cell>
          <table:table-cell office:value-type="float" office:value="753.74600000000021" table:style-name="ce22">
            <text:p>753.7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5.3759999999999764" table:style-name="ce22">
            <text:p>5.4</text:p>
          </table:table-cell>
          <table:table-cell office:value-type="float" office:value="0.93900000000000006" table:style-name="ce22">
            <text:p>0.9</text:p>
          </table:table-cell>
          <table:table-cell office:value-type="float" office:value="1.9279999999999973" table:style-name="ce22">
            <text:p>1.9</text:p>
          </table:table-cell>
          <table:table-cell office:value-type="float" office:value="0.15600000000000058" table:style-name="ce22">
            <text:p>0.2</text:p>
          </table:table-cell>
          <table:table-cell office:value-type="float" office:value="5.3999999999999826E-2" table:style-name="ce22">
            <text:p>0.1</text:p>
          </table:table-cell>
          <table:table-cell office:value-type="float" office:value="0.93499999999999872" table:style-name="ce22">
            <text:p>0.9</text:p>
          </table:table-cell>
          <table:table-cell office:value-type="float" office:value="9.3879999999999733" table:style-name="ce22">
            <text:p>9.4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8420.877000000004" table:style-name="ce51">
            <text:p>28,420.9</text:p>
          </table:table-cell>
          <table:table-cell office:value-type="float" office:value="1234.3690000000004" table:style-name="ce51">
            <text:p>1,234.4</text:p>
          </table:table-cell>
          <table:table-cell office:value-type="float" office:value="3207.7909999999997" table:style-name="ce51">
            <text:p>3,207.8</text:p>
          </table:table-cell>
          <table:table-cell office:value-type="float" office:value="470.12799999999999" table:style-name="ce51">
            <text:p>470.1</text:p>
          </table:table-cell>
          <table:table-cell office:value-type="float" office:value="171.203" table:style-name="ce51">
            <text:p>171.2</text:p>
          </table:table-cell>
          <table:table-cell office:value-type="float" office:value="615.78000000000009" table:style-name="ce51">
            <text:p>615.8</text:p>
          </table:table-cell>
          <table:table-cell office:value-type="float" office:value="34120.147999999994" table:style-name="ce51">
            <text:p>34,120.1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Last updated:: 14 April 2011</text:p>
          </table:table-cell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Next update: April 2012</text:p>
          </table:table-cell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9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9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1037.9159999999999" table:style-name="ce22">
            <text:p>1,037.9</text:p>
          </table:table-cell>
          <table:table-cell office:value-type="float" office:value="41.963000000000001" table:style-name="ce22">
            <text:p>42.0</text:p>
          </table:table-cell>
          <table:table-cell office:value-type="float" office:value="108.273" table:style-name="ce22">
            <text:p>108.3</text:p>
          </table:table-cell>
          <table:table-cell office:value-type="float" office:value="15.634" table:style-name="ce22">
            <text:p>15.6</text:p>
          </table:table-cell>
          <table:table-cell office:value-type="float" office:value="6.8970000000000002" table:style-name="ce22">
            <text:p>6.9</text:p>
          </table:table-cell>
          <table:table-cell office:value-type="float" office:value="18.445" table:style-name="ce22">
            <text:p>18.4</text:p>
          </table:table-cell>
          <table:table-cell office:value-type="float" office:value="1229.1279999999999" table:style-name="ce22">
            <text:p>1,229.1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62.0810000000001" table:style-name="ce22">
            <text:p>3,162.1</text:p>
          </table:table-cell>
          <table:table-cell office:value-type="float" office:value="119.282" table:style-name="ce22">
            <text:p>119.3</text:p>
          </table:table-cell>
          <table:table-cell office:value-type="float" office:value="342.61700000000002" table:style-name="ce22">
            <text:p>342.6</text:p>
          </table:table-cell>
          <table:table-cell office:value-type="float" office:value="62.911999999999999" table:style-name="ce22">
            <text:p>62.9</text:p>
          </table:table-cell>
          <table:table-cell office:value-type="float" office:value="18.562000000000001" table:style-name="ce22">
            <text:p>18.6</text:p>
          </table:table-cell>
          <table:table-cell office:value-type="float" office:value="53.497" table:style-name="ce22">
            <text:p>53.5</text:p>
          </table:table-cell>
          <table:table-cell office:value-type="float" office:value="3758.951" table:style-name="ce22">
            <text:p>3,759.0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238.1439999999998" table:style-name="ce22">
            <text:p>2,238.1</text:p>
          </table:table-cell>
          <table:table-cell office:value-type="float" office:value="104.40600000000001" table:style-name="ce22">
            <text:p>104.4</text:p>
          </table:table-cell>
          <table:table-cell office:value-type="float" office:value="245.49299999999999" table:style-name="ce22">
            <text:p>245.5</text:p>
          </table:table-cell>
          <table:table-cell office:value-type="float" office:value="47.042999999999999" table:style-name="ce22">
            <text:p>47.0</text:p>
          </table:table-cell>
          <table:table-cell office:value-type="float" office:value="13.34" table:style-name="ce22">
            <text:p>13.3</text:p>
          </table:table-cell>
          <table:table-cell office:value-type="float" office:value="51.779000000000003" table:style-name="ce22">
            <text:p>51.8</text:p>
          </table:table-cell>
          <table:table-cell office:value-type="float" office:value="2700.2049999999999" table:style-name="ce22">
            <text:p>2,700.2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146.1619999999998" table:style-name="ce22">
            <text:p>2,146.2</text:p>
          </table:table-cell>
          <table:table-cell office:value-type="float" office:value="108.128" table:style-name="ce22">
            <text:p>108.1</text:p>
          </table:table-cell>
          <table:table-cell office:value-type="float" office:value="261.59500000000003" table:style-name="ce22">
            <text:p>261.6</text:p>
          </table:table-cell>
          <table:table-cell office:value-type="float" office:value="45.448999999999998" table:style-name="ce22">
            <text:p>45.4</text:p>
          </table:table-cell>
          <table:table-cell office:value-type="float" office:value="13.122" table:style-name="ce22">
            <text:p>13.1</text:p>
          </table:table-cell>
          <table:table-cell office:value-type="float" office:value="58.356000000000002" table:style-name="ce22">
            <text:p>58.4</text:p>
          </table:table-cell>
          <table:table-cell office:value-type="float" office:value="2632.8119999999999" table:style-name="ce22">
            <text:p>2,632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721.3980000000001" table:style-name="ce22">
            <text:p>2,721.4</text:p>
          </table:table-cell>
          <table:table-cell office:value-type="float" office:value="106.931" table:style-name="ce22">
            <text:p>106.9</text:p>
          </table:table-cell>
          <table:table-cell office:value-type="float" office:value="364.34800000000001" table:style-name="ce22">
            <text:p>364.3</text:p>
          </table:table-cell>
          <table:table-cell office:value-type="float" office:value="63.762999999999998" table:style-name="ce22">
            <text:p>63.8</text:p>
          </table:table-cell>
          <table:table-cell office:value-type="float" office:value="16.169" table:style-name="ce22">
            <text:p>16.2</text:p>
          </table:table-cell>
          <table:table-cell office:value-type="float" office:value="52.277999999999999" table:style-name="ce22">
            <text:p>52.3</text:p>
          </table:table-cell>
          <table:table-cell office:value-type="float" office:value="3324.8870000000002" table:style-name="ce22">
            <text:p>3,324.9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896.1550000000002" table:style-name="ce22">
            <text:p>2,896.2</text:p>
          </table:table-cell>
          <table:table-cell office:value-type="float" office:value="143.00899999999999" table:style-name="ce22">
            <text:p>143.0</text:p>
          </table:table-cell>
          <table:table-cell office:value-type="float" office:value="328.21199999999999" table:style-name="ce22">
            <text:p>328.2</text:p>
          </table:table-cell>
          <table:table-cell office:value-type="float" office:value="49.375999999999998" table:style-name="ce22">
            <text:p>49.4</text:p>
          </table:table-cell>
          <table:table-cell office:value-type="float" office:value="14.81" table:style-name="ce22">
            <text:p>14.8</text:p>
          </table:table-cell>
          <table:table-cell office:value-type="float" office:value="68.838999999999999" table:style-name="ce22">
            <text:p>68.8</text:p>
          </table:table-cell>
          <table:table-cell office:value-type="float" office:value="3500.4009999999998" table:style-name="ce22">
            <text:p>3,500.4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56.73" table:style-name="ce22">
            <text:p>2,556.7</text:p>
          </table:table-cell>
          <table:table-cell office:value-type="float" office:value="125.262" table:style-name="ce22">
            <text:p>125.3</text:p>
          </table:table-cell>
          <table:table-cell office:value-type="float" office:value="215.49299999999999" table:style-name="ce22">
            <text:p>215.5</text:p>
          </table:table-cell>
          <table:table-cell office:value-type="float" office:value="20.634" table:style-name="ce22">
            <text:p>20.6</text:p>
          </table:table-cell>
          <table:table-cell office:value-type="float" office:value="19.71" table:style-name="ce22">
            <text:p>19.7</text:p>
          </table:table-cell>
          <table:table-cell office:value-type="float" office:value="30.204000000000001" table:style-name="ce22">
            <text:p>30.2</text:p>
          </table:table-cell>
          <table:table-cell office:value-type="float" office:value="2968.0329999999999" table:style-name="ce22">
            <text:p>2,968.0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551.6350000000002" table:style-name="ce22">
            <text:p>4,551.6</text:p>
          </table:table-cell>
          <table:table-cell office:value-type="float" office:value="213.215" table:style-name="ce22">
            <text:p>213.2</text:p>
          </table:table-cell>
          <table:table-cell office:value-type="float" office:value="494.74900000000002" table:style-name="ce22">
            <text:p>494.7</text:p>
          </table:table-cell>
          <table:table-cell office:value-type="float" office:value="62.933999999999997" table:style-name="ce22">
            <text:p>62.9</text:p>
          </table:table-cell>
          <table:table-cell office:value-type="float" office:value="24.748999999999999" table:style-name="ce22">
            <text:p>24.7</text:p>
          </table:table-cell>
          <table:table-cell office:value-type="float" office:value="61.377000000000002" table:style-name="ce22">
            <text:p>61.4</text:p>
          </table:table-cell>
          <table:table-cell office:value-type="float" office:value="5408.6589999999997" table:style-name="ce22">
            <text:p>5,408.7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718.328" table:style-name="ce22">
            <text:p>2,718.3</text:p>
          </table:table-cell>
          <table:table-cell office:value-type="float" office:value="153.98500000000001" table:style-name="ce22">
            <text:p>154.0</text:p>
          </table:table-cell>
          <table:table-cell office:value-type="float" office:value="353.27699999999999" table:style-name="ce22">
            <text:p>353.3</text:p>
          </table:table-cell>
          <table:table-cell office:value-type="float" office:value="43.31" table:style-name="ce22">
            <text:p>43.3</text:p>
          </table:table-cell>
          <table:table-cell office:value-type="float" office:value="16.806999999999999" table:style-name="ce22">
            <text:p>16.8</text:p>
          </table:table-cell>
          <table:table-cell office:value-type="float" office:value="79.045000000000002" table:style-name="ce22">
            <text:p>79.0</text:p>
          </table:table-cell>
          <table:table-cell office:value-type="float" office:value="3364.752" table:style-name="ce22">
            <text:p>3,364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4028.549000000006" table:style-name="ce22">
            <text:p>24,028.5</text:p>
          </table:table-cell>
          <table:table-cell office:value-type="float" office:value="1116.181" table:style-name="ce22">
            <text:p>1,116.2</text:p>
          </table:table-cell>
          <table:table-cell office:value-type="float" office:value="2714.0569999999998" table:style-name="ce22">
            <text:p>2,714.1</text:p>
          </table:table-cell>
          <table:table-cell office:value-type="float" office:value="411.05500000000001" table:style-name="ce22">
            <text:p>411.1</text:p>
          </table:table-cell>
          <table:table-cell office:value-type="float" office:value="144.166" table:style-name="ce22">
            <text:p>144.2</text:p>
          </table:table-cell>
          <table:table-cell office:value-type="float" office:value="473.82" table:style-name="ce22">
            <text:p>473.8</text:p>
          </table:table-cell>
          <table:table-cell office:value-type="float" office:value="28887.827999999998" table:style-name="ce22">
            <text:p>28,887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429.008" table:style-name="ce22">
            <text:p>1,429.0</text:p>
          </table:table-cell>
          <table:table-cell office:value-type="float" office:value="56.529000000000003" table:style-name="ce22">
            <text:p>56.5</text:p>
          </table:table-cell>
          <table:table-cell office:value-type="float" office:value="166.89400000000001" table:style-name="ce22">
            <text:p>166.9</text:p>
          </table:table-cell>
          <table:table-cell office:value-type="float" office:value="21.695" table:style-name="ce22">
            <text:p>21.7</text:p>
          </table:table-cell>
          <table:table-cell office:value-type="float" office:value="10.537000000000001" table:style-name="ce22">
            <text:p>10.5</text:p>
          </table:table-cell>
          <table:table-cell office:value-type="float" office:value="42.356999999999999" table:style-name="ce22">
            <text:p>42.4</text:p>
          </table:table-cell>
          <table:table-cell office:value-type="float" office:value="1727.02" table:style-name="ce22">
            <text:p>1,727.0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2248.5410000000002" table:style-name="ce22">
            <text:p>2,248.5</text:p>
          </table:table-cell>
          <table:table-cell office:value-type="float" office:value="71.978999999999999" table:style-name="ce22">
            <text:p>72.0</text:p>
          </table:table-cell>
          <table:table-cell office:value-type="float" office:value="241.964" table:style-name="ce22">
            <text:p>242.0</text:p>
          </table:table-cell>
          <table:table-cell office:value-type="float" office:value="37.209000000000003" table:style-name="ce22">
            <text:p>37.2</text:p>
          </table:table-cell>
          <table:table-cell office:value-type="float" office:value="16.716000000000001" table:style-name="ce22">
            <text:p>16.7</text:p>
          </table:table-cell>
          <table:table-cell office:value-type="float" office:value="67.489999999999995" table:style-name="ce22">
            <text:p>67.5</text:p>
          </table:table-cell>
          <table:table-cell office:value-type="float" office:value="2683.8989999999999" table:style-name="ce22">
            <text:p>2,683.9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525.34199999999998" table:style-name="ce22">
            <text:p>525.3</text:p>
          </table:table-cell>
          <table:table-cell office:value-type="float" office:value="26.524999999999999" table:style-name="ce22">
            <text:p>26.5</text:p>
          </table:table-cell>
          <table:table-cell office:value-type="float" office:value="56.938000000000002" table:style-name="ce22">
            <text:p>56.9</text:p>
          </table:table-cell>
          <table:table-cell office:value-type="float" office:value="6.992" table:style-name="ce22">
            <text:p>7.0</text:p>
          </table:table-cell>
          <table:table-cell office:value-type="float" office:value="2.0459999999999998" table:style-name="ce22">
            <text:p>2.0</text:p>
          </table:table-cell>
          <table:table-cell office:value-type="float" office:value="13.026" table:style-name="ce22">
            <text:p>13.0</text:p>
          </table:table-cell>
          <table:table-cell office:value-type="float" office:value="630.86900000000003" table:style-name="ce22">
            <text:p>630.9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15.03" table:style-name="ce22">
            <text:p>15.0</text:p>
          </table:table-cell>
          <table:table-cell office:value-type="float" office:value="4.4269999999999996" table:style-name="ce22">
            <text:p>4.4</text:p>
          </table:table-cell>
          <table:table-cell office:value-type="float" office:value="4.694" table:style-name="ce22">
            <text:p>4.7</text:p>
          </table:table-cell>
          <table:table-cell office:value-type="float" office:value="0.83199999999999996" table:style-name="ce22">
            <text:p>0.8</text:p>
          </table:table-cell>
          <table:table-cell office:value-type="float" office:value="0.26300000000000001" table:style-name="ce22">
            <text:p>0.3</text:p>
          </table:table-cell>
          <table:table-cell office:value-type="float" office:value="3.5680000000000001" table:style-name="ce22">
            <text:p>3.6</text:p>
          </table:table-cell>
          <table:table-cell office:value-type="float" office:value="28.814" table:style-name="ce22">
            <text:p>28.8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8246.470000000008" table:style-name="ce51">
            <text:p>28,246.5</text:p>
          </table:table-cell>
          <table:table-cell office:value-type="float" office:value="1275.6410000000001" table:style-name="ce51">
            <text:p>1,275.6</text:p>
          </table:table-cell>
          <table:table-cell office:value-type="float" office:value="3184.547" table:style-name="ce51">
            <text:p>3,184.5</text:p>
          </table:table-cell>
          <table:table-cell office:value-type="float" office:value="477.78300000000002" table:style-name="ce51">
            <text:p>477.8</text:p>
          </table:table-cell>
          <table:table-cell office:value-type="float" office:value="173.72800000000001" table:style-name="ce51">
            <text:p>173.7</text:p>
          </table:table-cell>
          <table:table-cell office:value-type="float" office:value="600.26099999999997" table:style-name="ce51">
            <text:p>600.3</text:p>
          </table:table-cell>
          <table:table-cell office:value-type="float" office:value="33958.429999999993" table:style-name="ce51">
            <text:p>33,958.4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8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8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1035.4659999999999" table:style-name="ce22">
            <text:p>1,035.5</text:p>
          </table:table-cell>
          <table:table-cell office:value-type="float" office:value="42.253999999999998" table:style-name="ce22">
            <text:p>42.3</text:p>
          </table:table-cell>
          <table:table-cell office:value-type="float" office:value="110.43" table:style-name="ce22">
            <text:p>110.4</text:p>
          </table:table-cell>
          <table:table-cell office:value-type="float" office:value="16.306000000000001" table:style-name="ce22">
            <text:p>16.3</text:p>
          </table:table-cell>
          <table:table-cell office:value-type="float" office:value="6.9660000000000002" table:style-name="ce22">
            <text:p>7.0</text:p>
          </table:table-cell>
          <table:table-cell office:value-type="float" office:value="17.937999999999999" table:style-name="ce22">
            <text:p>17.9</text:p>
          </table:table-cell>
          <table:table-cell office:value-type="float" office:value="1229.3599999999999" table:style-name="ce22">
            <text:p>1,229.4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201.453" table:style-name="ce22">
            <text:p>3,201.5</text:p>
          </table:table-cell>
          <table:table-cell office:value-type="float" office:value="119.815" table:style-name="ce22">
            <text:p>119.8</text:p>
          </table:table-cell>
          <table:table-cell office:value-type="float" office:value="355.173" table:style-name="ce22">
            <text:p>355.2</text:p>
          </table:table-cell>
          <table:table-cell office:value-type="float" office:value="65.891000000000005" table:style-name="ce22">
            <text:p>65.9</text:p>
          </table:table-cell>
          <table:table-cell office:value-type="float" office:value="19.068999999999999" table:style-name="ce22">
            <text:p>19.1</text:p>
          </table:table-cell>
          <table:table-cell office:value-type="float" office:value="52.817" table:style-name="ce22">
            <text:p>52.8</text:p>
          </table:table-cell>
          <table:table-cell office:value-type="float" office:value="3814.2179999999998" table:style-name="ce22">
            <text:p>3,814.2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238.8519999999999" table:style-name="ce22">
            <text:p>2,238.9</text:p>
          </table:table-cell>
          <table:table-cell office:value-type="float" office:value="105.40600000000001" table:style-name="ce22">
            <text:p>105.4</text:p>
          </table:table-cell>
          <table:table-cell office:value-type="float" office:value="246.977" table:style-name="ce22">
            <text:p>247.0</text:p>
          </table:table-cell>
          <table:table-cell office:value-type="float" office:value="49.325000000000003" table:style-name="ce22">
            <text:p>49.3</text:p>
          </table:table-cell>
          <table:table-cell office:value-type="float" office:value="13.507" table:style-name="ce22">
            <text:p>13.5</text:p>
          </table:table-cell>
          <table:table-cell office:value-type="float" office:value="50.402999999999999" table:style-name="ce22">
            <text:p>50.4</text:p>
          </table:table-cell>
          <table:table-cell office:value-type="float" office:value="2704.47" table:style-name="ce22">
            <text:p>2,704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141.9780000000001" table:style-name="ce22">
            <text:p>2,142.0</text:p>
          </table:table-cell>
          <table:table-cell office:value-type="float" office:value="108.572" table:style-name="ce22">
            <text:p>108.6</text:p>
          </table:table-cell>
          <table:table-cell office:value-type="float" office:value="260.43099999999998" table:style-name="ce22">
            <text:p>260.4</text:p>
          </table:table-cell>
          <table:table-cell office:value-type="float" office:value="49.554000000000002" table:style-name="ce22">
            <text:p>49.6</text:p>
          </table:table-cell>
          <table:table-cell office:value-type="float" office:value="13.294" table:style-name="ce22">
            <text:p>13.3</text:p>
          </table:table-cell>
          <table:table-cell office:value-type="float" office:value="56.67" table:style-name="ce22">
            <text:p>56.7</text:p>
          </table:table-cell>
          <table:table-cell office:value-type="float" office:value="2630.4989999999998" table:style-name="ce22">
            <text:p>2,630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734.3490000000002" table:style-name="ce22">
            <text:p>2,734.3</text:p>
          </table:table-cell>
          <table:table-cell office:value-type="float" office:value="107.27800000000001" table:style-name="ce22">
            <text:p>107.3</text:p>
          </table:table-cell>
          <table:table-cell office:value-type="float" office:value="373.40600000000001" table:style-name="ce22">
            <text:p>373.4</text:p>
          </table:table-cell>
          <table:table-cell office:value-type="float" office:value="66.625" table:style-name="ce22">
            <text:p>66.6</text:p>
          </table:table-cell>
          <table:table-cell office:value-type="float" office:value="16.411999999999999" table:style-name="ce22">
            <text:p>16.4</text:p>
          </table:table-cell>
          <table:table-cell office:value-type="float" office:value="51.238999999999997" table:style-name="ce22">
            <text:p>51.2</text:p>
          </table:table-cell>
          <table:table-cell office:value-type="float" office:value="3349.3090000000002" table:style-name="ce22">
            <text:p>3,349.3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875.5949999999998" table:style-name="ce22">
            <text:p>2,875.6</text:p>
          </table:table-cell>
          <table:table-cell office:value-type="float" office:value="143.09399999999999" table:style-name="ce22">
            <text:p>143.1</text:p>
          </table:table-cell>
          <table:table-cell office:value-type="float" office:value="326.55200000000002" table:style-name="ce22">
            <text:p>326.6</text:p>
          </table:table-cell>
          <table:table-cell office:value-type="float" office:value="49.539000000000001" table:style-name="ce22">
            <text:p>49.5</text:p>
          </table:table-cell>
          <table:table-cell office:value-type="float" office:value="15.102" table:style-name="ce22">
            <text:p>15.1</text:p>
          </table:table-cell>
          <table:table-cell office:value-type="float" office:value="67.031999999999996" table:style-name="ce22">
            <text:p>67.0</text:p>
          </table:table-cell>
          <table:table-cell office:value-type="float" office:value="3476.9140000000002" table:style-name="ce22">
            <text:p>3,476.9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94.7469999999998" table:style-name="ce22">
            <text:p>2,594.7</text:p>
          </table:table-cell>
          <table:table-cell office:value-type="float" office:value="125.749" table:style-name="ce22">
            <text:p>125.7</text:p>
          </table:table-cell>
          <table:table-cell office:value-type="float" office:value="223.279" table:style-name="ce22">
            <text:p>223.3</text:p>
          </table:table-cell>
          <table:table-cell office:value-type="float" office:value="22.395" table:style-name="ce22">
            <text:p>22.4</text:p>
          </table:table-cell>
          <table:table-cell office:value-type="float" office:value="19.978000000000002" table:style-name="ce22">
            <text:p>20.0</text:p>
          </table:table-cell>
          <table:table-cell office:value-type="float" office:value="29.937000000000001" table:style-name="ce22">
            <text:p>29.9</text:p>
          </table:table-cell>
          <table:table-cell office:value-type="float" office:value="3016.085" table:style-name="ce22">
            <text:p>3,016.1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488.16" table:style-name="ce22">
            <text:p>4,488.2</text:p>
          </table:table-cell>
          <table:table-cell office:value-type="float" office:value="212.56399999999999" table:style-name="ce22">
            <text:p>212.6</text:p>
          </table:table-cell>
          <table:table-cell office:value-type="float" office:value="488.28899999999999" table:style-name="ce22">
            <text:p>488.3</text:p>
          </table:table-cell>
          <table:table-cell office:value-type="float" office:value="63.32" table:style-name="ce22">
            <text:p>63.3</text:p>
          </table:table-cell>
          <table:table-cell office:value-type="float" office:value="24.454000000000001" table:style-name="ce22">
            <text:p>24.5</text:p>
          </table:table-cell>
          <table:table-cell office:value-type="float" office:value="59.906999999999996" table:style-name="ce22">
            <text:p>59.9</text:p>
          </table:table-cell>
          <table:table-cell office:value-type="float" office:value="5336.6940000000004" table:style-name="ce22">
            <text:p>5,336.7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686.0390000000002" table:style-name="ce22">
            <text:p>2,686.0</text:p>
          </table:table-cell>
          <table:table-cell office:value-type="float" office:value="154.768" table:style-name="ce22">
            <text:p>154.8</text:p>
          </table:table-cell>
          <table:table-cell office:value-type="float" office:value="340.01299999999998" table:style-name="ce22">
            <text:p>340.0</text:p>
          </table:table-cell>
          <table:table-cell office:value-type="float" office:value="44.386000000000003" table:style-name="ce22">
            <text:p>44.4</text:p>
          </table:table-cell>
          <table:table-cell office:value-type="float" office:value="16.468" table:style-name="ce22">
            <text:p>16.5</text:p>
          </table:table-cell>
          <table:table-cell office:value-type="float" office:value="76.085999999999999" table:style-name="ce22">
            <text:p>76.1</text:p>
          </table:table-cell>
          <table:table-cell office:value-type="float" office:value="3317.76" table:style-name="ce22">
            <text:p>3,317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3996.638999999999" table:style-name="ce22">
            <text:p>23,996.6</text:p>
          </table:table-cell>
          <table:table-cell office:value-type="float" office:value="1119.5" table:style-name="ce22">
            <text:p>1,119.5</text:p>
          </table:table-cell>
          <table:table-cell office:value-type="float" office:value="2724.55" table:style-name="ce22">
            <text:p>2,724.6</text:p>
          </table:table-cell>
          <table:table-cell office:value-type="float" office:value="427.34100000000001" table:style-name="ce22">
            <text:p>427.3</text:p>
          </table:table-cell>
          <table:table-cell office:value-type="float" office:value="145.25" table:style-name="ce22">
            <text:p>145.3</text:p>
          </table:table-cell>
          <table:table-cell office:value-type="float" office:value="462.029" table:style-name="ce22">
            <text:p>462.0</text:p>
          </table:table-cell>
          <table:table-cell office:value-type="float" office:value="28875.309000000001" table:style-name="ce22">
            <text:p>28,875.3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428.9739999999999" table:style-name="ce22">
            <text:p>1,429.0</text:p>
          </table:table-cell>
          <table:table-cell office:value-type="float" office:value="56.374000000000002" table:style-name="ce22">
            <text:p>56.4</text:p>
          </table:table-cell>
          <table:table-cell office:value-type="float" office:value="164.52799999999999" table:style-name="ce22">
            <text:p>164.5</text:p>
          </table:table-cell>
          <table:table-cell office:value-type="float" office:value="22.056999999999999" table:style-name="ce22">
            <text:p>22.1</text:p>
          </table:table-cell>
          <table:table-cell office:value-type="float" office:value="10.608000000000001" table:style-name="ce22">
            <text:p>10.6</text:p>
          </table:table-cell>
          <table:table-cell office:value-type="float" office:value="40.874000000000002" table:style-name="ce22">
            <text:p>40.9</text:p>
          </table:table-cell>
          <table:table-cell office:value-type="float" office:value="1723.415" table:style-name="ce22">
            <text:p>1,723.4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2233.1869999999999" table:style-name="ce22">
            <text:p>2,233.2</text:p>
          </table:table-cell>
          <table:table-cell office:value-type="float" office:value="71.281999999999996" table:style-name="ce22">
            <text:p>71.3</text:p>
          </table:table-cell>
          <table:table-cell office:value-type="float" office:value="239.715" table:style-name="ce22">
            <text:p>239.7</text:p>
          </table:table-cell>
          <table:table-cell office:value-type="float" office:value="37.590000000000003" table:style-name="ce22">
            <text:p>37.6</text:p>
          </table:table-cell>
          <table:table-cell office:value-type="float" office:value="17.193999999999999" table:style-name="ce22">
            <text:p>17.2</text:p>
          </table:table-cell>
          <table:table-cell office:value-type="float" office:value="66.218000000000004" table:style-name="ce22">
            <text:p>66.2</text:p>
          </table:table-cell>
          <table:table-cell office:value-type="float" office:value="2665.1860000000001" table:style-name="ce22">
            <text:p>2,665.2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484.98399999999998" table:style-name="ce22">
            <text:p>485.0</text:p>
          </table:table-cell>
          <table:table-cell office:value-type="float" office:value="22.89" table:style-name="ce22">
            <text:p>22.9</text:p>
          </table:table-cell>
          <table:table-cell office:value-type="float" office:value="57.343000000000004" table:style-name="ce22">
            <text:p>57.3</text:p>
          </table:table-cell>
          <table:table-cell office:value-type="float" office:value="7.9189999999999996" table:style-name="ce22">
            <text:p>7.9</text:p>
          </table:table-cell>
          <table:table-cell office:value-type="float" office:value="2.113" table:style-name="ce22">
            <text:p>2.1</text:p>
          </table:table-cell>
          <table:table-cell office:value-type="float" office:value="12.526999999999999" table:style-name="ce22">
            <text:p>12.5</text:p>
          </table:table-cell>
          <table:table-cell office:value-type="float" office:value="587.77599999999995" table:style-name="ce22">
            <text:p>587.8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16.917999999999999" table:style-name="ce22">
            <text:p>16.9</text:p>
          </table:table-cell>
          <table:table-cell office:value-type="float" office:value="4.5220000000000002" table:style-name="ce22">
            <text:p>4.5</text:p>
          </table:table-cell>
          <table:table-cell office:value-type="float" office:value="5.2670000000000003" table:style-name="ce22">
            <text:p>5.3</text:p>
          </table:table-cell>
          <table:table-cell office:value-type="float" office:value="1.0049999999999999" table:style-name="ce22">
            <text:p>1.0</text:p>
          </table:table-cell>
          <table:table-cell office:value-type="float" office:value="0.28899999999999998" table:style-name="ce22">
            <text:p>0.3</text:p>
          </table:table-cell>
          <table:table-cell office:value-type="float" office:value="3.6949999999999998" table:style-name="ce22">
            <text:p>3.7</text:p>
          </table:table-cell>
          <table:table-cell office:value-type="float" office:value="31.696000000000002" table:style-name="ce22">
            <text:p>31.7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8160.701999999997" table:style-name="ce51">
            <text:p>28,160.7</text:p>
          </table:table-cell>
          <table:table-cell office:value-type="float" office:value="1274.568" table:style-name="ce51">
            <text:p>1,274.6</text:p>
          </table:table-cell>
          <table:table-cell office:value-type="float" office:value="3191.4029999999998" table:style-name="ce51">
            <text:p>3,191.4</text:p>
          </table:table-cell>
          <table:table-cell office:value-type="float" office:value="495.91200000000003" table:style-name="ce51">
            <text:p>495.9</text:p>
          </table:table-cell>
          <table:table-cell office:value-type="float" office:value="175.45399999999998" table:style-name="ce51">
            <text:p>175.5</text:p>
          </table:table-cell>
          <table:table-cell office:value-type="float" office:value="585.34300000000007" table:style-name="ce51">
            <text:p>585.3</text:p>
          </table:table-cell>
          <table:table-cell office:value-type="float" office:value="33883.382000000005" table:style-name="ce51">
            <text:p>33,883.4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7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7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1024.0719999999999" table:style-name="ce22">
            <text:p>1,024.1</text:p>
          </table:table-cell>
          <table:table-cell office:value-type="float" office:value="41.598999999999997" table:style-name="ce22">
            <text:p>41.6</text:p>
          </table:table-cell>
          <table:table-cell office:value-type="float" office:value="104.566" table:style-name="ce22">
            <text:p>104.6</text:p>
          </table:table-cell>
          <table:table-cell office:value-type="float" office:value="16.681999999999999" table:style-name="ce22">
            <text:p>16.7</text:p>
          </table:table-cell>
          <table:table-cell office:value-type="float" office:value="6.859" table:style-name="ce22">
            <text:p>6.9</text:p>
          </table:table-cell>
          <table:table-cell office:value-type="float" office:value="17.358000000000001" table:style-name="ce22">
            <text:p>17.4</text:p>
          </table:table-cell>
          <table:table-cell office:value-type="float" office:value="1211.136" table:style-name="ce22">
            <text:p>1,211.1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96.5610000000001" table:style-name="ce22">
            <text:p>3,196.6</text:p>
          </table:table-cell>
          <table:table-cell office:value-type="float" office:value="116.999" table:style-name="ce22">
            <text:p>117.0</text:p>
          </table:table-cell>
          <table:table-cell office:value-type="float" office:value="351.35700000000003" table:style-name="ce22">
            <text:p>351.4</text:p>
          </table:table-cell>
          <table:table-cell office:value-type="float" office:value="66.296999999999997" table:style-name="ce22">
            <text:p>66.3</text:p>
          </table:table-cell>
          <table:table-cell office:value-type="float" office:value="19.588000000000001" table:style-name="ce22">
            <text:p>19.6</text:p>
          </table:table-cell>
          <table:table-cell office:value-type="float" office:value="48.826000000000001" table:style-name="ce22">
            <text:p>48.8</text:p>
          </table:table-cell>
          <table:table-cell office:value-type="float" office:value="3799.6280000000002" table:style-name="ce22">
            <text:p>3,799.6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204.1610000000001" table:style-name="ce22">
            <text:p>2,204.2</text:p>
          </table:table-cell>
          <table:table-cell office:value-type="float" office:value="103.629" table:style-name="ce22">
            <text:p>103.6</text:p>
          </table:table-cell>
          <table:table-cell office:value-type="float" office:value="244.44499999999999" table:style-name="ce22">
            <text:p>244.4</text:p>
          </table:table-cell>
          <table:table-cell office:value-type="float" office:value="50.511000000000003" table:style-name="ce22">
            <text:p>50.5</text:p>
          </table:table-cell>
          <table:table-cell office:value-type="float" office:value="13.516" table:style-name="ce22">
            <text:p>13.5</text:p>
          </table:table-cell>
          <table:table-cell office:value-type="float" office:value="48.502000000000002" table:style-name="ce22">
            <text:p>48.5</text:p>
          </table:table-cell>
          <table:table-cell office:value-type="float" office:value="2664.7640000000001" table:style-name="ce22">
            <text:p>2,664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109.8969999999999" table:style-name="ce22">
            <text:p>2,109.9</text:p>
          </table:table-cell>
          <table:table-cell office:value-type="float" office:value="107.73699999999999" table:style-name="ce22">
            <text:p>107.7</text:p>
          </table:table-cell>
          <table:table-cell office:value-type="float" office:value="259.02100000000002" table:style-name="ce22">
            <text:p>259.0</text:p>
          </table:table-cell>
          <table:table-cell office:value-type="float" office:value="51.075000000000003" table:style-name="ce22">
            <text:p>51.1</text:p>
          </table:table-cell>
          <table:table-cell office:value-type="float" office:value="13.374000000000001" table:style-name="ce22">
            <text:p>13.4</text:p>
          </table:table-cell>
          <table:table-cell office:value-type="float" office:value="54.345999999999997" table:style-name="ce22">
            <text:p>54.3</text:p>
          </table:table-cell>
          <table:table-cell office:value-type="float" office:value="2595.4499999999998" table:style-name="ce22">
            <text:p>2,595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715.9409999999998" table:style-name="ce22">
            <text:p>2,715.9</text:p>
          </table:table-cell>
          <table:table-cell office:value-type="float" office:value="105.46899999999999" table:style-name="ce22">
            <text:p>105.5</text:p>
          </table:table-cell>
          <table:table-cell office:value-type="float" office:value="369.34" table:style-name="ce22">
            <text:p>369.3</text:p>
          </table:table-cell>
          <table:table-cell office:value-type="float" office:value="67.415999999999997" table:style-name="ce22">
            <text:p>67.4</text:p>
          </table:table-cell>
          <table:table-cell office:value-type="float" office:value="16.408000000000001" table:style-name="ce22">
            <text:p>16.4</text:p>
          </table:table-cell>
          <table:table-cell office:value-type="float" office:value="49.212000000000003" table:style-name="ce22">
            <text:p>49.2</text:p>
          </table:table-cell>
          <table:table-cell office:value-type="float" office:value="3323.7860000000001" table:style-name="ce22">
            <text:p>3,323.8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854.4009999999998" table:style-name="ce22">
            <text:p>2,854.4</text:p>
          </table:table-cell>
          <table:table-cell office:value-type="float" office:value="139.16800000000001" table:style-name="ce22">
            <text:p>139.2</text:p>
          </table:table-cell>
          <table:table-cell office:value-type="float" office:value="321.91699999999997" table:style-name="ce22">
            <text:p>321.9</text:p>
          </table:table-cell>
          <table:table-cell office:value-type="float" office:value="51.267000000000003" table:style-name="ce22">
            <text:p>51.3</text:p>
          </table:table-cell>
          <table:table-cell office:value-type="float" office:value="15.323" table:style-name="ce22">
            <text:p>15.3</text:p>
          </table:table-cell>
          <table:table-cell office:value-type="float" office:value="64.891999999999996" table:style-name="ce22">
            <text:p>64.9</text:p>
          </table:table-cell>
          <table:table-cell office:value-type="float" office:value="3446.9679999999998" table:style-name="ce22">
            <text:p>3,447.0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78.953" table:style-name="ce22">
            <text:p>2,579.0</text:p>
          </table:table-cell>
          <table:table-cell office:value-type="float" office:value="122.714" table:style-name="ce22">
            <text:p>122.7</text:p>
          </table:table-cell>
          <table:table-cell office:value-type="float" office:value="221.96799999999999" table:style-name="ce22">
            <text:p>222.0</text:p>
          </table:table-cell>
          <table:table-cell office:value-type="float" office:value="24.498999999999999" table:style-name="ce22">
            <text:p>24.5</text:p>
          </table:table-cell>
          <table:table-cell office:value-type="float" office:value="20.329999999999998" table:style-name="ce22">
            <text:p>20.3</text:p>
          </table:table-cell>
          <table:table-cell office:value-type="float" office:value="29.353999999999999" table:style-name="ce22">
            <text:p>29.4</text:p>
          </table:table-cell>
          <table:table-cell office:value-type="float" office:value="2997.8180000000002" table:style-name="ce22">
            <text:p>2,997.8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436.6030000000001" table:style-name="ce22">
            <text:p>4,436.6</text:p>
          </table:table-cell>
          <table:table-cell office:value-type="float" office:value="206.89699999999999" table:style-name="ce22">
            <text:p>206.9</text:p>
          </table:table-cell>
          <table:table-cell office:value-type="float" office:value="479.06" table:style-name="ce22">
            <text:p>479.1</text:p>
          </table:table-cell>
          <table:table-cell office:value-type="float" office:value="66.572000000000003" table:style-name="ce22">
            <text:p>66.6</text:p>
          </table:table-cell>
          <table:table-cell office:value-type="float" office:value="24.195" table:style-name="ce22">
            <text:p>24.2</text:p>
          </table:table-cell>
          <table:table-cell office:value-type="float" office:value="57.445999999999998" table:style-name="ce22">
            <text:p>57.4</text:p>
          </table:table-cell>
          <table:table-cell office:value-type="float" office:value="5270.7730000000001" table:style-name="ce22">
            <text:p>5,270.8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655.2379999999998" table:style-name="ce22">
            <text:p>2,655.2</text:p>
          </table:table-cell>
          <table:table-cell office:value-type="float" office:value="152.005" table:style-name="ce22">
            <text:p>152.0</text:p>
          </table:table-cell>
          <table:table-cell office:value-type="float" office:value="332.31400000000002" table:style-name="ce22">
            <text:p>332.3</text:p>
          </table:table-cell>
          <table:table-cell office:value-type="float" office:value="45.536999999999999" table:style-name="ce22">
            <text:p>45.5</text:p>
          </table:table-cell>
          <table:table-cell office:value-type="float" office:value="16.433" table:style-name="ce22">
            <text:p>16.4</text:p>
          </table:table-cell>
          <table:table-cell office:value-type="float" office:value="72.78" table:style-name="ce22">
            <text:p>72.8</text:p>
          </table:table-cell>
          <table:table-cell office:value-type="float" office:value="3274.3069999999998" table:style-name="ce22">
            <text:p>3,274.3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3775.826999999997" table:style-name="ce22">
            <text:p>23,775.8</text:p>
          </table:table-cell>
          <table:table-cell office:value-type="float" office:value="1096.2169999999996" table:style-name="ce22">
            <text:p>1,096.2</text:p>
          </table:table-cell>
          <table:table-cell office:value-type="float" office:value="2683.9879999999998" table:style-name="ce22">
            <text:p>2,684.0</text:p>
          </table:table-cell>
          <table:table-cell office:value-type="float" office:value="439.85599999999999" table:style-name="ce22">
            <text:p>439.9</text:p>
          </table:table-cell>
          <table:table-cell office:value-type="float" office:value="146.02600000000001" table:style-name="ce22">
            <text:p>146.0</text:p>
          </table:table-cell>
          <table:table-cell office:value-type="float" office:value="442.71600000000001" table:style-name="ce22">
            <text:p>442.7</text:p>
          </table:table-cell>
          <table:table-cell office:value-type="float" office:value="28584.63" table:style-name="ce22">
            <text:p>28,584.6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420.17" table:style-name="ce22">
            <text:p>1,420.2</text:p>
          </table:table-cell>
          <table:table-cell office:value-type="float" office:value="54.738999999999997" table:style-name="ce22">
            <text:p>54.7</text:p>
          </table:table-cell>
          <table:table-cell office:value-type="float" office:value="163.21799999999999" table:style-name="ce22">
            <text:p>163.2</text:p>
          </table:table-cell>
          <table:table-cell office:value-type="float" office:value="22.756" table:style-name="ce22">
            <text:p>22.8</text:p>
          </table:table-cell>
          <table:table-cell office:value-type="float" office:value="10.62" table:style-name="ce22">
            <text:p>10.6</text:p>
          </table:table-cell>
          <table:table-cell office:value-type="float" office:value="39.819000000000003" table:style-name="ce22">
            <text:p>39.8</text:p>
          </table:table-cell>
          <table:table-cell office:value-type="float" office:value="1711.3219999999999" table:style-name="ce22">
            <text:p>1,711.3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2200.8249999999998" table:style-name="ce22">
            <text:p>2,200.8</text:p>
          </table:table-cell>
          <table:table-cell office:value-type="float" office:value="68.792000000000002" table:style-name="ce22">
            <text:p>68.8</text:p>
          </table:table-cell>
          <table:table-cell office:value-type="float" office:value="234.012" table:style-name="ce22">
            <text:p>234.0</text:p>
          </table:table-cell>
          <table:table-cell office:value-type="float" office:value="38.381" table:style-name="ce22">
            <text:p>38.4</text:p>
          </table:table-cell>
          <table:table-cell office:value-type="float" office:value="17.533999999999999" table:style-name="ce22">
            <text:p>17.5</text:p>
          </table:table-cell>
          <table:table-cell office:value-type="float" office:value="67.430999999999997" table:style-name="ce22">
            <text:p>67.4</text:p>
          </table:table-cell>
          <table:table-cell office:value-type="float" office:value="2626.9749999999999" table:style-name="ce22">
            <text:p>2,627.0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584.89099999999996" table:style-name="ce22">
            <text:p>584.9</text:p>
          </table:table-cell>
          <table:table-cell office:value-type="float" office:value="23.898" table:style-name="ce22">
            <text:p>23.9</text:p>
          </table:table-cell>
          <table:table-cell office:value-type="float" office:value="61.932000000000002" table:style-name="ce22">
            <text:p>61.9</text:p>
          </table:table-cell>
          <table:table-cell office:value-type="float" office:value="8.7170000000000005" table:style-name="ce22">
            <text:p>8.7</text:p>
          </table:table-cell>
          <table:table-cell office:value-type="float" office:value="2.4430000000000001" table:style-name="ce22">
            <text:p>2.4</text:p>
          </table:table-cell>
          <table:table-cell office:value-type="float" office:value="11.864000000000001" table:style-name="ce22">
            <text:p>11.9</text:p>
          </table:table-cell>
          <table:table-cell office:value-type="float" office:value="693.745" table:style-name="ce22">
            <text:p>693.7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18.550999999999998" table:style-name="ce22">
            <text:p>18.6</text:p>
          </table:table-cell>
          <table:table-cell office:value-type="float" office:value="4.6749999999999998" table:style-name="ce22">
            <text:p>4.7</text:p>
          </table:table-cell>
          <table:table-cell office:value-type="float" office:value="5.7350000000000003" table:style-name="ce22">
            <text:p>5.7</text:p>
          </table:table-cell>
          <table:table-cell office:value-type="float" office:value="1.1279999999999999" table:style-name="ce22">
            <text:p>1.1</text:p>
          </table:table-cell>
          <table:table-cell office:value-type="float" office:value="0.30599999999999999" table:style-name="ce22">
            <text:p>0.3</text:p>
          </table:table-cell>
          <table:table-cell office:value-type="float" office:value="3.9140000000000001" table:style-name="ce22">
            <text:p>3.9</text:p>
          </table:table-cell>
          <table:table-cell office:value-type="float" office:value="34.308999999999997" table:style-name="ce22">
            <text:p>34.3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8000.263999999996" table:style-name="ce51">
            <text:p>28,000.3</text:p>
          </table:table-cell>
          <table:table-cell office:value-type="float" office:value="1248.3209999999995" table:style-name="ce51">
            <text:p>1,248.3</text:p>
          </table:table-cell>
          <table:table-cell office:value-type="float" office:value="3148.8849999999998" table:style-name="ce51">
            <text:p>3,148.9</text:p>
          </table:table-cell>
          <table:table-cell office:value-type="float" office:value="510.83799999999991" table:style-name="ce51">
            <text:p>510.8</text:p>
          </table:table-cell>
          <table:table-cell office:value-type="float" office:value="176.92900000000003" table:style-name="ce51">
            <text:p>176.9</text:p>
          </table:table-cell>
          <table:table-cell office:value-type="float" office:value="565.74400000000003" table:style-name="ce51">
            <text:p>565.7</text:p>
          </table:table-cell>
          <table:table-cell office:value-type="float" office:value="33650.981000000007" table:style-name="ce51">
            <text:p>33,651.0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6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6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1009.629" table:style-name="ce22">
            <text:p>1,009.6</text:p>
          </table:table-cell>
          <table:table-cell office:value-type="float" office:value="40.128999999999998" table:style-name="ce22">
            <text:p>40.1</text:p>
          </table:table-cell>
          <table:table-cell office:value-type="float" office:value="98.896000000000001" table:style-name="ce22">
            <text:p>98.9</text:p>
          </table:table-cell>
          <table:table-cell office:value-type="float" office:value="16.837" table:style-name="ce22">
            <text:p>16.8</text:p>
          </table:table-cell>
          <table:table-cell office:value-type="float" office:value="6.9109999999999996" table:style-name="ce22">
            <text:p>6.9</text:p>
          </table:table-cell>
          <table:table-cell office:value-type="float" office:value="16.623999999999999" table:style-name="ce22">
            <text:p>16.6</text:p>
          </table:table-cell>
          <table:table-cell office:value-type="float" office:value="1189.0260000000001" table:style-name="ce22">
            <text:p>1,189.0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78.462" table:style-name="ce22">
            <text:p>3,178.5</text:p>
          </table:table-cell>
          <table:table-cell office:value-type="float" office:value="112.777" table:style-name="ce22">
            <text:p>112.8</text:p>
          </table:table-cell>
          <table:table-cell office:value-type="float" office:value="338.26400000000001" table:style-name="ce22">
            <text:p>338.3</text:p>
          </table:table-cell>
          <table:table-cell office:value-type="float" office:value="65.126999999999995" table:style-name="ce22">
            <text:p>65.1</text:p>
          </table:table-cell>
          <table:table-cell office:value-type="float" office:value="19.763000000000002" table:style-name="ce22">
            <text:p>19.8</text:p>
          </table:table-cell>
          <table:table-cell office:value-type="float" office:value="46.100999999999999" table:style-name="ce22">
            <text:p>46.1</text:p>
          </table:table-cell>
          <table:table-cell office:value-type="float" office:value="3760.4940000000001" table:style-name="ce22">
            <text:p>3,760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162.8980000000001" table:style-name="ce22">
            <text:p>2,162.9</text:p>
          </table:table-cell>
          <table:table-cell office:value-type="float" office:value="100.235" table:style-name="ce22">
            <text:p>100.2</text:p>
          </table:table-cell>
          <table:table-cell office:value-type="float" office:value="231.83500000000001" table:style-name="ce22">
            <text:p>231.8</text:p>
          </table:table-cell>
          <table:table-cell office:value-type="float" office:value="50.927" table:style-name="ce22">
            <text:p>50.9</text:p>
          </table:table-cell>
          <table:table-cell office:value-type="float" office:value="13.329000000000001" table:style-name="ce22">
            <text:p>13.3</text:p>
          </table:table-cell>
          <table:table-cell office:value-type="float" office:value="46.350999999999999" table:style-name="ce22">
            <text:p>46.4</text:p>
          </table:table-cell>
          <table:table-cell office:value-type="float" office:value="2605.5749999999998" table:style-name="ce22">
            <text:p>2,605.6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070.645" table:style-name="ce22">
            <text:p>2,070.6</text:p>
          </table:table-cell>
          <table:table-cell office:value-type="float" office:value="104.357" table:style-name="ce22">
            <text:p>104.4</text:p>
          </table:table-cell>
          <table:table-cell office:value-type="float" office:value="251.54300000000001" table:style-name="ce22">
            <text:p>251.5</text:p>
          </table:table-cell>
          <table:table-cell office:value-type="float" office:value="50.893999999999998" table:style-name="ce22">
            <text:p>50.9</text:p>
          </table:table-cell>
          <table:table-cell office:value-type="float" office:value="13.72" table:style-name="ce22">
            <text:p>13.7</text:p>
          </table:table-cell>
          <table:table-cell office:value-type="float" office:value="52.103999999999999" table:style-name="ce22">
            <text:p>52.1</text:p>
          </table:table-cell>
          <table:table-cell office:value-type="float" office:value="2543.2629999999999" table:style-name="ce22">
            <text:p>2,543.3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673.14" table:style-name="ce22">
            <text:p>2,673.1</text:p>
          </table:table-cell>
          <table:table-cell office:value-type="float" office:value="102.512" table:style-name="ce22">
            <text:p>102.5</text:p>
          </table:table-cell>
          <table:table-cell office:value-type="float" office:value="352.99900000000002" table:style-name="ce22">
            <text:p>353.0</text:p>
          </table:table-cell>
          <table:table-cell office:value-type="float" office:value="63.470999999999997" table:style-name="ce22">
            <text:p>63.5</text:p>
          </table:table-cell>
          <table:table-cell office:value-type="float" office:value="16.192" table:style-name="ce22">
            <text:p>16.2</text:p>
          </table:table-cell>
          <table:table-cell office:value-type="float" office:value="46.796999999999997" table:style-name="ce22">
            <text:p>46.8</text:p>
          </table:table-cell>
          <table:table-cell office:value-type="float" office:value="3255.1109999999999" table:style-name="ce22">
            <text:p>3,255.1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817.5189999999998" table:style-name="ce22">
            <text:p>2,817.5</text:p>
          </table:table-cell>
          <table:table-cell office:value-type="float" office:value="136.09100000000001" table:style-name="ce22">
            <text:p>136.1</text:p>
          </table:table-cell>
          <table:table-cell office:value-type="float" office:value="308.685" table:style-name="ce22">
            <text:p>308.7</text:p>
          </table:table-cell>
          <table:table-cell office:value-type="float" office:value="52.610999999999997" table:style-name="ce22">
            <text:p>52.6</text:p>
          </table:table-cell>
          <table:table-cell office:value-type="float" office:value="15.334" table:style-name="ce22">
            <text:p>15.3</text:p>
          </table:table-cell>
          <table:table-cell office:value-type="float" office:value="62.155000000000001" table:style-name="ce22">
            <text:p>62.2</text:p>
          </table:table-cell>
          <table:table-cell office:value-type="float" office:value="3392.395" table:style-name="ce22">
            <text:p>3,392.4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60.1190000000001" table:style-name="ce22">
            <text:p>2,560.1</text:p>
          </table:table-cell>
          <table:table-cell office:value-type="float" office:value="119.31699999999999" table:style-name="ce22">
            <text:p>119.3</text:p>
          </table:table-cell>
          <table:table-cell office:value-type="float" office:value="215.059" table:style-name="ce22">
            <text:p>215.1</text:p>
          </table:table-cell>
          <table:table-cell office:value-type="float" office:value="26.053000000000001" table:style-name="ce22">
            <text:p>26.1</text:p>
          </table:table-cell>
          <table:table-cell office:value-type="float" office:value="20.126999999999999" table:style-name="ce22">
            <text:p>20.1</text:p>
          </table:table-cell>
          <table:table-cell office:value-type="float" office:value="28.669" table:style-name="ce22">
            <text:p>28.7</text:p>
          </table:table-cell>
          <table:table-cell office:value-type="float" office:value="2969.3440000000001" table:style-name="ce22">
            <text:p>2,969.3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374.3410000000003" table:style-name="ce22">
            <text:p>4,374.3</text:p>
          </table:table-cell>
          <table:table-cell office:value-type="float" office:value="202.24" table:style-name="ce22">
            <text:p>202.2</text:p>
          </table:table-cell>
          <table:table-cell office:value-type="float" office:value="465.23399999999998" table:style-name="ce22">
            <text:p>465.2</text:p>
          </table:table-cell>
          <table:table-cell office:value-type="float" office:value="66.619" table:style-name="ce22">
            <text:p>66.6</text:p>
          </table:table-cell>
          <table:table-cell office:value-type="float" office:value="24.385999999999999" table:style-name="ce22">
            <text:p>24.4</text:p>
          </table:table-cell>
          <table:table-cell office:value-type="float" office:value="54.581000000000003" table:style-name="ce22">
            <text:p>54.6</text:p>
          </table:table-cell>
          <table:table-cell office:value-type="float" office:value="5187.4009999999998" table:style-name="ce22">
            <text:p>5,187.4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617.9760000000001" table:style-name="ce22">
            <text:p>2,618.0</text:p>
          </table:table-cell>
          <table:table-cell office:value-type="float" office:value="146.762" table:style-name="ce22">
            <text:p>146.8</text:p>
          </table:table-cell>
          <table:table-cell office:value-type="float" office:value="318.77600000000001" table:style-name="ce22">
            <text:p>318.8</text:p>
          </table:table-cell>
          <table:table-cell office:value-type="float" office:value="45.472000000000001" table:style-name="ce22">
            <text:p>45.5</text:p>
          </table:table-cell>
          <table:table-cell office:value-type="float" office:value="16.459" table:style-name="ce22">
            <text:p>16.5</text:p>
          </table:table-cell>
          <table:table-cell office:value-type="float" office:value="70.424000000000007" table:style-name="ce22">
            <text:p>70.4</text:p>
          </table:table-cell>
          <table:table-cell office:value-type="float" office:value="3215.8690000000001" table:style-name="ce22">
            <text:p>3,215.9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3464.728999999999" table:style-name="ce22">
            <text:p>23,464.7</text:p>
          </table:table-cell>
          <table:table-cell office:value-type="float" office:value="1064.42" table:style-name="ce22">
            <text:p>1,064.4</text:p>
          </table:table-cell>
          <table:table-cell office:value-type="float" office:value="2581.2909999999997" table:style-name="ce22">
            <text:p>2,581.3</text:p>
          </table:table-cell>
          <table:table-cell office:value-type="float" office:value="438.01099999999997" table:style-name="ce22">
            <text:p>438.0</text:p>
          </table:table-cell>
          <table:table-cell office:value-type="float" office:value="146.221" table:style-name="ce22">
            <text:p>146.2</text:p>
          </table:table-cell>
          <table:table-cell office:value-type="float" office:value="423.80600000000004" table:style-name="ce22">
            <text:p>423.8</text:p>
          </table:table-cell>
          <table:table-cell office:value-type="float" office:value="28118.478000000003" table:style-name="ce22">
            <text:p>28,118.5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399.951" table:style-name="ce22">
            <text:p>1,400.0</text:p>
          </table:table-cell>
          <table:table-cell office:value-type="float" office:value="52.16" table:style-name="ce22">
            <text:p>52.2</text:p>
          </table:table-cell>
          <table:table-cell office:value-type="float" office:value="156.976" table:style-name="ce22">
            <text:p>157.0</text:p>
          </table:table-cell>
          <table:table-cell office:value-type="float" office:value="22.45" table:style-name="ce22">
            <text:p>22.5</text:p>
          </table:table-cell>
          <table:table-cell office:value-type="float" office:value="10.647" table:style-name="ce22">
            <text:p>10.6</text:p>
          </table:table-cell>
          <table:table-cell office:value-type="float" office:value="38.051000000000002" table:style-name="ce22">
            <text:p>38.1</text:p>
          </table:table-cell>
          <table:table-cell office:value-type="float" office:value="1680.2349999999999" table:style-name="ce22">
            <text:p>1,680.2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2156.8110000000001" table:style-name="ce22">
            <text:p>2,156.8</text:p>
          </table:table-cell>
          <table:table-cell office:value-type="float" office:value="64.516999999999996" table:style-name="ce22">
            <text:p>64.5</text:p>
          </table:table-cell>
          <table:table-cell office:value-type="float" office:value="221.21" table:style-name="ce22">
            <text:p>221.2</text:p>
          </table:table-cell>
          <table:table-cell office:value-type="float" office:value="38.496000000000002" table:style-name="ce22">
            <text:p>38.5</text:p>
          </table:table-cell>
          <table:table-cell office:value-type="float" office:value="17.507000000000001" table:style-name="ce22">
            <text:p>17.5</text:p>
          </table:table-cell>
          <table:table-cell office:value-type="float" office:value="65.754999999999995" table:style-name="ce22">
            <text:p>65.8</text:p>
          </table:table-cell>
          <table:table-cell office:value-type="float" office:value="2564.2959999999998" table:style-name="ce22">
            <text:p>2,564.3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568.03700000000003" table:style-name="ce22">
            <text:p>568.0</text:p>
          </table:table-cell>
          <table:table-cell office:value-type="float" office:value="23.675999999999998" table:style-name="ce22">
            <text:p>23.7</text:p>
          </table:table-cell>
          <table:table-cell office:value-type="float" office:value="57.606000000000002" table:style-name="ce22">
            <text:p>57.6</text:p>
          </table:table-cell>
          <table:table-cell office:value-type="float" office:value="8.1340000000000003" table:style-name="ce22">
            <text:p>8.1</text:p>
          </table:table-cell>
          <table:table-cell office:value-type="float" office:value="2.3359999999999999" table:style-name="ce22">
            <text:p>2.3</text:p>
          </table:table-cell>
          <table:table-cell office:value-type="float" office:value="11.712999999999999" table:style-name="ce22">
            <text:p>11.7</text:p>
          </table:table-cell>
          <table:table-cell office:value-type="float" office:value="671.50199999999995" table:style-name="ce22">
            <text:p>671.5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19.643000000000001" table:style-name="ce22">
            <text:p>19.6</text:p>
          </table:table-cell>
          <table:table-cell office:value-type="float" office:value="4.7839999999999998" table:style-name="ce22">
            <text:p>4.8</text:p>
          </table:table-cell>
          <table:table-cell office:value-type="float" office:value="5.992" table:style-name="ce22">
            <text:p>6.0</text:p>
          </table:table-cell>
          <table:table-cell office:value-type="float" office:value="1.1779999999999999" table:style-name="ce22">
            <text:p>1.2</text:p>
          </table:table-cell>
          <table:table-cell office:value-type="float" office:value="0.313" table:style-name="ce22">
            <text:p>0.3</text:p>
          </table:table-cell>
          <table:table-cell office:value-type="float" office:value="4.0629999999999997" table:style-name="ce22">
            <text:p>4.1</text:p>
          </table:table-cell>
          <table:table-cell office:value-type="float" office:value="35.972999999999999" table:style-name="ce22">
            <text:p>36.0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7609.171000000002" table:style-name="ce51">
            <text:p>27,609.2</text:p>
          </table:table-cell>
          <table:table-cell office:value-type="float" office:value="1209.5570000000002" table:style-name="ce51">
            <text:p>1,209.6</text:p>
          </table:table-cell>
          <table:table-cell office:value-type="float" office:value="3023.0750000000003" table:style-name="ce51">
            <text:p>3,023.1</text:p>
          </table:table-cell>
          <table:table-cell office:value-type="float" office:value="508.26899999999995" table:style-name="ce51">
            <text:p>508.3</text:p>
          </table:table-cell>
          <table:table-cell office:value-type="float" office:value="177.024" table:style-name="ce51">
            <text:p>177.0</text:p>
          </table:table-cell>
          <table:table-cell office:value-type="float" office:value="543.38800000000003" table:style-name="ce51">
            <text:p>543.4</text:p>
          </table:table-cell>
          <table:table-cell office:value-type="float" office:value="33070.483999999997" table:style-name="ce51">
            <text:p>33,070.5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5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5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1005.9160000000001" table:style-name="ce22">
            <text:p>1,005.9</text:p>
          </table:table-cell>
          <table:table-cell office:value-type="float" office:value="40.267000000000003" table:style-name="ce22">
            <text:p>40.3</text:p>
          </table:table-cell>
          <table:table-cell office:value-type="float" office:value="96.176000000000002" table:style-name="ce22">
            <text:p>96.2</text:p>
          </table:table-cell>
          <table:table-cell office:value-type="float" office:value="16.908999999999999" table:style-name="ce22">
            <text:p>16.9</text:p>
          </table:table-cell>
          <table:table-cell office:value-type="float" office:value="7.181" table:style-name="ce22">
            <text:p>7.2</text:p>
          </table:table-cell>
          <table:table-cell office:value-type="float" office:value="16.387" table:style-name="ce22">
            <text:p>16.4</text:p>
          </table:table-cell>
          <table:table-cell office:value-type="float" office:value="1182.836" table:style-name="ce22">
            <text:p>1,182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141.0439999999999" table:style-name="ce22">
            <text:p>3,141.0</text:p>
          </table:table-cell>
          <table:table-cell office:value-type="float" office:value="113.559" table:style-name="ce22">
            <text:p>113.6</text:p>
          </table:table-cell>
          <table:table-cell office:value-type="float" office:value="329.798" table:style-name="ce22">
            <text:p>329.8</text:p>
          </table:table-cell>
          <table:table-cell office:value-type="float" office:value="65.281999999999996" table:style-name="ce22">
            <text:p>65.3</text:p>
          </table:table-cell>
          <table:table-cell office:value-type="float" office:value="20.21" table:style-name="ce22">
            <text:p>20.2</text:p>
          </table:table-cell>
          <table:table-cell office:value-type="float" office:value="45.796999999999997" table:style-name="ce22">
            <text:p>45.8</text:p>
          </table:table-cell>
          <table:table-cell office:value-type="float" office:value="3715.69" table:style-name="ce22">
            <text:p>3,715.7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161.5819999999999" table:style-name="ce22">
            <text:p>2,161.6</text:p>
          </table:table-cell>
          <table:table-cell office:value-type="float" office:value="101.16200000000001" table:style-name="ce22">
            <text:p>101.2</text:p>
          </table:table-cell>
          <table:table-cell office:value-type="float" office:value="222.32900000000001" table:style-name="ce22">
            <text:p>222.3</text:p>
          </table:table-cell>
          <table:table-cell office:value-type="float" office:value="52.16" table:style-name="ce22">
            <text:p>52.2</text:p>
          </table:table-cell>
          <table:table-cell office:value-type="float" office:value="13.302" table:style-name="ce22">
            <text:p>13.3</text:p>
          </table:table-cell>
          <table:table-cell office:value-type="float" office:value="46.222000000000001" table:style-name="ce22">
            <text:p>46.2</text:p>
          </table:table-cell>
          <table:table-cell office:value-type="float" office:value="2596.7570000000001" table:style-name="ce22">
            <text:p>2,596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064.5459999999998" table:style-name="ce22">
            <text:p>2,064.5</text:p>
          </table:table-cell>
          <table:table-cell office:value-type="float" office:value="104.751" table:style-name="ce22">
            <text:p>104.8</text:p>
          </table:table-cell>
          <table:table-cell office:value-type="float" office:value="248.61699999999999" table:style-name="ce22">
            <text:p>248.6</text:p>
          </table:table-cell>
          <table:table-cell office:value-type="float" office:value="50.816000000000003" table:style-name="ce22">
            <text:p>50.8</text:p>
          </table:table-cell>
          <table:table-cell office:value-type="float" office:value="13.815" table:style-name="ce22">
            <text:p>13.8</text:p>
          </table:table-cell>
          <table:table-cell office:value-type="float" office:value="52.244" table:style-name="ce22">
            <text:p>52.2</text:p>
          </table:table-cell>
          <table:table-cell office:value-type="float" office:value="2534.7890000000002" table:style-name="ce22">
            <text:p>2,534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723.8789999999999" table:style-name="ce22">
            <text:p>2,723.9</text:p>
          </table:table-cell>
          <table:table-cell office:value-type="float" office:value="103.622" table:style-name="ce22">
            <text:p>103.6</text:p>
          </table:table-cell>
          <table:table-cell office:value-type="float" office:value="345.142" table:style-name="ce22">
            <text:p>345.1</text:p>
          </table:table-cell>
          <table:table-cell office:value-type="float" office:value="61.03" table:style-name="ce22">
            <text:p>61.0</text:p>
          </table:table-cell>
          <table:table-cell office:value-type="float" office:value="16.062000000000001" table:style-name="ce22">
            <text:p>16.1</text:p>
          </table:table-cell>
          <table:table-cell office:value-type="float" office:value="46.524999999999999" table:style-name="ce22">
            <text:p>46.5</text:p>
          </table:table-cell>
          <table:table-cell office:value-type="float" office:value="3296.26" table:style-name="ce22">
            <text:p>3,296.3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812.52" table:style-name="ce22">
            <text:p>2,812.5</text:p>
          </table:table-cell>
          <table:table-cell office:value-type="float" office:value="135.70099999999999" table:style-name="ce22">
            <text:p>135.7</text:p>
          </table:table-cell>
          <table:table-cell office:value-type="float" office:value="301.06700000000001" table:style-name="ce22">
            <text:p>301.1</text:p>
          </table:table-cell>
          <table:table-cell office:value-type="float" office:value="53.978000000000002" table:style-name="ce22">
            <text:p>54.0</text:p>
          </table:table-cell>
          <table:table-cell office:value-type="float" office:value="15.571" table:style-name="ce22">
            <text:p>15.6</text:p>
          </table:table-cell>
          <table:table-cell office:value-type="float" office:value="62.43" table:style-name="ce22">
            <text:p>62.4</text:p>
          </table:table-cell>
          <table:table-cell office:value-type="float" office:value="3381.2669999999998" table:style-name="ce22">
            <text:p>3,381.3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61.8910000000001" table:style-name="ce22">
            <text:p>2,561.9</text:p>
          </table:table-cell>
          <table:table-cell office:value-type="float" office:value="118.20099999999999" table:style-name="ce22">
            <text:p>118.2</text:p>
          </table:table-cell>
          <table:table-cell office:value-type="float" office:value="212.27600000000001" table:style-name="ce22">
            <text:p>212.3</text:p>
          </table:table-cell>
          <table:table-cell office:value-type="float" office:value="26.268999999999998" table:style-name="ce22">
            <text:p>26.3</text:p>
          </table:table-cell>
          <table:table-cell office:value-type="float" office:value="20.187000000000001" table:style-name="ce22">
            <text:p>20.2</text:p>
          </table:table-cell>
          <table:table-cell office:value-type="float" office:value="28.97" table:style-name="ce22">
            <text:p>29.0</text:p>
          </table:table-cell>
          <table:table-cell office:value-type="float" office:value="2967.7939999999999" table:style-name="ce22">
            <text:p>2,967.8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344.6549999999997" table:style-name="ce22">
            <text:p>4,344.7</text:p>
          </table:table-cell>
          <table:table-cell office:value-type="float" office:value="202.446" table:style-name="ce22">
            <text:p>202.4</text:p>
          </table:table-cell>
          <table:table-cell office:value-type="float" office:value="459.42" table:style-name="ce22">
            <text:p>459.4</text:p>
          </table:table-cell>
          <table:table-cell office:value-type="float" office:value="66.959000000000003" table:style-name="ce22">
            <text:p>67.0</text:p>
          </table:table-cell>
          <table:table-cell office:value-type="float" office:value="24.606999999999999" table:style-name="ce22">
            <text:p>24.6</text:p>
          </table:table-cell>
          <table:table-cell office:value-type="float" office:value="54.82" table:style-name="ce22">
            <text:p>54.8</text:p>
          </table:table-cell>
          <table:table-cell office:value-type="float" office:value="5152.9070000000002" table:style-name="ce22">
            <text:p>5,152.9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611.8040000000001" table:style-name="ce22">
            <text:p>2,611.8</text:p>
          </table:table-cell>
          <table:table-cell office:value-type="float" office:value="146.41300000000001" table:style-name="ce22">
            <text:p>146.4</text:p>
          </table:table-cell>
          <table:table-cell office:value-type="float" office:value="307.96600000000001" table:style-name="ce22">
            <text:p>308.0</text:p>
          </table:table-cell>
          <table:table-cell office:value-type="float" office:value="45.735999999999997" table:style-name="ce22">
            <text:p>45.7</text:p>
          </table:table-cell>
          <table:table-cell office:value-type="float" office:value="16.454000000000001" table:style-name="ce22">
            <text:p>16.5</text:p>
          </table:table-cell>
          <table:table-cell office:value-type="float" office:value="70.010000000000005" table:style-name="ce22">
            <text:p>70.0</text:p>
          </table:table-cell>
          <table:table-cell office:value-type="float" office:value="3198.3829999999998" table:style-name="ce22">
            <text:p>3,198.4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3427.837" table:style-name="ce22">
            <text:p>23,427.8</text:p>
          </table:table-cell>
          <table:table-cell office:value-type="float" office:value="1066.1220000000001" table:style-name="ce22">
            <text:p>1,066.1</text:p>
          </table:table-cell>
          <table:table-cell office:value-type="float" office:value="2522.7909999999997" table:style-name="ce22">
            <text:p>2,522.8</text:p>
          </table:table-cell>
          <table:table-cell office:value-type="float" office:value="439.13900000000001" table:style-name="ce22">
            <text:p>439.1</text:p>
          </table:table-cell>
          <table:table-cell office:value-type="float" office:value="147.38900000000001" table:style-name="ce22">
            <text:p>147.4</text:p>
          </table:table-cell>
          <table:table-cell office:value-type="float" office:value="423.40500000000003" table:style-name="ce22">
            <text:p>423.4</text:p>
          </table:table-cell>
          <table:table-cell office:value-type="float" office:value="28026.683000000005" table:style-name="ce22">
            <text:p>28,026.7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392.098" table:style-name="ce22">
            <text:p>1,392.1</text:p>
          </table:table-cell>
          <table:table-cell office:value-type="float" office:value="50.661999999999999" table:style-name="ce22">
            <text:p>50.7</text:p>
          </table:table-cell>
          <table:table-cell office:value-type="float" office:value="151.036" table:style-name="ce22">
            <text:p>151.0</text:p>
          </table:table-cell>
          <table:table-cell office:value-type="float" office:value="22.04" table:style-name="ce22">
            <text:p>22.0</text:p>
          </table:table-cell>
          <table:table-cell office:value-type="float" office:value="10.585000000000001" table:style-name="ce22">
            <text:p>10.6</text:p>
          </table:table-cell>
          <table:table-cell office:value-type="float" office:value="37.473999999999997" table:style-name="ce22">
            <text:p>37.5</text:p>
          </table:table-cell>
          <table:table-cell office:value-type="float" office:value="1663.895" table:style-name="ce22">
            <text:p>1,663.9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2139.1889999999999" table:style-name="ce22">
            <text:p>2,139.2</text:p>
          </table:table-cell>
          <table:table-cell office:value-type="float" office:value="62.116999999999997" table:style-name="ce22">
            <text:p>62.1</text:p>
          </table:table-cell>
          <table:table-cell office:value-type="float" office:value="209.851" table:style-name="ce22">
            <text:p>209.9</text:p>
          </table:table-cell>
          <table:table-cell office:value-type="float" office:value="37.706000000000003" table:style-name="ce22">
            <text:p>37.7</text:p>
          </table:table-cell>
          <table:table-cell office:value-type="float" office:value="17.84" table:style-name="ce22">
            <text:p>17.8</text:p>
          </table:table-cell>
          <table:table-cell office:value-type="float" office:value="65.236000000000004" table:style-name="ce22">
            <text:p>65.2</text:p>
          </table:table-cell>
          <table:table-cell office:value-type="float" office:value="2531.9389999999999" table:style-name="ce22">
            <text:p>2,531.9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539.14499999999998" table:style-name="ce22">
            <text:p>539.1</text:p>
          </table:table-cell>
          <table:table-cell office:value-type="float" office:value="22.553999999999998" table:style-name="ce22">
            <text:p>22.6</text:p>
          </table:table-cell>
          <table:table-cell office:value-type="float" office:value="53.350999999999999" table:style-name="ce22">
            <text:p>53.4</text:p>
          </table:table-cell>
          <table:table-cell office:value-type="float" office:value="7.9640000000000004" table:style-name="ce22">
            <text:p>8.0</text:p>
          </table:table-cell>
          <table:table-cell office:value-type="float" office:value="2.2650000000000001" table:style-name="ce22">
            <text:p>2.3</text:p>
          </table:table-cell>
          <table:table-cell office:value-type="float" office:value="10.286" table:style-name="ce22">
            <text:p>10.3</text:p>
          </table:table-cell>
          <table:table-cell office:value-type="float" office:value="635.56500000000005" table:style-name="ce22">
            <text:p>635.6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22.129000000000001" table:style-name="ce22">
            <text:p>22.1</text:p>
          </table:table-cell>
          <table:table-cell office:value-type="float" office:value="4.9340000000000002" table:style-name="ce22">
            <text:p>4.9</text:p>
          </table:table-cell>
          <table:table-cell office:value-type="float" office:value="6.3470000000000004" table:style-name="ce22">
            <text:p>6.3</text:p>
          </table:table-cell>
          <table:table-cell office:value-type="float" office:value="1.3340000000000001" table:style-name="ce22">
            <text:p>1.3</text:p>
          </table:table-cell>
          <table:table-cell office:value-type="float" office:value="0.35799999999999998" table:style-name="ce22">
            <text:p>0.4</text:p>
          </table:table-cell>
          <table:table-cell office:value-type="float" office:value="4.1989999999999998" table:style-name="ce22">
            <text:p>4.2</text:p>
          </table:table-cell>
          <table:table-cell office:value-type="float" office:value="39.301000000000002" table:style-name="ce22">
            <text:p>39.3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7520.397999999997" table:style-name="ce51">
            <text:p>27,520.4</text:p>
          </table:table-cell>
          <table:table-cell office:value-type="float" office:value="1206.3890000000001" table:style-name="ce51">
            <text:p>1,206.4</text:p>
          </table:table-cell>
          <table:table-cell office:value-type="float" office:value="2943.3760000000002" table:style-name="ce51">
            <text:p>2,943.4</text:p>
          </table:table-cell>
          <table:table-cell office:value-type="float" office:value="508.18300000000005" table:style-name="ce51">
            <text:p>508.2</text:p>
          </table:table-cell>
          <table:table-cell office:value-type="float" office:value="178.43700000000001" table:style-name="ce51">
            <text:p>178.4</text:p>
          </table:table-cell>
          <table:table-cell office:value-type="float" office:value="540.59999999999991" table:style-name="ce51">
            <text:p>540.6</text:p>
          </table:table-cell>
          <table:table-cell office:value-type="float" office:value="32897.383000000002" table:style-name="ce51">
            <text:p>32,897.4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4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4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981.74099999999999" table:style-name="ce22">
            <text:p>981.7</text:p>
          </table:table-cell>
          <table:table-cell office:value-type="float" office:value="38.959000000000003" table:style-name="ce22">
            <text:p>39.0</text:p>
          </table:table-cell>
          <table:table-cell office:value-type="float" office:value="89.203999999999994" table:style-name="ce22">
            <text:p>89.2</text:p>
          </table:table-cell>
          <table:table-cell office:value-type="float" office:value="16.995000000000001" table:style-name="ce22">
            <text:p>17.0</text:p>
          </table:table-cell>
          <table:table-cell office:value-type="float" office:value="7.093" table:style-name="ce22">
            <text:p>7.1</text:p>
          </table:table-cell>
          <table:table-cell office:value-type="float" office:value="15.909000000000001" table:style-name="ce22">
            <text:p>15.9</text:p>
          </table:table-cell>
          <table:table-cell office:value-type="float" office:value="1149.9010000000001" table:style-name="ce22">
            <text:p>1,149.9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3056.2939999999999" table:style-name="ce22">
            <text:p>3,056.3</text:p>
          </table:table-cell>
          <table:table-cell office:value-type="float" office:value="111.63500000000001" table:style-name="ce22">
            <text:p>111.6</text:p>
          </table:table-cell>
          <table:table-cell office:value-type="float" office:value="317.24099999999999" table:style-name="ce22">
            <text:p>317.2</text:p>
          </table:table-cell>
          <table:table-cell office:value-type="float" office:value="62.469000000000001" table:style-name="ce22">
            <text:p>62.5</text:p>
          </table:table-cell>
          <table:table-cell office:value-type="float" office:value="19.994" table:style-name="ce22">
            <text:p>20.0</text:p>
          </table:table-cell>
          <table:table-cell office:value-type="float" office:value="45.39" table:style-name="ce22">
            <text:p>45.4</text:p>
          </table:table-cell>
          <table:table-cell office:value-type="float" office:value="3613.0230000000001" table:style-name="ce22">
            <text:p>3,613.0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110.308" table:style-name="ce22">
            <text:p>2,110.3</text:p>
          </table:table-cell>
          <table:table-cell office:value-type="float" office:value="100.108" table:style-name="ce22">
            <text:p>100.1</text:p>
          </table:table-cell>
          <table:table-cell office:value-type="float" office:value="209.43299999999999" table:style-name="ce22">
            <text:p>209.4</text:p>
          </table:table-cell>
          <table:table-cell office:value-type="float" office:value="50.773000000000003" table:style-name="ce22">
            <text:p>50.8</text:p>
          </table:table-cell>
          <table:table-cell office:value-type="float" office:value="13.207000000000001" table:style-name="ce22">
            <text:p>13.2</text:p>
          </table:table-cell>
          <table:table-cell office:value-type="float" office:value="45.374000000000002" table:style-name="ce22">
            <text:p>45.4</text:p>
          </table:table-cell>
          <table:table-cell office:value-type="float" office:value="2529.203" table:style-name="ce22">
            <text:p>2,529.2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2001.165" table:style-name="ce22">
            <text:p>2,001.2</text:p>
          </table:table-cell>
          <table:table-cell office:value-type="float" office:value="103.742" table:style-name="ce22">
            <text:p>103.7</text:p>
          </table:table-cell>
          <table:table-cell office:value-type="float" office:value="235.77600000000001" table:style-name="ce22">
            <text:p>235.8</text:p>
          </table:table-cell>
          <table:table-cell office:value-type="float" office:value="49.566000000000003" table:style-name="ce22">
            <text:p>49.6</text:p>
          </table:table-cell>
          <table:table-cell office:value-type="float" office:value="13.571" table:style-name="ce22">
            <text:p>13.6</text:p>
          </table:table-cell>
          <table:table-cell office:value-type="float" office:value="51.420999999999999" table:style-name="ce22">
            <text:p>51.4</text:p>
          </table:table-cell>
          <table:table-cell office:value-type="float" office:value="2455.241" table:style-name="ce22">
            <text:p>2,455.2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675.1950000000002" table:style-name="ce22">
            <text:p>2,675.2</text:p>
          </table:table-cell>
          <table:table-cell office:value-type="float" office:value="101.468" table:style-name="ce22">
            <text:p>101.5</text:p>
          </table:table-cell>
          <table:table-cell office:value-type="float" office:value="339.09100000000001" table:style-name="ce22">
            <text:p>339.1</text:p>
          </table:table-cell>
          <table:table-cell office:value-type="float" office:value="62.101999999999997" table:style-name="ce22">
            <text:p>62.1</text:p>
          </table:table-cell>
          <table:table-cell office:value-type="float" office:value="15.693" table:style-name="ce22">
            <text:p>15.7</text:p>
          </table:table-cell>
          <table:table-cell office:value-type="float" office:value="46.4" table:style-name="ce22">
            <text:p>46.4</text:p>
          </table:table-cell>
          <table:table-cell office:value-type="float" office:value="3239.9490000000001" table:style-name="ce22">
            <text:p>3,239.9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757.018" table:style-name="ce22">
            <text:p>2,757.0</text:p>
          </table:table-cell>
          <table:table-cell office:value-type="float" office:value="135.828" table:style-name="ce22">
            <text:p>135.8</text:p>
          </table:table-cell>
          <table:table-cell office:value-type="float" office:value="289.51900000000001" table:style-name="ce22">
            <text:p>289.5</text:p>
          </table:table-cell>
          <table:table-cell office:value-type="float" office:value="54.783000000000001" table:style-name="ce22">
            <text:p>54.8</text:p>
          </table:table-cell>
          <table:table-cell office:value-type="float" office:value="15.680999999999999" table:style-name="ce22">
            <text:p>15.7</text:p>
          </table:table-cell>
          <table:table-cell office:value-type="float" office:value="61.631999999999998" table:style-name="ce22">
            <text:p>61.6</text:p>
          </table:table-cell>
          <table:table-cell office:value-type="float" office:value="3314.4609999999998" table:style-name="ce22">
            <text:p>3,314.5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523.09" table:style-name="ce22">
            <text:p>2,523.1</text:p>
          </table:table-cell>
          <table:table-cell office:value-type="float" office:value="115.496" table:style-name="ce22">
            <text:p>115.5</text:p>
          </table:table-cell>
          <table:table-cell office:value-type="float" office:value="206.964" table:style-name="ce22">
            <text:p>207.0</text:p>
          </table:table-cell>
          <table:table-cell office:value-type="float" office:value="26.401" table:style-name="ce22">
            <text:p>26.4</text:p>
          </table:table-cell>
          <table:table-cell office:value-type="float" office:value="19.791" table:style-name="ce22">
            <text:p>19.8</text:p>
          </table:table-cell>
          <table:table-cell office:value-type="float" office:value="29.17" table:style-name="ce22">
            <text:p>29.2</text:p>
          </table:table-cell>
          <table:table-cell office:value-type="float" office:value="2920.9119999999998" table:style-name="ce22">
            <text:p>2,920.9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248.0730000000003" table:style-name="ce22">
            <text:p>4,248.1</text:p>
          </table:table-cell>
          <table:table-cell office:value-type="float" office:value="200.11" table:style-name="ce22">
            <text:p>200.1</text:p>
          </table:table-cell>
          <table:table-cell office:value-type="float" office:value="435.62900000000002" table:style-name="ce22">
            <text:p>435.6</text:p>
          </table:table-cell>
          <table:table-cell office:value-type="float" office:value="65.662999999999997" table:style-name="ce22">
            <text:p>65.7</text:p>
          </table:table-cell>
          <table:table-cell office:value-type="float" office:value="24.800999999999998" table:style-name="ce22">
            <text:p>24.8</text:p>
          </table:table-cell>
          <table:table-cell office:value-type="float" office:value="54.151000000000003" table:style-name="ce22">
            <text:p>54.2</text:p>
          </table:table-cell>
          <table:table-cell office:value-type="float" office:value="5028.4269999999997" table:style-name="ce22">
            <text:p>5,028.4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570.8879999999999" table:style-name="ce22">
            <text:p>2,570.9</text:p>
          </table:table-cell>
          <table:table-cell office:value-type="float" office:value="144.553" table:style-name="ce22">
            <text:p>144.6</text:p>
          </table:table-cell>
          <table:table-cell office:value-type="float" office:value="297.38099999999997" table:style-name="ce22">
            <text:p>297.4</text:p>
          </table:table-cell>
          <table:table-cell office:value-type="float" office:value="47.997999999999998" table:style-name="ce22">
            <text:p>48.0</text:p>
          </table:table-cell>
          <table:table-cell office:value-type="float" office:value="16.425000000000001" table:style-name="ce22">
            <text:p>16.4</text:p>
          </table:table-cell>
          <table:table-cell office:value-type="float" office:value="68.533000000000001" table:style-name="ce22">
            <text:p>68.5</text:p>
          </table:table-cell>
          <table:table-cell office:value-type="float" office:value="3145.7779999999998" table:style-name="ce22">
            <text:p>3,145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2923.771999999997" table:style-name="ce22">
            <text:p>22,923.8</text:p>
          </table:table-cell>
          <table:table-cell office:value-type="float" office:value="1051.8989999999999" table:style-name="ce22">
            <text:p>1,051.9</text:p>
          </table:table-cell>
          <table:table-cell office:value-type="float" office:value="2420.2379999999998" table:style-name="ce22">
            <text:p>2,420.2</text:p>
          </table:table-cell>
          <table:table-cell office:value-type="float" office:value="436.75" table:style-name="ce22">
            <text:p>436.8</text:p>
          </table:table-cell>
          <table:table-cell office:value-type="float" office:value="146.256" table:style-name="ce22">
            <text:p>146.3</text:p>
          </table:table-cell>
          <table:table-cell office:value-type="float" office:value="417.98" table:style-name="ce22">
            <text:p>418.0</text:p>
          </table:table-cell>
          <table:table-cell office:value-type="float" office:value="27396.894999999997" table:style-name="ce22">
            <text:p>27,396.9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357.0070000000001" table:style-name="ce22">
            <text:p>1,357.0</text:p>
          </table:table-cell>
          <table:table-cell office:value-type="float" office:value="48.844999999999999" table:style-name="ce22">
            <text:p>48.8</text:p>
          </table:table-cell>
          <table:table-cell office:value-type="float" office:value="143.27600000000001" table:style-name="ce22">
            <text:p>143.3</text:p>
          </table:table-cell>
          <table:table-cell office:value-type="float" office:value="21.704999999999998" table:style-name="ce22">
            <text:p>21.7</text:p>
          </table:table-cell>
          <table:table-cell office:value-type="float" office:value="10.284000000000001" table:style-name="ce22">
            <text:p>10.3</text:p>
          </table:table-cell>
          <table:table-cell office:value-type="float" office:value="35.795999999999999" table:style-name="ce22">
            <text:p>35.8</text:p>
          </table:table-cell>
          <table:table-cell office:value-type="float" office:value="1616.913" table:style-name="ce22">
            <text:p>1,616.9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2076.7739999999999" table:style-name="ce22">
            <text:p>2,076.8</text:p>
          </table:table-cell>
          <table:table-cell office:value-type="float" office:value="59.728000000000002" table:style-name="ce22">
            <text:p>59.7</text:p>
          </table:table-cell>
          <table:table-cell office:value-type="float" office:value="194.482" table:style-name="ce22">
            <text:p>194.5</text:p>
          </table:table-cell>
          <table:table-cell office:value-type="float" office:value="36.445" table:style-name="ce22">
            <text:p>36.4</text:p>
          </table:table-cell>
          <table:table-cell office:value-type="float" office:value="17.553000000000001" table:style-name="ce22">
            <text:p>17.6</text:p>
          </table:table-cell>
          <table:table-cell office:value-type="float" office:value="63.66" table:style-name="ce22">
            <text:p>63.7</text:p>
          </table:table-cell>
          <table:table-cell office:value-type="float" office:value="2448.6419999999998" table:style-name="ce22">
            <text:p>2,448.6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647.51199999999994" table:style-name="ce22">
            <text:p>647.5</text:p>
          </table:table-cell>
          <table:table-cell office:value-type="float" office:value="25.266999999999999" table:style-name="ce22">
            <text:p>25.3</text:p>
          </table:table-cell>
          <table:table-cell office:value-type="float" office:value="57.819000000000003" table:style-name="ce22">
            <text:p>57.8</text:p>
          </table:table-cell>
          <table:table-cell office:value-type="float" office:value="9.4190000000000005" table:style-name="ce22">
            <text:p>9.4</text:p>
          </table:table-cell>
          <table:table-cell office:value-type="float" office:value="2.8220000000000001" table:style-name="ce22">
            <text:p>2.8</text:p>
          </table:table-cell>
          <table:table-cell office:value-type="float" office:value="11.750999999999999" table:style-name="ce22">
            <text:p>11.8</text:p>
          </table:table-cell>
          <table:table-cell office:value-type="float" office:value="754.59" table:style-name="ce22">
            <text:p>754.6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23.033999999999999" table:style-name="ce22">
            <text:p>23.0</text:p>
          </table:table-cell>
          <table:table-cell office:value-type="float" office:value="5.4290000000000003" table:style-name="ce22">
            <text:p>5.4</text:p>
          </table:table-cell>
          <table:table-cell office:value-type="float" office:value="6.625" table:style-name="ce22">
            <text:p>6.6</text:p>
          </table:table-cell>
          <table:table-cell office:value-type="float" office:value="1.458" table:style-name="ce22">
            <text:p>1.5</text:p>
          </table:table-cell>
          <table:table-cell office:value-type="float" office:value="0.74399999999999999" table:style-name="ce22">
            <text:p>0.7</text:p>
          </table:table-cell>
          <table:table-cell office:value-type="float" office:value="4.5259999999999998" table:style-name="ce22">
            <text:p>4.5</text:p>
          </table:table-cell>
          <table:table-cell office:value-type="float" office:value="41.816000000000003" table:style-name="ce22">
            <text:p>41.8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7028.098999999998" table:style-name="ce51">
            <text:p>27,028.1</text:p>
          </table:table-cell>
          <table:table-cell office:value-type="float" office:value="1191.1680000000001" table:style-name="ce51">
            <text:p>1,191.2</text:p>
          </table:table-cell>
          <table:table-cell office:value-type="float" office:value="2822.4399999999996" table:style-name="ce51">
            <text:p>2,822.4</text:p>
          </table:table-cell>
          <table:table-cell office:value-type="float" office:value="505.77699999999999" table:style-name="ce51">
            <text:p>505.8</text:p>
          </table:table-cell>
          <table:table-cell office:value-type="float" office:value="177.65899999999999" table:style-name="ce51">
            <text:p>177.7</text:p>
          </table:table-cell>
          <table:table-cell office:value-type="float" office:value="533.71299999999997" table:style-name="ce51">
            <text:p>533.7</text:p>
          </table:table-cell>
          <table:table-cell office:value-type="float" office:value="32258.855999999996" table:style-name="ce51">
            <text:p>32,258.9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3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3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947.85699999999997" table:style-name="ce22">
            <text:p>947.9</text:p>
          </table:table-cell>
          <table:table-cell office:value-type="float" office:value="36.43" table:style-name="ce22">
            <text:p>36.4</text:p>
          </table:table-cell>
          <table:table-cell office:value-type="float" office:value="81.091999999999999" table:style-name="ce22">
            <text:p>81.1</text:p>
          </table:table-cell>
          <table:table-cell office:value-type="float" office:value="16.457000000000001" table:style-name="ce22">
            <text:p>16.5</text:p>
          </table:table-cell>
          <table:table-cell office:value-type="float" office:value="7.077" table:style-name="ce22">
            <text:p>7.1</text:p>
          </table:table-cell>
          <table:table-cell office:value-type="float" office:value="15.361000000000001" table:style-name="ce22">
            <text:p>15.4</text:p>
          </table:table-cell>
          <table:table-cell office:value-type="float" office:value="1104.2739999999999" table:style-name="ce22">
            <text:p>1,104.3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941.748" table:style-name="ce22">
            <text:p>2,941.7</text:p>
          </table:table-cell>
          <table:table-cell office:value-type="float" office:value="107.039" table:style-name="ce22">
            <text:p>107.0</text:p>
          </table:table-cell>
          <table:table-cell office:value-type="float" office:value="294.66699999999997" table:style-name="ce22">
            <text:p>294.7</text:p>
          </table:table-cell>
          <table:table-cell office:value-type="float" office:value="62.646999999999998" table:style-name="ce22">
            <text:p>62.6</text:p>
          </table:table-cell>
          <table:table-cell office:value-type="float" office:value="19.513999999999999" table:style-name="ce22">
            <text:p>19.5</text:p>
          </table:table-cell>
          <table:table-cell office:value-type="float" office:value="44.203000000000003" table:style-name="ce22">
            <text:p>44.2</text:p>
          </table:table-cell>
          <table:table-cell office:value-type="float" office:value="3469.8180000000002" table:style-name="ce22">
            <text:p>3,469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039.4359999999999" table:style-name="ce22">
            <text:p>2,039.4</text:p>
          </table:table-cell>
          <table:table-cell office:value-type="float" office:value="95.57" table:style-name="ce22">
            <text:p>95.6</text:p>
          </table:table-cell>
          <table:table-cell office:value-type="float" office:value="193.18700000000001" table:style-name="ce22">
            <text:p>193.2</text:p>
          </table:table-cell>
          <table:table-cell office:value-type="float" office:value="45.41" table:style-name="ce22">
            <text:p>45.4</text:p>
          </table:table-cell>
          <table:table-cell office:value-type="float" office:value="13.132" table:style-name="ce22">
            <text:p>13.1</text:p>
          </table:table-cell>
          <table:table-cell office:value-type="float" office:value="43.33" table:style-name="ce22">
            <text:p>43.3</text:p>
          </table:table-cell>
          <table:table-cell office:value-type="float" office:value="2430.0650000000001" table:style-name="ce22">
            <text:p>2,430.1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964.9269999999999" table:style-name="ce22">
            <text:p>1,964.9</text:p>
          </table:table-cell>
          <table:table-cell office:value-type="float" office:value="98.67" table:style-name="ce22">
            <text:p>98.7</text:p>
          </table:table-cell>
          <table:table-cell office:value-type="float" office:value="226.54" table:style-name="ce22">
            <text:p>226.5</text:p>
          </table:table-cell>
          <table:table-cell office:value-type="float" office:value="48.41" table:style-name="ce22">
            <text:p>48.4</text:p>
          </table:table-cell>
          <table:table-cell office:value-type="float" office:value="13.557" table:style-name="ce22">
            <text:p>13.6</text:p>
          </table:table-cell>
          <table:table-cell office:value-type="float" office:value="49.515999999999998" table:style-name="ce22">
            <text:p>49.5</text:p>
          </table:table-cell>
          <table:table-cell office:value-type="float" office:value="2401.62" table:style-name="ce22">
            <text:p>2,401.6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612.107" table:style-name="ce22">
            <text:p>2,612.1</text:p>
          </table:table-cell>
          <table:table-cell office:value-type="float" office:value="97.628" table:style-name="ce22">
            <text:p>97.6</text:p>
          </table:table-cell>
          <table:table-cell office:value-type="float" office:value="327.5" table:style-name="ce22">
            <text:p>327.5</text:p>
          </table:table-cell>
          <table:table-cell office:value-type="float" office:value="65.555999999999997" table:style-name="ce22">
            <text:p>65.6</text:p>
          </table:table-cell>
          <table:table-cell office:value-type="float" office:value="15.742000000000001" table:style-name="ce22">
            <text:p>15.7</text:p>
          </table:table-cell>
          <table:table-cell office:value-type="float" office:value="44.69" table:style-name="ce22">
            <text:p>44.7</text:p>
          </table:table-cell>
          <table:table-cell office:value-type="float" office:value="3163.223" table:style-name="ce22">
            <text:p>3,163.2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711.1149999999998" table:style-name="ce22">
            <text:p>2,711.1</text:p>
          </table:table-cell>
          <table:table-cell office:value-type="float" office:value="130.24799999999999" table:style-name="ce22">
            <text:p>130.2</text:p>
          </table:table-cell>
          <table:table-cell office:value-type="float" office:value="281.428" table:style-name="ce22">
            <text:p>281.4</text:p>
          </table:table-cell>
          <table:table-cell office:value-type="float" office:value="54.621000000000002" table:style-name="ce22">
            <text:p>54.6</text:p>
          </table:table-cell>
          <table:table-cell office:value-type="float" office:value="15.79" table:style-name="ce22">
            <text:p>15.8</text:p>
          </table:table-cell>
          <table:table-cell office:value-type="float" office:value="60.328000000000003" table:style-name="ce22">
            <text:p>60.3</text:p>
          </table:table-cell>
          <table:table-cell office:value-type="float" office:value="3253.53" table:style-name="ce22">
            <text:p>3,253.5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479.902" table:style-name="ce22">
            <text:p>2,479.9</text:p>
          </table:table-cell>
          <table:table-cell office:value-type="float" office:value="113.88200000000001" table:style-name="ce22">
            <text:p>113.9</text:p>
          </table:table-cell>
          <table:table-cell office:value-type="float" office:value="198.03800000000001" table:style-name="ce22">
            <text:p>198.0</text:p>
          </table:table-cell>
          <table:table-cell office:value-type="float" office:value="27.42" table:style-name="ce22">
            <text:p>27.4</text:p>
          </table:table-cell>
          <table:table-cell office:value-type="float" office:value="19.856999999999999" table:style-name="ce22">
            <text:p>19.9</text:p>
          </table:table-cell>
          <table:table-cell office:value-type="float" office:value="29.053000000000001" table:style-name="ce22">
            <text:p>29.1</text:p>
          </table:table-cell>
          <table:table-cell office:value-type="float" office:value="2868.152" table:style-name="ce22">
            <text:p>2,868.2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162.6469999999999" table:style-name="ce22">
            <text:p>4,162.6</text:p>
          </table:table-cell>
          <table:table-cell office:value-type="float" office:value="191.99700000000001" table:style-name="ce22">
            <text:p>192.0</text:p>
          </table:table-cell>
          <table:table-cell office:value-type="float" office:value="404.471" table:style-name="ce22">
            <text:p>404.5</text:p>
          </table:table-cell>
          <table:table-cell office:value-type="float" office:value="63.77" table:style-name="ce22">
            <text:p>63.8</text:p>
          </table:table-cell>
          <table:table-cell office:value-type="float" office:value="24.358000000000001" table:style-name="ce22">
            <text:p>24.4</text:p>
          </table:table-cell>
          <table:table-cell office:value-type="float" office:value="52.634" table:style-name="ce22">
            <text:p>52.6</text:p>
          </table:table-cell>
          <table:table-cell office:value-type="float" office:value="4899.8770000000004" table:style-name="ce22">
            <text:p>4,899.9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523.0219999999999" table:style-name="ce22">
            <text:p>2,523.0</text:p>
          </table:table-cell>
          <table:table-cell office:value-type="float" office:value="136.834" table:style-name="ce22">
            <text:p>136.8</text:p>
          </table:table-cell>
          <table:table-cell office:value-type="float" office:value="280.27600000000001" table:style-name="ce22">
            <text:p>280.3</text:p>
          </table:table-cell>
          <table:table-cell office:value-type="float" office:value="42.372" table:style-name="ce22">
            <text:p>42.4</text:p>
          </table:table-cell>
          <table:table-cell office:value-type="float" office:value="15.97" table:style-name="ce22">
            <text:p>16.0</text:p>
          </table:table-cell>
          <table:table-cell office:value-type="float" office:value="65.369" table:style-name="ce22">
            <text:p>65.4</text:p>
          </table:table-cell>
          <table:table-cell office:value-type="float" office:value="3063.8429999999998" table:style-name="ce22">
            <text:p>3,063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2382.761000000002" table:style-name="ce22">
            <text:p>22,382.8</text:p>
          </table:table-cell>
          <table:table-cell office:value-type="float" office:value="1008.2980000000002" table:style-name="ce22">
            <text:p>1,008.3</text:p>
          </table:table-cell>
          <table:table-cell office:value-type="float" office:value="2287.1989999999996" table:style-name="ce22">
            <text:p>2,287.2</text:p>
          </table:table-cell>
          <table:table-cell office:value-type="float" office:value="426.66299999999995" table:style-name="ce22">
            <text:p>426.7</text:p>
          </table:table-cell>
          <table:table-cell office:value-type="float" office:value="144.99700000000001" table:style-name="ce22">
            <text:p>145.0</text:p>
          </table:table-cell>
          <table:table-cell office:value-type="float" office:value="404.48400000000004" table:style-name="ce22">
            <text:p>404.5</text:p>
          </table:table-cell>
          <table:table-cell office:value-type="float" office:value="26654.402000000002" table:style-name="ce22">
            <text:p>26,654.4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305.1959999999999" table:style-name="ce22">
            <text:p>1,305.2</text:p>
          </table:table-cell>
          <table:table-cell office:value-type="float" office:value="45.128999999999998" table:style-name="ce22">
            <text:p>45.1</text:p>
          </table:table-cell>
          <table:table-cell office:value-type="float" office:value="132.58699999999999" table:style-name="ce22">
            <text:p>132.6</text:p>
          </table:table-cell>
          <table:table-cell office:value-type="float" office:value="20.952000000000002" table:style-name="ce22">
            <text:p>21.0</text:p>
          </table:table-cell>
          <table:table-cell office:value-type="float" office:value="10.016" table:style-name="ce22">
            <text:p>10.0</text:p>
          </table:table-cell>
          <table:table-cell office:value-type="float" office:value="33.497999999999998" table:style-name="ce22">
            <text:p>33.5</text:p>
          </table:table-cell>
          <table:table-cell office:value-type="float" office:value="1547.3779999999999" table:style-name="ce22">
            <text:p>1,547.4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2031.0329999999999" table:style-name="ce22">
            <text:p>2,031.0</text:p>
          </table:table-cell>
          <table:table-cell office:value-type="float" office:value="55.811999999999998" table:style-name="ce22">
            <text:p>55.8</text:p>
          </table:table-cell>
          <table:table-cell office:value-type="float" office:value="183.49799999999999" table:style-name="ce22">
            <text:p>183.5</text:p>
          </table:table-cell>
          <table:table-cell office:value-type="float" office:value="34.892000000000003" table:style-name="ce22">
            <text:p>34.9</text:p>
          </table:table-cell>
          <table:table-cell office:value-type="float" office:value="17.13" table:style-name="ce22">
            <text:p>17.1</text:p>
          </table:table-cell>
          <table:table-cell office:value-type="float" office:value="60.744999999999997" table:style-name="ce22">
            <text:p>60.7</text:p>
          </table:table-cell>
          <table:table-cell office:value-type="float" office:value="2383.11" table:style-name="ce22">
            <text:p>2,383.1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488.40499999999997" table:style-name="ce22">
            <text:p>488.4</text:p>
          </table:table-cell>
          <table:table-cell office:value-type="float" office:value="19.434000000000001" table:style-name="ce22">
            <text:p>19.4</text:p>
          </table:table-cell>
          <table:table-cell office:value-type="float" office:value="41.981000000000002" table:style-name="ce22">
            <text:p>42.0</text:p>
          </table:table-cell>
          <table:table-cell office:value-type="float" office:value="6.8440000000000003" table:style-name="ce22">
            <text:p>6.8</text:p>
          </table:table-cell>
          <table:table-cell office:value-type="float" office:value="2.08" table:style-name="ce22">
            <text:p>2.1</text:p>
          </table:table-cell>
          <table:table-cell office:value-type="float" office:value="9.3989999999999991" table:style-name="ce22">
            <text:p>9.4</text:p>
          </table:table-cell>
          <table:table-cell office:value-type="float" office:value="568.14300000000003" table:style-name="ce22">
            <text:p>568.1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33.009" table:style-name="ce22">
            <text:p>33.0</text:p>
          </table:table-cell>
          <table:table-cell office:value-type="float" office:value="6.0090000000000003" table:style-name="ce22">
            <text:p>6.0</text:p>
          </table:table-cell>
          <table:table-cell office:value-type="float" office:value="7.6479999999999997" table:style-name="ce22">
            <text:p>7.6</text:p>
          </table:table-cell>
          <table:table-cell office:value-type="float" office:value="1.7689999999999999" table:style-name="ce22">
            <text:p>1.8</text:p>
          </table:table-cell>
          <table:table-cell office:value-type="float" office:value="0.46800000000000003" table:style-name="ce22">
            <text:p>0.5</text:p>
          </table:table-cell>
          <table:table-cell office:value-type="float" office:value="5.423" table:style-name="ce22">
            <text:p>5.4</text:p>
          </table:table-cell>
          <table:table-cell office:value-type="float" office:value="54.326000000000001" table:style-name="ce22">
            <text:p>54.3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6240.403999999999" table:style-name="ce51">
            <text:p>26,240.4</text:p>
          </table:table-cell>
          <table:table-cell office:value-type="float" office:value="1134.682" table:style-name="ce51">
            <text:p>1,134.7</text:p>
          </table:table-cell>
          <table:table-cell office:value-type="float" office:value="2652.913" table:style-name="ce51">
            <text:p>2,652.9</text:p>
          </table:table-cell>
          <table:table-cell office:value-type="float" office:value="491.11999999999995" table:style-name="ce51">
            <text:p>491.1</text:p>
          </table:table-cell>
          <table:table-cell office:value-type="float" office:value="174.691" table:style-name="ce51">
            <text:p>174.7</text:p>
          </table:table-cell>
          <table:table-cell office:value-type="float" office:value="513.54899999999998" table:style-name="ce51">
            <text:p>513.5</text:p>
          </table:table-cell>
          <table:table-cell office:value-type="float" office:value="31207.359000000004" table:style-name="ce51">
            <text:p>31,207.4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2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2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921.87199999999996" table:style-name="ce22">
            <text:p>921.9</text:p>
          </table:table-cell>
          <table:table-cell office:value-type="float" office:value="33.396999999999998" table:style-name="ce22">
            <text:p>33.4</text:p>
          </table:table-cell>
          <table:table-cell office:value-type="float" office:value="77.287999999999997" table:style-name="ce22">
            <text:p>77.3</text:p>
          </table:table-cell>
          <table:table-cell office:value-type="float" office:value="16.266999999999999" table:style-name="ce22">
            <text:p>16.3</text:p>
          </table:table-cell>
          <table:table-cell office:value-type="float" office:value="6.9989999999999997" table:style-name="ce22">
            <text:p>7.0</text:p>
          </table:table-cell>
          <table:table-cell office:value-type="float" office:value="15.135" table:style-name="ce22">
            <text:p>15.1</text:p>
          </table:table-cell>
          <table:table-cell office:value-type="float" office:value="1070.9580000000001" table:style-name="ce22">
            <text:p>1,071.0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875.8939999999998" table:style-name="ce22">
            <text:p>2,875.9</text:p>
          </table:table-cell>
          <table:table-cell office:value-type="float" office:value="100.273" table:style-name="ce22">
            <text:p>100.3</text:p>
          </table:table-cell>
          <table:table-cell office:value-type="float" office:value="282.49799999999999" table:style-name="ce22">
            <text:p>282.5</text:p>
          </table:table-cell>
          <table:table-cell office:value-type="float" office:value="64.977000000000004" table:style-name="ce22">
            <text:p>65.0</text:p>
          </table:table-cell>
          <table:table-cell office:value-type="float" office:value="19.212" table:style-name="ce22">
            <text:p>19.2</text:p>
          </table:table-cell>
          <table:table-cell office:value-type="float" office:value="43.655999999999999" table:style-name="ce22">
            <text:p>43.7</text:p>
          </table:table-cell>
          <table:table-cell office:value-type="float" office:value="3386.51" table:style-name="ce22">
            <text:p>3,386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2000.02" table:style-name="ce22">
            <text:p>2,000.0</text:p>
          </table:table-cell>
          <table:table-cell office:value-type="float" office:value="90.397000000000006" table:style-name="ce22">
            <text:p>90.4</text:p>
          </table:table-cell>
          <table:table-cell office:value-type="float" office:value="181.97900000000001" table:style-name="ce22">
            <text:p>182.0</text:p>
          </table:table-cell>
          <table:table-cell office:value-type="float" office:value="43.771000000000001" table:style-name="ce22">
            <text:p>43.8</text:p>
          </table:table-cell>
          <table:table-cell office:value-type="float" office:value="12.992000000000001" table:style-name="ce22">
            <text:p>13.0</text:p>
          </table:table-cell>
          <table:table-cell office:value-type="float" office:value="42.222000000000001" table:style-name="ce22">
            <text:p>42.2</text:p>
          </table:table-cell>
          <table:table-cell office:value-type="float" office:value="2371.3809999999999" table:style-name="ce22">
            <text:p>2,371.4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926.6510000000001" table:style-name="ce22">
            <text:p>1,926.7</text:p>
          </table:table-cell>
          <table:table-cell office:value-type="float" office:value="92.796000000000006" table:style-name="ce22">
            <text:p>92.8</text:p>
          </table:table-cell>
          <table:table-cell office:value-type="float" office:value="220.56299999999999" table:style-name="ce22">
            <text:p>220.6</text:p>
          </table:table-cell>
          <table:table-cell office:value-type="float" office:value="47.152999999999999" table:style-name="ce22">
            <text:p>47.2</text:p>
          </table:table-cell>
          <table:table-cell office:value-type="float" office:value="13.304" table:style-name="ce22">
            <text:p>13.3</text:p>
          </table:table-cell>
          <table:table-cell office:value-type="float" office:value="49.021000000000001" table:style-name="ce22">
            <text:p>49.0</text:p>
          </table:table-cell>
          <table:table-cell office:value-type="float" office:value="2349.4879999999998" table:style-name="ce22">
            <text:p>2,349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562.29" table:style-name="ce22">
            <text:p>2,562.3</text:p>
          </table:table-cell>
          <table:table-cell office:value-type="float" office:value="91.838999999999999" table:style-name="ce22">
            <text:p>91.8</text:p>
          </table:table-cell>
          <table:table-cell office:value-type="float" office:value="307.88200000000001" table:style-name="ce22">
            <text:p>307.9</text:p>
          </table:table-cell>
          <table:table-cell office:value-type="float" office:value="63.02" table:style-name="ce22">
            <text:p>63.0</text:p>
          </table:table-cell>
          <table:table-cell office:value-type="float" office:value="16.207999999999998" table:style-name="ce22">
            <text:p>16.2</text:p>
          </table:table-cell>
          <table:table-cell office:value-type="float" office:value="42.454000000000001" table:style-name="ce22">
            <text:p>42.5</text:p>
          </table:table-cell>
          <table:table-cell office:value-type="float" office:value="3083.6930000000002" table:style-name="ce22">
            <text:p>3,083.7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694.4830000000002" table:style-name="ce22">
            <text:p>2,694.5</text:p>
          </table:table-cell>
          <table:table-cell office:value-type="float" office:value="124.485" table:style-name="ce22">
            <text:p>124.5</text:p>
          </table:table-cell>
          <table:table-cell office:value-type="float" office:value="273.96699999999998" table:style-name="ce22">
            <text:p>274.0</text:p>
          </table:table-cell>
          <table:table-cell office:value-type="float" office:value="54.863999999999997" table:style-name="ce22">
            <text:p>54.9</text:p>
          </table:table-cell>
          <table:table-cell office:value-type="float" office:value="15.634" table:style-name="ce22">
            <text:p>15.6</text:p>
          </table:table-cell>
          <table:table-cell office:value-type="float" office:value="60.177" table:style-name="ce22">
            <text:p>60.2</text:p>
          </table:table-cell>
          <table:table-cell office:value-type="float" office:value="3223.61" table:style-name="ce22">
            <text:p>3,223.6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473.6970000000001" table:style-name="ce22">
            <text:p>2,473.7</text:p>
          </table:table-cell>
          <table:table-cell office:value-type="float" office:value="110.40300000000001" table:style-name="ce22">
            <text:p>110.4</text:p>
          </table:table-cell>
          <table:table-cell office:value-type="float" office:value="193.958" table:style-name="ce22">
            <text:p>194.0</text:p>
          </table:table-cell>
          <table:table-cell office:value-type="float" office:value="29.103999999999999" table:style-name="ce22">
            <text:p>29.1</text:p>
          </table:table-cell>
          <table:table-cell office:value-type="float" office:value="19.488" table:style-name="ce22">
            <text:p>19.5</text:p>
          </table:table-cell>
          <table:table-cell office:value-type="float" office:value="30.827000000000002" table:style-name="ce22">
            <text:p>30.8</text:p>
          </table:table-cell>
          <table:table-cell office:value-type="float" office:value="2857.4769999999999" table:style-name="ce22">
            <text:p>2,857.5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103.1210000000001" table:style-name="ce22">
            <text:p>4,103.1</text:p>
          </table:table-cell>
          <table:table-cell office:value-type="float" office:value="181.727" table:style-name="ce22">
            <text:p>181.7</text:p>
          </table:table-cell>
          <table:table-cell office:value-type="float" office:value="388.66800000000001" table:style-name="ce22">
            <text:p>388.7</text:p>
          </table:table-cell>
          <table:table-cell office:value-type="float" office:value="61.761000000000003" table:style-name="ce22">
            <text:p>61.8</text:p>
          </table:table-cell>
          <table:table-cell office:value-type="float" office:value="24.315000000000001" table:style-name="ce22">
            <text:p>24.3</text:p>
          </table:table-cell>
          <table:table-cell office:value-type="float" office:value="52.935000000000002" table:style-name="ce22">
            <text:p>52.9</text:p>
          </table:table-cell>
          <table:table-cell office:value-type="float" office:value="4812.527" table:style-name="ce22">
            <text:p>4,812.5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494.623" table:style-name="ce22">
            <text:p>2,494.6</text:p>
          </table:table-cell>
          <table:table-cell office:value-type="float" office:value="129.47200000000001" table:style-name="ce22">
            <text:p>129.5</text:p>
          </table:table-cell>
          <table:table-cell office:value-type="float" office:value="270.05599999999998" table:style-name="ce22">
            <text:p>270.1</text:p>
          </table:table-cell>
          <table:table-cell office:value-type="float" office:value="40.832000000000001" table:style-name="ce22">
            <text:p>40.8</text:p>
          </table:table-cell>
          <table:table-cell office:value-type="float" office:value="15.797000000000001" table:style-name="ce22">
            <text:p>15.8</text:p>
          </table:table-cell>
          <table:table-cell office:value-type="float" office:value="63.368000000000002" table:style-name="ce22">
            <text:p>63.4</text:p>
          </table:table-cell>
          <table:table-cell office:value-type="float" office:value="3014.1480000000001" table:style-name="ce22">
            <text:p>3,014.1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2052.650999999998" table:style-name="ce22">
            <text:p>22,052.7</text:p>
          </table:table-cell>
          <table:table-cell office:value-type="float" office:value="954.78899999999999" table:style-name="ce22">
            <text:p>954.8</text:p>
          </table:table-cell>
          <table:table-cell office:value-type="float" office:value="2196.8590000000004" table:style-name="ce22">
            <text:p>2,196.9</text:p>
          </table:table-cell>
          <table:table-cell office:value-type="float" office:value="421.74900000000002" table:style-name="ce22">
            <text:p>421.7</text:p>
          </table:table-cell>
          <table:table-cell office:value-type="float" office:value="143.94900000000001" table:style-name="ce22">
            <text:p>143.9</text:p>
          </table:table-cell>
          <table:table-cell office:value-type="float" office:value="399.79500000000002" table:style-name="ce22">
            <text:p>399.8</text:p>
          </table:table-cell>
          <table:table-cell office:value-type="float" office:value="26169.792000000001" table:style-name="ce22">
            <text:p>26,169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269.357" table:style-name="ce22">
            <text:p>1,269.4</text:p>
          </table:table-cell>
          <table:table-cell office:value-type="float" office:value="41.472000000000001" table:style-name="ce22">
            <text:p>41.5</text:p>
          </table:table-cell>
          <table:table-cell office:value-type="float" office:value="124.43300000000001" table:style-name="ce22">
            <text:p>124.4</text:p>
          </table:table-cell>
          <table:table-cell office:value-type="float" office:value="20.417999999999999" table:style-name="ce22">
            <text:p>20.4</text:p>
          </table:table-cell>
          <table:table-cell office:value-type="float" office:value="9.7799999999999994" table:style-name="ce22">
            <text:p>9.8</text:p>
          </table:table-cell>
          <table:table-cell office:value-type="float" office:value="31.367999999999999" table:style-name="ce22">
            <text:p>31.4</text:p>
          </table:table-cell>
          <table:table-cell office:value-type="float" office:value="1496.828" table:style-name="ce22">
            <text:p>1,496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1993.5250000000001" table:style-name="ce22">
            <text:p>1,993.5</text:p>
          </table:table-cell>
          <table:table-cell office:value-type="float" office:value="51.947000000000003" table:style-name="ce22">
            <text:p>51.9</text:p>
          </table:table-cell>
          <table:table-cell office:value-type="float" office:value="174.64599999999999" table:style-name="ce22">
            <text:p>174.6</text:p>
          </table:table-cell>
          <table:table-cell office:value-type="float" office:value="34.057000000000002" table:style-name="ce22">
            <text:p>34.1</text:p>
          </table:table-cell>
          <table:table-cell office:value-type="float" office:value="16.893000000000001" table:style-name="ce22">
            <text:p>16.9</text:p>
          </table:table-cell>
          <table:table-cell office:value-type="float" office:value="59.307000000000002" table:style-name="ce22">
            <text:p>59.3</text:p>
          </table:table-cell>
          <table:table-cell office:value-type="float" office:value="2330.375" table:style-name="ce22">
            <text:p>2,330.4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427.30799999999999" table:style-name="ce22">
            <text:p>427.3</text:p>
          </table:table-cell>
          <table:table-cell office:value-type="float" office:value="15.414" table:style-name="ce22">
            <text:p>15.4</text:p>
          </table:table-cell>
          <table:table-cell office:value-type="float" office:value="37.823999999999998" table:style-name="ce22">
            <text:p>37.8</text:p>
          </table:table-cell>
          <table:table-cell office:value-type="float" office:value="6.9859999999999998" table:style-name="ce22">
            <text:p>7.0</text:p>
          </table:table-cell>
          <table:table-cell office:value-type="float" office:value="1.847" table:style-name="ce22">
            <text:p>1.8</text:p>
          </table:table-cell>
          <table:table-cell office:value-type="float" office:value="7.6420000000000003" table:style-name="ce22">
            <text:p>7.6</text:p>
          </table:table-cell>
          <table:table-cell office:value-type="float" office:value="497.02100000000002" table:style-name="ce22">
            <text:p>497.0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39.088999999999999" table:style-name="ce22">
            <text:p>39.1</text:p>
          </table:table-cell>
          <table:table-cell office:value-type="float" office:value="6.4" table:style-name="ce22">
            <text:p>6.4</text:p>
          </table:table-cell>
          <table:table-cell office:value-type="float" office:value="8.4979999999999993" table:style-name="ce22">
            <text:p>8.5</text:p>
          </table:table-cell>
          <table:table-cell office:value-type="float" office:value="2.2330000000000001" table:style-name="ce22">
            <text:p>2.2</text:p>
          </table:table-cell>
          <table:table-cell office:value-type="float" office:value="0.52500000000000002" table:style-name="ce22">
            <text:p>0.5</text:p>
          </table:table-cell>
          <table:table-cell office:value-type="float" office:value="5.9109999999999996" table:style-name="ce22">
            <text:p>5.9</text:p>
          </table:table-cell>
          <table:table-cell office:value-type="float" office:value="62.655999999999999" table:style-name="ce22">
            <text:p>62.7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5781.93" table:style-name="ce51">
            <text:p>25,781.9</text:p>
          </table:table-cell>
          <table:table-cell office:value-type="float" office:value="1070.0220000000002" table:style-name="ce51">
            <text:p>1,070.0</text:p>
          </table:table-cell>
          <table:table-cell office:value-type="float" office:value="2542.2600000000007" table:style-name="ce51">
            <text:p>2,542.3</text:p>
          </table:table-cell>
          <table:table-cell office:value-type="float" office:value="485.44300000000004" table:style-name="ce51">
            <text:p>485.4</text:p>
          </table:table-cell>
          <table:table-cell office:value-type="float" office:value="172.99400000000003" table:style-name="ce51">
            <text:p>173.0</text:p>
          </table:table-cell>
          <table:table-cell office:value-type="float" office:value="504.02300000000002" table:style-name="ce51">
            <text:p>504.0</text:p>
          </table:table-cell>
          <table:table-cell office:value-type="float" office:value="30556.672000000002" table:style-name="ce51">
            <text:p>30,556.7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1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1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893.04200000000003" table:style-name="ce22">
            <text:p>893.0</text:p>
          </table:table-cell>
          <table:table-cell office:value-type="float" office:value="30.515000000000001" table:style-name="ce22">
            <text:p>30.5</text:p>
          </table:table-cell>
          <table:table-cell office:value-type="float" office:value="73.56" table:style-name="ce22">
            <text:p>73.6</text:p>
          </table:table-cell>
          <table:table-cell office:value-type="float" office:value="15.635999999999999" table:style-name="ce22">
            <text:p>15.6</text:p>
          </table:table-cell>
          <table:table-cell office:value-type="float" office:value="7.0439999999999996" table:style-name="ce22">
            <text:p>7.0</text:p>
          </table:table-cell>
          <table:table-cell office:value-type="float" office:value="14.994" table:style-name="ce22">
            <text:p>15.0</text:p>
          </table:table-cell>
          <table:table-cell office:value-type="float" office:value="1034.7909999999999" table:style-name="ce22">
            <text:p>1,034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820" table:style-name="ce22">
            <text:p>2,820.0</text:p>
          </table:table-cell>
          <table:table-cell office:value-type="float" office:value="95.343999999999994" table:style-name="ce22">
            <text:p>95.3</text:p>
          </table:table-cell>
          <table:table-cell office:value-type="float" office:value="281.64" table:style-name="ce22">
            <text:p>281.6</text:p>
          </table:table-cell>
          <table:table-cell office:value-type="float" office:value="65.701999999999998" table:style-name="ce22">
            <text:p>65.7</text:p>
          </table:table-cell>
          <table:table-cell office:value-type="float" office:value="19.082999999999998" table:style-name="ce22">
            <text:p>19.1</text:p>
          </table:table-cell>
          <table:table-cell office:value-type="float" office:value="43.582000000000001" table:style-name="ce22">
            <text:p>43.6</text:p>
          </table:table-cell>
          <table:table-cell office:value-type="float" office:value="3325.3510000000001" table:style-name="ce22">
            <text:p>3,325.4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1931.5450000000001" table:style-name="ce22">
            <text:p>1,931.5</text:p>
          </table:table-cell>
          <table:table-cell office:value-type="float" office:value="83.233999999999995" table:style-name="ce22">
            <text:p>83.2</text:p>
          </table:table-cell>
          <table:table-cell office:value-type="float" office:value="173.43799999999999" table:style-name="ce22">
            <text:p>173.4</text:p>
          </table:table-cell>
          <table:table-cell office:value-type="float" office:value="42.521000000000001" table:style-name="ce22">
            <text:p>42.5</text:p>
          </table:table-cell>
          <table:table-cell office:value-type="float" office:value="12.936999999999999" table:style-name="ce22">
            <text:p>12.9</text:p>
          </table:table-cell>
          <table:table-cell office:value-type="float" office:value="42.734999999999999" table:style-name="ce22">
            <text:p>42.7</text:p>
          </table:table-cell>
          <table:table-cell office:value-type="float" office:value="2286.41" table:style-name="ce22">
            <text:p>2,286.4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863.0260000000001" table:style-name="ce22">
            <text:p>1,863.0</text:p>
          </table:table-cell>
          <table:table-cell office:value-type="float" office:value="85.623999999999995" table:style-name="ce22">
            <text:p>85.6</text:p>
          </table:table-cell>
          <table:table-cell office:value-type="float" office:value="215.71600000000001" table:style-name="ce22">
            <text:p>215.7</text:p>
          </table:table-cell>
          <table:table-cell office:value-type="float" office:value="46.929000000000002" table:style-name="ce22">
            <text:p>46.9</text:p>
          </table:table-cell>
          <table:table-cell office:value-type="float" office:value="13.153" table:style-name="ce22">
            <text:p>13.2</text:p>
          </table:table-cell>
          <table:table-cell office:value-type="float" office:value="49.262" table:style-name="ce22">
            <text:p>49.3</text:p>
          </table:table-cell>
          <table:table-cell office:value-type="float" office:value="2273.71" table:style-name="ce22">
            <text:p>2,273.7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478.6219999999998" table:style-name="ce22">
            <text:p>2,478.6</text:p>
          </table:table-cell>
          <table:table-cell office:value-type="float" office:value="84.649000000000001" table:style-name="ce22">
            <text:p>84.6</text:p>
          </table:table-cell>
          <table:table-cell office:value-type="float" office:value="293.548" table:style-name="ce22">
            <text:p>293.5</text:p>
          </table:table-cell>
          <table:table-cell office:value-type="float" office:value="58.808" table:style-name="ce22">
            <text:p>58.8</text:p>
          </table:table-cell>
          <table:table-cell office:value-type="float" office:value="15.984999999999999" table:style-name="ce22">
            <text:p>16.0</text:p>
          </table:table-cell>
          <table:table-cell office:value-type="float" office:value="42.067999999999998" table:style-name="ce22">
            <text:p>42.1</text:p>
          </table:table-cell>
          <table:table-cell office:value-type="float" office:value="2973.68" table:style-name="ce22">
            <text:p>2,973.7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639.8049999999998" table:style-name="ce22">
            <text:p>2,639.8</text:p>
          </table:table-cell>
          <table:table-cell office:value-type="float" office:value="118.181" table:style-name="ce22">
            <text:p>118.2</text:p>
          </table:table-cell>
          <table:table-cell office:value-type="float" office:value="266.05099999999999" table:style-name="ce22">
            <text:p>266.1</text:p>
          </table:table-cell>
          <table:table-cell office:value-type="float" office:value="54.591000000000001" table:style-name="ce22">
            <text:p>54.6</text:p>
          </table:table-cell>
          <table:table-cell office:value-type="float" office:value="15.709" table:style-name="ce22">
            <text:p>15.7</text:p>
          </table:table-cell>
          <table:table-cell office:value-type="float" office:value="60.173999999999999" table:style-name="ce22">
            <text:p>60.2</text:p>
          </table:table-cell>
          <table:table-cell office:value-type="float" office:value="3154.511" table:style-name="ce22">
            <text:p>3,154.5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461.6930000000002" table:style-name="ce22">
            <text:p>2,461.7</text:p>
          </table:table-cell>
          <table:table-cell office:value-type="float" office:value="110.354" table:style-name="ce22">
            <text:p>110.4</text:p>
          </table:table-cell>
          <table:table-cell office:value-type="float" office:value="193.05500000000001" table:style-name="ce22">
            <text:p>193.1</text:p>
          </table:table-cell>
          <table:table-cell office:value-type="float" office:value="29.745999999999999" table:style-name="ce22">
            <text:p>29.7</text:p>
          </table:table-cell>
          <table:table-cell office:value-type="float" office:value="19.771999999999998" table:style-name="ce22">
            <text:p>19.8</text:p>
          </table:table-cell>
          <table:table-cell office:value-type="float" office:value="31.501999999999999" table:style-name="ce22">
            <text:p>31.5</text:p>
          </table:table-cell>
          <table:table-cell office:value-type="float" office:value="2846.1219999999998" table:style-name="ce22">
            <text:p>2,846.1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4006.4560000000001" table:style-name="ce22">
            <text:p>4,006.5</text:p>
          </table:table-cell>
          <table:table-cell office:value-type="float" office:value="173.10400000000001" table:style-name="ce22">
            <text:p>173.1</text:p>
          </table:table-cell>
          <table:table-cell office:value-type="float" office:value="373.99299999999999" table:style-name="ce22">
            <text:p>374.0</text:p>
          </table:table-cell>
          <table:table-cell office:value-type="float" office:value="61.454999999999998" table:style-name="ce22">
            <text:p>61.5</text:p>
          </table:table-cell>
          <table:table-cell office:value-type="float" office:value="23.347000000000001" table:style-name="ce22">
            <text:p>23.3</text:p>
          </table:table-cell>
          <table:table-cell office:value-type="float" office:value="53.329000000000001" table:style-name="ce22">
            <text:p>53.3</text:p>
          </table:table-cell>
          <table:table-cell office:value-type="float" office:value="4691.6840000000002" table:style-name="ce22">
            <text:p>4,691.7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447.0430000000001" table:style-name="ce22">
            <text:p>2,447.0</text:p>
          </table:table-cell>
          <table:table-cell office:value-type="float" office:value="123.67" table:style-name="ce22">
            <text:p>123.7</text:p>
          </table:table-cell>
          <table:table-cell office:value-type="float" office:value="259.91500000000002" table:style-name="ce22">
            <text:p>259.9</text:p>
          </table:table-cell>
          <table:table-cell office:value-type="float" office:value="40.582000000000001" table:style-name="ce22">
            <text:p>40.6</text:p>
          </table:table-cell>
          <table:table-cell office:value-type="float" office:value="15.513999999999999" table:style-name="ce22">
            <text:p>15.5</text:p>
          </table:table-cell>
          <table:table-cell office:value-type="float" office:value="61.094000000000001" table:style-name="ce22">
            <text:p>61.1</text:p>
          </table:table-cell>
          <table:table-cell office:value-type="float" office:value="2947.8180000000002" table:style-name="ce22">
            <text:p>2,947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1541.232" table:style-name="ce22">
            <text:p>21,541.2</text:p>
          </table:table-cell>
          <table:table-cell office:value-type="float" office:value="904.67499999999995" table:style-name="ce22">
            <text:p>904.7</text:p>
          </table:table-cell>
          <table:table-cell office:value-type="float" office:value="2130.9160000000002" table:style-name="ce22">
            <text:p>2,130.9</text:p>
          </table:table-cell>
          <table:table-cell office:value-type="float" office:value="415.96999999999997" table:style-name="ce22">
            <text:p>416.0</text:p>
          </table:table-cell>
          <table:table-cell office:value-type="float" office:value="142.54400000000001" table:style-name="ce22">
            <text:p>142.5</text:p>
          </table:table-cell>
          <table:table-cell office:value-type="float" office:value="398.74" table:style-name="ce22">
            <text:p>398.7</text:p>
          </table:table-cell>
          <table:table-cell office:value-type="float" office:value="25534.077000000001" table:style-name="ce22">
            <text:p>25,534.1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216.9849999999999" table:style-name="ce22">
            <text:p>1,217.0</text:p>
          </table:table-cell>
          <table:table-cell office:value-type="float" office:value="38.034999999999997" table:style-name="ce22">
            <text:p>38.0</text:p>
          </table:table-cell>
          <table:table-cell office:value-type="float" office:value="118.398" table:style-name="ce22">
            <text:p>118.4</text:p>
          </table:table-cell>
          <table:table-cell office:value-type="float" office:value="19.593" table:style-name="ce22">
            <text:p>19.6</text:p>
          </table:table-cell>
          <table:table-cell office:value-type="float" office:value="9.8089999999999993" table:style-name="ce22">
            <text:p>9.8</text:p>
          </table:table-cell>
          <table:table-cell office:value-type="float" office:value="30.318000000000001" table:style-name="ce22">
            <text:p>30.3</text:p>
          </table:table-cell>
          <table:table-cell office:value-type="float" office:value="1433.1379999999999" table:style-name="ce22">
            <text:p>1,433.1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1938.829" table:style-name="ce22">
            <text:p>1,938.8</text:p>
          </table:table-cell>
          <table:table-cell office:value-type="float" office:value="47.377000000000002" table:style-name="ce22">
            <text:p>47.4</text:p>
          </table:table-cell>
          <table:table-cell office:value-type="float" office:value="167.77500000000001" table:style-name="ce22">
            <text:p>167.8</text:p>
          </table:table-cell>
          <table:table-cell office:value-type="float" office:value="33.628999999999998" table:style-name="ce22">
            <text:p>33.6</text:p>
          </table:table-cell>
          <table:table-cell office:value-type="float" office:value="16.829000000000001" table:style-name="ce22">
            <text:p>16.8</text:p>
          </table:table-cell>
          <table:table-cell office:value-type="float" office:value="58.325000000000003" table:style-name="ce22">
            <text:p>58.3</text:p>
          </table:table-cell>
          <table:table-cell office:value-type="float" office:value="2262.7640000000001" table:style-name="ce22">
            <text:p>2,262.8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380.48099999999999" table:style-name="ce22">
            <text:p>380.5</text:p>
          </table:table-cell>
          <table:table-cell office:value-type="float" office:value="12.978" table:style-name="ce22">
            <text:p>13.0</text:p>
          </table:table-cell>
          <table:table-cell office:value-type="float" office:value="34.622999999999998" table:style-name="ce22">
            <text:p>34.6</text:p>
          </table:table-cell>
          <table:table-cell office:value-type="float" office:value="5.7469999999999999" table:style-name="ce22">
            <text:p>5.7</text:p>
          </table:table-cell>
          <table:table-cell office:value-type="float" office:value="1.8089999999999999" table:style-name="ce22">
            <text:p>1.8</text:p>
          </table:table-cell>
          <table:table-cell office:value-type="float" office:value="7.0709999999999997" table:style-name="ce22">
            <text:p>7.1</text:p>
          </table:table-cell>
          <table:table-cell office:value-type="float" office:value="442.709" table:style-name="ce22">
            <text:p>442.7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48.34" table:style-name="ce22">
            <text:p>48.3</text:p>
          </table:table-cell>
          <table:table-cell office:value-type="float" office:value="6.8890000000000002" table:style-name="ce22">
            <text:p>6.9</text:p>
          </table:table-cell>
          <table:table-cell office:value-type="float" office:value="9.6679999999999993" table:style-name="ce22">
            <text:p>9.7</text:p>
          </table:table-cell>
          <table:table-cell office:value-type="float" office:value="2.5459999999999998" table:style-name="ce22">
            <text:p>2.5</text:p>
          </table:table-cell>
          <table:table-cell office:value-type="float" office:value="0.627" table:style-name="ce22">
            <text:p>0.6</text:p>
          </table:table-cell>
          <table:table-cell office:value-type="float" office:value="6.3719999999999999" table:style-name="ce22">
            <text:p>6.4</text:p>
          </table:table-cell>
          <table:table-cell office:value-type="float" office:value="74.441999999999993" table:style-name="ce22">
            <text:p>74.4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5125.867000000002" table:style-name="ce51">
            <text:p>25,125.9</text:p>
          </table:table-cell>
          <table:table-cell office:value-type="float" office:value="1009.9539999999998" table:style-name="ce51">
            <text:p>1,010.0</text:p>
          </table:table-cell>
          <table:table-cell office:value-type="float" office:value="2461.3800000000006" table:style-name="ce51">
            <text:p>2,461.4</text:p>
          </table:table-cell>
          <table:table-cell office:value-type="float" office:value="477.48500000000001" table:style-name="ce51">
            <text:p>477.5</text:p>
          </table:table-cell>
          <table:table-cell office:value-type="float" office:value="171.61800000000002" table:style-name="ce51">
            <text:p>171.6</text:p>
          </table:table-cell>
          <table:table-cell office:value-type="float" office:value="500.82600000000002" table:style-name="ce51">
            <text:p>500.8</text:p>
          </table:table-cell>
          <table:table-cell office:value-type="float" office:value="29747.129999999997" table:style-name="ce51">
            <text:p>29,747.1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2000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2000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866.88199999999995" table:style-name="ce22">
            <text:p>866.9</text:p>
          </table:table-cell>
          <table:table-cell office:value-type="float" office:value="28.696000000000002" table:style-name="ce22">
            <text:p>28.7</text:p>
          </table:table-cell>
          <table:table-cell office:value-type="float" office:value="72.126999999999995" table:style-name="ce22">
            <text:p>72.1</text:p>
          </table:table-cell>
          <table:table-cell office:value-type="float" office:value="15.337" table:style-name="ce22">
            <text:p>15.3</text:p>
          </table:table-cell>
          <table:table-cell office:value-type="float" office:value="7.0140000000000002" table:style-name="ce22">
            <text:p>7.0</text:p>
          </table:table-cell>
          <table:table-cell office:value-type="float" office:value="15.481999999999999" table:style-name="ce22">
            <text:p>15.5</text:p>
          </table:table-cell>
          <table:table-cell office:value-type="float" office:value="1005.538" table:style-name="ce22">
            <text:p>1,005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755.9430000000002" table:style-name="ce22">
            <text:p>2,755.9</text:p>
          </table:table-cell>
          <table:table-cell office:value-type="float" office:value="90.82" table:style-name="ce22">
            <text:p>90.8</text:p>
          </table:table-cell>
          <table:table-cell office:value-type="float" office:value="273.10700000000003" table:style-name="ce22">
            <text:p>273.1</text:p>
          </table:table-cell>
          <table:table-cell office:value-type="float" office:value="65.998000000000005" table:style-name="ce22">
            <text:p>66.0</text:p>
          </table:table-cell>
          <table:table-cell office:value-type="float" office:value="19.402999999999999" table:style-name="ce22">
            <text:p>19.4</text:p>
          </table:table-cell>
          <table:table-cell office:value-type="float" office:value="44.48" table:style-name="ce22">
            <text:p>44.5</text:p>
          </table:table-cell>
          <table:table-cell office:value-type="float" office:value="3249.7510000000002" table:style-name="ce22">
            <text:p>3,249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1908.4090000000001" table:style-name="ce22">
            <text:p>1,908.4</text:p>
          </table:table-cell>
          <table:table-cell office:value-type="float" office:value="78.081999999999994" table:style-name="ce22">
            <text:p>78.1</text:p>
          </table:table-cell>
          <table:table-cell office:value-type="float" office:value="170.50399999999999" table:style-name="ce22">
            <text:p>170.5</text:p>
          </table:table-cell>
          <table:table-cell office:value-type="float" office:value="43.146999999999998" table:style-name="ce22">
            <text:p>43.1</text:p>
          </table:table-cell>
          <table:table-cell office:value-type="float" office:value="12.856999999999999" table:style-name="ce22">
            <text:p>12.9</text:p>
          </table:table-cell>
          <table:table-cell office:value-type="float" office:value="43.776000000000003" table:style-name="ce22">
            <text:p>43.8</text:p>
          </table:table-cell>
          <table:table-cell office:value-type="float" office:value="2256.7750000000001" table:style-name="ce22">
            <text:p>2,256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813.7860000000001" table:style-name="ce22">
            <text:p>1,813.8</text:p>
          </table:table-cell>
          <table:table-cell office:value-type="float" office:value="80.87" table:style-name="ce22">
            <text:p>80.9</text:p>
          </table:table-cell>
          <table:table-cell office:value-type="float" office:value="205.90799999999999" table:style-name="ce22">
            <text:p>205.9</text:p>
          </table:table-cell>
          <table:table-cell office:value-type="float" office:value="44.01" table:style-name="ce22">
            <text:p>44.0</text:p>
          </table:table-cell>
          <table:table-cell office:value-type="float" office:value="13.656000000000001" table:style-name="ce22">
            <text:p>13.7</text:p>
          </table:table-cell>
          <table:table-cell office:value-type="float" office:value="50.246000000000002" table:style-name="ce22">
            <text:p>50.2</text:p>
          </table:table-cell>
          <table:table-cell office:value-type="float" office:value="2208.4760000000001" table:style-name="ce22">
            <text:p>2,208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391.3960000000002" table:style-name="ce22">
            <text:p>2,391.4</text:p>
          </table:table-cell>
          <table:table-cell office:value-type="float" office:value="79.102999999999994" table:style-name="ce22">
            <text:p>79.1</text:p>
          </table:table-cell>
          <table:table-cell office:value-type="float" office:value="284.37900000000002" table:style-name="ce22">
            <text:p>284.4</text:p>
          </table:table-cell>
          <table:table-cell office:value-type="float" office:value="57.372999999999998" table:style-name="ce22">
            <text:p>57.4</text:p>
          </table:table-cell>
          <table:table-cell office:value-type="float" office:value="15.742000000000001" table:style-name="ce22">
            <text:p>15.7</text:p>
          </table:table-cell>
          <table:table-cell office:value-type="float" office:value="43.792000000000002" table:style-name="ce22">
            <text:p>43.8</text:p>
          </table:table-cell>
          <table:table-cell office:value-type="float" office:value="2871.7849999999999" table:style-name="ce22">
            <text:p>2,871.8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570.3110000000001" table:style-name="ce22">
            <text:p>2,570.3</text:p>
          </table:table-cell>
          <table:table-cell office:value-type="float" office:value="112.717" table:style-name="ce22">
            <text:p>112.7</text:p>
          </table:table-cell>
          <table:table-cell office:value-type="float" office:value="257.58600000000001" table:style-name="ce22">
            <text:p>257.6</text:p>
          </table:table-cell>
          <table:table-cell office:value-type="float" office:value="54.377000000000002" table:style-name="ce22">
            <text:p>54.4</text:p>
          </table:table-cell>
          <table:table-cell office:value-type="float" office:value="15.877000000000001" table:style-name="ce22">
            <text:p>15.9</text:p>
          </table:table-cell>
          <table:table-cell office:value-type="float" office:value="61.906999999999996" table:style-name="ce22">
            <text:p>61.9</text:p>
          </table:table-cell>
          <table:table-cell office:value-type="float" office:value="3072.7750000000001" table:style-name="ce22">
            <text:p>3,072.8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415.9009999999998" table:style-name="ce22">
            <text:p>2,415.9</text:p>
          </table:table-cell>
          <table:table-cell office:value-type="float" office:value="106.258" table:style-name="ce22">
            <text:p>106.3</text:p>
          </table:table-cell>
          <table:table-cell office:value-type="float" office:value="191.14599999999999" table:style-name="ce22">
            <text:p>191.1</text:p>
          </table:table-cell>
          <table:table-cell office:value-type="float" office:value="30.510999999999999" table:style-name="ce22">
            <text:p>30.5</text:p>
          </table:table-cell>
          <table:table-cell office:value-type="float" office:value="19.902999999999999" table:style-name="ce22">
            <text:p>19.9</text:p>
          </table:table-cell>
          <table:table-cell office:value-type="float" office:value="32.420999999999999" table:style-name="ce22">
            <text:p>32.4</text:p>
          </table:table-cell>
          <table:table-cell office:value-type="float" office:value="2796.14" table:style-name="ce22">
            <text:p>2,796.1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3910.223" table:style-name="ce22">
            <text:p>3,910.2</text:p>
          </table:table-cell>
          <table:table-cell office:value-type="float" office:value="163.00399999999999" table:style-name="ce22">
            <text:p>163.0</text:p>
          </table:table-cell>
          <table:table-cell office:value-type="float" office:value="359.56200000000001" table:style-name="ce22">
            <text:p>359.6</text:p>
          </table:table-cell>
          <table:table-cell office:value-type="float" office:value="61.191000000000003" table:style-name="ce22">
            <text:p>61.2</text:p>
          </table:table-cell>
          <table:table-cell office:value-type="float" office:value="23.248999999999999" table:style-name="ce22">
            <text:p>23.2</text:p>
          </table:table-cell>
          <table:table-cell office:value-type="float" office:value="54.6" table:style-name="ce22">
            <text:p>54.6</text:p>
          </table:table-cell>
          <table:table-cell office:value-type="float" office:value="4571.8289999999997" table:style-name="ce22">
            <text:p>4,571.8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381.9690000000001" table:style-name="ce22">
            <text:p>2,382.0</text:p>
          </table:table-cell>
          <table:table-cell office:value-type="float" office:value="116.73399999999999" table:style-name="ce22">
            <text:p>116.7</text:p>
          </table:table-cell>
          <table:table-cell office:value-type="float" office:value="251.589" table:style-name="ce22">
            <text:p>251.6</text:p>
          </table:table-cell>
          <table:table-cell office:value-type="float" office:value="38.938000000000002" table:style-name="ce22">
            <text:p>38.9</text:p>
          </table:table-cell>
          <table:table-cell office:value-type="float" office:value="15.946999999999999" table:style-name="ce22">
            <text:p>15.9</text:p>
          </table:table-cell>
          <table:table-cell office:value-type="float" office:value="61.88" table:style-name="ce22">
            <text:p>61.9</text:p>
          </table:table-cell>
          <table:table-cell office:value-type="float" office:value="2867.0569999999998" table:style-name="ce22">
            <text:p>2,867.1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1014.820000000003" table:style-name="ce22">
            <text:p>21,014.8</text:p>
          </table:table-cell>
          <table:table-cell office:value-type="float" office:value="856.28399999999999" table:style-name="ce22">
            <text:p>856.3</text:p>
          </table:table-cell>
          <table:table-cell office:value-type="float" office:value="2065.9079999999999" table:style-name="ce22">
            <text:p>2,065.9</text:p>
          </table:table-cell>
          <table:table-cell office:value-type="float" office:value="410.88199999999995" table:style-name="ce22">
            <text:p>410.9</text:p>
          </table:table-cell>
          <table:table-cell office:value-type="float" office:value="143.648" table:style-name="ce22">
            <text:p>143.6</text:p>
          </table:table-cell>
          <table:table-cell office:value-type="float" office:value="408.584" table:style-name="ce22">
            <text:p>408.6</text:p>
          </table:table-cell>
          <table:table-cell office:value-type="float" office:value="24900.126000000004" table:style-name="ce22">
            <text:p>24,900.1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169.797" table:style-name="ce22">
            <text:p>1,169.8</text:p>
          </table:table-cell>
          <table:table-cell office:value-type="float" office:value="35.226999999999997" table:style-name="ce22">
            <text:p>35.2</text:p>
          </table:table-cell>
          <table:table-cell office:value-type="float" office:value="114.886" table:style-name="ce22">
            <text:p>114.9</text:p>
          </table:table-cell>
          <table:table-cell office:value-type="float" office:value="19.178999999999998" table:style-name="ce22">
            <text:p>19.2</text:p>
          </table:table-cell>
          <table:table-cell office:value-type="float" office:value="9.76" table:style-name="ce22">
            <text:p>9.8</text:p>
          </table:table-cell>
          <table:table-cell office:value-type="float" office:value="31.164999999999999" table:style-name="ce22">
            <text:p>31.2</text:p>
          </table:table-cell>
          <table:table-cell office:value-type="float" office:value="1380.0139999999999" table:style-name="ce22">
            <text:p>1,380.0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1875.963" table:style-name="ce22">
            <text:p>1,876.0</text:p>
          </table:table-cell>
          <table:table-cell office:value-type="float" office:value="44.679000000000002" table:style-name="ce22">
            <text:p>44.7</text:p>
          </table:table-cell>
          <table:table-cell office:value-type="float" office:value="162.68799999999999" table:style-name="ce22">
            <text:p>162.7</text:p>
          </table:table-cell>
          <table:table-cell office:value-type="float" office:value="34.005000000000003" table:style-name="ce22">
            <text:p>34.0</text:p>
          </table:table-cell>
          <table:table-cell office:value-type="float" office:value="16.818999999999999" table:style-name="ce22">
            <text:p>16.8</text:p>
          </table:table-cell>
          <table:table-cell office:value-type="float" office:value="59.36" table:style-name="ce22">
            <text:p>59.4</text:p>
          </table:table-cell>
          <table:table-cell office:value-type="float" office:value="2193.5140000000001" table:style-name="ce22">
            <text:p>2,193.5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283.245" table:style-name="ce22">
            <text:p>283.2</text:p>
          </table:table-cell>
          <table:table-cell office:value-type="float" office:value="10.196999999999999" table:style-name="ce22">
            <text:p>10.2</text:p>
          </table:table-cell>
          <table:table-cell office:value-type="float" office:value="27.919" table:style-name="ce22">
            <text:p>27.9</text:p>
          </table:table-cell>
          <table:table-cell office:value-type="float" office:value="4.508" table:style-name="ce22">
            <text:p>4.5</text:p>
          </table:table-cell>
          <table:table-cell office:value-type="float" office:value="1.5369999999999999" table:style-name="ce22">
            <text:p>1.5</text:p>
          </table:table-cell>
          <table:table-cell office:value-type="float" office:value="5.4619999999999997" table:style-name="ce22">
            <text:p>5.5</text:p>
          </table:table-cell>
          <table:table-cell office:value-type="float" office:value="332.86799999999999" table:style-name="ce22">
            <text:p>332.9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61.722999999999999" table:style-name="ce22">
            <text:p>61.7</text:p>
          </table:table-cell>
          <table:table-cell office:value-type="float" office:value="7.35" table:style-name="ce22">
            <text:p>7.4</text:p>
          </table:table-cell>
          <table:table-cell office:value-type="float" office:value="11.189" table:style-name="ce22">
            <text:p>11.2</text:p>
          </table:table-cell>
          <table:table-cell office:value-type="float" office:value="2.907" table:style-name="ce22">
            <text:p>2.9</text:p>
          </table:table-cell>
          <table:table-cell office:value-type="float" office:value="0.80100000000000005" table:style-name="ce22">
            <text:p>0.8</text:p>
          </table:table-cell>
          <table:table-cell office:value-type="float" office:value="7.0880000000000001" table:style-name="ce22">
            <text:p>7.1</text:p>
          </table:table-cell>
          <table:table-cell office:value-type="float" office:value="91.058000000000007" table:style-name="ce22">
            <text:p>91.1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4405.548000000003" table:style-name="ce51">
            <text:p>24,405.5</text:p>
          </table:table-cell>
          <table:table-cell office:value-type="float" office:value="953.73699999999997" table:style-name="ce51">
            <text:p>953.7</text:p>
          </table:table-cell>
          <table:table-cell office:value-type="float" office:value="2382.5899999999997" table:style-name="ce51">
            <text:p>2,382.6</text:p>
          </table:table-cell>
          <table:table-cell office:value-type="float" office:value="471.48099999999988" table:style-name="ce51">
            <text:p>471.5</text:p>
          </table:table-cell>
          <table:table-cell office:value-type="float" office:value="172.56499999999997" table:style-name="ce51">
            <text:p>172.6</text:p>
          </table:table-cell>
          <table:table-cell office:value-type="float" office:value="511.65900000000005" table:style-name="ce51">
            <text:p>511.7</text:p>
          </table:table-cell>
          <table:table-cell office:value-type="float" office:value="28897.58" table:style-name="ce51">
            <text:p>28,897.6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1999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1999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843.08500000000004" table:style-name="ce22">
            <text:p>843.1</text:p>
          </table:table-cell>
          <table:table-cell office:value-type="float" office:value="24.872" table:style-name="ce22">
            <text:p>24.9</text:p>
          </table:table-cell>
          <table:table-cell office:value-type="float" office:value="70.744" table:style-name="ce22">
            <text:p>70.7</text:p>
          </table:table-cell>
          <table:table-cell office:value-type="float" office:value="14.563000000000001" table:style-name="ce22">
            <text:p>14.6</text:p>
          </table:table-cell>
          <table:table-cell office:value-type="float" office:value="6.8049999999999997" table:style-name="ce22">
            <text:p>6.8</text:p>
          </table:table-cell>
          <table:table-cell office:value-type="float" office:value="16.5" table:style-name="ce22">
            <text:p>16.5</text:p>
          </table:table-cell>
          <table:table-cell office:value-type="float" office:value="976.56899999999996" table:style-name="ce22">
            <text:p>976.6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692.7240000000002" table:style-name="ce22">
            <text:p>2,692.7</text:p>
          </table:table-cell>
          <table:table-cell office:value-type="float" office:value="83.012" table:style-name="ce22">
            <text:p>83.0</text:p>
          </table:table-cell>
          <table:table-cell office:value-type="float" office:value="264.911" table:style-name="ce22">
            <text:p>264.9</text:p>
          </table:table-cell>
          <table:table-cell office:value-type="float" office:value="64.236000000000004" table:style-name="ce22">
            <text:p>64.2</text:p>
          </table:table-cell>
          <table:table-cell office:value-type="float" office:value="18.501000000000001" table:style-name="ce22">
            <text:p>18.5</text:p>
          </table:table-cell>
          <table:table-cell office:value-type="float" office:value="48.537999999999997" table:style-name="ce22">
            <text:p>48.5</text:p>
          </table:table-cell>
          <table:table-cell office:value-type="float" office:value="3171.922" table:style-name="ce22">
            <text:p>3,171.9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1857.9" table:style-name="ce22">
            <text:p>1,857.9</text:p>
          </table:table-cell>
          <table:table-cell office:value-type="float" office:value="71.117999999999995" table:style-name="ce22">
            <text:p>71.1</text:p>
          </table:table-cell>
          <table:table-cell office:value-type="float" office:value="167.28899999999999" table:style-name="ce22">
            <text:p>167.3</text:p>
          </table:table-cell>
          <table:table-cell office:value-type="float" office:value="41.625999999999998" table:style-name="ce22">
            <text:p>41.6</text:p>
          </table:table-cell>
          <table:table-cell office:value-type="float" office:value="12.475" table:style-name="ce22">
            <text:p>12.5</text:p>
          </table:table-cell>
          <table:table-cell office:value-type="float" office:value="45.575000000000003" table:style-name="ce22">
            <text:p>45.6</text:p>
          </table:table-cell>
          <table:table-cell office:value-type="float" office:value="2195.9830000000002" table:style-name="ce22">
            <text:p>2,196.0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741.6489999999999" table:style-name="ce22">
            <text:p>1,741.6</text:p>
          </table:table-cell>
          <table:table-cell office:value-type="float" office:value="73.841999999999999" table:style-name="ce22">
            <text:p>73.8</text:p>
          </table:table-cell>
          <table:table-cell office:value-type="float" office:value="198.97399999999999" table:style-name="ce22">
            <text:p>199.0</text:p>
          </table:table-cell>
          <table:table-cell office:value-type="float" office:value="43.021000000000001" table:style-name="ce22">
            <text:p>43.0</text:p>
          </table:table-cell>
          <table:table-cell office:value-type="float" office:value="13.233000000000001" table:style-name="ce22">
            <text:p>13.2</text:p>
          </table:table-cell>
          <table:table-cell office:value-type="float" office:value="52.631" table:style-name="ce22">
            <text:p>52.6</text:p>
          </table:table-cell>
          <table:table-cell office:value-type="float" office:value="2123.35" table:style-name="ce22">
            <text:p>2,123.4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319.9" table:style-name="ce22">
            <text:p>2,319.9</text:p>
          </table:table-cell>
          <table:table-cell office:value-type="float" office:value="73.433999999999997" table:style-name="ce22">
            <text:p>73.4</text:p>
          </table:table-cell>
          <table:table-cell office:value-type="float" office:value="274.81299999999999" table:style-name="ce22">
            <text:p>274.8</text:p>
          </table:table-cell>
          <table:table-cell office:value-type="float" office:value="56.344000000000001" table:style-name="ce22">
            <text:p>56.3</text:p>
          </table:table-cell>
          <table:table-cell office:value-type="float" office:value="15.098000000000001" table:style-name="ce22">
            <text:p>15.1</text:p>
          </table:table-cell>
          <table:table-cell office:value-type="float" office:value="46.06" table:style-name="ce22">
            <text:p>46.1</text:p>
          </table:table-cell>
          <table:table-cell office:value-type="float" office:value="2785.6489999999999" table:style-name="ce22">
            <text:p>2,785.6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492.66" table:style-name="ce22">
            <text:p>2,492.7</text:p>
          </table:table-cell>
          <table:table-cell office:value-type="float" office:value="106.054" table:style-name="ce22">
            <text:p>106.1</text:p>
          </table:table-cell>
          <table:table-cell office:value-type="float" office:value="251.804" table:style-name="ce22">
            <text:p>251.8</text:p>
          </table:table-cell>
          <table:table-cell office:value-type="float" office:value="50.649000000000001" table:style-name="ce22">
            <text:p>50.6</text:p>
          </table:table-cell>
          <table:table-cell office:value-type="float" office:value="15.510999999999999" table:style-name="ce22">
            <text:p>15.5</text:p>
          </table:table-cell>
          <table:table-cell office:value-type="float" office:value="63.686" table:style-name="ce22">
            <text:p>63.7</text:p>
          </table:table-cell>
          <table:table-cell office:value-type="float" office:value="2980.364" table:style-name="ce22">
            <text:p>2,980.4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402.8319999999999" table:style-name="ce22">
            <text:p>2,402.8</text:p>
          </table:table-cell>
          <table:table-cell office:value-type="float" office:value="97.97" table:style-name="ce22">
            <text:p>98.0</text:p>
          </table:table-cell>
          <table:table-cell office:value-type="float" office:value="193.185" table:style-name="ce22">
            <text:p>193.2</text:p>
          </table:table-cell>
          <table:table-cell office:value-type="float" office:value="31.358000000000001" table:style-name="ce22">
            <text:p>31.4</text:p>
          </table:table-cell>
          <table:table-cell office:value-type="float" office:value="19.414000000000001" table:style-name="ce22">
            <text:p>19.4</text:p>
          </table:table-cell>
          <table:table-cell office:value-type="float" office:value="33.296999999999997" table:style-name="ce22">
            <text:p>33.3</text:p>
          </table:table-cell>
          <table:table-cell office:value-type="float" office:value="2778.056" table:style-name="ce22">
            <text:p>2,778.1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3813.7939999999999" table:style-name="ce22">
            <text:p>3,813.8</text:p>
          </table:table-cell>
          <table:table-cell office:value-type="float" office:value="152.72300000000001" table:style-name="ce22">
            <text:p>152.7</text:p>
          </table:table-cell>
          <table:table-cell office:value-type="float" office:value="348.26600000000002" table:style-name="ce22">
            <text:p>348.3</text:p>
          </table:table-cell>
          <table:table-cell office:value-type="float" office:value="58.540999999999997" table:style-name="ce22">
            <text:p>58.5</text:p>
          </table:table-cell>
          <table:table-cell office:value-type="float" office:value="22.622" table:style-name="ce22">
            <text:p>22.6</text:p>
          </table:table-cell>
          <table:table-cell office:value-type="float" office:value="56.36" table:style-name="ce22">
            <text:p>56.4</text:p>
          </table:table-cell>
          <table:table-cell office:value-type="float" office:value="4452.3059999999996" table:style-name="ce22">
            <text:p>4,452.3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307.806" table:style-name="ce22">
            <text:p>2,307.8</text:p>
          </table:table-cell>
          <table:table-cell office:value-type="float" office:value="109.76" table:style-name="ce22">
            <text:p>109.8</text:p>
          </table:table-cell>
          <table:table-cell office:value-type="float" office:value="242.89099999999999" table:style-name="ce22">
            <text:p>242.9</text:p>
          </table:table-cell>
          <table:table-cell office:value-type="float" office:value="37.262999999999998" table:style-name="ce22">
            <text:p>37.3</text:p>
          </table:table-cell>
          <table:table-cell office:value-type="float" office:value="15.403" table:style-name="ce22">
            <text:p>15.4</text:p>
          </table:table-cell>
          <table:table-cell office:value-type="float" office:value="63.75" table:style-name="ce22">
            <text:p>63.8</text:p>
          </table:table-cell>
          <table:table-cell office:value-type="float" office:value="2776.873" table:style-name="ce22">
            <text:p>2,776.9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0472.350000000002" table:style-name="ce22">
            <text:p>20,472.4</text:p>
          </table:table-cell>
          <table:table-cell office:value-type="float" office:value="792.78500000000008" table:style-name="ce22">
            <text:p>792.8</text:p>
          </table:table-cell>
          <table:table-cell office:value-type="float" office:value="2012.877" table:style-name="ce22">
            <text:p>2,012.9</text:p>
          </table:table-cell>
          <table:table-cell office:value-type="float" office:value="397.601" table:style-name="ce22">
            <text:p>397.6</text:p>
          </table:table-cell>
          <table:table-cell office:value-type="float" office:value="139.06199999999998" table:style-name="ce22">
            <text:p>139.1</text:p>
          </table:table-cell>
          <table:table-cell office:value-type="float" office:value="426.39700000000005" table:style-name="ce22">
            <text:p>426.4</text:p>
          </table:table-cell>
          <table:table-cell office:value-type="float" office:value="24241.072" table:style-name="ce22">
            <text:p>24,241.1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169.2539999999999" table:style-name="ce22">
            <text:p>1,169.3</text:p>
          </table:table-cell>
          <table:table-cell office:value-type="float" office:value="32.963999999999999" table:style-name="ce22">
            <text:p>33.0</text:p>
          </table:table-cell>
          <table:table-cell office:value-type="float" office:value="116.852" table:style-name="ce22">
            <text:p>116.9</text:p>
          </table:table-cell>
          <table:table-cell office:value-type="float" office:value="18.946000000000002" table:style-name="ce22">
            <text:p>18.9</text:p>
          </table:table-cell>
          <table:table-cell office:value-type="float" office:value="9.3569999999999993" table:style-name="ce22">
            <text:p>9.4</text:p>
          </table:table-cell>
          <table:table-cell office:value-type="float" office:value="32.180999999999997" table:style-name="ce22">
            <text:p>32.2</text:p>
          </table:table-cell>
          <table:table-cell office:value-type="float" office:value="1379.5540000000001" table:style-name="ce22">
            <text:p>1,379.6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1826.931" table:style-name="ce22">
            <text:p>1,826.9</text:p>
          </table:table-cell>
          <table:table-cell office:value-type="float" office:value="41.465000000000003" table:style-name="ce22">
            <text:p>41.5</text:p>
          </table:table-cell>
          <table:table-cell office:value-type="float" office:value="159.19" table:style-name="ce22">
            <text:p>159.2</text:p>
          </table:table-cell>
          <table:table-cell office:value-type="float" office:value="32.018000000000001" table:style-name="ce22">
            <text:p>32.0</text:p>
          </table:table-cell>
          <table:table-cell office:value-type="float" office:value="16.495000000000001" table:style-name="ce22">
            <text:p>16.5</text:p>
          </table:table-cell>
          <table:table-cell office:value-type="float" office:value="59.703000000000003" table:style-name="ce22">
            <text:p>59.7</text:p>
          </table:table-cell>
          <table:table-cell office:value-type="float" office:value="2135.8020000000001" table:style-name="ce22">
            <text:p>2,135.8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428.00200000000001" table:style-name="ce22">
            <text:p>428.0</text:p>
          </table:table-cell>
          <table:table-cell office:value-type="float" office:value="14.27" table:style-name="ce22">
            <text:p>14.3</text:p>
          </table:table-cell>
          <table:table-cell office:value-type="float" office:value="39.661999999999999" table:style-name="ce22">
            <text:p>39.7</text:p>
          </table:table-cell>
          <table:table-cell office:value-type="float" office:value="7.008" table:style-name="ce22">
            <text:p>7.0</text:p>
          </table:table-cell>
          <table:table-cell office:value-type="float" office:value="2.266" table:style-name="ce22">
            <text:p>2.3</text:p>
          </table:table-cell>
          <table:table-cell office:value-type="float" office:value="7.6360000000000001" table:style-name="ce22">
            <text:p>7.6</text:p>
          </table:table-cell>
          <table:table-cell office:value-type="float" office:value="498.84399999999999" table:style-name="ce22">
            <text:p>498.8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78.400000000000006" table:style-name="ce22">
            <text:p>78.4</text:p>
          </table:table-cell>
          <table:table-cell office:value-type="float" office:value="7.88" table:style-name="ce22">
            <text:p>7.9</text:p>
          </table:table-cell>
          <table:table-cell office:value-type="float" office:value="13.579000000000001" table:style-name="ce22">
            <text:p>13.6</text:p>
          </table:table-cell>
          <table:table-cell office:value-type="float" office:value="3.6110000000000002" table:style-name="ce22">
            <text:p>3.6</text:p>
          </table:table-cell>
          <table:table-cell office:value-type="float" office:value="0.94099999999999995" table:style-name="ce22">
            <text:p>0.9</text:p>
          </table:table-cell>
          <table:table-cell office:value-type="float" office:value="7.8769999999999998" table:style-name="ce22">
            <text:p>7.9</text:p>
          </table:table-cell>
          <table:table-cell office:value-type="float" office:value="112.288" table:style-name="ce22">
            <text:p>112.3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3974.937000000005" table:style-name="ce51">
            <text:p>23,974.9</text:p>
          </table:table-cell>
          <table:table-cell office:value-type="float" office:value="889.36400000000003" table:style-name="ce51">
            <text:p>889.4</text:p>
          </table:table-cell>
          <table:table-cell office:value-type="float" office:value="2342.16" table:style-name="ce51">
            <text:p>2,342.2</text:p>
          </table:table-cell>
          <table:table-cell office:value-type="float" office:value="459.18400000000003" table:style-name="ce51">
            <text:p>459.2</text:p>
          </table:table-cell>
          <table:table-cell office:value-type="float" office:value="168.12099999999998" table:style-name="ce51">
            <text:p>168.1</text:p>
          </table:table-cell>
          <table:table-cell office:value-type="float" office:value="533.79399999999998" table:style-name="ce51">
            <text:p>533.8</text:p>
          </table:table-cell>
          <table:table-cell office:value-type="float" office:value="28367.56" table:style-name="ce51">
            <text:p>28,367.6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1998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1998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823.41600000000005" table:style-name="ce22">
            <text:p>823.4</text:p>
          </table:table-cell>
          <table:table-cell office:value-type="float" office:value="21.524999999999999" table:style-name="ce22">
            <text:p>21.5</text:p>
          </table:table-cell>
          <table:table-cell office:value-type="float" office:value="69.225999999999999" table:style-name="ce22">
            <text:p>69.2</text:p>
          </table:table-cell>
          <table:table-cell office:value-type="float" office:value="13.95" table:style-name="ce22">
            <text:p>14.0</text:p>
          </table:table-cell>
          <table:table-cell office:value-type="float" office:value="6.5830000000000002" table:style-name="ce22">
            <text:p>6.6</text:p>
          </table:table-cell>
          <table:table-cell office:value-type="float" office:value="17.242000000000001" table:style-name="ce22">
            <text:p>17.2</text:p>
          </table:table-cell>
          <table:table-cell office:value-type="float" office:value="951.94200000000001" table:style-name="ce22">
            <text:p>951.9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647.0509999999999" table:style-name="ce22">
            <text:p>2,647.1</text:p>
          </table:table-cell>
          <table:table-cell office:value-type="float" office:value="74.891999999999996" table:style-name="ce22">
            <text:p>74.9</text:p>
          </table:table-cell>
          <table:table-cell office:value-type="float" office:value="262.79700000000003" table:style-name="ce22">
            <text:p>262.8</text:p>
          </table:table-cell>
          <table:table-cell office:value-type="float" office:value="63.767000000000003" table:style-name="ce22">
            <text:p>63.8</text:p>
          </table:table-cell>
          <table:table-cell office:value-type="float" office:value="17.428000000000001" table:style-name="ce22">
            <text:p>17.4</text:p>
          </table:table-cell>
          <table:table-cell office:value-type="float" office:value="51.512999999999998" table:style-name="ce22">
            <text:p>51.5</text:p>
          </table:table-cell>
          <table:table-cell office:value-type="float" office:value="3117.4479999999999" table:style-name="ce22">
            <text:p>3,117.4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1804.9469999999999" table:style-name="ce22">
            <text:p>1,804.9</text:p>
          </table:table-cell>
          <table:table-cell office:value-type="float" office:value="64.003" table:style-name="ce22">
            <text:p>64.0</text:p>
          </table:table-cell>
          <table:table-cell office:value-type="float" office:value="164.512" table:style-name="ce22">
            <text:p>164.5</text:p>
          </table:table-cell>
          <table:table-cell office:value-type="float" office:value="40.253999999999998" table:style-name="ce22">
            <text:p>40.3</text:p>
          </table:table-cell>
          <table:table-cell office:value-type="float" office:value="12.054" table:style-name="ce22">
            <text:p>12.1</text:p>
          </table:table-cell>
          <table:table-cell office:value-type="float" office:value="47.451999999999998" table:style-name="ce22">
            <text:p>47.5</text:p>
          </table:table-cell>
          <table:table-cell office:value-type="float" office:value="2133.2220000000002" table:style-name="ce22">
            <text:p>2,133.2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699.4" table:style-name="ce22">
            <text:p>1,699.4</text:p>
          </table:table-cell>
          <table:table-cell office:value-type="float" office:value="67.466999999999999" table:style-name="ce22">
            <text:p>67.5</text:p>
          </table:table-cell>
          <table:table-cell office:value-type="float" office:value="195.80600000000001" table:style-name="ce22">
            <text:p>195.8</text:p>
          </table:table-cell>
          <table:table-cell office:value-type="float" office:value="41.265000000000001" table:style-name="ce22">
            <text:p>41.3</text:p>
          </table:table-cell>
          <table:table-cell office:value-type="float" office:value="12.914999999999999" table:style-name="ce22">
            <text:p>12.9</text:p>
          </table:table-cell>
          <table:table-cell office:value-type="float" office:value="53.936" table:style-name="ce22">
            <text:p>53.9</text:p>
          </table:table-cell>
          <table:table-cell office:value-type="float" office:value="2070.7890000000002" table:style-name="ce22">
            <text:p>2,070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288.027" table:style-name="ce22">
            <text:p>2,288.0</text:p>
          </table:table-cell>
          <table:table-cell office:value-type="float" office:value="68.840999999999994" table:style-name="ce22">
            <text:p>68.8</text:p>
          </table:table-cell>
          <table:table-cell office:value-type="float" office:value="268.60899999999998" table:style-name="ce22">
            <text:p>268.6</text:p>
          </table:table-cell>
          <table:table-cell office:value-type="float" office:value="53.875" table:style-name="ce22">
            <text:p>53.9</text:p>
          </table:table-cell>
          <table:table-cell office:value-type="float" office:value="14.654999999999999" table:style-name="ce22">
            <text:p>14.7</text:p>
          </table:table-cell>
          <table:table-cell office:value-type="float" office:value="48.445" table:style-name="ce22">
            <text:p>48.4</text:p>
          </table:table-cell>
          <table:table-cell office:value-type="float" office:value="2742.4520000000002" table:style-name="ce22">
            <text:p>2,742.5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428.7150000000001" table:style-name="ce22">
            <text:p>2,428.7</text:p>
          </table:table-cell>
          <table:table-cell office:value-type="float" office:value="98.998999999999995" table:style-name="ce22">
            <text:p>99.0</text:p>
          </table:table-cell>
          <table:table-cell office:value-type="float" office:value="245.43" table:style-name="ce22">
            <text:p>245.4</text:p>
          </table:table-cell>
          <table:table-cell office:value-type="float" office:value="46.83" table:style-name="ce22">
            <text:p>46.8</text:p>
          </table:table-cell>
          <table:table-cell office:value-type="float" office:value="14.736000000000001" table:style-name="ce22">
            <text:p>14.7</text:p>
          </table:table-cell>
          <table:table-cell office:value-type="float" office:value="65.114000000000004" table:style-name="ce22">
            <text:p>65.1</text:p>
          </table:table-cell>
          <table:table-cell office:value-type="float" office:value="2899.8240000000001" table:style-name="ce22">
            <text:p>2,899.8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371.2130000000002" table:style-name="ce22">
            <text:p>2,371.2</text:p>
          </table:table-cell>
          <table:table-cell office:value-type="float" office:value="88.652000000000001" table:style-name="ce22">
            <text:p>88.7</text:p>
          </table:table-cell>
          <table:table-cell office:value-type="float" office:value="191.06800000000001" table:style-name="ce22">
            <text:p>191.1</text:p>
          </table:table-cell>
          <table:table-cell office:value-type="float" office:value="31.32" table:style-name="ce22">
            <text:p>31.3</text:p>
          </table:table-cell>
          <table:table-cell office:value-type="float" office:value="18.52" table:style-name="ce22">
            <text:p>18.5</text:p>
          </table:table-cell>
          <table:table-cell office:value-type="float" office:value="34.709000000000003" table:style-name="ce22">
            <text:p>34.7</text:p>
          </table:table-cell>
          <table:table-cell office:value-type="float" office:value="2735.482" table:style-name="ce22">
            <text:p>2,735.5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3708.8560000000002" table:style-name="ce22">
            <text:p>3,708.9</text:p>
          </table:table-cell>
          <table:table-cell office:value-type="float" office:value="141.06299999999999" table:style-name="ce22">
            <text:p>141.1</text:p>
          </table:table-cell>
          <table:table-cell office:value-type="float" office:value="331.93" table:style-name="ce22">
            <text:p>331.9</text:p>
          </table:table-cell>
          <table:table-cell office:value-type="float" office:value="54.744999999999997" table:style-name="ce22">
            <text:p>54.7</text:p>
          </table:table-cell>
          <table:table-cell office:value-type="float" office:value="22.073" table:style-name="ce22">
            <text:p>22.1</text:p>
          </table:table-cell>
          <table:table-cell office:value-type="float" office:value="57.994" table:style-name="ce22">
            <text:p>58.0</text:p>
          </table:table-cell>
          <table:table-cell office:value-type="float" office:value="4316.6610000000001" table:style-name="ce22">
            <text:p>4,316.7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229.5810000000001" table:style-name="ce22">
            <text:p>2,229.6</text:p>
          </table:table-cell>
          <table:table-cell office:value-type="float" office:value="102.562" table:style-name="ce22">
            <text:p>102.6</text:p>
          </table:table-cell>
          <table:table-cell office:value-type="float" office:value="233.06899999999999" table:style-name="ce22">
            <text:p>233.1</text:p>
          </table:table-cell>
          <table:table-cell office:value-type="float" office:value="36.932000000000002" table:style-name="ce22">
            <text:p>36.9</text:p>
          </table:table-cell>
          <table:table-cell office:value-type="float" office:value="14.599" table:style-name="ce22">
            <text:p>14.6</text:p>
          </table:table-cell>
          <table:table-cell office:value-type="float" office:value="65.382999999999996" table:style-name="ce22">
            <text:p>65.4</text:p>
          </table:table-cell>
          <table:table-cell office:value-type="float" office:value="2682.1260000000002" table:style-name="ce22">
            <text:p>2,682.1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20001.205999999998" table:style-name="ce22">
            <text:p>20,001.2</text:p>
          </table:table-cell>
          <table:table-cell office:value-type="float" office:value="728.00400000000002" table:style-name="ce22">
            <text:p>728.0</text:p>
          </table:table-cell>
          <table:table-cell office:value-type="float" office:value="1962.4470000000001" table:style-name="ce22">
            <text:p>1,962.4</text:p>
          </table:table-cell>
          <table:table-cell office:value-type="float" office:value="382.93799999999999" table:style-name="ce22">
            <text:p>382.9</text:p>
          </table:table-cell>
          <table:table-cell office:value-type="float" office:value="133.56299999999999" table:style-name="ce22">
            <text:p>133.6</text:p>
          </table:table-cell>
          <table:table-cell office:value-type="float" office:value="441.78799999999995" table:style-name="ce22">
            <text:p>441.8</text:p>
          </table:table-cell>
          <table:table-cell office:value-type="float" office:value="23649.946" table:style-name="ce22">
            <text:p>23,649.9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131.4059999999999" table:style-name="ce22">
            <text:p>1,131.4</text:p>
          </table:table-cell>
          <table:table-cell office:value-type="float" office:value="30.408000000000001" table:style-name="ce22">
            <text:p>30.4</text:p>
          </table:table-cell>
          <table:table-cell office:value-type="float" office:value="114.494" table:style-name="ce22">
            <text:p>114.5</text:p>
          </table:table-cell>
          <table:table-cell office:value-type="float" office:value="18.417000000000002" table:style-name="ce22">
            <text:p>18.4</text:p>
          </table:table-cell>
          <table:table-cell office:value-type="float" office:value="8.968" table:style-name="ce22">
            <text:p>9.0</text:p>
          </table:table-cell>
          <table:table-cell office:value-type="float" office:value="33.026000000000003" table:style-name="ce22">
            <text:p>33.0</text:p>
          </table:table-cell>
          <table:table-cell office:value-type="float" office:value="1336.7190000000001" table:style-name="ce22">
            <text:p>1,336.7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1778.0070000000001" table:style-name="ce22">
            <text:p>1,778.0</text:p>
          </table:table-cell>
          <table:table-cell office:value-type="float" office:value="36.372999999999998" table:style-name="ce22">
            <text:p>36.4</text:p>
          </table:table-cell>
          <table:table-cell office:value-type="float" office:value="154.89699999999999" table:style-name="ce22">
            <text:p>154.9</text:p>
          </table:table-cell>
          <table:table-cell office:value-type="float" office:value="31.076000000000001" table:style-name="ce22">
            <text:p>31.1</text:p>
          </table:table-cell>
          <table:table-cell office:value-type="float" office:value="15.926" table:style-name="ce22">
            <text:p>15.9</text:p>
          </table:table-cell>
          <table:table-cell office:value-type="float" office:value="61.610999999999997" table:style-name="ce22">
            <text:p>61.6</text:p>
          </table:table-cell>
          <table:table-cell office:value-type="float" office:value="2077.89" table:style-name="ce22">
            <text:p>2,077.9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290.79899999999998" table:style-name="ce22">
            <text:p>290.8</text:p>
          </table:table-cell>
          <table:table-cell office:value-type="float" office:value="10.648" table:style-name="ce22">
            <text:p>10.6</text:p>
          </table:table-cell>
          <table:table-cell office:value-type="float" office:value="30.344999999999999" table:style-name="ce22">
            <text:p>30.3</text:p>
          </table:table-cell>
          <table:table-cell office:value-type="float" office:value="4.2460000000000004" table:style-name="ce22">
            <text:p>4.2</text:p>
          </table:table-cell>
          <table:table-cell office:value-type="float" office:value="1.8049999999999999" table:style-name="ce22">
            <text:p>1.8</text:p>
          </table:table-cell>
          <table:table-cell office:value-type="float" office:value="5.9930000000000003" table:style-name="ce22">
            <text:p>6.0</text:p>
          </table:table-cell>
          <table:table-cell office:value-type="float" office:value="343.83600000000001" table:style-name="ce22">
            <text:p>343.8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91.914000000000001" table:style-name="ce22">
            <text:p>91.9</text:p>
          </table:table-cell>
          <table:table-cell office:value-type="float" office:value="8.3510000000000009" table:style-name="ce22">
            <text:p>8.4</text:p>
          </table:table-cell>
          <table:table-cell office:value-type="float" office:value="15.843999999999999" table:style-name="ce22">
            <text:p>15.8</text:p>
          </table:table-cell>
          <table:table-cell office:value-type="float" office:value="4.1470000000000002" table:style-name="ce22">
            <text:p>4.1</text:p>
          </table:table-cell>
          <table:table-cell office:value-type="float" office:value="1.05" table:style-name="ce22">
            <text:p>1.1</text:p>
          </table:table-cell>
          <table:table-cell office:value-type="float" office:value="8.718" table:style-name="ce22">
            <text:p>8.7</text:p>
          </table:table-cell>
          <table:table-cell office:value-type="float" office:value="130.024" table:style-name="ce22">
            <text:p>130.0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3293.331999999999" table:style-name="ce51">
            <text:p>23,293.3</text:p>
          </table:table-cell>
          <table:table-cell office:value-type="float" office:value="813.78400000000011" table:style-name="ce51">
            <text:p>813.8</text:p>
          </table:table-cell>
          <table:table-cell office:value-type="float" office:value="2278.027" table:style-name="ce51">
            <text:p>2,278.0</text:p>
          </table:table-cell>
          <table:table-cell office:value-type="float" office:value="440.82400000000001" table:style-name="ce51">
            <text:p>440.8</text:p>
          </table:table-cell>
          <table:table-cell office:value-type="float" office:value="161.31199999999998" table:style-name="ce51">
            <text:p>161.3</text:p>
          </table:table-cell>
          <table:table-cell office:value-type="float" office:value="551.13599999999997" table:style-name="ce51">
            <text:p>551.1</text:p>
          </table:table-cell>
          <table:table-cell office:value-type="float" office:value="27538.415000000001" table:style-name="ce51">
            <text:p>27,538.4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1997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1997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799.91499999999996" table:style-name="ce22">
            <text:p>799.9</text:p>
          </table:table-cell>
          <table:table-cell office:value-type="float" office:value="19.323" table:style-name="ce22">
            <text:p>19.3</text:p>
          </table:table-cell>
          <table:table-cell office:value-type="float" office:value="67.528000000000006" table:style-name="ce22">
            <text:p>67.5</text:p>
          </table:table-cell>
          <table:table-cell office:value-type="float" office:value="13.738" table:style-name="ce22">
            <text:p>13.7</text:p>
          </table:table-cell>
          <table:table-cell office:value-type="float" office:value="6.3659999999999997" table:style-name="ce22">
            <text:p>6.4</text:p>
          </table:table-cell>
          <table:table-cell office:value-type="float" office:value="17.669" table:style-name="ce22">
            <text:p>17.7</text:p>
          </table:table-cell>
          <table:table-cell office:value-type="float" office:value="924.53899999999999" table:style-name="ce22">
            <text:p>924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586.9180000000001" table:style-name="ce22">
            <text:p>2,586.9</text:p>
          </table:table-cell>
          <table:table-cell office:value-type="float" office:value="67.802999999999997" table:style-name="ce22">
            <text:p>67.8</text:p>
          </table:table-cell>
          <table:table-cell office:value-type="float" office:value="253.292" table:style-name="ce22">
            <text:p>253.3</text:p>
          </table:table-cell>
          <table:table-cell office:value-type="float" office:value="63.253999999999998" table:style-name="ce22">
            <text:p>63.3</text:p>
          </table:table-cell>
          <table:table-cell office:value-type="float" office:value="17.350999999999999" table:style-name="ce22">
            <text:p>17.4</text:p>
          </table:table-cell>
          <table:table-cell office:value-type="float" office:value="51.887999999999998" table:style-name="ce22">
            <text:p>51.9</text:p>
          </table:table-cell>
          <table:table-cell office:value-type="float" office:value="3040.5059999999999" table:style-name="ce22">
            <text:p>3,040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1761.682" table:style-name="ce22">
            <text:p>1,761.7</text:p>
          </table:table-cell>
          <table:table-cell office:value-type="float" office:value="59.487000000000002" table:style-name="ce22">
            <text:p>59.5</text:p>
          </table:table-cell>
          <table:table-cell office:value-type="float" office:value="165.20500000000001" table:style-name="ce22">
            <text:p>165.2</text:p>
          </table:table-cell>
          <table:table-cell office:value-type="float" office:value="40.590000000000003" table:style-name="ce22">
            <text:p>40.6</text:p>
          </table:table-cell>
          <table:table-cell office:value-type="float" office:value="12.532" table:style-name="ce22">
            <text:p>12.5</text:p>
          </table:table-cell>
          <table:table-cell office:value-type="float" office:value="48.201000000000001" table:style-name="ce22">
            <text:p>48.2</text:p>
          </table:table-cell>
          <table:table-cell office:value-type="float" office:value="2087.6970000000001" table:style-name="ce22">
            <text:p>2,087.7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655.1410000000001" table:style-name="ce22">
            <text:p>1,655.1</text:p>
          </table:table-cell>
          <table:table-cell office:value-type="float" office:value="62.192" table:style-name="ce22">
            <text:p>62.2</text:p>
          </table:table-cell>
          <table:table-cell office:value-type="float" office:value="169.01300000000001" table:style-name="ce22">
            <text:p>169.0</text:p>
          </table:table-cell>
          <table:table-cell office:value-type="float" office:value="37.970999999999997" table:style-name="ce22">
            <text:p>38.0</text:p>
          </table:table-cell>
          <table:table-cell office:value-type="float" office:value="11.250999999999999" table:style-name="ce22">
            <text:p>11.3</text:p>
          </table:table-cell>
          <table:table-cell office:value-type="float" office:value="54.051000000000002" table:style-name="ce22">
            <text:p>54.1</text:p>
          </table:table-cell>
          <table:table-cell office:value-type="float" office:value="1989.6189999999999" table:style-name="ce22">
            <text:p>1,989.6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279.2629999999999" table:style-name="ce22">
            <text:p>2,279.3</text:p>
          </table:table-cell>
          <table:table-cell office:value-type="float" office:value="64.022000000000006" table:style-name="ce22">
            <text:p>64.0</text:p>
          </table:table-cell>
          <table:table-cell office:value-type="float" office:value="265.19600000000003" table:style-name="ce22">
            <text:p>265.2</text:p>
          </table:table-cell>
          <table:table-cell office:value-type="float" office:value="51.603000000000002" table:style-name="ce22">
            <text:p>51.6</text:p>
          </table:table-cell>
          <table:table-cell office:value-type="float" office:value="14.664" table:style-name="ce22">
            <text:p>14.7</text:p>
          </table:table-cell>
          <table:table-cell office:value-type="float" office:value="50.762" table:style-name="ce22">
            <text:p>50.8</text:p>
          </table:table-cell>
          <table:table-cell office:value-type="float" office:value="2725.51" table:style-name="ce22">
            <text:p>2,725.5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371.6509999999998" table:style-name="ce22">
            <text:p>2,371.7</text:p>
          </table:table-cell>
          <table:table-cell office:value-type="float" office:value="92.234999999999999" table:style-name="ce22">
            <text:p>92.2</text:p>
          </table:table-cell>
          <table:table-cell office:value-type="float" office:value="243.12899999999999" table:style-name="ce22">
            <text:p>243.1</text:p>
          </table:table-cell>
          <table:table-cell office:value-type="float" office:value="46.084000000000003" table:style-name="ce22">
            <text:p>46.1</text:p>
          </table:table-cell>
          <table:table-cell office:value-type="float" office:value="14.738" table:style-name="ce22">
            <text:p>14.7</text:p>
          </table:table-cell>
          <table:table-cell office:value-type="float" office:value="65.599999999999994" table:style-name="ce22">
            <text:p>65.6</text:p>
          </table:table-cell>
          <table:table-cell office:value-type="float" office:value="2833.4369999999999" table:style-name="ce22">
            <text:p>2,833.4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340.8870000000002" table:style-name="ce22">
            <text:p>2,340.9</text:p>
          </table:table-cell>
          <table:table-cell office:value-type="float" office:value="79.817999999999998" table:style-name="ce22">
            <text:p>79.8</text:p>
          </table:table-cell>
          <table:table-cell office:value-type="float" office:value="192.64" table:style-name="ce22">
            <text:p>192.6</text:p>
          </table:table-cell>
          <table:table-cell office:value-type="float" office:value="32.119999999999997" table:style-name="ce22">
            <text:p>32.1</text:p>
          </table:table-cell>
          <table:table-cell office:value-type="float" office:value="18.518000000000001" table:style-name="ce22">
            <text:p>18.5</text:p>
          </table:table-cell>
          <table:table-cell office:value-type="float" office:value="35.258000000000003" table:style-name="ce22">
            <text:p>35.3</text:p>
          </table:table-cell>
          <table:table-cell office:value-type="float" office:value="2699.241" table:style-name="ce22">
            <text:p>2,699.2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3589.1190000000001" table:style-name="ce22">
            <text:p>3,589.1</text:p>
          </table:table-cell>
          <table:table-cell office:value-type="float" office:value="130.041" table:style-name="ce22">
            <text:p>130.0</text:p>
          </table:table-cell>
          <table:table-cell office:value-type="float" office:value="324.61900000000003" table:style-name="ce22">
            <text:p>324.6</text:p>
          </table:table-cell>
          <table:table-cell office:value-type="float" office:value="54.220999999999997" table:style-name="ce22">
            <text:p>54.2</text:p>
          </table:table-cell>
          <table:table-cell office:value-type="float" office:value="22.206" table:style-name="ce22">
            <text:p>22.2</text:p>
          </table:table-cell>
          <table:table-cell office:value-type="float" office:value="57.993000000000002" table:style-name="ce22">
            <text:p>58.0</text:p>
          </table:table-cell>
          <table:table-cell office:value-type="float" office:value="4178.1989999999996" table:style-name="ce22">
            <text:p>4,178.2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157.9140000000002" table:style-name="ce22">
            <text:p>2,157.9</text:p>
          </table:table-cell>
          <table:table-cell office:value-type="float" office:value="95.466999999999999" table:style-name="ce22">
            <text:p>95.5</text:p>
          </table:table-cell>
          <table:table-cell office:value-type="float" office:value="226.518" table:style-name="ce22">
            <text:p>226.5</text:p>
          </table:table-cell>
          <table:table-cell office:value-type="float" office:value="36.292000000000002" table:style-name="ce22">
            <text:p>36.3</text:p>
          </table:table-cell>
          <table:table-cell office:value-type="float" office:value="14.324" table:style-name="ce22">
            <text:p>14.3</text:p>
          </table:table-cell>
          <table:table-cell office:value-type="float" office:value="65.584999999999994" table:style-name="ce22">
            <text:p>65.6</text:p>
          </table:table-cell>
          <table:table-cell office:value-type="float" office:value="2596.1" table:style-name="ce22">
            <text:p>2,596.1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19542.490000000002" table:style-name="ce22">
            <text:p>19,542.5</text:p>
          </table:table-cell>
          <table:table-cell office:value-type="float" office:value="670.38800000000003" table:style-name="ce22">
            <text:p>670.4</text:p>
          </table:table-cell>
          <table:table-cell office:value-type="float" office:value="1907.1400000000003" table:style-name="ce22">
            <text:p>1,907.1</text:p>
          </table:table-cell>
          <table:table-cell office:value-type="float" office:value="375.87300000000005" table:style-name="ce22">
            <text:p>375.9</text:p>
          </table:table-cell>
          <table:table-cell office:value-type="float" office:value="131.94999999999999" table:style-name="ce22">
            <text:p>132.0</text:p>
          </table:table-cell>
          <table:table-cell office:value-type="float" office:value="447.00700000000001" table:style-name="ce22">
            <text:p>447.0</text:p>
          </table:table-cell>
          <table:table-cell office:value-type="float" office:value="23074.847999999998" table:style-name="ce22">
            <text:p>23,074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100.7380000000001" table:style-name="ce22">
            <text:p>1,100.7</text:p>
          </table:table-cell>
          <table:table-cell office:value-type="float" office:value="27.757999999999999" table:style-name="ce22">
            <text:p>27.8</text:p>
          </table:table-cell>
          <table:table-cell office:value-type="float" office:value="112.721" table:style-name="ce22">
            <text:p>112.7</text:p>
          </table:table-cell>
          <table:table-cell office:value-type="float" office:value="18.789000000000001" table:style-name="ce22">
            <text:p>18.8</text:p>
          </table:table-cell>
          <table:table-cell office:value-type="float" office:value="8.8089999999999993" table:style-name="ce22">
            <text:p>8.8</text:p>
          </table:table-cell>
          <table:table-cell office:value-type="float" office:value="32.968000000000004" table:style-name="ce22">
            <text:p>33.0</text:p>
          </table:table-cell>
          <table:table-cell office:value-type="float" office:value="1301.7829999999999" table:style-name="ce22">
            <text:p>1,301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1730.17" table:style-name="ce22">
            <text:p>1,730.2</text:p>
          </table:table-cell>
          <table:table-cell office:value-type="float" office:value="32.741999999999997" table:style-name="ce22">
            <text:p>32.7</text:p>
          </table:table-cell>
          <table:table-cell office:value-type="float" office:value="155.078" table:style-name="ce22">
            <text:p>155.1</text:p>
          </table:table-cell>
          <table:table-cell office:value-type="float" office:value="31.225999999999999" table:style-name="ce22">
            <text:p>31.2</text:p>
          </table:table-cell>
          <table:table-cell office:value-type="float" office:value="16.399999999999999" table:style-name="ce22">
            <text:p>16.4</text:p>
          </table:table-cell>
          <table:table-cell office:value-type="float" office:value="62.643999999999998" table:style-name="ce22">
            <text:p>62.6</text:p>
          </table:table-cell>
          <table:table-cell office:value-type="float" office:value="2028.26" table:style-name="ce22">
            <text:p>2,028.3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347.46100000000001" table:style-name="ce22">
            <text:p>347.5</text:p>
          </table:table-cell>
          <table:table-cell office:value-type="float" office:value="12.834" table:style-name="ce22">
            <text:p>12.8</text:p>
          </table:table-cell>
          <table:table-cell office:value-type="float" office:value="38.017000000000003" table:style-name="ce22">
            <text:p>38.0</text:p>
          </table:table-cell>
          <table:table-cell office:value-type="float" office:value="5.5910000000000002" table:style-name="ce22">
            <text:p>5.6</text:p>
          </table:table-cell>
          <table:table-cell office:value-type="float" office:value="2.375" table:style-name="ce22">
            <text:p>2.4</text:p>
          </table:table-cell>
          <table:table-cell office:value-type="float" office:value="9.6630000000000003" table:style-name="ce22">
            <text:p>9.7</text:p>
          </table:table-cell>
          <table:table-cell office:value-type="float" office:value="415.94099999999997" table:style-name="ce22">
            <text:p>415.9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110.839" table:style-name="ce22">
            <text:p>110.8</text:p>
          </table:table-cell>
          <table:table-cell office:value-type="float" office:value="8.6349999999999998" table:style-name="ce22">
            <text:p>8.6</text:p>
          </table:table-cell>
          <table:table-cell office:value-type="float" office:value="18.225000000000001" table:style-name="ce22">
            <text:p>18.2</text:p>
          </table:table-cell>
          <table:table-cell office:value-type="float" office:value="4.5199999999999996" table:style-name="ce22">
            <text:p>4.5</text:p>
          </table:table-cell>
          <table:table-cell office:value-type="float" office:value="1.1870000000000001" table:style-name="ce22">
            <text:p>1.2</text:p>
          </table:table-cell>
          <table:table-cell office:value-type="float" office:value="9.5519999999999996" table:style-name="ce22">
            <text:p>9.6</text:p>
          </table:table-cell>
          <table:table-cell office:value-type="float" office:value="152.958" table:style-name="ce22">
            <text:p>153.0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2831.698" table:style-name="ce51">
            <text:p>22,831.7</text:p>
          </table:table-cell>
          <table:table-cell office:value-type="float" office:value="752.35699999999997" table:style-name="ce51">
            <text:p>752.4</text:p>
          </table:table-cell>
          <table:table-cell office:value-type="float" office:value="2231.181" table:style-name="ce51">
            <text:p>2,231.2</text:p>
          </table:table-cell>
          <table:table-cell office:value-type="float" office:value="435.99900000000002" table:style-name="ce51">
            <text:p>436.0</text:p>
          </table:table-cell>
          <table:table-cell office:value-type="float" office:value="160.721" table:style-name="ce51">
            <text:p>160.7</text:p>
          </table:table-cell>
          <table:table-cell office:value-type="float" office:value="561.83400000000006" table:style-name="ce51">
            <text:p>561.8</text:p>
          </table:table-cell>
          <table:table-cell office:value-type="float" office:value="26973.789999999994" table:style-name="ce51">
            <text:p>26,973.8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1996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1996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781.63900000000001" table:style-name="ce22">
            <text:p>781.6</text:p>
          </table:table-cell>
          <table:table-cell office:value-type="float" office:value="17.501000000000001" table:style-name="ce22">
            <text:p>17.5</text:p>
          </table:table-cell>
          <table:table-cell office:value-type="float" office:value="66.725999999999999" table:style-name="ce22">
            <text:p>66.7</text:p>
          </table:table-cell>
          <table:table-cell office:value-type="float" office:value="13.657999999999999" table:style-name="ce22">
            <text:p>13.7</text:p>
          </table:table-cell>
          <table:table-cell office:value-type="float" office:value="6.2889999999999997" table:style-name="ce22">
            <text:p>6.3</text:p>
          </table:table-cell>
          <table:table-cell office:value-type="float" office:value="17.875" table:style-name="ce22">
            <text:p>17.9</text:p>
          </table:table-cell>
          <table:table-cell office:value-type="float" office:value="903.68799999999999" table:style-name="ce22">
            <text:p>903.7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495.1419999999998" table:style-name="ce22">
            <text:p>2,495.1</text:p>
          </table:table-cell>
          <table:table-cell office:value-type="float" office:value="65.948999999999998" table:style-name="ce22">
            <text:p>65.9</text:p>
          </table:table-cell>
          <table:table-cell office:value-type="float" office:value="239.803" table:style-name="ce22">
            <text:p>239.8</text:p>
          </table:table-cell>
          <table:table-cell office:value-type="float" office:value="59.421999999999997" table:style-name="ce22">
            <text:p>59.4</text:p>
          </table:table-cell>
          <table:table-cell office:value-type="float" office:value="16.7" table:style-name="ce22">
            <text:p>16.7</text:p>
          </table:table-cell>
          <table:table-cell office:value-type="float" office:value="52.256999999999998" table:style-name="ce22">
            <text:p>52.3</text:p>
          </table:table-cell>
          <table:table-cell office:value-type="float" office:value="2929.2730000000001" table:style-name="ce22">
            <text:p>2,929.3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1703.9690000000001" table:style-name="ce22">
            <text:p>1,704.0</text:p>
          </table:table-cell>
          <table:table-cell office:value-type="float" office:value="58.527999999999999" table:style-name="ce22">
            <text:p>58.5</text:p>
          </table:table-cell>
          <table:table-cell office:value-type="float" office:value="165.56299999999999" table:style-name="ce22">
            <text:p>165.6</text:p>
          </table:table-cell>
          <table:table-cell office:value-type="float" office:value="41.551000000000002" table:style-name="ce22">
            <text:p>41.6</text:p>
          </table:table-cell>
          <table:table-cell office:value-type="float" office:value="12.769" table:style-name="ce22">
            <text:p>12.8</text:p>
          </table:table-cell>
          <table:table-cell office:value-type="float" office:value="49.1" table:style-name="ce22">
            <text:p>49.1</text:p>
          </table:table-cell>
          <table:table-cell office:value-type="float" office:value="2031.48" table:style-name="ce22">
            <text:p>2,031.5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606.941" table:style-name="ce22">
            <text:p>1,606.9</text:p>
          </table:table-cell>
          <table:table-cell office:value-type="float" office:value="61.039000000000001" table:style-name="ce22">
            <text:p>61.0</text:p>
          </table:table-cell>
          <table:table-cell office:value-type="float" office:value="160.65100000000001" table:style-name="ce22">
            <text:p>160.7</text:p>
          </table:table-cell>
          <table:table-cell office:value-type="float" office:value="36.762" table:style-name="ce22">
            <text:p>36.8</text:p>
          </table:table-cell>
          <table:table-cell office:value-type="float" office:value="10.813000000000001" table:style-name="ce22">
            <text:p>10.8</text:p>
          </table:table-cell>
          <table:table-cell office:value-type="float" office:value="53.801000000000002" table:style-name="ce22">
            <text:p>53.8</text:p>
          </table:table-cell>
          <table:table-cell office:value-type="float" office:value="1930.0070000000001" table:style-name="ce22">
            <text:p>1,930.0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176.9259999999999" table:style-name="ce22">
            <text:p>2,176.9</text:p>
          </table:table-cell>
          <table:table-cell office:value-type="float" office:value="62.752000000000002" table:style-name="ce22">
            <text:p>62.8</text:p>
          </table:table-cell>
          <table:table-cell office:value-type="float" office:value="257.06799999999998" table:style-name="ce22">
            <text:p>257.1</text:p>
          </table:table-cell>
          <table:table-cell office:value-type="float" office:value="51.103000000000002" table:style-name="ce22">
            <text:p>51.1</text:p>
          </table:table-cell>
          <table:table-cell office:value-type="float" office:value="14.634" table:style-name="ce22">
            <text:p>14.6</text:p>
          </table:table-cell>
          <table:table-cell office:value-type="float" office:value="51.072000000000003" table:style-name="ce22">
            <text:p>51.1</text:p>
          </table:table-cell>
          <table:table-cell office:value-type="float" office:value="2613.5549999999998" table:style-name="ce22">
            <text:p>2,613.6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293.288" table:style-name="ce22">
            <text:p>2,293.3</text:p>
          </table:table-cell>
          <table:table-cell office:value-type="float" office:value="89.66" table:style-name="ce22">
            <text:p>89.7</text:p>
          </table:table-cell>
          <table:table-cell office:value-type="float" office:value="232.77199999999999" table:style-name="ce22">
            <text:p>232.8</text:p>
          </table:table-cell>
          <table:table-cell office:value-type="float" office:value="45.183" table:style-name="ce22">
            <text:p>45.2</text:p>
          </table:table-cell>
          <table:table-cell office:value-type="float" office:value="14.151999999999999" table:style-name="ce22">
            <text:p>14.2</text:p>
          </table:table-cell>
          <table:table-cell office:value-type="float" office:value="66.435000000000002" table:style-name="ce22">
            <text:p>66.4</text:p>
          </table:table-cell>
          <table:table-cell office:value-type="float" office:value="2741.49" table:style-name="ce22">
            <text:p>2,741.5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336.875" table:style-name="ce22">
            <text:p>2,336.9</text:p>
          </table:table-cell>
          <table:table-cell office:value-type="float" office:value="73.763999999999996" table:style-name="ce22">
            <text:p>73.8</text:p>
          </table:table-cell>
          <table:table-cell office:value-type="float" office:value="192.27500000000001" table:style-name="ce22">
            <text:p>192.3</text:p>
          </table:table-cell>
          <table:table-cell office:value-type="float" office:value="31.893000000000001" table:style-name="ce22">
            <text:p>31.9</text:p>
          </table:table-cell>
          <table:table-cell office:value-type="float" office:value="18.873000000000001" table:style-name="ce22">
            <text:p>18.9</text:p>
          </table:table-cell>
          <table:table-cell office:value-type="float" office:value="34.875999999999998" table:style-name="ce22">
            <text:p>34.9</text:p>
          </table:table-cell>
          <table:table-cell office:value-type="float" office:value="2688.556" table:style-name="ce22">
            <text:p>2,688.6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3464.547" table:style-name="ce22">
            <text:p>3,464.5</text:p>
          </table:table-cell>
          <table:table-cell office:value-type="float" office:value="126.64700000000001" table:style-name="ce22">
            <text:p>126.6</text:p>
          </table:table-cell>
          <table:table-cell office:value-type="float" office:value="311.31400000000002" table:style-name="ce22">
            <text:p>311.3</text:p>
          </table:table-cell>
          <table:table-cell office:value-type="float" office:value="52.295000000000002" table:style-name="ce22">
            <text:p>52.3</text:p>
          </table:table-cell>
          <table:table-cell office:value-type="float" office:value="21.361000000000001" table:style-name="ce22">
            <text:p>21.4</text:p>
          </table:table-cell>
          <table:table-cell office:value-type="float" office:value="57.722000000000001" table:style-name="ce22">
            <text:p>57.7</text:p>
          </table:table-cell>
          <table:table-cell office:value-type="float" office:value="4033.886" table:style-name="ce22">
            <text:p>4,033.9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2105.2570000000001" table:style-name="ce22">
            <text:p>2,105.3</text:p>
          </table:table-cell>
          <table:table-cell office:value-type="float" office:value="95.174999999999997" table:style-name="ce22">
            <text:p>95.2</text:p>
          </table:table-cell>
          <table:table-cell office:value-type="float" office:value="220.042" table:style-name="ce22">
            <text:p>220.0</text:p>
          </table:table-cell>
          <table:table-cell office:value-type="float" office:value="35.683" table:style-name="ce22">
            <text:p>35.7</text:p>
          </table:table-cell>
          <table:table-cell office:value-type="float" office:value="13.840999999999999" table:style-name="ce22">
            <text:p>13.8</text:p>
          </table:table-cell>
          <table:table-cell office:value-type="float" office:value="65.403999999999996" table:style-name="ce22">
            <text:p>65.4</text:p>
          </table:table-cell>
          <table:table-cell office:value-type="float" office:value="2535.402" table:style-name="ce22">
            <text:p>2,535.4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18964.584000000003" table:style-name="ce22">
            <text:p>18,964.6</text:p>
          </table:table-cell>
          <table:table-cell office:value-type="float" office:value="651.01499999999999" table:style-name="ce22">
            <text:p>651.0</text:p>
          </table:table-cell>
          <table:table-cell office:value-type="float" office:value="1846.2139999999999" table:style-name="ce22">
            <text:p>1,846.2</text:p>
          </table:table-cell>
          <table:table-cell office:value-type="float" office:value="367.55" table:style-name="ce22">
            <text:p>367.6</text:p>
          </table:table-cell>
          <table:table-cell office:value-type="float" office:value="129.43200000000002" table:style-name="ce22">
            <text:p>129.4</text:p>
          </table:table-cell>
          <table:table-cell office:value-type="float" office:value="448.54199999999997" table:style-name="ce22">
            <text:p>448.5</text:p>
          </table:table-cell>
          <table:table-cell office:value-type="float" office:value="22407.337" table:style-name="ce22">
            <text:p>22,407.3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067.3050000000001" table:style-name="ce22">
            <text:p>1,067.3</text:p>
          </table:table-cell>
          <table:table-cell office:value-type="float" office:value="27.030999999999999" table:style-name="ce22">
            <text:p>27.0</text:p>
          </table:table-cell>
          <table:table-cell office:value-type="float" office:value="110.259" table:style-name="ce22">
            <text:p>110.3</text:p>
          </table:table-cell>
          <table:table-cell office:value-type="float" office:value="18.766999999999999" table:style-name="ce22">
            <text:p>18.8</text:p>
          </table:table-cell>
          <table:table-cell office:value-type="float" office:value="8.5050000000000008" table:style-name="ce22">
            <text:p>8.5</text:p>
          </table:table-cell>
          <table:table-cell office:value-type="float" office:value="32.96" table:style-name="ce22">
            <text:p>33.0</text:p>
          </table:table-cell>
          <table:table-cell office:value-type="float" office:value="1264.827" table:style-name="ce22">
            <text:p>1,264.8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1678.2739999999999" table:style-name="ce22">
            <text:p>1,678.3</text:p>
          </table:table-cell>
          <table:table-cell office:value-type="float" office:value="31.238" table:style-name="ce22">
            <text:p>31.2</text:p>
          </table:table-cell>
          <table:table-cell office:value-type="float" office:value="152.56200000000001" table:style-name="ce22">
            <text:p>152.6</text:p>
          </table:table-cell>
          <table:table-cell office:value-type="float" office:value="32.43" table:style-name="ce22">
            <text:p>32.4</text:p>
          </table:table-cell>
          <table:table-cell office:value-type="float" office:value="15.904" table:style-name="ce22">
            <text:p>15.9</text:p>
          </table:table-cell>
          <table:table-cell office:value-type="float" office:value="62.67" table:style-name="ce22">
            <text:p>62.7</text:p>
          </table:table-cell>
          <table:table-cell office:value-type="float" office:value="1973.078" table:style-name="ce22">
            <text:p>1,973.1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388.67500000000001" table:style-name="ce22">
            <text:p>388.7</text:p>
          </table:table-cell>
          <table:table-cell office:value-type="float" office:value="19.533999999999999" table:style-name="ce22">
            <text:p>19.5</text:p>
          </table:table-cell>
          <table:table-cell office:value-type="float" office:value="43.213000000000001" table:style-name="ce22">
            <text:p>43.2</text:p>
          </table:table-cell>
          <table:table-cell office:value-type="float" office:value="5.8719999999999999" table:style-name="ce22">
            <text:p>5.9</text:p>
          </table:table-cell>
          <table:table-cell office:value-type="float" office:value="2.4140000000000001" table:style-name="ce22">
            <text:p>2.4</text:p>
          </table:table-cell>
          <table:table-cell office:value-type="float" office:value="9.1359999999999992" table:style-name="ce22">
            <text:p>9.1</text:p>
          </table:table-cell>
          <table:table-cell office:value-type="float" office:value="468.84399999999999" table:style-name="ce22">
            <text:p>468.8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138.69999999999999" table:style-name="ce22">
            <text:p>138.7</text:p>
          </table:table-cell>
          <table:table-cell office:value-type="float" office:value="9.9380000000000006" table:style-name="ce22">
            <text:p>9.9</text:p>
          </table:table-cell>
          <table:table-cell office:value-type="float" office:value="21.63" table:style-name="ce22">
            <text:p>21.6</text:p>
          </table:table-cell>
          <table:table-cell office:value-type="float" office:value="5.2830000000000004" table:style-name="ce22">
            <text:p>5.3</text:p>
          </table:table-cell>
          <table:table-cell office:value-type="float" office:value="1.383" table:style-name="ce22">
            <text:p>1.4</text:p>
          </table:table-cell>
          <table:table-cell office:value-type="float" office:value="10.901" table:style-name="ce22">
            <text:p>10.9</text:p>
          </table:table-cell>
          <table:table-cell office:value-type="float" office:value="187.83500000000001" table:style-name="ce22">
            <text:p>187.8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2237.538000000004" table:style-name="ce51">
            <text:p>22,237.5</text:p>
          </table:table-cell>
          <table:table-cell office:value-type="float" office:value="738.75599999999986" table:style-name="ce51">
            <text:p>738.8</text:p>
          </table:table-cell>
          <table:table-cell office:value-type="float" office:value="2173.8780000000002" table:style-name="ce51">
            <text:p>2,173.9</text:p>
          </table:table-cell>
          <table:table-cell office:value-type="float" office:value="429.90200000000004" table:style-name="ce51">
            <text:p>429.9</text:p>
          </table:table-cell>
          <table:table-cell office:value-type="float" office:value="157.63800000000001" table:style-name="ce51">
            <text:p>157.6</text:p>
          </table:table-cell>
          <table:table-cell office:value-type="float" office:value="564.20899999999983" table:style-name="ce51">
            <text:p>564.2</text:p>
          </table:table-cell>
          <table:table-cell office:value-type="float" office:value="26301.921000000002" table:style-name="ce51">
            <text:p>26,301.9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1995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1995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750.98" table:style-name="ce22">
            <text:p>751.0</text:p>
          </table:table-cell>
          <table:table-cell office:value-type="float" office:value="16.48" table:style-name="ce22">
            <text:p>16.5</text:p>
          </table:table-cell>
          <table:table-cell office:value-type="float" office:value="65.518000000000001" table:style-name="ce22">
            <text:p>65.5</text:p>
          </table:table-cell>
          <table:table-cell office:value-type="float" office:value="13.574999999999999" table:style-name="ce22">
            <text:p>13.6</text:p>
          </table:table-cell>
          <table:table-cell office:value-type="float" office:value="6.2789999999999999" table:style-name="ce22">
            <text:p>6.3</text:p>
          </table:table-cell>
          <table:table-cell office:value-type="float" office:value="18.030999999999999" table:style-name="ce22">
            <text:p>18.0</text:p>
          </table:table-cell>
          <table:table-cell office:value-type="float" office:value="870.86300000000006" table:style-name="ce22">
            <text:p>870.9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388.2310000000002" table:style-name="ce22">
            <text:p>2,388.2</text:p>
          </table:table-cell>
          <table:table-cell office:value-type="float" office:value="62.213999999999999" table:style-name="ce22">
            <text:p>62.2</text:p>
          </table:table-cell>
          <table:table-cell office:value-type="float" office:value="230.16200000000001" table:style-name="ce22">
            <text:p>230.2</text:p>
          </table:table-cell>
          <table:table-cell office:value-type="float" office:value="56.728999999999999" table:style-name="ce22">
            <text:p>56.7</text:p>
          </table:table-cell>
          <table:table-cell office:value-type="float" office:value="16.309999999999999" table:style-name="ce22">
            <text:p>16.3</text:p>
          </table:table-cell>
          <table:table-cell office:value-type="float" office:value="52.192999999999998" table:style-name="ce22">
            <text:p>52.2</text:p>
          </table:table-cell>
          <table:table-cell office:value-type="float" office:value="2805.8389999999999" table:style-name="ce22">
            <text:p>2,805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1645.971" table:style-name="ce22">
            <text:p>1,646.0</text:p>
          </table:table-cell>
          <table:table-cell office:value-type="float" office:value="56.863999999999997" table:style-name="ce22">
            <text:p>56.9</text:p>
          </table:table-cell>
          <table:table-cell office:value-type="float" office:value="164.63499999999999" table:style-name="ce22">
            <text:p>164.6</text:p>
          </table:table-cell>
          <table:table-cell office:value-type="float" office:value="41.267000000000003" table:style-name="ce22">
            <text:p>41.3</text:p>
          </table:table-cell>
          <table:table-cell office:value-type="float" office:value="12.525" table:style-name="ce22">
            <text:p>12.5</text:p>
          </table:table-cell>
          <table:table-cell office:value-type="float" office:value="49.639000000000003" table:style-name="ce22">
            <text:p>49.6</text:p>
          </table:table-cell>
          <table:table-cell office:value-type="float" office:value="1970.9010000000001" table:style-name="ce22">
            <text:p>1,970.9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547.5250000000001" table:style-name="ce22">
            <text:p>1,547.5</text:p>
          </table:table-cell>
          <table:table-cell office:value-type="float" office:value="58.862000000000002" table:style-name="ce22">
            <text:p>58.9</text:p>
          </table:table-cell>
          <table:table-cell office:value-type="float" office:value="155.33600000000001" table:style-name="ce22">
            <text:p>155.3</text:p>
          </table:table-cell>
          <table:table-cell office:value-type="float" office:value="35.668999999999997" table:style-name="ce22">
            <text:p>35.7</text:p>
          </table:table-cell>
          <table:table-cell office:value-type="float" office:value="10.611000000000001" table:style-name="ce22">
            <text:p>10.6</text:p>
          </table:table-cell>
          <table:table-cell office:value-type="float" office:value="53.811" table:style-name="ce22">
            <text:p>53.8</text:p>
          </table:table-cell>
          <table:table-cell office:value-type="float" office:value="1861.8140000000001" table:style-name="ce22">
            <text:p>1,861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094.0169999999998" table:style-name="ce22">
            <text:p>2,094.0</text:p>
          </table:table-cell>
          <table:table-cell office:value-type="float" office:value="59.722999999999999" table:style-name="ce22">
            <text:p>59.7</text:p>
          </table:table-cell>
          <table:table-cell office:value-type="float" office:value="255.05500000000001" table:style-name="ce22">
            <text:p>255.1</text:p>
          </table:table-cell>
          <table:table-cell office:value-type="float" office:value="50.621000000000002" table:style-name="ce22">
            <text:p>50.6</text:p>
          </table:table-cell>
          <table:table-cell office:value-type="float" office:value="14.061" table:style-name="ce22">
            <text:p>14.1</text:p>
          </table:table-cell>
          <table:table-cell office:value-type="float" office:value="52.859000000000002" table:style-name="ce22">
            <text:p>52.9</text:p>
          </table:table-cell>
          <table:table-cell office:value-type="float" office:value="2526.3359999999998" table:style-name="ce22">
            <text:p>2,526.3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211.058" table:style-name="ce22">
            <text:p>2,211.1</text:p>
          </table:table-cell>
          <table:table-cell office:value-type="float" office:value="86.510999999999996" table:style-name="ce22">
            <text:p>86.5</text:p>
          </table:table-cell>
          <table:table-cell office:value-type="float" office:value="223.62" table:style-name="ce22">
            <text:p>223.6</text:p>
          </table:table-cell>
          <table:table-cell office:value-type="float" office:value="43.500999999999998" table:style-name="ce22">
            <text:p>43.5</text:p>
          </table:table-cell>
          <table:table-cell office:value-type="float" office:value="13.904999999999999" table:style-name="ce22">
            <text:p>13.9</text:p>
          </table:table-cell>
          <table:table-cell office:value-type="float" office:value="67.194000000000003" table:style-name="ce22">
            <text:p>67.2</text:p>
          </table:table-cell>
          <table:table-cell office:value-type="float" office:value="2645.7890000000002" table:style-name="ce22">
            <text:p>2,645.8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260.9549999999999" table:style-name="ce22">
            <text:p>2,261.0</text:p>
          </table:table-cell>
          <table:table-cell office:value-type="float" office:value="67.174999999999997" table:style-name="ce22">
            <text:p>67.2</text:p>
          </table:table-cell>
          <table:table-cell office:value-type="float" office:value="191.196" table:style-name="ce22">
            <text:p>191.2</text:p>
          </table:table-cell>
          <table:table-cell office:value-type="float" office:value="31.876999999999999" table:style-name="ce22">
            <text:p>31.9</text:p>
          </table:table-cell>
          <table:table-cell office:value-type="float" office:value="18.311" table:style-name="ce22">
            <text:p>18.3</text:p>
          </table:table-cell>
          <table:table-cell office:value-type="float" office:value="35.546999999999997" table:style-name="ce22">
            <text:p>35.5</text:p>
          </table:table-cell>
          <table:table-cell office:value-type="float" office:value="2605.0610000000001" table:style-name="ce22">
            <text:p>2,605.1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3323.0079999999998" table:style-name="ce22">
            <text:p>3,323.0</text:p>
          </table:table-cell>
          <table:table-cell office:value-type="float" office:value="120.708" table:style-name="ce22">
            <text:p>120.7</text:p>
          </table:table-cell>
          <table:table-cell office:value-type="float" office:value="301.471" table:style-name="ce22">
            <text:p>301.5</text:p>
          </table:table-cell>
          <table:table-cell office:value-type="float" office:value="51.569000000000003" table:style-name="ce22">
            <text:p>51.6</text:p>
          </table:table-cell>
          <table:table-cell office:value-type="float" office:value="20.558" table:style-name="ce22">
            <text:p>20.6</text:p>
          </table:table-cell>
          <table:table-cell office:value-type="float" office:value="58.235999999999997" table:style-name="ce22">
            <text:p>58.2</text:p>
          </table:table-cell>
          <table:table-cell office:value-type="float" office:value="3875.55" table:style-name="ce22">
            <text:p>3,875.6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1990.3920000000001" table:style-name="ce22">
            <text:p>1,990.4</text:p>
          </table:table-cell>
          <table:table-cell office:value-type="float" office:value="91.55" table:style-name="ce22">
            <text:p>91.6</text:p>
          </table:table-cell>
          <table:table-cell office:value-type="float" office:value="210.44" table:style-name="ce22">
            <text:p>210.4</text:p>
          </table:table-cell>
          <table:table-cell office:value-type="float" office:value="35.430999999999997" table:style-name="ce22">
            <text:p>35.4</text:p>
          </table:table-cell>
          <table:table-cell office:value-type="float" office:value="13.239000000000001" table:style-name="ce22">
            <text:p>13.2</text:p>
          </table:table-cell>
          <table:table-cell office:value-type="float" office:value="64.974000000000004" table:style-name="ce22">
            <text:p>65.0</text:p>
          </table:table-cell>
          <table:table-cell office:value-type="float" office:value="2406.0259999999998" table:style-name="ce22">
            <text:p>2,406.0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18212.136999999999" table:style-name="ce22">
            <text:p>18,212.1</text:p>
          </table:table-cell>
          <table:table-cell office:value-type="float" office:value="620.08699999999999" table:style-name="ce22">
            <text:p>620.1</text:p>
          </table:table-cell>
          <table:table-cell office:value-type="float" office:value="1797.433" table:style-name="ce22">
            <text:p>1,797.4</text:p>
          </table:table-cell>
          <table:table-cell office:value-type="float" office:value="360.23900000000003" table:style-name="ce22">
            <text:p>360.2</text:p>
          </table:table-cell>
          <table:table-cell office:value-type="float" office:value="125.79899999999998" table:style-name="ce22">
            <text:p>125.8</text:p>
          </table:table-cell>
          <table:table-cell office:value-type="float" office:value="452.48399999999998" table:style-name="ce22">
            <text:p>452.5</text:p>
          </table:table-cell>
          <table:table-cell office:value-type="float" office:value="21568.179000000004" table:style-name="ce22">
            <text:p>21,568.2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017.441" table:style-name="ce22">
            <text:p>1,017.4</text:p>
          </table:table-cell>
          <table:table-cell office:value-type="float" office:value="25.363" table:style-name="ce22">
            <text:p>25.4</text:p>
          </table:table-cell>
          <table:table-cell office:value-type="float" office:value="105.91200000000001" table:style-name="ce22">
            <text:p>105.9</text:p>
          </table:table-cell>
          <table:table-cell office:value-type="float" office:value="18.59" table:style-name="ce22">
            <text:p>18.6</text:p>
          </table:table-cell>
          <table:table-cell office:value-type="float" office:value="8.2319999999999993" table:style-name="ce22">
            <text:p>8.2</text:p>
          </table:table-cell>
          <table:table-cell office:value-type="float" office:value="32.584000000000003" table:style-name="ce22">
            <text:p>32.6</text:p>
          </table:table-cell>
          <table:table-cell office:value-type="float" office:value="1208.1220000000001" table:style-name="ce22">
            <text:p>1,208.1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1609.4490000000001" table:style-name="ce22">
            <text:p>1,609.4</text:p>
          </table:table-cell>
          <table:table-cell office:value-type="float" office:value="28.690999999999999" table:style-name="ce22">
            <text:p>28.7</text:p>
          </table:table-cell>
          <table:table-cell office:value-type="float" office:value="149.45599999999999" table:style-name="ce22">
            <text:p>149.5</text:p>
          </table:table-cell>
          <table:table-cell office:value-type="float" office:value="31.72" table:style-name="ce22">
            <text:p>31.7</text:p>
          </table:table-cell>
          <table:table-cell office:value-type="float" office:value="15.407999999999999" table:style-name="ce22">
            <text:p>15.4</text:p>
          </table:table-cell>
          <table:table-cell office:value-type="float" office:value="63.457999999999998" table:style-name="ce22">
            <text:p>63.5</text:p>
          </table:table-cell>
          <table:table-cell office:value-type="float" office:value="1898.182" table:style-name="ce22">
            <text:p>1,898.2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383.76799999999997" table:style-name="ce22">
            <text:p>383.8</text:p>
          </table:table-cell>
          <table:table-cell office:value-type="float" office:value="17.582999999999998" table:style-name="ce22">
            <text:p>17.6</text:p>
          </table:table-cell>
          <table:table-cell office:value-type="float" office:value="43.67" table:style-name="ce22">
            <text:p>43.7</text:p>
          </table:table-cell>
          <table:table-cell office:value-type="float" office:value="6.2279999999999998" table:style-name="ce22">
            <text:p>6.2</text:p>
          </table:table-cell>
          <table:table-cell office:value-type="float" office:value="2.5179999999999998" table:style-name="ce22">
            <text:p>2.5</text:p>
          </table:table-cell>
          <table:table-cell office:value-type="float" office:value="12.958" table:style-name="ce22">
            <text:p>13.0</text:p>
          </table:table-cell>
          <table:table-cell office:value-type="float" office:value="466.72500000000002" table:style-name="ce22">
            <text:p>466.7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171.30799999999999" table:style-name="ce22">
            <text:p>171.3</text:p>
          </table:table-cell>
          <table:table-cell office:value-type="float" office:value="10.769" table:style-name="ce22">
            <text:p>10.8</text:p>
          </table:table-cell>
          <table:table-cell office:value-type="float" office:value="26.303000000000001" table:style-name="ce22">
            <text:p>26.3</text:p>
          </table:table-cell>
          <table:table-cell office:value-type="float" office:value="6.0919999999999996" table:style-name="ce22">
            <text:p>6.1</text:p>
          </table:table-cell>
          <table:table-cell office:value-type="float" office:value="1.508" table:style-name="ce22">
            <text:p>1.5</text:p>
          </table:table-cell>
          <table:table-cell office:value-type="float" office:value="12.164999999999999" table:style-name="ce22">
            <text:p>12.2</text:p>
          </table:table-cell>
          <table:table-cell office:value-type="float" office:value="228.14500000000001" table:style-name="ce22">
            <text:p>228.1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1394.102999999999" table:style-name="ce51">
            <text:p>21,394.1</text:p>
          </table:table-cell>
          <table:table-cell office:value-type="float" office:value="702.49300000000005" table:style-name="ce51">
            <text:p>702.5</text:p>
          </table:table-cell>
          <table:table-cell office:value-type="float" office:value="2122.7739999999999" table:style-name="ce51">
            <text:p>2,122.8</text:p>
          </table:table-cell>
          <table:table-cell office:value-type="float" office:value="422.86899999999997" table:style-name="ce51">
            <text:p>422.9</text:p>
          </table:table-cell>
          <table:table-cell office:value-type="float" office:value="153.46499999999997" table:style-name="ce51">
            <text:p>153.5</text:p>
          </table:table-cell>
          <table:table-cell office:value-type="float" office:value="573.64899999999989" table:style-name="ce51">
            <text:p>573.6</text:p>
          </table:table-cell>
          <table:table-cell office:value-type="float" office:value="25369.353000000003" table:style-name="ce51">
            <text:p>25,369.4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  <table:table table:name="1994" table:style-name="ta7">
        <table:table-column table:style-name="co1" table:default-cell-style-name="ce2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7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6374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number-columns-spanned="8" table:number-rows-spanned="1" table:style-name="ce4">
            <text:p><text:a xlink:href="https://www.gov.uk/government/collections/vehicles-statistics"><text:span text:style-name="T2">Vehicle Licensing Statistics<text:s/></text:span>(https://www.gov.uk/government/collections/vehicles-statistics)</text:a></text:p>
          </table:table-cell>
          <table:covered-table-cell table:number-columns-repeated="7"/>
          <table:table-cell table:number-columns-repeated="11" table:style-name="ce2"/>
          <table:table-cell table:number-columns-repeated="16365" table:style-name="ce3"/>
        </table:table-row>
        <table:table-row table:style-name="ro2">
          <table:table-cell table:style-name="ce5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office:value-type="string" table:style-name="ce6">
            <text:p>Table VEH0104</text:p>
          </table:table-cell>
          <table:table-cell table:number-columns-repeated="3" table:style-name="ce2"/>
          <table:table-cell table:style-name="ce7"/>
          <table:table-cell table:number-columns-repeated="14" table:style-name="ce2"/>
          <table:table-cell table:number-columns-repeated="16365" table:style-name="ce3"/>
        </table:table-row>
        <table:table-row table:style-name="ro1">
          <table:table-cell office:value-type="string" table:style-name="ce8">
            <text:p>Licensed vehicles at the end of the year by body type and region, Great Britain, 1994</text:p>
          </table:table-cell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8"/>
          <table:table-cell table:number-columns-repeated="18" table:style-name="ce2"/>
          <table:table-cell table:number-columns-repeated="16365" table:style-name="ce3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1">
            <text:p><text:s text:c="5"/>Thousands</text:p>
          </table:table-cell>
          <table:table-cell table:number-columns-repeated="16376" table:style-name="ce12"/>
        </table:table-row>
        <table:table-row table:style-name="ro4">
          <table:table-cell office:value-type="string" table:style-name="ce13">
            <text:p>Region</text:p>
          </table:table-cell>
          <table:table-cell office:value-type="string" table:style-name="ce14">
            <text:p>Cars</text:p>
          </table:table-cell>
          <table:table-cell office:value-type="string" table:style-name="ce15">
            <text:p>Motorcycles</text:p>
          </table:table-cell>
          <table:table-cell office:value-type="string" table:style-name="ce15">
            <text:p>Light Goods Vehicles</text:p>
          </table:table-cell>
          <table:table-cell office:value-type="string" table:style-name="ce15">
            <text:p>Heavy Goods Vehicles</text:p>
          </table:table-cell>
          <table:table-cell office:value-type="string" table:style-name="ce16">
            <text:p>Buses &amp; coaches</text:p>
          </table:table-cell>
          <table:table-cell office:value-type="string" table:style-name="ce15">
            <text:p>Other vehicles<text:s/><text:span text:style-name="T4">1</text:span></text:p>
          </table:table-cell>
          <table:table-cell office:value-type="string" table:style-name="ce16">
            <text:p>Total</text:p>
          </table:table-cell>
          <table:table-cell table:style-name="ce39"/>
          <table:table-cell table:number-columns-repeated="7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11">
          <table:table-cell office:value-type="string" table:style-name="ce21">
            <text:p>North East</text:p>
          </table:table-cell>
          <table:table-cell office:value-type="float" office:value="741.74599999999998" table:style-name="ce22">
            <text:p>741.7</text:p>
          </table:table-cell>
          <table:table-cell office:value-type="float" office:value="16.812000000000001" table:style-name="ce22">
            <text:p>16.8</text:p>
          </table:table-cell>
          <table:table-cell office:value-type="float" office:value="66.924000000000007" table:style-name="ce22">
            <text:p>66.9</text:p>
          </table:table-cell>
          <table:table-cell office:value-type="float" office:value="13.747999999999999" table:style-name="ce22">
            <text:p>13.7</text:p>
          </table:table-cell>
          <table:table-cell office:value-type="float" office:value="6.2629999999999999" table:style-name="ce22">
            <text:p>6.3</text:p>
          </table:table-cell>
          <table:table-cell office:value-type="float" office:value="18.77" table:style-name="ce22">
            <text:p>18.8</text:p>
          </table:table-cell>
          <table:table-cell office:value-type="float" office:value="864.26300000000003" table:style-name="ce22">
            <text:p>864.3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North West</text:p>
          </table:table-cell>
          <table:table-cell office:value-type="float" office:value="2364.3879999999999" table:style-name="ce22">
            <text:p>2,364.4</text:p>
          </table:table-cell>
          <table:table-cell office:value-type="float" office:value="64.424999999999997" table:style-name="ce22">
            <text:p>64.4</text:p>
          </table:table-cell>
          <table:table-cell office:value-type="float" office:value="223.31399999999999" table:style-name="ce22">
            <text:p>223.3</text:p>
          </table:table-cell>
          <table:table-cell office:value-type="float" office:value="54.03" table:style-name="ce22">
            <text:p>54.0</text:p>
          </table:table-cell>
          <table:table-cell office:value-type="float" office:value="16.533999999999999" table:style-name="ce22">
            <text:p>16.5</text:p>
          </table:table-cell>
          <table:table-cell office:value-type="float" office:value="53.082000000000001" table:style-name="ce22">
            <text:p>53.1</text:p>
          </table:table-cell>
          <table:table-cell office:value-type="float" office:value="2775.7730000000001" table:style-name="ce22">
            <text:p>2,775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Yorkshire and the Humber</text:p>
          </table:table-cell>
          <table:table-cell office:value-type="float" office:value="1625.0160000000001" table:style-name="ce22">
            <text:p>1,625.0</text:p>
          </table:table-cell>
          <table:table-cell office:value-type="float" office:value="58.283999999999999" table:style-name="ce22">
            <text:p>58.3</text:p>
          </table:table-cell>
          <table:table-cell office:value-type="float" office:value="170.82" table:style-name="ce22">
            <text:p>170.8</text:p>
          </table:table-cell>
          <table:table-cell office:value-type="float" office:value="42.11" table:style-name="ce22">
            <text:p>42.1</text:p>
          </table:table-cell>
          <table:table-cell office:value-type="float" office:value="12.785" table:style-name="ce22">
            <text:p>12.8</text:p>
          </table:table-cell>
          <table:table-cell office:value-type="float" office:value="54.139000000000003" table:style-name="ce22">
            <text:p>54.1</text:p>
          </table:table-cell>
          <table:table-cell office:value-type="float" office:value="1963.154" table:style-name="ce22">
            <text:p>1,963.2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4">
            <text:p>East Midlands</text:p>
          </table:table-cell>
          <table:table-cell office:value-type="float" office:value="1529.191" table:style-name="ce22">
            <text:p>1,529.2</text:p>
          </table:table-cell>
          <table:table-cell office:value-type="float" office:value="60.512" table:style-name="ce22">
            <text:p>60.5</text:p>
          </table:table-cell>
          <table:table-cell office:value-type="float" office:value="160.57900000000001" table:style-name="ce22">
            <text:p>160.6</text:p>
          </table:table-cell>
          <table:table-cell office:value-type="float" office:value="35.518999999999998" table:style-name="ce22">
            <text:p>35.5</text:p>
          </table:table-cell>
          <table:table-cell office:value-type="float" office:value="10.494999999999999" table:style-name="ce22">
            <text:p>10.5</text:p>
          </table:table-cell>
          <table:table-cell office:value-type="float" office:value="55.499000000000002" table:style-name="ce22">
            <text:p>55.5</text:p>
          </table:table-cell>
          <table:table-cell office:value-type="float" office:value="1851.7950000000001" table:style-name="ce22">
            <text:p>1,851.8</text:p>
          </table:table-cell>
          <table:table-cell table:style-name="ce50"/>
          <table:table-cell table:style-name="ce17"/>
          <table:table-cell table:style-name="ce43"/>
          <table:table-cell table:number-columns-repeated="5" table:style-name="ce17"/>
          <table:table-cell table:number-columns-repeated="3" table:style-name="ce39"/>
          <table:table-cell table:number-columns-repeated="16365" table:style-name="ce17"/>
        </table:table-row>
        <table:table-row table:style-name="ro3">
          <table:table-cell office:value-type="string" table:style-name="ce21">
            <text:p>West Midlands</text:p>
          </table:table-cell>
          <table:table-cell office:value-type="float" office:value="2060.0070000000001" table:style-name="ce22">
            <text:p>2,060.0</text:p>
          </table:table-cell>
          <table:table-cell office:value-type="float" office:value="60.881999999999998" table:style-name="ce22">
            <text:p>60.9</text:p>
          </table:table-cell>
          <table:table-cell office:value-type="float" office:value="243.45599999999999" table:style-name="ce22">
            <text:p>243.5</text:p>
          </table:table-cell>
          <table:table-cell office:value-type="float" office:value="49.686999999999998" table:style-name="ce22">
            <text:p>49.7</text:p>
          </table:table-cell>
          <table:table-cell office:value-type="float" office:value="13.714" table:style-name="ce22">
            <text:p>13.7</text:p>
          </table:table-cell>
          <table:table-cell office:value-type="float" office:value="53.679000000000002" table:style-name="ce22">
            <text:p>53.7</text:p>
          </table:table-cell>
          <table:table-cell office:value-type="float" office:value="2481.4250000000002" table:style-name="ce22">
            <text:p>2,481.4</text:p>
          </table:table-cell>
          <table:table-cell table:style-name="ce50"/>
          <table:table-cell table:number-columns-repeated="16375" table:style-name="ce12"/>
        </table:table-row>
        <table:table-row table:style-name="ro3">
          <table:table-cell office:value-type="string" table:style-name="ce21">
            <text:p>East</text:p>
          </table:table-cell>
          <table:table-cell office:value-type="float" office:value="2165.65" table:style-name="ce22">
            <text:p>2,165.7</text:p>
          </table:table-cell>
          <table:table-cell office:value-type="float" office:value="88.221999999999994" table:style-name="ce22">
            <text:p>88.2</text:p>
          </table:table-cell>
          <table:table-cell office:value-type="float" office:value="221.179" table:style-name="ce22">
            <text:p>221.2</text:p>
          </table:table-cell>
          <table:table-cell office:value-type="float" office:value="42.914000000000001" table:style-name="ce22">
            <text:p>42.9</text:p>
          </table:table-cell>
          <table:table-cell office:value-type="float" office:value="13.68" table:style-name="ce22">
            <text:p>13.7</text:p>
          </table:table-cell>
          <table:table-cell office:value-type="float" office:value="69.483000000000004" table:style-name="ce22">
            <text:p>69.5</text:p>
          </table:table-cell>
          <table:table-cell office:value-type="float" office:value="2601.1280000000002" table:style-name="ce22">
            <text:p>2,601.1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London</text:p>
          </table:table-cell>
          <table:table-cell office:value-type="float" office:value="2266.3789999999999" table:style-name="ce22">
            <text:p>2,266.4</text:p>
          </table:table-cell>
          <table:table-cell office:value-type="float" office:value="66.885999999999996" table:style-name="ce22">
            <text:p>66.9</text:p>
          </table:table-cell>
          <table:table-cell office:value-type="float" office:value="200.655" table:style-name="ce22">
            <text:p>200.7</text:p>
          </table:table-cell>
          <table:table-cell office:value-type="float" office:value="33.692999999999998" table:style-name="ce22">
            <text:p>33.7</text:p>
          </table:table-cell>
          <table:table-cell office:value-type="float" office:value="18.274000000000001" table:style-name="ce22">
            <text:p>18.3</text:p>
          </table:table-cell>
          <table:table-cell office:value-type="float" office:value="37.456000000000003" table:style-name="ce22">
            <text:p>37.5</text:p>
          </table:table-cell>
          <table:table-cell office:value-type="float" office:value="2623.3429999999998" table:style-name="ce22">
            <text:p>2,623.3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East</text:p>
          </table:table-cell>
          <table:table-cell office:value-type="float" office:value="3287.4050000000002" table:style-name="ce22">
            <text:p>3,287.4</text:p>
          </table:table-cell>
          <table:table-cell office:value-type="float" office:value="123.44" table:style-name="ce22">
            <text:p>123.4</text:p>
          </table:table-cell>
          <table:table-cell office:value-type="float" office:value="301.93" table:style-name="ce22">
            <text:p>301.9</text:p>
          </table:table-cell>
          <table:table-cell office:value-type="float" office:value="49.609000000000002" table:style-name="ce22">
            <text:p>49.6</text:p>
          </table:table-cell>
          <table:table-cell office:value-type="float" office:value="20.280999999999999" table:style-name="ce22">
            <text:p>20.3</text:p>
          </table:table-cell>
          <table:table-cell office:value-type="float" office:value="62.686999999999998" table:style-name="ce22">
            <text:p>62.7</text:p>
          </table:table-cell>
          <table:table-cell office:value-type="float" office:value="3845.3519999999999" table:style-name="ce22">
            <text:p>3,845.4</text:p>
          </table:table-cell>
          <table:table-cell table:style-name="ce50"/>
          <table:table-cell table:number-columns-repeated="10" table:style-name="ce2"/>
          <table:table-cell table:number-columns-repeated="16365" table:style-name="ce3"/>
        </table:table-row>
        <table:table-row table:style-name="ro3">
          <table:table-cell office:value-type="string" table:style-name="ce21">
            <text:p>South West</text:p>
          </table:table-cell>
          <table:table-cell office:value-type="float" office:value="1969.9280000000001" table:style-name="ce22">
            <text:p>1,969.9</text:p>
          </table:table-cell>
          <table:table-cell office:value-type="float" office:value="95.974000000000004" table:style-name="ce22">
            <text:p>96.0</text:p>
          </table:table-cell>
          <table:table-cell office:value-type="float" office:value="212.07" table:style-name="ce22">
            <text:p>212.1</text:p>
          </table:table-cell>
          <table:table-cell office:value-type="float" office:value="35.588999999999999" table:style-name="ce22">
            <text:p>35.6</text:p>
          </table:table-cell>
          <table:table-cell office:value-type="float" office:value="13.336" table:style-name="ce22">
            <text:p>13.3</text:p>
          </table:table-cell>
          <table:table-cell office:value-type="float" office:value="66.822000000000003" table:style-name="ce22">
            <text:p>66.8</text:p>
          </table:table-cell>
          <table:table-cell office:value-type="float" office:value="2393.7190000000001" table:style-name="ce22">
            <text:p>2,393.7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England</text:p>
          </table:table-cell>
          <table:table-cell office:value-type="float" office:value="18009.710000000003" table:style-name="ce22">
            <text:p>18,009.7</text:p>
          </table:table-cell>
          <table:table-cell office:value-type="float" office:value="635.43700000000001" table:style-name="ce22">
            <text:p>635.4</text:p>
          </table:table-cell>
          <table:table-cell office:value-type="float" office:value="1800.9269999999999" table:style-name="ce22">
            <text:p>1,800.9</text:p>
          </table:table-cell>
          <table:table-cell office:value-type="float" office:value="356.89899999999994" table:style-name="ce22">
            <text:p>356.9</text:p>
          </table:table-cell>
          <table:table-cell office:value-type="float" office:value="125.36199999999998" table:style-name="ce22">
            <text:p>125.4</text:p>
          </table:table-cell>
          <table:table-cell office:value-type="float" office:value="471.61700000000008" table:style-name="ce22">
            <text:p>471.6</text:p>
          </table:table-cell>
          <table:table-cell office:value-type="float" office:value="21399.952000000001" table:style-name="ce22">
            <text:p>21,400.0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Wales</text:p>
          </table:table-cell>
          <table:table-cell office:value-type="float" office:value="1006.405" table:style-name="ce22">
            <text:p>1,006.4</text:p>
          </table:table-cell>
          <table:table-cell office:value-type="float" office:value="25.989000000000001" table:style-name="ce22">
            <text:p>26.0</text:p>
          </table:table-cell>
          <table:table-cell office:value-type="float" office:value="108.131" table:style-name="ce22">
            <text:p>108.1</text:p>
          </table:table-cell>
          <table:table-cell office:value-type="float" office:value="18.431000000000001" table:style-name="ce22">
            <text:p>18.4</text:p>
          </table:table-cell>
          <table:table-cell office:value-type="float" office:value="8.3569999999999993" table:style-name="ce22">
            <text:p>8.4</text:p>
          </table:table-cell>
          <table:table-cell office:value-type="float" office:value="33.546999999999997" table:style-name="ce22">
            <text:p>33.5</text:p>
          </table:table-cell>
          <table:table-cell office:value-type="float" office:value="1200.8599999999999" table:style-name="ce22">
            <text:p>1,200.9</text:p>
          </table:table-cell>
          <table:table-cell table:style-name="ce50"/>
          <table:table-cell table:number-columns-repeated="16375" table:style-name="ce3"/>
        </table:table-row>
        <table:table-row table:style-name="ro6">
          <table:table-cell office:value-type="string" table:style-name="ce21">
            <text:p>Scotland</text:p>
          </table:table-cell>
          <table:table-cell office:value-type="float" office:value="1588.749" table:style-name="ce22">
            <text:p>1,588.7</text:p>
          </table:table-cell>
          <table:table-cell office:value-type="float" office:value="28.873000000000001" table:style-name="ce22">
            <text:p>28.9</text:p>
          </table:table-cell>
          <table:table-cell office:value-type="float" office:value="151.84100000000001" table:style-name="ce22">
            <text:p>151.8</text:p>
          </table:table-cell>
          <table:table-cell office:value-type="float" office:value="31.681000000000001" table:style-name="ce22">
            <text:p>31.7</text:p>
          </table:table-cell>
          <table:table-cell office:value-type="float" office:value="15.599" table:style-name="ce22">
            <text:p>15.6</text:p>
          </table:table-cell>
          <table:table-cell office:value-type="float" office:value="65.164000000000001" table:style-name="ce22">
            <text:p>65.2</text:p>
          </table:table-cell>
          <table:table-cell office:value-type="float" office:value="1881.9069999999999" table:style-name="ce22">
            <text:p>1,881.9</text:p>
          </table:table-cell>
          <table:table-cell table:style-name="ce50"/>
          <table:table-cell table:number-columns-repeated="16375" table:style-name="ce3"/>
        </table:table-row>
        <table:table-row table:style-name="ro7">
          <table:table-cell office:value-type="string" table:style-name="ce21">
            <text:p>Vehicle under disposal<text:span text:style-name="T5">2</text:span></text:p>
          </table:table-cell>
          <table:table-cell office:value-type="float" office:value="379.61799999999999" table:style-name="ce22">
            <text:p>379.6</text:p>
          </table:table-cell>
          <table:table-cell office:value-type="float" office:value="18.03" table:style-name="ce22">
            <text:p>18.0</text:p>
          </table:table-cell>
          <table:table-cell office:value-type="float" office:value="45.134" table:style-name="ce22">
            <text:p>45.1</text:p>
          </table:table-cell>
          <table:table-cell office:value-type="float" office:value="6.859" table:style-name="ce22">
            <text:p>6.9</text:p>
          </table:table-cell>
          <table:table-cell office:value-type="float" office:value="2.6379999999999999" table:style-name="ce22">
            <text:p>2.6</text:p>
          </table:table-cell>
          <table:table-cell office:value-type="float" office:value="13.528" table:style-name="ce22">
            <text:p>13.5</text:p>
          </table:table-cell>
          <table:table-cell office:value-type="float" office:value="465.80700000000002" table:style-name="ce22">
            <text:p>465.8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1">
            <text:p>Region / country unknown<text:span text:style-name="T5">3</text:span></text:p>
          </table:table-cell>
          <table:table-cell office:value-type="float" office:value="214.721" table:style-name="ce22">
            <text:p>214.7</text:p>
          </table:table-cell>
          <table:table-cell office:value-type="float" office:value="12.593" table:style-name="ce22">
            <text:p>12.6</text:p>
          </table:table-cell>
          <table:table-cell office:value-type="float" office:value="31.62" table:style-name="ce22">
            <text:p>31.6</text:p>
          </table:table-cell>
          <table:table-cell office:value-type="float" office:value="7.0359999999999996" table:style-name="ce22">
            <text:p>7.0</text:p>
          </table:table-cell>
          <table:table-cell office:value-type="float" office:value="1.784" table:style-name="ce22">
            <text:p>1.8</text:p>
          </table:table-cell>
          <table:table-cell office:value-type="float" office:value="15.007" table:style-name="ce22">
            <text:p>15.0</text:p>
          </table:table-cell>
          <table:table-cell office:value-type="float" office:value="282.92500000000001" table:style-name="ce22">
            <text:p>282.9</text:p>
          </table:table-cell>
          <table:table-cell table:style-name="ce2"/>
          <table:table-cell table:number-columns-repeated="16375" table:style-name="ce3"/>
        </table:table-row>
        <table:table-row table:style-name="ro7">
          <table:table-cell office:value-type="string" table:style-name="ce27">
            <text:p>Great Britain</text:p>
          </table:table-cell>
          <table:table-cell office:value-type="float" office:value="21199.203000000001" table:style-name="ce51">
            <text:p>21,199.2</text:p>
          </table:table-cell>
          <table:table-cell office:value-type="float" office:value="720.92200000000003" table:style-name="ce51">
            <text:p>720.9</text:p>
          </table:table-cell>
          <table:table-cell office:value-type="float" office:value="2137.6529999999998" table:style-name="ce51">
            <text:p>2,137.7</text:p>
          </table:table-cell>
          <table:table-cell office:value-type="float" office:value="420.90599999999989" table:style-name="ce51">
            <text:p>420.9</text:p>
          </table:table-cell>
          <table:table-cell office:value-type="float" office:value="153.73999999999998" table:style-name="ce51">
            <text:p>153.7</text:p>
          </table:table-cell>
          <table:table-cell office:value-type="float" office:value="598.86300000000006" table:style-name="ce51">
            <text:p>598.9</text:p>
          </table:table-cell>
          <table:table-cell office:value-type="float" office:value="25231.451000000001" table:style-name="ce51">
            <text:p>25,231.5</text:p>
          </table:table-cell>
          <table:table-cell table:style-name="ce2"/>
          <table:table-cell table:number-columns-repeated="16375" table:style-name="ce3"/>
        </table:table-row>
        <table:table-row table:style-name="ro9">
          <table:table-cell office:value-type="string" table:style-name="ce2">
            <text:p>1. <text:s/>Includes rear diggers, lift trucks, rollers, ambulances, Hackney Carriages, three wheelers and agricultural vehicle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2. <text:s/>Refers to vehicles that are between keepers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office:value-type="string" table:style-name="ce2">
            <text:p>3. <text:s/>Refers to vehicles where the geographical location cannot be allocated due to the postcode being incomplete.</text:p>
          </table:table-cell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style-name="ce2"/>
          <table:table-cell table:number-columns-repeated="5" table:style-name="ce31"/>
          <table:table-cell table:number-columns-repeated="3" table:style-name="ce2"/>
          <table:table-cell table:number-columns-repeated="16375" table:style-name="ce3"/>
        </table:table-row>
        <table:table-row table:style-name="ro2">
          <table:table-cell table:number-columns-repeated="2"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office:value-type="string" table:style-name="ce52">
            <text:p>Source: DVLA/DfT</text:p>
          </table:table-cell>
          <table:table-cell table:number-columns-repeated="16376" table:style-name="ce34"/>
        </table:table-row>
        <table:table-row table:style-name="ro2">
          <table:table-cell office:value-type="string" table:style-name="ce2">
            <text:p>Telephone: 020 7944 3077</text:p>
          </table:table-cell>
          <table:table-cell table:style-name="ce3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1">
          <table:table-cell office:value-type="string" table:style-name="ce36">
            <text:p>Email :<text:s/><text:span text:style-name="T1">vehicles.stats@dft.gsi.gov.uk</text:span></text:p>
          </table:table-cell>
          <table:table-cell table:style-name="ce2"/>
          <table:table-cell table:style-name="ce33"/>
          <table:table-cell table:number-columns-repeated="2" table:style-name="ce2"/>
          <table:table-cell table:number-columns-repeated="2" table:style-name="ce34"/>
          <table:table-cell table:style-name="ce52"/>
          <table:table-cell table:number-columns-repeated="16376" table:style-name="ce34"/>
        </table:table-row>
        <table:table-row table:style-name="ro2">
          <table:table-cell office:value-type="string" table:number-columns-spanned="6" table:number-rows-spanned="1" table:style-name="ce48">
            <text:p><text:a xlink:href="https://www.gov.uk/government/publications/vehicles-statistics-guidance">Notes &amp; definitions https://www.gov.uk/government/publications/vehicles-statistics-guidance)</text:a></text:p>
          </table:table-cell>
          <table:covered-table-cell table:number-columns-repeated="5"/>
          <table:table-cell table:number-columns-repeated="16378" table:style-name="ce34"/>
        </table:table-row>
        <table:table-row table:number-rows-repeated="104854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ms Rmn" svg:font-family="&quot;Tms Rmn&quot;"/>
    <style:font-face style:name="Helv" svg:font-family="Helv"/>
    <style:font-face style:name="Times New Roman" svg:font-family="&quot;Times New Roman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text> </number:text>
      <number:number number:min-integer-digits="1"/>
    </number:number-style>
    <number:number-style style:name="N37P0">
      <number:number number:decimal-places="1" number:min-integer-digits="1" number:grouping="true"/>
    </number:number-style>
    <number:number-style style:name="N37P1">
      <number:number number:decimal-places="1" number:min-integer-digits="1" number:display-factor="1000"/>
    </number:number-style>
    <number:text-style style:name="N37">
      <number:text>-</number:text>
      <style:map style:condition="value()&gt;=0.05" style:apply-style-name="N37P0"/>
      <style:map style:condition="value()=0" style:apply-style-name="N37P1"/>
    </number:text-style>
    <number:number-style style:name="N38">
      <number:number number:decimal-places="3" number:min-integer-digits="1"/>
    </number:number-style>
    <number:number-style style:name="N39">
      <number:number number:decimal-places="1" number:min-integer-digits="1" number:grouping="true"/>
    </number:number-style>
    <number:number-style style:name="N40">
      <number:number number:decimal-places="5" number:min-integer-digits="1" number:grouping="true"/>
    </number:number-style>
    <number:number-style style:name="N41">
      <number:number number:decimal-places="13" number:min-integer-digits="1"/>
    </number:number-style>
    <number:percentage-style style:name="N42">
      <number:number number:decimal-places="1" number:min-integer-digits="1"/>
      <number:text>%</number:text>
    </number:percentage-style>
    <number:number-style style:name="N43">
      <number:number number:decimal-places="3" number:min-integer-digits="1" number:grouping="true"/>
    </number:number-style>
    <style:style style:name="_50_0_37__32_-_32_Accent1" style:display-name="20% - Accent1" style:family="table-cell" style:data-style-name="N0">
      <style:table-cell-properties fo:background-color="#CCCC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F99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CCFFC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CCFFFF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FCC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FF808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00FF0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99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FCC00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0066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00FF0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F99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33339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008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Bad" style:family="table-cell" style:data-style-name="N0">
      <style:table-cell-properties fo:background-color="#FF99CC"/>
      <style:text-properties fo:color="#800080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808080" fo:background-color="#C0C0C0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33333" fo:background-color="#969696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CFFCC"/>
      <style:text-properties fo:color="#0080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333399" fo:border-left="none" fo:border-right="none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C0C0C0" fo:border-left="none" fo:border-right="none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0066CC" fo:border-left="none" fo:border-right="none"/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003366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000FF" fo:font-size="7pt" style:font-size-asian="7pt" style:font-size-complex="7pt" style:text-underline-style="solid" style:text-underline-type="single"/>
    </style:style>
    <style:style style:name="Input" style:family="table-cell" style:data-style-name="N0">
      <style:table-cell-properties fo:border="thin solid #808080" fo:background-color="#FFCC99"/>
      <style:text-properties fo:color="#333399" style:font-name="Calibri" style:font-name-asian="Calibri" style:font-name-complex="Calibri" fo:font-size="11pt" style:font-size-asian="11pt" style:font-size-complex="11pt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FF99"/>
      <style:text-properties fo:color="#9933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11908a_new_32_updated" style:display-name="Normal_11908a_new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3" style:family="table-cell" style:data-style-name="N36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Normal_T4" style:family="table-cell" style:data-style-name="N36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Normal_table9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Normal_TSR4_32_data_32_request_32_B" style:display-name="Normal_TSR4 data request B" style:family="table-cell" style:data-style-name="N0">
      <style:table-cell-properties style:vertical-align="automatic" fo:background-color="transparent"/>
    </style:style>
    <style:style style:name="Note" style:family="table-cell" style:data-style-name="N0">
      <style:table-cell-properties fo:border="thin solid #C0C0C0" fo:background-color="#FFFFCC"/>
    </style:style>
    <style:style style:name="Output" style:family="table-cell" style:data-style-name="N0">
      <style:table-cell-properties fo:border="thin solid #333333" fo:background-color="#C0C0C0"/>
      <style:text-properties fo:color="#333333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333399" fo:border-bottom="thin double #333399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6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34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5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34%" style:table-centering="none" style:print="grid 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page-layout style:name="pm6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35%" style:table-centering="none" style:print="grid 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page-layout style:name="pm7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36%" style:table-centering="none" style:print="grid 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Daryl Lloyd</meta:initial-creator>
    <dc:creator>Thomas Parry</dc:creator>
    <meta:creation-date>2011-04-05T08:05:14Z</meta:creation-date>
    <dc:date>2021-05-04T14:54:07Z</dc:date>
    <meta:print-date>2018-11-30T09:20:53Z</meta:print-date>
  </office:meta>
</office:document-meta>
</file>